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9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3862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1.622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1.0752in"/>
    </style:style>
    <style:style style:name="co13" style:family="table-column">
      <style:table-column-properties fo:break-before="auto" style:column-width="1.09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etting_model_params_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average_rank</text:p>
          </table:table-cell>
          <table:table-cell office:value-type="string" calcext:value-type="string">
            <text:p>bet_ceiling</text:p>
          </table:table-cell>
          <table:table-cell table:style-name="Default" office:value-type="string" calcext:value-type="string">
            <text:p>bet_female</text:p>
          </table:table-cell>
          <table:table-cell office:value-type="string" calcext:value-type="string">
            <text:p>bet_intercept</text:p>
          </table:table-cell>
          <table:table-cell office:value-type="string" calcext:value-type="string">
            <text:p>conf_diff_lin</text:p>
          </table:table-cell>
          <table:table-cell office:value-type="string" calcext:value-type="string">
            <text:p>conf_diff_quad</text:p>
          </table:table-cell>
          <table:table-cell office:value-type="string" calcext:value-type="string">
            <text:p>diff_ceiling</text:p>
          </table:table-cell>
          <table:table-cell office:value-type="string" calcext:value-type="string">
            <text:p>diff_floor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gross_rank</text:p>
          </table:table-cell>
          <table:table-cell office:value-type="string" calcext:value-type="string">
            <text:p>model_id</text:p>
          </table:table-cell>
          <table:table-cell office:value-type="string" calcext:value-type="string">
            <text:p>num_fight_lin</text:p>
          </table:table-cell>
          <table:table-cell office:value-type="string" calcext:value-type="string">
            <text:p>num_fight_quad</text:p>
          </table:table-cell>
          <table:table-cell office:value-type="string" calcext:value-type="string">
            <text:p>prev_fight_ceiling</text:p>
          </table:table-cell>
          <table:table-cell office:value-type="string" calcext:value-type="string">
            <text:p>prev_fight_floor</text:p>
          </table:table-cell>
          <table:table-cell office:value-type="string" calcext:value-type="string">
            <text:p>standard_wager</text:p>
          </table:table-cell>
          <table:table-cell office:value-type="string" calcext:value-type="string">
            <text:p>tot_val_rank</text:p>
          </table:table-cell>
          <table:table-cell office:value-type="string" calcext:value-type="string">
            <text:p>total_rank</text:p>
          </table:table-cell>
          <table:table-cell office:value-type="string" calcext:value-type="string">
            <text:p>val_average</text:p>
          </table:table-cell>
          <table:table-cell office:value-type="string" calcext:value-type="string">
            <text:p>val_average_rank</text:p>
          </table:table-cell>
          <table:table-cell office:value-type="string" calcext:value-type="string">
            <text:p>val_gross</text:p>
          </table:table-cell>
          <table:table-cell office:value-type="string" calcext:value-type="string">
            <text:p>val_gross_rank</text:p>
          </table:table-cell>
          <table:table-cell/>
        </table:table-row>
        <table:table-row table:style-name="ro1" table:visibility="filter">
          <table:table-cell office:value-type="string" calcext:value-type="string">
            <text:p>ec5c9626-8371-4c90-ab6a-76168fe716bb</text:p>
          </table:table-cell>
          <table:table-cell office:value-type="float" office:value="42.2533875677051" calcext:value-type="float">
            <text:p>42.2533875677051</text:p>
          </table:table-cell>
          <table:table-cell office:value-type="float" office:value="42.9170829170829" calcext:value-type="float">
            <text:p>42.91708291708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0765115913154829" calcext:value-type="float">
            <text:p>-0.076511591315483</text:p>
          </table:table-cell>
          <table:table-cell office:value-type="float" office:value="0.126771124870396" calcext:value-type="float">
            <text:p>0.126771124870396</text:p>
          </table:table-cell>
          <table:table-cell office:value-type="float" office:value="0.0309249064247967" calcext:value-type="float">
            <text:p>0.030924906424797</text:p>
          </table:table-cell>
          <table:table-cell office:value-type="float" office:value="0.107904721689286" calcext:value-type="float">
            <text:p>0.107904721689286</text:p>
          </table:table-cell>
          <table:table-cell office:value-type="float" office:value="0.0670232278685211" calcext:value-type="float">
            <text:p>0.067023227868521</text:p>
          </table:table-cell>
          <table:table-cell office:value-type="float" office:value="464.787263244756" calcext:value-type="float">
            <text:p>464.787263244756</text:p>
          </table:table-cell>
          <table:table-cell office:value-type="float" office:value="34.3656343656344" calcext:value-type="float">
            <text:p>34.3656343656344</text:p>
          </table:table-cell>
          <table:table-cell office:value-type="string" calcext:value-type="string">
            <text:p>ec5c9626-8371-4c90-ab6a-76168fe716bb</text:p>
          </table:table-cell>
          <table:table-cell office:value-type="float" office:value="0.321455415089082" calcext:value-type="float">
            <text:p>0.321455415089082</text:p>
          </table:table-cell>
          <table:table-cell office:value-type="float" office:value="0.451939510340801" calcext:value-type="float">
            <text:p>0.45193951034080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2.371794871795" calcext:value-type="float">
            <text:p>182.371794871795</text:p>
          </table:table-cell>
          <table:table-cell office:value-type="float" office:value="77.2827172827173" calcext:value-type="float">
            <text:p>77.2827172827173</text:p>
          </table:table-cell>
          <table:table-cell office:value-type="float" office:value="31.897803224975" calcext:value-type="float">
            <text:p>31.897803224975</text:p>
          </table:table-cell>
          <table:table-cell office:value-type="float" office:value="89.1025641025641" calcext:value-type="float">
            <text:p>89.1025641025641</text:p>
          </table:table-cell>
          <table:table-cell office:value-type="float" office:value="350.875835474725" calcext:value-type="float">
            <text:p>350.875835474725</text:p>
          </table:table-cell>
          <table:table-cell office:value-type="float" office:value="93.2692307692308" calcext:value-type="float">
            <text:p>93.2692307692308</text:p>
          </table:table-cell>
          <table:table-cell/>
        </table:table-row>
        <table:table-row table:style-name="ro1" table:visibility="filter">
          <table:table-cell office:value-type="string" calcext:value-type="string">
            <text:p>e7260d3d-b142-43ee-bd87-39fc1c98160d</text:p>
          </table:table-cell>
          <table:table-cell office:value-type="float" office:value="26.9664996896448" calcext:value-type="float">
            <text:p>26.9664996896448</text:p>
          </table:table-cell>
          <table:table-cell office:value-type="float" office:value="29.4305694305694" calcext:value-type="float">
            <text:p>29.430569430569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lse</text:p>
          </table:table-cell>
          <table:table-cell office:value-type="float" office:value="-0.00342984700317593" calcext:value-type="float">
            <text:p>-0.003429847003176</text:p>
          </table:table-cell>
          <table:table-cell office:value-type="float" office:value="0.147762772205901" calcext:value-type="float">
            <text:p>0.147762772205901</text:p>
          </table:table-cell>
          <table:table-cell office:value-type="float" office:value="-0.0337606483252084" calcext:value-type="float">
            <text:p>-0.033760648325209</text:p>
          </table:table-cell>
          <table:table-cell office:value-type="float" office:value="0.124887789840537" calcext:value-type="float">
            <text:p>0.124887789840537</text:p>
          </table:table-cell>
          <table:table-cell office:value-type="float" office:value="0.0610186267904936" calcext:value-type="float">
            <text:p>0.061018626790494</text:p>
          </table:table-cell>
          <table:table-cell office:value-type="float" office:value="377.530995655027" calcext:value-type="float">
            <text:p>377.530995655027</text:p>
          </table:table-cell>
          <table:table-cell office:value-type="float" office:value="30.989010989011" calcext:value-type="float">
            <text:p>30.989010989011</text:p>
          </table:table-cell>
          <table:table-cell office:value-type="string" calcext:value-type="string">
            <text:p>e7260d3d-b142-43ee-bd87-39fc1c98160d</text:p>
          </table:table-cell>
          <table:table-cell office:value-type="float" office:value="0.239525922037623" calcext:value-type="float">
            <text:p>0.239525922037623</text:p>
          </table:table-cell>
          <table:table-cell office:value-type="float" office:value="0.434255247893379" calcext:value-type="float">
            <text:p>0.434255247893379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1.730769230769" calcext:value-type="float">
            <text:p>181.730769230769</text:p>
          </table:table-cell>
          <table:table-cell office:value-type="float" office:value="60.4195804195804" calcext:value-type="float">
            <text:p>60.4195804195804</text:p>
          </table:table-cell>
          <table:table-cell office:value-type="float" office:value="34.1467093380635" calcext:value-type="float">
            <text:p>34.1467093380635</text:p>
          </table:table-cell>
          <table:table-cell office:value-type="float" office:value="91.3461538461538" calcext:value-type="float">
            <text:p>91.3461538461538</text:p>
          </table:table-cell>
          <table:table-cell office:value-type="float" office:value="307.320384042572" calcext:value-type="float">
            <text:p>307.320384042572</text:p>
          </table:table-cell>
          <table:table-cell office:value-type="float" office:value="90.3846153846154" calcext:value-type="float">
            <text:p>90.3846153846154</text:p>
          </table:table-cell>
          <table:table-cell/>
        </table:table-row>
        <table:table-row table:style-name="ro1" table:visibility="filter">
          <table:table-cell office:value-type="string" calcext:value-type="string">
            <text:p>dd8fdb17-854d-49c9-b15a-ae1241df02a9</text:p>
          </table:table-cell>
          <table:table-cell office:value-type="float" office:value="54.5973484436357" calcext:value-type="float">
            <text:p>54.5973484436357</text:p>
          </table:table-cell>
          <table:table-cell office:value-type="float" office:value="66.1338661338661" calcext:value-type="float">
            <text:p>66.13386613386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0883348906410189" calcext:value-type="float">
            <text:p>0.008833489064102</text:p>
          </table:table-cell>
          <table:table-cell office:value-type="float" office:value="-0.0300162987398416" calcext:value-type="float">
            <text:p>-0.030016298739842</text:p>
          </table:table-cell>
          <table:table-cell office:value-type="float" office:value="0.021318353687957" calcext:value-type="float">
            <text:p>0.021318353687957</text:p>
          </table:table-cell>
          <table:table-cell office:value-type="float" office:value="0.129365644991376" calcext:value-type="float">
            <text:p>0.129365644991376</text:p>
          </table:table-cell>
          <table:table-cell office:value-type="float" office:value="0.0837683408130847" calcext:value-type="float">
            <text:p>0.083768340813085</text:p>
          </table:table-cell>
          <table:table-cell office:value-type="float" office:value="764.362878210899" calcext:value-type="float">
            <text:p>764.362878210899</text:p>
          </table:table-cell>
          <table:table-cell office:value-type="float" office:value="64.4955044955045" calcext:value-type="float">
            <text:p>64.4955044955045</text:p>
          </table:table-cell>
          <table:table-cell office:value-type="string" calcext:value-type="string">
            <text:p>dd8fdb17-854d-49c9-b15a-ae1241df02a9</text:p>
          </table:table-cell>
          <table:table-cell office:value-type="float" office:value="0.344059630389069" calcext:value-type="float">
            <text:p>0.344059630389069</text:p>
          </table:table-cell>
          <table:table-cell office:value-type="float" office:value="0.495373730349517" calcext:value-type="float">
            <text:p>0.49537373034951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0.448717948718" calcext:value-type="float">
            <text:p>180.448717948718</text:p>
          </table:table-cell>
          <table:table-cell office:value-type="float" office:value="130.629370629371" calcext:value-type="float">
            <text:p>130.629370629371</text:p>
          </table:table-cell>
          <table:table-cell office:value-type="float" office:value="29.7110083735111" calcext:value-type="float">
            <text:p>29.7110083735111</text:p>
          </table:table-cell>
          <table:table-cell office:value-type="float" office:value="83.0128205128205" calcext:value-type="float">
            <text:p>83.0128205128205</text:p>
          </table:table-cell>
          <table:table-cell office:value-type="float" office:value="386.243108855645" calcext:value-type="float">
            <text:p>386.243108855645</text:p>
          </table:table-cell>
          <table:table-cell office:value-type="float" office:value="97.4358974358974" calcext:value-type="float">
            <text:p>97.4358974358974</text:p>
          </table:table-cell>
          <table:table-cell/>
        </table:table-row>
        <table:table-row table:style-name="ro1" table:visibility="filter">
          <table:table-cell office:value-type="string" calcext:value-type="string">
            <text:p>fea6e182-d054-4b3f-b45c-ace60ea1e519</text:p>
          </table:table-cell>
          <table:table-cell office:value-type="float" office:value="54.7822522381473" calcext:value-type="float">
            <text:p>54.7822522381473</text:p>
          </table:table-cell>
          <table:table-cell office:value-type="float" office:value="66.3336663336663" calcext:value-type="float">
            <text:p>66.33366633366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238978637187195" calcext:value-type="float">
            <text:p>0.02389786371872</text:p>
          </table:table-cell>
          <table:table-cell office:value-type="float" office:value="0.0474440426807535" calcext:value-type="float">
            <text:p>0.047444042680754</text:p>
          </table:table-cell>
          <table:table-cell office:value-type="float" office:value="0.0231267804335629" calcext:value-type="float">
            <text:p>0.023126780433563</text:p>
          </table:table-cell>
          <table:table-cell office:value-type="float" office:value="0.126398093101608" calcext:value-type="float">
            <text:p>0.126398093101608</text:p>
          </table:table-cell>
          <table:table-cell office:value-type="float" office:value="0.0802625865406664" calcext:value-type="float">
            <text:p>0.080262586540666</text:p>
          </table:table-cell>
          <table:table-cell office:value-type="float" office:value="766.951531334062" calcext:value-type="float">
            <text:p>766.951531334062</text:p>
          </table:table-cell>
          <table:table-cell office:value-type="float" office:value="65.1148851148851" calcext:value-type="float">
            <text:p>65.1148851148851</text:p>
          </table:table-cell>
          <table:table-cell office:value-type="string" calcext:value-type="string">
            <text:p>fea6e182-d054-4b3f-b45c-ace60ea1e519</text:p>
          </table:table-cell>
          <table:table-cell office:value-type="float" office:value="0.292954314823446" calcext:value-type="float">
            <text:p>0.292954314823446</text:p>
          </table:table-cell>
          <table:table-cell office:value-type="float" office:value="0.478549236848201" calcext:value-type="float">
            <text:p>0.47854923684820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9.807692307692" calcext:value-type="float">
            <text:p>179.807692307692</text:p>
          </table:table-cell>
          <table:table-cell office:value-type="float" office:value="131.448551448551" calcext:value-type="float">
            <text:p>131.448551448551</text:p>
          </table:table-cell>
          <table:table-cell office:value-type="float" office:value="29.7100280938215" calcext:value-type="float">
            <text:p>29.7100280938215</text:p>
          </table:table-cell>
          <table:table-cell office:value-type="float" office:value="82.6923076923077" calcext:value-type="float">
            <text:p>82.6923076923077</text:p>
          </table:table-cell>
          <table:table-cell office:value-type="float" office:value="386.23036521968" calcext:value-type="float">
            <text:p>386.23036521968</text:p>
          </table:table-cell>
          <table:table-cell office:value-type="float" office:value="97.1153846153846" calcext:value-type="float">
            <text:p>97.1153846153846</text:p>
          </table:table-cell>
          <table:table-cell/>
        </table:table-row>
        <table:table-row table:style-name="ro1" table:visibility="filter">
          <table:table-cell office:value-type="string" calcext:value-type="string">
            <text:p>72659dfc-3a0b-4861-95a4-37df83ece6d0</text:p>
          </table:table-cell>
          <table:table-cell office:value-type="float" office:value="54.6753033206154" calcext:value-type="float">
            <text:p>54.6753033206154</text:p>
          </table:table-cell>
          <table:table-cell office:value-type="float" office:value="66.2137862137862" calcext:value-type="float">
            <text:p>66.21378621378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133305019350428" calcext:value-type="float">
            <text:p>0.133305019350428</text:p>
          </table:table-cell>
          <table:table-cell office:value-type="float" office:value="-0.000233708244316042" calcext:value-type="float">
            <text:p>-0.000233708244316</text:p>
          </table:table-cell>
          <table:table-cell office:value-type="float" office:value="0.0184739385656648" calcext:value-type="float">
            <text:p>0.018473938565665</text:p>
          </table:table-cell>
          <table:table-cell office:value-type="float" office:value="0.127524376991834" calcext:value-type="float">
            <text:p>0.127524376991834</text:p>
          </table:table-cell>
          <table:table-cell office:value-type="float" office:value="0.0831436509817918" calcext:value-type="float">
            <text:p>0.083143650981792</text:p>
          </table:table-cell>
          <table:table-cell office:value-type="float" office:value="765.454246488615" calcext:value-type="float">
            <text:p>765.454246488615</text:p>
          </table:table-cell>
          <table:table-cell office:value-type="float" office:value="64.6953046953047" calcext:value-type="float">
            <text:p>64.6953046953047</text:p>
          </table:table-cell>
          <table:table-cell office:value-type="string" calcext:value-type="string">
            <text:p>72659dfc-3a0b-4861-95a4-37df83ece6d0</text:p>
          </table:table-cell>
          <table:table-cell office:value-type="float" office:value="0.30083012002279" calcext:value-type="float">
            <text:p>0.30083012002279</text:p>
          </table:table-cell>
          <table:table-cell office:value-type="float" office:value="0.496790126352386" calcext:value-type="float">
            <text:p>0.49679012635238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9.166666666667" calcext:value-type="float">
            <text:p>179.166666666667</text:p>
          </table:table-cell>
          <table:table-cell office:value-type="float" office:value="130.909090909091" calcext:value-type="float">
            <text:p>130.909090909091</text:p>
          </table:table-cell>
          <table:table-cell office:value-type="float" office:value="29.6913433909433" calcext:value-type="float">
            <text:p>29.6913433909433</text:p>
          </table:table-cell>
          <table:table-cell office:value-type="float" office:value="82.3717948717949" calcext:value-type="float">
            <text:p>82.3717948717949</text:p>
          </table:table-cell>
          <table:table-cell office:value-type="float" office:value="385.987464082262" calcext:value-type="float">
            <text:p>385.987464082262</text:p>
          </table:table-cell>
          <table:table-cell office:value-type="float" office:value="96.7948717948718" calcext:value-type="float">
            <text:p>96.7948717948718</text:p>
          </table:table-cell>
          <table:table-cell/>
        </table:table-row>
        <table:table-row table:style-name="ro1" table:visibility="filter">
          <table:table-cell office:value-type="string" calcext:value-type="string">
            <text:p>23b24e52-fe20-420b-9d0a-3fa627716d2f</text:p>
          </table:table-cell>
          <table:table-cell office:value-type="float" office:value="50.3569284342978" calcext:value-type="float">
            <text:p>50.3569284342978</text:p>
          </table:table-cell>
          <table:table-cell office:value-type="float" office:value="61.3986013986014" calcext:value-type="float">
            <text:p>61.398601398601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lse</text:p>
          </table:table-cell>
          <table:table-cell office:value-type="float" office:value="0.0476158955735377" calcext:value-type="float">
            <text:p>0.047615895573538</text:p>
          </table:table-cell>
          <table:table-cell office:value-type="float" office:value="0.143556304464244" calcext:value-type="float">
            <text:p>0.143556304464244</text:p>
          </table:table-cell>
          <table:table-cell office:value-type="float" office:value="0.168656714033276" calcext:value-type="float">
            <text:p>0.168656714033276</text:p>
          </table:table-cell>
          <table:table-cell office:value-type="float" office:value="0.125501883785328" calcext:value-type="float">
            <text:p>0.125501883785328</text:p>
          </table:table-cell>
          <table:table-cell office:value-type="float" office:value="0.0801119136793032" calcext:value-type="float">
            <text:p>0.080111913679303</text:p>
          </table:table-cell>
          <table:table-cell office:value-type="float" office:value="704.996998080169" calcext:value-type="float">
            <text:p>704.996998080169</text:p>
          </table:table-cell>
          <table:table-cell office:value-type="float" office:value="55.7242757242757" calcext:value-type="float">
            <text:p>55.7242757242757</text:p>
          </table:table-cell>
          <table:table-cell office:value-type="string" calcext:value-type="string">
            <text:p>23b24e52-fe20-420b-9d0a-3fa627716d2f</text:p>
          </table:table-cell>
          <table:table-cell office:value-type="float" office:value="0.345255188720842" calcext:value-type="float">
            <text:p>0.345255188720842</text:p>
          </table:table-cell>
          <table:table-cell office:value-type="float" office:value="0.43809631789973" calcext:value-type="float">
            <text:p>0.4380963178997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8.525641025641" calcext:value-type="float">
            <text:p>178.525641025641</text:p>
          </table:table-cell>
          <table:table-cell office:value-type="float" office:value="117.122877122877" calcext:value-type="float">
            <text:p>117.122877122877</text:p>
          </table:table-cell>
          <table:table-cell office:value-type="float" office:value="29.6266087792699" calcext:value-type="float">
            <text:p>29.6266087792699</text:p>
          </table:table-cell>
          <table:table-cell office:value-type="float" office:value="82.0512820512821" calcext:value-type="float">
            <text:p>82.0512820512821</text:p>
          </table:table-cell>
          <table:table-cell office:value-type="float" office:value="385.145914130509" calcext:value-type="float">
            <text:p>385.145914130509</text:p>
          </table:table-cell>
          <table:table-cell office:value-type="float" office:value="96.474358974359" calcext:value-type="float">
            <text:p>96.474358974359</text:p>
          </table:table-cell>
          <table:table-cell/>
        </table:table-row>
        <table:table-row table:style-name="ro1">
          <table:table-cell office:value-type="string" calcext:value-type="string">
            <text:p>ebab23ef-11a3-4e5a-90fa-af107661dda0</text:p>
          </table:table-cell>
          <table:table-cell office:value-type="float" office:value="68.9962652265345" calcext:value-type="float">
            <text:p>68.9962652265345</text:p>
          </table:table-cell>
          <table:table-cell office:value-type="float" office:value="81.2587412587413" calcext:value-type="float">
            <text:p>81.258741258741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0127029597507445" calcext:value-type="float">
            <text:p>0.012702959750745</text:p>
          </table:table-cell>
          <table:table-cell office:value-type="float" office:value="-0.0705787326338615" calcext:value-type="float">
            <text:p>-0.070578732633862</text:p>
          </table:table-cell>
          <table:table-cell office:value-type="float" office:value="-0.0642109974379774" calcext:value-type="float">
            <text:p>-0.064210997437977</text:p>
          </table:table-cell>
          <table:table-cell office:value-type="float" office:value="0.127891824372248" calcext:value-type="float">
            <text:p>0.127891824372248</text:p>
          </table:table-cell>
          <table:table-cell office:value-type="float" office:value="0.0809041406864501" calcext:value-type="float">
            <text:p>0.08090414068645</text:p>
          </table:table-cell>
          <table:table-cell office:value-type="float" office:value="827.955182718415" calcext:value-type="float">
            <text:p>827.955182718415</text:p>
          </table:table-cell>
          <table:table-cell office:value-type="float" office:value="73.2267732267732" calcext:value-type="float">
            <text:p>73.2267732267732</text:p>
          </table:table-cell>
          <table:table-cell office:value-type="string" calcext:value-type="string">
            <text:p>ebab23ef-11a3-4e5a-90fa-af107661dda0</text:p>
          </table:table-cell>
          <table:table-cell office:value-type="float" office:value="0.157869830136335" calcext:value-type="float">
            <text:p>0.157869830136335</text:p>
          </table:table-cell>
          <table:table-cell office:value-type="float" office:value="0.36596780525856" calcext:value-type="float">
            <text:p>0.36596780525856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8.525641025641" calcext:value-type="float">
            <text:p>178.525641025641</text:p>
          </table:table-cell>
          <table:table-cell office:value-type="float" office:value="154.485514485515" calcext:value-type="float">
            <text:p>154.485514485515</text:p>
          </table:table-cell>
          <table:table-cell office:value-type="float" office:value="33.0151045720804" calcext:value-type="float">
            <text:p>33.0151045720804</text:p>
          </table:table-cell>
          <table:table-cell office:value-type="float" office:value="91.025641025641" calcext:value-type="float">
            <text:p>91.025641025641</text:p>
          </table:table-cell>
          <table:table-cell office:value-type="float" office:value="297.135941148724" calcext:value-type="float">
            <text:p>297.135941148724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d8443ff-65af-440d-973b-a009116efdd8</text:p>
          </table:table-cell>
          <table:table-cell office:value-type="float" office:value="93.6437116331584" calcext:value-type="float">
            <text:p>93.6437116331584</text:p>
          </table:table-cell>
          <table:table-cell office:value-type="float" office:value="93.2067932067932" calcext:value-type="float">
            <text:p>93.20679320679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1035066162227" calcext:value-type="float">
            <text:p>0.1035066162227</text:p>
          </table:table-cell>
          <table:table-cell office:value-type="float" office:value="-0.111449975414332" calcext:value-type="float">
            <text:p>-0.111449975414332</text:p>
          </table:table-cell>
          <table:table-cell office:value-type="float" office:value="0.0180095447989606" calcext:value-type="float">
            <text:p>0.018009544798961</text:p>
          </table:table-cell>
          <table:table-cell office:value-type="float" office:value="0.1237112796954" calcext:value-type="float">
            <text:p>0.1237112796954</text:p>
          </table:table-cell>
          <table:table-cell office:value-type="float" office:value="0.0816087480760202" calcext:value-type="float">
            <text:p>0.08160874807602</text:p>
          </table:table-cell>
          <table:table-cell office:value-type="float" office:value="1030.08082796474" calcext:value-type="float">
            <text:p>1030.08082796474</text:p>
          </table:table-cell>
          <table:table-cell office:value-type="float" office:value="90.00999000999" calcext:value-type="float">
            <text:p>90.00999000999</text:p>
          </table:table-cell>
          <table:table-cell office:value-type="string" calcext:value-type="string">
            <text:p>4d8443ff-65af-440d-973b-a009116efdd8</text:p>
          </table:table-cell>
          <table:table-cell office:value-type="float" office:value="0.333031816604615" calcext:value-type="float">
            <text:p>0.333031816604615</text:p>
          </table:table-cell>
          <table:table-cell office:value-type="float" office:value="0.359265952693537" calcext:value-type="float">
            <text:p>0.359265952693537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7.24358974359" calcext:value-type="float">
            <text:p>177.24358974359</text:p>
          </table:table-cell>
          <table:table-cell office:value-type="float" office:value="183.216783216783" calcext:value-type="float">
            <text:p>183.216783216783</text:p>
          </table:table-cell>
          <table:table-cell office:value-type="float" office:value="32.6147118185674" calcext:value-type="float">
            <text:p>32.6147118185674</text:p>
          </table:table-cell>
          <table:table-cell office:value-type="float" office:value="90.7051282051282" calcext:value-type="float">
            <text:p>90.7051282051282</text:p>
          </table:table-cell>
          <table:table-cell office:value-type="float" office:value="293.532406367106" calcext:value-type="float">
            <text:p>293.532406367106</text:p>
          </table:table-cell>
          <table:table-cell office:value-type="float" office:value="86.5384615384615" calcext:value-type="float">
            <text:p>86.5384615384615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ea2f0f06-63ce-4049-9039-273af0f2be41</text:p>
          </table:table-cell>
          <table:table-cell office:value-type="float" office:value="38.5743344664922" calcext:value-type="float">
            <text:p>38.5743344664922</text:p>
          </table:table-cell>
          <table:table-cell office:value-type="float" office:value="39.7502497502497" calcext:value-type="float">
            <text:p>39.75024975024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772630598256063" calcext:value-type="float">
            <text:p>0.077263059825606</text:p>
          </table:table-cell>
          <table:table-cell office:value-type="float" office:value="-0.0790061742115053" calcext:value-type="float">
            <text:p>-0.079006174211505</text:p>
          </table:table-cell>
          <table:table-cell office:value-type="float" office:value="0.0126176052434926" calcext:value-type="float">
            <text:p>0.012617605243493</text:p>
          </table:table-cell>
          <table:table-cell office:value-type="float" office:value="0.128432723904646" calcext:value-type="float">
            <text:p>0.128432723904646</text:p>
          </table:table-cell>
          <table:table-cell office:value-type="float" office:value="0.0998938537430148" calcext:value-type="float">
            <text:p>0.099893853743015</text:p>
          </table:table-cell>
          <table:table-cell office:value-type="float" office:value="154.297337865969" calcext:value-type="float">
            <text:p>154.297337865969</text:p>
          </table:table-cell>
          <table:table-cell office:value-type="float" office:value="20.8291708291708" calcext:value-type="float">
            <text:p>20.8291708291708</text:p>
          </table:table-cell>
          <table:table-cell office:value-type="string" calcext:value-type="string">
            <text:p>ea2f0f06-63ce-4049-9039-273af0f2be41</text:p>
          </table:table-cell>
          <table:table-cell office:value-type="float" office:value="0.394763195747144" calcext:value-type="float">
            <text:p>0.394763195747144</text:p>
          </table:table-cell>
          <table:table-cell office:value-type="float" office:value="0.480135765693015" calcext:value-type="float">
            <text:p>0.480135765693015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6.762820512821" calcext:value-type="float">
            <text:p>176.762820512821</text:p>
          </table:table-cell>
          <table:table-cell office:value-type="float" office:value="60.5794205794206" calcext:value-type="float">
            <text:p>60.5794205794206</text:p>
          </table:table-cell>
          <table:table-cell office:value-type="float" office:value="87.2189338160989" calcext:value-type="float">
            <text:p>87.2189338160989</text:p>
          </table:table-cell>
          <table:table-cell office:value-type="float" office:value="100" calcext:value-type="float">
            <text:p>100</text:p>
          </table:table-cell>
          <table:table-cell office:value-type="float" office:value="261.656801448297" calcext:value-type="float">
            <text:p>261.656801448297</text:p>
          </table:table-cell>
          <table:table-cell office:value-type="float" office:value="76.7628205128205" calcext:value-type="float">
            <text:p>76.7628205128205</text:p>
          </table:table-cell>
          <table:table-cell/>
        </table:table-row>
        <table:table-row table:style-name="ro1" table:visibility="filter">
          <table:table-cell office:value-type="string" calcext:value-type="string">
            <text:p>366d1a3f-5f6c-48f6-9da4-7ae4f94dae57</text:p>
          </table:table-cell>
          <table:table-cell office:value-type="float" office:value="57.0223360110367" calcext:value-type="float">
            <text:p>57.0223360110367</text:p>
          </table:table-cell>
          <table:table-cell office:value-type="float" office:value="68.3916083916084" calcext:value-type="float">
            <text:p>68.39160839160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351063064742791" calcext:value-type="float">
            <text:p>0.035106306474279</text:p>
          </table:table-cell>
          <table:table-cell office:value-type="float" office:value="0.0946706248556052" calcext:value-type="float">
            <text:p>0.094670624855605</text:p>
          </table:table-cell>
          <table:table-cell office:value-type="float" office:value="-0.102992185702508" calcext:value-type="float">
            <text:p>-0.102992185702508</text:p>
          </table:table-cell>
          <table:table-cell office:value-type="float" office:value="0.125521055911872" calcext:value-type="float">
            <text:p>0.125521055911872</text:p>
          </table:table-cell>
          <table:table-cell office:value-type="float" office:value="0.0812652879668623" calcext:value-type="float">
            <text:p>0.081265287966862</text:p>
          </table:table-cell>
          <table:table-cell office:value-type="float" office:value="798.312704154514" calcext:value-type="float">
            <text:p>798.312704154514</text:p>
          </table:table-cell>
          <table:table-cell office:value-type="float" office:value="70.3096903096903" calcext:value-type="float">
            <text:p>70.3096903096903</text:p>
          </table:table-cell>
          <table:table-cell office:value-type="string" calcext:value-type="string">
            <text:p>366d1a3f-5f6c-48f6-9da4-7ae4f94dae57</text:p>
          </table:table-cell>
          <table:table-cell office:value-type="float" office:value="0.330760125797727" calcext:value-type="float">
            <text:p>0.330760125797727</text:p>
          </table:table-cell>
          <table:table-cell office:value-type="float" office:value="0.456368819340421" calcext:value-type="float">
            <text:p>0.45636881934042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6.602564102564" calcext:value-type="float">
            <text:p>176.602564102564</text:p>
          </table:table-cell>
          <table:table-cell office:value-type="float" office:value="138.701298701299" calcext:value-type="float">
            <text:p>138.701298701299</text:p>
          </table:table-cell>
          <table:table-cell office:value-type="float" office:value="28.9692692445152" calcext:value-type="float">
            <text:p>28.9692692445152</text:p>
          </table:table-cell>
          <table:table-cell office:value-type="float" office:value="80.4487179487179" calcext:value-type="float">
            <text:p>80.4487179487179</text:p>
          </table:table-cell>
          <table:table-cell office:value-type="float" office:value="376.600500178698" calcext:value-type="float">
            <text:p>376.600500178698</text:p>
          </table:table-cell>
          <table:table-cell office:value-type="float" office:value="96.1538461538462" calcext:value-type="float">
            <text:p>96.1538461538462</text:p>
          </table:table-cell>
          <table:table-cell/>
        </table:table-row>
        <table:table-row table:style-name="ro1">
          <table:table-cell office:value-type="string" calcext:value-type="string">
            <text:p>11e7d3a5-eebd-485b-8fb9-6b0c8cc09d9c</text:p>
          </table:table-cell>
          <table:table-cell office:value-type="float" office:value="75.6770109390105" calcext:value-type="float">
            <text:p>75.6770109390105</text:p>
          </table:table-cell>
          <table:table-cell office:value-type="float" office:value="85.954045954046" calcext:value-type="float">
            <text:p>85.95404595404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273192648301932" calcext:value-type="float">
            <text:p>0.273192648301932</text:p>
          </table:table-cell>
          <table:table-cell office:value-type="float" office:value="0.116431396615936" calcext:value-type="float">
            <text:p>0.116431396615936</text:p>
          </table:table-cell>
          <table:table-cell office:value-type="float" office:value="0.00439670814780811" calcext:value-type="float">
            <text:p>0.004396708147808</text:p>
          </table:table-cell>
          <table:table-cell office:value-type="float" office:value="0.123127340584238" calcext:value-type="float">
            <text:p>0.123127340584238</text:p>
          </table:table-cell>
          <table:table-cell office:value-type="float" office:value="0.0807707352363892" calcext:value-type="float">
            <text:p>0.080770735236389</text:p>
          </table:table-cell>
          <table:table-cell office:value-type="float" office:value="983.801142207136" calcext:value-type="float">
            <text:p>983.801142207136</text:p>
          </table:table-cell>
          <table:table-cell office:value-type="float" office:value="88.1718281718282" calcext:value-type="float">
            <text:p>88.1718281718282</text:p>
          </table:table-cell>
          <table:table-cell office:value-type="string" calcext:value-type="string">
            <text:p>11e7d3a5-eebd-485b-8fb9-6b0c8cc09d9c</text:p>
          </table:table-cell>
          <table:table-cell office:value-type="float" office:value="0.155204706988243" calcext:value-type="float">
            <text:p>0.155204706988243</text:p>
          </table:table-cell>
          <table:table-cell office:value-type="float" office:value="0.330660240465402" calcext:value-type="float">
            <text:p>0.33066024046540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5.961538461538" calcext:value-type="float">
            <text:p>175.961538461538</text:p>
          </table:table-cell>
          <table:table-cell office:value-type="float" office:value="174.125874125874" calcext:value-type="float">
            <text:p>174.125874125874</text:p>
          </table:table-cell>
          <table:table-cell office:value-type="float" office:value="28.9142691622404" calcext:value-type="float">
            <text:p>28.9142691622404</text:p>
          </table:table-cell>
          <table:table-cell office:value-type="float" office:value="80.1282051282051" calcext:value-type="float">
            <text:p>80.1282051282051</text:p>
          </table:table-cell>
          <table:table-cell office:value-type="float" office:value="375.885499109125" calcext:value-type="float">
            <text:p>375.885499109125</text:p>
          </table:table-cell>
          <table:table-cell office:value-type="float" office:value="95.8333333333333" calcext:value-type="float">
            <text:p>95.833333333333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9a5ea77-5715-433c-945b-e060c82468f7</text:p>
          </table:table-cell>
          <table:table-cell office:value-type="float" office:value="68.4610014327785" calcext:value-type="float">
            <text:p>68.4610014327785</text:p>
          </table:table-cell>
          <table:table-cell office:value-type="float" office:value="80.7592407592408" calcext:value-type="float">
            <text:p>80.759240759240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-0.00760241471740122" calcext:value-type="float">
            <text:p>-0.007602414717401</text:p>
          </table:table-cell>
          <table:table-cell office:value-type="float" office:value="0.146598620841369" calcext:value-type="float">
            <text:p>0.146598620841369</text:p>
          </table:table-cell>
          <table:table-cell office:value-type="float" office:value="-0.107605916022242" calcext:value-type="float">
            <text:p>-0.107605916022242</text:p>
          </table:table-cell>
          <table:table-cell office:value-type="float" office:value="0.126526829150115" calcext:value-type="float">
            <text:p>0.126526829150115</text:p>
          </table:table-cell>
          <table:table-cell office:value-type="float" office:value="0.0808514696322143" calcext:value-type="float">
            <text:p>0.080851469632214</text:p>
          </table:table-cell>
          <table:table-cell office:value-type="float" office:value="821.532017193342" calcext:value-type="float">
            <text:p>821.532017193342</text:p>
          </table:table-cell>
          <table:table-cell office:value-type="float" office:value="72.7072927072927" calcext:value-type="float">
            <text:p>72.7072927072927</text:p>
          </table:table-cell>
          <table:table-cell office:value-type="string" calcext:value-type="string">
            <text:p>d9a5ea77-5715-433c-945b-e060c82468f7</text:p>
          </table:table-cell>
          <table:table-cell office:value-type="float" office:value="0.260132288384113" calcext:value-type="float">
            <text:p>0.260132288384113</text:p>
          </table:table-cell>
          <table:table-cell office:value-type="float" office:value="0.397506707573886" calcext:value-type="float">
            <text:p>0.397506707573886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.641025641026" calcext:value-type="float">
            <text:p>175.641025641026</text:p>
          </table:table-cell>
          <table:table-cell office:value-type="float" office:value="153.466533466533" calcext:value-type="float">
            <text:p>153.466533466533</text:p>
          </table:table-cell>
          <table:table-cell office:value-type="float" office:value="31.9892306365288" calcext:value-type="float">
            <text:p>31.9892306365288</text:p>
          </table:table-cell>
          <table:table-cell office:value-type="float" office:value="90.3846153846154" calcext:value-type="float">
            <text:p>90.3846153846154</text:p>
          </table:table-cell>
          <table:table-cell office:value-type="float" office:value="287.903075728759" calcext:value-type="float">
            <text:p>287.903075728759</text:p>
          </table:table-cell>
          <table:table-cell office:value-type="float" office:value="85.2564102564103" calcext:value-type="float">
            <text:p>85.2564102564103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bbc4eb2f-9d1f-46a8-b6cc-548540dc43a3</text:p>
          </table:table-cell>
          <table:table-cell office:value-type="float" office:value="53.6317097273336" calcext:value-type="float">
            <text:p>53.6317097273336</text:p>
          </table:table-cell>
          <table:table-cell office:value-type="float" office:value="65.1948051948052" calcext:value-type="float">
            <text:p>65.19480519480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736539543871793" calcext:value-type="float">
            <text:p>0.073653954387179</text:p>
          </table:table-cell>
          <table:table-cell office:value-type="float" office:value="-0.134713597620321" calcext:value-type="float">
            <text:p>-0.134713597620321</text:p>
          </table:table-cell>
          <table:table-cell office:value-type="float" office:value="-0.0517694853910835" calcext:value-type="float">
            <text:p>-0.051769485391084</text:p>
          </table:table-cell>
          <table:table-cell office:value-type="float" office:value="0.123075599878755" calcext:value-type="float">
            <text:p>0.123075599878755</text:p>
          </table:table-cell>
          <table:table-cell office:value-type="float" office:value="0.0995688762851255" calcext:value-type="float">
            <text:p>0.099568876285126</text:p>
          </table:table-cell>
          <table:table-cell office:value-type="float" office:value="321.790258364002" calcext:value-type="float">
            <text:p>321.790258364002</text:p>
          </table:table-cell>
          <table:table-cell office:value-type="float" office:value="28.8711288711289" calcext:value-type="float">
            <text:p>28.8711288711289</text:p>
          </table:table-cell>
          <table:table-cell office:value-type="string" calcext:value-type="string">
            <text:p>bbc4eb2f-9d1f-46a8-b6cc-548540dc43a3</text:p>
          </table:table-cell>
          <table:table-cell office:value-type="float" office:value="0.239502087548275" calcext:value-type="float">
            <text:p>0.239502087548275</text:p>
          </table:table-cell>
          <table:table-cell office:value-type="float" office:value="0.425739380810932" calcext:value-type="float">
            <text:p>0.42573938081093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.480769230769" calcext:value-type="float">
            <text:p>175.480769230769</text:p>
          </table:table-cell>
          <table:table-cell office:value-type="float" office:value="94.0659340659341" calcext:value-type="float">
            <text:p>94.0659340659341</text:p>
          </table:table-cell>
          <table:table-cell office:value-type="float" office:value="65.4142003620742" calcext:value-type="float">
            <text:p>65.4142003620742</text:p>
          </table:table-cell>
          <table:table-cell office:value-type="float" office:value="98.7179487179487" calcext:value-type="float">
            <text:p>98.7179487179487</text:p>
          </table:table-cell>
          <table:table-cell office:value-type="float" office:value="261.656801448297" calcext:value-type="float">
            <text:p>261.656801448297</text:p>
          </table:table-cell>
          <table:table-cell office:value-type="float" office:value="76.7628205128205" calcext:value-type="float">
            <text:p>76.7628205128205</text:p>
          </table:table-cell>
          <table:table-cell/>
        </table:table-row>
        <table:table-row table:style-name="ro1" table:visibility="filter">
          <table:table-cell office:value-type="string" calcext:value-type="string">
            <text:p>948fddb0-8a8c-4c5e-8ac4-edac49331a68</text:p>
          </table:table-cell>
          <table:table-cell office:value-type="float" office:value="52.4408025333721" calcext:value-type="float">
            <text:p>52.4408025333721</text:p>
          </table:table-cell>
          <table:table-cell office:value-type="float" office:value="64.015984015984" calcext:value-type="float">
            <text:p>64.0159840159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0801330497716165" calcext:value-type="float">
            <text:p>-0.080133049771617</text:p>
          </table:table-cell>
          <table:table-cell office:value-type="float" office:value="0.105447480617414" calcext:value-type="float">
            <text:p>0.105447480617414</text:p>
          </table:table-cell>
          <table:table-cell office:value-type="float" office:value="0.0075342586213337" calcext:value-type="float">
            <text:p>0.007534258621334</text:p>
          </table:table-cell>
          <table:table-cell office:value-type="float" office:value="0.118712609586792" calcext:value-type="float">
            <text:p>0.118712609586792</text:p>
          </table:table-cell>
          <table:table-cell office:value-type="float" office:value="0.0996949575760363" calcext:value-type="float">
            <text:p>0.099694957576036</text:p>
          </table:table-cell>
          <table:table-cell office:value-type="float" office:value="314.644815200233" calcext:value-type="float">
            <text:p>314.644815200233</text:p>
          </table:table-cell>
          <table:table-cell office:value-type="float" office:value="28.6113886113886" calcext:value-type="float">
            <text:p>28.6113886113886</text:p>
          </table:table-cell>
          <table:table-cell office:value-type="string" calcext:value-type="string">
            <text:p>948fddb0-8a8c-4c5e-8ac4-edac49331a68</text:p>
          </table:table-cell>
          <table:table-cell office:value-type="float" office:value="0.23179459587319" calcext:value-type="float">
            <text:p>0.23179459587319</text:p>
          </table:table-cell>
          <table:table-cell office:value-type="float" office:value="0.410912425251967" calcext:value-type="float">
            <text:p>0.410912425251967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.480769230769" calcext:value-type="float">
            <text:p>175.480769230769</text:p>
          </table:table-cell>
          <table:table-cell office:value-type="float" office:value="92.6273726273726" calcext:value-type="float">
            <text:p>92.6273726273726</text:p>
          </table:table-cell>
          <table:table-cell office:value-type="float" office:value="65.4142003620742" calcext:value-type="float">
            <text:p>65.4142003620742</text:p>
          </table:table-cell>
          <table:table-cell office:value-type="float" office:value="98.7179487179487" calcext:value-type="float">
            <text:p>98.7179487179487</text:p>
          </table:table-cell>
          <table:table-cell office:value-type="float" office:value="261.656801448297" calcext:value-type="float">
            <text:p>261.656801448297</text:p>
          </table:table-cell>
          <table:table-cell office:value-type="float" office:value="76.7628205128205" calcext:value-type="float">
            <text:p>76.7628205128205</text:p>
          </table:table-cell>
          <table:table-cell/>
        </table:table-row>
        <table:table-row table:style-name="ro1" table:visibility="filter">
          <table:table-cell office:value-type="string" calcext:value-type="string">
            <text:p>711e2672-1412-4ef8-83ad-ce7fc96153be</text:p>
          </table:table-cell>
          <table:table-cell office:value-type="float" office:value="18.2066436459627" calcext:value-type="float">
            <text:p>18.2066436459627</text:p>
          </table:table-cell>
          <table:table-cell office:value-type="float" office:value="20.7192807192807" calcext:value-type="float">
            <text:p>20.71928071928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0323433722042534" calcext:value-type="float">
            <text:p>-0.032343372204253</text:p>
          </table:table-cell>
          <table:table-cell office:value-type="float" office:value="-0.0913727048129776" calcext:value-type="float">
            <text:p>-0.091372704812978</text:p>
          </table:table-cell>
          <table:table-cell office:value-type="float" office:value="-0.0818890156400839" calcext:value-type="float">
            <text:p>-0.081889015640084</text:p>
          </table:table-cell>
          <table:table-cell office:value-type="float" office:value="0.120687428706512" calcext:value-type="float">
            <text:p>0.120687428706512</text:p>
          </table:table-cell>
          <table:table-cell office:value-type="float" office:value="0.0989528869825126" calcext:value-type="float">
            <text:p>0.098952886982513</text:p>
          </table:table-cell>
          <table:table-cell office:value-type="float" office:value="127.446505521739" calcext:value-type="float">
            <text:p>127.446505521739</text:p>
          </table:table-cell>
          <table:table-cell office:value-type="float" office:value="20.0999000999001" calcext:value-type="float">
            <text:p>20.0999000999001</text:p>
          </table:table-cell>
          <table:table-cell office:value-type="string" calcext:value-type="string">
            <text:p>711e2672-1412-4ef8-83ad-ce7fc96153be</text:p>
          </table:table-cell>
          <table:table-cell office:value-type="float" office:value="0.0877223192701202" calcext:value-type="float">
            <text:p>0.08772231927012</text:p>
          </table:table-cell>
          <table:table-cell office:value-type="float" office:value="0.424358984520073" calcext:value-type="float">
            <text:p>0.424358984520073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.480769230769" calcext:value-type="float">
            <text:p>175.480769230769</text:p>
          </table:table-cell>
          <table:table-cell office:value-type="float" office:value="40.8191808191808" calcext:value-type="float">
            <text:p>40.8191808191808</text:p>
          </table:table-cell>
          <table:table-cell office:value-type="float" office:value="65.4142003620742" calcext:value-type="float">
            <text:p>65.4142003620742</text:p>
          </table:table-cell>
          <table:table-cell office:value-type="float" office:value="98.7179487179487" calcext:value-type="float">
            <text:p>98.7179487179487</text:p>
          </table:table-cell>
          <table:table-cell office:value-type="float" office:value="261.656801448297" calcext:value-type="float">
            <text:p>261.656801448297</text:p>
          </table:table-cell>
          <table:table-cell office:value-type="float" office:value="76.7628205128205" calcext:value-type="float">
            <text:p>76.7628205128205</text:p>
          </table:table-cell>
          <table:table-cell/>
        </table:table-row>
        <table:table-row table:style-name="ro1" table:visibility="filter">
          <table:table-cell office:value-type="string" calcext:value-type="string">
            <text:p>02f8ddc7-0ff1-4d67-b060-8b55cc43b3c2</text:p>
          </table:table-cell>
          <table:table-cell office:value-type="float" office:value="18.1261764348516" calcext:value-type="float">
            <text:p>18.1261764348516</text:p>
          </table:table-cell>
          <table:table-cell office:value-type="float" office:value="20.6393606393606" calcext:value-type="float">
            <text:p>20.63936063936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0913856632347217" calcext:value-type="float">
            <text:p>-0.091385663234722</text:p>
          </table:table-cell>
          <table:table-cell office:value-type="float" office:value="-0.0648824032721177" calcext:value-type="float">
            <text:p>-0.064882403272118</text:p>
          </table:table-cell>
          <table:table-cell office:value-type="float" office:value="-0.077734777427117" calcext:value-type="float">
            <text:p>-0.077734777427117</text:p>
          </table:table-cell>
          <table:table-cell office:value-type="float" office:value="0.128418591630939" calcext:value-type="float">
            <text:p>0.128418591630939</text:p>
          </table:table-cell>
          <table:table-cell office:value-type="float" office:value="0.0994389145947239" calcext:value-type="float">
            <text:p>0.099438914594724</text:p>
          </table:table-cell>
          <table:table-cell office:value-type="float" office:value="126.883235043961" calcext:value-type="float">
            <text:p>126.883235043961</text:p>
          </table:table-cell>
          <table:table-cell office:value-type="float" office:value="20.0799200799201" calcext:value-type="float">
            <text:p>20.0799200799201</text:p>
          </table:table-cell>
          <table:table-cell office:value-type="string" calcext:value-type="string">
            <text:p>02f8ddc7-0ff1-4d67-b060-8b55cc43b3c2</text:p>
          </table:table-cell>
          <table:table-cell office:value-type="float" office:value="0.150715428309161" calcext:value-type="float">
            <text:p>0.150715428309161</text:p>
          </table:table-cell>
          <table:table-cell office:value-type="float" office:value="0.409522490764414" calcext:value-type="float">
            <text:p>0.40952249076441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.480769230769" calcext:value-type="float">
            <text:p>175.480769230769</text:p>
          </table:table-cell>
          <table:table-cell office:value-type="float" office:value="40.7192807192807" calcext:value-type="float">
            <text:p>40.7192807192807</text:p>
          </table:table-cell>
          <table:table-cell office:value-type="float" office:value="65.4142003620742" calcext:value-type="float">
            <text:p>65.4142003620742</text:p>
          </table:table-cell>
          <table:table-cell office:value-type="float" office:value="98.7179487179487" calcext:value-type="float">
            <text:p>98.7179487179487</text:p>
          </table:table-cell>
          <table:table-cell office:value-type="float" office:value="261.656801448297" calcext:value-type="float">
            <text:p>261.656801448297</text:p>
          </table:table-cell>
          <table:table-cell office:value-type="float" office:value="76.7628205128205" calcext:value-type="float">
            <text:p>76.7628205128205</text:p>
          </table:table-cell>
          <table:table-cell/>
        </table:table-row>
        <table:table-row table:style-name="ro1" table:visibility="filter">
          <table:table-cell office:value-type="string" calcext:value-type="string">
            <text:p>552a4af4-0f26-45ef-bb01-75c0fc7aba32</text:p>
          </table:table-cell>
          <table:table-cell office:value-type="float" office:value="16.9259346495727" calcext:value-type="float">
            <text:p>16.9259346495727</text:p>
          </table:table-cell>
          <table:table-cell office:value-type="float" office:value="19.4005994005994" calcext:value-type="float">
            <text:p>19.40059940059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200206102230654" calcext:value-type="float">
            <text:p>-0.200206102230654</text:p>
          </table:table-cell>
          <table:table-cell office:value-type="float" office:value="0.0589010612890302" calcext:value-type="float">
            <text:p>0.05890106128903</text:p>
          </table:table-cell>
          <table:table-cell office:value-type="float" office:value="-0.097143284608069" calcext:value-type="float">
            <text:p>-0.097143284608069</text:p>
          </table:table-cell>
          <table:table-cell office:value-type="float" office:value="0.124505087369228" calcext:value-type="float">
            <text:p>0.124505087369228</text:p>
          </table:table-cell>
          <table:table-cell office:value-type="float" office:value="0.0996389345118185" calcext:value-type="float">
            <text:p>0.099638934511819</text:p>
          </table:table-cell>
          <table:table-cell office:value-type="float" office:value="118.481542547009" calcext:value-type="float">
            <text:p>118.481542547009</text:p>
          </table:table-cell>
          <table:table-cell office:value-type="float" office:value="19.4005994005994" calcext:value-type="float">
            <text:p>19.4005994005994</text:p>
          </table:table-cell>
          <table:table-cell office:value-type="string" calcext:value-type="string">
            <text:p>552a4af4-0f26-45ef-bb01-75c0fc7aba32</text:p>
          </table:table-cell>
          <table:table-cell office:value-type="float" office:value="0.259368558068282" calcext:value-type="float">
            <text:p>0.259368558068282</text:p>
          </table:table-cell>
          <table:table-cell office:value-type="float" office:value="0.498764498596535" calcext:value-type="float">
            <text:p>0.49876449859653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.480769230769" calcext:value-type="float">
            <text:p>175.480769230769</text:p>
          </table:table-cell>
          <table:table-cell office:value-type="float" office:value="38.8011988011988" calcext:value-type="float">
            <text:p>38.8011988011988</text:p>
          </table:table-cell>
          <table:table-cell office:value-type="float" office:value="65.4142003620742" calcext:value-type="float">
            <text:p>65.4142003620742</text:p>
          </table:table-cell>
          <table:table-cell office:value-type="float" office:value="98.7179487179487" calcext:value-type="float">
            <text:p>98.7179487179487</text:p>
          </table:table-cell>
          <table:table-cell office:value-type="float" office:value="261.656801448297" calcext:value-type="float">
            <text:p>261.656801448297</text:p>
          </table:table-cell>
          <table:table-cell office:value-type="float" office:value="76.7628205128205" calcext:value-type="float">
            <text:p>76.7628205128205</text:p>
          </table:table-cell>
          <table:table-cell/>
        </table:table-row>
        <table:table-row table:style-name="ro1" table:visibility="filter">
          <table:table-cell office:value-type="string" calcext:value-type="string">
            <text:p>ae416459-65d1-486c-8746-67a0af56f687</text:p>
          </table:table-cell>
          <table:table-cell office:value-type="float" office:value="16.2235402336038" calcext:value-type="float">
            <text:p>16.2235402336038</text:p>
          </table:table-cell>
          <table:table-cell office:value-type="float" office:value="18.5814185814186" calcext:value-type="float">
            <text:p>18.58141858141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266581107730328" calcext:value-type="float">
            <text:p>0.266581107730328</text:p>
          </table:table-cell>
          <table:table-cell office:value-type="float" office:value="-0.0788909183225485" calcext:value-type="float">
            <text:p>-0.078890918322549</text:p>
          </table:table-cell>
          <table:table-cell office:value-type="float" office:value="0.0550085664241411" calcext:value-type="float">
            <text:p>0.055008566424141</text:p>
          </table:table-cell>
          <table:table-cell office:value-type="float" office:value="0.127489332307212" calcext:value-type="float">
            <text:p>0.127489332307212</text:p>
          </table:table-cell>
          <table:table-cell office:value-type="float" office:value="0.0996732534582848" calcext:value-type="float">
            <text:p>0.099673253458285</text:p>
          </table:table-cell>
          <table:table-cell office:value-type="float" office:value="113.564781635227" calcext:value-type="float">
            <text:p>113.564781635227</text:p>
          </table:table-cell>
          <table:table-cell office:value-type="float" office:value="18.9210789210789" calcext:value-type="float">
            <text:p>18.9210789210789</text:p>
          </table:table-cell>
          <table:table-cell office:value-type="string" calcext:value-type="string">
            <text:p>ae416459-65d1-486c-8746-67a0af56f687</text:p>
          </table:table-cell>
          <table:table-cell office:value-type="float" office:value="0.211380353289018" calcext:value-type="float">
            <text:p>0.211380353289018</text:p>
          </table:table-cell>
          <table:table-cell office:value-type="float" office:value="0.386806477869905" calcext:value-type="float">
            <text:p>0.38680647786990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.480769230769" calcext:value-type="float">
            <text:p>175.480769230769</text:p>
          </table:table-cell>
          <table:table-cell office:value-type="float" office:value="37.5024975024975" calcext:value-type="float">
            <text:p>37.5024975024975</text:p>
          </table:table-cell>
          <table:table-cell office:value-type="float" office:value="65.4142003620742" calcext:value-type="float">
            <text:p>65.4142003620742</text:p>
          </table:table-cell>
          <table:table-cell office:value-type="float" office:value="98.7179487179487" calcext:value-type="float">
            <text:p>98.7179487179487</text:p>
          </table:table-cell>
          <table:table-cell office:value-type="float" office:value="261.656801448297" calcext:value-type="float">
            <text:p>261.656801448297</text:p>
          </table:table-cell>
          <table:table-cell office:value-type="float" office:value="76.7628205128205" calcext:value-type="float">
            <text:p>76.7628205128205</text:p>
          </table:table-cell>
          <table:table-cell/>
        </table:table-row>
        <table:table-row table:style-name="ro1" table:visibility="filter">
          <table:table-cell office:value-type="string" calcext:value-type="string">
            <text:p>37916aeb-272b-420c-8e77-7508f8ad0a30</text:p>
          </table:table-cell>
          <table:table-cell office:value-type="float" office:value="15.5018570668132" calcext:value-type="float">
            <text:p>15.5018570668132</text:p>
          </table:table-cell>
          <table:table-cell office:value-type="float" office:value="17.8021978021978" calcext:value-type="float">
            <text:p>17.80219780219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12010064021095" calcext:value-type="float">
            <text:p>-0.12010064021095</text:p>
          </table:table-cell>
          <table:table-cell office:value-type="float" office:value="-0.0880670009554962" calcext:value-type="float">
            <text:p>-0.088067000955496</text:p>
          </table:table-cell>
          <table:table-cell office:value-type="float" office:value="0.0456136056452968" calcext:value-type="float">
            <text:p>0.045613605645297</text:p>
          </table:table-cell>
          <table:table-cell office:value-type="float" office:value="0.12907877673266" calcext:value-type="float">
            <text:p>0.12907877673266</text:p>
          </table:table-cell>
          <table:table-cell office:value-type="float" office:value="0.0994221490987704" calcext:value-type="float">
            <text:p>0.09942214909877</text:p>
          </table:table-cell>
          <table:table-cell office:value-type="float" office:value="108.512999467692" calcext:value-type="float">
            <text:p>108.512999467692</text:p>
          </table:table-cell>
          <table:table-cell office:value-type="float" office:value="18.3616383616384" calcext:value-type="float">
            <text:p>18.3616383616384</text:p>
          </table:table-cell>
          <table:table-cell office:value-type="string" calcext:value-type="string">
            <text:p>37916aeb-272b-420c-8e77-7508f8ad0a30</text:p>
          </table:table-cell>
          <table:table-cell office:value-type="float" office:value="0.291978716968243" calcext:value-type="float">
            <text:p>0.291978716968243</text:p>
          </table:table-cell>
          <table:table-cell office:value-type="float" office:value="0.448556170341993" calcext:value-type="float">
            <text:p>0.448556170341993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.480769230769" calcext:value-type="float">
            <text:p>175.480769230769</text:p>
          </table:table-cell>
          <table:table-cell office:value-type="float" office:value="36.1638361638362" calcext:value-type="float">
            <text:p>36.1638361638362</text:p>
          </table:table-cell>
          <table:table-cell office:value-type="float" office:value="65.4142003620742" calcext:value-type="float">
            <text:p>65.4142003620742</text:p>
          </table:table-cell>
          <table:table-cell office:value-type="float" office:value="98.7179487179487" calcext:value-type="float">
            <text:p>98.7179487179487</text:p>
          </table:table-cell>
          <table:table-cell office:value-type="float" office:value="261.656801448297" calcext:value-type="float">
            <text:p>261.656801448297</text:p>
          </table:table-cell>
          <table:table-cell office:value-type="float" office:value="76.7628205128205" calcext:value-type="float">
            <text:p>76.7628205128205</text:p>
          </table:table-cell>
          <table:table-cell/>
        </table:table-row>
        <table:table-row table:style-name="ro1">
          <table:table-cell office:value-type="string" calcext:value-type="string">
            <text:p>4c71e947-2185-439f-b044-0b9c5fad1ca5</text:p>
          </table:table-cell>
          <table:table-cell office:value-type="float" office:value="64.4538298125233" calcext:value-type="float">
            <text:p>64.4538298125233</text:p>
          </table:table-cell>
          <table:table-cell office:value-type="float" office:value="76.3836163836164" calcext:value-type="float">
            <text:p>76.383616383616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0649118556360165" calcext:value-type="float">
            <text:p>0.064911855636017</text:p>
          </table:table-cell>
          <table:table-cell office:value-type="float" office:value="0.162083340725389" calcext:value-type="float">
            <text:p>0.162083340725389</text:p>
          </table:table-cell>
          <table:table-cell office:value-type="float" office:value="-0.0726833152787973" calcext:value-type="float">
            <text:p>-0.072683315278797</text:p>
          </table:table-cell>
          <table:table-cell office:value-type="float" office:value="0.127144786045612" calcext:value-type="float">
            <text:p>0.127144786045612</text:p>
          </table:table-cell>
          <table:table-cell office:value-type="float" office:value="0.0791980183328671" calcext:value-type="float">
            <text:p>0.079198018332867</text:p>
          </table:table-cell>
          <table:table-cell office:value-type="float" office:value="966.80744718785" calcext:value-type="float">
            <text:p>966.80744718785</text:p>
          </table:table-cell>
          <table:table-cell office:value-type="float" office:value="86.6333666333666" calcext:value-type="float">
            <text:p>86.6333666333666</text:p>
          </table:table-cell>
          <table:table-cell office:value-type="string" calcext:value-type="string">
            <text:p>4c71e947-2185-439f-b044-0b9c5fad1ca5</text:p>
          </table:table-cell>
          <table:table-cell office:value-type="float" office:value="0.348273315006047" calcext:value-type="float">
            <text:p>0.348273315006047</text:p>
          </table:table-cell>
          <table:table-cell office:value-type="float" office:value="0.358605584443853" calcext:value-type="float">
            <text:p>0.35860558444385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63.016983016983" calcext:value-type="float">
            <text:p>163.016983016983</text:p>
          </table:table-cell>
          <table:table-cell office:value-type="float" office:value="28.4934080383994" calcext:value-type="float">
            <text:p>28.4934080383994</text:p>
          </table:table-cell>
          <table:table-cell office:value-type="float" office:value="79.4871794871795" calcext:value-type="float">
            <text:p>79.4871794871795</text:p>
          </table:table-cell>
          <table:table-cell office:value-type="float" office:value="370.414304499192" calcext:value-type="float">
            <text:p>370.414304499192</text:p>
          </table:table-cell>
          <table:table-cell office:value-type="float" office:value="95.5128205128205" calcext:value-type="float">
            <text:p>95.5128205128205</text:p>
          </table:table-cell>
          <table:table-cell/>
        </table:table-row>
        <table:table-row table:style-name="ro1" table:visibility="filter">
          <table:table-cell office:value-type="string" calcext:value-type="string">
            <text:p>3bdccecb-e480-49e9-8895-f7a549858007</text:p>
          </table:table-cell>
          <table:table-cell office:value-type="float" office:value="57.3578916229945" calcext:value-type="float">
            <text:p>57.3578916229945</text:p>
          </table:table-cell>
          <table:table-cell office:value-type="float" office:value="68.8311688311688" calcext:value-type="float">
            <text:p>68.831168831168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-0.341150784546011" calcext:value-type="float">
            <text:p>-0.341150784546011</text:p>
          </table:table-cell>
          <table:table-cell office:value-type="float" office:value="0.130728462024753" calcext:value-type="float">
            <text:p>0.130728462024753</text:p>
          </table:table-cell>
          <table:table-cell office:value-type="float" office:value="-0.121586680569759" calcext:value-type="float">
            <text:p>-0.121586680569759</text:p>
          </table:table-cell>
          <table:table-cell office:value-type="float" office:value="0.129190820484883" calcext:value-type="float">
            <text:p>0.129190820484883</text:p>
          </table:table-cell>
          <table:table-cell office:value-type="float" office:value="0.0821210474419434" calcext:value-type="float">
            <text:p>0.082121047441943</text:p>
          </table:table-cell>
          <table:table-cell office:value-type="float" office:value="803.010482721923" calcext:value-type="float">
            <text:p>803.010482721923</text:p>
          </table:table-cell>
          <table:table-cell office:value-type="float" office:value="70.8291708291708" calcext:value-type="float">
            <text:p>70.8291708291708</text:p>
          </table:table-cell>
          <table:table-cell office:value-type="string" calcext:value-type="string">
            <text:p>3bdccecb-e480-49e9-8895-f7a549858007</text:p>
          </table:table-cell>
          <table:table-cell office:value-type="float" office:value="0.370499529022006" calcext:value-type="float">
            <text:p>0.370499529022006</text:p>
          </table:table-cell>
          <table:table-cell office:value-type="float" office:value="0.370674934827112" calcext:value-type="float">
            <text:p>0.37067493482711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4.038461538462" calcext:value-type="float">
            <text:p>174.038461538462</text:p>
          </table:table-cell>
          <table:table-cell office:value-type="float" office:value="139.66033966034" calcext:value-type="float">
            <text:p>139.66033966034</text:p>
          </table:table-cell>
          <table:table-cell office:value-type="float" office:value="28.3298968363748" calcext:value-type="float">
            <text:p>28.3298968363748</text:p>
          </table:table-cell>
          <table:table-cell office:value-type="float" office:value="78.8461538461538" calcext:value-type="float">
            <text:p>78.8461538461538</text:p>
          </table:table-cell>
          <table:table-cell office:value-type="float" office:value="368.288658872873" calcext:value-type="float">
            <text:p>368.288658872873</text:p>
          </table:table-cell>
          <table:table-cell office:value-type="float" office:value="95.1923076923077" calcext:value-type="float">
            <text:p>95.1923076923077</text:p>
          </table:table-cell>
          <table:table-cell/>
        </table:table-row>
        <table:table-row table:style-name="ro1">
          <table:table-cell office:value-type="string" calcext:value-type="string">
            <text:p>90b7e07b-dd7b-42ec-b73b-9497077fb0ae</text:p>
          </table:table-cell>
          <table:table-cell office:value-type="float" office:value="68.0291276573681" calcext:value-type="float">
            <text:p>68.0291276573681</text:p>
          </table:table-cell>
          <table:table-cell office:value-type="float" office:value="80.4195804195804" calcext:value-type="float">
            <text:p>80.419580419580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-0.0885916529976742" calcext:value-type="float">
            <text:p>-0.088591652997674</text:p>
          </table:table-cell>
          <table:table-cell office:value-type="float" office:value="0.131748281199522" calcext:value-type="float">
            <text:p>0.131748281199522</text:p>
          </table:table-cell>
          <table:table-cell office:value-type="float" office:value="0.000661102969350059" calcext:value-type="float">
            <text:p>0.00066110296935</text:p>
          </table:table-cell>
          <table:table-cell office:value-type="float" office:value="0.12865791387736" calcext:value-type="float">
            <text:p>0.12865791387736</text:p>
          </table:table-cell>
          <table:table-cell office:value-type="float" office:value="0.0805846912577199" calcext:value-type="float">
            <text:p>0.08058469125772</text:p>
          </table:table-cell>
          <table:table-cell office:value-type="float" office:value="816.349531888418" calcext:value-type="float">
            <text:p>816.349531888418</text:p>
          </table:table-cell>
          <table:table-cell office:value-type="float" office:value="72.3476523476523" calcext:value-type="float">
            <text:p>72.3476523476523</text:p>
          </table:table-cell>
          <table:table-cell office:value-type="string" calcext:value-type="string">
            <text:p>90b7e07b-dd7b-42ec-b73b-9497077fb0ae</text:p>
          </table:table-cell>
          <table:table-cell office:value-type="float" office:value="0.152246698119891" calcext:value-type="float">
            <text:p>0.152246698119891</text:p>
          </table:table-cell>
          <table:table-cell office:value-type="float" office:value="0.402055308963424" calcext:value-type="float">
            <text:p>0.40205530896342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3.076923076923" calcext:value-type="float">
            <text:p>173.076923076923</text:p>
          </table:table-cell>
          <table:table-cell office:value-type="float" office:value="152.767232767233" calcext:value-type="float">
            <text:p>152.767232767233</text:p>
          </table:table-cell>
          <table:table-cell office:value-type="float" office:value="31.5260383811576" calcext:value-type="float">
            <text:p>31.5260383811576</text:p>
          </table:table-cell>
          <table:table-cell office:value-type="float" office:value="88.7820512820513" calcext:value-type="float">
            <text:p>88.7820512820513</text:p>
          </table:table-cell>
          <table:table-cell office:value-type="float" office:value="283.734345430418" calcext:value-type="float">
            <text:p>283.734345430418</text:p>
          </table:table-cell>
          <table:table-cell office:value-type="float" office:value="84.2948717948718" calcext:value-type="float">
            <text:p>84.2948717948718</text:p>
          </table:table-cell>
          <table:table-cell/>
        </table:table-row>
        <table:table-row table:style-name="ro1" table:visibility="filter">
          <table:table-cell office:value-type="string" calcext:value-type="string">
            <text:p>b9c85099-637f-48d4-8832-5a0d8b50ea5b</text:p>
          </table:table-cell>
          <table:table-cell office:value-type="float" office:value="60.3143284788807" calcext:value-type="float">
            <text:p>60.3143284788807</text:p>
          </table:table-cell>
          <table:table-cell office:value-type="float" office:value="71.8481518481518" calcext:value-type="float">
            <text:p>71.848151848151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0.289599586226558" calcext:value-type="float">
            <text:p>0.289599586226558</text:p>
          </table:table-cell>
          <table:table-cell office:value-type="float" office:value="0.097667365606944" calcext:value-type="float">
            <text:p>0.097667365606944</text:p>
          </table:table-cell>
          <table:table-cell office:value-type="float" office:value="-0.0702405984753387" calcext:value-type="float">
            <text:p>-0.070240598475339</text:p>
          </table:table-cell>
          <table:table-cell office:value-type="float" office:value="0.110867056317915" calcext:value-type="float">
            <text:p>0.110867056317915</text:p>
          </table:table-cell>
          <table:table-cell office:value-type="float" office:value="0.0809707543845399" calcext:value-type="float">
            <text:p>0.08097075438454</text:p>
          </table:table-cell>
          <table:table-cell office:value-type="float" office:value="663.457613267688" calcext:value-type="float">
            <text:p>663.457613267688</text:p>
          </table:table-cell>
          <table:table-cell office:value-type="float" office:value="51.1088911088911" calcext:value-type="float">
            <text:p>51.1088911088911</text:p>
          </table:table-cell>
          <table:table-cell office:value-type="string" calcext:value-type="string">
            <text:p>b9c85099-637f-48d4-8832-5a0d8b50ea5b</text:p>
          </table:table-cell>
          <table:table-cell office:value-type="float" office:value="0.187428278644053" calcext:value-type="float">
            <text:p>0.187428278644053</text:p>
          </table:table-cell>
          <table:table-cell office:value-type="float" office:value="0.365170555801991" calcext:value-type="float">
            <text:p>0.36517055580199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3.076923076923" calcext:value-type="float">
            <text:p>173.076923076923</text:p>
          </table:table-cell>
          <table:table-cell office:value-type="float" office:value="122.957042957043" calcext:value-type="float">
            <text:p>122.957042957043</text:p>
          </table:table-cell>
          <table:table-cell office:value-type="float" office:value="28.0942152270725" calcext:value-type="float">
            <text:p>28.0942152270725</text:p>
          </table:table-cell>
          <table:table-cell office:value-type="float" office:value="78.2051282051282" calcext:value-type="float">
            <text:p>78.2051282051282</text:p>
          </table:table-cell>
          <table:table-cell office:value-type="float" office:value="365.224797951943" calcext:value-type="float">
            <text:p>365.224797951943</text:p>
          </table:table-cell>
          <table:table-cell office:value-type="float" office:value="94.8717948717949" calcext:value-type="float">
            <text:p>94.8717948717949</text:p>
          </table:table-cell>
          <table:table-cell/>
        </table:table-row>
        <table:table-row table:style-name="ro1">
          <table:table-cell office:value-type="string" calcext:value-type="string">
            <text:p>10d7f9ec-d79a-479a-a397-410c6276b11e</text:p>
          </table:table-cell>
          <table:table-cell office:value-type="float" office:value="76.087959328311" calcext:value-type="float">
            <text:p>76.087959328311</text:p>
          </table:table-cell>
          <table:table-cell office:value-type="float" office:value="86.2937062937063" calcext:value-type="float">
            <text:p>86.293706293706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0.0382168285693045" calcext:value-type="float">
            <text:p>0.038216828569305</text:p>
          </table:table-cell>
          <table:table-cell office:value-type="float" office:value="-0.0932016417530527" calcext:value-type="float">
            <text:p>-0.093201641753053</text:p>
          </table:table-cell>
          <table:table-cell office:value-type="float" office:value="-0.131213491019708" calcext:value-type="float">
            <text:p>-0.131213491019708</text:p>
          </table:table-cell>
          <table:table-cell office:value-type="float" office:value="0.118397686078519" calcext:value-type="float">
            <text:p>0.118397686078519</text:p>
          </table:table-cell>
          <table:table-cell office:value-type="float" office:value="0.0812180396448311" calcext:value-type="float">
            <text:p>0.081218039644831</text:p>
          </table:table-cell>
          <table:table-cell office:value-type="float" office:value="989.143471268043" calcext:value-type="float">
            <text:p>989.143471268043</text:p>
          </table:table-cell>
          <table:table-cell office:value-type="float" office:value="88.5314685314685" calcext:value-type="float">
            <text:p>88.5314685314685</text:p>
          </table:table-cell>
          <table:table-cell office:value-type="string" calcext:value-type="string">
            <text:p>10d7f9ec-d79a-479a-a397-410c6276b11e</text:p>
          </table:table-cell>
          <table:table-cell office:value-type="float" office:value="0.385304246899458" calcext:value-type="float">
            <text:p>0.385304246899458</text:p>
          </table:table-cell>
          <table:table-cell office:value-type="float" office:value="0.374966654657044" calcext:value-type="float">
            <text:p>0.37496665465704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2.435897435897" calcext:value-type="float">
            <text:p>172.435897435897</text:p>
          </table:table-cell>
          <table:table-cell office:value-type="float" office:value="174.825174825175" calcext:value-type="float">
            <text:p>174.825174825175</text:p>
          </table:table-cell>
          <table:table-cell office:value-type="float" office:value="27.7454611733903" calcext:value-type="float">
            <text:p>27.7454611733903</text:p>
          </table:table-cell>
          <table:table-cell office:value-type="float" office:value="77.8846153846154" calcext:value-type="float">
            <text:p>77.8846153846154</text:p>
          </table:table-cell>
          <table:table-cell office:value-type="float" office:value="360.690995254074" calcext:value-type="float">
            <text:p>360.690995254074</text:p>
          </table:table-cell>
          <table:table-cell office:value-type="float" office:value="94.5512820512821" calcext:value-type="float">
            <text:p>94.5512820512821</text:p>
          </table:table-cell>
          <table:table-cell/>
        </table:table-row>
        <table:table-row table:style-name="ro1">
          <table:table-cell office:value-type="string" calcext:value-type="string">
            <text:p>7dc50b87-84af-462f-8939-69d88417be7b</text:p>
          </table:table-cell>
          <table:table-cell office:value-type="float" office:value="63.0641365224466" calcext:value-type="float">
            <text:p>63.0641365224466</text:p>
          </table:table-cell>
          <table:table-cell office:value-type="float" office:value="74.5854145854146" calcext:value-type="float">
            <text:p>74.585414585414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alse</text:p>
          </table:table-cell>
          <table:table-cell office:value-type="float" office:value="-0.475045157831888" calcext:value-type="float">
            <text:p>-0.475045157831888</text:p>
          </table:table-cell>
          <table:table-cell office:value-type="float" office:value="0.179073288532684" calcext:value-type="float">
            <text:p>0.179073288532684</text:p>
          </table:table-cell>
          <table:table-cell office:value-type="float" office:value="-0.0899116243218524" calcext:value-type="float">
            <text:p>-0.089911624321852</text:p>
          </table:table-cell>
          <table:table-cell office:value-type="float" office:value="0.126874697473751" calcext:value-type="float">
            <text:p>0.126874697473751</text:p>
          </table:table-cell>
          <table:table-cell office:value-type="float" office:value="0.0798865843904706" calcext:value-type="float">
            <text:p>0.079886584390471</text:p>
          </table:table-cell>
          <table:table-cell office:value-type="float" office:value="945.962047836698" calcext:value-type="float">
            <text:p>945.962047836698</text:p>
          </table:table-cell>
          <table:table-cell office:value-type="float" office:value="84.2157842157842" calcext:value-type="float">
            <text:p>84.2157842157842</text:p>
          </table:table-cell>
          <table:table-cell office:value-type="string" calcext:value-type="string">
            <text:p>7dc50b87-84af-462f-8939-69d88417be7b</text:p>
          </table:table-cell>
          <table:table-cell office:value-type="float" office:value="0.340837636891621" calcext:value-type="float">
            <text:p>0.340837636891621</text:p>
          </table:table-cell>
          <table:table-cell office:value-type="float" office:value="0.356896146132831" calcext:value-type="float">
            <text:p>0.35689614613283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1.794871794872" calcext:value-type="float">
            <text:p>171.794871794872</text:p>
          </table:table-cell>
          <table:table-cell office:value-type="float" office:value="158.801198801199" calcext:value-type="float">
            <text:p>158.801198801199</text:p>
          </table:table-cell>
          <table:table-cell office:value-type="float" office:value="27.6432572351975" calcext:value-type="float">
            <text:p>27.6432572351975</text:p>
          </table:table-cell>
          <table:table-cell office:value-type="float" office:value="77.5641025641026" calcext:value-type="float">
            <text:p>77.5641025641026</text:p>
          </table:table-cell>
          <table:table-cell office:value-type="float" office:value="359.362344057568" calcext:value-type="float">
            <text:p>359.362344057568</text:p>
          </table:table-cell>
          <table:table-cell office:value-type="float" office:value="94.2307692307692" calcext:value-type="float">
            <text:p>94.2307692307692</text:p>
          </table:table-cell>
          <table:table-cell/>
        </table:table-row>
        <table:table-row table:style-name="ro1" table:visibility="filter">
          <table:table-cell office:value-type="string" calcext:value-type="string">
            <text:p>317d478e-4c9c-4798-895a-ef88192e7c89</text:p>
          </table:table-cell>
          <table:table-cell office:value-type="float" office:value="7.80848476271693" calcext:value-type="float">
            <text:p>7.80848476271693</text:p>
          </table:table-cell>
          <table:table-cell office:value-type="float" office:value="13.026973026973" calcext:value-type="float">
            <text:p>13.0269730269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253286815102822" calcext:value-type="float">
            <text:p>0.253286815102822</text:p>
          </table:table-cell>
          <table:table-cell office:value-type="float" office:value="-0.22012179177527" calcext:value-type="float">
            <text:p>-0.22012179177527</text:p>
          </table:table-cell>
          <table:table-cell office:value-type="float" office:value="0.0122903636254233" calcext:value-type="float">
            <text:p>0.012290363625423</text:p>
          </table:table-cell>
          <table:table-cell office:value-type="float" office:value="0.127092308092346" calcext:value-type="float">
            <text:p>0.127092308092346</text:p>
          </table:table-cell>
          <table:table-cell office:value-type="float" office:value="0.099695931638582" calcext:value-type="float">
            <text:p>0.099695931638582</text:p>
          </table:table-cell>
          <table:table-cell office:value-type="float" office:value="70.2763628644524" calcext:value-type="float">
            <text:p>70.2763628644524</text:p>
          </table:table-cell>
          <table:table-cell office:value-type="float" office:value="15.4245754245754" calcext:value-type="float">
            <text:p>15.4245754245754</text:p>
          </table:table-cell>
          <table:table-cell office:value-type="string" calcext:value-type="string">
            <text:p>317d478e-4c9c-4798-895a-ef88192e7c89</text:p>
          </table:table-cell>
          <table:table-cell office:value-type="float" office:value="0.189118570463485" calcext:value-type="float">
            <text:p>0.189118570463485</text:p>
          </table:table-cell>
          <table:table-cell office:value-type="float" office:value="0.456836528585796" calcext:value-type="float">
            <text:p>0.45683652858579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1.153846153846" calcext:value-type="float">
            <text:p>171.153846153846</text:p>
          </table:table-cell>
          <table:table-cell office:value-type="float" office:value="28.4515484515485" calcext:value-type="float">
            <text:p>28.4515484515485</text:p>
          </table:table-cell>
          <table:table-cell office:value-type="float" office:value="43.6094669080495" calcext:value-type="float">
            <text:p>43.6094669080495</text:p>
          </table:table-cell>
          <table:table-cell office:value-type="float" office:value="94.3910256410256" calcext:value-type="float">
            <text:p>94.3910256410256</text:p>
          </table:table-cell>
          <table:table-cell office:value-type="float" office:value="261.656801448297" calcext:value-type="float">
            <text:p>261.656801448297</text:p>
          </table:table-cell>
          <table:table-cell office:value-type="float" office:value="76.7628205128205" calcext:value-type="float">
            <text:p>76.7628205128205</text:p>
          </table:table-cell>
          <table:table-cell/>
        </table:table-row>
        <table:table-row table:style-name="ro1" table:visibility="filter">
          <table:table-cell office:value-type="string" calcext:value-type="string">
            <text:p>3c2e8450-f037-4f66-9ffb-52a3b4802dd8</text:p>
          </table:table-cell>
          <table:table-cell office:value-type="float" office:value="5.94198173260114" calcext:value-type="float">
            <text:p>5.94198173260114</text:p>
          </table:table-cell>
          <table:table-cell office:value-type="float" office:value="11.8481518481519" calcext:value-type="float">
            <text:p>11.84815184815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116297480110113" calcext:value-type="float">
            <text:p>0.116297480110113</text:p>
          </table:table-cell>
          <table:table-cell office:value-type="float" office:value="-0.212261377242012" calcext:value-type="float">
            <text:p>-0.212261377242012</text:p>
          </table:table-cell>
          <table:table-cell office:value-type="float" office:value="0.102140877097762" calcext:value-type="float">
            <text:p>0.102140877097762</text:p>
          </table:table-cell>
          <table:table-cell office:value-type="float" office:value="0.126805169428188" calcext:value-type="float">
            <text:p>0.126805169428188</text:p>
          </table:table-cell>
          <table:table-cell office:value-type="float" office:value="0.0997557571552859" calcext:value-type="float">
            <text:p>0.099755757155286</text:p>
          </table:table-cell>
          <table:table-cell office:value-type="float" office:value="53.4778355934103" calcext:value-type="float">
            <text:p>53.4778355934103</text:p>
          </table:table-cell>
          <table:table-cell office:value-type="float" office:value="14.5454545454545" calcext:value-type="float">
            <text:p>14.5454545454545</text:p>
          </table:table-cell>
          <table:table-cell office:value-type="string" calcext:value-type="string">
            <text:p>3c2e8450-f037-4f66-9ffb-52a3b4802dd8</text:p>
          </table:table-cell>
          <table:table-cell office:value-type="float" office:value="0.237918654637646" calcext:value-type="float">
            <text:p>0.237918654637646</text:p>
          </table:table-cell>
          <table:table-cell office:value-type="float" office:value="0.420804463932701" calcext:value-type="float">
            <text:p>0.42080446393270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1.153846153846" calcext:value-type="float">
            <text:p>171.153846153846</text:p>
          </table:table-cell>
          <table:table-cell office:value-type="float" office:value="26.3936063936064" calcext:value-type="float">
            <text:p>26.3936063936064</text:p>
          </table:table-cell>
          <table:table-cell office:value-type="float" office:value="43.6094669080495" calcext:value-type="float">
            <text:p>43.6094669080495</text:p>
          </table:table-cell>
          <table:table-cell office:value-type="float" office:value="94.3910256410256" calcext:value-type="float">
            <text:p>94.3910256410256</text:p>
          </table:table-cell>
          <table:table-cell office:value-type="float" office:value="261.656801448297" calcext:value-type="float">
            <text:p>261.656801448297</text:p>
          </table:table-cell>
          <table:table-cell office:value-type="float" office:value="76.7628205128205" calcext:value-type="float">
            <text:p>76.7628205128205</text:p>
          </table:table-cell>
          <table:table-cell/>
        </table:table-row>
        <table:table-row table:style-name="ro1" table:visibility="filter">
          <table:table-cell office:value-type="string" calcext:value-type="string">
            <text:p>1a01b5c6-df50-4e93-b7bc-f4b4164588fa</text:p>
          </table:table-cell>
          <table:table-cell office:value-type="float" office:value="54.0566310363961" calcext:value-type="float">
            <text:p>54.0566310363961</text:p>
          </table:table-cell>
          <table:table-cell office:value-type="float" office:value="65.5944055944056" calcext:value-type="float">
            <text:p>65.594405594405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alse</text:p>
          </table:table-cell>
          <table:table-cell office:value-type="float" office:value="0.0429390744004583" calcext:value-type="float">
            <text:p>0.042939074400458</text:p>
          </table:table-cell>
          <table:table-cell office:value-type="float" office:value="-0.133423217900397" calcext:value-type="float">
            <text:p>-0.133423217900397</text:p>
          </table:table-cell>
          <table:table-cell office:value-type="float" office:value="-0.0687319620340341" calcext:value-type="float">
            <text:p>-0.068731962034034</text:p>
          </table:table-cell>
          <table:table-cell office:value-type="float" office:value="0.128528478115648" calcext:value-type="float">
            <text:p>0.128528478115648</text:p>
          </table:table-cell>
          <table:table-cell office:value-type="float" office:value="0.0801603858160708" calcext:value-type="float">
            <text:p>0.080160385816071</text:p>
          </table:table-cell>
          <table:table-cell office:value-type="float" office:value="756.792834509545" calcext:value-type="float">
            <text:p>756.792834509545</text:p>
          </table:table-cell>
          <table:table-cell office:value-type="float" office:value="63.0969030969031" calcext:value-type="float">
            <text:p>63.0969030969031</text:p>
          </table:table-cell>
          <table:table-cell office:value-type="string" calcext:value-type="string">
            <text:p>1a01b5c6-df50-4e93-b7bc-f4b4164588fa</text:p>
          </table:table-cell>
          <table:table-cell office:value-type="float" office:value="0.414660610829389" calcext:value-type="float">
            <text:p>0.414660610829389</text:p>
          </table:table-cell>
          <table:table-cell office:value-type="float" office:value="0.384610012473825" calcext:value-type="float">
            <text:p>0.38461001247382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0.833333333333" calcext:value-type="float">
            <text:p>170.833333333333</text:p>
          </table:table-cell>
          <table:table-cell office:value-type="float" office:value="128.691308691309" calcext:value-type="float">
            <text:p>128.691308691309</text:p>
          </table:table-cell>
          <table:table-cell office:value-type="float" office:value="27.4181338667012" calcext:value-type="float">
            <text:p>27.4181338667012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356.435740267115" calcext:value-type="float">
            <text:p>356.435740267115</text:p>
          </table:table-cell>
          <table:table-cell office:value-type="float" office:value="93.9102564102564" calcext:value-type="float">
            <text:p>93.9102564102564</text:p>
          </table:table-cell>
          <table:table-cell/>
        </table:table-row>
        <table:table-row table:style-name="ro1">
          <table:table-cell office:value-type="string" calcext:value-type="string">
            <text:p>170a4c24-1bee-48f6-91cf-dbbe82711c67</text:p>
          </table:table-cell>
          <table:table-cell office:value-type="float" office:value="69.570994494532" calcext:value-type="float">
            <text:p>69.570994494532</text:p>
          </table:table-cell>
          <table:table-cell office:value-type="float" office:value="81.9380619380619" calcext:value-type="float">
            <text:p>81.93806193806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524102507741641" calcext:value-type="float">
            <text:p>0.052410250774164</text:p>
          </table:table-cell>
          <table:table-cell office:value-type="float" office:value="-0.0383867059332539" calcext:value-type="float">
            <text:p>-0.038386705933254</text:p>
          </table:table-cell>
          <table:table-cell office:value-type="float" office:value="-0.116859336038155" calcext:value-type="float">
            <text:p>-0.116859336038155</text:p>
          </table:table-cell>
          <table:table-cell office:value-type="float" office:value="0.12626843436422" calcext:value-type="float">
            <text:p>0.12626843436422</text:p>
          </table:table-cell>
          <table:table-cell office:value-type="float" office:value="0.0800029784628099" calcext:value-type="float">
            <text:p>0.08000297846281</text:p>
          </table:table-cell>
          <table:table-cell office:value-type="float" office:value="834.851933934384" calcext:value-type="float">
            <text:p>834.851933934384</text:p>
          </table:table-cell>
          <table:table-cell office:value-type="float" office:value="74.025974025974" calcext:value-type="float">
            <text:p>74.025974025974</text:p>
          </table:table-cell>
          <table:table-cell office:value-type="string" calcext:value-type="string">
            <text:p>170a4c24-1bee-48f6-91cf-dbbe82711c67</text:p>
          </table:table-cell>
          <table:table-cell office:value-type="float" office:value="0.239178980665889" calcext:value-type="float">
            <text:p>0.239178980665889</text:p>
          </table:table-cell>
          <table:table-cell office:value-type="float" office:value="0.485107251992334" calcext:value-type="float">
            <text:p>0.48510725199233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0.512820512821" calcext:value-type="float">
            <text:p>170.512820512821</text:p>
          </table:table-cell>
          <table:table-cell office:value-type="float" office:value="155.964035964036" calcext:value-type="float">
            <text:p>155.964035964036</text:p>
          </table:table-cell>
          <table:table-cell office:value-type="float" office:value="31.2383287389497" calcext:value-type="float">
            <text:p>31.2383287389497</text:p>
          </table:table-cell>
          <table:table-cell office:value-type="float" office:value="86.5384615384615" calcext:value-type="float">
            <text:p>86.5384615384615</text:p>
          </table:table-cell>
          <table:table-cell office:value-type="float" office:value="281.144958650547" calcext:value-type="float">
            <text:p>281.144958650547</text:p>
          </table:table-cell>
          <table:table-cell office:value-type="float" office:value="83.974358974359" calcext:value-type="float">
            <text:p>83.974358974359</text:p>
          </table:table-cell>
          <table:table-cell/>
        </table:table-row>
        <table:table-row table:style-name="ro1">
          <table:table-cell office:value-type="string" calcext:value-type="string">
            <text:p>f733b0d5-d516-478d-82da-eacec7dbc8ab</text:p>
          </table:table-cell>
          <table:table-cell office:value-type="float" office:value="69.1939969706873" calcext:value-type="float">
            <text:p>69.1939969706873</text:p>
          </table:table-cell>
          <table:table-cell office:value-type="float" office:value="81.4985014985015" calcext:value-type="float">
            <text:p>81.49850149850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276633411008845" calcext:value-type="float">
            <text:p>0.027663341100885</text:p>
          </table:table-cell>
          <table:table-cell office:value-type="float" office:value="0.151505831134" calcext:value-type="float">
            <text:p>0.151505831134</text:p>
          </table:table-cell>
          <table:table-cell office:value-type="float" office:value="-0.082699361462736" calcext:value-type="float">
            <text:p>-0.082699361462736</text:p>
          </table:table-cell>
          <table:table-cell office:value-type="float" office:value="0.125737647151838" calcext:value-type="float">
            <text:p>0.125737647151838</text:p>
          </table:table-cell>
          <table:table-cell office:value-type="float" office:value="0.0790883924011506" calcext:value-type="float">
            <text:p>0.079088392401151</text:p>
          </table:table-cell>
          <table:table-cell office:value-type="float" office:value="830.327963648248" calcext:value-type="float">
            <text:p>830.327963648248</text:p>
          </table:table-cell>
          <table:table-cell office:value-type="float" office:value="73.4465534465535" calcext:value-type="float">
            <text:p>73.4465534465535</text:p>
          </table:table-cell>
          <table:table-cell office:value-type="string" calcext:value-type="string">
            <text:p>f733b0d5-d516-478d-82da-eacec7dbc8ab</text:p>
          </table:table-cell>
          <table:table-cell office:value-type="float" office:value="0.344827375519362" calcext:value-type="float">
            <text:p>0.344827375519362</text:p>
          </table:table-cell>
          <table:table-cell office:value-type="float" office:value="0.450171174283758" calcext:value-type="float">
            <text:p>0.450171174283758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9.551282051282" calcext:value-type="float">
            <text:p>169.551282051282</text:p>
          </table:table-cell>
          <table:table-cell office:value-type="float" office:value="154.945054945055" calcext:value-type="float">
            <text:p>154.945054945055</text:p>
          </table:table-cell>
          <table:table-cell office:value-type="float" office:value="31.2195502161631" calcext:value-type="float">
            <text:p>31.2195502161631</text:p>
          </table:table-cell>
          <table:table-cell office:value-type="float" office:value="86.2179487179487" calcext:value-type="float">
            <text:p>86.2179487179487</text:p>
          </table:table-cell>
          <table:table-cell office:value-type="float" office:value="280.975951945468" calcext:value-type="float">
            <text:p>280.975951945468</text:p>
          </table:table-cell>
          <table:table-cell office:value-type="float" office:value="83.3333333333333" calcext:value-type="float">
            <text:p>83.3333333333333</text:p>
          </table:table-cell>
          <table:table-cell/>
        </table:table-row>
        <table:table-row table:style-name="ro1" table:visibility="filter">
          <table:table-cell office:value-type="string" calcext:value-type="string">
            <text:p>087223c6-3f9f-41dc-978b-96ecba74b64f</text:p>
          </table:table-cell>
          <table:table-cell office:value-type="float" office:value="54.4456817201666" calcext:value-type="float">
            <text:p>54.4456817201666</text:p>
          </table:table-cell>
          <table:table-cell office:value-type="float" office:value="65.994005994006" calcext:value-type="float">
            <text:p>65.99400599400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alse</text:p>
          </table:table-cell>
          <table:table-cell office:value-type="float" office:value="0.450105978030996" calcext:value-type="float">
            <text:p>0.450105978030996</text:p>
          </table:table-cell>
          <table:table-cell office:value-type="float" office:value="0.181328468231972" calcext:value-type="float">
            <text:p>0.181328468231972</text:p>
          </table:table-cell>
          <table:table-cell office:value-type="float" office:value="-0.0486990418211765" calcext:value-type="float">
            <text:p>-0.048699041821177</text:p>
          </table:table-cell>
          <table:table-cell office:value-type="float" office:value="0.128871636379282" calcext:value-type="float">
            <text:p>0.128871636379282</text:p>
          </table:table-cell>
          <table:table-cell office:value-type="float" office:value="0.0851522216983107" calcext:value-type="float">
            <text:p>0.085152221698311</text:p>
          </table:table-cell>
          <table:table-cell office:value-type="float" office:value="762.239544082332" calcext:value-type="float">
            <text:p>762.239544082332</text:p>
          </table:table-cell>
          <table:table-cell office:value-type="float" office:value="64.1558441558442" calcext:value-type="float">
            <text:p>64.1558441558442</text:p>
          </table:table-cell>
          <table:table-cell office:value-type="string" calcext:value-type="string">
            <text:p>087223c6-3f9f-41dc-978b-96ecba74b64f</text:p>
          </table:table-cell>
          <table:table-cell office:value-type="float" office:value="0.191522112948982" calcext:value-type="float">
            <text:p>0.191522112948982</text:p>
          </table:table-cell>
          <table:table-cell office:value-type="float" office:value="0.302247888424326" calcext:value-type="float">
            <text:p>0.30224788842432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.230769230769" calcext:value-type="float">
            <text:p>169.230769230769</text:p>
          </table:table-cell>
          <table:table-cell office:value-type="float" office:value="130.14985014985" calcext:value-type="float">
            <text:p>130.14985014985</text:p>
          </table:table-cell>
          <table:table-cell office:value-type="float" office:value="27.0303215914517" calcext:value-type="float">
            <text:p>27.0303215914517</text:p>
          </table:table-cell>
          <table:table-cell office:value-type="float" office:value="75.6410256410256" calcext:value-type="float">
            <text:p>75.6410256410256</text:p>
          </table:table-cell>
          <table:table-cell office:value-type="float" office:value="351.394180688872" calcext:value-type="float">
            <text:p>351.394180688872</text:p>
          </table:table-cell>
          <table:table-cell office:value-type="float" office:value="93.5897435897436" calcext:value-type="float">
            <text:p>93.5897435897436</text:p>
          </table:table-cell>
          <table:table-cell/>
        </table:table-row>
        <table:table-row table:style-name="ro1">
          <table:table-cell office:value-type="string" calcext:value-type="string">
            <text:p>9dcee953-84ef-415f-80a8-ed8e736cda7d</text:p>
          </table:table-cell>
          <table:table-cell office:value-type="float" office:value="69.5235920158207" calcext:value-type="float">
            <text:p>69.5235920158207</text:p>
          </table:table-cell>
          <table:table-cell office:value-type="float" office:value="81.9180819180819" calcext:value-type="float">
            <text:p>81.91808191808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196065525420303" calcext:value-type="float">
            <text:p>-0.196065525420303</text:p>
          </table:table-cell>
          <table:table-cell office:value-type="float" office:value="0.0639726566606529" calcext:value-type="float">
            <text:p>0.063972656660653</text:p>
          </table:table-cell>
          <table:table-cell office:value-type="float" office:value="-0.126538989184414" calcext:value-type="float">
            <text:p>-0.126538989184414</text:p>
          </table:table-cell>
          <table:table-cell office:value-type="float" office:value="0.128477935989621" calcext:value-type="float">
            <text:p>0.128477935989621</text:p>
          </table:table-cell>
          <table:table-cell office:value-type="float" office:value="0.0817585615399535" calcext:value-type="float">
            <text:p>0.081758561539954</text:p>
          </table:table-cell>
          <table:table-cell office:value-type="float" office:value="834.283104189849" calcext:value-type="float">
            <text:p>834.283104189849</text:p>
          </table:table-cell>
          <table:table-cell office:value-type="float" office:value="73.946053946054" calcext:value-type="float">
            <text:p>73.946053946054</text:p>
          </table:table-cell>
          <table:table-cell office:value-type="string" calcext:value-type="string">
            <text:p>9dcee953-84ef-415f-80a8-ed8e736cda7d</text:p>
          </table:table-cell>
          <table:table-cell office:value-type="float" office:value="0.269360745445156" calcext:value-type="float">
            <text:p>0.269360745445156</text:p>
          </table:table-cell>
          <table:table-cell office:value-type="float" office:value="0.488025348482672" calcext:value-type="float">
            <text:p>0.48802534848267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8.910256410256" calcext:value-type="float">
            <text:p>168.910256410256</text:p>
          </table:table-cell>
          <table:table-cell office:value-type="float" office:value="155.864135864136" calcext:value-type="float">
            <text:p>155.864135864136</text:p>
          </table:table-cell>
          <table:table-cell office:value-type="float" office:value="31.0981799334674" calcext:value-type="float">
            <text:p>31.0981799334674</text:p>
          </table:table-cell>
          <table:table-cell office:value-type="float" office:value="85.8974358974359" calcext:value-type="float">
            <text:p>85.8974358974359</text:p>
          </table:table-cell>
          <table:table-cell office:value-type="float" office:value="279.883619401206" calcext:value-type="float">
            <text:p>279.883619401206</text:p>
          </table:table-cell>
          <table:table-cell office:value-type="float" office:value="83.0128205128205" calcext:value-type="float">
            <text:p>83.0128205128205</text:p>
          </table:table-cell>
          <table:table-cell/>
        </table:table-row>
        <table:table-row table:style-name="ro1" table:visibility="filter">
          <table:table-cell office:value-type="string" calcext:value-type="string">
            <text:p>8c3046dc-d092-4d14-981c-aeb8b4543567</text:p>
          </table:table-cell>
          <table:table-cell office:value-type="float" office:value="12.0453570628287" calcext:value-type="float">
            <text:p>12.0453570628287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412814289761562" calcext:value-type="float">
            <text:p>-0.412814289761562</text:p>
          </table:table-cell>
          <table:table-cell office:value-type="float" office:value="0.151835121426892" calcext:value-type="float">
            <text:p>0.151835121426892</text:p>
          </table:table-cell>
          <table:table-cell office:value-type="float" office:value="-0.0769436174893821" calcext:value-type="float">
            <text:p>-0.076943617489382</text:p>
          </table:table-cell>
          <table:table-cell office:value-type="float" office:value="0.122875628391385" calcext:value-type="float">
            <text:p>0.122875628391385</text:p>
          </table:table-cell>
          <table:table-cell office:value-type="float" office:value="0.000198312636834006" calcext:value-type="float">
            <text:p>0.000198312636834</text:p>
          </table:table-cell>
          <table:table-cell office:value-type="float" office:value="481.814282513149" calcext:value-type="float">
            <text:p>481.814282513149</text:p>
          </table:table-cell>
          <table:table-cell office:value-type="float" office:value="35.3446553446553" calcext:value-type="float">
            <text:p>35.3446553446553</text:p>
          </table:table-cell>
          <table:table-cell office:value-type="string" calcext:value-type="string">
            <text:p>8c3046dc-d092-4d14-981c-aeb8b4543567</text:p>
          </table:table-cell>
          <table:table-cell office:value-type="float" office:value="0.319682923587751" calcext:value-type="float">
            <text:p>0.319682923587751</text:p>
          </table:table-cell>
          <table:table-cell office:value-type="float" office:value="0.351938188112951" calcext:value-type="float">
            <text:p>0.35193818811295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8.910256410256" calcext:value-type="float">
            <text:p>168.910256410256</text:p>
          </table:table-cell>
          <table:table-cell office:value-type="float" office:value="50.7292707292707" calcext:value-type="float">
            <text:p>50.7292707292707</text:p>
          </table:table-cell>
          <table:table-cell office:value-type="float" office:value="19.3729517720941" calcext:value-type="float">
            <text:p>19.3729517720941</text:p>
          </table:table-cell>
          <table:table-cell office:value-type="float" office:value="68.9102564102564" calcext:value-type="float">
            <text:p>68.9102564102564</text:p>
          </table:table-cell>
          <table:table-cell office:value-type="float" office:value="755.545119111669" calcext:value-type="float">
            <text:p>755.54511911166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0451eac9-07ae-4254-83e1-5cf7d4a0d34b</text:p>
          </table:table-cell>
          <table:table-cell office:value-type="float" office:value="50.4847321106182" calcext:value-type="float">
            <text:p>50.4847321106182</text:p>
          </table:table-cell>
          <table:table-cell office:value-type="float" office:value="61.6983016983017" calcext:value-type="float">
            <text:p>61.698301698301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0.0164533775990232" calcext:value-type="float">
            <text:p>0.016453377599023</text:p>
          </table:table-cell>
          <table:table-cell office:value-type="float" office:value="-0.0985527971683934" calcext:value-type="float">
            <text:p>-0.098552797168393</text:p>
          </table:table-cell>
          <table:table-cell office:value-type="float" office:value="-0.0350375027017315" calcext:value-type="float">
            <text:p>-0.035037502701732</text:p>
          </table:table-cell>
          <table:table-cell office:value-type="float" office:value="0.121965030038703" calcext:value-type="float">
            <text:p>0.121965030038703</text:p>
          </table:table-cell>
          <table:table-cell office:value-type="float" office:value="0.0995455050621612" calcext:value-type="float">
            <text:p>0.099545505062161</text:p>
          </table:table-cell>
          <table:table-cell office:value-type="float" office:value="302.908392663709" calcext:value-type="float">
            <text:p>302.908392663709</text:p>
          </table:table-cell>
          <table:table-cell office:value-type="float" office:value="28.2317682317682" calcext:value-type="float">
            <text:p>28.2317682317682</text:p>
          </table:table-cell>
          <table:table-cell office:value-type="string" calcext:value-type="string">
            <text:p>0451eac9-07ae-4254-83e1-5cf7d4a0d34b</text:p>
          </table:table-cell>
          <table:table-cell office:value-type="float" office:value="0.248941732300989" calcext:value-type="float">
            <text:p>0.248941732300989</text:p>
          </table:table-cell>
          <table:table-cell office:value-type="float" office:value="0.499174745078054" calcext:value-type="float">
            <text:p>0.49917474507805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8.75" calcext:value-type="float">
            <text:p>168.75</text:p>
          </table:table-cell>
          <table:table-cell office:value-type="float" office:value="89.9300699300699" calcext:value-type="float">
            <text:p>89.9300699300699</text:p>
          </table:table-cell>
          <table:table-cell office:value-type="float" office:value="63.451774351212" calcext:value-type="float">
            <text:p>63.451774351212</text:p>
          </table:table-cell>
          <table:table-cell office:value-type="float" office:value="97.275641025641" calcext:value-type="float">
            <text:p>97.275641025641</text:p>
          </table:table-cell>
          <table:table-cell office:value-type="float" office:value="253.807097404848" calcext:value-type="float">
            <text:p>253.807097404848</text:p>
          </table:table-cell>
          <table:table-cell office:value-type="float" office:value="71.474358974359" calcext:value-type="float">
            <text:p>71.474358974359</text:p>
          </table:table-cell>
          <table:table-cell/>
        </table:table-row>
        <table:table-row table:style-name="ro1" table:visibility="filter">
          <table:table-cell office:value-type="string" calcext:value-type="string">
            <text:p>84000435-bc7d-4770-a40a-e8e92f8261df</text:p>
          </table:table-cell>
          <table:table-cell office:value-type="float" office:value="15.5762341806685" calcext:value-type="float">
            <text:p>15.5762341806685</text:p>
          </table:table-cell>
          <table:table-cell office:value-type="float" office:value="17.9220779220779" calcext:value-type="float">
            <text:p>17.922077922077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-0.0906003051300603" calcext:value-type="float">
            <text:p>-0.09060030513006</text:p>
          </table:table-cell>
          <table:table-cell office:value-type="float" office:value="0.0905122085949199" calcext:value-type="float">
            <text:p>0.09051220859492</text:p>
          </table:table-cell>
          <table:table-cell office:value-type="float" office:value="-0.0293905888189005" calcext:value-type="float">
            <text:p>-0.029390588818901</text:p>
          </table:table-cell>
          <table:table-cell office:value-type="float" office:value="0.125861098971395" calcext:value-type="float">
            <text:p>0.125861098971395</text:p>
          </table:table-cell>
          <table:table-cell office:value-type="float" office:value="0.0993904657083048" calcext:value-type="float">
            <text:p>0.099390465708305</text:p>
          </table:table-cell>
          <table:table-cell office:value-type="float" office:value="109.033639264679" calcext:value-type="float">
            <text:p>109.033639264679</text:p>
          </table:table-cell>
          <table:table-cell office:value-type="float" office:value="18.4615384615385" calcext:value-type="float">
            <text:p>18.4615384615385</text:p>
          </table:table-cell>
          <table:table-cell office:value-type="string" calcext:value-type="string">
            <text:p>84000435-bc7d-4770-a40a-e8e92f8261df</text:p>
          </table:table-cell>
          <table:table-cell office:value-type="float" office:value="0.208140195032684" calcext:value-type="float">
            <text:p>0.208140195032684</text:p>
          </table:table-cell>
          <table:table-cell office:value-type="float" office:value="0.477139379960991" calcext:value-type="float">
            <text:p>0.47713937996099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8.75" calcext:value-type="float">
            <text:p>168.75</text:p>
          </table:table-cell>
          <table:table-cell office:value-type="float" office:value="36.3836163836164" calcext:value-type="float">
            <text:p>36.3836163836164</text:p>
          </table:table-cell>
          <table:table-cell office:value-type="float" office:value="63.451774351212" calcext:value-type="float">
            <text:p>63.451774351212</text:p>
          </table:table-cell>
          <table:table-cell office:value-type="float" office:value="97.275641025641" calcext:value-type="float">
            <text:p>97.275641025641</text:p>
          </table:table-cell>
          <table:table-cell office:value-type="float" office:value="253.807097404848" calcext:value-type="float">
            <text:p>253.807097404848</text:p>
          </table:table-cell>
          <table:table-cell office:value-type="float" office:value="71.474358974359" calcext:value-type="float">
            <text:p>71.474358974359</text:p>
          </table:table-cell>
          <table:table-cell/>
        </table:table-row>
        <table:table-row table:style-name="ro1" table:visibility="filter">
          <table:table-cell office:value-type="string" calcext:value-type="string">
            <text:p>98545029-f40a-462a-9f74-eae627467a26</text:p>
          </table:table-cell>
          <table:table-cell office:value-type="float" office:value="54.2334240992353" calcext:value-type="float">
            <text:p>54.2334240992353</text:p>
          </table:table-cell>
          <table:table-cell office:value-type="float" office:value="65.7942057942058" calcext:value-type="float">
            <text:p>65.794205794205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alse</text:p>
          </table:table-cell>
          <table:table-cell office:value-type="float" office:value="0.0128298893453307" calcext:value-type="float">
            <text:p>0.012829889345331</text:p>
          </table:table-cell>
          <table:table-cell office:value-type="float" office:value="-0.170702341058923" calcext:value-type="float">
            <text:p>-0.170702341058923</text:p>
          </table:table-cell>
          <table:table-cell office:value-type="float" office:value="-0.0657745645203681" calcext:value-type="float">
            <text:p>-0.065774564520368</text:p>
          </table:table-cell>
          <table:table-cell office:value-type="float" office:value="0.128196252967941" calcext:value-type="float">
            <text:p>0.128196252967941</text:p>
          </table:table-cell>
          <table:table-cell office:value-type="float" office:value="0.0807149230875749" calcext:value-type="float">
            <text:p>0.080714923087575</text:p>
          </table:table-cell>
          <table:table-cell office:value-type="float" office:value="759.267937389294" calcext:value-type="float">
            <text:p>759.267937389294</text:p>
          </table:table-cell>
          <table:table-cell office:value-type="float" office:value="63.5964035964036" calcext:value-type="float">
            <text:p>63.5964035964036</text:p>
          </table:table-cell>
          <table:table-cell office:value-type="string" calcext:value-type="string">
            <text:p>98545029-f40a-462a-9f74-eae627467a26</text:p>
          </table:table-cell>
          <table:table-cell office:value-type="float" office:value="0.165189799298284" calcext:value-type="float">
            <text:p>0.165189799298284</text:p>
          </table:table-cell>
          <table:table-cell office:value-type="float" office:value="0.373045131865218" calcext:value-type="float">
            <text:p>0.37304513186521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8.269230769231" calcext:value-type="float">
            <text:p>168.269230769231</text:p>
          </table:table-cell>
          <table:table-cell office:value-type="float" office:value="129.390609390609" calcext:value-type="float">
            <text:p>129.390609390609</text:p>
          </table:table-cell>
          <table:table-cell office:value-type="float" office:value="26.9356116026515" calcext:value-type="float">
            <text:p>26.9356116026515</text:p>
          </table:table-cell>
          <table:table-cell office:value-type="float" office:value="75.3205128205128" calcext:value-type="float">
            <text:p>75.3205128205128</text:p>
          </table:table-cell>
          <table:table-cell office:value-type="float" office:value="350.16295083447" calcext:value-type="float">
            <text:p>350.16295083447</text:p>
          </table:table-cell>
          <table:table-cell office:value-type="float" office:value="92.9487179487179" calcext:value-type="float">
            <text:p>92.9487179487179</text:p>
          </table:table-cell>
          <table:table-cell/>
        </table:table-row>
        <table:table-row table:style-name="ro1">
          <table:table-cell office:value-type="string" calcext:value-type="string">
            <text:p>fa2c06ef-0e1d-4b5b-9260-e3da50cfafa0</text:p>
          </table:table-cell>
          <table:table-cell office:value-type="float" office:value="69.2848094878122" calcext:value-type="float">
            <text:p>69.2848094878122</text:p>
          </table:table-cell>
          <table:table-cell office:value-type="float" office:value="81.6583416583417" calcext:value-type="float">
            <text:p>81.65834165834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497174970513562" calcext:value-type="float">
            <text:p>-0.497174970513562</text:p>
          </table:table-cell>
          <table:table-cell office:value-type="float" office:value="-0.0865262837564083" calcext:value-type="float">
            <text:p>-0.086526283756408</text:p>
          </table:table-cell>
          <table:table-cell office:value-type="float" office:value="-0.0914879343912594" calcext:value-type="float">
            <text:p>-0.091487934391259</text:p>
          </table:table-cell>
          <table:table-cell office:value-type="float" office:value="0.12854626197872" calcext:value-type="float">
            <text:p>0.12854626197872</text:p>
          </table:table-cell>
          <table:table-cell office:value-type="float" office:value="0.0807945761346537" calcext:value-type="float">
            <text:p>0.080794576134654</text:p>
          </table:table-cell>
          <table:table-cell office:value-type="float" office:value="831.417713853747" calcext:value-type="float">
            <text:p>831.417713853747</text:p>
          </table:table-cell>
          <table:table-cell office:value-type="float" office:value="73.5864135864136" calcext:value-type="float">
            <text:p>73.5864135864136</text:p>
          </table:table-cell>
          <table:table-cell office:value-type="string" calcext:value-type="string">
            <text:p>fa2c06ef-0e1d-4b5b-9260-e3da50cfafa0</text:p>
          </table:table-cell>
          <table:table-cell office:value-type="float" office:value="0.376749602249301" calcext:value-type="float">
            <text:p>0.376749602249301</text:p>
          </table:table-cell>
          <table:table-cell office:value-type="float" office:value="0.477154210937261" calcext:value-type="float">
            <text:p>0.47715421093726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7.307692307692" calcext:value-type="float">
            <text:p>167.307692307692</text:p>
          </table:table-cell>
          <table:table-cell office:value-type="float" office:value="155.244755244755" calcext:value-type="float">
            <text:p>155.244755244755</text:p>
          </table:table-cell>
          <table:table-cell office:value-type="float" office:value="30.9072930784795" calcext:value-type="float">
            <text:p>30.9072930784795</text:p>
          </table:table-cell>
          <table:table-cell office:value-type="float" office:value="84.9358974358974" calcext:value-type="float">
            <text:p>84.9358974358974</text:p>
          </table:table-cell>
          <table:table-cell office:value-type="float" office:value="278.165637706316" calcext:value-type="float">
            <text:p>278.165637706316</text:p>
          </table:table-cell>
          <table:table-cell office:value-type="float" office:value="82.3717948717949" calcext:value-type="float">
            <text:p>82.3717948717949</text:p>
          </table:table-cell>
          <table:table-cell/>
        </table:table-row>
        <table:table-row table:style-name="ro1" table:visibility="filter">
          <table:table-cell office:value-type="string" calcext:value-type="string">
            <text:p>89fa6f0e-75c3-4e73-956e-9aeabc5ad3d9</text:p>
          </table:table-cell>
          <table:table-cell office:value-type="float" office:value="37.1836941892394" calcext:value-type="float">
            <text:p>37.1836941892394</text:p>
          </table:table-cell>
          <table:table-cell office:value-type="float" office:value="38.4015984015984" calcext:value-type="float">
            <text:p>38.401598401598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lse</text:p>
          </table:table-cell>
          <table:table-cell office:value-type="float" office:value="-0.3026055310203" calcext:value-type="float">
            <text:p>-0.3026055310203</text:p>
          </table:table-cell>
          <table:table-cell office:value-type="float" office:value="-0.092752801706191" calcext:value-type="float">
            <text:p>-0.092752801706191</text:p>
          </table:table-cell>
          <table:table-cell office:value-type="float" office:value="-0.0498852707459245" calcext:value-type="float">
            <text:p>-0.049885270745925</text:p>
          </table:table-cell>
          <table:table-cell office:value-type="float" office:value="0.128817471191163" calcext:value-type="float">
            <text:p>0.128817471191163</text:p>
          </table:table-cell>
          <table:table-cell office:value-type="float" office:value="0.0984792473293424" calcext:value-type="float">
            <text:p>0.098479247329342</text:p>
          </table:table-cell>
          <table:table-cell office:value-type="float" office:value="334.653247703155" calcext:value-type="float">
            <text:p>334.653247703155</text:p>
          </table:table-cell>
          <table:table-cell office:value-type="float" office:value="29.3906093906094" calcext:value-type="float">
            <text:p>29.3906093906094</text:p>
          </table:table-cell>
          <table:table-cell office:value-type="string" calcext:value-type="string">
            <text:p>89fa6f0e-75c3-4e73-956e-9aeabc5ad3d9</text:p>
          </table:table-cell>
          <table:table-cell office:value-type="float" office:value="0.10658582455027" calcext:value-type="float">
            <text:p>0.10658582455027</text:p>
          </table:table-cell>
          <table:table-cell office:value-type="float" office:value="0.426944965523642" calcext:value-type="float">
            <text:p>0.42694496552364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7.307692307692" calcext:value-type="float">
            <text:p>167.307692307692</text:p>
          </table:table-cell>
          <table:table-cell office:value-type="float" office:value="67.7922077922078" calcext:value-type="float">
            <text:p>67.7922077922078</text:p>
          </table:table-cell>
          <table:table-cell office:value-type="float" office:value="63.1247033494016" calcext:value-type="float">
            <text:p>63.1247033494016</text:p>
          </table:table-cell>
          <table:table-cell office:value-type="float" office:value="96.7948717948718" calcext:value-type="float">
            <text:p>96.7948717948718</text:p>
          </table:table-cell>
          <table:table-cell office:value-type="float" office:value="252.498813397606" calcext:value-type="float">
            <text:p>252.498813397606</text:p>
          </table:table-cell>
          <table:table-cell office:value-type="float" office:value="70.5128205128205" calcext:value-type="float">
            <text:p>70.5128205128205</text:p>
          </table:table-cell>
          <table:table-cell/>
        </table:table-row>
        <table:table-row table:style-name="ro1" table:visibility="filter">
          <table:table-cell office:value-type="string" calcext:value-type="string">
            <text:p>a7ca105a-b749-44ac-bab8-33ba197b9865</text:p>
          </table:table-cell>
          <table:table-cell office:value-type="float" office:value="10.8566217607818" calcext:value-type="float">
            <text:p>10.8566217607818</text:p>
          </table:table-cell>
          <table:table-cell office:value-type="float" office:value="14.8251748251748" calcext:value-type="float">
            <text:p>14.825174825174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290887376297346" calcext:value-type="float">
            <text:p>0.290887376297346</text:p>
          </table:table-cell>
          <table:table-cell office:value-type="float" office:value="0.193211303878523" calcext:value-type="float">
            <text:p>0.193211303878523</text:p>
          </table:table-cell>
          <table:table-cell office:value-type="float" office:value="-0.0683045666018631" calcext:value-type="float">
            <text:p>-0.068304566601863</text:p>
          </table:table-cell>
          <table:table-cell office:value-type="float" office:value="0.124930821287018" calcext:value-type="float">
            <text:p>0.124930821287018</text:p>
          </table:table-cell>
          <table:table-cell office:value-type="float" office:value="0.0996309320817457" calcext:value-type="float">
            <text:p>0.099630932081746</text:p>
          </table:table-cell>
          <table:table-cell office:value-type="float" office:value="97.709595847036" calcext:value-type="float">
            <text:p>97.709595847036</text:p>
          </table:table-cell>
          <table:table-cell office:value-type="float" office:value="17.1228771228771" calcext:value-type="float">
            <text:p>17.1228771228771</text:p>
          </table:table-cell>
          <table:table-cell office:value-type="string" calcext:value-type="string">
            <text:p>a7ca105a-b749-44ac-bab8-33ba197b9865</text:p>
          </table:table-cell>
          <table:table-cell office:value-type="float" office:value="0.277758332677293" calcext:value-type="float">
            <text:p>0.277758332677293</text:p>
          </table:table-cell>
          <table:table-cell office:value-type="float" office:value="0.319427376824901" calcext:value-type="float">
            <text:p>0.31942737682490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7.307692307692" calcext:value-type="float">
            <text:p>167.307692307692</text:p>
          </table:table-cell>
          <table:table-cell office:value-type="float" office:value="31.9480519480519" calcext:value-type="float">
            <text:p>31.9480519480519</text:p>
          </table:table-cell>
          <table:table-cell office:value-type="float" office:value="42.7372775698885" calcext:value-type="float">
            <text:p>42.7372775698885</text:p>
          </table:table-cell>
          <table:table-cell office:value-type="float" office:value="93.9102564102564" calcext:value-type="float">
            <text:p>93.9102564102564</text:p>
          </table:table-cell>
          <table:table-cell office:value-type="float" office:value="256.423665419331" calcext:value-type="float">
            <text:p>256.423665419331</text:p>
          </table:table-cell>
          <table:table-cell office:value-type="float" office:value="73.3974358974359" calcext:value-type="float">
            <text:p>73.3974358974359</text:p>
          </table:table-cell>
          <table:table-cell/>
        </table:table-row>
        <table:table-row table:style-name="ro1" table:visibility="filter">
          <table:table-cell office:value-type="string" calcext:value-type="string">
            <text:p>7ce0caef-d3b9-4136-b9e7-dd41ffbdadf1</text:p>
          </table:table-cell>
          <table:table-cell office:value-type="float" office:value="2.58720637776297" calcext:value-type="float">
            <text:p>2.58720637776297</text:p>
          </table:table-cell>
          <table:table-cell office:value-type="float" office:value="10.1298701298701" calcext:value-type="float">
            <text:p>10.129870129870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lse</text:p>
          </table:table-cell>
          <table:table-cell office:value-type="float" office:value="0.0916457731590562" calcext:value-type="float">
            <text:p>0.091645773159056</text:p>
          </table:table-cell>
          <table:table-cell office:value-type="float" office:value="0.0248935285555138" calcext:value-type="float">
            <text:p>0.024893528555514</text:p>
          </table:table-cell>
          <table:table-cell office:value-type="float" office:value="0.0587649589000196" calcext:value-type="float">
            <text:p>0.05876495890002</text:p>
          </table:table-cell>
          <table:table-cell office:value-type="float" office:value="0.129351064763199" calcext:value-type="float">
            <text:p>0.129351064763199</text:p>
          </table:table-cell>
          <table:table-cell office:value-type="float" office:value="0.00190907673690705" calcext:value-type="float">
            <text:p>0.001909076736907</text:p>
          </table:table-cell>
          <table:table-cell office:value-type="float" office:value="106.075461488282" calcext:value-type="float">
            <text:p>106.075461488282</text:p>
          </table:table-cell>
          <table:table-cell office:value-type="float" office:value="17.7822177822178" calcext:value-type="float">
            <text:p>17.7822177822178</text:p>
          </table:table-cell>
          <table:table-cell office:value-type="string" calcext:value-type="string">
            <text:p>7ce0caef-d3b9-4136-b9e7-dd41ffbdadf1</text:p>
          </table:table-cell>
          <table:table-cell office:value-type="float" office:value="0.204102651094622" calcext:value-type="float">
            <text:p>0.204102651094622</text:p>
          </table:table-cell>
          <table:table-cell office:value-type="float" office:value="0.405234170856163" calcext:value-type="float">
            <text:p>0.40523417085616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6.98717948718" calcext:value-type="float">
            <text:p>166.98717948718</text:p>
          </table:table-cell>
          <table:table-cell office:value-type="float" office:value="27.9120879120879" calcext:value-type="float">
            <text:p>27.9120879120879</text:p>
          </table:table-cell>
          <table:table-cell office:value-type="float" office:value="19.0054024042404" calcext:value-type="float">
            <text:p>19.0054024042404</text:p>
          </table:table-cell>
          <table:table-cell office:value-type="float" office:value="67.3076923076923" calcext:value-type="float">
            <text:p>67.3076923076923</text:p>
          </table:table-cell>
          <table:table-cell office:value-type="float" office:value="741.210693765375" calcext:value-type="float">
            <text:p>741.210693765375</text:p>
          </table:table-cell>
          <table:table-cell office:value-type="float" office:value="99.6794871794872" calcext:value-type="float">
            <text:p>99.6794871794872</text:p>
          </table:table-cell>
          <table:table-cell/>
        </table:table-row>
        <table:table-row table:style-name="ro1" table:visibility="filter">
          <table:table-cell office:value-type="string" calcext:value-type="string">
            <text:p>70180368-40a6-472e-bc12-b80358d3d4ad</text:p>
          </table:table-cell>
          <table:table-cell office:value-type="float" office:value="6.63515700185747" calcext:value-type="float">
            <text:p>6.63515700185747</text:p>
          </table:table-cell>
          <table:table-cell office:value-type="float" office:value="12.4075924075924" calcext:value-type="float">
            <text:p>12.407592407592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alse</text:p>
          </table:table-cell>
          <table:table-cell office:value-type="float" office:value="0.383806497491386" calcext:value-type="float">
            <text:p>0.383806497491386</text:p>
          </table:table-cell>
          <table:table-cell office:value-type="float" office:value="0.0918965602464456" calcext:value-type="float">
            <text:p>0.091896560246446</text:p>
          </table:table-cell>
          <table:table-cell office:value-type="float" office:value="0.100362698059663" calcext:value-type="float">
            <text:p>0.100362698059663</text:p>
          </table:table-cell>
          <table:table-cell office:value-type="float" office:value="0.128370123771093" calcext:value-type="float">
            <text:p>0.128370123771093</text:p>
          </table:table-cell>
          <table:table-cell office:value-type="float" office:value="0.0993692851345215" calcext:value-type="float">
            <text:p>0.099369285134522</text:p>
          </table:table-cell>
          <table:table-cell office:value-type="float" office:value="59.7164130167172" calcext:value-type="float">
            <text:p>59.7164130167172</text:p>
          </table:table-cell>
          <table:table-cell office:value-type="float" office:value="14.9050949050949" calcext:value-type="float">
            <text:p>14.9050949050949</text:p>
          </table:table-cell>
          <table:table-cell office:value-type="string" calcext:value-type="string">
            <text:p>70180368-40a6-472e-bc12-b80358d3d4ad</text:p>
          </table:table-cell>
          <table:table-cell office:value-type="float" office:value="0.240566826744471" calcext:value-type="float">
            <text:p>0.240566826744471</text:p>
          </table:table-cell>
          <table:table-cell office:value-type="float" office:value="0.322424192421556" calcext:value-type="float">
            <text:p>0.32242419242155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6.346153846154" calcext:value-type="float">
            <text:p>166.346153846154</text:p>
          </table:table-cell>
          <table:table-cell office:value-type="float" office:value="27.3126873126873" calcext:value-type="float">
            <text:p>27.3126873126873</text:p>
          </table:table-cell>
          <table:table-cell office:value-type="float" office:value="42.5192302353482" calcext:value-type="float">
            <text:p>42.5192302353482</text:p>
          </table:table-cell>
          <table:table-cell office:value-type="float" office:value="93.5897435897436" calcext:value-type="float">
            <text:p>93.5897435897436</text:p>
          </table:table-cell>
          <table:table-cell office:value-type="float" office:value="255.115381412089" calcext:value-type="float">
            <text:p>255.115381412089</text:p>
          </table:table-cell>
          <table:table-cell office:value-type="float" office:value="72.7564102564103" calcext:value-type="float">
            <text:p>72.7564102564103</text:p>
          </table:table-cell>
          <table:table-cell/>
        </table:table-row>
        <table:table-row table:style-name="ro1" table:visibility="filter">
          <table:table-cell office:value-type="string" calcext:value-type="string">
            <text:p>6befbf99-1ad9-4a06-8377-893730da8e5f</text:p>
          </table:table-cell>
          <table:table-cell office:value-type="float" office:value="15.5059216097522" calcext:value-type="float">
            <text:p>15.5059216097522</text:p>
          </table:table-cell>
          <table:table-cell office:value-type="float" office:value="17.8221778221778" calcext:value-type="float">
            <text:p>17.822177822177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alse</text:p>
          </table:table-cell>
          <table:table-cell office:value-type="float" office:value="0.0669158089247888" calcext:value-type="float">
            <text:p>0.066915808924789</text:p>
          </table:table-cell>
          <table:table-cell office:value-type="float" office:value="0.124081941944215" calcext:value-type="float">
            <text:p>0.124081941944215</text:p>
          </table:table-cell>
          <table:table-cell office:value-type="float" office:value="-0.048286860058571" calcext:value-type="float">
            <text:p>-0.048286860058571</text:p>
          </table:table-cell>
          <table:table-cell office:value-type="float" office:value="0.128177646158967" calcext:value-type="float">
            <text:p>0.128177646158967</text:p>
          </table:table-cell>
          <table:table-cell office:value-type="float" office:value="0.099961182509676" calcext:value-type="float">
            <text:p>0.099961182509676</text:p>
          </table:table-cell>
          <table:table-cell office:value-type="float" office:value="108.541451268265" calcext:value-type="float">
            <text:p>108.541451268265</text:p>
          </table:table-cell>
          <table:table-cell office:value-type="float" office:value="18.3816183816184" calcext:value-type="float">
            <text:p>18.3816183816184</text:p>
          </table:table-cell>
          <table:table-cell office:value-type="string" calcext:value-type="string">
            <text:p>6befbf99-1ad9-4a06-8377-893730da8e5f</text:p>
          </table:table-cell>
          <table:table-cell office:value-type="float" office:value="0.219847701601794" calcext:value-type="float">
            <text:p>0.219847701601794</text:p>
          </table:table-cell>
          <table:table-cell office:value-type="float" office:value="0.470326324610815" calcext:value-type="float">
            <text:p>0.47032632461081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6.185897435897" calcext:value-type="float">
            <text:p>166.185897435897</text:p>
          </table:table-cell>
          <table:table-cell office:value-type="float" office:value="36.2037962037962" calcext:value-type="float">
            <text:p>36.2037962037962</text:p>
          </table:table-cell>
          <table:table-cell office:value-type="float" office:value="62.4705613457809" calcext:value-type="float">
            <text:p>62.4705613457809</text:p>
          </table:table-cell>
          <table:table-cell office:value-type="float" office:value="96.3141025641026" calcext:value-type="float">
            <text:p>96.3141025641026</text:p>
          </table:table-cell>
          <table:table-cell office:value-type="float" office:value="249.882245383123" calcext:value-type="float">
            <text:p>249.882245383123</text:p>
          </table:table-cell>
          <table:table-cell office:value-type="float" office:value="69.8717948717949" calcext:value-type="float">
            <text:p>69.8717948717949</text:p>
          </table:table-cell>
          <table:table-cell/>
        </table:table-row>
        <table:table-row table:style-name="ro1" table:visibility="filter">
          <table:table-cell office:value-type="string" calcext:value-type="string">
            <text:p>0ed7b190-1a14-4f50-816b-e19983c6c3d0</text:p>
          </table:table-cell>
          <table:table-cell office:value-type="float" office:value="14.5983243896147" calcext:value-type="float">
            <text:p>14.5983243896147</text:p>
          </table:table-cell>
          <table:table-cell office:value-type="float" office:value="16.8631368631369" calcext:value-type="float">
            <text:p>16.863136863136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alse</text:p>
          </table:table-cell>
          <table:table-cell office:value-type="float" office:value="-0.0307326558070079" calcext:value-type="float">
            <text:p>-0.030732655807008</text:p>
          </table:table-cell>
          <table:table-cell office:value-type="float" office:value="-0.0676872788561136" calcext:value-type="float">
            <text:p>-0.067687278856114</text:p>
          </table:table-cell>
          <table:table-cell office:value-type="float" office:value="0.0359595685663298" calcext:value-type="float">
            <text:p>0.03595956856633</text:p>
          </table:table-cell>
          <table:table-cell office:value-type="float" office:value="0.129283130756219" calcext:value-type="float">
            <text:p>0.129283130756219</text:p>
          </table:table-cell>
          <table:table-cell office:value-type="float" office:value="0.0997117474854415" calcext:value-type="float">
            <text:p>0.099711747485442</text:p>
          </table:table-cell>
          <table:table-cell office:value-type="float" office:value="102.188270727303" calcext:value-type="float">
            <text:p>102.188270727303</text:p>
          </table:table-cell>
          <table:table-cell office:value-type="float" office:value="17.5624375624376" calcext:value-type="float">
            <text:p>17.5624375624376</text:p>
          </table:table-cell>
          <table:table-cell office:value-type="string" calcext:value-type="string">
            <text:p>0ed7b190-1a14-4f50-816b-e19983c6c3d0</text:p>
          </table:table-cell>
          <table:table-cell office:value-type="float" office:value="0.409772103515506" calcext:value-type="float">
            <text:p>0.409772103515506</text:p>
          </table:table-cell>
          <table:table-cell office:value-type="float" office:value="0.423829277782639" calcext:value-type="float">
            <text:p>0.42382927778263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6.185897435897" calcext:value-type="float">
            <text:p>166.185897435897</text:p>
          </table:table-cell>
          <table:table-cell office:value-type="float" office:value="34.4255744255744" calcext:value-type="float">
            <text:p>34.4255744255744</text:p>
          </table:table-cell>
          <table:table-cell office:value-type="float" office:value="62.4705613457809" calcext:value-type="float">
            <text:p>62.4705613457809</text:p>
          </table:table-cell>
          <table:table-cell office:value-type="float" office:value="96.3141025641026" calcext:value-type="float">
            <text:p>96.3141025641026</text:p>
          </table:table-cell>
          <table:table-cell office:value-type="float" office:value="249.882245383123" calcext:value-type="float">
            <text:p>249.882245383123</text:p>
          </table:table-cell>
          <table:table-cell office:value-type="float" office:value="69.8717948717949" calcext:value-type="float">
            <text:p>69.8717948717949</text:p>
          </table:table-cell>
          <table:table-cell/>
        </table:table-row>
        <table:table-row table:style-name="ro1" table:visibility="filter">
          <table:table-cell office:value-type="string" calcext:value-type="string">
            <text:p>9d4e279b-c607-482f-ae3a-7f3063ccfc93</text:p>
          </table:table-cell>
          <table:table-cell office:value-type="float" office:value="66.4408127547524" calcext:value-type="float">
            <text:p>66.4408127547524</text:p>
          </table:table-cell>
          <table:table-cell office:value-type="float" office:value="78.981018981019" calcext:value-type="float">
            <text:p>78.98101898101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151339023241585" calcext:value-type="float">
            <text:p>0.151339023241585</text:p>
          </table:table-cell>
          <table:table-cell office:value-type="float" office:value="-0.102505991574857" calcext:value-type="float">
            <text:p>-0.102505991574857</text:p>
          </table:table-cell>
          <table:table-cell office:value-type="float" office:value="0.161360023879798" calcext:value-type="float">
            <text:p>0.161360023879798</text:p>
          </table:table-cell>
          <table:table-cell office:value-type="float" office:value="0.129215663885035" calcext:value-type="float">
            <text:p>0.129215663885035</text:p>
          </table:table-cell>
          <table:table-cell office:value-type="float" office:value="0.0814553341296962" calcext:value-type="float">
            <text:p>0.081455334129696</text:p>
          </table:table-cell>
          <table:table-cell office:value-type="float" office:value="797.289753057029" calcext:value-type="float">
            <text:p>797.289753057029</text:p>
          </table:table-cell>
          <table:table-cell office:value-type="float" office:value="70.1298701298701" calcext:value-type="float">
            <text:p>70.1298701298701</text:p>
          </table:table-cell>
          <table:table-cell office:value-type="string" calcext:value-type="string">
            <text:p>9d4e279b-c607-482f-ae3a-7f3063ccfc93</text:p>
          </table:table-cell>
          <table:table-cell office:value-type="float" office:value="0.393243942532539" calcext:value-type="float">
            <text:p>0.393243942532539</text:p>
          </table:table-cell>
          <table:table-cell office:value-type="float" office:value="0.350207866997419" calcext:value-type="float">
            <text:p>0.35020786699741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6.025641025641" calcext:value-type="float">
            <text:p>166.025641025641</text:p>
          </table:table-cell>
          <table:table-cell office:value-type="float" office:value="149.110889110889" calcext:value-type="float">
            <text:p>149.110889110889</text:p>
          </table:table-cell>
          <table:table-cell office:value-type="float" office:value="30.5936216532531" calcext:value-type="float">
            <text:p>30.5936216532531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275.342594879278" calcext:value-type="float">
            <text:p>275.342594879278</text:p>
          </table:table-cell>
          <table:table-cell office:value-type="float" office:value="81.4102564102564" calcext:value-type="float">
            <text:p>81.4102564102564</text:p>
          </table:table-cell>
          <table:table-cell/>
        </table:table-row>
        <table:table-row table:style-name="ro1">
          <table:table-cell office:value-type="string" calcext:value-type="string">
            <text:p>f692aef2-fd4f-4074-87b2-010b1cff767a</text:p>
          </table:table-cell>
          <table:table-cell office:value-type="float" office:value="61.6994572476034" calcext:value-type="float">
            <text:p>61.6994572476034</text:p>
          </table:table-cell>
          <table:table-cell office:value-type="float" office:value="73.2467532467532" calcext:value-type="float">
            <text:p>73.246753246753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-0.137260057286981" calcext:value-type="float">
            <text:p>-0.137260057286981</text:p>
          </table:table-cell>
          <table:table-cell office:value-type="float" office:value="-0.00715032038002313" calcext:value-type="float">
            <text:p>-0.007150320380023</text:p>
          </table:table-cell>
          <table:table-cell office:value-type="float" office:value="0.0450894308969978" calcext:value-type="float">
            <text:p>0.045089430896998</text:p>
          </table:table-cell>
          <table:table-cell office:value-type="float" office:value="0.118832580323674" calcext:value-type="float">
            <text:p>0.118832580323674</text:p>
          </table:table-cell>
          <table:table-cell office:value-type="float" office:value="0.0785497383639782" calcext:value-type="float">
            <text:p>0.078549738363978</text:p>
          </table:table-cell>
          <table:table-cell office:value-type="float" office:value="925.491858714051" calcext:value-type="float">
            <text:p>925.491858714051</text:p>
          </table:table-cell>
          <table:table-cell office:value-type="float" office:value="82.1578421578422" calcext:value-type="float">
            <text:p>82.1578421578422</text:p>
          </table:table-cell>
          <table:table-cell office:value-type="string" calcext:value-type="string">
            <text:p>f692aef2-fd4f-4074-87b2-010b1cff767a</text:p>
          </table:table-cell>
          <table:table-cell office:value-type="float" office:value="0.371369585956109" calcext:value-type="float">
            <text:p>0.371369585956109</text:p>
          </table:table-cell>
          <table:table-cell office:value-type="float" office:value="0.485569249338281" calcext:value-type="float">
            <text:p>0.48556924933828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5.384615384615" calcext:value-type="float">
            <text:p>165.384615384615</text:p>
          </table:table-cell>
          <table:table-cell office:value-type="float" office:value="155.404595404595" calcext:value-type="float">
            <text:p>155.404595404595</text:p>
          </table:table-cell>
          <table:table-cell office:value-type="float" office:value="21.9700579758007" calcext:value-type="float">
            <text:p>21.9700579758007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329.55086963701" calcext:value-type="float">
            <text:p>329.55086963701</text:p>
          </table:table-cell>
          <table:table-cell office:value-type="float" office:value="92.3076923076923" calcext:value-type="float">
            <text:p>92.3076923076923</text:p>
          </table:table-cell>
          <table:table-cell/>
        </table:table-row>
        <table:table-row table:style-name="ro1" table:visibility="filter">
          <table:table-cell office:value-type="string" calcext:value-type="string">
            <text:p>a4bd5b7a-9574-4cfa-b07a-7e6f8bf21e35</text:p>
          </table:table-cell>
          <table:table-cell office:value-type="float" office:value="37.6973166935604" calcext:value-type="float">
            <text:p>37.6973166935604</text:p>
          </table:table-cell>
          <table:table-cell office:value-type="float" office:value="38.9010989010989" calcext:value-type="float">
            <text:p>38.901098901098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0.309073337314717" calcext:value-type="float">
            <text:p>0.309073337314717</text:p>
          </table:table-cell>
          <table:table-cell office:value-type="float" office:value="0.129313746721952" calcext:value-type="float">
            <text:p>0.129313746721952</text:p>
          </table:table-cell>
          <table:table-cell office:value-type="float" office:value="-0.0911424066416749" calcext:value-type="float">
            <text:p>-0.091142406641675</text:p>
          </table:table-cell>
          <table:table-cell office:value-type="float" office:value="0.120096334894864" calcext:value-type="float">
            <text:p>0.120096334894864</text:p>
          </table:table-cell>
          <table:table-cell office:value-type="float" office:value="0.0994268001152858" calcext:value-type="float">
            <text:p>0.099426800115286</text:p>
          </table:table-cell>
          <table:table-cell office:value-type="float" office:value="301.578533548483" calcext:value-type="float">
            <text:p>301.578533548483</text:p>
          </table:table-cell>
          <table:table-cell office:value-type="float" office:value="28.2117882117882" calcext:value-type="float">
            <text:p>28.2117882117882</text:p>
          </table:table-cell>
          <table:table-cell office:value-type="string" calcext:value-type="string">
            <text:p>a4bd5b7a-9574-4cfa-b07a-7e6f8bf21e35</text:p>
          </table:table-cell>
          <table:table-cell office:value-type="float" office:value="0.143318096148003" calcext:value-type="float">
            <text:p>0.143318096148003</text:p>
          </table:table-cell>
          <table:table-cell office:value-type="float" office:value="0.32062753977612" calcext:value-type="float">
            <text:p>0.3206275397761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4.423076923077" calcext:value-type="float">
            <text:p>164.423076923077</text:p>
          </table:table-cell>
          <table:table-cell office:value-type="float" office:value="67.1128871128871" calcext:value-type="float">
            <text:p>67.1128871128871</text:p>
          </table:table-cell>
          <table:table-cell office:value-type="float" office:value="42.301182900808" calcext:value-type="float">
            <text:p>42.301182900808</text:p>
          </table:table-cell>
          <table:table-cell office:value-type="float" office:value="92.9487179487179" calcext:value-type="float">
            <text:p>92.9487179487179</text:p>
          </table:table-cell>
          <table:table-cell office:value-type="float" office:value="253.807097404848" calcext:value-type="float">
            <text:p>253.807097404848</text:p>
          </table:table-cell>
          <table:table-cell office:value-type="float" office:value="71.474358974359" calcext:value-type="float">
            <text:p>71.474358974359</text:p>
          </table:table-cell>
          <table:table-cell/>
        </table:table-row>
        <table:table-row table:style-name="ro1" table:visibility="filter">
          <table:table-cell office:value-type="string" calcext:value-type="string">
            <text:p>d681cd6b-7d42-4044-9d3a-6acf3dd6d761</text:p>
          </table:table-cell>
          <table:table-cell office:value-type="float" office:value="10.8907689284032" calcext:value-type="float">
            <text:p>10.8907689284032</text:p>
          </table:table-cell>
          <table:table-cell office:value-type="float" office:value="14.8451548451548" calcext:value-type="float">
            <text:p>14.845154845154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0.14154707215185" calcext:value-type="float">
            <text:p>0.14154707215185</text:p>
          </table:table-cell>
          <table:table-cell office:value-type="float" office:value="-0.151759840319247" calcext:value-type="float">
            <text:p>-0.151759840319247</text:p>
          </table:table-cell>
          <table:table-cell office:value-type="float" office:value="-0.158422457159926" calcext:value-type="float">
            <text:p>-0.158422457159926</text:p>
          </table:table-cell>
          <table:table-cell office:value-type="float" office:value="0.129269274883916" calcext:value-type="float">
            <text:p>0.129269274883916</text:p>
          </table:table-cell>
          <table:table-cell office:value-type="float" office:value="0.0997870505867931" calcext:value-type="float">
            <text:p>0.099787050586793</text:p>
          </table:table-cell>
          <table:table-cell office:value-type="float" office:value="98.016920355629" calcext:value-type="float">
            <text:p>98.016920355629</text:p>
          </table:table-cell>
          <table:table-cell office:value-type="float" office:value="17.2027972027972" calcext:value-type="float">
            <text:p>17.2027972027972</text:p>
          </table:table-cell>
          <table:table-cell office:value-type="string" calcext:value-type="string">
            <text:p>d681cd6b-7d42-4044-9d3a-6acf3dd6d761</text:p>
          </table:table-cell>
          <table:table-cell office:value-type="float" office:value="0.378778916194647" calcext:value-type="float">
            <text:p>0.378778916194647</text:p>
          </table:table-cell>
          <table:table-cell office:value-type="float" office:value="0.457350180440688" calcext:value-type="float">
            <text:p>0.45735018044068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4.423076923077" calcext:value-type="float">
            <text:p>164.423076923077</text:p>
          </table:table-cell>
          <table:table-cell office:value-type="float" office:value="32.047952047952" calcext:value-type="float">
            <text:p>32.047952047952</text:p>
          </table:table-cell>
          <table:table-cell office:value-type="float" office:value="42.301182900808" calcext:value-type="float">
            <text:p>42.301182900808</text:p>
          </table:table-cell>
          <table:table-cell office:value-type="float" office:value="92.9487179487179" calcext:value-type="float">
            <text:p>92.9487179487179</text:p>
          </table:table-cell>
          <table:table-cell office:value-type="float" office:value="253.807097404848" calcext:value-type="float">
            <text:p>253.807097404848</text:p>
          </table:table-cell>
          <table:table-cell office:value-type="float" office:value="71.474358974359" calcext:value-type="float">
            <text:p>71.474358974359</text:p>
          </table:table-cell>
          <table:table-cell/>
        </table:table-row>
        <table:table-row table:style-name="ro1" table:visibility="filter">
          <table:table-cell office:value-type="string" calcext:value-type="string">
            <text:p>691d1e8f-87cd-434e-b581-c503cb6c1b6d</text:p>
          </table:table-cell>
          <table:table-cell office:value-type="float" office:value="10.5569353731082" calcext:value-type="float">
            <text:p>10.5569353731082</text:p>
          </table:table-cell>
          <table:table-cell office:value-type="float" office:value="14.6653346653347" calcext:value-type="float">
            <text:p>14.665334665334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0.305899060517082" calcext:value-type="float">
            <text:p>0.305899060517082</text:p>
          </table:table-cell>
          <table:table-cell office:value-type="float" office:value="0.247074327527266" calcext:value-type="float">
            <text:p>0.247074327527266</text:p>
          </table:table-cell>
          <table:table-cell office:value-type="float" office:value="-0.0817496812543942" calcext:value-type="float">
            <text:p>-0.081749681254394</text:p>
          </table:table-cell>
          <table:table-cell office:value-type="float" office:value="0.12813094704564" calcext:value-type="float">
            <text:p>0.12813094704564</text:p>
          </table:table-cell>
          <table:table-cell office:value-type="float" office:value="0.0994581921945287" calcext:value-type="float">
            <text:p>0.099458192194529</text:p>
          </table:table-cell>
          <table:table-cell office:value-type="float" office:value="95.0124183579736" calcext:value-type="float">
            <text:p>95.0124183579736</text:p>
          </table:table-cell>
          <table:table-cell office:value-type="float" office:value="16.8631368631369" calcext:value-type="float">
            <text:p>16.8631368631369</text:p>
          </table:table-cell>
          <table:table-cell office:value-type="string" calcext:value-type="string">
            <text:p>691d1e8f-87cd-434e-b581-c503cb6c1b6d</text:p>
          </table:table-cell>
          <table:table-cell office:value-type="float" office:value="0.169514635044238" calcext:value-type="float">
            <text:p>0.169514635044238</text:p>
          </table:table-cell>
          <table:table-cell office:value-type="float" office:value="0.360373319718319" calcext:value-type="float">
            <text:p>0.36037331971831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4.423076923077" calcext:value-type="float">
            <text:p>164.423076923077</text:p>
          </table:table-cell>
          <table:table-cell office:value-type="float" office:value="31.5284715284715" calcext:value-type="float">
            <text:p>31.5284715284715</text:p>
          </table:table-cell>
          <table:table-cell office:value-type="float" office:value="42.301182900808" calcext:value-type="float">
            <text:p>42.301182900808</text:p>
          </table:table-cell>
          <table:table-cell office:value-type="float" office:value="92.9487179487179" calcext:value-type="float">
            <text:p>92.9487179487179</text:p>
          </table:table-cell>
          <table:table-cell office:value-type="float" office:value="253.807097404848" calcext:value-type="float">
            <text:p>253.807097404848</text:p>
          </table:table-cell>
          <table:table-cell office:value-type="float" office:value="71.474358974359" calcext:value-type="float">
            <text:p>71.474358974359</text:p>
          </table:table-cell>
          <table:table-cell/>
        </table:table-row>
        <table:table-row table:style-name="ro1">
          <table:table-cell office:value-type="string" calcext:value-type="string">
            <text:p>12de8fc5-d3df-4e43-8824-53b3ea4bd908</text:p>
          </table:table-cell>
          <table:table-cell office:value-type="float" office:value="90.8187232824026" calcext:value-type="float">
            <text:p>90.8187232824026</text:p>
          </table:table-cell>
          <table:table-cell office:value-type="float" office:value="92.6473526473527" calcext:value-type="float">
            <text:p>92.64735264735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0.264931938862326" calcext:value-type="float">
            <text:p>0.264931938862326</text:p>
          </table:table-cell>
          <table:table-cell office:value-type="float" office:value="0.114913259884631" calcext:value-type="float">
            <text:p>0.114913259884631</text:p>
          </table:table-cell>
          <table:table-cell office:value-type="float" office:value="-0.00246981090009696" calcext:value-type="float">
            <text:p>-0.002469810900097</text:p>
          </table:table-cell>
          <table:table-cell office:value-type="float" office:value="0.114286015066606" calcext:value-type="float">
            <text:p>0.114286015066606</text:p>
          </table:table-cell>
          <table:table-cell office:value-type="float" office:value="0.0787777977295444" calcext:value-type="float">
            <text:p>0.078777797729545</text:p>
          </table:table-cell>
          <table:table-cell office:value-type="float" office:value="1180.64340267123" calcext:value-type="float">
            <text:p>1180.64340267123</text:p>
          </table:table-cell>
          <table:table-cell office:value-type="float" office:value="95.2047952047952" calcext:value-type="float">
            <text:p>95.2047952047952</text:p>
          </table:table-cell>
          <table:table-cell office:value-type="string" calcext:value-type="string">
            <text:p>12de8fc5-d3df-4e43-8824-53b3ea4bd908</text:p>
          </table:table-cell>
          <table:table-cell office:value-type="float" office:value="0.16561102951411" calcext:value-type="float">
            <text:p>0.16561102951411</text:p>
          </table:table-cell>
          <table:table-cell office:value-type="float" office:value="0.318625685921606" calcext:value-type="float">
            <text:p>0.31862568592160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3.782051282051" calcext:value-type="float">
            <text:p>163.782051282051</text:p>
          </table:table-cell>
          <table:table-cell office:value-type="float" office:value="187.852147852148" calcext:value-type="float">
            <text:p>187.852147852148</text:p>
          </table:table-cell>
          <table:table-cell office:value-type="float" office:value="21.1539863417523" calcext:value-type="float">
            <text:p>21.1539863417523</text:p>
          </table:table-cell>
          <table:table-cell office:value-type="float" office:value="72.1153846153846" calcext:value-type="float">
            <text:p>72.1153846153846</text:p>
          </table:table-cell>
          <table:table-cell office:value-type="float" office:value="317.309795126285" calcext:value-type="float">
            <text:p>317.309795126285</text:p>
          </table:table-cell>
          <table:table-cell office:value-type="float" office:value="91.6666666666667" calcext:value-type="float">
            <text:p>91.6666666666667</text:p>
          </table:table-cell>
          <table:table-cell/>
        </table:table-row>
        <table:table-row table:style-name="ro1" table:visibility="filter">
          <table:table-cell office:value-type="string" calcext:value-type="string">
            <text:p>ed33c6e9-2da4-4097-9c2d-1992999ec11f</text:p>
          </table:table-cell>
          <table:table-cell office:value-type="float" office:value="54.7820224762508" calcext:value-type="float">
            <text:p>54.7820224762508</text:p>
          </table:table-cell>
          <table:table-cell office:value-type="float" office:value="66.3136863136863" calcext:value-type="float">
            <text:p>66.313686313686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alse</text:p>
          </table:table-cell>
          <table:table-cell office:value-type="float" office:value="0.011362130024085" calcext:value-type="float">
            <text:p>0.011362130024085</text:p>
          </table:table-cell>
          <table:table-cell office:value-type="float" office:value="0.150392380575347" calcext:value-type="float">
            <text:p>0.150392380575347</text:p>
          </table:table-cell>
          <table:table-cell office:value-type="float" office:value="0.070820813676569" calcext:value-type="float">
            <text:p>0.070820813676569</text:p>
          </table:table-cell>
          <table:table-cell office:value-type="float" office:value="0.129008417512434" calcext:value-type="float">
            <text:p>0.129008417512434</text:p>
          </table:table-cell>
          <table:table-cell office:value-type="float" office:value="0.089617399882918" calcext:value-type="float">
            <text:p>0.089617399882918</text:p>
          </table:table-cell>
          <table:table-cell office:value-type="float" office:value="657.38426971501" calcext:value-type="float">
            <text:p>657.38426971501</text:p>
          </table:table-cell>
          <table:table-cell office:value-type="float" office:value="50.4695304695305" calcext:value-type="float">
            <text:p>50.4695304695305</text:p>
          </table:table-cell>
          <table:table-cell office:value-type="string" calcext:value-type="string">
            <text:p>ed33c6e9-2da4-4097-9c2d-1992999ec11f</text:p>
          </table:table-cell>
          <table:table-cell office:value-type="float" office:value="0.209695370178978" calcext:value-type="float">
            <text:p>0.209695370178978</text:p>
          </table:table-cell>
          <table:table-cell office:value-type="float" office:value="0.40396309599839" calcext:value-type="float">
            <text:p>0.4039630959983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3.782051282051" calcext:value-type="float">
            <text:p>163.782051282051</text:p>
          </table:table-cell>
          <table:table-cell office:value-type="float" office:value="116.783216783217" calcext:value-type="float">
            <text:p>116.783216783217</text:p>
          </table:table-cell>
          <table:table-cell office:value-type="float" office:value="28.4168238356441" calcext:value-type="float">
            <text:p>28.4168238356441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284.168238356441" calcext:value-type="float">
            <text:p>284.168238356441</text:p>
          </table:table-cell>
          <table:table-cell office:value-type="float" office:value="84.6153846153846" calcext:value-type="float">
            <text:p>84.6153846153846</text:p>
          </table:table-cell>
          <table:table-cell/>
        </table:table-row>
        <table:table-row table:style-name="ro1" table:visibility="filter">
          <table:table-cell office:value-type="string" calcext:value-type="string">
            <text:p>7dbd033b-2a56-4f61-a781-bc5b7934690b</text:p>
          </table:table-cell>
          <table:table-cell office:value-type="float" office:value="14.8445896966521" calcext:value-type="float">
            <text:p>14.8445896966521</text:p>
          </table:table-cell>
          <table:table-cell office:value-type="float" office:value="17.1228771228771" calcext:value-type="float">
            <text:p>17.122877122877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e</text:p>
          </table:table-cell>
          <table:table-cell office:value-type="float" office:value="0.0475313659988073" calcext:value-type="float">
            <text:p>0.047531365998807</text:p>
          </table:table-cell>
          <table:table-cell office:value-type="float" office:value="-0.223036126348968" calcext:value-type="float">
            <text:p>-0.223036126348968</text:p>
          </table:table-cell>
          <table:table-cell office:value-type="float" office:value="-0.0325547816341425" calcext:value-type="float">
            <text:p>-0.032554781634143</text:p>
          </table:table-cell>
          <table:table-cell office:value-type="float" office:value="0.128009204183254" calcext:value-type="float">
            <text:p>0.128009204183254</text:p>
          </table:table-cell>
          <table:table-cell office:value-type="float" office:value="0.0998090708866535" calcext:value-type="float">
            <text:p>0.099809070886654</text:p>
          </table:table-cell>
          <table:table-cell office:value-type="float" office:value="103.912127876565" calcext:value-type="float">
            <text:p>103.912127876565</text:p>
          </table:table-cell>
          <table:table-cell office:value-type="float" office:value="17.7022977022977" calcext:value-type="float">
            <text:p>17.7022977022977</text:p>
          </table:table-cell>
          <table:table-cell office:value-type="string" calcext:value-type="string">
            <text:p>7dbd033b-2a56-4f61-a781-bc5b7934690b</text:p>
          </table:table-cell>
          <table:table-cell office:value-type="float" office:value="0.347425112547235" calcext:value-type="float">
            <text:p>0.347425112547235</text:p>
          </table:table-cell>
          <table:table-cell office:value-type="float" office:value="0.475196173379854" calcext:value-type="float">
            <text:p>0.47519617337985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3.461538461538" calcext:value-type="float">
            <text:p>163.461538461538</text:p>
          </table:table-cell>
          <table:table-cell office:value-type="float" office:value="34.8251748251748" calcext:value-type="float">
            <text:p>34.8251748251748</text:p>
          </table:table-cell>
          <table:table-cell office:value-type="float" office:value="60.835206336729" calcext:value-type="float">
            <text:p>60.835206336729</text:p>
          </table:table-cell>
          <table:table-cell office:value-type="float" office:value="95.8333333333333" calcext:value-type="float">
            <text:p>95.8333333333333</text:p>
          </table:table-cell>
          <table:table-cell office:value-type="float" office:value="243.340825346916" calcext:value-type="float">
            <text:p>243.340825346916</text:p>
          </table:table-cell>
          <table:table-cell office:value-type="float" office:value="67.6282051282051" calcext:value-type="float">
            <text:p>67.6282051282051</text:p>
          </table:table-cell>
          <table:table-cell/>
        </table:table-row>
        <table:table-row table:style-name="ro1" table:visibility="filter">
          <table:table-cell office:value-type="string" calcext:value-type="string">
            <text:p>7e535995-6b3e-4a0c-8b19-ac7803dc7150</text:p>
          </table:table-cell>
          <table:table-cell office:value-type="float" office:value="46.790522945714" calcext:value-type="float">
            <text:p>46.790522945714</text:p>
          </table:table-cell>
          <table:table-cell office:value-type="float" office:value="50.7692307692308" calcext:value-type="float">
            <text:p>50.769230769230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alse</text:p>
          </table:table-cell>
          <table:table-cell office:value-type="float" office:value="0.43438598958499" calcext:value-type="float">
            <text:p>0.43438598958499</text:p>
          </table:table-cell>
          <table:table-cell office:value-type="float" office:value="0.142858397974555" calcext:value-type="float">
            <text:p>0.142858397974555</text:p>
          </table:table-cell>
          <table:table-cell office:value-type="float" office:value="-0.0677836284427503" calcext:value-type="float">
            <text:p>-0.06778362844275</text:p>
          </table:table-cell>
          <table:table-cell office:value-type="float" office:value="0.129310871459444" calcext:value-type="float">
            <text:p>0.129310871459444</text:p>
          </table:table-cell>
          <table:table-cell office:value-type="float" office:value="0.0799177970820335" calcext:value-type="float">
            <text:p>0.079917797082034</text:p>
          </table:table-cell>
          <table:table-cell office:value-type="float" office:value="655.067321239997" calcext:value-type="float">
            <text:p>655.067321239997</text:p>
          </table:table-cell>
          <table:table-cell office:value-type="float" office:value="50.1098901098901" calcext:value-type="float">
            <text:p>50.1098901098901</text:p>
          </table:table-cell>
          <table:table-cell office:value-type="string" calcext:value-type="string">
            <text:p>7e535995-6b3e-4a0c-8b19-ac7803dc7150</text:p>
          </table:table-cell>
          <table:table-cell office:value-type="float" office:value="0.241183318560386" calcext:value-type="float">
            <text:p>0.241183318560386</text:p>
          </table:table-cell>
          <table:table-cell office:value-type="float" office:value="0.26634365473142" calcext:value-type="float">
            <text:p>0.2663436547314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3.141025641026" calcext:value-type="float">
            <text:p>163.141025641026</text:p>
          </table:table-cell>
          <table:table-cell office:value-type="float" office:value="100.879120879121" calcext:value-type="float">
            <text:p>100.879120879121</text:p>
          </table:table-cell>
          <table:table-cell office:value-type="float" office:value="23.3131046111105" calcext:value-type="float">
            <text:p>23.3131046111105</text:p>
          </table:table-cell>
          <table:table-cell office:value-type="float" office:value="73.7179487179487" calcext:value-type="float">
            <text:p>73.7179487179487</text:p>
          </table:table-cell>
          <table:table-cell office:value-type="float" office:value="303.070359944437" calcext:value-type="float">
            <text:p>303.070359944437</text:p>
          </table:table-cell>
          <table:table-cell office:value-type="float" office:value="89.4230769230769" calcext:value-type="float">
            <text:p>89.4230769230769</text:p>
          </table:table-cell>
          <table:table-cell/>
        </table:table-row>
        <table:table-row table:style-name="ro1" table:visibility="filter">
          <table:table-cell office:value-type="string" calcext:value-type="string">
            <text:p>82bfbe59-57c0-4ddc-b91e-a4c366e71585</text:p>
          </table:table-cell>
          <table:table-cell office:value-type="float" office:value="8.13868869067719" calcext:value-type="float">
            <text:p>8.13868869067719</text:p>
          </table:table-cell>
          <table:table-cell office:value-type="float" office:value="13.2467532467532" calcext:value-type="float">
            <text:p>13.246753246753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alse</text:p>
          </table:table-cell>
          <table:table-cell office:value-type="float" office:value="-0.0421078896862128" calcext:value-type="float">
            <text:p>-0.042107889686213</text:p>
          </table:table-cell>
          <table:table-cell office:value-type="float" office:value="0.0543976875994246" calcext:value-type="float">
            <text:p>0.054397687599425</text:p>
          </table:table-cell>
          <table:table-cell office:value-type="float" office:value="-0.0733509556856085" calcext:value-type="float">
            <text:p>-0.073350955685609</text:p>
          </table:table-cell>
          <table:table-cell office:value-type="float" office:value="0.129230256135189" calcext:value-type="float">
            <text:p>0.129230256135189</text:p>
          </table:table-cell>
          <table:table-cell office:value-type="float" office:value="0.0997521524702362" calcext:value-type="float">
            <text:p>0.099752152470236</text:p>
          </table:table-cell>
          <table:table-cell office:value-type="float" office:value="73.2481982160947" calcext:value-type="float">
            <text:p>73.2481982160947</text:p>
          </table:table-cell>
          <table:table-cell office:value-type="float" office:value="15.6243756243756" calcext:value-type="float">
            <text:p>15.6243756243756</text:p>
          </table:table-cell>
          <table:table-cell office:value-type="string" calcext:value-type="string">
            <text:p>82bfbe59-57c0-4ddc-b91e-a4c366e71585</text:p>
          </table:table-cell>
          <table:table-cell office:value-type="float" office:value="0.413624512566645" calcext:value-type="float">
            <text:p>0.413624512566645</text:p>
          </table:table-cell>
          <table:table-cell office:value-type="float" office:value="0.439180523387716" calcext:value-type="float">
            <text:p>0.43918052338771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.179487179487" calcext:value-type="float">
            <text:p>162.179487179487</text:p>
          </table:table-cell>
          <table:table-cell office:value-type="float" office:value="28.8711288711289" calcext:value-type="float">
            <text:p>28.8711288711289</text:p>
          </table:table-cell>
          <table:table-cell office:value-type="float" office:value="41.6470408971872" calcext:value-type="float">
            <text:p>41.6470408971872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249.882245383123" calcext:value-type="float">
            <text:p>249.882245383123</text:p>
          </table:table-cell>
          <table:table-cell office:value-type="float" office:value="69.8717948717949" calcext:value-type="float">
            <text:p>69.8717948717949</text:p>
          </table:table-cell>
          <table:table-cell/>
        </table:table-row>
        <table:table-row table:style-name="ro1" table:visibility="filter">
          <table:table-cell office:value-type="string" calcext:value-type="string">
            <text:p>492b3054-233b-44b8-b523-c0b180d381c1</text:p>
          </table:table-cell>
          <table:table-cell office:value-type="float" office:value="12.1670342697045" calcext:value-type="float">
            <text:p>12.1670342697045</text:p>
          </table:table-cell>
          <table:table-cell office:value-type="float" office:value="15.4845154845155" calcext:value-type="float">
            <text:p>15.484515484515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alse</text:p>
          </table:table-cell>
          <table:table-cell office:value-type="float" office:value="0.0567714188833987" calcext:value-type="float">
            <text:p>0.056771418883399</text:p>
          </table:table-cell>
          <table:table-cell office:value-type="float" office:value="-0.104792260223334" calcext:value-type="float">
            <text:p>-0.104792260223334</text:p>
          </table:table-cell>
          <table:table-cell office:value-type="float" office:value="0.138460183919201" calcext:value-type="float">
            <text:p>0.138460183919201</text:p>
          </table:table-cell>
          <table:table-cell office:value-type="float" office:value="0.129385249243129" calcext:value-type="float">
            <text:p>0.129385249243129</text:p>
          </table:table-cell>
          <table:table-cell office:value-type="float" office:value="0.0998797839834331" calcext:value-type="float">
            <text:p>0.099879783983433</text:p>
          </table:table-cell>
          <table:table-cell office:value-type="float" office:value="85.1692398879316" calcext:value-type="float">
            <text:p>85.1692398879316</text:p>
          </table:table-cell>
          <table:table-cell office:value-type="float" office:value="16.2237762237762" calcext:value-type="float">
            <text:p>16.2237762237762</text:p>
          </table:table-cell>
          <table:table-cell office:value-type="string" calcext:value-type="string">
            <text:p>492b3054-233b-44b8-b523-c0b180d381c1</text:p>
          </table:table-cell>
          <table:table-cell office:value-type="float" office:value="0.362379015540752" calcext:value-type="float">
            <text:p>0.362379015540752</text:p>
          </table:table-cell>
          <table:table-cell office:value-type="float" office:value="0.448830351470046" calcext:value-type="float">
            <text:p>0.448830351470046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1.858974358974" calcext:value-type="float">
            <text:p>161.858974358974</text:p>
          </table:table-cell>
          <table:table-cell office:value-type="float" office:value="31.7082917082917" calcext:value-type="float">
            <text:p>31.7082917082917</text:p>
          </table:table-cell>
          <table:table-cell office:value-type="float" office:value="60.1810643331083" calcext:value-type="float">
            <text:p>60.1810643331083</text:p>
          </table:table-cell>
          <table:table-cell office:value-type="float" office:value="95.5128205128205" calcext:value-type="float">
            <text:p>95.5128205128205</text:p>
          </table:table-cell>
          <table:table-cell office:value-type="float" office:value="240.724257332433" calcext:value-type="float">
            <text:p>240.724257332433</text:p>
          </table:table-cell>
          <table:table-cell office:value-type="float" office:value="66.3461538461538" calcext:value-type="float">
            <text:p>66.3461538461538</text:p>
          </table:table-cell>
          <table:table-cell/>
        </table:table-row>
        <table:table-row table:style-name="ro1">
          <table:table-cell office:value-type="string" calcext:value-type="string">
            <text:p>981a1214-15d1-4214-b180-2711f97c66d3</text:p>
          </table:table-cell>
          <table:table-cell office:value-type="float" office:value="88.6818098582378" calcext:value-type="float">
            <text:p>88.6818098582378</text:p>
          </table:table-cell>
          <table:table-cell office:value-type="float" office:value="92.2077922077922" calcext:value-type="float">
            <text:p>92.207792207792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alse</text:p>
          </table:table-cell>
          <table:table-cell office:value-type="float" office:value="-0.318914892915211" calcext:value-type="float">
            <text:p>-0.318914892915211</text:p>
          </table:table-cell>
          <table:table-cell office:value-type="float" office:value="-0.164548322902551" calcext:value-type="float">
            <text:p>-0.164548322902551</text:p>
          </table:table-cell>
          <table:table-cell office:value-type="float" office:value="-0.0062795904479044" calcext:value-type="float">
            <text:p>-0.006279590447904</text:p>
          </table:table-cell>
          <table:table-cell office:value-type="float" office:value="0.117638327984873" calcext:value-type="float">
            <text:p>0.117638327984873</text:p>
          </table:table-cell>
          <table:table-cell office:value-type="float" office:value="0.0809692782486645" calcext:value-type="float">
            <text:p>0.080969278248665</text:p>
          </table:table-cell>
          <table:table-cell office:value-type="float" office:value="975.499908440616" calcext:value-type="float">
            <text:p>975.499908440616</text:p>
          </table:table-cell>
          <table:table-cell office:value-type="float" office:value="87.5524475524476" calcext:value-type="float">
            <text:p>87.5524475524476</text:p>
          </table:table-cell>
          <table:table-cell office:value-type="string" calcext:value-type="string">
            <text:p>981a1214-15d1-4214-b180-2711f97c66d3</text:p>
          </table:table-cell>
          <table:table-cell office:value-type="float" office:value="0.326540175326858" calcext:value-type="float">
            <text:p>0.326540175326858</text:p>
          </table:table-cell>
          <table:table-cell office:value-type="float" office:value="0.418810846719458" calcext:value-type="float">
            <text:p>0.418810846719458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1.217948717949" calcext:value-type="float">
            <text:p>161.217948717949</text:p>
          </table:table-cell>
          <table:table-cell office:value-type="float" office:value="179.76023976024" calcext:value-type="float">
            <text:p>179.76023976024</text:p>
          </table:table-cell>
          <table:table-cell office:value-type="float" office:value="29.5828009191093" calcext:value-type="float">
            <text:p>29.5828009191093</text:p>
          </table:table-cell>
          <table:table-cell office:value-type="float" office:value="81.7307692307692" calcext:value-type="float">
            <text:p>81.7307692307692</text:p>
          </table:table-cell>
          <table:table-cell office:value-type="float" office:value="266.245208271984" calcext:value-type="float">
            <text:p>266.245208271984</text:p>
          </table:table-cell>
          <table:table-cell office:value-type="float" office:value="79.4871794871795" calcext:value-type="float">
            <text:p>79.4871794871795</text:p>
          </table:table-cell>
          <table:table-cell/>
        </table:table-row>
        <table:table-row table:style-name="ro1" table:visibility="filter">
          <table:table-cell office:value-type="string" calcext:value-type="string">
            <text:p>4edca069-b4e4-4202-8ee8-b2d0d8b38ec8</text:p>
          </table:table-cell>
          <table:table-cell office:value-type="float" office:value="5.23023607395429" calcext:value-type="float">
            <text:p>5.23023607395429</text:p>
          </table:table-cell>
          <table:table-cell office:value-type="float" office:value="11.5684315684316" calcext:value-type="float">
            <text:p>11.568431568431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lse</text:p>
          </table:table-cell>
          <table:table-cell office:value-type="float" office:value="0.412005023458824" calcext:value-type="float">
            <text:p>0.412005023458824</text:p>
          </table:table-cell>
          <table:table-cell office:value-type="float" office:value="0.165474433536161" calcext:value-type="float">
            <text:p>0.165474433536161</text:p>
          </table:table-cell>
          <table:table-cell office:value-type="float" office:value="-0.0727553573608366" calcext:value-type="float">
            <text:p>-0.072755357360837</text:p>
          </table:table-cell>
          <table:table-cell office:value-type="float" office:value="0.126653752430818" calcext:value-type="float">
            <text:p>0.126653752430818</text:p>
          </table:table-cell>
          <table:table-cell office:value-type="float" office:value="0.0010882491426109" calcext:value-type="float">
            <text:p>0.001088249142611</text:p>
          </table:table-cell>
          <table:table-cell office:value-type="float" office:value="214.439679032126" calcext:value-type="float">
            <text:p>214.439679032126</text:p>
          </table:table-cell>
          <table:table-cell office:value-type="float" office:value="22.3976023976024" calcext:value-type="float">
            <text:p>22.3976023976024</text:p>
          </table:table-cell>
          <table:table-cell office:value-type="string" calcext:value-type="string">
            <text:p>4edca069-b4e4-4202-8ee8-b2d0d8b38ec8</text:p>
          </table:table-cell>
          <table:table-cell office:value-type="float" office:value="0.262626721705812" calcext:value-type="float">
            <text:p>0.262626721705812</text:p>
          </table:table-cell>
          <table:table-cell office:value-type="float" office:value="0.344146022209879" calcext:value-type="float">
            <text:p>0.34414602220987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1.217948717949" calcext:value-type="float">
            <text:p>161.217948717949</text:p>
          </table:table-cell>
          <table:table-cell office:value-type="float" office:value="33.966033966034" calcext:value-type="float">
            <text:p>33.966033966034</text:p>
          </table:table-cell>
          <table:table-cell office:value-type="float" office:value="17.9448885878605" calcext:value-type="float">
            <text:p>17.9448885878605</text:p>
          </table:table-cell>
          <table:table-cell office:value-type="float" office:value="61.8589743589744" calcext:value-type="float">
            <text:p>61.8589743589744</text:p>
          </table:table-cell>
          <table:table-cell office:value-type="float" office:value="699.850654926558" calcext:value-type="float">
            <text:p>699.850654926558</text:p>
          </table:table-cell>
          <table:table-cell office:value-type="float" office:value="99.3589743589744" calcext:value-type="float">
            <text:p>99.3589743589744</text:p>
          </table:table-cell>
          <table:table-cell/>
        </table:table-row>
        <table:table-row table:style-name="ro1" table:visibility="filter">
          <table:table-cell office:value-type="string" calcext:value-type="string">
            <text:p>abfda6fc-6323-48ac-b738-14e0411618b9</text:p>
          </table:table-cell>
          <table:table-cell office:value-type="float" office:value="1.69290002789887" calcext:value-type="float">
            <text:p>1.69290002789887</text:p>
          </table:table-cell>
          <table:table-cell office:value-type="float" office:value="9.59040959040959" calcext:value-type="float">
            <text:p>9.5904095904095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alse</text:p>
          </table:table-cell>
          <table:table-cell office:value-type="float" office:value="0.0573299668573858" calcext:value-type="float">
            <text:p>0.057329966857386</text:p>
          </table:table-cell>
          <table:table-cell office:value-type="float" office:value="0.310447030579147" calcext:value-type="float">
            <text:p>0.310447030579147</text:p>
          </table:table-cell>
          <table:table-cell office:value-type="float" office:value="0.177141145383377" calcext:value-type="float">
            <text:p>0.177141145383377</text:p>
          </table:table-cell>
          <table:table-cell office:value-type="float" office:value="0.129230099520673" calcext:value-type="float">
            <text:p>0.129230099520673</text:p>
          </table:table-cell>
          <table:table-cell office:value-type="float" office:value="0.099954759238504" calcext:value-type="float">
            <text:p>0.099954759238504</text:p>
          </table:table-cell>
          <table:table-cell office:value-type="float" office:value="15.2361002510899" calcext:value-type="float">
            <text:p>15.2361002510899</text:p>
          </table:table-cell>
          <table:table-cell office:value-type="float" office:value="13.4865134865135" calcext:value-type="float">
            <text:p>13.4865134865135</text:p>
          </table:table-cell>
          <table:table-cell office:value-type="string" calcext:value-type="string">
            <text:p>abfda6fc-6323-48ac-b738-14e0411618b9</text:p>
          </table:table-cell>
          <table:table-cell office:value-type="float" office:value="0.339013524339425" calcext:value-type="float">
            <text:p>0.339013524339425</text:p>
          </table:table-cell>
          <table:table-cell office:value-type="float" office:value="0.408119905711048" calcext:value-type="float">
            <text:p>0.40811990571104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1.217948717949" calcext:value-type="float">
            <text:p>161.217948717949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41.428993562647" calcext:value-type="float">
            <text:p>41.428993562647</text:p>
          </table:table-cell>
          <table:table-cell office:value-type="float" office:value="91.9871794871795" calcext:value-type="float">
            <text:p>91.9871794871795</text:p>
          </table:table-cell>
          <table:table-cell office:value-type="float" office:value="248.573961375882" calcext:value-type="float">
            <text:p>248.573961375882</text:p>
          </table:table-cell>
          <table:table-cell office:value-type="float" office:value="69.2307692307692" calcext:value-type="float">
            <text:p>69.2307692307692</text:p>
          </table:table-cell>
          <table:table-cell/>
        </table:table-row>
        <table:table-row table:style-name="ro1" table:visibility="filter">
          <table:table-cell office:value-type="string" calcext:value-type="string">
            <text:p>f91e3682-0e29-4f1a-b6bb-3fefcf710177</text:p>
          </table:table-cell>
          <table:table-cell office:value-type="float" office:value="46.9080266984807" calcext:value-type="float">
            <text:p>46.9080266984807</text:p>
          </table:table-cell>
          <table:table-cell office:value-type="float" office:value="51.1688311688312" calcext:value-type="float">
            <text:p>51.168831168831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alse</text:p>
          </table:table-cell>
          <table:table-cell office:value-type="float" office:value="0.135020372555192" calcext:value-type="float">
            <text:p>0.135020372555192</text:p>
          </table:table-cell>
          <table:table-cell office:value-type="float" office:value="0.181352524221779" calcext:value-type="float">
            <text:p>0.181352524221779</text:p>
          </table:table-cell>
          <table:table-cell office:value-type="float" office:value="-0.149900806922577" calcext:value-type="float">
            <text:p>-0.149900806922577</text:p>
          </table:table-cell>
          <table:table-cell office:value-type="float" office:value="0.12883967373026" calcext:value-type="float">
            <text:p>0.12883967373026</text:p>
          </table:table-cell>
          <table:table-cell office:value-type="float" office:value="0.0775544610323066" calcext:value-type="float">
            <text:p>0.077554461032307</text:p>
          </table:table-cell>
          <table:table-cell office:value-type="float" office:value="750.528427175691" calcext:value-type="float">
            <text:p>750.528427175691</text:p>
          </table:table-cell>
          <table:table-cell office:value-type="float" office:value="61.9380619380619" calcext:value-type="float">
            <text:p>61.9380619380619</text:p>
          </table:table-cell>
          <table:table-cell office:value-type="string" calcext:value-type="string">
            <text:p>f91e3682-0e29-4f1a-b6bb-3fefcf710177</text:p>
          </table:table-cell>
          <table:table-cell office:value-type="float" office:value="0.325030359072815" calcext:value-type="float">
            <text:p>0.325030359072815</text:p>
          </table:table-cell>
          <table:table-cell office:value-type="float" office:value="0.436781475071275" calcext:value-type="float">
            <text:p>0.43678147507127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0.897435897436" calcext:value-type="float">
            <text:p>160.897435897436</text:p>
          </table:table-cell>
          <table:table-cell office:value-type="float" office:value="113.106893106893" calcext:value-type="float">
            <text:p>113.106893106893</text:p>
          </table:table-cell>
          <table:table-cell office:value-type="float" office:value="20.2271212902494" calcext:value-type="float">
            <text:p>20.2271212902494</text:p>
          </table:table-cell>
          <table:table-cell office:value-type="float" office:value="70.8333333333333" calcext:value-type="float">
            <text:p>70.8333333333333</text:p>
          </table:table-cell>
          <table:table-cell office:value-type="float" office:value="303.406819353741" calcext:value-type="float">
            <text:p>303.406819353741</text:p>
          </table:table-cell>
          <table:table-cell office:value-type="float" office:value="90.0641025641026" calcext:value-type="float">
            <text:p>90.0641025641026</text:p>
          </table:table-cell>
          <table:table-cell/>
        </table:table-row>
        <table:table-row table:style-name="ro1" table:visibility="filter">
          <table:table-cell office:value-type="string" calcext:value-type="string">
            <text:p>3dd26bea-a45b-4200-9b61-95ddf6cf8475</text:p>
          </table:table-cell>
          <table:table-cell office:value-type="float" office:value="10.0308992781527" calcext:value-type="float">
            <text:p>10.0308992781527</text:p>
          </table:table-cell>
          <table:table-cell office:value-type="float" office:value="14.3456543456543" calcext:value-type="float">
            <text:p>14.345654345654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alse</text:p>
          </table:table-cell>
          <table:table-cell office:value-type="float" office:value="-0.248190273971952" calcext:value-type="float">
            <text:p>-0.248190273971952</text:p>
          </table:table-cell>
          <table:table-cell office:value-type="float" office:value="-0.11697413283155" calcext:value-type="float">
            <text:p>-0.11697413283155</text:p>
          </table:table-cell>
          <table:table-cell office:value-type="float" office:value="-0.0923595199380212" calcext:value-type="float">
            <text:p>-0.092359519938021</text:p>
          </table:table-cell>
          <table:table-cell office:value-type="float" office:value="0.129122540025319" calcext:value-type="float">
            <text:p>0.129122540025319</text:p>
          </table:table-cell>
          <table:table-cell office:value-type="float" office:value="0.0996416092589467" calcext:value-type="float">
            <text:p>0.099641609258947</text:p>
          </table:table-cell>
          <table:table-cell office:value-type="float" office:value="90.2780935033745" calcext:value-type="float">
            <text:p>90.2780935033745</text:p>
          </table:table-cell>
          <table:table-cell office:value-type="float" office:value="16.5234765234765" calcext:value-type="float">
            <text:p>16.5234765234765</text:p>
          </table:table-cell>
          <table:table-cell office:value-type="string" calcext:value-type="string">
            <text:p>3dd26bea-a45b-4200-9b61-95ddf6cf8475</text:p>
          </table:table-cell>
          <table:table-cell office:value-type="float" office:value="0.349188367705585" calcext:value-type="float">
            <text:p>0.349188367705585</text:p>
          </table:table-cell>
          <table:table-cell office:value-type="float" office:value="0.395009338537133" calcext:value-type="float">
            <text:p>0.39500933853713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0.576923076923" calcext:value-type="float">
            <text:p>160.576923076923</text:p>
          </table:table-cell>
          <table:table-cell office:value-type="float" office:value="30.8691308691309" calcext:value-type="float">
            <text:p>30.8691308691309</text:p>
          </table:table-cell>
          <table:table-cell office:value-type="float" office:value="41.2109462281067" calcext:value-type="float">
            <text:p>41.2109462281067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247.26567736864" calcext:value-type="float">
            <text:p>247.26567736864</text:p>
          </table:table-cell>
          <table:table-cell office:value-type="float" office:value="68.9102564102564" calcext:value-type="float">
            <text:p>68.9102564102564</text:p>
          </table:table-cell>
          <table:table-cell/>
        </table:table-row>
        <table:table-row table:style-name="ro1" table:visibility="filter">
          <table:table-cell office:value-type="string" calcext:value-type="string">
            <text:p>f7ed2757-ab4e-49a6-b2a9-313545fc5c55</text:p>
          </table:table-cell>
          <table:table-cell office:value-type="float" office:value="65.2433710553271" calcext:value-type="float">
            <text:p>65.2433710553271</text:p>
          </table:table-cell>
          <table:table-cell office:value-type="float" office:value="77.3626373626374" calcext:value-type="float">
            <text:p>77.362637362637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alse</text:p>
          </table:table-cell>
          <table:table-cell office:value-type="float" office:value="-0.000769182536179094" calcext:value-type="float">
            <text:p>-0.000769182536179</text:p>
          </table:table-cell>
          <table:table-cell office:value-type="float" office:value="-0.246999481887771" calcext:value-type="float">
            <text:p>-0.246999481887771</text:p>
          </table:table-cell>
          <table:table-cell office:value-type="float" office:value="-0.038821421573347" calcext:value-type="float">
            <text:p>-0.038821421573347</text:p>
          </table:table-cell>
          <table:table-cell office:value-type="float" office:value="0.127931663899457" calcext:value-type="float">
            <text:p>0.127931663899457</text:p>
          </table:table-cell>
          <table:table-cell office:value-type="float" office:value="0.0811396323476298" calcext:value-type="float">
            <text:p>0.08113963234763</text:p>
          </table:table-cell>
          <table:table-cell office:value-type="float" office:value="782.920452663925" calcext:value-type="float">
            <text:p>782.920452663925</text:p>
          </table:table-cell>
          <table:table-cell office:value-type="float" office:value="67.8521478521479" calcext:value-type="float">
            <text:p>67.8521478521479</text:p>
          </table:table-cell>
          <table:table-cell office:value-type="string" calcext:value-type="string">
            <text:p>f7ed2757-ab4e-49a6-b2a9-313545fc5c55</text:p>
          </table:table-cell>
          <table:table-cell office:value-type="float" office:value="0.362725290517629" calcext:value-type="float">
            <text:p>0.362725290517629</text:p>
          </table:table-cell>
          <table:table-cell office:value-type="float" office:value="0.437375635436186" calcext:value-type="float">
            <text:p>0.437375635436186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9.935897435897" calcext:value-type="float">
            <text:p>159.935897435897</text:p>
          </table:table-cell>
          <table:table-cell office:value-type="float" office:value="145.214785214785" calcext:value-type="float">
            <text:p>145.214785214785</text:p>
          </table:table-cell>
          <table:table-cell office:value-type="float" office:value="29.1880353542473" calcext:value-type="float">
            <text:p>29.1880353542473</text:p>
          </table:table-cell>
          <table:table-cell office:value-type="float" office:value="81.0897435897436" calcext:value-type="float">
            <text:p>81.0897435897436</text:p>
          </table:table-cell>
          <table:table-cell office:value-type="float" office:value="262.692318188226" calcext:value-type="float">
            <text:p>262.692318188226</text:p>
          </table:table-cell>
          <table:table-cell office:value-type="float" office:value="78.8461538461538" calcext:value-type="float">
            <text:p>78.8461538461538</text:p>
          </table:table-cell>
          <table:table-cell/>
        </table:table-row>
        <table:table-row table:style-name="ro1" table:visibility="filter">
          <table:table-cell office:value-type="string" calcext:value-type="string">
            <text:p>344cbdd7-f9ee-4aa7-9bcc-03f03f1b4edb</text:p>
          </table:table-cell>
          <table:table-cell office:value-type="float" office:value="48.1858891101196" calcext:value-type="float">
            <text:p>48.1858891101196</text:p>
          </table:table-cell>
          <table:table-cell office:value-type="float" office:value="55.6843156843157" calcext:value-type="float">
            <text:p>55.68431568431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952847778509508" calcext:value-type="float">
            <text:p>0.095284777850951</text:p>
          </table:table-cell>
          <table:table-cell office:value-type="float" office:value="0.199637508730858" calcext:value-type="float">
            <text:p>0.199637508730858</text:p>
          </table:table-cell>
          <table:table-cell office:value-type="float" office:value="-0.0647385626019101" calcext:value-type="float">
            <text:p>-0.06473856260191</text:p>
          </table:table-cell>
          <table:table-cell office:value-type="float" office:value="0.126859427561645" calcext:value-type="float">
            <text:p>0.126859427561645</text:p>
          </table:table-cell>
          <table:table-cell office:value-type="float" office:value="0.0722176982119407" calcext:value-type="float">
            <text:p>0.072217698211941</text:p>
          </table:table-cell>
          <table:table-cell office:value-type="float" office:value="770.974225761913" calcext:value-type="float">
            <text:p>770.974225761913</text:p>
          </table:table-cell>
          <table:table-cell office:value-type="float" office:value="65.8141858141858" calcext:value-type="float">
            <text:p>65.8141858141858</text:p>
          </table:table-cell>
          <table:table-cell office:value-type="string" calcext:value-type="string">
            <text:p>344cbdd7-f9ee-4aa7-9bcc-03f03f1b4edb</text:p>
          </table:table-cell>
          <table:table-cell office:value-type="float" office:value="0.361077828577283" calcext:value-type="float">
            <text:p>0.361077828577283</text:p>
          </table:table-cell>
          <table:table-cell office:value-type="float" office:value="0.437530262869321" calcext:value-type="float">
            <text:p>0.43753026286932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9.615384615385" calcext:value-type="float">
            <text:p>159.615384615385</text:p>
          </table:table-cell>
          <table:table-cell office:value-type="float" office:value="121.498501498502" calcext:value-type="float">
            <text:p>121.498501498502</text:p>
          </table:table-cell>
          <table:table-cell office:value-type="float" office:value="19.2903755966268" calcext:value-type="float">
            <text:p>19.2903755966268</text:p>
          </table:table-cell>
          <table:table-cell office:value-type="float" office:value="68.5897435897436" calcext:value-type="float">
            <text:p>68.5897435897436</text:p>
          </table:table-cell>
          <table:table-cell office:value-type="float" office:value="308.646009546028" calcext:value-type="float">
            <text:p>308.646009546028</text:p>
          </table:table-cell>
          <table:table-cell office:value-type="float" office:value="91.025641025641" calcext:value-type="float">
            <text:p>91.025641025641</text:p>
          </table:table-cell>
          <table:table-cell/>
        </table:table-row>
        <table:table-row table:style-name="ro1">
          <table:table-cell office:value-type="string" calcext:value-type="string">
            <text:p>87424177-05cd-4427-b60e-1a5461bebf22</text:p>
          </table:table-cell>
          <table:table-cell office:value-type="float" office:value="90.6270095351899" calcext:value-type="float">
            <text:p>90.6270095351899</text:p>
          </table:table-cell>
          <table:table-cell office:value-type="float" office:value="92.6073926073926" calcext:value-type="float">
            <text:p>92.607392607392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0138002447132985" calcext:value-type="float">
            <text:p>0.013800244713299</text:p>
          </table:table-cell>
          <table:table-cell office:value-type="float" office:value="0.135170770129703" calcext:value-type="float">
            <text:p>0.135170770129703</text:p>
          </table:table-cell>
          <table:table-cell office:value-type="float" office:value="0.0265466949968399" calcext:value-type="float">
            <text:p>0.02654669499684</text:p>
          </table:table-cell>
          <table:table-cell office:value-type="float" office:value="0.122252851034412" calcext:value-type="float">
            <text:p>0.122252851034412</text:p>
          </table:table-cell>
          <table:table-cell office:value-type="float" office:value="0.0809960573079873" calcext:value-type="float">
            <text:p>0.080996057307987</text:p>
          </table:table-cell>
          <table:table-cell office:value-type="float" office:value="996.897104887089" calcext:value-type="float">
            <text:p>996.897104887089</text:p>
          </table:table-cell>
          <table:table-cell office:value-type="float" office:value="89.1908091908092" calcext:value-type="float">
            <text:p>89.1908091908092</text:p>
          </table:table-cell>
          <table:table-cell office:value-type="string" calcext:value-type="string">
            <text:p>87424177-05cd-4427-b60e-1a5461bebf22</text:p>
          </table:table-cell>
          <table:table-cell office:value-type="float" office:value="0.242945700239125" calcext:value-type="float">
            <text:p>0.242945700239125</text:p>
          </table:table-cell>
          <table:table-cell office:value-type="float" office:value="0.483091534936568" calcext:value-type="float">
            <text:p>0.483091534936568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9.294871794872" calcext:value-type="float">
            <text:p>159.294871794872</text:p>
          </table:table-cell>
          <table:table-cell office:value-type="float" office:value="181.798201798202" calcext:value-type="float">
            <text:p>181.798201798202</text:p>
          </table:table-cell>
          <table:table-cell office:value-type="float" office:value="29.078820502321" calcext:value-type="float">
            <text:p>29.078820502321</text:p>
          </table:table-cell>
          <table:table-cell office:value-type="float" office:value="80.7692307692308" calcext:value-type="float">
            <text:p>80.7692307692308</text:p>
          </table:table-cell>
          <table:table-cell office:value-type="float" office:value="261.709384520889" calcext:value-type="float">
            <text:p>261.709384520889</text:p>
          </table:table-cell>
          <table:table-cell office:value-type="float" office:value="78.525641025641" calcext:value-type="float">
            <text:p>78.525641025641</text:p>
          </table:table-cell>
          <table:table-cell/>
        </table:table-row>
        <table:table-row table:style-name="ro1">
          <table:table-cell office:value-type="string" calcext:value-type="string">
            <text:p>abde0e96-4ca2-401e-9095-046a328fffbc</text:p>
          </table:table-cell>
          <table:table-cell office:value-type="float" office:value="96.142541232933" calcext:value-type="float">
            <text:p>96.142541232933</text:p>
          </table:table-cell>
          <table:table-cell office:value-type="float" office:value="93.7262737262737" calcext:value-type="float">
            <text:p>93.726273726273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0434711840477307" calcext:value-type="float">
            <text:p>0.043471184047731</text:p>
          </table:table-cell>
          <table:table-cell office:value-type="float" office:value="0.10680981130164" calcext:value-type="float">
            <text:p>0.10680981130164</text:p>
          </table:table-cell>
          <table:table-cell office:value-type="float" office:value="-0.0421077226208715" calcext:value-type="float">
            <text:p>-0.042107722620872</text:p>
          </table:table-cell>
          <table:table-cell office:value-type="float" office:value="0.114803766906454" calcext:value-type="float">
            <text:p>0.114803766906454</text:p>
          </table:table-cell>
          <table:table-cell office:value-type="float" office:value="0.0892629060208617" calcext:value-type="float">
            <text:p>0.089262906020862</text:p>
          </table:table-cell>
          <table:table-cell office:value-type="float" office:value="961.42541232933" calcext:value-type="float">
            <text:p>961.42541232933</text:p>
          </table:table-cell>
          <table:table-cell office:value-type="float" office:value="86.033966033966" calcext:value-type="float">
            <text:p>86.033966033966</text:p>
          </table:table-cell>
          <table:table-cell office:value-type="string" calcext:value-type="string">
            <text:p>abde0e96-4ca2-401e-9095-046a328fffbc</text:p>
          </table:table-cell>
          <table:table-cell office:value-type="float" office:value="0.353032607878649" calcext:value-type="float">
            <text:p>0.353032607878649</text:p>
          </table:table-cell>
          <table:table-cell office:value-type="float" office:value="0.376603779784213" calcext:value-type="float">
            <text:p>0.37660377978421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9.294871794872" calcext:value-type="float">
            <text:p>159.294871794872</text:p>
          </table:table-cell>
          <table:table-cell office:value-type="float" office:value="179.76023976024" calcext:value-type="float">
            <text:p>179.76023976024</text:p>
          </table:table-cell>
          <table:table-cell office:value-type="float" office:value="27.5840615300062" calcext:value-type="float">
            <text:p>27.5840615300062</text:p>
          </table:table-cell>
          <table:table-cell office:value-type="float" office:value="77.2435897435897" calcext:value-type="float">
            <text:p>77.2435897435897</text:p>
          </table:table-cell>
          <table:table-cell office:value-type="float" office:value="275.840615300062" calcext:value-type="float">
            <text:p>275.840615300062</text:p>
          </table:table-cell>
          <table:table-cell office:value-type="float" office:value="82.0512820512821" calcext:value-type="float">
            <text:p>82.0512820512821</text:p>
          </table:table-cell>
          <table:table-cell/>
        </table:table-row>
        <table:table-row table:style-name="ro1" table:visibility="filter">
          <table:table-cell office:value-type="string" calcext:value-type="string">
            <text:p>cd762f1f-8046-4647-a9e2-fa1de23ce54d</text:p>
          </table:table-cell>
          <table:table-cell office:value-type="float" office:value="45.875434268252" calcext:value-type="float">
            <text:p>45.875434268252</text:p>
          </table:table-cell>
          <table:table-cell office:value-type="float" office:value="48.031968031968" calcext:value-type="float">
            <text:p>48.03196803196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133860800886233" calcext:value-type="float">
            <text:p>0.133860800886233</text:p>
          </table:table-cell>
          <table:table-cell office:value-type="float" office:value="0.0313736234572262" calcext:value-type="float">
            <text:p>0.031373623457226</text:p>
          </table:table-cell>
          <table:table-cell office:value-type="float" office:value="0.102007701441805" calcext:value-type="float">
            <text:p>0.102007701441805</text:p>
          </table:table-cell>
          <table:table-cell office:value-type="float" office:value="0.125217842423587" calcext:value-type="float">
            <text:p>0.125217842423587</text:p>
          </table:table-cell>
          <table:table-cell office:value-type="float" office:value="0.0753279287690654" calcext:value-type="float">
            <text:p>0.075327928769065</text:p>
          </table:table-cell>
          <table:table-cell office:value-type="float" office:value="734.006948292032" calcext:value-type="float">
            <text:p>734.006948292032</text:p>
          </table:table-cell>
          <table:table-cell office:value-type="float" office:value="59.6003996003996" calcext:value-type="float">
            <text:p>59.6003996003996</text:p>
          </table:table-cell>
          <table:table-cell office:value-type="string" calcext:value-type="string">
            <text:p>cd762f1f-8046-4647-a9e2-fa1de23ce54d</text:p>
          </table:table-cell>
          <table:table-cell office:value-type="float" office:value="0.187099763352472" calcext:value-type="float">
            <text:p>0.187099763352472</text:p>
          </table:table-cell>
          <table:table-cell office:value-type="float" office:value="0.405443856501809" calcext:value-type="float">
            <text:p>0.40544385650180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8.974358974359" calcext:value-type="float">
            <text:p>158.974358974359</text:p>
          </table:table-cell>
          <table:table-cell office:value-type="float" office:value="107.632367632368" calcext:value-type="float">
            <text:p>107.632367632368</text:p>
          </table:table-cell>
          <table:table-cell office:value-type="float" office:value="19.2530564976254" calcext:value-type="float">
            <text:p>19.2530564976254</text:p>
          </table:table-cell>
          <table:table-cell office:value-type="float" office:value="68.2692307692308" calcext:value-type="float">
            <text:p>68.2692307692308</text:p>
          </table:table-cell>
          <table:table-cell office:value-type="float" office:value="308.048903962006" calcext:value-type="float">
            <text:p>308.048903962006</text:p>
          </table:table-cell>
          <table:table-cell office:value-type="float" office:value="90.7051282051282" calcext:value-type="float">
            <text:p>90.7051282051282</text:p>
          </table:table-cell>
          <table:table-cell/>
        </table:table-row>
        <table:table-row table:style-name="ro1" table:visibility="filter">
          <table:table-cell office:value-type="string" calcext:value-type="string">
            <text:p>36bd89cd-52fe-4af4-981a-1ca20f6e5eae</text:p>
          </table:table-cell>
          <table:table-cell office:value-type="float" office:value="61.2865182010073" calcext:value-type="float">
            <text:p>61.2865182010073</text:p>
          </table:table-cell>
          <table:table-cell office:value-type="float" office:value="72.6873126873127" calcext:value-type="float">
            <text:p>72.6873126873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-0.489654704764997" calcext:value-type="float">
            <text:p>-0.489654704764997</text:p>
          </table:table-cell>
          <table:table-cell office:value-type="float" office:value="0.164085075592415" calcext:value-type="float">
            <text:p>0.164085075592415</text:p>
          </table:table-cell>
          <table:table-cell office:value-type="float" office:value="-0.0786228567725843" calcext:value-type="float">
            <text:p>-0.078622856772584</text:p>
          </table:table-cell>
          <table:table-cell office:value-type="float" office:value="0.127773394503094" calcext:value-type="float">
            <text:p>0.127773394503094</text:p>
          </table:table-cell>
          <table:table-cell office:value-type="float" office:value="0.0900560750073355" calcext:value-type="float">
            <text:p>0.090056075007336</text:p>
          </table:table-cell>
          <table:table-cell office:value-type="float" office:value="735.438218412087" calcext:value-type="float">
            <text:p>735.438218412087</text:p>
          </table:table-cell>
          <table:table-cell office:value-type="float" office:value="59.8401598401598" calcext:value-type="float">
            <text:p>59.8401598401598</text:p>
          </table:table-cell>
          <table:table-cell office:value-type="string" calcext:value-type="string">
            <text:p>36bd89cd-52fe-4af4-981a-1ca20f6e5eae</text:p>
          </table:table-cell>
          <table:table-cell office:value-type="float" office:value="0.346472215207569" calcext:value-type="float">
            <text:p>0.346472215207569</text:p>
          </table:table-cell>
          <table:table-cell office:value-type="float" office:value="0.392844705143755" calcext:value-type="float">
            <text:p>0.39284470514375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7.692307692308" calcext:value-type="float">
            <text:p>157.692307692308</text:p>
          </table:table-cell>
          <table:table-cell office:value-type="float" office:value="132.527472527473" calcext:value-type="float">
            <text:p>132.527472527473</text:p>
          </table:table-cell>
          <table:table-cell office:value-type="float" office:value="27.3437950418863" calcext:value-type="float">
            <text:p>27.3437950418863</text:p>
          </table:table-cell>
          <table:table-cell office:value-type="float" office:value="76.6025641025641" calcext:value-type="float">
            <text:p>76.6025641025641</text:p>
          </table:table-cell>
          <table:table-cell office:value-type="float" office:value="273.437950418863" calcext:value-type="float">
            <text:p>273.437950418863</text:p>
          </table:table-cell>
          <table:table-cell office:value-type="float" office:value="81.0897435897436" calcext:value-type="float">
            <text:p>81.0897435897436</text:p>
          </table:table-cell>
          <table:table-cell/>
        </table:table-row>
        <table:table-row table:style-name="ro1">
          <table:table-cell office:value-type="string" calcext:value-type="string">
            <text:p>5f353ef0-289e-449b-a635-e29c6e026e3d</text:p>
          </table:table-cell>
          <table:table-cell office:value-type="float" office:value="85.7067906804269" calcext:value-type="float">
            <text:p>85.7067906804269</text:p>
          </table:table-cell>
          <table:table-cell office:value-type="float" office:value="91.3286713286713" calcext:value-type="float">
            <text:p>91.32867132867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277261271655074" calcext:value-type="float">
            <text:p>0.277261271655074</text:p>
          </table:table-cell>
          <table:table-cell office:value-type="float" office:value="0.113921605737463" calcext:value-type="float">
            <text:p>0.113921605737463</text:p>
          </table:table-cell>
          <table:table-cell office:value-type="float" office:value="0.0438908172559654" calcext:value-type="float">
            <text:p>0.043890817255965</text:p>
          </table:table-cell>
          <table:table-cell office:value-type="float" office:value="0.11671977661475" calcext:value-type="float">
            <text:p>0.11671977661475</text:p>
          </table:table-cell>
          <table:table-cell office:value-type="float" office:value="0.0908063293812271" calcext:value-type="float">
            <text:p>0.090806329381227</text:p>
          </table:table-cell>
          <table:table-cell office:value-type="float" office:value="942.774697484695" calcext:value-type="float">
            <text:p>942.774697484695</text:p>
          </table:table-cell>
          <table:table-cell office:value-type="float" office:value="83.956043956044" calcext:value-type="float">
            <text:p>83.956043956044</text:p>
          </table:table-cell>
          <table:table-cell office:value-type="string" calcext:value-type="string">
            <text:p>5f353ef0-289e-449b-a635-e29c6e026e3d</text:p>
          </table:table-cell>
          <table:table-cell office:value-type="float" office:value="0.157333937895626" calcext:value-type="float">
            <text:p>0.157333937895626</text:p>
          </table:table-cell>
          <table:table-cell office:value-type="float" office:value="0.312865415318062" calcext:value-type="float">
            <text:p>0.31286541531806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7.051282051282" calcext:value-type="float">
            <text:p>157.051282051282</text:p>
          </table:table-cell>
          <table:table-cell office:value-type="float" office:value="175.284715284715" calcext:value-type="float">
            <text:p>175.284715284715</text:p>
          </table:table-cell>
          <table:table-cell office:value-type="float" office:value="27.3053906167611" calcext:value-type="float">
            <text:p>27.3053906167611</text:p>
          </table:table-cell>
          <table:table-cell office:value-type="float" office:value="76.2820512820513" calcext:value-type="float">
            <text:p>76.2820512820513</text:p>
          </table:table-cell>
          <table:table-cell office:value-type="float" office:value="273.053906167611" calcext:value-type="float">
            <text:p>273.053906167611</text:p>
          </table:table-cell>
          <table:table-cell office:value-type="float" office:value="80.7692307692308" calcext:value-type="float">
            <text:p>80.7692307692308</text:p>
          </table:table-cell>
          <table:table-cell/>
        </table:table-row>
        <table:table-row table:style-name="ro1">
          <table:table-cell office:value-type="string" calcext:value-type="string">
            <text:p>a0f2a2ae-b5ac-4420-a487-eb03805a6bd2</text:p>
          </table:table-cell>
          <table:table-cell office:value-type="float" office:value="65.443781120068" calcext:value-type="float">
            <text:p>65.443781120068</text:p>
          </table:table-cell>
          <table:table-cell office:value-type="float" office:value="77.7222777222777" calcext:value-type="float">
            <text:p>77.722277722277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0.283520381775275" calcext:value-type="float">
            <text:p>0.283520381775275</text:p>
          </table:table-cell>
          <table:table-cell office:value-type="float" office:value="0.103948627719234" calcext:value-type="float">
            <text:p>0.103948627719234</text:p>
          </table:table-cell>
          <table:table-cell office:value-type="float" office:value="-0.107961124443686" calcext:value-type="float">
            <text:p>-0.107961124443686</text:p>
          </table:table-cell>
          <table:table-cell office:value-type="float" office:value="0.122151524174122" calcext:value-type="float">
            <text:p>0.122151524174122</text:p>
          </table:table-cell>
          <table:table-cell office:value-type="float" office:value="0.0778516268428651" calcext:value-type="float">
            <text:p>0.077851626842865</text:p>
          </table:table-cell>
          <table:table-cell office:value-type="float" office:value="981.656716801019" calcext:value-type="float">
            <text:p>981.656716801019</text:p>
          </table:table-cell>
          <table:table-cell office:value-type="float" office:value="88.011988011988" calcext:value-type="float">
            <text:p>88.011988011988</text:p>
          </table:table-cell>
          <table:table-cell office:value-type="string" calcext:value-type="string">
            <text:p>a0f2a2ae-b5ac-4420-a487-eb03805a6bd2</text:p>
          </table:table-cell>
          <table:table-cell office:value-type="float" office:value="0.171123692172002" calcext:value-type="float">
            <text:p>0.171123692172002</text:p>
          </table:table-cell>
          <table:table-cell office:value-type="float" office:value="0.301927686875196" calcext:value-type="float">
            <text:p>0.30192768687519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6.730769230769" calcext:value-type="float">
            <text:p>156.730769230769</text:p>
          </table:table-cell>
          <table:table-cell office:value-type="float" office:value="165.734265734266" calcext:value-type="float">
            <text:p>165.734265734266</text:p>
          </table:table-cell>
          <table:table-cell office:value-type="float" office:value="19.5940482268884" calcext:value-type="float">
            <text:p>19.5940482268884</text:p>
          </table:table-cell>
          <table:table-cell office:value-type="float" office:value="69.8717948717949" calcext:value-type="float">
            <text:p>69.8717948717949</text:p>
          </table:table-cell>
          <table:table-cell office:value-type="float" office:value="293.910723403326" calcext:value-type="float">
            <text:p>293.910723403326</text:p>
          </table:table-cell>
          <table:table-cell office:value-type="float" office:value="86.8589743589744" calcext:value-type="float">
            <text:p>86.8589743589744</text:p>
          </table:table-cell>
          <table:table-cell/>
        </table:table-row>
        <table:table-row table:style-name="ro1" table:visibility="filter">
          <table:table-cell office:value-type="string" calcext:value-type="string">
            <text:p>d1fe9346-0d73-41a0-927b-5890c4055bd9</text:p>
          </table:table-cell>
          <table:table-cell office:value-type="float" office:value="48.0465365415569" calcext:value-type="float">
            <text:p>48.0465365415569</text:p>
          </table:table-cell>
          <table:table-cell office:value-type="float" office:value="55.2047952047952" calcext:value-type="float">
            <text:p>55.204795204795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068548579211757" calcext:value-type="float">
            <text:p>0.068548579211757</text:p>
          </table:table-cell>
          <table:table-cell office:value-type="float" office:value="-0.0983973800520829" calcext:value-type="float">
            <text:p>-0.098397380052083</text:p>
          </table:table-cell>
          <table:table-cell office:value-type="float" office:value="-0.0852284096357192" calcext:value-type="float">
            <text:p>-0.085228409635719</text:p>
          </table:table-cell>
          <table:table-cell office:value-type="float" office:value="0.127794405504806" calcext:value-type="float">
            <text:p>0.127794405504806</text:p>
          </table:table-cell>
          <table:table-cell office:value-type="float" office:value="0.0758593975755102" calcext:value-type="float">
            <text:p>0.07585939757551</text:p>
          </table:table-cell>
          <table:table-cell office:value-type="float" office:value="768.74458466491" calcext:value-type="float">
            <text:p>768.74458466491</text:p>
          </table:table-cell>
          <table:table-cell office:value-type="float" office:value="65.3546453546454" calcext:value-type="float">
            <text:p>65.3546453546454</text:p>
          </table:table-cell>
          <table:table-cell office:value-type="string" calcext:value-type="string">
            <text:p>d1fe9346-0d73-41a0-927b-5890c4055bd9</text:p>
          </table:table-cell>
          <table:table-cell office:value-type="float" office:value="0.154640952581157" calcext:value-type="float">
            <text:p>0.154640952581157</text:p>
          </table:table-cell>
          <table:table-cell office:value-type="float" office:value="0.486019927929643" calcext:value-type="float">
            <text:p>0.48601992792964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6.730769230769" calcext:value-type="float">
            <text:p>156.730769230769</text:p>
          </table:table-cell>
          <table:table-cell office:value-type="float" office:value="120.559440559441" calcext:value-type="float">
            <text:p>120.559440559441</text:p>
          </table:table-cell>
          <table:table-cell office:value-type="float" office:value="18.9521178518696" calcext:value-type="float">
            <text:p>18.9521178518696</text:p>
          </table:table-cell>
          <table:table-cell office:value-type="float" office:value="66.9871794871795" calcext:value-type="float">
            <text:p>66.9871794871795</text:p>
          </table:table-cell>
          <table:table-cell office:value-type="float" office:value="303.233885629914" calcext:value-type="float">
            <text:p>303.233885629914</text:p>
          </table:table-cell>
          <table:table-cell office:value-type="float" office:value="89.7435897435897" calcext:value-type="float">
            <text:p>89.7435897435897</text:p>
          </table:table-cell>
          <table:table-cell/>
        </table:table-row>
        <table:table-row table:style-name="ro1">
          <table:table-cell office:value-type="string" calcext:value-type="string">
            <text:p>a77925c9-6ee6-41bb-b357-b3e5992c11bb</text:p>
          </table:table-cell>
          <table:table-cell office:value-type="float" office:value="82.342736932987" calcext:value-type="float">
            <text:p>82.342736932987</text:p>
          </table:table-cell>
          <table:table-cell office:value-type="float" office:value="89.4305694305694" calcext:value-type="float">
            <text:p>89.430569430569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alse</text:p>
          </table:table-cell>
          <table:table-cell office:value-type="float" office:value="0.0320200550386861" calcext:value-type="float">
            <text:p>0.032020055038686</text:p>
          </table:table-cell>
          <table:table-cell office:value-type="float" office:value="0.129463980438169" calcext:value-type="float">
            <text:p>0.129463980438169</text:p>
          </table:table-cell>
          <table:table-cell office:value-type="float" office:value="-0.109615339788763" calcext:value-type="float">
            <text:p>-0.109615339788763</text:p>
          </table:table-cell>
          <table:table-cell office:value-type="float" office:value="0.121035917310086" calcext:value-type="float">
            <text:p>0.121035917310086</text:p>
          </table:table-cell>
          <table:table-cell office:value-type="float" office:value="0.0887366097148727" calcext:value-type="float">
            <text:p>0.088736609714873</text:p>
          </table:table-cell>
          <table:table-cell office:value-type="float" office:value="905.770106262856" calcext:value-type="float">
            <text:p>905.77010626285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77925c9-6ee6-41bb-b357-b3e5992c11bb</text:p>
          </table:table-cell>
          <table:table-cell office:value-type="float" office:value="0.374054622041473" calcext:value-type="float">
            <text:p>0.374054622041473</text:p>
          </table:table-cell>
          <table:table-cell office:value-type="float" office:value="0.429786145196151" calcext:value-type="float">
            <text:p>0.42978614519615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6.410256410256" calcext:value-type="float">
            <text:p>156.410256410256</text:p>
          </table:table-cell>
          <table:table-cell office:value-type="float" office:value="169.430569430569" calcext:value-type="float">
            <text:p>169.430569430569</text:p>
          </table:table-cell>
          <table:table-cell office:value-type="float" office:value="27.3045287744158" calcext:value-type="float">
            <text:p>27.3045287744158</text:p>
          </table:table-cell>
          <table:table-cell office:value-type="float" office:value="75.9615384615385" calcext:value-type="float">
            <text:p>75.9615384615385</text:p>
          </table:table-cell>
          <table:table-cell office:value-type="float" office:value="273.045287744158" calcext:value-type="float">
            <text:p>273.045287744158</text:p>
          </table:table-cell>
          <table:table-cell office:value-type="float" office:value="80.4487179487179" calcext:value-type="float">
            <text:p>80.4487179487179</text:p>
          </table:table-cell>
          <table:table-cell/>
        </table:table-row>
        <table:table-row table:style-name="ro1">
          <table:table-cell office:value-type="string" calcext:value-type="string">
            <text:p>67e2b251-4878-4c8d-bd19-e9f6780b657c</text:p>
          </table:table-cell>
          <table:table-cell office:value-type="float" office:value="46.4873006676384" calcext:value-type="float">
            <text:p>46.4873006676384</text:p>
          </table:table-cell>
          <table:table-cell office:value-type="float" office:value="49.8501498501499" calcext:value-type="float">
            <text:p>49.850149850149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alse</text:p>
          </table:table-cell>
          <table:table-cell office:value-type="float" office:value="0.0678900067953435" calcext:value-type="float">
            <text:p>0.067890006795344</text:p>
          </table:table-cell>
          <table:table-cell office:value-type="float" office:value="0.0937752794937653" calcext:value-type="float">
            <text:p>0.093775279493765</text:p>
          </table:table-cell>
          <table:table-cell office:value-type="float" office:value="-0.126612039174827" calcext:value-type="float">
            <text:p>-0.126612039174827</text:p>
          </table:table-cell>
          <table:table-cell office:value-type="float" office:value="0.123493736971934" calcext:value-type="float">
            <text:p>0.123493736971934</text:p>
          </table:table-cell>
          <table:table-cell office:value-type="float" office:value="0.0998994750354457" calcext:value-type="float">
            <text:p>0.099899475035446</text:p>
          </table:table-cell>
          <table:table-cell office:value-type="float" office:value="278.92380400583" calcext:value-type="float">
            <text:p>278.92380400583</text:p>
          </table:table-cell>
          <table:table-cell office:value-type="float" office:value="26.6533466533467" calcext:value-type="float">
            <text:p>26.6533466533467</text:p>
          </table:table-cell>
          <table:table-cell office:value-type="string" calcext:value-type="string">
            <text:p>67e2b251-4878-4c8d-bd19-e9f6780b657c</text:p>
          </table:table-cell>
          <table:table-cell office:value-type="float" office:value="0.169131500806171" calcext:value-type="float">
            <text:p>0.169131500806171</text:p>
          </table:table-cell>
          <table:table-cell office:value-type="float" office:value="0.469237874664942" calcext:value-type="float">
            <text:p>0.46923787466494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5.448717948718" calcext:value-type="float">
            <text:p>155.448717948718</text:p>
          </table:table-cell>
          <table:table-cell office:value-type="float" office:value="76.5034965034965" calcext:value-type="float">
            <text:p>76.5034965034965</text:p>
          </table:table-cell>
          <table:table-cell office:value-type="float" office:value="56.9103543150046" calcext:value-type="float">
            <text:p>56.9103543150046</text:p>
          </table:table-cell>
          <table:table-cell office:value-type="float" office:value="95.1923076923077" calcext:value-type="float">
            <text:p>95.1923076923077</text:p>
          </table:table-cell>
          <table:table-cell office:value-type="float" office:value="227.641417260018" calcext:value-type="float">
            <text:p>227.641417260018</text:p>
          </table:table-cell>
          <table:table-cell office:value-type="float" office:value="60.2564102564103" calcext:value-type="float">
            <text:p>60.2564102564103</text:p>
          </table:table-cell>
          <table:table-cell/>
        </table:table-row>
        <table:table-row table:style-name="ro1" table:visibility="filter">
          <table:table-cell office:value-type="string" calcext:value-type="string">
            <text:p>283c977d-1c6d-4140-9e70-0b70df1ae4e2</text:p>
          </table:table-cell>
          <table:table-cell office:value-type="float" office:value="47.9101304785204" calcext:value-type="float">
            <text:p>47.9101304785204</text:p>
          </table:table-cell>
          <table:table-cell office:value-type="float" office:value="54.7452547452548" calcext:value-type="float">
            <text:p>54.745254745254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0738568689812577" calcext:value-type="float">
            <text:p>0.073856868981258</text:p>
          </table:table-cell>
          <table:table-cell office:value-type="float" office:value="0.0810366491020103" calcext:value-type="float">
            <text:p>0.08103664910201</text:p>
          </table:table-cell>
          <table:table-cell office:value-type="float" office:value="-0.0959627951139759" calcext:value-type="float">
            <text:p>-0.095962795113976</text:p>
          </table:table-cell>
          <table:table-cell office:value-type="float" office:value="0.128836143985712" calcext:value-type="float">
            <text:p>0.128836143985712</text:p>
          </table:table-cell>
          <table:table-cell office:value-type="float" office:value="0.0726051404677935" calcext:value-type="float">
            <text:p>0.072605140467794</text:p>
          </table:table-cell>
          <table:table-cell office:value-type="float" office:value="766.562087656326" calcext:value-type="float">
            <text:p>766.562087656326</text:p>
          </table:table-cell>
          <table:table-cell office:value-type="float" office:value="65.014985014985" calcext:value-type="float">
            <text:p>65.014985014985</text:p>
          </table:table-cell>
          <table:table-cell office:value-type="string" calcext:value-type="string">
            <text:p>283c977d-1c6d-4140-9e70-0b70df1ae4e2</text:p>
          </table:table-cell>
          <table:table-cell office:value-type="float" office:value="0.335347169164601" calcext:value-type="float">
            <text:p>0.335347169164601</text:p>
          </table:table-cell>
          <table:table-cell office:value-type="float" office:value="0.428289778087814" calcext:value-type="float">
            <text:p>0.42828977808781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5.128205128205" calcext:value-type="float">
            <text:p>155.128205128205</text:p>
          </table:table-cell>
          <table:table-cell office:value-type="float" office:value="119.76023976024" calcext:value-type="float">
            <text:p>119.76023976024</text:p>
          </table:table-cell>
          <table:table-cell office:value-type="float" office:value="18.8696504910542" calcext:value-type="float">
            <text:p>18.8696504910542</text:p>
          </table:table-cell>
          <table:table-cell office:value-type="float" office:value="66.3461538461538" calcext:value-type="float">
            <text:p>66.3461538461538</text:p>
          </table:table-cell>
          <table:table-cell office:value-type="float" office:value="301.914407856866" calcext:value-type="float">
            <text:p>301.914407856866</text:p>
          </table:table-cell>
          <table:table-cell office:value-type="float" office:value="88.7820512820513" calcext:value-type="float">
            <text:p>88.7820512820513</text:p>
          </table:table-cell>
          <table:table-cell/>
        </table:table-row>
        <table:table-row table:style-name="ro1" table:visibility="filter">
          <table:table-cell office:value-type="string" calcext:value-type="string">
            <text:p>e23e1626-8b42-4b3e-908a-5f0b3658f01e</text:p>
          </table:table-cell>
          <table:table-cell office:value-type="float" office:value="58.6944279563767" calcext:value-type="float">
            <text:p>58.6944279563767</text:p>
          </table:table-cell>
          <table:table-cell office:value-type="float" office:value="70.4695304695305" calcext:value-type="float">
            <text:p>70.469530469530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alse</text:p>
          </table:table-cell>
          <table:table-cell office:value-type="float" office:value="0.0662918396914791" calcext:value-type="float">
            <text:p>0.066291839691479</text:p>
          </table:table-cell>
          <table:table-cell office:value-type="float" office:value="0.0293594015569727" calcext:value-type="float">
            <text:p>0.029359401556973</text:p>
          </table:table-cell>
          <table:table-cell office:value-type="float" office:value="-0.108498772783095" calcext:value-type="float">
            <text:p>-0.108498772783095</text:p>
          </table:table-cell>
          <table:table-cell office:value-type="float" office:value="0.127056900376022" calcext:value-type="float">
            <text:p>0.127056900376022</text:p>
          </table:table-cell>
          <table:table-cell office:value-type="float" office:value="0.089605064704056" calcext:value-type="float">
            <text:p>0.089605064704056</text:p>
          </table:table-cell>
          <table:table-cell office:value-type="float" office:value="704.33313547652" calcext:value-type="float">
            <text:p>704.33313547652</text:p>
          </table:table-cell>
          <table:table-cell office:value-type="float" office:value="55.6443556443556" calcext:value-type="float">
            <text:p>55.6443556443556</text:p>
          </table:table-cell>
          <table:table-cell office:value-type="string" calcext:value-type="string">
            <text:p>e23e1626-8b42-4b3e-908a-5f0b3658f01e</text:p>
          </table:table-cell>
          <table:table-cell office:value-type="float" office:value="0.355348561854852" calcext:value-type="float">
            <text:p>0.355348561854852</text:p>
          </table:table-cell>
          <table:table-cell office:value-type="float" office:value="0.433965813111361" calcext:value-type="float">
            <text:p>0.43396581311136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4.807692307692" calcext:value-type="float">
            <text:p>154.807692307692</text:p>
          </table:table-cell>
          <table:table-cell office:value-type="float" office:value="126.113886113886" calcext:value-type="float">
            <text:p>126.113886113886</text:p>
          </table:table-cell>
          <table:table-cell office:value-type="float" office:value="26.8978262815487" calcext:value-type="float">
            <text:p>26.8978262815487</text:p>
          </table:table-cell>
          <table:table-cell office:value-type="float" office:value="75" calcext:value-type="float">
            <text:p>75</text:p>
          </table:table-cell>
          <table:table-cell office:value-type="float" office:value="268.978262815487" calcext:value-type="float">
            <text:p>268.978262815487</text:p>
          </table:table-cell>
          <table:table-cell office:value-type="float" office:value="79.8076923076923" calcext:value-type="float">
            <text:p>79.8076923076923</text:p>
          </table:table-cell>
          <table:table-cell/>
        </table:table-row>
        <table:table-row table:style-name="ro1">
          <table:table-cell office:value-type="string" calcext:value-type="string">
            <text:p>82087aa8-8db1-4b05-b3b5-7359ff821e68</text:p>
          </table:table-cell>
          <table:table-cell office:value-type="float" office:value="86.5900709814745" calcext:value-type="float">
            <text:p>86.5900709814745</text:p>
          </table:table-cell>
          <table:table-cell office:value-type="float" office:value="91.7282717282717" calcext:value-type="float">
            <text:p>91.728271728271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alse</text:p>
          </table:table-cell>
          <table:table-cell office:value-type="float" office:value="0.238297281160305" calcext:value-type="float">
            <text:p>0.238297281160305</text:p>
          </table:table-cell>
          <table:table-cell office:value-type="float" office:value="-0.233679008686204" calcext:value-type="float">
            <text:p>-0.233679008686204</text:p>
          </table:table-cell>
          <table:table-cell office:value-type="float" office:value="-0.0502359193833496" calcext:value-type="float">
            <text:p>-0.05023591938335</text:p>
          </table:table-cell>
          <table:table-cell office:value-type="float" office:value="0.1212139854283" calcext:value-type="float">
            <text:p>0.1212139854283</text:p>
          </table:table-cell>
          <table:table-cell office:value-type="float" office:value="0.0813939696984295" calcext:value-type="float">
            <text:p>0.08139396969843</text:p>
          </table:table-cell>
          <table:table-cell office:value-type="float" office:value="952.49078079622" calcext:value-type="float">
            <text:p>952.49078079622</text:p>
          </table:table-cell>
          <table:table-cell office:value-type="float" office:value="84.9350649350649" calcext:value-type="float">
            <text:p>84.9350649350649</text:p>
          </table:table-cell>
          <table:table-cell office:value-type="string" calcext:value-type="string">
            <text:p>82087aa8-8db1-4b05-b3b5-7359ff821e68</text:p>
          </table:table-cell>
          <table:table-cell office:value-type="float" office:value="0.354502889027619" calcext:value-type="float">
            <text:p>0.354502889027619</text:p>
          </table:table-cell>
          <table:table-cell office:value-type="float" office:value="0.426007900750192" calcext:value-type="float">
            <text:p>0.42600790075019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4.48717948718" calcext:value-type="float">
            <text:p>154.48717948718</text:p>
          </table:table-cell>
          <table:table-cell office:value-type="float" office:value="176.663336663337" calcext:value-type="float">
            <text:p>176.663336663337</text:p>
          </table:table-cell>
          <table:table-cell office:value-type="float" office:value="28.6855218861862" calcext:value-type="float">
            <text:p>28.6855218861862</text:p>
          </table:table-cell>
          <table:table-cell office:value-type="float" office:value="79.8076923076923" calcext:value-type="float">
            <text:p>79.8076923076923</text:p>
          </table:table-cell>
          <table:table-cell office:value-type="float" office:value="258.169696975676" calcext:value-type="float">
            <text:p>258.169696975676</text:p>
          </table:table-cell>
          <table:table-cell office:value-type="float" office:value="74.6794871794872" calcext:value-type="float">
            <text:p>74.6794871794872</text:p>
          </table:table-cell>
          <table:table-cell/>
        </table:table-row>
        <table:table-row table:style-name="ro1" table:visibility="filter">
          <table:table-cell office:value-type="string" calcext:value-type="string">
            <text:p>dedbfcfa-56fe-4a7f-9d03-177194c809d9</text:p>
          </table:table-cell>
          <table:table-cell office:value-type="float" office:value="50.0580074319392" calcext:value-type="float">
            <text:p>50.0580074319392</text:p>
          </table:table-cell>
          <table:table-cell office:value-type="float" office:value="60.7992007992008" calcext:value-type="float">
            <text:p>60.799200799200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0729522938590409" calcext:value-type="float">
            <text:p>0.072952293859041</text:p>
          </table:table-cell>
          <table:table-cell office:value-type="float" office:value="0.150077117061659" calcext:value-type="float">
            <text:p>0.150077117061659</text:p>
          </table:table-cell>
          <table:table-cell office:value-type="float" office:value="-0.118346778609802" calcext:value-type="float">
            <text:p>-0.118346778609802</text:p>
          </table:table-cell>
          <table:table-cell office:value-type="float" office:value="0.110015659609645" calcext:value-type="float">
            <text:p>0.110015659609645</text:p>
          </table:table-cell>
          <table:table-cell office:value-type="float" office:value="0.0764490297771574" calcext:value-type="float">
            <text:p>0.076449029777157</text:p>
          </table:table-cell>
          <table:table-cell office:value-type="float" office:value="650.754096615209" calcext:value-type="float">
            <text:p>650.754096615209</text:p>
          </table:table-cell>
          <table:table-cell office:value-type="float" office:value="49.6703296703297" calcext:value-type="float">
            <text:p>49.6703296703297</text:p>
          </table:table-cell>
          <table:table-cell office:value-type="string" calcext:value-type="string">
            <text:p>dedbfcfa-56fe-4a7f-9d03-177194c809d9</text:p>
          </table:table-cell>
          <table:table-cell office:value-type="float" office:value="0.382253642711091" calcext:value-type="float">
            <text:p>0.382253642711091</text:p>
          </table:table-cell>
          <table:table-cell office:value-type="float" office:value="0.406506619744464" calcext:value-type="float">
            <text:p>0.40650661974446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4.48717948718" calcext:value-type="float">
            <text:p>154.48717948718</text:p>
          </table:table-cell>
          <table:table-cell office:value-type="float" office:value="110.46953046953" calcext:value-type="float">
            <text:p>110.46953046953</text:p>
          </table:table-cell>
          <table:table-cell office:value-type="float" office:value="18.8585497445845" calcext:value-type="float">
            <text:p>18.8585497445845</text:p>
          </table:table-cell>
          <table:table-cell office:value-type="float" office:value="66.025641025641" calcext:value-type="float">
            <text:p>66.025641025641</text:p>
          </table:table-cell>
          <table:table-cell office:value-type="float" office:value="301.736795913353" calcext:value-type="float">
            <text:p>301.736795913353</text:p>
          </table:table-cell>
          <table:table-cell office:value-type="float" office:value="88.4615384615385" calcext:value-type="float">
            <text:p>88.4615384615385</text:p>
          </table:table-cell>
          <table:table-cell/>
        </table:table-row>
        <table:table-row table:style-name="ro1" table:visibility="filter">
          <table:table-cell office:value-type="string" calcext:value-type="string">
            <text:p>e12f91db-8cab-4a49-8179-6a132a2475f4</text:p>
          </table:table-cell>
          <table:table-cell office:value-type="float" office:value="62.0687975465537" calcext:value-type="float">
            <text:p>62.0687975465537</text:p>
          </table:table-cell>
          <table:table-cell office:value-type="float" office:value="73.7062937062937" calcext:value-type="float">
            <text:p>73.706293706293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393187047740963" calcext:value-type="float">
            <text:p>0.393187047740963</text:p>
          </table:table-cell>
          <table:table-cell office:value-type="float" office:value="0.165186923265867" calcext:value-type="float">
            <text:p>0.165186923265867</text:p>
          </table:table-cell>
          <table:table-cell office:value-type="float" office:value="-0.0449786468499118" calcext:value-type="float">
            <text:p>-0.044978646849912</text:p>
          </table:table-cell>
          <table:table-cell office:value-type="float" office:value="0.128033325257892" calcext:value-type="float">
            <text:p>0.128033325257892</text:p>
          </table:table-cell>
          <table:table-cell office:value-type="float" office:value="0.0889331496042706" calcext:value-type="float">
            <text:p>0.088933149604271</text:p>
          </table:table-cell>
          <table:table-cell office:value-type="float" office:value="744.825570558645" calcext:value-type="float">
            <text:p>744.825570558645</text:p>
          </table:table-cell>
          <table:table-cell office:value-type="float" office:value="61.1188811188811" calcext:value-type="float">
            <text:p>61.1188811188811</text:p>
          </table:table-cell>
          <table:table-cell office:value-type="string" calcext:value-type="string">
            <text:p>e12f91db-8cab-4a49-8179-6a132a2475f4</text:p>
          </table:table-cell>
          <table:table-cell office:value-type="float" office:value="0.197931102645331" calcext:value-type="float">
            <text:p>0.197931102645331</text:p>
          </table:table-cell>
          <table:table-cell office:value-type="float" office:value="0.336202316020091" calcext:value-type="float">
            <text:p>0.33620231602009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3.846153846154" calcext:value-type="float">
            <text:p>153.846153846154</text:p>
          </table:table-cell>
          <table:table-cell office:value-type="float" office:value="134.825174825175" calcext:value-type="float">
            <text:p>134.825174825175</text:p>
          </table:table-cell>
          <table:table-cell office:value-type="float" office:value="26.3917992659841" calcext:value-type="float">
            <text:p>26.3917992659841</text:p>
          </table:table-cell>
          <table:table-cell office:value-type="float" office:value="74.6794871794872" calcext:value-type="float">
            <text:p>74.6794871794872</text:p>
          </table:table-cell>
          <table:table-cell office:value-type="float" office:value="263.917992659841" calcext:value-type="float">
            <text:p>263.917992659841</text:p>
          </table:table-cell>
          <table:table-cell office:value-type="float" office:value="79.1666666666667" calcext:value-type="float">
            <text:p>79.1666666666667</text:p>
          </table:table-cell>
          <table:table-cell/>
        </table:table-row>
        <table:table-row table:style-name="ro1" table:visibility="filter">
          <table:table-cell office:value-type="string" calcext:value-type="string">
            <text:p>d155ee67-62bc-4bf8-924e-e58b2c4066ec</text:p>
          </table:table-cell>
          <table:table-cell office:value-type="float" office:value="44.0416395364431" calcext:value-type="float">
            <text:p>44.0416395364431</text:p>
          </table:table-cell>
          <table:table-cell office:value-type="float" office:value="44.3156843156843" calcext:value-type="float">
            <text:p>44.315684315684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float" office:value="0.219437340225375" calcext:value-type="float">
            <text:p>0.219437340225375</text:p>
          </table:table-cell>
          <table:table-cell office:value-type="float" office:value="0.11470774733129" calcext:value-type="float">
            <text:p>0.11470774733129</text:p>
          </table:table-cell>
          <table:table-cell office:value-type="float" office:value="0.128725597285631" calcext:value-type="float">
            <text:p>0.128725597285631</text:p>
          </table:table-cell>
          <table:table-cell office:value-type="float" office:value="0.127654246110632" calcext:value-type="float">
            <text:p>0.127654246110632</text:p>
          </table:table-cell>
          <table:table-cell office:value-type="float" office:value="0.0710477353722249" calcext:value-type="float">
            <text:p>0.071047735372225</text:p>
          </table:table-cell>
          <table:table-cell office:value-type="float" office:value="704.66623258309" calcext:value-type="float">
            <text:p>704.66623258309</text:p>
          </table:table-cell>
          <table:table-cell office:value-type="float" office:value="55.6843156843157" calcext:value-type="float">
            <text:p>55.6843156843157</text:p>
          </table:table-cell>
          <table:table-cell office:value-type="string" calcext:value-type="string">
            <text:p>d155ee67-62bc-4bf8-924e-e58b2c4066ec</text:p>
          </table:table-cell>
          <table:table-cell office:value-type="float" office:value="0.260064598789792" calcext:value-type="float">
            <text:p>0.260064598789792</text:p>
          </table:table-cell>
          <table:table-cell office:value-type="float" office:value="0.389012709013712" calcext:value-type="float">
            <text:p>0.38901270901371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3.525641025641" calcext:value-type="float">
            <text:p>153.525641025641</text:p>
          </table:table-cell>
          <table:table-cell office:value-type="float" office:value="100" calcext:value-type="float">
            <text:p>100</text:p>
          </table:table-cell>
          <table:table-cell office:value-type="float" office:value="18.7903936889871" calcext:value-type="float">
            <text:p>18.7903936889871</text:p>
          </table:table-cell>
          <table:table-cell office:value-type="float" office:value="65.3846153846154" calcext:value-type="float">
            <text:p>65.3846153846154</text:p>
          </table:table-cell>
          <table:table-cell office:value-type="float" office:value="300.646299023794" calcext:value-type="float">
            <text:p>300.646299023794</text:p>
          </table:table-cell>
          <table:table-cell office:value-type="float" office:value="88.1410256410256" calcext:value-type="float">
            <text:p>88.1410256410256</text:p>
          </table:table-cell>
          <table:table-cell/>
        </table:table-row>
        <table:table-row table:style-name="ro1">
          <table:table-cell office:value-type="string" calcext:value-type="string">
            <text:p>0cb9f260-32af-403c-9f57-1b8adaa3ff3a</text:p>
          </table:table-cell>
          <table:table-cell office:value-type="float" office:value="61.0389625648867" calcext:value-type="float">
            <text:p>61.0389625648867</text:p>
          </table:table-cell>
          <table:table-cell office:value-type="float" office:value="72.3876123876124" calcext:value-type="float">
            <text:p>72.387612387612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lse</text:p>
          </table:table-cell>
          <table:table-cell office:value-type="float" office:value="0.110604596638687" calcext:value-type="float">
            <text:p>0.110604596638687</text:p>
          </table:table-cell>
          <table:table-cell office:value-type="float" office:value="-0.0158306981778236" calcext:value-type="float">
            <text:p>-0.015830698177824</text:p>
          </table:table-cell>
          <table:table-cell office:value-type="float" office:value="0.00769466837699718" calcext:value-type="float">
            <text:p>0.007694668376997</text:p>
          </table:table-cell>
          <table:table-cell office:value-type="float" office:value="0.123682420950602" calcext:value-type="float">
            <text:p>0.123682420950602</text:p>
          </table:table-cell>
          <table:table-cell office:value-type="float" office:value="0.0721334294008356" calcext:value-type="float">
            <text:p>0.072133429400836</text:p>
          </table:table-cell>
          <table:table-cell office:value-type="float" office:value="915.5844384733" calcext:value-type="float">
            <text:p>915.5844384733</text:p>
          </table:table-cell>
          <table:table-cell office:value-type="float" office:value="80.959040959041" calcext:value-type="float">
            <text:p>80.959040959041</text:p>
          </table:table-cell>
          <table:table-cell office:value-type="string" calcext:value-type="string">
            <text:p>0cb9f260-32af-403c-9f57-1b8adaa3ff3a</text:p>
          </table:table-cell>
          <table:table-cell office:value-type="float" office:value="0.299538121431591" calcext:value-type="float">
            <text:p>0.299538121431591</text:p>
          </table:table-cell>
          <table:table-cell office:value-type="float" office:value="0.486157408928017" calcext:value-type="float">
            <text:p>0.48615740892801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2.564102564103" calcext:value-type="float">
            <text:p>152.564102564103</text:p>
          </table:table-cell>
          <table:table-cell office:value-type="float" office:value="153.346653346653" calcext:value-type="float">
            <text:p>153.346653346653</text:p>
          </table:table-cell>
          <table:table-cell office:value-type="float" office:value="18.6361837279383" calcext:value-type="float">
            <text:p>18.6361837279383</text:p>
          </table:table-cell>
          <table:table-cell office:value-type="float" office:value="64.7435897435897" calcext:value-type="float">
            <text:p>64.7435897435897</text:p>
          </table:table-cell>
          <table:table-cell office:value-type="float" office:value="298.178939647013" calcext:value-type="float">
            <text:p>298.178939647013</text:p>
          </table:table-cell>
          <table:table-cell office:value-type="float" office:value="87.8205128205128" calcext:value-type="float">
            <text:p>87.8205128205128</text:p>
          </table:table-cell>
          <table:table-cell/>
        </table:table-row>
        <table:table-row table:style-name="ro1" table:visibility="filter">
          <table:table-cell office:value-type="string" calcext:value-type="string">
            <text:p>8606e1ae-c2bb-4fb2-b526-4cdd25a53302</text:p>
          </table:table-cell>
          <table:table-cell office:value-type="float" office:value="47.4268972977871" calcext:value-type="float">
            <text:p>47.4268972977871</text:p>
          </table:table-cell>
          <table:table-cell office:value-type="float" office:value="52.8871128871129" calcext:value-type="float">
            <text:p>52.887112887112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alse</text:p>
          </table:table-cell>
          <table:table-cell office:value-type="float" office:value="0.299734673441966" calcext:value-type="float">
            <text:p>0.299734673441966</text:p>
          </table:table-cell>
          <table:table-cell office:value-type="float" office:value="0.13005133855397" calcext:value-type="float">
            <text:p>0.13005133855397</text:p>
          </table:table-cell>
          <table:table-cell office:value-type="float" office:value="-0.0856850262840067" calcext:value-type="float">
            <text:p>-0.085685026284007</text:p>
          </table:table-cell>
          <table:table-cell office:value-type="float" office:value="0.12514822398617" calcext:value-type="float">
            <text:p>0.12514822398617</text:p>
          </table:table-cell>
          <table:table-cell office:value-type="float" office:value="0.0730536360834877" calcext:value-type="float">
            <text:p>0.073053636083488</text:p>
          </table:table-cell>
          <table:table-cell office:value-type="float" office:value="758.830356764594" calcext:value-type="float">
            <text:p>758.830356764594</text:p>
          </table:table-cell>
          <table:table-cell office:value-type="float" office:value="63.5164835164835" calcext:value-type="float">
            <text:p>63.5164835164835</text:p>
          </table:table-cell>
          <table:table-cell office:value-type="string" calcext:value-type="string">
            <text:p>8606e1ae-c2bb-4fb2-b526-4cdd25a53302</text:p>
          </table:table-cell>
          <table:table-cell office:value-type="float" office:value="0.147851498790399" calcext:value-type="float">
            <text:p>0.147851498790399</text:p>
          </table:table-cell>
          <table:table-cell office:value-type="float" office:value="0.341490973009871" calcext:value-type="float">
            <text:p>0.34149097300987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1.602564102564" calcext:value-type="float">
            <text:p>151.602564102564</text:p>
          </table:table-cell>
          <table:table-cell office:value-type="float" office:value="116.403596403596" calcext:value-type="float">
            <text:p>116.403596403596</text:p>
          </table:table-cell>
          <table:table-cell office:value-type="float" office:value="18.4102464299866" calcext:value-type="float">
            <text:p>18.4102464299866</text:p>
          </table:table-cell>
          <table:table-cell office:value-type="float" office:value="64.4230769230769" calcext:value-type="float">
            <text:p>64.4230769230769</text:p>
          </table:table-cell>
          <table:table-cell office:value-type="float" office:value="294.563942879786" calcext:value-type="float">
            <text:p>294.563942879786</text:p>
          </table:table-cell>
          <table:table-cell office:value-type="float" office:value="87.1794871794872" calcext:value-type="float">
            <text:p>87.1794871794872</text:p>
          </table:table-cell>
          <table:table-cell/>
        </table:table-row>
        <table:table-row table:style-name="ro1" table:visibility="filter">
          <table:table-cell office:value-type="string" calcext:value-type="string">
            <text:p>8254c35b-b629-4f87-bf87-9799e5fb4d0b</text:p>
          </table:table-cell>
          <table:table-cell office:value-type="float" office:value="64.7073218445635" calcext:value-type="float">
            <text:p>64.7073218445635</text:p>
          </table:table-cell>
          <table:table-cell office:value-type="float" office:value="76.7832167832168" calcext:value-type="float">
            <text:p>76.783216783216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alse</text:p>
          </table:table-cell>
          <table:table-cell office:value-type="float" office:value="0.100059390108354" calcext:value-type="float">
            <text:p>0.100059390108354</text:p>
          </table:table-cell>
          <table:table-cell office:value-type="float" office:value="-0.0233184711679563" calcext:value-type="float">
            <text:p>-0.023318471167956</text:p>
          </table:table-cell>
          <table:table-cell office:value-type="float" office:value="0.0791057932304489" calcext:value-type="float">
            <text:p>0.079105793230449</text:p>
          </table:table-cell>
          <table:table-cell office:value-type="float" office:value="0.125803431487243" calcext:value-type="float">
            <text:p>0.125803431487243</text:p>
          </table:table-cell>
          <table:table-cell office:value-type="float" office:value="0.0818543758413621" calcext:value-type="float">
            <text:p>0.081854375841362</text:p>
          </table:table-cell>
          <table:table-cell office:value-type="float" office:value="776.487862134762" calcext:value-type="float">
            <text:p>776.487862134762</text:p>
          </table:table-cell>
          <table:table-cell office:value-type="float" office:value="66.6133866133866" calcext:value-type="float">
            <text:p>66.6133866133866</text:p>
          </table:table-cell>
          <table:table-cell office:value-type="string" calcext:value-type="string">
            <text:p>8254c35b-b629-4f87-bf87-9799e5fb4d0b</text:p>
          </table:table-cell>
          <table:table-cell office:value-type="float" office:value="0.325708460518742" calcext:value-type="float">
            <text:p>0.325708460518742</text:p>
          </table:table-cell>
          <table:table-cell office:value-type="float" office:value="0.450170948982769" calcext:value-type="float">
            <text:p>0.45017094898276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0.961538461538" calcext:value-type="float">
            <text:p>150.961538461538</text:p>
          </table:table-cell>
          <table:table-cell office:value-type="float" office:value="143.396603396603" calcext:value-type="float">
            <text:p>143.396603396603</text:p>
          </table:table-cell>
          <table:table-cell office:value-type="float" office:value="28.2179604466762" calcext:value-type="float">
            <text:p>28.2179604466762</text:p>
          </table:table-cell>
          <table:table-cell office:value-type="float" office:value="78.525641025641" calcext:value-type="float">
            <text:p>78.525641025641</text:p>
          </table:table-cell>
          <table:table-cell office:value-type="float" office:value="253.961644020086" calcext:value-type="float">
            <text:p>253.961644020086</text:p>
          </table:table-cell>
          <table:table-cell office:value-type="float" office:value="72.4358974358974" calcext:value-type="float">
            <text:p>72.4358974358974</text:p>
          </table:table-cell>
          <table:table-cell/>
        </table:table-row>
        <table:table-row table:style-name="ro1" table:visibility="filter">
          <table:table-cell office:value-type="string" calcext:value-type="string">
            <text:p>9ce5fcd8-effc-436d-8b4b-40f6bf3b996d</text:p>
          </table:table-cell>
          <table:table-cell office:value-type="float" office:value="57.8710497984716" calcext:value-type="float">
            <text:p>57.8710497984716</text:p>
          </table:table-cell>
          <table:table-cell office:value-type="float" office:value="69.6103896103896" calcext:value-type="float">
            <text:p>69.610389610389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alse</text:p>
          </table:table-cell>
          <table:table-cell office:value-type="float" office:value="0.157232187701851" calcext:value-type="float">
            <text:p>0.157232187701851</text:p>
          </table:table-cell>
          <table:table-cell office:value-type="float" office:value="0.145286583232829" calcext:value-type="float">
            <text:p>0.145286583232829</text:p>
          </table:table-cell>
          <table:table-cell office:value-type="float" office:value="-0.068209368550301" calcext:value-type="float">
            <text:p>-0.068209368550301</text:p>
          </table:table-cell>
          <table:table-cell office:value-type="float" office:value="0.127416125750495" calcext:value-type="float">
            <text:p>0.127416125750495</text:p>
          </table:table-cell>
          <table:table-cell office:value-type="float" office:value="0.0887323706750728" calcext:value-type="float">
            <text:p>0.088732370675073</text:p>
          </table:table-cell>
          <table:table-cell office:value-type="float" office:value="694.452597581659" calcext:value-type="float">
            <text:p>694.452597581659</text:p>
          </table:table-cell>
          <table:table-cell office:value-type="float" office:value="54.5454545454546" calcext:value-type="float">
            <text:p>54.5454545454546</text:p>
          </table:table-cell>
          <table:table-cell office:value-type="string" calcext:value-type="string">
            <text:p>9ce5fcd8-effc-436d-8b4b-40f6bf3b996d</text:p>
          </table:table-cell>
          <table:table-cell office:value-type="float" office:value="0.158948250713089" calcext:value-type="float">
            <text:p>0.158948250713089</text:p>
          </table:table-cell>
          <table:table-cell office:value-type="float" office:value="0.390019886148653" calcext:value-type="float">
            <text:p>0.39001988614865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.717948717949" calcext:value-type="float">
            <text:p>148.717948717949</text:p>
          </table:table-cell>
          <table:table-cell office:value-type="float" office:value="124.155844155844" calcext:value-type="float">
            <text:p>124.155844155844</text:p>
          </table:table-cell>
          <table:table-cell office:value-type="float" office:value="25.8165612471848" calcext:value-type="float">
            <text:p>25.8165612471848</text:p>
          </table:table-cell>
          <table:table-cell office:value-type="float" office:value="74.3589743589744" calcext:value-type="float">
            <text:p>74.3589743589744</text:p>
          </table:table-cell>
          <table:table-cell office:value-type="float" office:value="258.165612471848" calcext:value-type="float">
            <text:p>258.165612471848</text:p>
          </table:table-cell>
          <table:table-cell office:value-type="float" office:value="74.3589743589744" calcext:value-type="float">
            <text:p>74.3589743589744</text:p>
          </table:table-cell>
          <table:table-cell/>
        </table:table-row>
        <table:table-row table:style-name="ro1" table:visibility="filter">
          <table:table-cell office:value-type="string" calcext:value-type="string">
            <text:p>d7fabf7b-273f-4098-9401-19bae69962a5</text:p>
          </table:table-cell>
          <table:table-cell office:value-type="float" office:value="45.9906390553613" calcext:value-type="float">
            <text:p>45.9906390553613</text:p>
          </table:table-cell>
          <table:table-cell office:value-type="float" office:value="48.3716283716284" calcext:value-type="float">
            <text:p>48.371628371628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e</text:p>
          </table:table-cell>
          <table:table-cell office:value-type="float" office:value="0.132066516559021" calcext:value-type="float">
            <text:p>0.132066516559021</text:p>
          </table:table-cell>
          <table:table-cell office:value-type="float" office:value="0.158949293287642" calcext:value-type="float">
            <text:p>0.158949293287642</text:p>
          </table:table-cell>
          <table:table-cell office:value-type="float" office:value="-0.0782673667492196" calcext:value-type="float">
            <text:p>-0.07826736674922</text:p>
          </table:table-cell>
          <table:table-cell office:value-type="float" office:value="0.129322202774121" calcext:value-type="float">
            <text:p>0.129322202774121</text:p>
          </table:table-cell>
          <table:table-cell office:value-type="float" office:value="0.0717564409980925" calcext:value-type="float">
            <text:p>0.071756440998093</text:p>
          </table:table-cell>
          <table:table-cell office:value-type="float" office:value="735.85022488578" calcext:value-type="float">
            <text:p>735.85022488578</text:p>
          </table:table-cell>
          <table:table-cell office:value-type="float" office:value="59.9000999000999" calcext:value-type="float">
            <text:p>59.9000999000999</text:p>
          </table:table-cell>
          <table:table-cell office:value-type="string" calcext:value-type="string">
            <text:p>d7fabf7b-273f-4098-9401-19bae69962a5</text:p>
          </table:table-cell>
          <table:table-cell office:value-type="float" office:value="0.258334031052152" calcext:value-type="float">
            <text:p>0.258334031052152</text:p>
          </table:table-cell>
          <table:table-cell office:value-type="float" office:value="0.341373320275807" calcext:value-type="float">
            <text:p>0.34137332027580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.717948717949" calcext:value-type="float">
            <text:p>148.717948717949</text:p>
          </table:table-cell>
          <table:table-cell office:value-type="float" office:value="108.271728271728" calcext:value-type="float">
            <text:p>108.271728271728</text:p>
          </table:table-cell>
          <table:table-cell office:value-type="float" office:value="18.0029274595974" calcext:value-type="float">
            <text:p>18.0029274595974</text:p>
          </table:table-cell>
          <table:table-cell office:value-type="float" office:value="62.8205128205128" calcext:value-type="float">
            <text:p>62.8205128205128</text:p>
          </table:table-cell>
          <table:table-cell office:value-type="float" office:value="288.046839353559" calcext:value-type="float">
            <text:p>288.046839353559</text:p>
          </table:table-cell>
          <table:table-cell office:value-type="float" office:value="85.8974358974359" calcext:value-type="float">
            <text:p>85.8974358974359</text:p>
          </table:table-cell>
          <table:table-cell/>
        </table:table-row>
        <table:table-row table:style-name="ro1" table:visibility="filter">
          <table:table-cell office:value-type="string" calcext:value-type="string">
            <text:p>d27c6416-0afc-4b2a-897e-68f173979131</text:p>
          </table:table-cell>
          <table:table-cell office:value-type="float" office:value="60.9789174136328" calcext:value-type="float">
            <text:p>60.9789174136328</text:p>
          </table:table-cell>
          <table:table-cell office:value-type="float" office:value="72.3476523476523" calcext:value-type="float">
            <text:p>72.347652347652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alse</text:p>
          </table:table-cell>
          <table:table-cell office:value-type="float" office:value="0.0588409426928823" calcext:value-type="float">
            <text:p>0.058840942692882</text:p>
          </table:table-cell>
          <table:table-cell office:value-type="float" office:value="0.147344063521768" calcext:value-type="float">
            <text:p>0.147344063521768</text:p>
          </table:table-cell>
          <table:table-cell office:value-type="float" office:value="-0.116424388518866" calcext:value-type="float">
            <text:p>-0.116424388518866</text:p>
          </table:table-cell>
          <table:table-cell office:value-type="float" office:value="0.115493641482567" calcext:value-type="float">
            <text:p>0.115493641482567</text:p>
          </table:table-cell>
          <table:table-cell office:value-type="float" office:value="0.0738585173320601" calcext:value-type="float">
            <text:p>0.07385851733206</text:p>
          </table:table-cell>
          <table:table-cell office:value-type="float" office:value="914.683761204492" calcext:value-type="float">
            <text:p>914.683761204492</text:p>
          </table:table-cell>
          <table:table-cell office:value-type="float" office:value="80.8191808191808" calcext:value-type="float">
            <text:p>80.8191808191808</text:p>
          </table:table-cell>
          <table:table-cell office:value-type="string" calcext:value-type="string">
            <text:p>d27c6416-0afc-4b2a-897e-68f173979131</text:p>
          </table:table-cell>
          <table:table-cell office:value-type="float" office:value="0.413846413467711" calcext:value-type="float">
            <text:p>0.413846413467711</text:p>
          </table:table-cell>
          <table:table-cell office:value-type="float" office:value="0.466456161702438" calcext:value-type="float">
            <text:p>0.46645616170243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.076923076923" calcext:value-type="float">
            <text:p>148.076923076923</text:p>
          </table:table-cell>
          <table:table-cell office:value-type="float" office:value="153.166833166833" calcext:value-type="float">
            <text:p>153.166833166833</text:p>
          </table:table-cell>
          <table:table-cell office:value-type="float" office:value="17.9944521249686" calcext:value-type="float">
            <text:p>17.9944521249686</text:p>
          </table:table-cell>
          <table:table-cell office:value-type="float" office:value="62.5" calcext:value-type="float">
            <text:p>62.5</text:p>
          </table:table-cell>
          <table:table-cell office:value-type="float" office:value="287.911233999498" calcext:value-type="float">
            <text:p>287.911233999498</text:p>
          </table:table-cell>
          <table:table-cell office:value-type="float" office:value="85.5769230769231" calcext:value-type="float">
            <text:p>85.5769230769231</text:p>
          </table:table-cell>
          <table:table-cell/>
        </table:table-row>
        <table:table-row table:style-name="ro1" table:visibility="filter">
          <table:table-cell office:value-type="string" calcext:value-type="string">
            <text:p>b938e4e0-a08b-471c-8d6f-2d5a8bc24270</text:p>
          </table:table-cell>
          <table:table-cell office:value-type="float" office:value="44.8661568776344" calcext:value-type="float">
            <text:p>44.8661568776344</text:p>
          </table:table-cell>
          <table:table-cell office:value-type="float" office:value="45.6543456543457" calcext:value-type="float">
            <text:p>45.654345654345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alse</text:p>
          </table:table-cell>
          <table:table-cell office:value-type="float" office:value="0.0485157542169308" calcext:value-type="float">
            <text:p>0.048515754216931</text:p>
          </table:table-cell>
          <table:table-cell office:value-type="float" office:value="0.17875784261343" calcext:value-type="float">
            <text:p>0.17875784261343</text:p>
          </table:table-cell>
          <table:table-cell office:value-type="float" office:value="-0.143141927872353" calcext:value-type="float">
            <text:p>-0.143141927872353</text:p>
          </table:table-cell>
          <table:table-cell office:value-type="float" office:value="0.12510892668635" calcext:value-type="float">
            <text:p>0.12510892668635</text:p>
          </table:table-cell>
          <table:table-cell office:value-type="float" office:value="0.073061782221465" calcext:value-type="float">
            <text:p>0.073061782221465</text:p>
          </table:table-cell>
          <table:table-cell office:value-type="float" office:value="717.858510042151" calcext:value-type="float">
            <text:p>717.858510042151</text:p>
          </table:table-cell>
          <table:table-cell office:value-type="float" office:value="57.2627372627373" calcext:value-type="float">
            <text:p>57.2627372627373</text:p>
          </table:table-cell>
          <table:table-cell office:value-type="string" calcext:value-type="string">
            <text:p>b938e4e0-a08b-471c-8d6f-2d5a8bc24270</text:p>
          </table:table-cell>
          <table:table-cell office:value-type="float" office:value="0.380406628908699" calcext:value-type="float">
            <text:p>0.380406628908699</text:p>
          </table:table-cell>
          <table:table-cell office:value-type="float" office:value="0.409833801683746" calcext:value-type="float">
            <text:p>0.40983380168374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3.910256410256" calcext:value-type="float">
            <text:p>143.910256410256</text:p>
          </table:table-cell>
          <table:table-cell office:value-type="float" office:value="102.917082917083" calcext:value-type="float">
            <text:p>102.917082917083</text:p>
          </table:table-cell>
          <table:table-cell office:value-type="float" office:value="17.4334332111948" calcext:value-type="float">
            <text:p>17.4334332111948</text:p>
          </table:table-cell>
          <table:table-cell office:value-type="float" office:value="61.2179487179487" calcext:value-type="float">
            <text:p>61.2179487179487</text:p>
          </table:table-cell>
          <table:table-cell office:value-type="float" office:value="278.934931379117" calcext:value-type="float">
            <text:p>278.934931379117</text:p>
          </table:table-cell>
          <table:table-cell office:value-type="float" office:value="82.6923076923077" calcext:value-type="float">
            <text:p>82.6923076923077</text:p>
          </table:table-cell>
          <table:table-cell/>
        </table:table-row>
        <table:table-row table:style-name="ro1" table:visibility="filter">
          <table:table-cell office:value-type="string" calcext:value-type="string">
            <text:p>def0f2bb-e4ac-4286-abc3-17fe7c139d0b</text:p>
          </table:table-cell>
          <table:table-cell office:value-type="float" office:value="6.83510753706873" calcext:value-type="float">
            <text:p>6.83510753706873</text:p>
          </table:table-cell>
          <table:table-cell office:value-type="float" office:value="12.5874125874126" calcext:value-type="float">
            <text:p>12.587412587412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alse</text:p>
          </table:table-cell>
          <table:table-cell office:value-type="float" office:value="0.120834240901262" calcext:value-type="float">
            <text:p>0.120834240901262</text:p>
          </table:table-cell>
          <table:table-cell office:value-type="float" office:value="-0.0586789951066183" calcext:value-type="float">
            <text:p>-0.058678995106618</text:p>
          </table:table-cell>
          <table:table-cell office:value-type="float" office:value="-0.095812954544621" calcext:value-type="float">
            <text:p>-0.095812954544621</text:p>
          </table:table-cell>
          <table:table-cell office:value-type="float" office:value="0.134415289924688" calcext:value-type="float">
            <text:p>0.134415289924688</text:p>
          </table:table-cell>
          <table:table-cell office:value-type="float" office:value="0.00156251192268342" calcext:value-type="float">
            <text:p>0.001562511922683</text:p>
          </table:table-cell>
          <table:table-cell office:value-type="float" office:value="280.239409019818" calcext:value-type="float">
            <text:p>280.239409019818</text:p>
          </table:table-cell>
          <table:table-cell office:value-type="float" office:value="26.7932067932068" calcext:value-type="float">
            <text:p>26.7932067932068</text:p>
          </table:table-cell>
          <table:table-cell office:value-type="string" calcext:value-type="string">
            <text:p>def0f2bb-e4ac-4286-abc3-17fe7c139d0b</text:p>
          </table:table-cell>
          <table:table-cell office:value-type="float" office:value="0.00874354202443861" calcext:value-type="float">
            <text:p>0.008743542024439</text:p>
          </table:table-cell>
          <table:table-cell office:value-type="float" office:value="0.348537128876363" calcext:value-type="float">
            <text:p>0.34853712887636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1.666666666667" calcext:value-type="float">
            <text:p>141.666666666667</text:p>
          </table:table-cell>
          <table:table-cell office:value-type="float" office:value="39.3806193806194" calcext:value-type="float">
            <text:p>39.3806193806194</text:p>
          </table:table-cell>
          <table:table-cell office:value-type="float" office:value="9.65908914970478" calcext:value-type="float">
            <text:p>9.65908914970478</text:p>
          </table:table-cell>
          <table:table-cell office:value-type="float" office:value="42.6282051282051" calcext:value-type="float">
            <text:p>42.6282051282051</text:p>
          </table:table-cell>
          <table:table-cell office:value-type="float" office:value="405.681744287601" calcext:value-type="float">
            <text:p>405.681744287601</text:p>
          </table:table-cell>
          <table:table-cell office:value-type="float" office:value="99.0384615384615" calcext:value-type="float">
            <text:p>99.0384615384615</text:p>
          </table:table-cell>
          <table:table-cell/>
        </table:table-row>
        <table:table-row table:style-name="ro1" table:visibility="filter">
          <table:table-cell office:value-type="string" calcext:value-type="string">
            <text:p>6f559dd0-d8ff-4499-8671-56efd1abd393</text:p>
          </table:table-cell>
          <table:table-cell office:value-type="float" office:value="78.1100920026762" calcext:value-type="float">
            <text:p>78.1100920026762</text:p>
          </table:table-cell>
          <table:table-cell office:value-type="float" office:value="87.6523476523477" calcext:value-type="float">
            <text:p>87.65234765234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0478686577114211" calcext:value-type="float">
            <text:p>-0.047868657711421</text:p>
          </table:table-cell>
          <table:table-cell office:value-type="float" office:value="0.0892750150334772" calcext:value-type="float">
            <text:p>0.089275015033477</text:p>
          </table:table-cell>
          <table:table-cell office:value-type="float" office:value="-0.124506353706434" calcext:value-type="float">
            <text:p>-0.124506353706434</text:p>
          </table:table-cell>
          <table:table-cell office:value-type="float" office:value="0.128779481910516" calcext:value-type="float">
            <text:p>0.128779481910516</text:p>
          </table:table-cell>
          <table:table-cell office:value-type="float" office:value="0.0895326587304598" calcext:value-type="float">
            <text:p>0.08953265873046</text:p>
          </table:table-cell>
          <table:table-cell office:value-type="float" office:value="781.100920026762" calcext:value-type="float">
            <text:p>781.100920026762</text:p>
          </table:table-cell>
          <table:table-cell office:value-type="float" office:value="67.5324675324675" calcext:value-type="float">
            <text:p>67.5324675324675</text:p>
          </table:table-cell>
          <table:table-cell office:value-type="string" calcext:value-type="string">
            <text:p>6f559dd0-d8ff-4499-8671-56efd1abd393</text:p>
          </table:table-cell>
          <table:table-cell office:value-type="float" office:value="0.38055689000216" calcext:value-type="float">
            <text:p>0.38055689000216</text:p>
          </table:table-cell>
          <table:table-cell office:value-type="float" office:value="0.486679859816833" calcext:value-type="float">
            <text:p>0.486679859816833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1.346153846154" calcext:value-type="float">
            <text:p>141.346153846154</text:p>
          </table:table-cell>
          <table:table-cell office:value-type="float" office:value="155.184815184815" calcext:value-type="float">
            <text:p>155.184815184815</text:p>
          </table:table-cell>
          <table:table-cell office:value-type="float" office:value="31.9706387927433" calcext:value-type="float">
            <text:p>31.9706387927433</text:p>
          </table:table-cell>
          <table:table-cell office:value-type="float" office:value="89.7435897435897" calcext:value-type="float">
            <text:p>89.7435897435897</text:p>
          </table:table-cell>
          <table:table-cell office:value-type="float" office:value="191.82383275646" calcext:value-type="float">
            <text:p>191.82383275646</text:p>
          </table:table-cell>
          <table:table-cell office:value-type="float" office:value="51.6025641025641" calcext:value-type="float">
            <text:p>51.6025641025641</text:p>
          </table:table-cell>
          <table:table-cell/>
        </table:table-row>
        <table:table-row table:style-name="ro1" table:visibility="filter">
          <table:table-cell office:value-type="string" calcext:value-type="string">
            <text:p>aafe6de3-9733-4f4e-85e1-27c264171767</text:p>
          </table:table-cell>
          <table:table-cell office:value-type="float" office:value="78.1061239060024" calcext:value-type="float">
            <text:p>78.1061239060024</text:p>
          </table:table-cell>
          <table:table-cell office:value-type="float" office:value="87.6323676323676" calcext:value-type="float">
            <text:p>87.63236763236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0572124579916127" calcext:value-type="float">
            <text:p>-0.057212457991613</text:p>
          </table:table-cell>
          <table:table-cell office:value-type="float" office:value="-0.043678659061701" calcext:value-type="float">
            <text:p>-0.043678659061701</text:p>
          </table:table-cell>
          <table:table-cell office:value-type="float" office:value="-0.025062048996267" calcext:value-type="float">
            <text:p>-0.025062048996267</text:p>
          </table:table-cell>
          <table:table-cell office:value-type="float" office:value="0.127939090805439" calcext:value-type="float">
            <text:p>0.127939090805439</text:p>
          </table:table-cell>
          <table:table-cell office:value-type="float" office:value="0.0893027310760115" calcext:value-type="float">
            <text:p>0.089302731076012</text:p>
          </table:table-cell>
          <table:table-cell office:value-type="float" office:value="781.061239060024" calcext:value-type="float">
            <text:p>781.061239060024</text:p>
          </table:table-cell>
          <table:table-cell office:value-type="float" office:value="67.5124875124875" calcext:value-type="float">
            <text:p>67.5124875124875</text:p>
          </table:table-cell>
          <table:table-cell office:value-type="string" calcext:value-type="string">
            <text:p>aafe6de3-9733-4f4e-85e1-27c264171767</text:p>
          </table:table-cell>
          <table:table-cell office:value-type="float" office:value="0.13200604437752" calcext:value-type="float">
            <text:p>0.13200604437752</text:p>
          </table:table-cell>
          <table:table-cell office:value-type="float" office:value="0.431657835994693" calcext:value-type="float">
            <text:p>0.431657835994693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1.346153846154" calcext:value-type="float">
            <text:p>141.346153846154</text:p>
          </table:table-cell>
          <table:table-cell office:value-type="float" office:value="155.144855144855" calcext:value-type="float">
            <text:p>155.144855144855</text:p>
          </table:table-cell>
          <table:table-cell office:value-type="float" office:value="31.9706387927433" calcext:value-type="float">
            <text:p>31.9706387927433</text:p>
          </table:table-cell>
          <table:table-cell office:value-type="float" office:value="89.7435897435897" calcext:value-type="float">
            <text:p>89.7435897435897</text:p>
          </table:table-cell>
          <table:table-cell office:value-type="float" office:value="191.82383275646" calcext:value-type="float">
            <text:p>191.82383275646</text:p>
          </table:table-cell>
          <table:table-cell office:value-type="float" office:value="51.6025641025641" calcext:value-type="float">
            <text:p>51.6025641025641</text:p>
          </table:table-cell>
          <table:table-cell/>
        </table:table-row>
        <table:table-row table:style-name="ro1" table:visibility="filter">
          <table:table-cell office:value-type="string" calcext:value-type="string">
            <text:p>1a00c0b6-5c87-4d6d-9dfc-1406184dc279</text:p>
          </table:table-cell>
          <table:table-cell office:value-type="float" office:value="77.670955514913" calcext:value-type="float">
            <text:p>77.670955514913</text:p>
          </table:table-cell>
          <table:table-cell office:value-type="float" office:value="87.3126873126873" calcext:value-type="float">
            <text:p>87.31268731268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0200401323675957" calcext:value-type="float">
            <text:p>-0.020040132367596</text:p>
          </table:table-cell>
          <table:table-cell office:value-type="float" office:value="-0.199609655225637" calcext:value-type="float">
            <text:p>-0.199609655225637</text:p>
          </table:table-cell>
          <table:table-cell office:value-type="float" office:value="0.0338985455725544" calcext:value-type="float">
            <text:p>0.033898545572555</text:p>
          </table:table-cell>
          <table:table-cell office:value-type="float" office:value="0.128245620040505" calcext:value-type="float">
            <text:p>0.128245620040505</text:p>
          </table:table-cell>
          <table:table-cell office:value-type="float" office:value="0.0895053430137268" calcext:value-type="float">
            <text:p>0.089505343013727</text:p>
          </table:table-cell>
          <table:table-cell office:value-type="float" office:value="776.70955514913" calcext:value-type="float">
            <text:p>776.70955514913</text:p>
          </table:table-cell>
          <table:table-cell office:value-type="float" office:value="66.6333666333666" calcext:value-type="float">
            <text:p>66.6333666333666</text:p>
          </table:table-cell>
          <table:table-cell office:value-type="string" calcext:value-type="string">
            <text:p>1a00c0b6-5c87-4d6d-9dfc-1406184dc279</text:p>
          </table:table-cell>
          <table:table-cell office:value-type="float" office:value="0.360686937097255" calcext:value-type="float">
            <text:p>0.360686937097255</text:p>
          </table:table-cell>
          <table:table-cell office:value-type="float" office:value="0.37836285080517" calcext:value-type="float">
            <text:p>0.37836285080517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1.346153846154" calcext:value-type="float">
            <text:p>141.346153846154</text:p>
          </table:table-cell>
          <table:table-cell office:value-type="float" office:value="153.946053946054" calcext:value-type="float">
            <text:p>153.946053946054</text:p>
          </table:table-cell>
          <table:table-cell office:value-type="float" office:value="31.9706387927433" calcext:value-type="float">
            <text:p>31.9706387927433</text:p>
          </table:table-cell>
          <table:table-cell office:value-type="float" office:value="89.7435897435897" calcext:value-type="float">
            <text:p>89.7435897435897</text:p>
          </table:table-cell>
          <table:table-cell office:value-type="float" office:value="191.82383275646" calcext:value-type="float">
            <text:p>191.82383275646</text:p>
          </table:table-cell>
          <table:table-cell office:value-type="float" office:value="51.6025641025641" calcext:value-type="float">
            <text:p>51.6025641025641</text:p>
          </table:table-cell>
          <table:table-cell/>
        </table:table-row>
        <table:table-row table:style-name="ro1" table:visibility="filter">
          <table:table-cell office:value-type="string" calcext:value-type="string">
            <text:p>fd5189d6-4a1a-4156-a3fe-ab1cb12a2c38</text:p>
          </table:table-cell>
          <table:table-cell office:value-type="float" office:value="49.3077543270814" calcext:value-type="float">
            <text:p>49.3077543270814</text:p>
          </table:table-cell>
          <table:table-cell office:value-type="float" office:value="59.2007992007992" calcext:value-type="float">
            <text:p>59.20079920079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0337298543581186" calcext:value-type="float">
            <text:p>-0.033729854358119</text:p>
          </table:table-cell>
          <table:table-cell office:value-type="float" office:value="-0.0961984359857405" calcext:value-type="float">
            <text:p>-0.096198435985741</text:p>
          </table:table-cell>
          <table:table-cell office:value-type="float" office:value="-0.0773505407986519" calcext:value-type="float">
            <text:p>-0.077350540798652</text:p>
          </table:table-cell>
          <table:table-cell office:value-type="float" office:value="0.125684957115589" calcext:value-type="float">
            <text:p>0.125684957115589</text:p>
          </table:table-cell>
          <table:table-cell office:value-type="float" office:value="0.0746202065013501" calcext:value-type="float">
            <text:p>0.07462020650135</text:p>
          </table:table-cell>
          <table:table-cell office:value-type="float" office:value="641.000806252059" calcext:value-type="float">
            <text:p>641.000806252059</text:p>
          </table:table-cell>
          <table:table-cell office:value-type="float" office:value="48.9110889110889" calcext:value-type="float">
            <text:p>48.9110889110889</text:p>
          </table:table-cell>
          <table:table-cell office:value-type="string" calcext:value-type="string">
            <text:p>fd5189d6-4a1a-4156-a3fe-ab1cb12a2c38</text:p>
          </table:table-cell>
          <table:table-cell office:value-type="float" office:value="0.0615823818248439" calcext:value-type="float">
            <text:p>0.061582381824844</text:p>
          </table:table-cell>
          <table:table-cell office:value-type="float" office:value="0.407004255702496" calcext:value-type="float">
            <text:p>0.407004255702496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1.346153846154" calcext:value-type="float">
            <text:p>141.346153846154</text:p>
          </table:table-cell>
          <table:table-cell office:value-type="float" office:value="108.111888111888" calcext:value-type="float">
            <text:p>108.111888111888</text:p>
          </table:table-cell>
          <table:table-cell office:value-type="float" office:value="22.2370831557665" calcext:value-type="float">
            <text:p>22.2370831557665</text:p>
          </table:table-cell>
          <table:table-cell office:value-type="float" office:value="73.3974358974359" calcext:value-type="float">
            <text:p>73.3974358974359</text:p>
          </table:table-cell>
          <table:table-cell office:value-type="float" office:value="244.607914713431" calcext:value-type="float">
            <text:p>244.607914713431</text:p>
          </table:table-cell>
          <table:table-cell office:value-type="float" office:value="67.9487179487179" calcext:value-type="float">
            <text:p>67.9487179487179</text:p>
          </table:table-cell>
          <table:table-cell/>
        </table:table-row>
        <table:table-row table:style-name="ro1" table:visibility="filter">
          <table:table-cell office:value-type="string" calcext:value-type="string">
            <text:p>42947623-6f79-43a3-8856-7b3d11ed749c</text:p>
          </table:table-cell>
          <table:table-cell office:value-type="float" office:value="7.84975830261914" calcext:value-type="float">
            <text:p>7.84975830261914</text:p>
          </table:table-cell>
          <table:table-cell office:value-type="float" office:value="13.0869130869131" calcext:value-type="float">
            <text:p>13.086913086913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alse</text:p>
          </table:table-cell>
          <table:table-cell office:value-type="float" office:value="0.400550259020185" calcext:value-type="float">
            <text:p>0.400550259020185</text:p>
          </table:table-cell>
          <table:table-cell office:value-type="float" office:value="0.204600607957324" calcext:value-type="float">
            <text:p>0.204600607957324</text:p>
          </table:table-cell>
          <table:table-cell office:value-type="float" office:value="-0.0831886902324303" calcext:value-type="float">
            <text:p>-0.08318869023243</text:p>
          </table:table-cell>
          <table:table-cell office:value-type="float" office:value="0.131146412241933" calcext:value-type="float">
            <text:p>0.131146412241933</text:p>
          </table:table-cell>
          <table:table-cell office:value-type="float" office:value="0.000289040166545926" calcext:value-type="float">
            <text:p>0.000289040166546</text:p>
          </table:table-cell>
          <table:table-cell office:value-type="float" office:value="321.840090407385" calcext:value-type="float">
            <text:p>321.840090407385</text:p>
          </table:table-cell>
          <table:table-cell office:value-type="float" office:value="28.8911088911089" calcext:value-type="float">
            <text:p>28.8911088911089</text:p>
          </table:table-cell>
          <table:table-cell office:value-type="string" calcext:value-type="string">
            <text:p>42947623-6f79-43a3-8856-7b3d11ed749c</text:p>
          </table:table-cell>
          <table:table-cell office:value-type="float" office:value="0.165045957751258" calcext:value-type="float">
            <text:p>0.165045957751258</text:p>
          </table:table-cell>
          <table:table-cell office:value-type="float" office:value="0.308605117003902" calcext:value-type="float">
            <text:p>0.30860511700390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0.705128205128" calcext:value-type="float">
            <text:p>140.705128205128</text:p>
          </table:table-cell>
          <table:table-cell office:value-type="float" office:value="41.978021978022" calcext:value-type="float">
            <text:p>41.978021978022</text:p>
          </table:table-cell>
          <table:table-cell office:value-type="float" office:value="9.65859553360103" calcext:value-type="float">
            <text:p>9.65859553360103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396.002416877642" calcext:value-type="float">
            <text:p>396.002416877642</text:p>
          </table:table-cell>
          <table:table-cell office:value-type="float" office:value="98.3974358974359" calcext:value-type="float">
            <text:p>98.3974358974359</text:p>
          </table:table-cell>
          <table:table-cell/>
        </table:table-row>
        <table:table-row table:style-name="ro1" table:visibility="filter">
          <table:table-cell office:value-type="string" calcext:value-type="string">
            <text:p>df645c44-fd10-48b6-9185-286c530b844c</text:p>
          </table:table-cell>
          <table:table-cell office:value-type="float" office:value="8.74421422228673" calcext:value-type="float">
            <text:p>8.74421422228673</text:p>
          </table:table-cell>
          <table:table-cell office:value-type="float" office:value="13.5864135864136" calcext:value-type="float">
            <text:p>13.58641358641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0329583647176508" calcext:value-type="float">
            <text:p>-0.032958364717651</text:p>
          </table:table-cell>
          <table:table-cell office:value-type="float" office:value="-0.150789314945513" calcext:value-type="float">
            <text:p>-0.150789314945513</text:p>
          </table:table-cell>
          <table:table-cell office:value-type="float" office:value="-0.147140078778737" calcext:value-type="float">
            <text:p>-0.147140078778737</text:p>
          </table:table-cell>
          <table:table-cell office:value-type="float" office:value="0.143435959657114" calcext:value-type="float">
            <text:p>0.143435959657114</text:p>
          </table:table-cell>
          <table:table-cell office:value-type="float" office:value="0.000113200077993899" calcext:value-type="float">
            <text:p>0.000113200077994</text:p>
          </table:table-cell>
          <table:table-cell office:value-type="float" office:value="384.745425780616" calcext:value-type="float">
            <text:p>384.745425780616</text:p>
          </table:table-cell>
          <table:table-cell office:value-type="float" office:value="31.1688311688312" calcext:value-type="float">
            <text:p>31.1688311688312</text:p>
          </table:table-cell>
          <table:table-cell office:value-type="string" calcext:value-type="string">
            <text:p>df645c44-fd10-48b6-9185-286c530b844c</text:p>
          </table:table-cell>
          <table:table-cell office:value-type="float" office:value="0.348339896638231" calcext:value-type="float">
            <text:p>0.348339896638231</text:p>
          </table:table-cell>
          <table:table-cell office:value-type="float" office:value="0.398157117526216" calcext:value-type="float">
            <text:p>0.39815711752621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9.74358974359" calcext:value-type="float">
            <text:p>139.74358974359</text:p>
          </table:table-cell>
          <table:table-cell office:value-type="float" office:value="44.7552447552448" calcext:value-type="float">
            <text:p>44.7552447552448</text:p>
          </table:table-cell>
          <table:table-cell office:value-type="float" office:value="9.09297952330744" calcext:value-type="float">
            <text:p>9.09297952330744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400.091099025527" calcext:value-type="float">
            <text:p>400.091099025527</text:p>
          </table:table-cell>
          <table:table-cell office:value-type="float" office:value="98.7179487179487" calcext:value-type="float">
            <text:p>98.7179487179487</text:p>
          </table:table-cell>
          <table:table-cell/>
        </table:table-row>
        <table:table-row table:style-name="ro1" table:visibility="filter">
          <table:table-cell office:value-type="string" calcext:value-type="string">
            <text:p>6f7882d6-50eb-4f53-b28f-9bcc34cb3582</text:p>
          </table:table-cell>
          <table:table-cell office:value-type="float" office:value="6.1378852250876" calcext:value-type="float">
            <text:p>6.1378852250876</text:p>
          </table:table-cell>
          <table:table-cell office:value-type="float" office:value="12.027972027972" calcext:value-type="float">
            <text:p>12.02797202797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alse</text:p>
          </table:table-cell>
          <table:table-cell office:value-type="float" office:value="0.31311379964374" calcext:value-type="float">
            <text:p>0.31311379964374</text:p>
          </table:table-cell>
          <table:table-cell office:value-type="float" office:value="0.22896121471836" calcext:value-type="float">
            <text:p>0.22896121471836</text:p>
          </table:table-cell>
          <table:table-cell office:value-type="float" office:value="-0.0934459819758856" calcext:value-type="float">
            <text:p>-0.093445981975886</text:p>
          </table:table-cell>
          <table:table-cell office:value-type="float" office:value="0.136016452657424" calcext:value-type="float">
            <text:p>0.136016452657424</text:p>
          </table:table-cell>
          <table:table-cell office:value-type="float" office:value="0.000229146894847744" calcext:value-type="float">
            <text:p>0.000229146894848</text:p>
          </table:table-cell>
          <table:table-cell office:value-type="float" office:value="251.653294228592" calcext:value-type="float">
            <text:p>251.653294228592</text:p>
          </table:table-cell>
          <table:table-cell office:value-type="float" office:value="24.3556443556444" calcext:value-type="float">
            <text:p>24.3556443556444</text:p>
          </table:table-cell>
          <table:table-cell office:value-type="string" calcext:value-type="string">
            <text:p>6f7882d6-50eb-4f53-b28f-9bcc34cb3582</text:p>
          </table:table-cell>
          <table:table-cell office:value-type="float" office:value="0.162035380699502" calcext:value-type="float">
            <text:p>0.162035380699502</text:p>
          </table:table-cell>
          <table:table-cell office:value-type="float" office:value="0.354112081977077" calcext:value-type="float">
            <text:p>0.35411208197707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9.74358974359" calcext:value-type="float">
            <text:p>139.74358974359</text:p>
          </table:table-cell>
          <table:table-cell office:value-type="float" office:value="36.3836163836164" calcext:value-type="float">
            <text:p>36.3836163836164</text:p>
          </table:table-cell>
          <table:table-cell office:value-type="float" office:value="9.41619526572111" calcext:value-type="float">
            <text:p>9.41619526572111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395.480201160287" calcext:value-type="float">
            <text:p>395.480201160287</text:p>
          </table:table-cell>
          <table:table-cell office:value-type="float" office:value="98.0769230769231" calcext:value-type="float">
            <text:p>98.0769230769231</text:p>
          </table:table-cell>
          <table:table-cell/>
        </table:table-row>
        <table:table-row table:style-name="ro1" table:visibility="filter">
          <table:table-cell office:value-type="string" calcext:value-type="string">
            <text:p>a7d34b58-0258-4fbd-8285-3a80aa34771a</text:p>
          </table:table-cell>
          <table:table-cell office:value-type="float" office:value="6.64371624882548" calcext:value-type="float">
            <text:p>6.64371624882548</text:p>
          </table:table-cell>
          <table:table-cell office:value-type="float" office:value="12.4275724275724" calcext:value-type="float">
            <text:p>12.427572427572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lse</text:p>
          </table:table-cell>
          <table:table-cell office:value-type="float" office:value="0.448848140234495" calcext:value-type="float">
            <text:p>0.448848140234495</text:p>
          </table:table-cell>
          <table:table-cell office:value-type="float" office:value="0.139889615453178" calcext:value-type="float">
            <text:p>0.139889615453178</text:p>
          </table:table-cell>
          <table:table-cell office:value-type="float" office:value="-0.117247743559757" calcext:value-type="float">
            <text:p>-0.117247743559757</text:p>
          </table:table-cell>
          <table:table-cell office:value-type="float" office:value="0.134175167822602" calcext:value-type="float">
            <text:p>0.134175167822602</text:p>
          </table:table-cell>
          <table:table-cell office:value-type="float" office:value="0.000593866366656701" calcext:value-type="float">
            <text:p>0.000593866366657</text:p>
          </table:table-cell>
          <table:table-cell office:value-type="float" office:value="272.392366201845" calcext:value-type="float">
            <text:p>272.392366201845</text:p>
          </table:table-cell>
          <table:table-cell office:value-type="float" office:value="25.974025974026" calcext:value-type="float">
            <text:p>25.974025974026</text:p>
          </table:table-cell>
          <table:table-cell office:value-type="string" calcext:value-type="string">
            <text:p>a7d34b58-0258-4fbd-8285-3a80aa34771a</text:p>
          </table:table-cell>
          <table:table-cell office:value-type="float" office:value="0.234667315089144" calcext:value-type="float">
            <text:p>0.234667315089144</text:p>
          </table:table-cell>
          <table:table-cell office:value-type="float" office:value="0.32702961789027" calcext:value-type="float">
            <text:p>0.3270296178902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9.102564102564" calcext:value-type="float">
            <text:p>139.102564102564</text:p>
          </table:table-cell>
          <table:table-cell office:value-type="float" office:value="38.4015984015984" calcext:value-type="float">
            <text:p>38.4015984015984</text:p>
          </table:table-cell>
          <table:table-cell office:value-type="float" office:value="9.34458294333433" calcext:value-type="float">
            <text:p>9.34458294333433</text:p>
          </table:table-cell>
          <table:table-cell office:value-type="float" office:value="41.3461538461539" calcext:value-type="float">
            <text:p>41.3461538461539</text:p>
          </table:table-cell>
          <table:table-cell office:value-type="float" office:value="392.472483620042" calcext:value-type="float">
            <text:p>392.472483620042</text:p>
          </table:table-cell>
          <table:table-cell office:value-type="float" office:value="97.7564102564103" calcext:value-type="float">
            <text:p>97.7564102564103</text:p>
          </table:table-cell>
          <table:table-cell/>
        </table:table-row>
        <table:table-row table:style-name="ro1" table:visibility="filter">
          <table:table-cell office:value-type="string" calcext:value-type="string">
            <text:p>4d0e374f-d4b1-4e08-a7bf-1ffadd31e098</text:p>
          </table:table-cell>
          <table:table-cell office:value-type="float" office:value="101.329338940966" calcext:value-type="float">
            <text:p>101.329338940966</text:p>
          </table:table-cell>
          <table:table-cell office:value-type="float" office:value="94.1058941058941" calcext:value-type="float">
            <text:p>94.10589410589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325102533139367" calcext:value-type="float">
            <text:p>0.325102533139367</text:p>
          </table:table-cell>
          <table:table-cell office:value-type="float" office:value="0.11700068931403" calcext:value-type="float">
            <text:p>0.11700068931403</text:p>
          </table:table-cell>
          <table:table-cell office:value-type="float" office:value="-0.100388044454631" calcext:value-type="float">
            <text:p>-0.100388044454631</text:p>
          </table:table-cell>
          <table:table-cell office:value-type="float" office:value="0.113437921052572" calcext:value-type="float">
            <text:p>0.113437921052572</text:p>
          </table:table-cell>
          <table:table-cell office:value-type="float" office:value="0.089138371066435" calcext:value-type="float">
            <text:p>0.089138371066435</text:p>
          </table:table-cell>
          <table:table-cell office:value-type="float" office:value="1013.29338940966" calcext:value-type="float">
            <text:p>1013.29338940966</text:p>
          </table:table-cell>
          <table:table-cell office:value-type="float" office:value="89.6303696303696" calcext:value-type="float">
            <text:p>89.6303696303696</text:p>
          </table:table-cell>
          <table:table-cell office:value-type="string" calcext:value-type="string">
            <text:p>4d0e374f-d4b1-4e08-a7bf-1ffadd31e098</text:p>
          </table:table-cell>
          <table:table-cell office:value-type="float" office:value="0.16157690245884" calcext:value-type="float">
            <text:p>0.16157690245884</text:p>
          </table:table-cell>
          <table:table-cell office:value-type="float" office:value="0.253857191409648" calcext:value-type="float">
            <text:p>0.25385719140964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8.782051282051" calcext:value-type="float">
            <text:p>138.782051282051</text:p>
          </table:table-cell>
          <table:table-cell office:value-type="float" office:value="183.736263736264" calcext:value-type="float">
            <text:p>183.736263736264</text:p>
          </table:table-cell>
          <table:table-cell office:value-type="float" office:value="23.8538875456579" calcext:value-type="float">
            <text:p>23.8538875456579</text:p>
          </table:table-cell>
          <table:table-cell office:value-type="float" office:value="74.0384615384615" calcext:value-type="float">
            <text:p>74.0384615384615</text:p>
          </table:table-cell>
          <table:table-cell office:value-type="float" office:value="238.538875456579" calcext:value-type="float">
            <text:p>238.538875456579</text:p>
          </table:table-cell>
          <table:table-cell office:value-type="float" office:value="64.7435897435897" calcext:value-type="float">
            <text:p>64.7435897435897</text:p>
          </table:table-cell>
          <table:table-cell/>
        </table:table-row>
        <table:table-row table:style-name="ro1" table:visibility="filter">
          <table:table-cell office:value-type="string" calcext:value-type="string">
            <text:p>7de7e441-7c37-4a50-b36c-80f9193a6081</text:p>
          </table:table-cell>
          <table:table-cell office:value-type="float" office:value="76.6329743496014" calcext:value-type="float">
            <text:p>76.6329743496014</text:p>
          </table:table-cell>
          <table:table-cell office:value-type="float" office:value="86.6133866133866" calcext:value-type="float">
            <text:p>86.613386613386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0796860983588962" calcext:value-type="float">
            <text:p>0.079686098358896</text:p>
          </table:table-cell>
          <table:table-cell office:value-type="float" office:value="-0.125761336007081" calcext:value-type="float">
            <text:p>-0.125761336007081</text:p>
          </table:table-cell>
          <table:table-cell office:value-type="float" office:value="0.0107024349995285" calcext:value-type="float">
            <text:p>0.010702434999529</text:p>
          </table:table-cell>
          <table:table-cell office:value-type="float" office:value="0.12899373358878" calcext:value-type="float">
            <text:p>0.12899373358878</text:p>
          </table:table-cell>
          <table:table-cell office:value-type="float" office:value="0.0889008180542588" calcext:value-type="float">
            <text:p>0.088900818054259</text:p>
          </table:table-cell>
          <table:table-cell office:value-type="float" office:value="766.329743496014" calcext:value-type="float">
            <text:p>766.329743496014</text:p>
          </table:table-cell>
          <table:table-cell office:value-type="float" office:value="64.9350649350649" calcext:value-type="float">
            <text:p>64.9350649350649</text:p>
          </table:table-cell>
          <table:table-cell office:value-type="string" calcext:value-type="string">
            <text:p>7de7e441-7c37-4a50-b36c-80f9193a6081</text:p>
          </table:table-cell>
          <table:table-cell office:value-type="float" office:value="0.340379528246241" calcext:value-type="float">
            <text:p>0.340379528246241</text:p>
          </table:table-cell>
          <table:table-cell office:value-type="float" office:value="0.379331804717742" calcext:value-type="float">
            <text:p>0.37933180471774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8.461538461538" calcext:value-type="float">
            <text:p>138.461538461538</text:p>
          </table:table-cell>
          <table:table-cell office:value-type="float" office:value="151.548451548452" calcext:value-type="float">
            <text:p>151.548451548452</text:p>
          </table:table-cell>
          <table:table-cell office:value-type="float" office:value="31.4910792108522" calcext:value-type="float">
            <text:p>31.4910792108522</text:p>
          </table:table-cell>
          <table:table-cell office:value-type="float" office:value="88.1410256410256" calcext:value-type="float">
            <text:p>88.1410256410256</text:p>
          </table:table-cell>
          <table:table-cell office:value-type="float" office:value="188.946475265113" calcext:value-type="float">
            <text:p>188.946475265113</text:p>
          </table:table-cell>
          <table:table-cell office:value-type="float" office:value="50.3205128205128" calcext:value-type="float">
            <text:p>50.3205128205128</text:p>
          </table:table-cell>
          <table:table-cell/>
        </table:table-row>
        <table:table-row table:style-name="ro1" table:visibility="filter">
          <table:table-cell office:value-type="string" calcext:value-type="string">
            <text:p>bcc139be-edea-4486-95e8-ceb3a2288052</text:p>
          </table:table-cell>
          <table:table-cell office:value-type="float" office:value="76.3601033149964" calcext:value-type="float">
            <text:p>76.3601033149964</text:p>
          </table:table-cell>
          <table:table-cell office:value-type="float" office:value="86.5134865134865" calcext:value-type="float">
            <text:p>86.513486513486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-0.0194800914258033" calcext:value-type="float">
            <text:p>-0.019480091425803</text:p>
          </table:table-cell>
          <table:table-cell office:value-type="float" office:value="-0.107203340464587" calcext:value-type="float">
            <text:p>-0.107203340464587</text:p>
          </table:table-cell>
          <table:table-cell office:value-type="float" office:value="0.0165348787595902" calcext:value-type="float">
            <text:p>0.01653487875959</text:p>
          </table:table-cell>
          <table:table-cell office:value-type="float" office:value="0.127585712487581" calcext:value-type="float">
            <text:p>0.127585712487581</text:p>
          </table:table-cell>
          <table:table-cell office:value-type="float" office:value="0.0897572681978509" calcext:value-type="float">
            <text:p>0.089757268197851</text:p>
          </table:table-cell>
          <table:table-cell office:value-type="float" office:value="763.601033149964" calcext:value-type="float">
            <text:p>763.601033149964</text:p>
          </table:table-cell>
          <table:table-cell office:value-type="float" office:value="64.3756243756244" calcext:value-type="float">
            <text:p>64.3756243756244</text:p>
          </table:table-cell>
          <table:table-cell office:value-type="string" calcext:value-type="string">
            <text:p>bcc139be-edea-4486-95e8-ceb3a2288052</text:p>
          </table:table-cell>
          <table:table-cell office:value-type="float" office:value="0.297823503334356" calcext:value-type="float">
            <text:p>0.297823503334356</text:p>
          </table:table-cell>
          <table:table-cell office:value-type="float" office:value="0.413411615606496" calcext:value-type="float">
            <text:p>0.413411615606496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8.461538461538" calcext:value-type="float">
            <text:p>138.461538461538</text:p>
          </table:table-cell>
          <table:table-cell office:value-type="float" office:value="150.889110889111" calcext:value-type="float">
            <text:p>150.889110889111</text:p>
          </table:table-cell>
          <table:table-cell office:value-type="float" office:value="31.4910792108522" calcext:value-type="float">
            <text:p>31.4910792108522</text:p>
          </table:table-cell>
          <table:table-cell office:value-type="float" office:value="88.1410256410256" calcext:value-type="float">
            <text:p>88.1410256410256</text:p>
          </table:table-cell>
          <table:table-cell office:value-type="float" office:value="188.946475265113" calcext:value-type="float">
            <text:p>188.946475265113</text:p>
          </table:table-cell>
          <table:table-cell office:value-type="float" office:value="50.3205128205128" calcext:value-type="float">
            <text:p>50.3205128205128</text:p>
          </table:table-cell>
          <table:table-cell/>
        </table:table-row>
        <table:table-row table:style-name="ro1" table:visibility="filter">
          <table:table-cell office:value-type="string" calcext:value-type="string">
            <text:p>30f9a4d8-48b0-4008-adb0-bde479ce6e39</text:p>
          </table:table-cell>
          <table:table-cell office:value-type="float" office:value="76.0322791523358" calcext:value-type="float">
            <text:p>76.0322791523358</text:p>
          </table:table-cell>
          <table:table-cell office:value-type="float" office:value="86.2537462537463" calcext:value-type="float">
            <text:p>86.253746253746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0919109333693742" calcext:value-type="float">
            <text:p>0.091910933369374</text:p>
          </table:table-cell>
          <table:table-cell office:value-type="float" office:value="-0.0839462397042448" calcext:value-type="float">
            <text:p>-0.083946239704245</text:p>
          </table:table-cell>
          <table:table-cell office:value-type="float" office:value="0.0249818703487965" calcext:value-type="float">
            <text:p>0.024981870348797</text:p>
          </table:table-cell>
          <table:table-cell office:value-type="float" office:value="0.12866548061756" calcext:value-type="float">
            <text:p>0.12866548061756</text:p>
          </table:table-cell>
          <table:table-cell office:value-type="float" office:value="0.0888036451485704" calcext:value-type="float">
            <text:p>0.088803645148571</text:p>
          </table:table-cell>
          <table:table-cell office:value-type="float" office:value="760.322791523358" calcext:value-type="float">
            <text:p>760.322791523358</text:p>
          </table:table-cell>
          <table:table-cell office:value-type="float" office:value="63.7962037962038" calcext:value-type="float">
            <text:p>63.7962037962038</text:p>
          </table:table-cell>
          <table:table-cell office:value-type="string" calcext:value-type="string">
            <text:p>30f9a4d8-48b0-4008-adb0-bde479ce6e39</text:p>
          </table:table-cell>
          <table:table-cell office:value-type="float" office:value="0.319793058938539" calcext:value-type="float">
            <text:p>0.319793058938539</text:p>
          </table:table-cell>
          <table:table-cell office:value-type="float" office:value="0.433542613497045" calcext:value-type="float">
            <text:p>0.43354261349704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8.461538461538" calcext:value-type="float">
            <text:p>138.461538461538</text:p>
          </table:table-cell>
          <table:table-cell office:value-type="float" office:value="150.04995004995" calcext:value-type="float">
            <text:p>150.04995004995</text:p>
          </table:table-cell>
          <table:table-cell office:value-type="float" office:value="31.4910792108522" calcext:value-type="float">
            <text:p>31.4910792108522</text:p>
          </table:table-cell>
          <table:table-cell office:value-type="float" office:value="88.1410256410256" calcext:value-type="float">
            <text:p>88.1410256410256</text:p>
          </table:table-cell>
          <table:table-cell office:value-type="float" office:value="188.946475265113" calcext:value-type="float">
            <text:p>188.946475265113</text:p>
          </table:table-cell>
          <table:table-cell office:value-type="float" office:value="50.3205128205128" calcext:value-type="float">
            <text:p>50.3205128205128</text:p>
          </table:table-cell>
          <table:table-cell/>
        </table:table-row>
        <table:table-row table:style-name="ro1" table:visibility="filter">
          <table:table-cell office:value-type="string" calcext:value-type="string">
            <text:p>dd8d5255-fa7f-4ec4-9505-daeca8935309</text:p>
          </table:table-cell>
          <table:table-cell office:value-type="float" office:value="48.4957653901504" calcext:value-type="float">
            <text:p>48.4957653901504</text:p>
          </table:table-cell>
          <table:table-cell office:value-type="float" office:value="56.5434565434565" calcext:value-type="float">
            <text:p>56.54345654345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176463804133241" calcext:value-type="float">
            <text:p>0.017646380413324</text:p>
          </table:table-cell>
          <table:table-cell office:value-type="float" office:value="0.122316293410937" calcext:value-type="float">
            <text:p>0.122316293410937</text:p>
          </table:table-cell>
          <table:table-cell office:value-type="float" office:value="-0.0126851281895193" calcext:value-type="float">
            <text:p>-0.012685128189519</text:p>
          </table:table-cell>
          <table:table-cell office:value-type="float" office:value="0.128242263492277" calcext:value-type="float">
            <text:p>0.128242263492277</text:p>
          </table:table-cell>
          <table:table-cell office:value-type="float" office:value="0.074877159240155" calcext:value-type="float">
            <text:p>0.074877159240155</text:p>
          </table:table-cell>
          <table:table-cell office:value-type="float" office:value="630.444950071955" calcext:value-type="float">
            <text:p>630.444950071955</text:p>
          </table:table-cell>
          <table:table-cell office:value-type="float" office:value="47.7922077922078" calcext:value-type="float">
            <text:p>47.7922077922078</text:p>
          </table:table-cell>
          <table:table-cell office:value-type="string" calcext:value-type="string">
            <text:p>dd8d5255-fa7f-4ec4-9505-daeca8935309</text:p>
          </table:table-cell>
          <table:table-cell office:value-type="float" office:value="0.369612337763981" calcext:value-type="float">
            <text:p>0.369612337763981</text:p>
          </table:table-cell>
          <table:table-cell office:value-type="float" office:value="0.357822079899499" calcext:value-type="float">
            <text:p>0.35782207989949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8.461538461538" calcext:value-type="float">
            <text:p>138.461538461538</text:p>
          </table:table-cell>
          <table:table-cell office:value-type="float" office:value="104.335664335664" calcext:value-type="float">
            <text:p>104.335664335664</text:p>
          </table:table-cell>
          <table:table-cell office:value-type="float" office:value="21.7560007197077" calcext:value-type="float">
            <text:p>21.7560007197077</text:p>
          </table:table-cell>
          <table:table-cell office:value-type="float" office:value="72.7564102564103" calcext:value-type="float">
            <text:p>72.7564102564103</text:p>
          </table:table-cell>
          <table:table-cell office:value-type="float" office:value="239.316007916784" calcext:value-type="float">
            <text:p>239.316007916784</text:p>
          </table:table-cell>
          <table:table-cell office:value-type="float" office:value="65.7051282051282" calcext:value-type="float">
            <text:p>65.7051282051282</text:p>
          </table:table-cell>
          <table:table-cell/>
        </table:table-row>
        <table:table-row table:style-name="ro1" table:visibility="filter">
          <table:table-cell office:value-type="string" calcext:value-type="string">
            <text:p>2635df71-2dd4-4771-a46e-a20c956abfe9</text:p>
          </table:table-cell>
          <table:table-cell office:value-type="float" office:value="10.2146909307132" calcext:value-type="float">
            <text:p>10.2146909307132</text:p>
          </table:table-cell>
          <table:table-cell office:value-type="float" office:value="14.4455544455544" calcext:value-type="float">
            <text:p>14.445554445554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alse</text:p>
          </table:table-cell>
          <table:table-cell office:value-type="float" office:value="-0.235458829547189" calcext:value-type="float">
            <text:p>-0.235458829547189</text:p>
          </table:table-cell>
          <table:table-cell office:value-type="float" office:value="-0.120701829160047" calcext:value-type="float">
            <text:p>-0.120701829160047</text:p>
          </table:table-cell>
          <table:table-cell office:value-type="float" office:value="-0.05629069054021" calcext:value-type="float">
            <text:p>-0.05629069054021</text:p>
          </table:table-cell>
          <table:table-cell office:value-type="float" office:value="0.128530526391301" calcext:value-type="float">
            <text:p>0.128530526391301</text:p>
          </table:table-cell>
          <table:table-cell office:value-type="float" office:value="0.0998197037336825" calcext:value-type="float">
            <text:p>0.099819703733683</text:p>
          </table:table-cell>
          <table:table-cell office:value-type="float" office:value="71.5028365149921" calcext:value-type="float">
            <text:p>71.5028365149921</text:p>
          </table:table-cell>
          <table:table-cell office:value-type="float" office:value="15.5044955044955" calcext:value-type="float">
            <text:p>15.5044955044955</text:p>
          </table:table-cell>
          <table:table-cell office:value-type="string" calcext:value-type="string">
            <text:p>2635df71-2dd4-4771-a46e-a20c956abfe9</text:p>
          </table:table-cell>
          <table:table-cell office:value-type="float" office:value="0.164155388840921" calcext:value-type="float">
            <text:p>0.164155388840921</text:p>
          </table:table-cell>
          <table:table-cell office:value-type="float" office:value="0.442373088201127" calcext:value-type="float">
            <text:p>0.442373088201127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8.461538461538" calcext:value-type="float">
            <text:p>138.461538461538</text:p>
          </table:table-cell>
          <table:table-cell office:value-type="float" office:value="29.9500499500499" calcext:value-type="float">
            <text:p>29.9500499500499</text:p>
          </table:table-cell>
          <table:table-cell office:value-type="float" office:value="43.8275142425897" calcext:value-type="float">
            <text:p>43.8275142425897</text:p>
          </table:table-cell>
          <table:table-cell office:value-type="float" office:value="94.8717948717949" calcext:value-type="float">
            <text:p>94.8717948717949</text:p>
          </table:table-cell>
          <table:table-cell office:value-type="float" office:value="175.310056970359" calcext:value-type="float">
            <text:p>175.310056970359</text:p>
          </table:table-cell>
          <table:table-cell office:value-type="float" office:value="43.5897435897436" calcext:value-type="float">
            <text:p>43.5897435897436</text:p>
          </table:table-cell>
          <table:table-cell/>
        </table:table-row>
        <table:table-row table:style-name="ro1" table:visibility="filter">
          <table:table-cell office:value-type="string" calcext:value-type="string">
            <text:p>1bd23129-280e-4dd5-8a08-cae493807a32</text:p>
          </table:table-cell>
          <table:table-cell office:value-type="float" office:value="106.7512844422" calcext:value-type="float">
            <text:p>106.7512844422</text:p>
          </table:table-cell>
          <table:table-cell office:value-type="float" office:value="94.8451548451549" calcext:value-type="float">
            <text:p>94.845154845154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-0.187220228176336" calcext:value-type="float">
            <text:p>-0.187220228176336</text:p>
          </table:table-cell>
          <table:table-cell office:value-type="float" office:value="0.153765246638107" calcext:value-type="float">
            <text:p>0.153765246638107</text:p>
          </table:table-cell>
          <table:table-cell office:value-type="float" office:value="-0.117235782134123" calcext:value-type="float">
            <text:p>-0.117235782134123</text:p>
          </table:table-cell>
          <table:table-cell office:value-type="float" office:value="0.114656357910974" calcext:value-type="float">
            <text:p>0.114656357910974</text:p>
          </table:table-cell>
          <table:table-cell office:value-type="float" office:value="0.0894930327961802" calcext:value-type="float">
            <text:p>0.08949303279618</text:p>
          </table:table-cell>
          <table:table-cell office:value-type="float" office:value="960.761559979799" calcext:value-type="float">
            <text:p>960.761559979799</text:p>
          </table:table-cell>
          <table:table-cell office:value-type="float" office:value="85.8941058941059" calcext:value-type="float">
            <text:p>85.8941058941059</text:p>
          </table:table-cell>
          <table:table-cell office:value-type="string" calcext:value-type="string">
            <text:p>1bd23129-280e-4dd5-8a08-cae493807a32</text:p>
          </table:table-cell>
          <table:table-cell office:value-type="float" office:value="0.304868713687689" calcext:value-type="float">
            <text:p>0.304868713687689</text:p>
          </table:table-cell>
          <table:table-cell office:value-type="float" office:value="0.487992704943938" calcext:value-type="float">
            <text:p>0.487992704943938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6.538461538462" calcext:value-type="float">
            <text:p>136.538461538462</text:p>
          </table:table-cell>
          <table:table-cell office:value-type="float" office:value="180.739260739261" calcext:value-type="float">
            <text:p>180.739260739261</text:p>
          </table:table-cell>
          <table:table-cell office:value-type="float" office:value="31.3312260168885" calcext:value-type="float">
            <text:p>31.3312260168885</text:p>
          </table:table-cell>
          <table:table-cell office:value-type="float" office:value="87.1794871794872" calcext:value-type="float">
            <text:p>87.1794871794872</text:p>
          </table:table-cell>
          <table:table-cell office:value-type="float" office:value="187.987356101331" calcext:value-type="float">
            <text:p>187.987356101331</text:p>
          </table:table-cell>
          <table:table-cell office:value-type="float" office:value="49.3589743589744" calcext:value-type="float">
            <text:p>49.3589743589744</text:p>
          </table:table-cell>
          <table:table-cell/>
        </table:table-row>
        <table:table-row table:style-name="ro1" table:visibility="filter">
          <table:table-cell office:value-type="string" calcext:value-type="string">
            <text:p>b9d3b801-c938-4aa5-a3b0-79e0395c7722</text:p>
          </table:table-cell>
          <table:table-cell office:value-type="float" office:value="105.370200434923" calcext:value-type="float">
            <text:p>105.370200434923</text:p>
          </table:table-cell>
          <table:table-cell office:value-type="float" office:value="94.5454545454546" calcext:value-type="float">
            <text:p>94.545454545454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0502734988769212" calcext:value-type="float">
            <text:p>0.050273498876921</text:p>
          </table:table-cell>
          <table:table-cell office:value-type="float" office:value="0.0852052885358077" calcext:value-type="float">
            <text:p>0.085205288535808</text:p>
          </table:table-cell>
          <table:table-cell office:value-type="float" office:value="0.0238446649708516" calcext:value-type="float">
            <text:p>0.023844664970852</text:p>
          </table:table-cell>
          <table:table-cell office:value-type="float" office:value="0.119916036563842" calcext:value-type="float">
            <text:p>0.119916036563842</text:p>
          </table:table-cell>
          <table:table-cell office:value-type="float" office:value="0.0891316900509815" calcext:value-type="float">
            <text:p>0.089131690050982</text:p>
          </table:table-cell>
          <table:table-cell office:value-type="float" office:value="948.331803914308" calcext:value-type="float">
            <text:p>948.331803914308</text:p>
          </table:table-cell>
          <table:table-cell office:value-type="float" office:value="84.5354645354646" calcext:value-type="float">
            <text:p>84.5354645354646</text:p>
          </table:table-cell>
          <table:table-cell office:value-type="string" calcext:value-type="string">
            <text:p>b9d3b801-c938-4aa5-a3b0-79e0395c7722</text:p>
          </table:table-cell>
          <table:table-cell office:value-type="float" office:value="0.32067800413047" calcext:value-type="float">
            <text:p>0.32067800413047</text:p>
          </table:table-cell>
          <table:table-cell office:value-type="float" office:value="0.461928948779601" calcext:value-type="float">
            <text:p>0.46192894877960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6.538461538462" calcext:value-type="float">
            <text:p>136.538461538462</text:p>
          </table:table-cell>
          <table:table-cell office:value-type="float" office:value="179.080919080919" calcext:value-type="float">
            <text:p>179.080919080919</text:p>
          </table:table-cell>
          <table:table-cell office:value-type="float" office:value="31.3312260168885" calcext:value-type="float">
            <text:p>31.3312260168885</text:p>
          </table:table-cell>
          <table:table-cell office:value-type="float" office:value="87.1794871794872" calcext:value-type="float">
            <text:p>87.1794871794872</text:p>
          </table:table-cell>
          <table:table-cell office:value-type="float" office:value="187.987356101331" calcext:value-type="float">
            <text:p>187.987356101331</text:p>
          </table:table-cell>
          <table:table-cell office:value-type="float" office:value="49.3589743589744" calcext:value-type="float">
            <text:p>49.3589743589744</text:p>
          </table:table-cell>
          <table:table-cell/>
        </table:table-row>
        <table:table-row table:style-name="ro1" table:visibility="filter">
          <table:table-cell office:value-type="string" calcext:value-type="string">
            <text:p>30e02e16-657d-47ec-85b4-e4076ea907a6</text:p>
          </table:table-cell>
          <table:table-cell office:value-type="float" office:value="75.2575086857" calcext:value-type="float">
            <text:p>75.2575086857</text:p>
          </table:table-cell>
          <table:table-cell office:value-type="float" office:value="85.5744255744256" calcext:value-type="float">
            <text:p>85.574425574425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-0.105326977730333" calcext:value-type="float">
            <text:p>-0.105326977730333</text:p>
          </table:table-cell>
          <table:table-cell office:value-type="float" office:value="-0.0607474036478862" calcext:value-type="float">
            <text:p>-0.060747403647886</text:p>
          </table:table-cell>
          <table:table-cell office:value-type="float" office:value="0.0338595269466645" calcext:value-type="float">
            <text:p>0.033859526946665</text:p>
          </table:table-cell>
          <table:table-cell office:value-type="float" office:value="0.12719797269539" calcext:value-type="float">
            <text:p>0.12719797269539</text:p>
          </table:table-cell>
          <table:table-cell office:value-type="float" office:value="0.0894746093033827" calcext:value-type="float">
            <text:p>0.089474609303383</text:p>
          </table:table-cell>
          <table:table-cell office:value-type="float" office:value="752.575086857" calcext:value-type="float">
            <text:p>752.575086857</text:p>
          </table:table-cell>
          <table:table-cell office:value-type="float" office:value="62.2977022977023" calcext:value-type="float">
            <text:p>62.2977022977023</text:p>
          </table:table-cell>
          <table:table-cell office:value-type="string" calcext:value-type="string">
            <text:p>30e02e16-657d-47ec-85b4-e4076ea907a6</text:p>
          </table:table-cell>
          <table:table-cell office:value-type="float" office:value="0.372124974372576" calcext:value-type="float">
            <text:p>0.372124974372576</text:p>
          </table:table-cell>
          <table:table-cell office:value-type="float" office:value="0.454998021063349" calcext:value-type="float">
            <text:p>0.45499802106334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6.538461538462" calcext:value-type="float">
            <text:p>136.538461538462</text:p>
          </table:table-cell>
          <table:table-cell office:value-type="float" office:value="147.872127872128" calcext:value-type="float">
            <text:p>147.872127872128</text:p>
          </table:table-cell>
          <table:table-cell office:value-type="float" office:value="31.3312260168885" calcext:value-type="float">
            <text:p>31.3312260168885</text:p>
          </table:table-cell>
          <table:table-cell office:value-type="float" office:value="87.1794871794872" calcext:value-type="float">
            <text:p>87.1794871794872</text:p>
          </table:table-cell>
          <table:table-cell office:value-type="float" office:value="187.987356101331" calcext:value-type="float">
            <text:p>187.987356101331</text:p>
          </table:table-cell>
          <table:table-cell office:value-type="float" office:value="49.3589743589744" calcext:value-type="float">
            <text:p>49.3589743589744</text:p>
          </table:table-cell>
          <table:table-cell/>
        </table:table-row>
        <table:table-row table:style-name="ro1" table:visibility="filter">
          <table:table-cell office:value-type="string" calcext:value-type="string">
            <text:p>7551bd0e-aa76-43ed-ad35-9ea704a74686</text:p>
          </table:table-cell>
          <table:table-cell office:value-type="float" office:value="72.9604473956728" calcext:value-type="float">
            <text:p>72.9604473956728</text:p>
          </table:table-cell>
          <table:table-cell office:value-type="float" office:value="84.1958041958042" calcext:value-type="float">
            <text:p>84.19580419580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361467954044628" calcext:value-type="float">
            <text:p>0.361467954044628</text:p>
          </table:table-cell>
          <table:table-cell office:value-type="float" office:value="0.180686242471543" calcext:value-type="float">
            <text:p>0.180686242471543</text:p>
          </table:table-cell>
          <table:table-cell office:value-type="float" office:value="-0.0400574494913945" calcext:value-type="float">
            <text:p>-0.040057449491395</text:p>
          </table:table-cell>
          <table:table-cell office:value-type="float" office:value="0.114988197086143" calcext:value-type="float">
            <text:p>0.114988197086143</text:p>
          </table:table-cell>
          <table:table-cell office:value-type="float" office:value="0.0704094103964356" calcext:value-type="float">
            <text:p>0.070409410396436</text:p>
          </table:table-cell>
          <table:table-cell office:value-type="float" office:value="1021.44626353942" calcext:value-type="float">
            <text:p>1021.44626353942</text:p>
          </table:table-cell>
          <table:table-cell office:value-type="float" office:value="89.7702297702298" calcext:value-type="float">
            <text:p>89.7702297702298</text:p>
          </table:table-cell>
          <table:table-cell office:value-type="string" calcext:value-type="string">
            <text:p>7551bd0e-aa76-43ed-ad35-9ea704a74686</text:p>
          </table:table-cell>
          <table:table-cell office:value-type="float" office:value="0.140867542843866" calcext:value-type="float">
            <text:p>0.140867542843866</text:p>
          </table:table-cell>
          <table:table-cell office:value-type="float" office:value="0.321720695240792" calcext:value-type="float">
            <text:p>0.32172069524079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4.615384615385" calcext:value-type="float">
            <text:p>134.615384615385</text:p>
          </table:table-cell>
          <table:table-cell office:value-type="float" office:value="173.966033966034" calcext:value-type="float">
            <text:p>173.966033966034</text:p>
          </table:table-cell>
          <table:table-cell office:value-type="float" office:value="15.3541757743364" calcext:value-type="float">
            <text:p>15.3541757743364</text:p>
          </table:table-cell>
          <table:table-cell office:value-type="float" office:value="59.6153846153846" calcext:value-type="float">
            <text:p>59.6153846153846</text:p>
          </table:table-cell>
          <table:table-cell office:value-type="float" office:value="261.020988163719" calcext:value-type="float">
            <text:p>261.02098816371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599718c7-c7b8-41c8-a766-2ac522c8ca42</text:p>
          </table:table-cell>
          <table:table-cell office:value-type="float" office:value="69.8687712651177" calcext:value-type="float">
            <text:p>69.8687712651177</text:p>
          </table:table-cell>
          <table:table-cell office:value-type="float" office:value="82.3776223776224" calcext:value-type="float">
            <text:p>82.37762237762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973574293839675" calcext:value-type="float">
            <text:p>0.097357429383968</text:p>
          </table:table-cell>
          <table:table-cell office:value-type="float" office:value="0.10885231426158" calcext:value-type="float">
            <text:p>0.10885231426158</text:p>
          </table:table-cell>
          <table:table-cell office:value-type="float" office:value="-0.163713793712553" calcext:value-type="float">
            <text:p>-0.163713793712553</text:p>
          </table:table-cell>
          <table:table-cell office:value-type="float" office:value="0.125270369958512" calcext:value-type="float">
            <text:p>0.125270369958512</text:p>
          </table:table-cell>
          <table:table-cell office:value-type="float" office:value="0.0789624450265743" calcext:value-type="float">
            <text:p>0.078962445026574</text:p>
          </table:table-cell>
          <table:table-cell office:value-type="float" office:value="838.425255181413" calcext:value-type="float">
            <text:p>838.425255181413</text:p>
          </table:table-cell>
          <table:table-cell office:value-type="float" office:value="74.4855144855145" calcext:value-type="float">
            <text:p>74.4855144855145</text:p>
          </table:table-cell>
          <table:table-cell office:value-type="string" calcext:value-type="string">
            <text:p>599718c7-c7b8-41c8-a766-2ac522c8ca42</text:p>
          </table:table-cell>
          <table:table-cell office:value-type="float" office:value="0.409091980740723" calcext:value-type="float">
            <text:p>0.409091980740723</text:p>
          </table:table-cell>
          <table:table-cell office:value-type="float" office:value="0.445049458124438" calcext:value-type="float">
            <text:p>0.445049458124438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4.294871794872" calcext:value-type="float">
            <text:p>134.294871794872</text:p>
          </table:table-cell>
          <table:table-cell office:value-type="float" office:value="156.863136863137" calcext:value-type="float">
            <text:p>156.863136863137</text:p>
          </table:table-cell>
          <table:table-cell office:value-type="float" office:value="21.1629063596541" calcext:value-type="float">
            <text:p>21.1629063596541</text:p>
          </table:table-cell>
          <table:table-cell office:value-type="float" office:value="72.4358974358974" calcext:value-type="float">
            <text:p>72.4358974358974</text:p>
          </table:table-cell>
          <table:table-cell office:value-type="float" office:value="232.791969956195" calcext:value-type="float">
            <text:p>232.791969956195</text:p>
          </table:table-cell>
          <table:table-cell office:value-type="float" office:value="61.8589743589744" calcext:value-type="float">
            <text:p>61.8589743589744</text:p>
          </table:table-cell>
          <table:table-cell/>
        </table:table-row>
        <table:table-row table:style-name="ro1" table:visibility="filter">
          <table:table-cell office:value-type="string" calcext:value-type="string">
            <text:p>d363886e-f48b-4ed8-bfac-0ba723f252b2</text:p>
          </table:table-cell>
          <table:table-cell office:value-type="float" office:value="105.567895816552" calcext:value-type="float">
            <text:p>105.567895816552</text:p>
          </table:table-cell>
          <table:table-cell office:value-type="float" office:value="94.5854145854146" calcext:value-type="float">
            <text:p>94.585414585414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-0.0506063481635332" calcext:value-type="float">
            <text:p>-0.050606348163533</text:p>
          </table:table-cell>
          <table:table-cell office:value-type="float" office:value="0.0337818681240518" calcext:value-type="float">
            <text:p>0.033781868124052</text:p>
          </table:table-cell>
          <table:table-cell office:value-type="float" office:value="-0.0974351040804383" calcext:value-type="float">
            <text:p>-0.097435104080438</text:p>
          </table:table-cell>
          <table:table-cell office:value-type="float" office:value="0.122695498759879" calcext:value-type="float">
            <text:p>0.122695498759879</text:p>
          </table:table-cell>
          <table:table-cell office:value-type="float" office:value="0.088822503610767" calcext:value-type="float">
            <text:p>0.088822503610767</text:p>
          </table:table-cell>
          <table:table-cell office:value-type="float" office:value="950.111062348968" calcext:value-type="float">
            <text:p>950.111062348968</text:p>
          </table:table-cell>
          <table:table-cell office:value-type="float" office:value="84.7152847152847" calcext:value-type="float">
            <text:p>84.7152847152847</text:p>
          </table:table-cell>
          <table:table-cell office:value-type="string" calcext:value-type="string">
            <text:p>d363886e-f48b-4ed8-bfac-0ba723f252b2</text:p>
          </table:table-cell>
          <table:table-cell office:value-type="float" office:value="0.348149744082484" calcext:value-type="float">
            <text:p>0.348149744082484</text:p>
          </table:table-cell>
          <table:table-cell office:value-type="float" office:value="0.472563394881746" calcext:value-type="float">
            <text:p>0.472563394881746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3.653846153846" calcext:value-type="float">
            <text:p>133.653846153846</text:p>
          </table:table-cell>
          <table:table-cell office:value-type="float" office:value="179.300699300699" calcext:value-type="float">
            <text:p>179.300699300699</text:p>
          </table:table-cell>
          <table:table-cell office:value-type="float" office:value="31.011519628961" calcext:value-type="float">
            <text:p>31.011519628961</text:p>
          </table:table-cell>
          <table:table-cell office:value-type="float" office:value="85.4166666666667" calcext:value-type="float">
            <text:p>85.4166666666667</text:p>
          </table:table-cell>
          <table:table-cell office:value-type="float" office:value="186.069117773766" calcext:value-type="float">
            <text:p>186.069117773766</text:p>
          </table:table-cell>
          <table:table-cell office:value-type="float" office:value="48.2371794871795" calcext:value-type="float">
            <text:p>48.2371794871795</text:p>
          </table:table-cell>
          <table:table-cell/>
        </table:table-row>
        <table:table-row table:style-name="ro1" table:visibility="filter">
          <table:table-cell office:value-type="string" calcext:value-type="string">
            <text:p>b6ccd994-31d7-4bf8-b0e2-c457a1873da6</text:p>
          </table:table-cell>
          <table:table-cell office:value-type="float" office:value="73.985812364629" calcext:value-type="float">
            <text:p>73.985812364629</text:p>
          </table:table-cell>
          <table:table-cell office:value-type="float" office:value="84.9350649350649" calcext:value-type="float">
            <text:p>84.935064935064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-0.0451532151446008" calcext:value-type="float">
            <text:p>-0.045153215144601</text:p>
          </table:table-cell>
          <table:table-cell office:value-type="float" office:value="-0.0319074652151009" calcext:value-type="float">
            <text:p>-0.031907465215101</text:p>
          </table:table-cell>
          <table:table-cell office:value-type="float" office:value="0.0321513869500853" calcext:value-type="float">
            <text:p>0.032151386950085</text:p>
          </table:table-cell>
          <table:table-cell office:value-type="float" office:value="0.110311156163812" calcext:value-type="float">
            <text:p>0.110311156163812</text:p>
          </table:table-cell>
          <table:table-cell office:value-type="float" office:value="0.0909936613397743" calcext:value-type="float">
            <text:p>0.090993661339774</text:p>
          </table:table-cell>
          <table:table-cell office:value-type="float" office:value="591.886498917032" calcext:value-type="float">
            <text:p>591.886498917032</text:p>
          </table:table-cell>
          <table:table-cell office:value-type="float" office:value="43.0769230769231" calcext:value-type="float">
            <text:p>43.0769230769231</text:p>
          </table:table-cell>
          <table:table-cell office:value-type="string" calcext:value-type="string">
            <text:p>b6ccd994-31d7-4bf8-b0e2-c457a1873da6</text:p>
          </table:table-cell>
          <table:table-cell office:value-type="float" office:value="0.316419048780506" calcext:value-type="float">
            <text:p>0.316419048780506</text:p>
          </table:table-cell>
          <table:table-cell office:value-type="float" office:value="0.499989396332982" calcext:value-type="float">
            <text:p>0.49998939633298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3.653846153846" calcext:value-type="float">
            <text:p>133.653846153846</text:p>
          </table:table-cell>
          <table:table-cell office:value-type="float" office:value="128.011988011988" calcext:value-type="float">
            <text:p>128.011988011988</text:p>
          </table:table-cell>
          <table:table-cell office:value-type="float" office:value="31.011519628961" calcext:value-type="float">
            <text:p>31.011519628961</text:p>
          </table:table-cell>
          <table:table-cell office:value-type="float" office:value="85.4166666666667" calcext:value-type="float">
            <text:p>85.4166666666667</text:p>
          </table:table-cell>
          <table:table-cell office:value-type="float" office:value="186.069117773766" calcext:value-type="float">
            <text:p>186.069117773766</text:p>
          </table:table-cell>
          <table:table-cell office:value-type="float" office:value="48.2371794871795" calcext:value-type="float">
            <text:p>48.2371794871795</text:p>
          </table:table-cell>
          <table:table-cell/>
        </table:table-row>
        <table:table-row table:style-name="ro1" table:visibility="filter">
          <table:table-cell office:value-type="string" calcext:value-type="string">
            <text:p>81ddcb18-4982-4112-ac62-d802f38309f8</text:p>
          </table:table-cell>
          <table:table-cell office:value-type="float" office:value="49.8244655616283" calcext:value-type="float">
            <text:p>49.8244655616283</text:p>
          </table:table-cell>
          <table:table-cell office:value-type="float" office:value="60.3396603396603" calcext:value-type="float">
            <text:p>60.339660339660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0448731615625605" calcext:value-type="float">
            <text:p>0.044873161562561</text:p>
          </table:table-cell>
          <table:table-cell office:value-type="float" office:value="0.0621156443537997" calcext:value-type="float">
            <text:p>0.0621156443538</text:p>
          </table:table-cell>
          <table:table-cell office:value-type="float" office:value="-0.164476122996045" calcext:value-type="float">
            <text:p>-0.164476122996045</text:p>
          </table:table-cell>
          <table:table-cell office:value-type="float" office:value="0.128344571480044" calcext:value-type="float">
            <text:p>0.128344571480044</text:p>
          </table:table-cell>
          <table:table-cell office:value-type="float" office:value="0.0701011788639864" calcext:value-type="float">
            <text:p>0.070101178863986</text:p>
          </table:table-cell>
          <table:table-cell office:value-type="float" office:value="797.191448986053" calcext:value-type="float">
            <text:p>797.191448986053</text:p>
          </table:table-cell>
          <table:table-cell office:value-type="float" office:value="70.0899100899101" calcext:value-type="float">
            <text:p>70.0899100899101</text:p>
          </table:table-cell>
          <table:table-cell office:value-type="string" calcext:value-type="string">
            <text:p>81ddcb18-4982-4112-ac62-d802f38309f8</text:p>
          </table:table-cell>
          <table:table-cell office:value-type="float" office:value="0.386585355121046" calcext:value-type="float">
            <text:p>0.386585355121046</text:p>
          </table:table-cell>
          <table:table-cell office:value-type="float" office:value="0.336834342521941" calcext:value-type="float">
            <text:p>0.33683434252194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2.371794871795" calcext:value-type="float">
            <text:p>132.371794871795</text:p>
          </table:table-cell>
          <table:table-cell office:value-type="float" office:value="130.42957042957" calcext:value-type="float">
            <text:p>130.42957042957</text:p>
          </table:table-cell>
          <table:table-cell office:value-type="float" office:value="15.1492846773719" calcext:value-type="float">
            <text:p>15.1492846773719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257.537839515323" calcext:value-type="float">
            <text:p>257.537839515323</text:p>
          </table:table-cell>
          <table:table-cell office:value-type="float" office:value="74.0384615384615" calcext:value-type="float">
            <text:p>74.0384615384615</text:p>
          </table:table-cell>
          <table:table-cell/>
        </table:table-row>
        <table:table-row table:style-name="ro1" table:visibility="filter">
          <table:table-cell office:value-type="string" calcext:value-type="string">
            <text:p>fd70467b-895d-4541-8ffb-5779f48e2bc9</text:p>
          </table:table-cell>
          <table:table-cell office:value-type="float" office:value="43.0433264655826" calcext:value-type="float">
            <text:p>43.0433264655826</text:p>
          </table:table-cell>
          <table:table-cell office:value-type="float" office:value="43.4165834165834" calcext:value-type="float">
            <text:p>43.41658341658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0578832423588746" calcext:value-type="float">
            <text:p>-0.057883242358875</text:p>
          </table:table-cell>
          <table:table-cell office:value-type="float" office:value="0.135008978852157" calcext:value-type="float">
            <text:p>0.135008978852157</text:p>
          </table:table-cell>
          <table:table-cell office:value-type="float" office:value="-0.0197149537234666" calcext:value-type="float">
            <text:p>-0.019714953723467</text:p>
          </table:table-cell>
          <table:table-cell office:value-type="float" office:value="0.10949943907057" calcext:value-type="float">
            <text:p>0.10949943907057</text:p>
          </table:table-cell>
          <table:table-cell office:value-type="float" office:value="0.0743243172793273" calcext:value-type="float">
            <text:p>0.074324317279327</text:p>
          </table:table-cell>
          <table:table-cell office:value-type="float" office:value="473.476591121408" calcext:value-type="float">
            <text:p>473.476591121408</text:p>
          </table:table-cell>
          <table:table-cell office:value-type="float" office:value="34.985014985015" calcext:value-type="float">
            <text:p>34.985014985015</text:p>
          </table:table-cell>
          <table:table-cell office:value-type="string" calcext:value-type="string">
            <text:p>fd70467b-895d-4541-8ffb-5779f48e2bc9</text:p>
          </table:table-cell>
          <table:table-cell office:value-type="float" office:value="0.239706720765239" calcext:value-type="float">
            <text:p>0.239706720765239</text:p>
          </table:table-cell>
          <table:table-cell office:value-type="float" office:value="0.427210506178596" calcext:value-type="float">
            <text:p>0.427210506178596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2.371794871795" calcext:value-type="float">
            <text:p>132.371794871795</text:p>
          </table:table-cell>
          <table:table-cell office:value-type="float" office:value="78.4015984015984" calcext:value-type="float">
            <text:p>78.4015984015984</text:p>
          </table:table-cell>
          <table:table-cell office:value-type="float" office:value="20.8843230962702" calcext:value-type="float">
            <text:p>20.8843230962702</text:p>
          </table:table-cell>
          <table:table-cell office:value-type="float" office:value="71.474358974359" calcext:value-type="float">
            <text:p>71.474358974359</text:p>
          </table:table-cell>
          <table:table-cell office:value-type="float" office:value="229.727554058972" calcext:value-type="float">
            <text:p>229.727554058972</text:p>
          </table:table-cell>
          <table:table-cell office:value-type="float" office:value="60.8974358974359" calcext:value-type="float">
            <text:p>60.8974358974359</text:p>
          </table:table-cell>
          <table:table-cell/>
        </table:table-row>
        <table:table-row table:style-name="ro1" table:visibility="filter">
          <table:table-cell office:value-type="string" calcext:value-type="string">
            <text:p>f1e828e5-d7be-416b-9fbe-5136e82402c6</text:p>
          </table:table-cell>
          <table:table-cell office:value-type="float" office:value="8.39229504606544" calcext:value-type="float">
            <text:p>8.39229504606544</text:p>
          </table:table-cell>
          <table:table-cell office:value-type="float" office:value="13.4465534465534" calcext:value-type="float">
            <text:p>13.446553446553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alse</text:p>
          </table:table-cell>
          <table:table-cell office:value-type="float" office:value="0.453576090088161" calcext:value-type="float">
            <text:p>0.453576090088161</text:p>
          </table:table-cell>
          <table:table-cell office:value-type="float" office:value="0.0628427360020271" calcext:value-type="float">
            <text:p>0.062842736002027</text:p>
          </table:table-cell>
          <table:table-cell office:value-type="float" office:value="-0.0776155593910434" calcext:value-type="float">
            <text:p>-0.077615559391044</text:p>
          </table:table-cell>
          <table:table-cell office:value-type="float" office:value="0.143718052500676" calcext:value-type="float">
            <text:p>0.143718052500676</text:p>
          </table:table-cell>
          <table:table-cell office:value-type="float" office:value="0.00408697181705933" calcext:value-type="float">
            <text:p>0.004086971817059</text:p>
          </table:table-cell>
          <table:table-cell office:value-type="float" office:value="360.868686980814" calcext:value-type="float">
            <text:p>360.868686980814</text:p>
          </table:table-cell>
          <table:table-cell office:value-type="float" office:value="30.5294705294705" calcext:value-type="float">
            <text:p>30.5294705294705</text:p>
          </table:table-cell>
          <table:table-cell office:value-type="string" calcext:value-type="string">
            <text:p>f1e828e5-d7be-416b-9fbe-5136e82402c6</text:p>
          </table:table-cell>
          <table:table-cell office:value-type="float" office:value="0.156580340232188" calcext:value-type="float">
            <text:p>0.156580340232188</text:p>
          </table:table-cell>
          <table:table-cell office:value-type="float" office:value="0.347680866265059" calcext:value-type="float">
            <text:p>0.34768086626505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2.051282051282" calcext:value-type="float">
            <text:p>132.051282051282</text:p>
          </table:table-cell>
          <table:table-cell office:value-type="float" office:value="43.976023976024" calcext:value-type="float">
            <text:p>43.976023976024</text:p>
          </table:table-cell>
          <table:table-cell office:value-type="float" office:value="7.74451190876801" calcext:value-type="float">
            <text:p>7.74451190876801</text:p>
          </table:table-cell>
          <table:table-cell office:value-type="float" office:value="39.4230769230769" calcext:value-type="float">
            <text:p>39.4230769230769</text:p>
          </table:table-cell>
          <table:table-cell office:value-type="float" office:value="333.014012077024" calcext:value-type="float">
            <text:p>333.014012077024</text:p>
          </table:table-cell>
          <table:table-cell office:value-type="float" office:value="92.6282051282051" calcext:value-type="float">
            <text:p>92.6282051282051</text:p>
          </table:table-cell>
          <table:table-cell/>
        </table:table-row>
        <table:table-row table:style-name="ro1" table:visibility="filter">
          <table:table-cell office:value-type="string" calcext:value-type="string">
            <text:p>7e6ab64b-2f90-42f8-b473-7f4944721783</text:p>
          </table:table-cell>
          <table:table-cell office:value-type="float" office:value="104.298104440378" calcext:value-type="float">
            <text:p>104.298104440378</text:p>
          </table:table-cell>
          <table:table-cell office:value-type="float" office:value="94.3656343656344" calcext:value-type="float">
            <text:p>94.365634365634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alse</text:p>
          </table:table-cell>
          <table:table-cell office:value-type="float" office:value="0.00086968442991894" calcext:value-type="float">
            <text:p>0.000869684429919</text:p>
          </table:table-cell>
          <table:table-cell office:value-type="float" office:value="-0.123773513939118" calcext:value-type="float">
            <text:p>-0.123773513939118</text:p>
          </table:table-cell>
          <table:table-cell office:value-type="float" office:value="-0.084466774173454" calcext:value-type="float">
            <text:p>-0.084466774173454</text:p>
          </table:table-cell>
          <table:table-cell office:value-type="float" office:value="0.115558586545656" calcext:value-type="float">
            <text:p>0.115558586545656</text:p>
          </table:table-cell>
          <table:table-cell office:value-type="float" office:value="0.0899801676442445" calcext:value-type="float">
            <text:p>0.089980167644245</text:p>
          </table:table-cell>
          <table:table-cell office:value-type="float" office:value="938.682939963406" calcext:value-type="float">
            <text:p>938.682939963406</text:p>
          </table:table-cell>
          <table:table-cell office:value-type="float" office:value="83.4565434565435" calcext:value-type="float">
            <text:p>83.4565434565435</text:p>
          </table:table-cell>
          <table:table-cell office:value-type="string" calcext:value-type="string">
            <text:p>7e6ab64b-2f90-42f8-b473-7f4944721783</text:p>
          </table:table-cell>
          <table:table-cell office:value-type="float" office:value="0.0909206513438958" calcext:value-type="float">
            <text:p>0.090920651343896</text:p>
          </table:table-cell>
          <table:table-cell office:value-type="float" office:value="0.485080872845653" calcext:value-type="float">
            <text:p>0.485080872845653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1.730769230769" calcext:value-type="float">
            <text:p>131.730769230769</text:p>
          </table:table-cell>
          <table:table-cell office:value-type="float" office:value="177.822177822178" calcext:value-type="float">
            <text:p>177.822177822178</text:p>
          </table:table-cell>
          <table:table-cell office:value-type="float" office:value="30.5319600470699" calcext:value-type="float">
            <text:p>30.5319600470699</text:p>
          </table:table-cell>
          <table:table-cell office:value-type="float" office:value="84.2948717948718" calcext:value-type="float">
            <text:p>84.2948717948718</text:p>
          </table:table-cell>
          <table:table-cell office:value-type="float" office:value="183.191760282419" calcext:value-type="float">
            <text:p>183.191760282419</text:p>
          </table:table-cell>
          <table:table-cell office:value-type="float" office:value="47.4358974358974" calcext:value-type="float">
            <text:p>47.4358974358974</text:p>
          </table:table-cell>
          <table:table-cell/>
        </table:table-row>
        <table:table-row table:style-name="ro1" table:visibility="filter">
          <table:table-cell office:value-type="string" calcext:value-type="string">
            <text:p>b0b26238-af29-4e58-968e-1bafa6d69132</text:p>
          </table:table-cell>
          <table:table-cell office:value-type="float" office:value="48.4675766737622" calcext:value-type="float">
            <text:p>48.4675766737622</text:p>
          </table:table-cell>
          <table:table-cell office:value-type="float" office:value="56.4835164835165" calcext:value-type="float">
            <text:p>56.483516483516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406347781978458" calcext:value-type="float">
            <text:p>0.406347781978458</text:p>
          </table:table-cell>
          <table:table-cell office:value-type="float" office:value="0.145851951245749" calcext:value-type="float">
            <text:p>0.145851951245749</text:p>
          </table:table-cell>
          <table:table-cell office:value-type="float" office:value="-0.0615837638327023" calcext:value-type="float">
            <text:p>-0.061583763832702</text:p>
          </table:table-cell>
          <table:table-cell office:value-type="float" office:value="0.12450208430394" calcext:value-type="float">
            <text:p>0.12450208430394</text:p>
          </table:table-cell>
          <table:table-cell office:value-type="float" office:value="0.0704657296423646" calcext:value-type="float">
            <text:p>0.070465729642365</text:p>
          </table:table-cell>
          <table:table-cell office:value-type="float" office:value="775.481226780196" calcext:value-type="float">
            <text:p>775.481226780196</text:p>
          </table:table-cell>
          <table:table-cell office:value-type="float" office:value="66.4535464535465" calcext:value-type="float">
            <text:p>66.4535464535465</text:p>
          </table:table-cell>
          <table:table-cell office:value-type="string" calcext:value-type="string">
            <text:p>b0b26238-af29-4e58-968e-1bafa6d69132</text:p>
          </table:table-cell>
          <table:table-cell office:value-type="float" office:value="0.256971969415997" calcext:value-type="float">
            <text:p>0.256971969415997</text:p>
          </table:table-cell>
          <table:table-cell office:value-type="float" office:value="0.333296617096717" calcext:value-type="float">
            <text:p>0.33329661709671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1.410256410256" calcext:value-type="float">
            <text:p>131.410256410256</text:p>
          </table:table-cell>
          <table:table-cell office:value-type="float" office:value="122.937062937063" calcext:value-type="float">
            <text:p>122.937062937063</text:p>
          </table:table-cell>
          <table:table-cell office:value-type="float" office:value="15.1198602904252" calcext:value-type="float">
            <text:p>15.1198602904252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257.037624937228" calcext:value-type="float">
            <text:p>257.037624937228</text:p>
          </table:table-cell>
          <table:table-cell office:value-type="float" office:value="73.7179487179487" calcext:value-type="float">
            <text:p>73.7179487179487</text:p>
          </table:table-cell>
          <table:table-cell/>
        </table:table-row>
        <table:table-row table:style-name="ro1" table:visibility="filter">
          <table:table-cell office:value-type="string" calcext:value-type="string">
            <text:p>13d1b696-ce04-4d82-888a-851fceabbe11</text:p>
          </table:table-cell>
          <table:table-cell office:value-type="float" office:value="47.8298204215681" calcext:value-type="float">
            <text:p>47.8298204215681</text:p>
          </table:table-cell>
          <table:table-cell office:value-type="float" office:value="54.4255744255744" calcext:value-type="float">
            <text:p>54.42557442557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00435395505967604" calcext:value-type="float">
            <text:p>-0.004353955059676</text:p>
          </table:table-cell>
          <table:table-cell office:value-type="float" office:value="0.133776767818672" calcext:value-type="float">
            <text:p>0.133776767818672</text:p>
          </table:table-cell>
          <table:table-cell office:value-type="float" office:value="0.0220819743216471" calcext:value-type="float">
            <text:p>0.022081974321647</text:p>
          </table:table-cell>
          <table:table-cell office:value-type="float" office:value="0.128525839125666" calcext:value-type="float">
            <text:p>0.128525839125666</text:p>
          </table:table-cell>
          <table:table-cell office:value-type="float" office:value="0.0727920732632587" calcext:value-type="float">
            <text:p>0.072792073263259</text:p>
          </table:table-cell>
          <table:table-cell office:value-type="float" office:value="621.787665480386" calcext:value-type="float">
            <text:p>621.787665480386</text:p>
          </table:table-cell>
          <table:table-cell office:value-type="float" office:value="46.6133866133866" calcext:value-type="float">
            <text:p>46.6133866133866</text:p>
          </table:table-cell>
          <table:table-cell office:value-type="string" calcext:value-type="string">
            <text:p>13d1b696-ce04-4d82-888a-851fceabbe11</text:p>
          </table:table-cell>
          <table:table-cell office:value-type="float" office:value="0.32510303672315" calcext:value-type="float">
            <text:p>0.32510303672315</text:p>
          </table:table-cell>
          <table:table-cell office:value-type="float" office:value="0.427692792338807" calcext:value-type="float">
            <text:p>0.427692792338807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0.769230769231" calcext:value-type="float">
            <text:p>130.769230769231</text:p>
          </table:table-cell>
          <table:table-cell office:value-type="float" office:value="101.038961038961" calcext:value-type="float">
            <text:p>101.038961038961</text:p>
          </table:table-cell>
          <table:table-cell office:value-type="float" office:value="20.3835843930298" calcext:value-type="float">
            <text:p>20.3835843930298</text:p>
          </table:table-cell>
          <table:table-cell office:value-type="float" office:value="71.1538461538462" calcext:value-type="float">
            <text:p>71.1538461538462</text:p>
          </table:table-cell>
          <table:table-cell office:value-type="float" office:value="224.219428323328" calcext:value-type="float">
            <text:p>224.219428323328</text:p>
          </table:table-cell>
          <table:table-cell office:value-type="float" office:value="59.6153846153846" calcext:value-type="float">
            <text:p>59.6153846153846</text:p>
          </table:table-cell>
          <table:table-cell/>
        </table:table-row>
        <table:table-row table:style-name="ro1" table:visibility="filter">
          <table:table-cell office:value-type="string" calcext:value-type="string">
            <text:p>a3ffffca-fb05-46e0-b7e4-8b333670bd41</text:p>
          </table:table-cell>
          <table:table-cell office:value-type="float" office:value="75.5849628201026" calcext:value-type="float">
            <text:p>75.5849628201026</text:p>
          </table:table-cell>
          <table:table-cell office:value-type="float" office:value="85.8141858141858" calcext:value-type="float">
            <text:p>85.814185814185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alse</text:p>
          </table:table-cell>
          <table:table-cell office:value-type="float" office:value="0.016214186441347" calcext:value-type="float">
            <text:p>0.016214186441347</text:p>
          </table:table-cell>
          <table:table-cell office:value-type="float" office:value="-0.102977977372086" calcext:value-type="float">
            <text:p>-0.102977977372086</text:p>
          </table:table-cell>
          <table:table-cell office:value-type="float" office:value="-0.166780263203613" calcext:value-type="float">
            <text:p>-0.166780263203613</text:p>
          </table:table-cell>
          <table:table-cell office:value-type="float" office:value="0.128318607889431" calcext:value-type="float">
            <text:p>0.128318607889431</text:p>
          </table:table-cell>
          <table:table-cell office:value-type="float" office:value="0.0892430298669808" calcext:value-type="float">
            <text:p>0.089243029866981</text:p>
          </table:table-cell>
          <table:table-cell office:value-type="float" office:value="755.849628201026" calcext:value-type="float">
            <text:p>755.849628201026</text:p>
          </table:table-cell>
          <table:table-cell office:value-type="float" office:value="62.8371628371628" calcext:value-type="float">
            <text:p>62.8371628371628</text:p>
          </table:table-cell>
          <table:table-cell office:value-type="string" calcext:value-type="string">
            <text:p>a3ffffca-fb05-46e0-b7e4-8b333670bd41</text:p>
          </table:table-cell>
          <table:table-cell office:value-type="float" office:value="0.314789471157479" calcext:value-type="float">
            <text:p>0.314789471157479</text:p>
          </table:table-cell>
          <table:table-cell office:value-type="float" office:value="0.388747342589179" calcext:value-type="float">
            <text:p>0.38874734258917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0.128205128205" calcext:value-type="float">
            <text:p>130.128205128205</text:p>
          </table:table-cell>
          <table:table-cell office:value-type="float" office:value="148.651348651349" calcext:value-type="float">
            <text:p>148.651348651349</text:p>
          </table:table-cell>
          <table:table-cell office:value-type="float" office:value="30.3721068531062" calcext:value-type="float">
            <text:p>30.3721068531062</text:p>
          </table:table-cell>
          <table:table-cell office:value-type="float" office:value="83.8141025641026" calcext:value-type="float">
            <text:p>83.8141025641026</text:p>
          </table:table-cell>
          <table:table-cell office:value-type="float" office:value="182.232641118637" calcext:value-type="float">
            <text:p>182.232641118637</text:p>
          </table:table-cell>
          <table:table-cell office:value-type="float" office:value="46.3141025641026" calcext:value-type="float">
            <text:p>46.3141025641026</text:p>
          </table:table-cell>
          <table:table-cell/>
        </table:table-row>
        <table:table-row table:style-name="ro1" table:visibility="filter">
          <table:table-cell office:value-type="string" calcext:value-type="string">
            <text:p>844dfbe6-c8cd-43af-89b5-094ea77edc60</text:p>
          </table:table-cell>
          <table:table-cell office:value-type="float" office:value="73.6058782511414" calcext:value-type="float">
            <text:p>73.6058782511414</text:p>
          </table:table-cell>
          <table:table-cell office:value-type="float" office:value="84.5954045954046" calcext:value-type="float">
            <text:p>84.595404595404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alse</text:p>
          </table:table-cell>
          <table:table-cell office:value-type="float" office:value="-0.0553062491407545" calcext:value-type="float">
            <text:p>-0.055306249140755</text:p>
          </table:table-cell>
          <table:table-cell office:value-type="float" office:value="-0.100303691442355" calcext:value-type="float">
            <text:p>-0.100303691442355</text:p>
          </table:table-cell>
          <table:table-cell office:value-type="float" office:value="-0.00961021261798535" calcext:value-type="float">
            <text:p>-0.009610212617985</text:p>
          </table:table-cell>
          <table:table-cell office:value-type="float" office:value="0.127943256110381" calcext:value-type="float">
            <text:p>0.127943256110381</text:p>
          </table:table-cell>
          <table:table-cell office:value-type="float" office:value="0.0907128491696999" calcext:value-type="float">
            <text:p>0.0907128491697</text:p>
          </table:table-cell>
          <table:table-cell office:value-type="float" office:value="736.058782511414" calcext:value-type="float">
            <text:p>736.058782511414</text:p>
          </table:table-cell>
          <table:table-cell office:value-type="float" office:value="59.9200799200799" calcext:value-type="float">
            <text:p>59.9200799200799</text:p>
          </table:table-cell>
          <table:table-cell office:value-type="string" calcext:value-type="string">
            <text:p>844dfbe6-c8cd-43af-89b5-094ea77edc60</text:p>
          </table:table-cell>
          <table:table-cell office:value-type="float" office:value="0.350430804250203" calcext:value-type="float">
            <text:p>0.350430804250203</text:p>
          </table:table-cell>
          <table:table-cell office:value-type="float" office:value="0.422478238610311" calcext:value-type="float">
            <text:p>0.4224782386103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0.128205128205" calcext:value-type="float">
            <text:p>130.128205128205</text:p>
          </table:table-cell>
          <table:table-cell office:value-type="float" office:value="144.515484515485" calcext:value-type="float">
            <text:p>144.515484515485</text:p>
          </table:table-cell>
          <table:table-cell office:value-type="float" office:value="30.3721068531062" calcext:value-type="float">
            <text:p>30.3721068531062</text:p>
          </table:table-cell>
          <table:table-cell office:value-type="float" office:value="83.8141025641026" calcext:value-type="float">
            <text:p>83.8141025641026</text:p>
          </table:table-cell>
          <table:table-cell office:value-type="float" office:value="182.232641118637" calcext:value-type="float">
            <text:p>182.232641118637</text:p>
          </table:table-cell>
          <table:table-cell office:value-type="float" office:value="46.3141025641026" calcext:value-type="float">
            <text:p>46.3141025641026</text:p>
          </table:table-cell>
          <table:table-cell/>
        </table:table-row>
        <table:table-row table:style-name="ro1" table:visibility="filter">
          <table:table-cell office:value-type="string" calcext:value-type="string">
            <text:p>4c64ccb1-13ff-4a8d-8f91-dbbcd28e3fac</text:p>
          </table:table-cell>
          <table:table-cell office:value-type="float" office:value="49.2145048869578" calcext:value-type="float">
            <text:p>49.2145048869578</text:p>
          </table:table-cell>
          <table:table-cell office:value-type="float" office:value="58.9410589410589" calcext:value-type="float">
            <text:p>58.941058941058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-0.391337776884533" calcext:value-type="float">
            <text:p>-0.391337776884533</text:p>
          </table:table-cell>
          <table:table-cell office:value-type="float" office:value="0.140651043318839" calcext:value-type="float">
            <text:p>0.140651043318839</text:p>
          </table:table-cell>
          <table:table-cell office:value-type="float" office:value="-0.132006572007251" calcext:value-type="float">
            <text:p>-0.132006572007251</text:p>
          </table:table-cell>
          <table:table-cell office:value-type="float" office:value="0.129295505207058" calcext:value-type="float">
            <text:p>0.129295505207058</text:p>
          </table:table-cell>
          <table:table-cell office:value-type="float" office:value="0.0666375153340279" calcext:value-type="float">
            <text:p>0.066637515334028</text:p>
          </table:table-cell>
          <table:table-cell office:value-type="float" office:value="787.432078191325" calcext:value-type="float">
            <text:p>787.432078191325</text:p>
          </table:table-cell>
          <table:table-cell office:value-type="float" office:value="68.6313686313686" calcext:value-type="float">
            <text:p>68.6313686313686</text:p>
          </table:table-cell>
          <table:table-cell office:value-type="string" calcext:value-type="string">
            <text:p>4c64ccb1-13ff-4a8d-8f91-dbbcd28e3fac</text:p>
          </table:table-cell>
          <table:table-cell office:value-type="float" office:value="0.339613307749967" calcext:value-type="float">
            <text:p>0.339613307749967</text:p>
          </table:table-cell>
          <table:table-cell office:value-type="float" office:value="0.353704308339785" calcext:value-type="float">
            <text:p>0.35370430833978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.128205128205" calcext:value-type="float">
            <text:p>130.128205128205</text:p>
          </table:table-cell>
          <table:table-cell office:value-type="float" office:value="127.572427572428" calcext:value-type="float">
            <text:p>127.572427572428</text:p>
          </table:table-cell>
          <table:table-cell office:value-type="float" office:value="15.0114029322502" calcext:value-type="float">
            <text:p>15.0114029322502</text:p>
          </table:table-cell>
          <table:table-cell office:value-type="float" office:value="57.0512820512821" calcext:value-type="float">
            <text:p>57.0512820512821</text:p>
          </table:table-cell>
          <table:table-cell office:value-type="float" office:value="255.193849848254" calcext:value-type="float">
            <text:p>255.193849848254</text:p>
          </table:table-cell>
          <table:table-cell office:value-type="float" office:value="73.0769230769231" calcext:value-type="float">
            <text:p>73.0769230769231</text:p>
          </table:table-cell>
          <table:table-cell/>
        </table:table-row>
        <table:table-row table:style-name="ro1" table:visibility="filter">
          <table:table-cell office:value-type="string" calcext:value-type="string">
            <text:p>8ca758f4-acbf-408d-9802-73f7508d16f5</text:p>
          </table:table-cell>
          <table:table-cell office:value-type="float" office:value="5.4250739023313" calcext:value-type="float">
            <text:p>5.4250739023313</text:p>
          </table:table-cell>
          <table:table-cell office:value-type="float" office:value="11.6283716283716" calcext:value-type="float">
            <text:p>11.62837162837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77362005099206" calcext:value-type="float">
            <text:p>0.077362005099206</text:p>
          </table:table-cell>
          <table:table-cell office:value-type="float" office:value="0.0704771062476408" calcext:value-type="float">
            <text:p>0.070477106247641</text:p>
          </table:table-cell>
          <table:table-cell office:value-type="float" office:value="0.155986375008794" calcext:value-type="float">
            <text:p>0.155986375008794</text:p>
          </table:table-cell>
          <table:table-cell office:value-type="float" office:value="0.143699696550893" calcext:value-type="float">
            <text:p>0.143699696550893</text:p>
          </table:table-cell>
          <table:table-cell office:value-type="float" office:value="0.00270592680974429" calcext:value-type="float">
            <text:p>0.002705926809744</text:p>
          </table:table-cell>
          <table:table-cell office:value-type="float" office:value="238.703251702577" calcext:value-type="float">
            <text:p>238.703251702577</text:p>
          </table:table-cell>
          <table:table-cell office:value-type="float" office:value="23.2967032967033" calcext:value-type="float">
            <text:p>23.2967032967033</text:p>
          </table:table-cell>
          <table:table-cell office:value-type="string" calcext:value-type="string">
            <text:p>8ca758f4-acbf-408d-9802-73f7508d16f5</text:p>
          </table:table-cell>
          <table:table-cell office:value-type="float" office:value="0.290386059100418" calcext:value-type="float">
            <text:p>0.290386059100418</text:p>
          </table:table-cell>
          <table:table-cell office:value-type="float" office:value="0.412257927303216" calcext:value-type="float">
            <text:p>0.41225792730321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.128205128205" calcext:value-type="float">
            <text:p>130.128205128205</text:p>
          </table:table-cell>
          <table:table-cell office:value-type="float" office:value="34.9250749250749" calcext:value-type="float">
            <text:p>34.9250749250749</text:p>
          </table:table-cell>
          <table:table-cell office:value-type="float" office:value="7.38630233039543" calcext:value-type="float">
            <text:p>7.38630233039543</text:p>
          </table:table-cell>
          <table:table-cell office:value-type="float" office:value="38.1410256410256" calcext:value-type="float">
            <text:p>38.1410256410256</text:p>
          </table:table-cell>
          <table:table-cell office:value-type="float" office:value="317.611000207003" calcext:value-type="float">
            <text:p>317.611000207003</text:p>
          </table:table-cell>
          <table:table-cell office:value-type="float" office:value="91.9871794871795" calcext:value-type="float">
            <text:p>91.9871794871795</text:p>
          </table:table-cell>
          <table:table-cell/>
        </table:table-row>
        <table:table-row table:style-name="ro1" table:visibility="filter">
          <table:table-cell office:value-type="string" calcext:value-type="string">
            <text:p>f0b64f5b-5780-4ce6-bcd8-c3d2aedfaccf</text:p>
          </table:table-cell>
          <table:table-cell office:value-type="float" office:value="1.52940997806359" calcext:value-type="float">
            <text:p>1.52940997806359</text:p>
          </table:table-cell>
          <table:table-cell office:value-type="float" office:value="9.51048951048951" calcext:value-type="float">
            <text:p>9.5104895104895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-0.00232512836149679" calcext:value-type="float">
            <text:p>-0.002325128361497</text:p>
          </table:table-cell>
          <table:table-cell office:value-type="float" office:value="0.158104860392776" calcext:value-type="float">
            <text:p>0.158104860392776</text:p>
          </table:table-cell>
          <table:table-cell office:value-type="float" office:value="-0.0466696085383068" calcext:value-type="float">
            <text:p>-0.046669608538307</text:p>
          </table:table-cell>
          <table:table-cell office:value-type="float" office:value="0.131330583743713" calcext:value-type="float">
            <text:p>0.131330583743713</text:p>
          </table:table-cell>
          <table:table-cell office:value-type="float" office:value="0.0012092956792984" calcext:value-type="float">
            <text:p>0.001209295679298</text:p>
          </table:table-cell>
          <table:table-cell office:value-type="float" office:value="62.7058091006071" calcext:value-type="float">
            <text:p>62.7058091006071</text:p>
          </table:table-cell>
          <table:table-cell office:value-type="float" office:value="15.004995004995" calcext:value-type="float">
            <text:p>15.004995004995</text:p>
          </table:table-cell>
          <table:table-cell office:value-type="string" calcext:value-type="string">
            <text:p>f0b64f5b-5780-4ce6-bcd8-c3d2aedfaccf</text:p>
          </table:table-cell>
          <table:table-cell office:value-type="float" office:value="0.387849711958384" calcext:value-type="float">
            <text:p>0.387849711958384</text:p>
          </table:table-cell>
          <table:table-cell office:value-type="float" office:value="0.451887818282485" calcext:value-type="float">
            <text:p>0.45188781828248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.128205128205" calcext:value-type="float">
            <text:p>130.128205128205</text:p>
          </table:table-cell>
          <table:table-cell office:value-type="float" office:value="24.5154845154845" calcext:value-type="float">
            <text:p>24.5154845154845</text:p>
          </table:table-cell>
          <table:table-cell office:value-type="float" office:value="7.67927482239592" calcext:value-type="float">
            <text:p>7.67927482239592</text:p>
          </table:table-cell>
          <table:table-cell office:value-type="float" office:value="38.7820512820513" calcext:value-type="float">
            <text:p>38.7820512820513</text:p>
          </table:table-cell>
          <table:table-cell office:value-type="float" office:value="314.850267718233" calcext:value-type="float">
            <text:p>314.850267718233</text:p>
          </table:table-cell>
          <table:table-cell office:value-type="float" office:value="91.3461538461538" calcext:value-type="float">
            <text:p>91.3461538461538</text:p>
          </table:table-cell>
          <table:table-cell/>
        </table:table-row>
        <table:table-row table:style-name="ro1" table:visibility="filter">
          <table:table-cell office:value-type="string" calcext:value-type="string">
            <text:p>7234e0a9-91fa-441a-b00b-0c3211018e5e</text:p>
          </table:table-cell>
          <table:table-cell office:value-type="float" office:value="46.5324020815114" calcext:value-type="float">
            <text:p>46.5324020815114</text:p>
          </table:table-cell>
          <table:table-cell office:value-type="float" office:value="49.99000999001" calcext:value-type="float">
            <text:p>49.9900099900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lse</text:p>
          </table:table-cell>
          <table:table-cell office:value-type="float" office:value="0.0647459255395277" calcext:value-type="float">
            <text:p>0.064745925539528</text:p>
          </table:table-cell>
          <table:table-cell office:value-type="float" office:value="0.120509039287277" calcext:value-type="float">
            <text:p>0.120509039287277</text:p>
          </table:table-cell>
          <table:table-cell office:value-type="float" office:value="-0.0143519920488415" calcext:value-type="float">
            <text:p>-0.014351992048842</text:p>
          </table:table-cell>
          <table:table-cell office:value-type="float" office:value="0.128918335777363" calcext:value-type="float">
            <text:p>0.128918335777363</text:p>
          </table:table-cell>
          <table:table-cell office:value-type="float" office:value="0.073844733044046" calcext:value-type="float">
            <text:p>0.073844733044046</text:p>
          </table:table-cell>
          <table:table-cell office:value-type="float" office:value="604.921227059648" calcext:value-type="float">
            <text:p>604.921227059648</text:p>
          </table:table-cell>
          <table:table-cell office:value-type="float" office:value="44.4955044955045" calcext:value-type="float">
            <text:p>44.4955044955045</text:p>
          </table:table-cell>
          <table:table-cell office:value-type="string" calcext:value-type="string">
            <text:p>7234e0a9-91fa-441a-b00b-0c3211018e5e</text:p>
          </table:table-cell>
          <table:table-cell office:value-type="float" office:value="0.242118096191733" calcext:value-type="float">
            <text:p>0.242118096191733</text:p>
          </table:table-cell>
          <table:table-cell office:value-type="float" office:value="0.41441793086394" calcext:value-type="float">
            <text:p>0.4144179308639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9.487179487179" calcext:value-type="float">
            <text:p>129.487179487179</text:p>
          </table:table-cell>
          <table:table-cell office:value-type="float" office:value="94.4855144855145" calcext:value-type="float">
            <text:p>94.4855144855145</text:p>
          </table:table-cell>
          <table:table-cell office:value-type="float" office:value="20.0544727584943" calcext:value-type="float">
            <text:p>20.0544727584943</text:p>
          </table:table-cell>
          <table:table-cell office:value-type="float" office:value="70.5128205128205" calcext:value-type="float">
            <text:p>70.5128205128205</text:p>
          </table:table-cell>
          <table:table-cell office:value-type="float" office:value="220.599200343437" calcext:value-type="float">
            <text:p>220.599200343437</text:p>
          </table:table-cell>
          <table:table-cell office:value-type="float" office:value="58.974358974359" calcext:value-type="float">
            <text:p>58.974358974359</text:p>
          </table:table-cell>
          <table:table-cell/>
        </table:table-row>
        <table:table-row table:style-name="ro1" table:visibility="filter">
          <table:table-cell office:value-type="string" calcext:value-type="string">
            <text:p>a0a5ffd3-0b76-4d6c-99e5-e9504577cc04</text:p>
          </table:table-cell>
          <table:table-cell office:value-type="float" office:value="74.1928570925419" calcext:value-type="float">
            <text:p>74.1928570925419</text:p>
          </table:table-cell>
          <table:table-cell office:value-type="float" office:value="85.034965034965" calcext:value-type="float">
            <text:p>85.03496503496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alse</text:p>
          </table:table-cell>
          <table:table-cell office:value-type="float" office:value="0.0991781235183955" calcext:value-type="float">
            <text:p>0.099178123518396</text:p>
          </table:table-cell>
          <table:table-cell office:value-type="float" office:value="-0.147470069965019" calcext:value-type="float">
            <text:p>-0.147470069965019</text:p>
          </table:table-cell>
          <table:table-cell office:value-type="float" office:value="-0.18174415081911" calcext:value-type="float">
            <text:p>-0.18174415081911</text:p>
          </table:table-cell>
          <table:table-cell office:value-type="float" office:value="0.124927330877191" calcext:value-type="float">
            <text:p>0.124927330877191</text:p>
          </table:table-cell>
          <table:table-cell office:value-type="float" office:value="0.0890558617067061" calcext:value-type="float">
            <text:p>0.089055861706706</text:p>
          </table:table-cell>
          <table:table-cell office:value-type="float" office:value="741.928570925419" calcext:value-type="float">
            <text:p>741.928570925419</text:p>
          </table:table-cell>
          <table:table-cell office:value-type="float" office:value="60.5994005994006" calcext:value-type="float">
            <text:p>60.5994005994006</text:p>
          </table:table-cell>
          <table:table-cell office:value-type="string" calcext:value-type="string">
            <text:p>a0a5ffd3-0b76-4d6c-99e5-e9504577cc04</text:p>
          </table:table-cell>
          <table:table-cell office:value-type="float" office:value="0.351574682326622" calcext:value-type="float">
            <text:p>0.351574682326622</text:p>
          </table:table-cell>
          <table:table-cell office:value-type="float" office:value="0.474573739215119" calcext:value-type="float">
            <text:p>0.47457373921511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.525641025641" calcext:value-type="float">
            <text:p>128.525641025641</text:p>
          </table:table-cell>
          <table:table-cell office:value-type="float" office:value="145.634365634366" calcext:value-type="float">
            <text:p>145.634365634366</text:p>
          </table:table-cell>
          <table:table-cell office:value-type="float" office:value="30.0524004651787" calcext:value-type="float">
            <text:p>30.0524004651787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180.314402791072" calcext:value-type="float">
            <text:p>180.314402791072</text:p>
          </table:table-cell>
          <table:table-cell office:value-type="float" office:value="45.1923076923077" calcext:value-type="float">
            <text:p>45.1923076923077</text:p>
          </table:table-cell>
          <table:table-cell/>
        </table:table-row>
        <table:table-row table:style-name="ro1" table:visibility="filter">
          <table:table-cell office:value-type="string" calcext:value-type="string">
            <text:p>a92ac29e-9932-4d24-92ab-ecc1b06e377f</text:p>
          </table:table-cell>
          <table:table-cell office:value-type="float" office:value="46.0014451682079" calcext:value-type="float">
            <text:p>46.0014451682079</text:p>
          </table:table-cell>
          <table:table-cell office:value-type="float" office:value="48.4115884115884" calcext:value-type="float">
            <text:p>48.411588411588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alse</text:p>
          </table:table-cell>
          <table:table-cell office:value-type="float" office:value="-0.00978205953738767" calcext:value-type="float">
            <text:p>-0.009782059537388</text:p>
          </table:table-cell>
          <table:table-cell office:value-type="float" office:value="0.151336874211417" calcext:value-type="float">
            <text:p>0.151336874211417</text:p>
          </table:table-cell>
          <table:table-cell office:value-type="float" office:value="-0.0484604740796774" calcext:value-type="float">
            <text:p>-0.048460474079677</text:p>
          </table:table-cell>
          <table:table-cell office:value-type="float" office:value="0.128673436944418" calcext:value-type="float">
            <text:p>0.128673436944418</text:p>
          </table:table-cell>
          <table:table-cell office:value-type="float" office:value="0.072736865323401" calcext:value-type="float">
            <text:p>0.072736865323401</text:p>
          </table:table-cell>
          <table:table-cell office:value-type="float" office:value="598.018787186702" calcext:value-type="float">
            <text:p>598.018787186702</text:p>
          </table:table-cell>
          <table:table-cell office:value-type="float" office:value="43.6763236763237" calcext:value-type="float">
            <text:p>43.6763236763237</text:p>
          </table:table-cell>
          <table:table-cell office:value-type="string" calcext:value-type="string">
            <text:p>a92ac29e-9932-4d24-92ab-ecc1b06e377f</text:p>
          </table:table-cell>
          <table:table-cell office:value-type="float" office:value="0.143676418621365" calcext:value-type="float">
            <text:p>0.143676418621365</text:p>
          </table:table-cell>
          <table:table-cell office:value-type="float" office:value="0.438845624624417" calcext:value-type="float">
            <text:p>0.438845624624417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.525641025641" calcext:value-type="float">
            <text:p>128.525641025641</text:p>
          </table:table-cell>
          <table:table-cell office:value-type="float" office:value="92.0879120879121" calcext:value-type="float">
            <text:p>92.0879120879121</text:p>
          </table:table-cell>
          <table:table-cell office:value-type="float" office:value="19.6382985239385" calcext:value-type="float">
            <text:p>19.6382985239385</text:p>
          </table:table-cell>
          <table:table-cell office:value-type="float" office:value="70.1923076923077" calcext:value-type="float">
            <text:p>70.1923076923077</text:p>
          </table:table-cell>
          <table:table-cell office:value-type="float" office:value="216.021283763323" calcext:value-type="float">
            <text:p>216.021283763323</text:p>
          </table:table-cell>
          <table:table-cell office:value-type="float" office:value="58.3333333333333" calcext:value-type="float">
            <text:p>58.3333333333333</text:p>
          </table:table-cell>
          <table:table-cell/>
        </table:table-row>
        <table:table-row table:style-name="ro1" table:visibility="filter">
          <table:table-cell office:value-type="string" calcext:value-type="string">
            <text:p>9567d1a2-0aa4-45c0-9410-c753c9d24041</text:p>
          </table:table-cell>
          <table:table-cell office:value-type="float" office:value="47.5879837951259" calcext:value-type="float">
            <text:p>47.5879837951259</text:p>
          </table:table-cell>
          <table:table-cell office:value-type="float" office:value="53.4865134865135" calcext:value-type="float">
            <text:p>53.48651348651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595784701653515" calcext:value-type="float">
            <text:p>0.059578470165352</text:p>
          </table:table-cell>
          <table:table-cell office:value-type="float" office:value="-0.08408290446001" calcext:value-type="float">
            <text:p>-0.08408290446001</text:p>
          </table:table-cell>
          <table:table-cell office:value-type="float" office:value="0.034200166763174" calcext:value-type="float">
            <text:p>0.034200166763174</text:p>
          </table:table-cell>
          <table:table-cell office:value-type="float" office:value="0.128859969642907" calcext:value-type="float">
            <text:p>0.128859969642907</text:p>
          </table:table-cell>
          <table:table-cell office:value-type="float" office:value="0.0753606485874458" calcext:value-type="float">
            <text:p>0.075360648587446</text:p>
          </table:table-cell>
          <table:table-cell office:value-type="float" office:value="618.643789336637" calcext:value-type="float">
            <text:p>618.643789336637</text:p>
          </table:table-cell>
          <table:table-cell office:value-type="float" office:value="46.2337662337662" calcext:value-type="float">
            <text:p>46.2337662337662</text:p>
          </table:table-cell>
          <table:table-cell office:value-type="string" calcext:value-type="string">
            <text:p>9567d1a2-0aa4-45c0-9410-c753c9d24041</text:p>
          </table:table-cell>
          <table:table-cell office:value-type="float" office:value="0.2952189106724" calcext:value-type="float">
            <text:p>0.2952189106724</text:p>
          </table:table-cell>
          <table:table-cell office:value-type="float" office:value="0.483528793941672" calcext:value-type="float">
            <text:p>0.48352879394167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7.564102564103" calcext:value-type="float">
            <text:p>127.564102564103</text:p>
          </table:table-cell>
          <table:table-cell office:value-type="float" office:value="99.7202797202797" calcext:value-type="float">
            <text:p>99.7202797202797</text:p>
          </table:table-cell>
          <table:table-cell office:value-type="float" office:value="19.5525755646214" calcext:value-type="float">
            <text:p>19.5525755646214</text:p>
          </table:table-cell>
          <table:table-cell office:value-type="float" office:value="69.5512820512821" calcext:value-type="float">
            <text:p>69.5512820512821</text:p>
          </table:table-cell>
          <table:table-cell office:value-type="float" office:value="215.078331210835" calcext:value-type="float">
            <text:p>215.078331210835</text:p>
          </table:table-cell>
          <table:table-cell office:value-type="float" office:value="58.0128205128205" calcext:value-type="float">
            <text:p>58.0128205128205</text:p>
          </table:table-cell>
          <table:table-cell/>
        </table:table-row>
        <table:table-row table:style-name="ro1" table:visibility="filter">
          <table:table-cell office:value-type="string" calcext:value-type="string">
            <text:p>3b814a30-1b7f-45ee-b5ca-a95233b9cc02</text:p>
          </table:table-cell>
          <table:table-cell office:value-type="float" office:value="72.9412877289878" calcext:value-type="float">
            <text:p>72.9412877289878</text:p>
          </table:table-cell>
          <table:table-cell office:value-type="float" office:value="84.1758241758242" calcext:value-type="float">
            <text:p>84.175824175824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alse</text:p>
          </table:table-cell>
          <table:table-cell office:value-type="float" office:value="0.0374624295281277" calcext:value-type="float">
            <text:p>0.037462429528128</text:p>
          </table:table-cell>
          <table:table-cell office:value-type="float" office:value="-0.108586132643994" calcext:value-type="float">
            <text:p>-0.108586132643994</text:p>
          </table:table-cell>
          <table:table-cell office:value-type="float" office:value="-0.142945560990216" calcext:value-type="float">
            <text:p>-0.142945560990216</text:p>
          </table:table-cell>
          <table:table-cell office:value-type="float" office:value="0.12763405844696" calcext:value-type="float">
            <text:p>0.12763405844696</text:p>
          </table:table-cell>
          <table:table-cell office:value-type="float" office:value="0.0894912137918224" calcext:value-type="float">
            <text:p>0.089491213791822</text:p>
          </table:table-cell>
          <table:table-cell office:value-type="float" office:value="729.412877289878" calcext:value-type="float">
            <text:p>729.412877289878</text:p>
          </table:table-cell>
          <table:table-cell office:value-type="float" office:value="58.8411588411588" calcext:value-type="float">
            <text:p>58.8411588411588</text:p>
          </table:table-cell>
          <table:table-cell office:value-type="string" calcext:value-type="string">
            <text:p>3b814a30-1b7f-45ee-b5ca-a95233b9cc02</text:p>
          </table:table-cell>
          <table:table-cell office:value-type="float" office:value="0.337192205204488" calcext:value-type="float">
            <text:p>0.337192205204488</text:p>
          </table:table-cell>
          <table:table-cell office:value-type="float" office:value="0.427596302662643" calcext:value-type="float">
            <text:p>0.427596302662643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5.961538461538" calcext:value-type="float">
            <text:p>125.961538461538</text:p>
          </table:table-cell>
          <table:table-cell office:value-type="float" office:value="143.016983016983" calcext:value-type="float">
            <text:p>143.016983016983</text:p>
          </table:table-cell>
          <table:table-cell office:value-type="float" office:value="29.5728408832876" calcext:value-type="float">
            <text:p>29.5728408832876</text:p>
          </table:table-cell>
          <table:table-cell office:value-type="float" office:value="81.4102564102564" calcext:value-type="float">
            <text:p>81.4102564102564</text:p>
          </table:table-cell>
          <table:table-cell office:value-type="float" office:value="177.437045299725" calcext:value-type="float">
            <text:p>177.437045299725</text:p>
          </table:table-cell>
          <table:table-cell office:value-type="float" office:value="44.5512820512821" calcext:value-type="float">
            <text:p>44.5512820512821</text:p>
          </table:table-cell>
          <table:table-cell/>
        </table:table-row>
        <table:table-row table:style-name="ro1" table:visibility="filter">
          <table:table-cell office:value-type="string" calcext:value-type="string">
            <text:p>f95c08ba-f52e-4611-aecd-bff1a99e834a</text:p>
          </table:table-cell>
          <table:table-cell office:value-type="float" office:value="46.9865571460581" calcext:value-type="float">
            <text:p>46.9865571460581</text:p>
          </table:table-cell>
          <table:table-cell office:value-type="float" office:value="51.5284715284715" calcext:value-type="float">
            <text:p>51.528471528471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0706606617853486" calcext:value-type="float">
            <text:p>0.070660661785349</text:p>
          </table:table-cell>
          <table:table-cell office:value-type="float" office:value="-0.0248733877571918" calcext:value-type="float">
            <text:p>-0.024873387757192</text:p>
          </table:table-cell>
          <table:table-cell office:value-type="float" office:value="0.00547723385339847" calcext:value-type="float">
            <text:p>0.005477233853398</text:p>
          </table:table-cell>
          <table:table-cell office:value-type="float" office:value="0.127779726821111" calcext:value-type="float">
            <text:p>0.127779726821111</text:p>
          </table:table-cell>
          <table:table-cell office:value-type="float" office:value="0.0711312079202957" calcext:value-type="float">
            <text:p>0.071131207920296</text:p>
          </table:table-cell>
          <table:table-cell office:value-type="float" office:value="610.825242898755" calcext:value-type="float">
            <text:p>610.825242898755</text:p>
          </table:table-cell>
          <table:table-cell office:value-type="float" office:value="45.3946053946054" calcext:value-type="float">
            <text:p>45.3946053946054</text:p>
          </table:table-cell>
          <table:table-cell office:value-type="string" calcext:value-type="string">
            <text:p>f95c08ba-f52e-4611-aecd-bff1a99e834a</text:p>
          </table:table-cell>
          <table:table-cell office:value-type="float" office:value="0.313093671841424" calcext:value-type="float">
            <text:p>0.313093671841424</text:p>
          </table:table-cell>
          <table:table-cell office:value-type="float" office:value="0.482148401353182" calcext:value-type="float">
            <text:p>0.48214840135318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5.320512820513" calcext:value-type="float">
            <text:p>125.320512820513</text:p>
          </table:table-cell>
          <table:table-cell office:value-type="float" office:value="96.9230769230769" calcext:value-type="float">
            <text:p>96.9230769230769</text:p>
          </table:table-cell>
          <table:table-cell office:value-type="float" office:value="19.2495307577785" calcext:value-type="float">
            <text:p>19.2495307577785</text:p>
          </table:table-cell>
          <table:table-cell office:value-type="float" office:value="67.9487179487179" calcext:value-type="float">
            <text:p>67.9487179487179</text:p>
          </table:table-cell>
          <table:table-cell office:value-type="float" office:value="211.744838335563" calcext:value-type="float">
            <text:p>211.744838335563</text:p>
          </table:table-cell>
          <table:table-cell office:value-type="float" office:value="57.3717948717949" calcext:value-type="float">
            <text:p>57.3717948717949</text:p>
          </table:table-cell>
          <table:table-cell/>
        </table:table-row>
        <table:table-row table:style-name="ro1" table:visibility="filter">
          <table:table-cell office:value-type="string" calcext:value-type="string">
            <text:p>3c703406-fb8c-4c4c-881c-9d54ac8b1811</text:p>
          </table:table-cell>
          <table:table-cell office:value-type="float" office:value="44.4841694439945" calcext:value-type="float">
            <text:p>44.4841694439945</text:p>
          </table:table-cell>
          <table:table-cell office:value-type="float" office:value="45.1948051948052" calcext:value-type="float">
            <text:p>45.194805194805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alse</text:p>
          </table:table-cell>
          <table:table-cell office:value-type="float" office:value="-0.0180283630472949" calcext:value-type="float">
            <text:p>-0.018028363047295</text:p>
          </table:table-cell>
          <table:table-cell office:value-type="float" office:value="0.136392975190949" calcext:value-type="float">
            <text:p>0.136392975190949</text:p>
          </table:table-cell>
          <table:table-cell office:value-type="float" office:value="-0.0194023569705582" calcext:value-type="float">
            <text:p>-0.019402356970558</text:p>
          </table:table-cell>
          <table:table-cell office:value-type="float" office:value="0.12607453940015" calcext:value-type="float">
            <text:p>0.12607453940015</text:p>
          </table:table-cell>
          <table:table-cell office:value-type="float" office:value="0.0732753086620081" calcext:value-type="float">
            <text:p>0.073275308662008</text:p>
          </table:table-cell>
          <table:table-cell office:value-type="float" office:value="578.294202771928" calcext:value-type="float">
            <text:p>578.294202771928</text:p>
          </table:table-cell>
          <table:table-cell office:value-type="float" office:value="41.8781218781219" calcext:value-type="float">
            <text:p>41.8781218781219</text:p>
          </table:table-cell>
          <table:table-cell office:value-type="string" calcext:value-type="string">
            <text:p>3c703406-fb8c-4c4c-881c-9d54ac8b1811</text:p>
          </table:table-cell>
          <table:table-cell office:value-type="float" office:value="0.127816511937208" calcext:value-type="float">
            <text:p>0.127816511937208</text:p>
          </table:table-cell>
          <table:table-cell office:value-type="float" office:value="0.403997565863127" calcext:value-type="float">
            <text:p>0.403997565863127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4.679487179487" calcext:value-type="float">
            <text:p>124.679487179487</text:p>
          </table:table-cell>
          <table:table-cell office:value-type="float" office:value="87.0729270729271" calcext:value-type="float">
            <text:p>87.0729270729271</text:p>
          </table:table-cell>
          <table:table-cell office:value-type="float" office:value="19.2352027802259" calcext:value-type="float">
            <text:p>19.2352027802259</text:p>
          </table:table-cell>
          <table:table-cell office:value-type="float" office:value="67.6282051282051" calcext:value-type="float">
            <text:p>67.6282051282051</text:p>
          </table:table-cell>
          <table:table-cell office:value-type="float" office:value="211.587230582485" calcext:value-type="float">
            <text:p>211.587230582485</text:p>
          </table:table-cell>
          <table:table-cell office:value-type="float" office:value="57.0512820512821" calcext:value-type="float">
            <text:p>57.0512820512821</text:p>
          </table:table-cell>
          <table:table-cell/>
        </table:table-row>
        <table:table-row table:style-name="ro1" table:visibility="filter">
          <table:table-cell office:value-type="string" calcext:value-type="string">
            <text:p>bc2c2223-b024-4640-ba3e-9ce636cefecb</text:p>
          </table:table-cell>
          <table:table-cell office:value-type="float" office:value="6.50302148256657" calcext:value-type="float">
            <text:p>6.50302148256657</text:p>
          </table:table-cell>
          <table:table-cell office:value-type="float" office:value="12.3076923076923" calcext:value-type="float">
            <text:p>12.307692307692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False</text:p>
          </table:table-cell>
          <table:table-cell office:value-type="float" office:value="0.0600674618688738" calcext:value-type="float">
            <text:p>0.060067461868874</text:p>
          </table:table-cell>
          <table:table-cell office:value-type="float" office:value="0.111391276988709" calcext:value-type="float">
            <text:p>0.111391276988709</text:p>
          </table:table-cell>
          <table:table-cell office:value-type="float" office:value="-0.249684488045863" calcext:value-type="float">
            <text:p>-0.249684488045863</text:p>
          </table:table-cell>
          <table:table-cell office:value-type="float" office:value="0.144422062248299" calcext:value-type="float">
            <text:p>0.144422062248299</text:p>
          </table:table-cell>
          <table:table-cell office:value-type="float" office:value="0.000925836254791606" calcext:value-type="float">
            <text:p>0.000925836254792</text:p>
          </table:table-cell>
          <table:table-cell office:value-type="float" office:value="286.132945232929" calcext:value-type="float">
            <text:p>286.132945232929</text:p>
          </table:table-cell>
          <table:table-cell office:value-type="float" office:value="27.1928071928072" calcext:value-type="float">
            <text:p>27.1928071928072</text:p>
          </table:table-cell>
          <table:table-cell office:value-type="string" calcext:value-type="string">
            <text:p>bc2c2223-b024-4640-ba3e-9ce636cefecb</text:p>
          </table:table-cell>
          <table:table-cell office:value-type="float" office:value="0.180289069055064" calcext:value-type="float">
            <text:p>0.180289069055064</text:p>
          </table:table-cell>
          <table:table-cell office:value-type="float" office:value="0.384352989343193" calcext:value-type="float">
            <text:p>0.38435298934319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4.679487179487" calcext:value-type="float">
            <text:p>124.679487179487</text:p>
          </table:table-cell>
          <table:table-cell office:value-type="float" office:value="39.5004995004995" calcext:value-type="float">
            <text:p>39.5004995004995</text:p>
          </table:table-cell>
          <table:table-cell office:value-type="float" office:value="6.86673798641707" calcext:value-type="float">
            <text:p>6.86673798641707</text:p>
          </table:table-cell>
          <table:table-cell office:value-type="float" office:value="35.5769230769231" calcext:value-type="float">
            <text:p>35.5769230769231</text:p>
          </table:table-cell>
          <table:table-cell office:value-type="float" office:value="302.136471402351" calcext:value-type="float">
            <text:p>302.136471402351</text:p>
          </table:table-cell>
          <table:table-cell office:value-type="float" office:value="89.1025641025641" calcext:value-type="float">
            <text:p>89.1025641025641</text:p>
          </table:table-cell>
          <table:table-cell/>
        </table:table-row>
        <table:table-row table:style-name="ro1" table:visibility="filter">
          <table:table-cell office:value-type="string" calcext:value-type="string">
            <text:p>3e1d35f8-060e-4f7a-b62f-03f01ba7d463</text:p>
          </table:table-cell>
          <table:table-cell office:value-type="float" office:value="46.8651245012983" calcext:value-type="float">
            <text:p>46.8651245012983</text:p>
          </table:table-cell>
          <table:table-cell office:value-type="float" office:value="51.028971028971" calcext:value-type="float">
            <text:p>51.02897102897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alse</text:p>
          </table:table-cell>
          <table:table-cell office:value-type="float" office:value="0.394733299627164" calcext:value-type="float">
            <text:p>0.394733299627164</text:p>
          </table:table-cell>
          <table:table-cell office:value-type="float" office:value="0.24743878465211" calcext:value-type="float">
            <text:p>0.24743878465211</text:p>
          </table:table-cell>
          <table:table-cell office:value-type="float" office:value="-0.0690762937620002" calcext:value-type="float">
            <text:p>-0.069076293762</text:p>
          </table:table-cell>
          <table:table-cell office:value-type="float" office:value="0.128019210035453" calcext:value-type="float">
            <text:p>0.128019210035453</text:p>
          </table:table-cell>
          <table:table-cell office:value-type="float" office:value="0.068058359055048" calcext:value-type="float">
            <text:p>0.068058359055048</text:p>
          </table:table-cell>
          <table:table-cell office:value-type="float" office:value="749.841992020773" calcext:value-type="float">
            <text:p>749.841992020773</text:p>
          </table:table-cell>
          <table:table-cell office:value-type="float" office:value="61.8581418581419" calcext:value-type="float">
            <text:p>61.8581418581419</text:p>
          </table:table-cell>
          <table:table-cell office:value-type="string" calcext:value-type="string">
            <text:p>3e1d35f8-060e-4f7a-b62f-03f01ba7d463</text:p>
          </table:table-cell>
          <table:table-cell office:value-type="float" office:value="0.106604080713047" calcext:value-type="float">
            <text:p>0.106604080713047</text:p>
          </table:table-cell>
          <table:table-cell office:value-type="float" office:value="0.363492481425212" calcext:value-type="float">
            <text:p>0.36349248142521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4.038461538462" calcext:value-type="float">
            <text:p>124.038461538462</text:p>
          </table:table-cell>
          <table:table-cell office:value-type="float" office:value="112.887112887113" calcext:value-type="float">
            <text:p>112.887112887113</text:p>
          </table:table-cell>
          <table:table-cell office:value-type="float" office:value="14.4905366896448" calcext:value-type="float">
            <text:p>14.4905366896448</text:p>
          </table:table-cell>
          <table:table-cell office:value-type="float" office:value="55.448717948718" calcext:value-type="float">
            <text:p>55.448717948718</text:p>
          </table:table-cell>
          <table:table-cell office:value-type="float" office:value="246.339123723962" calcext:value-type="float">
            <text:p>246.339123723962</text:p>
          </table:table-cell>
          <table:table-cell office:value-type="float" office:value="68.5897435897436" calcext:value-type="float">
            <text:p>68.5897435897436</text:p>
          </table:table-cell>
          <table:table-cell/>
        </table:table-row>
        <table:table-row table:style-name="ro1" table:visibility="filter">
          <table:table-cell office:value-type="string" calcext:value-type="string">
            <text:p>bd6736a3-90e0-4663-a055-d82630d87a63</text:p>
          </table:table-cell>
          <table:table-cell office:value-type="float" office:value="48.5444469745068" calcext:value-type="float">
            <text:p>48.5444469745068</text:p>
          </table:table-cell>
          <table:table-cell office:value-type="float" office:value="56.7032967032967" calcext:value-type="float">
            <text:p>56.703296703296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0374438759654733" calcext:value-type="float">
            <text:p>0.037443875965473</text:p>
          </table:table-cell>
          <table:table-cell office:value-type="float" office:value="0.105139889075072" calcext:value-type="float">
            <text:p>0.105139889075072</text:p>
          </table:table-cell>
          <table:table-cell office:value-type="float" office:value="-0.140946513599989" calcext:value-type="float">
            <text:p>-0.140946513599989</text:p>
          </table:table-cell>
          <table:table-cell office:value-type="float" office:value="0.127299579445026" calcext:value-type="float">
            <text:p>0.127299579445026</text:p>
          </table:table-cell>
          <table:table-cell office:value-type="float" office:value="0.0674407840861581" calcext:value-type="float">
            <text:p>0.067440784086158</text:p>
          </table:table-cell>
          <table:table-cell office:value-type="float" office:value="776.711151592109" calcext:value-type="float">
            <text:p>776.711151592109</text:p>
          </table:table-cell>
          <table:table-cell office:value-type="float" office:value="66.6533466533467" calcext:value-type="float">
            <text:p>66.6533466533467</text:p>
          </table:table-cell>
          <table:table-cell office:value-type="string" calcext:value-type="string">
            <text:p>bd6736a3-90e0-4663-a055-d82630d87a63</text:p>
          </table:table-cell>
          <table:table-cell office:value-type="float" office:value="0.417201325346056" calcext:value-type="float">
            <text:p>0.417201325346056</text:p>
          </table:table-cell>
          <table:table-cell office:value-type="float" office:value="0.411647905667558" calcext:value-type="float">
            <text:p>0.41164790566755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.076923076923" calcext:value-type="float">
            <text:p>123.076923076923</text:p>
          </table:table-cell>
          <table:table-cell office:value-type="float" office:value="123.356643356643" calcext:value-type="float">
            <text:p>123.356643356643</text:p>
          </table:table-cell>
          <table:table-cell office:value-type="float" office:value="14.3958589354762" calcext:value-type="float">
            <text:p>14.3958589354762</text:p>
          </table:table-cell>
          <table:table-cell office:value-type="float" office:value="54.8076923076923" calcext:value-type="float">
            <text:p>54.8076923076923</text:p>
          </table:table-cell>
          <table:table-cell office:value-type="float" office:value="244.729601903096" calcext:value-type="float">
            <text:p>244.729601903096</text:p>
          </table:table-cell>
          <table:table-cell office:value-type="float" office:value="68.2692307692308" calcext:value-type="float">
            <text:p>68.2692307692308</text:p>
          </table:table-cell>
          <table:table-cell/>
        </table:table-row>
        <table:table-row table:style-name="ro1" table:visibility="filter">
          <table:table-cell office:value-type="string" calcext:value-type="string">
            <text:p>195a31e5-4b69-4a45-9fdc-471ec73d0086</text:p>
          </table:table-cell>
          <table:table-cell office:value-type="float" office:value="90.5787567178618" calcext:value-type="float">
            <text:p>90.5787567178618</text:p>
          </table:table-cell>
          <table:table-cell office:value-type="float" office:value="92.5674325674326" calcext:value-type="float">
            <text:p>92.567432567432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0325022970802744" calcext:value-type="float">
            <text:p>0.032502297080275</text:p>
          </table:table-cell>
          <table:table-cell office:value-type="float" office:value="-0.0792609845429218" calcext:value-type="float">
            <text:p>-0.079260984542922</text:p>
          </table:table-cell>
          <table:table-cell office:value-type="float" office:value="0.0368752998131214" calcext:value-type="float">
            <text:p>0.036875299813121</text:p>
          </table:table-cell>
          <table:table-cell office:value-type="float" office:value="0.121667291774415" calcext:value-type="float">
            <text:p>0.121667291774415</text:p>
          </table:table-cell>
          <table:table-cell office:value-type="float" office:value="0.078642236449602" calcext:value-type="float">
            <text:p>0.078642236449602</text:p>
          </table:table-cell>
          <table:table-cell office:value-type="float" office:value="996.36632389648" calcext:value-type="float">
            <text:p>996.36632389648</text:p>
          </table:table-cell>
          <table:table-cell office:value-type="float" office:value="89.1508491508492" calcext:value-type="float">
            <text:p>89.1508491508492</text:p>
          </table:table-cell>
          <table:table-cell office:value-type="string" calcext:value-type="string">
            <text:p>195a31e5-4b69-4a45-9fdc-471ec73d0086</text:p>
          </table:table-cell>
          <table:table-cell office:value-type="float" office:value="0.334266985071782" calcext:value-type="float">
            <text:p>0.334266985071782</text:p>
          </table:table-cell>
          <table:table-cell office:value-type="float" office:value="0.482859750985348" calcext:value-type="float">
            <text:p>0.482859750985348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2.75641025641" calcext:value-type="float">
            <text:p>122.75641025641</text:p>
          </table:table-cell>
          <table:table-cell office:value-type="float" office:value="181.718281718282" calcext:value-type="float">
            <text:p>181.718281718282</text:p>
          </table:table-cell>
          <table:table-cell office:value-type="float" office:value="18.8733678500278" calcext:value-type="float">
            <text:p>18.8733678500278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207.607046350306" calcext:value-type="float">
            <text:p>207.607046350306</text:p>
          </table:table-cell>
          <table:table-cell office:value-type="float" office:value="56.0897435897436" calcext:value-type="float">
            <text:p>56.0897435897436</text:p>
          </table:table-cell>
          <table:table-cell/>
        </table:table-row>
        <table:table-row table:style-name="ro1" table:visibility="filter">
          <table:table-cell office:value-type="string" calcext:value-type="string">
            <text:p>a84123ff-e143-496e-9d18-b6a2d966cad9</text:p>
          </table:table-cell>
          <table:table-cell office:value-type="float" office:value="1.27606778126913" calcext:value-type="float">
            <text:p>1.27606778126913</text:p>
          </table:table-cell>
          <table:table-cell office:value-type="float" office:value="9.45054945054945" calcext:value-type="float">
            <text:p>9.450549450549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392464216521786" calcext:value-type="float">
            <text:p>0.039246421652179</text:p>
          </table:table-cell>
          <table:table-cell office:value-type="float" office:value="-0.0191970071741621" calcext:value-type="float">
            <text:p>-0.019197007174162</text:p>
          </table:table-cell>
          <table:table-cell office:value-type="float" office:value="0.0244601804616619" calcext:value-type="float">
            <text:p>0.024460180461662</text:p>
          </table:table-cell>
          <table:table-cell office:value-type="float" office:value="0.133758049357528" calcext:value-type="float">
            <text:p>0.133758049357528</text:p>
          </table:table-cell>
          <table:table-cell office:value-type="float" office:value="0.001601945432809" calcext:value-type="float">
            <text:p>0.001601945432809</text:p>
          </table:table-cell>
          <table:table-cell office:value-type="float" office:value="52.3187790320342" calcext:value-type="float">
            <text:p>52.3187790320342</text:p>
          </table:table-cell>
          <table:table-cell office:value-type="float" office:value="14.5054945054945" calcext:value-type="float">
            <text:p>14.5054945054945</text:p>
          </table:table-cell>
          <table:table-cell office:value-type="string" calcext:value-type="string">
            <text:p>a84123ff-e143-496e-9d18-b6a2d966cad9</text:p>
          </table:table-cell>
          <table:table-cell office:value-type="float" office:value="0.339481450935795" calcext:value-type="float">
            <text:p>0.339481450935795</text:p>
          </table:table-cell>
          <table:table-cell office:value-type="float" office:value="0.465189074647594" calcext:value-type="float">
            <text:p>0.46518907464759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2.435897435897" calcext:value-type="float">
            <text:p>122.435897435897</text:p>
          </table:table-cell>
          <table:table-cell office:value-type="float" office:value="23.956043956044" calcext:value-type="float">
            <text:p>23.956043956044</text:p>
          </table:table-cell>
          <table:table-cell office:value-type="float" office:value="6.9074774627755" calcext:value-type="float">
            <text:p>6.9074774627755</text:p>
          </table:table-cell>
          <table:table-cell office:value-type="float" office:value="36.2179487179487" calcext:value-type="float">
            <text:p>36.2179487179487</text:p>
          </table:table-cell>
          <table:table-cell office:value-type="float" office:value="290.114053436571" calcext:value-type="float">
            <text:p>290.114053436571</text:p>
          </table:table-cell>
          <table:table-cell office:value-type="float" office:value="86.2179487179487" calcext:value-type="float">
            <text:p>86.2179487179487</text:p>
          </table:table-cell>
          <table:table-cell/>
        </table:table-row>
        <table:table-row table:style-name="ro1" table:visibility="filter">
          <table:table-cell office:value-type="string" calcext:value-type="string">
            <text:p>3e6855f3-aecc-49af-91b2-9042b8655e2c</text:p>
          </table:table-cell>
          <table:table-cell office:value-type="float" office:value="1.7673869436133" calcext:value-type="float">
            <text:p>1.7673869436133</text:p>
          </table:table-cell>
          <table:table-cell office:value-type="float" office:value="9.67032967032967" calcext:value-type="float">
            <text:p>9.670329670329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0469392086037687" calcext:value-type="float">
            <text:p>-0.046939208603769</text:p>
          </table:table-cell>
          <table:table-cell office:value-type="float" office:value="0.145752754408434" calcext:value-type="float">
            <text:p>0.145752754408434</text:p>
          </table:table-cell>
          <table:table-cell office:value-type="float" office:value="-0.119851847885285" calcext:value-type="float">
            <text:p>-0.119851847885285</text:p>
          </table:table-cell>
          <table:table-cell office:value-type="float" office:value="0.133973011558966" calcext:value-type="float">
            <text:p>0.133973011558966</text:p>
          </table:table-cell>
          <table:table-cell office:value-type="float" office:value="0.00284543878961326" calcext:value-type="float">
            <text:p>0.002845438789613</text:p>
          </table:table-cell>
          <table:table-cell office:value-type="float" office:value="72.4628646881452" calcext:value-type="float">
            <text:p>72.4628646881452</text:p>
          </table:table-cell>
          <table:table-cell office:value-type="float" office:value="15.5444555444555" calcext:value-type="float">
            <text:p>15.5444555444555</text:p>
          </table:table-cell>
          <table:table-cell office:value-type="string" calcext:value-type="string">
            <text:p>3e6855f3-aecc-49af-91b2-9042b8655e2c</text:p>
          </table:table-cell>
          <table:table-cell office:value-type="float" office:value="0.260339625286356" calcext:value-type="float">
            <text:p>0.260339625286356</text:p>
          </table:table-cell>
          <table:table-cell office:value-type="float" office:value="0.499957444103881" calcext:value-type="float">
            <text:p>0.49995744410388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2.115384615385" calcext:value-type="float">
            <text:p>122.115384615385</text:p>
          </table:table-cell>
          <table:table-cell office:value-type="float" office:value="25.2147852147852" calcext:value-type="float">
            <text:p>25.2147852147852</text:p>
          </table:table-cell>
          <table:table-cell office:value-type="float" office:value="7.02012862012882" calcext:value-type="float">
            <text:p>7.02012862012882</text:p>
          </table:table-cell>
          <table:table-cell office:value-type="float" office:value="37.1794871794872" calcext:value-type="float">
            <text:p>37.1794871794872</text:p>
          </table:table-cell>
          <table:table-cell office:value-type="float" office:value="287.825273425282" calcext:value-type="float">
            <text:p>287.825273425282</text:p>
          </table:table-cell>
          <table:table-cell office:value-type="float" office:value="84.9358974358974" calcext:value-type="float">
            <text:p>84.9358974358974</text:p>
          </table:table-cell>
          <table:table-cell/>
        </table:table-row>
        <table:table-row table:style-name="ro1" table:visibility="filter">
          <table:table-cell office:value-type="string" calcext:value-type="string">
            <text:p>86b10153-a11a-48e3-bc1e-777922001f7f</text:p>
          </table:table-cell>
          <table:table-cell office:value-type="float" office:value="45.422142504643" calcext:value-type="float">
            <text:p>45.422142504643</text:p>
          </table:table-cell>
          <table:table-cell office:value-type="float" office:value="47.0729270729271" calcext:value-type="float">
            <text:p>47.072927072927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alse</text:p>
          </table:table-cell>
          <table:table-cell office:value-type="float" office:value="0.183476371188961" calcext:value-type="float">
            <text:p>0.183476371188961</text:p>
          </table:table-cell>
          <table:table-cell office:value-type="float" office:value="0.0292601844393706" calcext:value-type="float">
            <text:p>0.029260184439371</text:p>
          </table:table-cell>
          <table:table-cell office:value-type="float" office:value="0.0377554026470513" calcext:value-type="float">
            <text:p>0.037755402647051</text:p>
          </table:table-cell>
          <table:table-cell office:value-type="float" office:value="0.127488385258883" calcext:value-type="float">
            <text:p>0.127488385258883</text:p>
          </table:table-cell>
          <table:table-cell office:value-type="float" office:value="0.0682898823570891" calcext:value-type="float">
            <text:p>0.068289882357089</text:p>
          </table:table-cell>
          <table:table-cell office:value-type="float" office:value="726.754280074288" calcext:value-type="float">
            <text:p>726.754280074288</text:p>
          </table:table-cell>
          <table:table-cell office:value-type="float" office:value="58.5814185814186" calcext:value-type="float">
            <text:p>58.5814185814186</text:p>
          </table:table-cell>
          <table:table-cell office:value-type="string" calcext:value-type="string">
            <text:p>86b10153-a11a-48e3-bc1e-777922001f7f</text:p>
          </table:table-cell>
          <table:table-cell office:value-type="float" office:value="0.24145510699591" calcext:value-type="float">
            <text:p>0.24145510699591</text:p>
          </table:table-cell>
          <table:table-cell office:value-type="float" office:value="0.352019505640015" calcext:value-type="float">
            <text:p>0.3520195056400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1.794871794872" calcext:value-type="float">
            <text:p>121.794871794872</text:p>
          </table:table-cell>
          <table:table-cell office:value-type="float" office:value="105.654345654346" calcext:value-type="float">
            <text:p>105.654345654346</text:p>
          </table:table-cell>
          <table:table-cell office:value-type="float" office:value="14.2985590658151" calcext:value-type="float">
            <text:p>14.2985590658151</text:p>
          </table:table-cell>
          <table:table-cell office:value-type="float" office:value="54.4871794871795" calcext:value-type="float">
            <text:p>54.4871794871795</text:p>
          </table:table-cell>
          <table:table-cell office:value-type="float" office:value="243.075504118856" calcext:value-type="float">
            <text:p>243.075504118856</text:p>
          </table:table-cell>
          <table:table-cell office:value-type="float" office:value="67.3076923076923" calcext:value-type="float">
            <text:p>67.3076923076923</text:p>
          </table:table-cell>
          <table:table-cell/>
        </table:table-row>
        <table:table-row table:style-name="ro1" table:visibility="filter">
          <table:table-cell office:value-type="string" calcext:value-type="string">
            <text:p>6130a3ae-e193-447b-af55-01c08fe68ac3</text:p>
          </table:table-cell>
          <table:table-cell office:value-type="float" office:value="44.9496838163743" calcext:value-type="float">
            <text:p>44.9496838163743</text:p>
          </table:table-cell>
          <table:table-cell office:value-type="float" office:value="45.8141858141858" calcext:value-type="float">
            <text:p>45.814185814185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0.0373546967464734" calcext:value-type="float">
            <text:p>0.037354696746474</text:p>
          </table:table-cell>
          <table:table-cell office:value-type="float" office:value="-0.0958787950013209" calcext:value-type="float">
            <text:p>-0.095878795001321</text:p>
          </table:table-cell>
          <table:table-cell office:value-type="float" office:value="0.129699653165237" calcext:value-type="float">
            <text:p>0.129699653165237</text:p>
          </table:table-cell>
          <table:table-cell office:value-type="float" office:value="0.128782817932863" calcext:value-type="float">
            <text:p>0.128782817932863</text:p>
          </table:table-cell>
          <table:table-cell office:value-type="float" office:value="0.0682269010221149" calcext:value-type="float">
            <text:p>0.068226901022115</text:p>
          </table:table-cell>
          <table:table-cell office:value-type="float" office:value="719.194941061989" calcext:value-type="float">
            <text:p>719.194941061989</text:p>
          </table:table-cell>
          <table:table-cell office:value-type="float" office:value="57.3626373626374" calcext:value-type="float">
            <text:p>57.3626373626374</text:p>
          </table:table-cell>
          <table:table-cell office:value-type="string" calcext:value-type="string">
            <text:p>6130a3ae-e193-447b-af55-01c08fe68ac3</text:p>
          </table:table-cell>
          <table:table-cell office:value-type="float" office:value="0.218981468379135" calcext:value-type="float">
            <text:p>0.218981468379135</text:p>
          </table:table-cell>
          <table:table-cell office:value-type="float" office:value="0.389876420244523" calcext:value-type="float">
            <text:p>0.38987642024452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1.153846153846" calcext:value-type="float">
            <text:p>121.153846153846</text:p>
          </table:table-cell>
          <table:table-cell office:value-type="float" office:value="103.176823176823" calcext:value-type="float">
            <text:p>103.176823176823</text:p>
          </table:table-cell>
          <table:table-cell office:value-type="float" office:value="14.2701285411652" calcext:value-type="float">
            <text:p>14.2701285411652</text:p>
          </table:table-cell>
          <table:table-cell office:value-type="float" office:value="54.1666666666667" calcext:value-type="float">
            <text:p>54.1666666666667</text:p>
          </table:table-cell>
          <table:table-cell office:value-type="float" office:value="242.592185199809" calcext:value-type="float">
            <text:p>242.592185199809</text:p>
          </table:table-cell>
          <table:table-cell office:value-type="float" office:value="66.9871794871795" calcext:value-type="float">
            <text:p>66.9871794871795</text:p>
          </table:table-cell>
          <table:table-cell/>
        </table:table-row>
        <table:table-row table:style-name="ro1" table:visibility="filter">
          <table:table-cell office:value-type="string" calcext:value-type="string">
            <text:p>ad2397e6-2e96-42b2-a152-ef2e9aba506f</text:p>
          </table:table-cell>
          <table:table-cell office:value-type="float" office:value="37.0048565464266" calcext:value-type="float">
            <text:p>37.0048565464266</text:p>
          </table:table-cell>
          <table:table-cell office:value-type="float" office:value="38.2217782217782" calcext:value-type="float">
            <text:p>38.221778221778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float" office:value="0.438532282145738" calcext:value-type="float">
            <text:p>0.438532282145738</text:p>
          </table:table-cell>
          <table:table-cell office:value-type="float" office:value="0.14682363821006" calcext:value-type="float">
            <text:p>0.14682363821006</text:p>
          </table:table-cell>
          <table:table-cell office:value-type="float" office:value="-0.114951959412581" calcext:value-type="float">
            <text:p>-0.114951959412581</text:p>
          </table:table-cell>
          <table:table-cell office:value-type="float" office:value="0.128024443053835" calcext:value-type="float">
            <text:p>0.128024443053835</text:p>
          </table:table-cell>
          <table:table-cell office:value-type="float" office:value="0.0638108315133976" calcext:value-type="float">
            <text:p>0.063810831513398</text:p>
          </table:table-cell>
          <table:table-cell office:value-type="float" office:value="703.092274382106" calcext:value-type="float">
            <text:p>703.092274382106</text:p>
          </table:table-cell>
          <table:table-cell office:value-type="float" office:value="55.4845154845155" calcext:value-type="float">
            <text:p>55.4845154845155</text:p>
          </table:table-cell>
          <table:table-cell office:value-type="string" calcext:value-type="string">
            <text:p>ad2397e6-2e96-42b2-a152-ef2e9aba506f</text:p>
          </table:table-cell>
          <table:table-cell office:value-type="float" office:value="0.182383777852206" calcext:value-type="float">
            <text:p>0.182383777852206</text:p>
          </table:table-cell>
          <table:table-cell office:value-type="float" office:value="0.290352068170022" calcext:value-type="float">
            <text:p>0.29035206817002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0.512820512821" calcext:value-type="float">
            <text:p>120.512820512821</text:p>
          </table:table-cell>
          <table:table-cell office:value-type="float" office:value="93.7062937062937" calcext:value-type="float">
            <text:p>93.7062937062937</text:p>
          </table:table-cell>
          <table:table-cell office:value-type="float" office:value="14.2301496657891" calcext:value-type="float">
            <text:p>14.2301496657891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241.912544318414" calcext:value-type="float">
            <text:p>241.912544318414</text:p>
          </table:table-cell>
          <table:table-cell office:value-type="float" office:value="66.6666666666667" calcext:value-type="float">
            <text:p>66.6666666666667</text:p>
          </table:table-cell>
          <table:table-cell/>
        </table:table-row>
        <table:table-row table:style-name="ro1" table:visibility="filter">
          <table:table-cell office:value-type="string" calcext:value-type="string">
            <text:p>0d0def0e-16af-4b97-b2ff-5e61d0fbc3c1</text:p>
          </table:table-cell>
          <table:table-cell office:value-type="float" office:value="46.3600074311866" calcext:value-type="float">
            <text:p>46.3600074311866</text:p>
          </table:table-cell>
          <table:table-cell office:value-type="float" office:value="49.4305694305694" calcext:value-type="float">
            <text:p>49.430569430569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-0.152620483104945" calcext:value-type="float">
            <text:p>-0.152620483104945</text:p>
          </table:table-cell>
          <table:table-cell office:value-type="float" office:value="-0.0795749111472635" calcext:value-type="float">
            <text:p>-0.079574911147264</text:p>
          </table:table-cell>
          <table:table-cell office:value-type="float" office:value="-0.0319753451713326" calcext:value-type="float">
            <text:p>-0.031975345171333</text:p>
          </table:table-cell>
          <table:table-cell office:value-type="float" office:value="0.128903618946321" calcext:value-type="float">
            <text:p>0.128903618946321</text:p>
          </table:table-cell>
          <table:table-cell office:value-type="float" office:value="0.0733120820617235" calcext:value-type="float">
            <text:p>0.073312082061724</text:p>
          </table:table-cell>
          <table:table-cell office:value-type="float" office:value="602.680096605426" calcext:value-type="float">
            <text:p>602.680096605426</text:p>
          </table:table-cell>
          <table:table-cell office:value-type="float" office:value="44.2357642357642" calcext:value-type="float">
            <text:p>44.2357642357642</text:p>
          </table:table-cell>
          <table:table-cell office:value-type="string" calcext:value-type="string">
            <text:p>0d0def0e-16af-4b97-b2ff-5e61d0fbc3c1</text:p>
          </table:table-cell>
          <table:table-cell office:value-type="float" office:value="0.391493782044659" calcext:value-type="float">
            <text:p>0.391493782044659</text:p>
          </table:table-cell>
          <table:table-cell office:value-type="float" office:value="0.499652295647449" calcext:value-type="float">
            <text:p>0.49965229564744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0.512820512821" calcext:value-type="float">
            <text:p>120.512820512821</text:p>
          </table:table-cell>
          <table:table-cell office:value-type="float" office:value="93.6663336663337" calcext:value-type="float">
            <text:p>93.6663336663337</text:p>
          </table:table-cell>
          <table:table-cell office:value-type="float" office:value="18.6414379197295" calcext:value-type="float">
            <text:p>18.6414379197295</text:p>
          </table:table-cell>
          <table:table-cell office:value-type="float" office:value="65.0641025641026" calcext:value-type="float">
            <text:p>65.0641025641026</text:p>
          </table:table-cell>
          <table:table-cell office:value-type="float" office:value="205.055817117024" calcext:value-type="float">
            <text:p>205.055817117024</text:p>
          </table:table-cell>
          <table:table-cell office:value-type="float" office:value="55.448717948718" calcext:value-type="float">
            <text:p>55.448717948718</text:p>
          </table:table-cell>
          <table:table-cell/>
        </table:table-row>
        <table:table-row table:style-name="ro1" table:visibility="filter">
          <table:table-cell office:value-type="string" calcext:value-type="string">
            <text:p>93adf6ac-c577-47e1-b1eb-b2fd2f6b76b8</text:p>
          </table:table-cell>
          <table:table-cell office:value-type="float" office:value="45.4151137137459" calcext:value-type="float">
            <text:p>45.4151137137459</text:p>
          </table:table-cell>
          <table:table-cell office:value-type="float" office:value="47.032967032967" calcext:value-type="float">
            <text:p>47.03296703296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alse</text:p>
          </table:table-cell>
          <table:table-cell office:value-type="float" office:value="0.0875053381196795" calcext:value-type="float">
            <text:p>0.08750533811968</text:p>
          </table:table-cell>
          <table:table-cell office:value-type="float" office:value="-0.0822984557161037" calcext:value-type="float">
            <text:p>-0.082298455716104</text:p>
          </table:table-cell>
          <table:table-cell office:value-type="float" office:value="-0.0592170112370833" calcext:value-type="float">
            <text:p>-0.059217011237083</text:p>
          </table:table-cell>
          <table:table-cell office:value-type="float" office:value="0.125793931576418" calcext:value-type="float">
            <text:p>0.125793931576418</text:p>
          </table:table-cell>
          <table:table-cell office:value-type="float" office:value="0.0740986970244888" calcext:value-type="float">
            <text:p>0.074098697024489</text:p>
          </table:table-cell>
          <table:table-cell office:value-type="float" office:value="590.396478278697" calcext:value-type="float">
            <text:p>590.396478278697</text:p>
          </table:table-cell>
          <table:table-cell office:value-type="float" office:value="42.957042957043" calcext:value-type="float">
            <text:p>42.957042957043</text:p>
          </table:table-cell>
          <table:table-cell office:value-type="string" calcext:value-type="string">
            <text:p>93adf6ac-c577-47e1-b1eb-b2fd2f6b76b8</text:p>
          </table:table-cell>
          <table:table-cell office:value-type="float" office:value="0.348289882521235" calcext:value-type="float">
            <text:p>0.348289882521235</text:p>
          </table:table-cell>
          <table:table-cell office:value-type="float" office:value="0.487905799563564" calcext:value-type="float">
            <text:p>0.48790579956356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8.910256410256" calcext:value-type="float">
            <text:p>118.910256410256</text:p>
          </table:table-cell>
          <table:table-cell office:value-type="float" office:value="89.99000999001" calcext:value-type="float">
            <text:p>89.99000999001</text:p>
          </table:table-cell>
          <table:table-cell office:value-type="float" office:value="18.3939796894467" calcext:value-type="float">
            <text:p>18.3939796894467</text:p>
          </table:table-cell>
          <table:table-cell office:value-type="float" office:value="64.1025641025641" calcext:value-type="float">
            <text:p>64.1025641025641</text:p>
          </table:table-cell>
          <table:table-cell office:value-type="float" office:value="202.333776583914" calcext:value-type="float">
            <text:p>202.333776583914</text:p>
          </table:table-cell>
          <table:table-cell office:value-type="float" office:value="54.8076923076923" calcext:value-type="float">
            <text:p>54.8076923076923</text:p>
          </table:table-cell>
          <table:table-cell/>
        </table:table-row>
        <table:table-row table:style-name="ro1" table:visibility="filter">
          <table:table-cell office:value-type="string" calcext:value-type="string">
            <text:p>c2bc9b3e-1b61-4010-b656-5f5e2de0f5e7</text:p>
          </table:table-cell>
          <table:table-cell office:value-type="float" office:value="20.1897914496852" calcext:value-type="float">
            <text:p>20.1897914496852</text:p>
          </table:table-cell>
          <table:table-cell office:value-type="float" office:value="22.7572427572428" calcext:value-type="float">
            <text:p>22.75724275724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671132316331166" calcext:value-type="float">
            <text:p>0.067113231633117</text:p>
          </table:table-cell>
          <table:table-cell office:value-type="float" office:value="-0.110578426510779" calcext:value-type="float">
            <text:p>-0.110578426510779</text:p>
          </table:table-cell>
          <table:table-cell office:value-type="float" office:value="0.0657245928952271" calcext:value-type="float">
            <text:p>0.065724592895227</text:p>
          </table:table-cell>
          <table:table-cell office:value-type="float" office:value="0.108071723780776" calcext:value-type="float">
            <text:p>0.108071723780776</text:p>
          </table:table-cell>
          <table:table-cell office:value-type="float" office:value="0.0609091454032815" calcext:value-type="float">
            <text:p>0.060909145403282</text:p>
          </table:table-cell>
          <table:table-cell office:value-type="float" office:value="343.226454644648" calcext:value-type="float">
            <text:p>343.226454644648</text:p>
          </table:table-cell>
          <table:table-cell office:value-type="float" office:value="29.8101898101898" calcext:value-type="float">
            <text:p>29.8101898101898</text:p>
          </table:table-cell>
          <table:table-cell office:value-type="string" calcext:value-type="string">
            <text:p>c2bc9b3e-1b61-4010-b656-5f5e2de0f5e7</text:p>
          </table:table-cell>
          <table:table-cell office:value-type="float" office:value="0.387676947354284" calcext:value-type="float">
            <text:p>0.387676947354284</text:p>
          </table:table-cell>
          <table:table-cell office:value-type="float" office:value="0.466554092547018" calcext:value-type="float">
            <text:p>0.46655409254701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.269230769231" calcext:value-type="float">
            <text:p>118.269230769231</text:p>
          </table:table-cell>
          <table:table-cell office:value-type="float" office:value="52.5674325674326" calcext:value-type="float">
            <text:p>52.5674325674326</text:p>
          </table:table-cell>
          <table:table-cell office:value-type="float" office:value="14.0423999705581" calcext:value-type="float">
            <text:p>14.0423999705581</text:p>
          </table:table-cell>
          <table:table-cell office:value-type="float" office:value="53.2051282051282" calcext:value-type="float">
            <text:p>53.2051282051282</text:p>
          </table:table-cell>
          <table:table-cell office:value-type="float" office:value="238.720799499488" calcext:value-type="float">
            <text:p>238.720799499488</text:p>
          </table:table-cell>
          <table:table-cell office:value-type="float" office:value="65.0641025641026" calcext:value-type="float">
            <text:p>65.0641025641026</text:p>
          </table:table-cell>
          <table:table-cell/>
        </table:table-row>
        <table:table-row table:style-name="ro1" table:visibility="filter">
          <table:table-cell office:value-type="string" calcext:value-type="string">
            <text:p>ad92df16-38df-4ac1-8026-81aaaa653f71</text:p>
          </table:table-cell>
          <table:table-cell office:value-type="float" office:value="1.23794088316811" calcext:value-type="float">
            <text:p>1.23794088316811</text:p>
          </table:table-cell>
          <table:table-cell office:value-type="float" office:value="9.41058941058941" calcext:value-type="float">
            <text:p>9.4105894105894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0942309494005272" calcext:value-type="float">
            <text:p>0.094230949400527</text:p>
          </table:table-cell>
          <table:table-cell office:value-type="float" office:value="-0.119320206535934" calcext:value-type="float">
            <text:p>-0.119320206535934</text:p>
          </table:table-cell>
          <table:table-cell office:value-type="float" office:value="-0.00199739256385054" calcext:value-type="float">
            <text:p>-0.001997392563851</text:p>
          </table:table-cell>
          <table:table-cell office:value-type="float" office:value="0.135747678149" calcext:value-type="float">
            <text:p>0.135747678149</text:p>
          </table:table-cell>
          <table:table-cell office:value-type="float" office:value="0.00109089176743462" calcext:value-type="float">
            <text:p>0.001090891767435</text:p>
          </table:table-cell>
          <table:table-cell office:value-type="float" office:value="50.7555762098923" calcext:value-type="float">
            <text:p>50.7555762098923</text:p>
          </table:table-cell>
          <table:table-cell office:value-type="float" office:value="14.3656343656344" calcext:value-type="float">
            <text:p>14.3656343656344</text:p>
          </table:table-cell>
          <table:table-cell office:value-type="string" calcext:value-type="string">
            <text:p>ad92df16-38df-4ac1-8026-81aaaa653f71</text:p>
          </table:table-cell>
          <table:table-cell office:value-type="float" office:value="0.287529654524761" calcext:value-type="float">
            <text:p>0.287529654524761</text:p>
          </table:table-cell>
          <table:table-cell office:value-type="float" office:value="0.475277849427247" calcext:value-type="float">
            <text:p>0.47527784942724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.269230769231" calcext:value-type="float">
            <text:p>118.269230769231</text:p>
          </table:table-cell>
          <table:table-cell office:value-type="float" office:value="23.7762237762238" calcext:value-type="float">
            <text:p>23.7762237762238</text:p>
          </table:table-cell>
          <table:table-cell office:value-type="float" office:value="6.68992613505302" calcext:value-type="float">
            <text:p>6.68992613505302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280.976897672227" calcext:value-type="float">
            <text:p>280.976897672227</text:p>
          </table:table-cell>
          <table:table-cell office:value-type="float" office:value="83.6538461538462" calcext:value-type="float">
            <text:p>83.6538461538462</text:p>
          </table:table-cell>
          <table:table-cell/>
        </table:table-row>
        <table:table-row table:style-name="ro1" table:visibility="filter">
          <table:table-cell office:value-type="string" calcext:value-type="string">
            <text:p>d9aca4ab-9b6c-443c-818e-0c1cd17eed45</text:p>
          </table:table-cell>
          <table:table-cell office:value-type="float" office:value="44.7727116412302" calcext:value-type="float">
            <text:p>44.7727116412302</text:p>
          </table:table-cell>
          <table:table-cell office:value-type="float" office:value="45.5144855144855" calcext:value-type="float">
            <text:p>45.514485514485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e</text:p>
          </table:table-cell>
          <table:table-cell office:value-type="float" office:value="0.0322056625102098" calcext:value-type="float">
            <text:p>0.03220566251021</text:p>
          </table:table-cell>
          <table:table-cell office:value-type="float" office:value="0.164511182703805" calcext:value-type="float">
            <text:p>0.164511182703805</text:p>
          </table:table-cell>
          <table:table-cell office:value-type="float" office:value="-0.0682477499788971" calcext:value-type="float">
            <text:p>-0.068247749978897</text:p>
          </table:table-cell>
          <table:table-cell office:value-type="float" office:value="0.128282786804047" calcext:value-type="float">
            <text:p>0.128282786804047</text:p>
          </table:table-cell>
          <table:table-cell office:value-type="float" office:value="0.0717605173968899" calcext:value-type="float">
            <text:p>0.07176051739689</text:p>
          </table:table-cell>
          <table:table-cell office:value-type="float" office:value="582.045251335992" calcext:value-type="float">
            <text:p>582.045251335992</text:p>
          </table:table-cell>
          <table:table-cell office:value-type="float" office:value="42.2177822177822" calcext:value-type="float">
            <text:p>42.2177822177822</text:p>
          </table:table-cell>
          <table:table-cell office:value-type="string" calcext:value-type="string">
            <text:p>d9aca4ab-9b6c-443c-818e-0c1cd17eed45</text:p>
          </table:table-cell>
          <table:table-cell office:value-type="float" office:value="0.185250034347766" calcext:value-type="float">
            <text:p>0.185250034347766</text:p>
          </table:table-cell>
          <table:table-cell office:value-type="float" office:value="0.485053971106965" calcext:value-type="float">
            <text:p>0.48505397110696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7.948717948718" calcext:value-type="float">
            <text:p>117.948717948718</text:p>
          </table:table-cell>
          <table:table-cell office:value-type="float" office:value="87.7322677322677" calcext:value-type="float">
            <text:p>87.7322677322677</text:p>
          </table:table-cell>
          <table:table-cell office:value-type="float" office:value="18.2674695436502" calcext:value-type="float">
            <text:p>18.2674695436502</text:p>
          </table:table-cell>
          <table:table-cell office:value-type="float" office:value="63.7820512820513" calcext:value-type="float">
            <text:p>63.7820512820513</text:p>
          </table:table-cell>
          <table:table-cell office:value-type="float" office:value="200.942164980153" calcext:value-type="float">
            <text:p>200.942164980153</text:p>
          </table:table-cell>
          <table:table-cell office:value-type="float" office:value="54.1666666666667" calcext:value-type="float">
            <text:p>54.1666666666667</text:p>
          </table:table-cell>
          <table:table-cell/>
        </table:table-row>
        <table:table-row table:style-name="ro1" table:visibility="filter">
          <table:table-cell office:value-type="string" calcext:value-type="string">
            <text:p>7686c171-4ee7-4ee8-a235-d2b593951d32</text:p>
          </table:table-cell>
          <table:table-cell office:value-type="float" office:value="44.318475103007" calcext:value-type="float">
            <text:p>44.318475103007</text:p>
          </table:table-cell>
          <table:table-cell office:value-type="float" office:value="44.8151848151848" calcext:value-type="float">
            <text:p>44.815184815184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alse</text:p>
          </table:table-cell>
          <table:table-cell office:value-type="float" office:value="0.401177628559311" calcext:value-type="float">
            <text:p>0.401177628559311</text:p>
          </table:table-cell>
          <table:table-cell office:value-type="float" office:value="0.181290591772961" calcext:value-type="float">
            <text:p>0.181290591772961</text:p>
          </table:table-cell>
          <table:table-cell office:value-type="float" office:value="0.0409439257424944" calcext:value-type="float">
            <text:p>0.040943925742495</text:p>
          </table:table-cell>
          <table:table-cell office:value-type="float" office:value="0.126545685248334" calcext:value-type="float">
            <text:p>0.126545685248334</text:p>
          </table:table-cell>
          <table:table-cell office:value-type="float" office:value="0.0688559136666232" calcext:value-type="float">
            <text:p>0.068855913666623</text:p>
          </table:table-cell>
          <table:table-cell office:value-type="float" office:value="709.095601648113" calcext:value-type="float">
            <text:p>709.095601648113</text:p>
          </table:table-cell>
          <table:table-cell office:value-type="float" office:value="56.1238761238761" calcext:value-type="float">
            <text:p>56.1238761238761</text:p>
          </table:table-cell>
          <table:table-cell office:value-type="string" calcext:value-type="string">
            <text:p>7686c171-4ee7-4ee8-a235-d2b593951d32</text:p>
          </table:table-cell>
          <table:table-cell office:value-type="float" office:value="0.236927424062033" calcext:value-type="float">
            <text:p>0.236927424062033</text:p>
          </table:table-cell>
          <table:table-cell office:value-type="float" office:value="0.281494538501371" calcext:value-type="float">
            <text:p>0.28149453850137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7.307692307692" calcext:value-type="float">
            <text:p>117.307692307692</text:p>
          </table:table-cell>
          <table:table-cell office:value-type="float" office:value="100.939060939061" calcext:value-type="float">
            <text:p>100.939060939061</text:p>
          </table:table-cell>
          <table:table-cell office:value-type="float" office:value="14.031082172975" calcext:value-type="float">
            <text:p>14.031082172975</text:p>
          </table:table-cell>
          <table:table-cell office:value-type="float" office:value="52.8846153846154" calcext:value-type="float">
            <text:p>52.8846153846154</text:p>
          </table:table-cell>
          <table:table-cell office:value-type="float" office:value="238.528396940576" calcext:value-type="float">
            <text:p>238.528396940576</text:p>
          </table:table-cell>
          <table:table-cell office:value-type="float" office:value="64.4230769230769" calcext:value-type="float">
            <text:p>64.4230769230769</text:p>
          </table:table-cell>
          <table:table-cell/>
        </table:table-row>
        <table:table-row table:style-name="ro1" table:visibility="filter">
          <table:table-cell office:value-type="string" calcext:value-type="string">
            <text:p>f17ed4c7-1feb-499f-b44b-849aa1e5254b</text:p>
          </table:table-cell>
          <table:table-cell office:value-type="float" office:value="87.6600697124278" calcext:value-type="float">
            <text:p>87.6600697124278</text:p>
          </table:table-cell>
          <table:table-cell office:value-type="float" office:value="92.0679320679321" calcext:value-type="float">
            <text:p>92.067932067932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alse</text:p>
          </table:table-cell>
          <table:table-cell office:value-type="float" office:value="0.0246469438897859" calcext:value-type="float">
            <text:p>0.024646943889786</text:p>
          </table:table-cell>
          <table:table-cell office:value-type="float" office:value="-0.211995646520418" calcext:value-type="float">
            <text:p>-0.211995646520418</text:p>
          </table:table-cell>
          <table:table-cell office:value-type="float" office:value="-0.0122387532768226" calcext:value-type="float">
            <text:p>-0.012238753276823</text:p>
          </table:table-cell>
          <table:table-cell office:value-type="float" office:value="0.12338194411581" calcext:value-type="float">
            <text:p>0.12338194411581</text:p>
          </table:table-cell>
          <table:table-cell office:value-type="float" office:value="0.0786729275131964" calcext:value-type="float">
            <text:p>0.078672927513197</text:p>
          </table:table-cell>
          <table:table-cell office:value-type="float" office:value="964.260766836706" calcext:value-type="float">
            <text:p>964.260766836706</text:p>
          </table:table-cell>
          <table:table-cell office:value-type="float" office:value="86.2737262737263" calcext:value-type="float">
            <text:p>86.2737262737263</text:p>
          </table:table-cell>
          <table:table-cell office:value-type="string" calcext:value-type="string">
            <text:p>f17ed4c7-1feb-499f-b44b-849aa1e5254b</text:p>
          </table:table-cell>
          <table:table-cell office:value-type="float" office:value="0.335790474934961" calcext:value-type="float">
            <text:p>0.335790474934961</text:p>
          </table:table-cell>
          <table:table-cell office:value-type="float" office:value="0.498141366204366" calcext:value-type="float">
            <text:p>0.498141366204366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6.98717948718" calcext:value-type="float">
            <text:p>116.98717948718</text:p>
          </table:table-cell>
          <table:table-cell office:value-type="float" office:value="178.341658341658" calcext:value-type="float">
            <text:p>178.341658341658</text:p>
          </table:table-cell>
          <table:table-cell office:value-type="float" office:value="18.0290925140144" calcext:value-type="float">
            <text:p>18.0290925140144</text:p>
          </table:table-cell>
          <table:table-cell office:value-type="float" office:value="63.1410256410256" calcext:value-type="float">
            <text:p>63.1410256410256</text:p>
          </table:table-cell>
          <table:table-cell office:value-type="float" office:value="198.320017654158" calcext:value-type="float">
            <text:p>198.320017654158</text:p>
          </table:table-cell>
          <table:table-cell office:value-type="float" office:value="53.8461538461539" calcext:value-type="float">
            <text:p>53.8461538461539</text:p>
          </table:table-cell>
          <table:table-cell/>
        </table:table-row>
        <table:table-row table:style-name="ro1" table:visibility="filter">
          <table:table-cell office:value-type="string" calcext:value-type="string">
            <text:p>69e8dbee-43e1-44b5-8cdc-0ce37048d9da</text:p>
          </table:table-cell>
          <table:table-cell office:value-type="float" office:value="44.471796174782" calcext:value-type="float">
            <text:p>44.471796174782</text:p>
          </table:table-cell>
          <table:table-cell office:value-type="float" office:value="45.1748251748252" calcext:value-type="float">
            <text:p>45.174825174825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0441201899073855" calcext:value-type="float">
            <text:p>0.044120189907386</text:p>
          </table:table-cell>
          <table:table-cell office:value-type="float" office:value="0.0979815819372561" calcext:value-type="float">
            <text:p>0.097981581937256</text:p>
          </table:table-cell>
          <table:table-cell office:value-type="float" office:value="0.154966536077445" calcext:value-type="float">
            <text:p>0.154966536077445</text:p>
          </table:table-cell>
          <table:table-cell office:value-type="float" office:value="0.128542174823021" calcext:value-type="float">
            <text:p>0.128542174823021</text:p>
          </table:table-cell>
          <table:table-cell office:value-type="float" office:value="0.0679184892830959" calcext:value-type="float">
            <text:p>0.067918489283096</text:p>
          </table:table-cell>
          <table:table-cell office:value-type="float" office:value="711.548738796513" calcext:value-type="float">
            <text:p>711.548738796513</text:p>
          </table:table-cell>
          <table:table-cell office:value-type="float" office:value="56.4235764235764" calcext:value-type="float">
            <text:p>56.4235764235764</text:p>
          </table:table-cell>
          <table:table-cell office:value-type="string" calcext:value-type="string">
            <text:p>69e8dbee-43e1-44b5-8cdc-0ce37048d9da</text:p>
          </table:table-cell>
          <table:table-cell office:value-type="float" office:value="0.234453669421091" calcext:value-type="float">
            <text:p>0.234453669421091</text:p>
          </table:table-cell>
          <table:table-cell office:value-type="float" office:value="0.445586155253725" calcext:value-type="float">
            <text:p>0.44558615525372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.346153846154" calcext:value-type="float">
            <text:p>116.346153846154</text:p>
          </table:table-cell>
          <table:table-cell office:value-type="float" office:value="101.598401598402" calcext:value-type="float">
            <text:p>101.598401598402</text:p>
          </table:table-cell>
          <table:table-cell office:value-type="float" office:value="13.9193947939187" calcext:value-type="float">
            <text:p>13.9193947939187</text:p>
          </table:table-cell>
          <table:table-cell office:value-type="float" office:value="52.5641025641026" calcext:value-type="float">
            <text:p>52.5641025641026</text:p>
          </table:table-cell>
          <table:table-cell office:value-type="float" office:value="236.629711496618" calcext:value-type="float">
            <text:p>236.629711496618</text:p>
          </table:table-cell>
          <table:table-cell office:value-type="float" office:value="63.7820512820513" calcext:value-type="float">
            <text:p>63.7820512820513</text:p>
          </table:table-cell>
          <table:table-cell/>
        </table:table-row>
        <table:table-row table:style-name="ro1" table:visibility="filter">
          <table:table-cell office:value-type="string" calcext:value-type="string">
            <text:p>56075dd6-6d31-4901-80fa-a13c7a6c34d6</text:p>
          </table:table-cell>
          <table:table-cell office:value-type="float" office:value="8.80888732217489" calcext:value-type="float">
            <text:p>8.80888732217489</text:p>
          </table:table-cell>
          <table:table-cell office:value-type="float" office:value="13.6463536463536" calcext:value-type="float">
            <text:p>13.646353646353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lse</text:p>
          </table:table-cell>
          <table:table-cell office:value-type="float" office:value="0.0636877929165502" calcext:value-type="float">
            <text:p>0.06368779291655</text:p>
          </table:table-cell>
          <table:table-cell office:value-type="float" office:value="-0.156495279865914" calcext:value-type="float">
            <text:p>-0.156495279865914</text:p>
          </table:table-cell>
          <table:table-cell office:value-type="float" office:value="-0.180532207520414" calcext:value-type="float">
            <text:p>-0.180532207520414</text:p>
          </table:table-cell>
          <table:table-cell office:value-type="float" office:value="0.141478264244511" calcext:value-type="float">
            <text:p>0.141478264244511</text:p>
          </table:table-cell>
          <table:table-cell office:value-type="float" office:value="0.000675136895203741" calcext:value-type="float">
            <text:p>0.000675136895204</text:p>
          </table:table-cell>
          <table:table-cell office:value-type="float" office:value="387.591042175695" calcext:value-type="float">
            <text:p>387.591042175695</text:p>
          </table:table-cell>
          <table:table-cell office:value-type="float" office:value="31.3086913086913" calcext:value-type="float">
            <text:p>31.3086913086913</text:p>
          </table:table-cell>
          <table:table-cell office:value-type="string" calcext:value-type="string">
            <text:p>56075dd6-6d31-4901-80fa-a13c7a6c34d6</text:p>
          </table:table-cell>
          <table:table-cell office:value-type="float" office:value="0.398415839085736" calcext:value-type="float">
            <text:p>0.398415839085736</text:p>
          </table:table-cell>
          <table:table-cell office:value-type="float" office:value="0.353301723296857" calcext:value-type="float">
            <text:p>0.35330172329685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.025641025641" calcext:value-type="float">
            <text:p>116.025641025641</text:p>
          </table:table-cell>
          <table:table-cell office:value-type="float" office:value="44.955044955045" calcext:value-type="float">
            <text:p>44.955044955045</text:p>
          </table:table-cell>
          <table:table-cell office:value-type="float" office:value="6.41231851637427" calcext:value-type="float">
            <text:p>6.41231851637427</text:p>
          </table:table-cell>
          <table:table-cell office:value-type="float" office:value="34.2948717948718" calcext:value-type="float">
            <text:p>34.2948717948718</text:p>
          </table:table-cell>
          <table:table-cell office:value-type="float" office:value="275.729696204094" calcext:value-type="float">
            <text:p>275.729696204094</text:p>
          </table:table-cell>
          <table:table-cell office:value-type="float" office:value="81.7307692307692" calcext:value-type="float">
            <text:p>81.7307692307692</text:p>
          </table:table-cell>
          <table:table-cell/>
        </table:table-row>
        <table:table-row table:style-name="ro1" table:visibility="filter">
          <table:table-cell office:value-type="string" calcext:value-type="string">
            <text:p>7aef010f-4cf5-458b-b8e7-3438b496ecd4</text:p>
          </table:table-cell>
          <table:table-cell office:value-type="float" office:value="44.2600464018113" calcext:value-type="float">
            <text:p>44.2600464018113</text:p>
          </table:table-cell>
          <table:table-cell office:value-type="float" office:value="44.7352647352647" calcext:value-type="float">
            <text:p>44.735264735264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alse</text:p>
          </table:table-cell>
          <table:table-cell office:value-type="float" office:value="-0.0182618177256653" calcext:value-type="float">
            <text:p>-0.018261817725665</text:p>
          </table:table-cell>
          <table:table-cell office:value-type="float" office:value="-0.125899982683692" calcext:value-type="float">
            <text:p>-0.125899982683692</text:p>
          </table:table-cell>
          <table:table-cell office:value-type="float" office:value="-0.0244599657826424" calcext:value-type="float">
            <text:p>-0.024459965782642</text:p>
          </table:table-cell>
          <table:table-cell office:value-type="float" office:value="0.128500219979089" calcext:value-type="float">
            <text:p>0.128500219979089</text:p>
          </table:table-cell>
          <table:table-cell office:value-type="float" office:value="0.0735236463029528" calcext:value-type="float">
            <text:p>0.073523646302953</text:p>
          </table:table-cell>
          <table:table-cell office:value-type="float" office:value="575.380603223548" calcext:value-type="float">
            <text:p>575.380603223548</text:p>
          </table:table-cell>
          <table:table-cell office:value-type="float" office:value="41.7382617382617" calcext:value-type="float">
            <text:p>41.7382617382617</text:p>
          </table:table-cell>
          <table:table-cell office:value-type="string" calcext:value-type="string">
            <text:p>7aef010f-4cf5-458b-b8e7-3438b496ecd4</text:p>
          </table:table-cell>
          <table:table-cell office:value-type="float" office:value="0.380808879439011" calcext:value-type="float">
            <text:p>0.380808879439011</text:p>
          </table:table-cell>
          <table:table-cell office:value-type="float" office:value="0.463778882734245" calcext:value-type="float">
            <text:p>0.46377888273424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5.705128205128" calcext:value-type="float">
            <text:p>115.705128205128</text:p>
          </table:table-cell>
          <table:table-cell office:value-type="float" office:value="86.4735264735265" calcext:value-type="float">
            <text:p>86.4735264735265</text:p>
          </table:table-cell>
          <table:table-cell office:value-type="float" office:value="17.9693916653809" calcext:value-type="float">
            <text:p>17.9693916653809</text:p>
          </table:table-cell>
          <table:table-cell office:value-type="float" office:value="62.1794871794872" calcext:value-type="float">
            <text:p>62.1794871794872</text:p>
          </table:table-cell>
          <table:table-cell office:value-type="float" office:value="197.66330831919" calcext:value-type="float">
            <text:p>197.66330831919</text:p>
          </table:table-cell>
          <table:table-cell office:value-type="float" office:value="53.525641025641" calcext:value-type="float">
            <text:p>53.525641025641</text:p>
          </table:table-cell>
          <table:table-cell/>
        </table:table-row>
        <table:table-row table:style-name="ro1" table:visibility="filter">
          <table:table-cell office:value-type="string" calcext:value-type="string">
            <text:p>9bd817eb-ef61-4bf0-89f3-1b71bd9fdb9c</text:p>
          </table:table-cell>
          <table:table-cell office:value-type="float" office:value="69.829106320991" calcext:value-type="float">
            <text:p>69.829106320991</text:p>
          </table:table-cell>
          <table:table-cell office:value-type="float" office:value="82.3176823176823" calcext:value-type="float">
            <text:p>82.317682317682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0.00575091491427478" calcext:value-type="float">
            <text:p>0.005750914914275</text:p>
          </table:table-cell>
          <table:table-cell office:value-type="float" office:value="-0.0942812641911873" calcext:value-type="float">
            <text:p>-0.094281264191187</text:p>
          </table:table-cell>
          <table:table-cell office:value-type="float" office:value="-0.0250135160593946" calcext:value-type="float">
            <text:p>-0.025013516059395</text:p>
          </table:table-cell>
          <table:table-cell office:value-type="float" office:value="0.113032003614318" calcext:value-type="float">
            <text:p>0.113032003614318</text:p>
          </table:table-cell>
          <table:table-cell office:value-type="float" office:value="0.0662259902683533" calcext:value-type="float">
            <text:p>0.066225990268353</text:p>
          </table:table-cell>
          <table:table-cell office:value-type="float" office:value="977.607488493874" calcext:value-type="float">
            <text:p>977.607488493874</text:p>
          </table:table-cell>
          <table:table-cell office:value-type="float" office:value="87.7522477522478" calcext:value-type="float">
            <text:p>87.7522477522478</text:p>
          </table:table-cell>
          <table:table-cell office:value-type="string" calcext:value-type="string">
            <text:p>9bd817eb-ef61-4bf0-89f3-1b71bd9fdb9c</text:p>
          </table:table-cell>
          <table:table-cell office:value-type="float" office:value="0.343760373988052" calcext:value-type="float">
            <text:p>0.343760373988052</text:p>
          </table:table-cell>
          <table:table-cell office:value-type="float" office:value="0.447691585588287" calcext:value-type="float">
            <text:p>0.44769158558828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.384615384615" calcext:value-type="float">
            <text:p>115.384615384615</text:p>
          </table:table-cell>
          <table:table-cell office:value-type="float" office:value="170.06993006993" calcext:value-type="float">
            <text:p>170.06993006993</text:p>
          </table:table-cell>
          <table:table-cell office:value-type="float" office:value="13.8738669309295" calcext:value-type="float">
            <text:p>13.8738669309295</text:p>
          </table:table-cell>
          <table:table-cell office:value-type="float" office:value="51.9230769230769" calcext:value-type="float">
            <text:p>51.9230769230769</text:p>
          </table:table-cell>
          <table:table-cell office:value-type="float" office:value="235.855737825801" calcext:value-type="float">
            <text:p>235.855737825801</text:p>
          </table:table-cell>
          <table:table-cell office:value-type="float" office:value="63.4615384615385" calcext:value-type="float">
            <text:p>63.4615384615385</text:p>
          </table:table-cell>
          <table:table-cell/>
        </table:table-row>
        <table:table-row table:style-name="ro1" table:visibility="filter">
          <table:table-cell office:value-type="string" calcext:value-type="string">
            <text:p>00b80014-4927-43d3-b590-e411ca596729</text:p>
          </table:table-cell>
          <table:table-cell office:value-type="float" office:value="1.09600941057871" calcext:value-type="float">
            <text:p>1.09600941057871</text:p>
          </table:table-cell>
          <table:table-cell office:value-type="float" office:value="9.31068931068931" calcext:value-type="float">
            <text:p>9.310689310689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0570828519963147" calcext:value-type="float">
            <text:p>0.005708285199631</text:p>
          </table:table-cell>
          <table:table-cell office:value-type="float" office:value="0.116841633168253" calcext:value-type="float">
            <text:p>0.116841633168253</text:p>
          </table:table-cell>
          <table:table-cell office:value-type="float" office:value="-0.0390539728015565" calcext:value-type="float">
            <text:p>-0.039053972801557</text:p>
          </table:table-cell>
          <table:table-cell office:value-type="float" office:value="0.131937502091846" calcext:value-type="float">
            <text:p>0.131937502091846</text:p>
          </table:table-cell>
          <table:table-cell office:value-type="float" office:value="0.00369504096591243" calcext:value-type="float">
            <text:p>0.003695040965912</text:p>
          </table:table-cell>
          <table:table-cell office:value-type="float" office:value="44.9363858337273" calcext:value-type="float">
            <text:p>44.9363858337273</text:p>
          </table:table-cell>
          <table:table-cell office:value-type="float" office:value="14.1658341658342" calcext:value-type="float">
            <text:p>14.1658341658342</text:p>
          </table:table-cell>
          <table:table-cell office:value-type="string" calcext:value-type="string">
            <text:p>00b80014-4927-43d3-b590-e411ca596729</text:p>
          </table:table-cell>
          <table:table-cell office:value-type="float" office:value="0.403875551559315" calcext:value-type="float">
            <text:p>0.403875551559315</text:p>
          </table:table-cell>
          <table:table-cell office:value-type="float" office:value="0.486691800188008" calcext:value-type="float">
            <text:p>0.48669180018800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.384615384615" calcext:value-type="float">
            <text:p>115.384615384615</text:p>
          </table:table-cell>
          <table:table-cell office:value-type="float" office:value="23.4765234765235" calcext:value-type="float">
            <text:p>23.4765234765235</text:p>
          </table:table-cell>
          <table:table-cell office:value-type="float" office:value="6.8183606662235" calcext:value-type="float">
            <text:p>6.8183606662235</text:p>
          </table:table-cell>
          <table:table-cell office:value-type="float" office:value="35.2564102564103" calcext:value-type="float">
            <text:p>35.2564102564103</text:p>
          </table:table-cell>
          <table:table-cell office:value-type="float" office:value="272.73442664894" calcext:value-type="float">
            <text:p>272.73442664894</text:p>
          </table:table-cell>
          <table:table-cell office:value-type="float" office:value="80.1282051282051" calcext:value-type="float">
            <text:p>80.1282051282051</text:p>
          </table:table-cell>
          <table:table-cell/>
        </table:table-row>
        <table:table-row table:style-name="ro1" table:visibility="filter">
          <table:table-cell office:value-type="string" calcext:value-type="string">
            <text:p>b7b4bd7a-2ef3-4f5c-a9c0-7eb3eb9638e9</text:p>
          </table:table-cell>
          <table:table-cell office:value-type="float" office:value="31.0066087495683" calcext:value-type="float">
            <text:p>31.0066087495683</text:p>
          </table:table-cell>
          <table:table-cell office:value-type="float" office:value="34.2057942057942" calcext:value-type="float">
            <text:p>34.205794205794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alse</text:p>
          </table:table-cell>
          <table:table-cell office:value-type="float" office:value="-0.243934056563862" calcext:value-type="float">
            <text:p>-0.243934056563862</text:p>
          </table:table-cell>
          <table:table-cell office:value-type="float" office:value="0.0341513517475226" calcext:value-type="float">
            <text:p>0.034151351747523</text:p>
          </table:table-cell>
          <table:table-cell office:value-type="float" office:value="-0.200292435571233" calcext:value-type="float">
            <text:p>-0.200292435571233</text:p>
          </table:table-cell>
          <table:table-cell office:value-type="float" office:value="0.129235302343509" calcext:value-type="float">
            <text:p>0.129235302343509</text:p>
          </table:table-cell>
          <table:table-cell office:value-type="float" office:value="0.0836777349738534" calcext:value-type="float">
            <text:p>0.083677734973853</text:p>
          </table:table-cell>
          <table:table-cell office:value-type="float" office:value="434.092522493957" calcext:value-type="float">
            <text:p>434.092522493957</text:p>
          </table:table-cell>
          <table:table-cell office:value-type="float" office:value="33.0669330669331" calcext:value-type="float">
            <text:p>33.0669330669331</text:p>
          </table:table-cell>
          <table:table-cell office:value-type="string" calcext:value-type="string">
            <text:p>b7b4bd7a-2ef3-4f5c-a9c0-7eb3eb9638e9</text:p>
          </table:table-cell>
          <table:table-cell office:value-type="float" office:value="0.356138951677273" calcext:value-type="float">
            <text:p>0.356138951677273</text:p>
          </table:table-cell>
          <table:table-cell office:value-type="float" office:value="0.47237583734172" calcext:value-type="float">
            <text:p>0.4723758373417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.064102564103" calcext:value-type="float">
            <text:p>115.064102564103</text:p>
          </table:table-cell>
          <table:table-cell office:value-type="float" office:value="67.2727272727273" calcext:value-type="float">
            <text:p>67.2727272727273</text:p>
          </table:table-cell>
          <table:table-cell office:value-type="float" office:value="15.6201747666167" calcext:value-type="float">
            <text:p>15.6201747666167</text:p>
          </table:table-cell>
          <table:table-cell office:value-type="float" office:value="59.9358974358974" calcext:value-type="float">
            <text:p>59.9358974358974</text:p>
          </table:table-cell>
          <table:table-cell office:value-type="float" office:value="203.062271966017" calcext:value-type="float">
            <text:p>203.062271966017</text:p>
          </table:table-cell>
          <table:table-cell office:value-type="float" office:value="55.1282051282051" calcext:value-type="float">
            <text:p>55.1282051282051</text:p>
          </table:table-cell>
          <table:table-cell/>
        </table:table-row>
        <table:table-row table:style-name="ro1" table:visibility="filter">
          <table:table-cell office:value-type="string" calcext:value-type="string">
            <text:p>94748391-8091-4765-b736-181124f714e9</text:p>
          </table:table-cell>
          <table:table-cell office:value-type="float" office:value="0.811602035785957" calcext:value-type="float">
            <text:p>0.811602035785957</text:p>
          </table:table-cell>
          <table:table-cell office:value-type="float" office:value="9.18081918081918" calcext:value-type="float">
            <text:p>9.1808191808191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-0.000368655748556039" calcext:value-type="float">
            <text:p>-0.000368655748556</text:p>
          </table:table-cell>
          <table:table-cell office:value-type="float" office:value="0.161950321139074" calcext:value-type="float">
            <text:p>0.161950321139074</text:p>
          </table:table-cell>
          <table:table-cell office:value-type="float" office:value="-0.0489379304732848" calcext:value-type="float">
            <text:p>-0.048937930473285</text:p>
          </table:table-cell>
          <table:table-cell office:value-type="float" office:value="0.137083017221653" calcext:value-type="float">
            <text:p>0.137083017221653</text:p>
          </table:table-cell>
          <table:table-cell office:value-type="float" office:value="0.079686595626336" calcext:value-type="float">
            <text:p>0.079686595626336</text:p>
          </table:table-cell>
          <table:table-cell office:value-type="float" office:value="4.86961221471574" calcext:value-type="float">
            <text:p>4.86961221471574</text:p>
          </table:table-cell>
          <table:table-cell office:value-type="float" office:value="13.2967032967033" calcext:value-type="float">
            <text:p>13.2967032967033</text:p>
          </table:table-cell>
          <table:table-cell office:value-type="string" calcext:value-type="string">
            <text:p>94748391-8091-4765-b736-181124f714e9</text:p>
          </table:table-cell>
          <table:table-cell office:value-type="float" office:value="0.326560764842693" calcext:value-type="float">
            <text:p>0.326560764842693</text:p>
          </table:table-cell>
          <table:table-cell office:value-type="float" office:value="0.435749923358666" calcext:value-type="float">
            <text:p>0.435749923358666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4.423076923077" calcext:value-type="float">
            <text:p>114.423076923077</text:p>
          </table:table-cell>
          <table:table-cell office:value-type="float" office:value="22.4775224775225" calcext:value-type="float">
            <text:p>22.4775224775225</text:p>
          </table:table-cell>
          <table:table-cell office:value-type="float" office:value="21.1168541122755" calcext:value-type="float">
            <text:p>21.1168541122755</text:p>
          </table:table-cell>
          <table:table-cell office:value-type="float" office:value="71.7948717948718" calcext:value-type="float">
            <text:p>71.7948717948718</text:p>
          </table:table-cell>
          <table:table-cell office:value-type="float" office:value="168.934832898204" calcext:value-type="float">
            <text:p>168.934832898204</text:p>
          </table:table-cell>
          <table:table-cell office:value-type="float" office:value="42.6282051282051" calcext:value-type="float">
            <text:p>42.6282051282051</text:p>
          </table:table-cell>
          <table:table-cell/>
        </table:table-row>
        <table:table-row table:style-name="ro1" table:visibility="filter">
          <table:table-cell office:value-type="string" calcext:value-type="string">
            <text:p>a2ef57f1-b328-4c38-8292-de4a79a9547d</text:p>
          </table:table-cell>
          <table:table-cell office:value-type="float" office:value="46.7635415559157" calcext:value-type="float">
            <text:p>46.7635415559157</text:p>
          </table:table-cell>
          <table:table-cell office:value-type="float" office:value="50.6493506493507" calcext:value-type="float">
            <text:p>50.649350649350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alse</text:p>
          </table:table-cell>
          <table:table-cell office:value-type="float" office:value="-0.28647659270791" calcext:value-type="float">
            <text:p>-0.28647659270791</text:p>
          </table:table-cell>
          <table:table-cell office:value-type="float" office:value="-0.0894975718716903" calcext:value-type="float">
            <text:p>-0.08949757187169</text:p>
          </table:table-cell>
          <table:table-cell office:value-type="float" office:value="-0.118271912513283" calcext:value-type="float">
            <text:p>-0.118271912513283</text:p>
          </table:table-cell>
          <table:table-cell office:value-type="float" office:value="0.12779715597763" calcext:value-type="float">
            <text:p>0.12779715597763</text:p>
          </table:table-cell>
          <table:table-cell office:value-type="float" office:value="0.0673628717158331" calcext:value-type="float">
            <text:p>0.067362871715833</text:p>
          </table:table-cell>
          <table:table-cell office:value-type="float" office:value="748.21666489465" calcext:value-type="float">
            <text:p>748.21666489465</text:p>
          </table:table-cell>
          <table:table-cell office:value-type="float" office:value="61.6183816183816" calcext:value-type="float">
            <text:p>61.6183816183816</text:p>
          </table:table-cell>
          <table:table-cell office:value-type="string" calcext:value-type="string">
            <text:p>a2ef57f1-b328-4c38-8292-de4a79a9547d</text:p>
          </table:table-cell>
          <table:table-cell office:value-type="float" office:value="0.154968448960106" calcext:value-type="float">
            <text:p>0.154968448960106</text:p>
          </table:table-cell>
          <table:table-cell office:value-type="float" office:value="0.456636115062991" calcext:value-type="float">
            <text:p>0.45663611506299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4.102564102564" calcext:value-type="float">
            <text:p>114.102564102564</text:p>
          </table:table-cell>
          <table:table-cell office:value-type="float" office:value="112.267732267732" calcext:value-type="float">
            <text:p>112.267732267732</text:p>
          </table:table-cell>
          <table:table-cell office:value-type="float" office:value="13.797160188989" calcext:value-type="float">
            <text:p>13.797160188989</text:p>
          </table:table-cell>
          <table:table-cell office:value-type="float" office:value="51.2820512820513" calcext:value-type="float">
            <text:p>51.2820512820513</text:p>
          </table:table-cell>
          <table:table-cell office:value-type="float" office:value="234.551723212813" calcext:value-type="float">
            <text:p>234.551723212813</text:p>
          </table:table-cell>
          <table:table-cell office:value-type="float" office:value="62.8205128205128" calcext:value-type="float">
            <text:p>62.8205128205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2ffcfd5-4e7b-46ee-9a16-8a437e22eaba</text:p>
          </table:table-cell>
          <table:table-cell office:value-type="float" office:value="41.9595067462931" calcext:value-type="float">
            <text:p>41.9595067462931</text:p>
          </table:table-cell>
          <table:table-cell office:value-type="float" office:value="42.6373626373626" calcext:value-type="float">
            <text:p>42.637362637362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alse</text:p>
          </table:table-cell>
          <table:table-cell office:value-type="float" office:value="-0.0789582822339589" calcext:value-type="float">
            <text:p>-0.078958282233959</text:p>
          </table:table-cell>
          <table:table-cell office:value-type="float" office:value="0.103660037921068" calcext:value-type="float">
            <text:p>0.103660037921068</text:p>
          </table:table-cell>
          <table:table-cell office:value-type="float" office:value="-0.0498561371954924" calcext:value-type="float">
            <text:p>-0.049856137195492</text:p>
          </table:table-cell>
          <table:table-cell office:value-type="float" office:value="0.127330119935575" calcext:value-type="float">
            <text:p>0.127330119935575</text:p>
          </table:table-cell>
          <table:table-cell office:value-type="float" office:value="0.0732812488683353" calcext:value-type="float">
            <text:p>0.073281248868335</text:p>
          </table:table-cell>
          <table:table-cell office:value-type="float" office:value="545.47358770181" calcext:value-type="float">
            <text:p>545.47358770181</text:p>
          </table:table-cell>
          <table:table-cell office:value-type="float" office:value="39.6803196803197" calcext:value-type="float">
            <text:p>39.6803196803197</text:p>
          </table:table-cell>
          <table:table-cell office:value-type="string" calcext:value-type="string">
            <text:p>a2ffcfd5-4e7b-46ee-9a16-8a437e22eaba</text:p>
          </table:table-cell>
          <table:table-cell office:value-type="float" office:value="0.399054110963957" calcext:value-type="float">
            <text:p>0.399054110963957</text:p>
          </table:table-cell>
          <table:table-cell office:value-type="float" office:value="0.382020568680509" calcext:value-type="float">
            <text:p>0.38202056868050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4.102564102564" calcext:value-type="float">
            <text:p>114.102564102564</text:p>
          </table:table-cell>
          <table:table-cell office:value-type="float" office:value="82.3176823176823" calcext:value-type="float">
            <text:p>82.3176823176823</text:p>
          </table:table-cell>
          <table:table-cell office:value-type="float" office:value="17.77423485881" calcext:value-type="float">
            <text:p>17.77423485881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195.51658344691" calcext:value-type="float">
            <text:p>195.51658344691</text:p>
          </table:table-cell>
          <table:table-cell office:value-type="float" office:value="52.5641025641026" calcext:value-type="float">
            <text:p>52.5641025641026</text:p>
          </table:table-cell>
          <table:table-cell/>
        </table:table-row>
        <table:table-row table:style-name="ro1" table:visibility="filter">
          <table:table-cell office:value-type="string" calcext:value-type="string">
            <text:p>fa4c2deb-2075-4b35-b187-f0b7b0c3bbcd</text:p>
          </table:table-cell>
          <table:table-cell office:value-type="float" office:value="37.8575975129942" calcext:value-type="float">
            <text:p>37.8575975129942</text:p>
          </table:table-cell>
          <table:table-cell office:value-type="float" office:value="39.0609390609391" calcext:value-type="float">
            <text:p>39.060939060939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0.0196602068824754" calcext:value-type="float">
            <text:p>0.019660206882475</text:p>
          </table:table-cell>
          <table:table-cell office:value-type="float" office:value="0.00374281494429948" calcext:value-type="float">
            <text:p>0.003742814944299</text:p>
          </table:table-cell>
          <table:table-cell office:value-type="float" office:value="0.0253275628971203" calcext:value-type="float">
            <text:p>0.02532756289712</text:p>
          </table:table-cell>
          <table:table-cell office:value-type="float" office:value="0.127476801786559" calcext:value-type="float">
            <text:p>0.127476801786559</text:p>
          </table:table-cell>
          <table:table-cell office:value-type="float" office:value="0.0661391531427732" calcext:value-type="float">
            <text:p>0.066139153142773</text:p>
          </table:table-cell>
          <table:table-cell office:value-type="float" office:value="643.579157720902" calcext:value-type="float">
            <text:p>643.579157720902</text:p>
          </table:table-cell>
          <table:table-cell office:value-type="float" office:value="49.0709290709291" calcext:value-type="float">
            <text:p>49.0709290709291</text:p>
          </table:table-cell>
          <table:table-cell office:value-type="string" calcext:value-type="string">
            <text:p>fa4c2deb-2075-4b35-b187-f0b7b0c3bbcd</text:p>
          </table:table-cell>
          <table:table-cell office:value-type="float" office:value="0.30205544957819" calcext:value-type="float">
            <text:p>0.30205544957819</text:p>
          </table:table-cell>
          <table:table-cell office:value-type="float" office:value="0.448350177872411" calcext:value-type="float">
            <text:p>0.44835017787241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3.461538461538" calcext:value-type="float">
            <text:p>113.461538461538</text:p>
          </table:table-cell>
          <table:table-cell office:value-type="float" office:value="88.1318681318681" calcext:value-type="float">
            <text:p>88.1318681318681</text:p>
          </table:table-cell>
          <table:table-cell office:value-type="float" office:value="13.7952210993559" calcext:value-type="float">
            <text:p>13.7952210993559</text:p>
          </table:table-cell>
          <table:table-cell office:value-type="float" office:value="50.9615384615385" calcext:value-type="float">
            <text:p>50.9615384615385</text:p>
          </table:table-cell>
          <table:table-cell office:value-type="float" office:value="234.51875868905" calcext:value-type="float">
            <text:p>234.51875868905</text:p>
          </table:table-cell>
          <table:table-cell office:value-type="float" office:value="62.5" calcext:value-type="float">
            <text:p>62.5</text:p>
          </table:table-cell>
          <table:table-cell/>
        </table:table-row>
        <table:table-row table:style-name="ro1" table:visibility="filter">
          <table:table-cell office:value-type="string" calcext:value-type="string">
            <text:p>65a9d66a-ef8a-49e6-9d80-4fb5e15cdf75</text:p>
          </table:table-cell>
          <table:table-cell office:value-type="float" office:value="37.6334501053792" calcext:value-type="float">
            <text:p>37.6334501053792</text:p>
          </table:table-cell>
          <table:table-cell office:value-type="float" office:value="38.8611388611389" calcext:value-type="float">
            <text:p>38.861138861138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0.16943959012445" calcext:value-type="float">
            <text:p>0.16943959012445</text:p>
          </table:table-cell>
          <table:table-cell office:value-type="float" office:value="0.0214234970570558" calcext:value-type="float">
            <text:p>0.021423497057056</text:p>
          </table:table-cell>
          <table:table-cell office:value-type="float" office:value="0.0340151853257612" calcext:value-type="float">
            <text:p>0.034015185325761</text:p>
          </table:table-cell>
          <table:table-cell office:value-type="float" office:value="0.126601217368432" calcext:value-type="float">
            <text:p>0.126601217368432</text:p>
          </table:table-cell>
          <table:table-cell office:value-type="float" office:value="0.0651964382985146" calcext:value-type="float">
            <text:p>0.065196438298515</text:p>
          </table:table-cell>
          <table:table-cell office:value-type="float" office:value="639.768651791446" calcext:value-type="float">
            <text:p>639.768651791446</text:p>
          </table:table-cell>
          <table:table-cell office:value-type="float" office:value="48.7512487512488" calcext:value-type="float">
            <text:p>48.7512487512488</text:p>
          </table:table-cell>
          <table:table-cell office:value-type="string" calcext:value-type="string">
            <text:p>65a9d66a-ef8a-49e6-9d80-4fb5e15cdf75</text:p>
          </table:table-cell>
          <table:table-cell office:value-type="float" office:value="0.273777255445787" calcext:value-type="float">
            <text:p>0.273777255445787</text:p>
          </table:table-cell>
          <table:table-cell office:value-type="float" office:value="0.454690815649477" calcext:value-type="float">
            <text:p>0.45469081564947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2.820512820513" calcext:value-type="float">
            <text:p>112.820512820513</text:p>
          </table:table-cell>
          <table:table-cell office:value-type="float" office:value="87.6123876123876" calcext:value-type="float">
            <text:p>87.6123876123876</text:p>
          </table:table-cell>
          <table:table-cell office:value-type="float" office:value="13.747809933072" calcext:value-type="float">
            <text:p>13.747809933072</text:p>
          </table:table-cell>
          <table:table-cell office:value-type="float" office:value="50.6410256410256" calcext:value-type="float">
            <text:p>50.6410256410256</text:p>
          </table:table-cell>
          <table:table-cell office:value-type="float" office:value="233.712768862225" calcext:value-type="float">
            <text:p>233.712768862225</text:p>
          </table:table-cell>
          <table:table-cell office:value-type="float" office:value="62.1794871794872" calcext:value-type="float">
            <text:p>62.1794871794872</text:p>
          </table:table-cell>
          <table:table-cell/>
        </table:table-row>
        <table:table-row table:style-name="ro1" table:visibility="filter">
          <table:table-cell office:value-type="string" calcext:value-type="string">
            <text:p>8a01622f-4b94-4e46-8c43-b52cd35e8f3d</text:p>
          </table:table-cell>
          <table:table-cell office:value-type="float" office:value="23.7274637671578" calcext:value-type="float">
            <text:p>23.7274637671578</text:p>
          </table:table-cell>
          <table:table-cell office:value-type="float" office:value="25.954045954046" calcext:value-type="float">
            <text:p>25.95404595404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-0.0446983097512381" calcext:value-type="float">
            <text:p>-0.044698309751238</text:p>
          </table:table-cell>
          <table:table-cell office:value-type="float" office:value="-0.0740814554777218" calcext:value-type="float">
            <text:p>-0.074081455477722</text:p>
          </table:table-cell>
          <table:table-cell office:value-type="float" office:value="-0.152534532030071" calcext:value-type="float">
            <text:p>-0.152534532030071</text:p>
          </table:table-cell>
          <table:table-cell office:value-type="float" office:value="0.125412120568889" calcext:value-type="float">
            <text:p>0.125412120568889</text:p>
          </table:table-cell>
          <table:table-cell office:value-type="float" office:value="0.060698709134195" calcext:value-type="float">
            <text:p>0.060698709134195</text:p>
          </table:table-cell>
          <table:table-cell office:value-type="float" office:value="403.366884041683" calcext:value-type="float">
            <text:p>403.366884041683</text:p>
          </table:table-cell>
          <table:table-cell office:value-type="float" office:value="31.9080919080919" calcext:value-type="float">
            <text:p>31.9080919080919</text:p>
          </table:table-cell>
          <table:table-cell office:value-type="string" calcext:value-type="string">
            <text:p>8a01622f-4b94-4e46-8c43-b52cd35e8f3d</text:p>
          </table:table-cell>
          <table:table-cell office:value-type="float" office:value="0.349737839204474" calcext:value-type="float">
            <text:p>0.349737839204474</text:p>
          </table:table-cell>
          <table:table-cell office:value-type="float" office:value="0.386352957013324" calcext:value-type="float">
            <text:p>0.38635295701332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2.5" calcext:value-type="float">
            <text:p>112.5</text:p>
          </table:table-cell>
          <table:table-cell office:value-type="float" office:value="57.8621378621379" calcext:value-type="float">
            <text:p>57.8621378621379</text:p>
          </table:table-cell>
          <table:table-cell office:value-type="float" office:value="16.0124715509514" calcext:value-type="float">
            <text:p>16.0124715509514</text:p>
          </table:table-cell>
          <table:table-cell office:value-type="float" office:value="60.2564102564103" calcext:value-type="float">
            <text:p>60.2564102564103</text:p>
          </table:table-cell>
          <table:table-cell office:value-type="float" office:value="192.149658611416" calcext:value-type="float">
            <text:p>192.149658611416</text:p>
          </table:table-cell>
          <table:table-cell office:value-type="float" office:value="52.2435897435897" calcext:value-type="float">
            <text:p>52.2435897435897</text:p>
          </table:table-cell>
          <table:table-cell/>
        </table:table-row>
        <table:table-row table:style-name="ro1" table:visibility="filter">
          <table:table-cell office:value-type="string" calcext:value-type="string">
            <text:p>3f03f184-feef-4211-86ad-3ddf76816fe4</text:p>
          </table:table-cell>
          <table:table-cell office:value-type="float" office:value="35.0060263046793" calcext:value-type="float">
            <text:p>35.0060263046793</text:p>
          </table:table-cell>
          <table:table-cell office:value-type="float" office:value="36.5434565434565" calcext:value-type="float">
            <text:p>36.543456543456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e</text:p>
          </table:table-cell>
          <table:table-cell office:value-type="float" office:value="0.124370774367316" calcext:value-type="float">
            <text:p>0.124370774367316</text:p>
          </table:table-cell>
          <table:table-cell office:value-type="float" office:value="0.0385140375650825" calcext:value-type="float">
            <text:p>0.038514037565083</text:p>
          </table:table-cell>
          <table:table-cell office:value-type="float" office:value="0.188945495049004" calcext:value-type="float">
            <text:p>0.188945495049004</text:p>
          </table:table-cell>
          <table:table-cell office:value-type="float" office:value="0.12853060771445" calcext:value-type="float">
            <text:p>0.12853060771445</text:p>
          </table:table-cell>
          <table:table-cell office:value-type="float" office:value="0.0648773705365915" calcext:value-type="float">
            <text:p>0.064877370536592</text:p>
          </table:table-cell>
          <table:table-cell office:value-type="float" office:value="595.102447179548" calcext:value-type="float">
            <text:p>595.102447179548</text:p>
          </table:table-cell>
          <table:table-cell office:value-type="float" office:value="43.3366633366633" calcext:value-type="float">
            <text:p>43.3366633366633</text:p>
          </table:table-cell>
          <table:table-cell office:value-type="string" calcext:value-type="string">
            <text:p>3f03f184-feef-4211-86ad-3ddf76816fe4</text:p>
          </table:table-cell>
          <table:table-cell office:value-type="float" office:value="0.254373776448025" calcext:value-type="float">
            <text:p>0.254373776448025</text:p>
          </table:table-cell>
          <table:table-cell office:value-type="float" office:value="0.36110976550033" calcext:value-type="float">
            <text:p>0.3611097655003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.217948717949" calcext:value-type="float">
            <text:p>111.217948717949</text:p>
          </table:table-cell>
          <table:table-cell office:value-type="float" office:value="79.8801198801199" calcext:value-type="float">
            <text:p>79.8801198801199</text:p>
          </table:table-cell>
          <table:table-cell office:value-type="float" office:value="13.5469926588818" calcext:value-type="float">
            <text:p>13.5469926588818</text:p>
          </table:table-cell>
          <table:table-cell office:value-type="float" office:value="49.6794871794872" calcext:value-type="float">
            <text:p>49.6794871794872</text:p>
          </table:table-cell>
          <table:table-cell office:value-type="float" office:value="230.298875200991" calcext:value-type="float">
            <text:p>230.298875200991</text:p>
          </table:table-cell>
          <table:table-cell office:value-type="float" office:value="61.5384615384615" calcext:value-type="float">
            <text:p>61.5384615384615</text:p>
          </table:table-cell>
          <table:table-cell/>
        </table:table-row>
        <table:table-row table:style-name="ro1" table:visibility="filter">
          <table:table-cell office:value-type="string" calcext:value-type="string">
            <text:p>b58c6454-2676-418e-b11f-27edfc092c99</text:p>
          </table:table-cell>
          <table:table-cell office:value-type="float" office:value="0.749489635088044" calcext:value-type="float">
            <text:p>0.749489635088044</text:p>
          </table:table-cell>
          <table:table-cell office:value-type="float" office:value="9.11088911088911" calcext:value-type="float">
            <text:p>9.1108891108891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alse</text:p>
          </table:table-cell>
          <table:table-cell office:value-type="float" office:value="-0.112819837812881" calcext:value-type="float">
            <text:p>-0.112819837812881</text:p>
          </table:table-cell>
          <table:table-cell office:value-type="float" office:value="0.0718137134254906" calcext:value-type="float">
            <text:p>0.071813713425491</text:p>
          </table:table-cell>
          <table:table-cell office:value-type="float" office:value="-0.18406187922626" calcext:value-type="float">
            <text:p>-0.18406187922626</text:p>
          </table:table-cell>
          <table:table-cell office:value-type="float" office:value="0.137631852913746" calcext:value-type="float">
            <text:p>0.137631852913746</text:p>
          </table:table-cell>
          <table:table-cell office:value-type="float" office:value="0.0815451406268733" calcext:value-type="float">
            <text:p>0.081545140626873</text:p>
          </table:table-cell>
          <table:table-cell office:value-type="float" office:value="4.49693781052827" calcext:value-type="float">
            <text:p>4.49693781052827</text:p>
          </table:table-cell>
          <table:table-cell office:value-type="float" office:value="13.2667332667333" calcext:value-type="float">
            <text:p>13.2667332667333</text:p>
          </table:table-cell>
          <table:table-cell office:value-type="string" calcext:value-type="string">
            <text:p>b58c6454-2676-418e-b11f-27edfc092c99</text:p>
          </table:table-cell>
          <table:table-cell office:value-type="float" office:value="0.204214805992638" calcext:value-type="float">
            <text:p>0.204214805992638</text:p>
          </table:table-cell>
          <table:table-cell office:value-type="float" office:value="0.4203562160515" calcext:value-type="float">
            <text:p>0.4203562160515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8.974358974359" calcext:value-type="float">
            <text:p>108.974358974359</text:p>
          </table:table-cell>
          <table:table-cell office:value-type="float" office:value="22.3776223776224" calcext:value-type="float">
            <text:p>22.3776223776224</text:p>
          </table:table-cell>
          <table:table-cell office:value-type="float" office:value="19.5007683383769" calcext:value-type="float">
            <text:p>19.5007683383769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156.006146707015" calcext:value-type="float">
            <text:p>156.006146707015</text:p>
          </table:table-cell>
          <table:table-cell office:value-type="float" office:value="39.7435897435897" calcext:value-type="float">
            <text:p>39.7435897435897</text:p>
          </table:table-cell>
          <table:table-cell/>
        </table:table-row>
        <table:table-row table:style-name="ro1" table:visibility="filter">
          <table:table-cell office:value-type="string" calcext:value-type="string">
            <text:p>595743c4-49ff-41f3-8ceb-93f91fb84fdb</text:p>
          </table:table-cell>
          <table:table-cell office:value-type="float" office:value="44.8107809177298" calcext:value-type="float">
            <text:p>44.8107809177298</text:p>
          </table:table-cell>
          <table:table-cell office:value-type="float" office:value="45.5744255744256" calcext:value-type="float">
            <text:p>45.57442557442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alse</text:p>
          </table:table-cell>
          <table:table-cell office:value-type="float" office:value="0.0268413822191872" calcext:value-type="float">
            <text:p>0.026841382219187</text:p>
          </table:table-cell>
          <table:table-cell office:value-type="float" office:value="0.0956285214538318" calcext:value-type="float">
            <text:p>0.095628521453832</text:p>
          </table:table-cell>
          <table:table-cell office:value-type="float" office:value="-0.153744954122613" calcext:value-type="float">
            <text:p>-0.153744954122613</text:p>
          </table:table-cell>
          <table:table-cell office:value-type="float" office:value="0.128283039032834" calcext:value-type="float">
            <text:p>0.128283039032834</text:p>
          </table:table-cell>
          <table:table-cell office:value-type="float" office:value="0.0694979160742395" calcext:value-type="float">
            <text:p>0.06949791607424</text:p>
          </table:table-cell>
          <table:table-cell office:value-type="float" office:value="716.972494683676" calcext:value-type="float">
            <text:p>716.972494683676</text:p>
          </table:table-cell>
          <table:table-cell office:value-type="float" office:value="57.0829170829171" calcext:value-type="float">
            <text:p>57.0829170829171</text:p>
          </table:table-cell>
          <table:table-cell office:value-type="string" calcext:value-type="string">
            <text:p>595743c4-49ff-41f3-8ceb-93f91fb84fdb</text:p>
          </table:table-cell>
          <table:table-cell office:value-type="float" office:value="0.22305318944107" calcext:value-type="float">
            <text:p>0.22305318944107</text:p>
          </table:table-cell>
          <table:table-cell office:value-type="float" office:value="0.42400462228468" calcext:value-type="float">
            <text:p>0.4240046222846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.012820512821" calcext:value-type="float">
            <text:p>108.012820512821</text:p>
          </table:table-cell>
          <table:table-cell office:value-type="float" office:value="102.657342657343" calcext:value-type="float">
            <text:p>102.657342657343</text:p>
          </table:table-cell>
          <table:table-cell office:value-type="float" office:value="13.1039252892983" calcext:value-type="float">
            <text:p>13.1039252892983</text:p>
          </table:table-cell>
          <table:table-cell office:value-type="float" office:value="48.7179487179487" calcext:value-type="float">
            <text:p>48.7179487179487</text:p>
          </table:table-cell>
          <table:table-cell office:value-type="float" office:value="222.76672991807" calcext:value-type="float">
            <text:p>222.76672991807</text:p>
          </table:table-cell>
          <table:table-cell office:value-type="float" office:value="59.2948717948718" calcext:value-type="float">
            <text:p>59.2948717948718</text:p>
          </table:table-cell>
          <table:table-cell/>
        </table:table-row>
        <table:table-row table:style-name="ro1" table:visibility="filter">
          <table:table-cell office:value-type="string" calcext:value-type="string">
            <text:p>3186958a-0bce-426b-b64b-14f4985cff1a</text:p>
          </table:table-cell>
          <table:table-cell office:value-type="float" office:value="39.7492337971104" calcext:value-type="float">
            <text:p>39.7492337971104</text:p>
          </table:table-cell>
          <table:table-cell office:value-type="float" office:value="40.7592407592408" calcext:value-type="float">
            <text:p>40.759240759240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0477239901903818" calcext:value-type="float">
            <text:p>0.047723990190382</text:p>
          </table:table-cell>
          <table:table-cell office:value-type="float" office:value="-0.0429918733919037" calcext:value-type="float">
            <text:p>-0.042991873391904</text:p>
          </table:table-cell>
          <table:table-cell office:value-type="float" office:value="-0.0446612297906784" calcext:value-type="float">
            <text:p>-0.044661229790679</text:p>
          </table:table-cell>
          <table:table-cell office:value-type="float" office:value="0.126260461909999" calcext:value-type="float">
            <text:p>0.126260461909999</text:p>
          </table:table-cell>
          <table:table-cell office:value-type="float" office:value="0.0651665437560131" calcext:value-type="float">
            <text:p>0.065166543756013</text:p>
          </table:table-cell>
          <table:table-cell office:value-type="float" office:value="556.489273159546" calcext:value-type="float">
            <text:p>556.489273159546</text:p>
          </table:table-cell>
          <table:table-cell office:value-type="float" office:value="40.5394605394605" calcext:value-type="float">
            <text:p>40.5394605394605</text:p>
          </table:table-cell>
          <table:table-cell office:value-type="string" calcext:value-type="string">
            <text:p>3186958a-0bce-426b-b64b-14f4985cff1a</text:p>
          </table:table-cell>
          <table:table-cell office:value-type="float" office:value="0.159852044598578" calcext:value-type="float">
            <text:p>0.159852044598578</text:p>
          </table:table-cell>
          <table:table-cell office:value-type="float" office:value="0.397288400299564" calcext:value-type="float">
            <text:p>0.39728840029956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7.051282051282" calcext:value-type="float">
            <text:p>107.051282051282</text:p>
          </table:table-cell>
          <table:table-cell office:value-type="float" office:value="81.2987012987013" calcext:value-type="float">
            <text:p>81.2987012987013</text:p>
          </table:table-cell>
          <table:table-cell office:value-type="float" office:value="15.2908558380838" calcext:value-type="float">
            <text:p>15.2908558380838</text:p>
          </table:table-cell>
          <table:table-cell office:value-type="float" office:value="59.2948717948718" calcext:value-type="float">
            <text:p>59.2948717948718</text:p>
          </table:table-cell>
          <table:table-cell office:value-type="float" office:value="183.490270057006" calcext:value-type="float">
            <text:p>183.490270057006</text:p>
          </table:table-cell>
          <table:table-cell office:value-type="float" office:value="47.7564102564103" calcext:value-type="float">
            <text:p>47.7564102564103</text:p>
          </table:table-cell>
          <table:table-cell/>
        </table:table-row>
        <table:table-row table:style-name="ro1" table:visibility="filter">
          <table:table-cell office:value-type="string" calcext:value-type="string">
            <text:p>0cbaff9d-d39e-424d-8bdd-adf0b03694b7</text:p>
          </table:table-cell>
          <table:table-cell office:value-type="float" office:value="32.4693938047738" calcext:value-type="float">
            <text:p>32.4693938047738</text:p>
          </table:table-cell>
          <table:table-cell office:value-type="float" office:value="34.8851148851149" calcext:value-type="float">
            <text:p>34.88511488511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10773048692072" calcext:value-type="float">
            <text:p>0.10773048692072</text:p>
          </table:table-cell>
          <table:table-cell office:value-type="float" office:value="-0.213377356270238" calcext:value-type="float">
            <text:p>-0.213377356270238</text:p>
          </table:table-cell>
          <table:table-cell office:value-type="float" office:value="-0.087520001755647" calcext:value-type="float">
            <text:p>-0.087520001755647</text:p>
          </table:table-cell>
          <table:table-cell office:value-type="float" office:value="0.128354871166297" calcext:value-type="float">
            <text:p>0.128354871166297</text:p>
          </table:table-cell>
          <table:table-cell office:value-type="float" office:value="0.0617743583692027" calcext:value-type="float">
            <text:p>0.061774358369203</text:p>
          </table:table-cell>
          <table:table-cell office:value-type="float" office:value="519.510300876381" calcext:value-type="float">
            <text:p>519.510300876381</text:p>
          </table:table-cell>
          <table:table-cell office:value-type="float" office:value="37.7822177822178" calcext:value-type="float">
            <text:p>37.7822177822178</text:p>
          </table:table-cell>
          <table:table-cell office:value-type="string" calcext:value-type="string">
            <text:p>0cbaff9d-d39e-424d-8bdd-adf0b03694b7</text:p>
          </table:table-cell>
          <table:table-cell office:value-type="float" office:value="0.314164662352379" calcext:value-type="float">
            <text:p>0.314164662352379</text:p>
          </table:table-cell>
          <table:table-cell office:value-type="float" office:value="0.400059373954412" calcext:value-type="float">
            <text:p>0.40005937395441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6.089743589744" calcext:value-type="float">
            <text:p>106.089743589744</text:p>
          </table:table-cell>
          <table:table-cell office:value-type="float" office:value="72.6673326673327" calcext:value-type="float">
            <text:p>72.6673326673327</text:p>
          </table:table-cell>
          <table:table-cell office:value-type="float" office:value="15.2615553605591" calcext:value-type="float">
            <text:p>15.2615553605591</text:p>
          </table:table-cell>
          <table:table-cell office:value-type="float" office:value="58.974358974359" calcext:value-type="float">
            <text:p>58.974358974359</text:p>
          </table:table-cell>
          <table:table-cell office:value-type="float" office:value="183.13866432671" calcext:value-type="float">
            <text:p>183.13866432671</text:p>
          </table:table-cell>
          <table:table-cell office:value-type="float" office:value="47.1153846153846" calcext:value-type="float">
            <text:p>47.1153846153846</text:p>
          </table:table-cell>
          <table:table-cell/>
        </table:table-row>
        <table:table-row table:style-name="ro1" table:visibility="filter">
          <table:table-cell office:value-type="string" calcext:value-type="string">
            <text:p>7d6bf2b7-2ec6-4290-bbe0-53e6e9840fb7</text:p>
          </table:table-cell>
          <table:table-cell office:value-type="float" office:value="45.2372466039385" calcext:value-type="float">
            <text:p>45.2372466039385</text:p>
          </table:table-cell>
          <table:table-cell office:value-type="float" office:value="46.5734265734266" calcext:value-type="float">
            <text:p>46.573426573426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lse</text:p>
          </table:table-cell>
          <table:table-cell office:value-type="float" office:value="0.0537371634617418" calcext:value-type="float">
            <text:p>0.053737163461742</text:p>
          </table:table-cell>
          <table:table-cell office:value-type="float" office:value="-0.118491842773546" calcext:value-type="float">
            <text:p>-0.118491842773546</text:p>
          </table:table-cell>
          <table:table-cell office:value-type="float" office:value="-0.0985224292592667" calcext:value-type="float">
            <text:p>-0.098522429259267</text:p>
          </table:table-cell>
          <table:table-cell office:value-type="float" office:value="0.128391384256791" calcext:value-type="float">
            <text:p>0.128391384256791</text:p>
          </table:table-cell>
          <table:table-cell office:value-type="float" office:value="0.0664857196900875" calcext:value-type="float">
            <text:p>0.066485719690088</text:p>
          </table:table-cell>
          <table:table-cell office:value-type="float" office:value="588.0842058512" calcext:value-type="float">
            <text:p>588.0842058512</text:p>
          </table:table-cell>
          <table:table-cell office:value-type="float" office:value="42.7372627372627" calcext:value-type="float">
            <text:p>42.7372627372627</text:p>
          </table:table-cell>
          <table:table-cell office:value-type="string" calcext:value-type="string">
            <text:p>7d6bf2b7-2ec6-4290-bbe0-53e6e9840fb7</text:p>
          </table:table-cell>
          <table:table-cell office:value-type="float" office:value="0.305950922597515" calcext:value-type="float">
            <text:p>0.305950922597515</text:p>
          </table:table-cell>
          <table:table-cell office:value-type="float" office:value="0.33662472889282" calcext:value-type="float">
            <text:p>0.3366247288928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3.846153846154" calcext:value-type="float">
            <text:p>103.846153846154</text:p>
          </table:table-cell>
          <table:table-cell office:value-type="float" office:value="89.3106893106893" calcext:value-type="float">
            <text:p>89.3106893106893</text:p>
          </table:table-cell>
          <table:table-cell office:value-type="float" office:value="15.1489194263102" calcext:value-type="float">
            <text:p>15.1489194263102</text:p>
          </table:table-cell>
          <table:table-cell office:value-type="float" office:value="58.0128205128205" calcext:value-type="float">
            <text:p>58.0128205128205</text:p>
          </table:table-cell>
          <table:table-cell office:value-type="float" office:value="181.787033115722" calcext:value-type="float">
            <text:p>181.787033115722</text:p>
          </table:table-cell>
          <table:table-cell office:value-type="float" office:value="45.8333333333333" calcext:value-type="float">
            <text:p>45.8333333333333</text:p>
          </table:table-cell>
          <table:table-cell/>
        </table:table-row>
        <table:table-row table:style-name="ro1" table:visibility="filter">
          <table:table-cell office:value-type="string" calcext:value-type="string">
            <text:p>92f59025-9bd0-4e4a-bfb3-4e5b9605fe64</text:p>
          </table:table-cell>
          <table:table-cell office:value-type="float" office:value="35.6413354483013" calcext:value-type="float">
            <text:p>35.6413354483013</text:p>
          </table:table-cell>
          <table:table-cell office:value-type="float" office:value="37.1228771228771" calcext:value-type="float">
            <text:p>37.122877122877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False</text:p>
          </table:table-cell>
          <table:table-cell office:value-type="float" office:value="0.0316190090230653" calcext:value-type="float">
            <text:p>0.031619009023065</text:p>
          </table:table-cell>
          <table:table-cell office:value-type="float" office:value="0.192110113958486" calcext:value-type="float">
            <text:p>0.192110113958486</text:p>
          </table:table-cell>
          <table:table-cell office:value-type="float" office:value="-0.135470336072867" calcext:value-type="float">
            <text:p>-0.135470336072867</text:p>
          </table:table-cell>
          <table:table-cell office:value-type="float" office:value="0.129278549785051" calcext:value-type="float">
            <text:p>0.129278549785051</text:p>
          </table:table-cell>
          <table:table-cell office:value-type="float" office:value="0.0645709624418278" calcext:value-type="float">
            <text:p>0.064570962441828</text:p>
          </table:table-cell>
          <table:table-cell office:value-type="float" office:value="605.902702621122" calcext:value-type="float">
            <text:p>605.902702621122</text:p>
          </table:table-cell>
          <table:table-cell office:value-type="float" office:value="44.6553446553447" calcext:value-type="float">
            <text:p>44.6553446553447</text:p>
          </table:table-cell>
          <table:table-cell office:value-type="string" calcext:value-type="string">
            <text:p>92f59025-9bd0-4e4a-bfb3-4e5b9605fe64</text:p>
          </table:table-cell>
          <table:table-cell office:value-type="float" office:value="0.393366571479195" calcext:value-type="float">
            <text:p>0.393366571479195</text:p>
          </table:table-cell>
          <table:table-cell office:value-type="float" office:value="0.422845125587179" calcext:value-type="float">
            <text:p>0.42284512558717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.205128205128" calcext:value-type="float">
            <text:p>103.205128205128</text:p>
          </table:table-cell>
          <table:table-cell office:value-type="float" office:value="81.7782217782218" calcext:value-type="float">
            <text:p>81.7782217782218</text:p>
          </table:table-cell>
          <table:table-cell office:value-type="float" office:value="12.3216197791148" calcext:value-type="float">
            <text:p>12.3216197791148</text:p>
          </table:table-cell>
          <table:table-cell office:value-type="float" office:value="46.7948717948718" calcext:value-type="float">
            <text:p>46.7948717948718</text:p>
          </table:table-cell>
          <table:table-cell office:value-type="float" office:value="209.467536244951" calcext:value-type="float">
            <text:p>209.467536244951</text:p>
          </table:table-cell>
          <table:table-cell office:value-type="float" office:value="56.4102564102564" calcext:value-type="float">
            <text:p>56.4102564102564</text:p>
          </table:table-cell>
          <table:table-cell/>
        </table:table-row>
        <table:table-row table:style-name="ro1" table:visibility="filter">
          <table:table-cell office:value-type="string" calcext:value-type="string">
            <text:p>8894ecab-212c-4a21-9a81-b2833abeefaa</text:p>
          </table:table-cell>
          <table:table-cell office:value-type="float" office:value="65.3054041176285" calcext:value-type="float">
            <text:p>65.3054041176285</text:p>
          </table:table-cell>
          <table:table-cell office:value-type="float" office:value="77.4325674325674" calcext:value-type="float">
            <text:p>77.432567432567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-0.0491933760397901" calcext:value-type="float">
            <text:p>-0.04919337603979</text:p>
          </table:table-cell>
          <table:table-cell office:value-type="float" office:value="-0.115768717695005" calcext:value-type="float">
            <text:p>-0.115768717695005</text:p>
          </table:table-cell>
          <table:table-cell office:value-type="float" office:value="-0.109276709393131" calcext:value-type="float">
            <text:p>-0.109276709393131</text:p>
          </table:table-cell>
          <table:table-cell office:value-type="float" office:value="0.129426244109061" calcext:value-type="float">
            <text:p>0.129426244109061</text:p>
          </table:table-cell>
          <table:table-cell office:value-type="float" office:value="0.0709341132882972" calcext:value-type="float">
            <text:p>0.070934113288297</text:p>
          </table:table-cell>
          <table:table-cell office:value-type="float" office:value="653.054041176285" calcext:value-type="float">
            <text:p>653.054041176285</text:p>
          </table:table-cell>
          <table:table-cell office:value-type="float" office:value="49.9000999000999" calcext:value-type="float">
            <text:p>49.9000999000999</text:p>
          </table:table-cell>
          <table:table-cell office:value-type="string" calcext:value-type="string">
            <text:p>8894ecab-212c-4a21-9a81-b2833abeefaa</text:p>
          </table:table-cell>
          <table:table-cell office:value-type="float" office:value="-0.11496432925643" calcext:value-type="float">
            <text:p>-0.11496432925643</text:p>
          </table:table-cell>
          <table:table-cell office:value-type="float" office:value="0.441784898137373" calcext:value-type="float">
            <text:p>0.441784898137373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.24358974359" calcext:value-type="float">
            <text:p>102.24358974359</text:p>
          </table:table-cell>
          <table:table-cell office:value-type="float" office:value="127.332667332667" calcext:value-type="float">
            <text:p>127.332667332667</text:p>
          </table:table-cell>
          <table:table-cell office:value-type="float" office:value="16.4667806773642" calcext:value-type="float">
            <text:p>16.4667806773642</text:p>
          </table:table-cell>
          <table:table-cell office:value-type="float" office:value="60.5769230769231" calcext:value-type="float">
            <text:p>60.5769230769231</text:p>
          </table:table-cell>
          <table:table-cell office:value-type="float" office:value="164.667806773642" calcext:value-type="float">
            <text:p>164.667806773642</text:p>
          </table:table-cell>
          <table:table-cell office:value-type="float" office:value="41.6666666666667" calcext:value-type="float">
            <text:p>41.6666666666667</text:p>
          </table:table-cell>
          <table:table-cell/>
        </table:table-row>
        <table:table-row table:style-name="ro1" table:visibility="filter">
          <table:table-cell office:value-type="string" calcext:value-type="string">
            <text:p>7df4ca1c-edac-40b4-9b3d-fb2c4a9bfe76</text:p>
          </table:table-cell>
          <table:table-cell office:value-type="float" office:value="47.523687045325" calcext:value-type="float">
            <text:p>47.523687045325</text:p>
          </table:table-cell>
          <table:table-cell office:value-type="float" office:value="53.3066933066933" calcext:value-type="float">
            <text:p>53.306693306693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-0.080726280634413" calcext:value-type="float">
            <text:p>-0.080726280634413</text:p>
          </table:table-cell>
          <table:table-cell office:value-type="float" office:value="-0.0664065924295796" calcext:value-type="float">
            <text:p>-0.06640659242958</text:p>
          </table:table-cell>
          <table:table-cell office:value-type="float" office:value="-0.0649937028510487" calcext:value-type="float">
            <text:p>-0.064993702851049</text:p>
          </table:table-cell>
          <table:table-cell office:value-type="float" office:value="0.128446890224127" calcext:value-type="float">
            <text:p>0.128446890224127</text:p>
          </table:table-cell>
          <table:table-cell office:value-type="float" office:value="0.0692988509119762" calcext:value-type="float">
            <text:p>0.069298850911976</text:p>
          </table:table-cell>
          <table:table-cell office:value-type="float" office:value="617.807931589225" calcext:value-type="float">
            <text:p>617.807931589225</text:p>
          </table:table-cell>
          <table:table-cell office:value-type="float" office:value="46.0739260739261" calcext:value-type="float">
            <text:p>46.0739260739261</text:p>
          </table:table-cell>
          <table:table-cell office:value-type="string" calcext:value-type="string">
            <text:p>7df4ca1c-edac-40b4-9b3d-fb2c4a9bfe76</text:p>
          </table:table-cell>
          <table:table-cell office:value-type="float" office:value="0.127071613984415" calcext:value-type="float">
            <text:p>0.127071613984415</text:p>
          </table:table-cell>
          <table:table-cell office:value-type="float" office:value="0.412778514030895" calcext:value-type="float">
            <text:p>0.41277851403089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.282051282051" calcext:value-type="float">
            <text:p>101.282051282051</text:p>
          </table:table-cell>
          <table:table-cell office:value-type="float" office:value="99.3806193806194" calcext:value-type="float">
            <text:p>99.3806193806194</text:p>
          </table:table-cell>
          <table:table-cell office:value-type="float" office:value="14.8707647593652" calcext:value-type="float">
            <text:p>14.8707647593652</text:p>
          </table:table-cell>
          <table:table-cell office:value-type="float" office:value="56.4102564102564" calcext:value-type="float">
            <text:p>56.4102564102564</text:p>
          </table:table-cell>
          <table:table-cell office:value-type="float" office:value="178.449177112383" calcext:value-type="float">
            <text:p>178.449177112383</text:p>
          </table:table-cell>
          <table:table-cell office:value-type="float" office:value="44.8717948717949" calcext:value-type="float">
            <text:p>44.8717948717949</text:p>
          </table:table-cell>
          <table:table-cell/>
        </table:table-row>
        <table:table-row table:style-name="ro1" table:visibility="filter">
          <table:table-cell office:value-type="string" calcext:value-type="string">
            <text:p>a33d28fd-9fc5-44f0-8140-b1faf2475f12</text:p>
          </table:table-cell>
          <table:table-cell office:value-type="float" office:value="39.5204206919718" calcext:value-type="float">
            <text:p>39.5204206919718</text:p>
          </table:table-cell>
          <table:table-cell office:value-type="float" office:value="40.4795204795205" calcext:value-type="float">
            <text:p>40.479520479520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0860265528199759" calcext:value-type="float">
            <text:p>0.086026552819976</text:p>
          </table:table-cell>
          <table:table-cell office:value-type="float" office:value="-0.203293319180704" calcext:value-type="float">
            <text:p>-0.203293319180704</text:p>
          </table:table-cell>
          <table:table-cell office:value-type="float" office:value="-0.100802869887018" calcext:value-type="float">
            <text:p>-0.100802869887018</text:p>
          </table:table-cell>
          <table:table-cell office:value-type="float" office:value="0.128905801274521" calcext:value-type="float">
            <text:p>0.128905801274521</text:p>
          </table:table-cell>
          <table:table-cell office:value-type="float" office:value="0.0646900799728182" calcext:value-type="float">
            <text:p>0.064690079972818</text:p>
          </table:table-cell>
          <table:table-cell office:value-type="float" office:value="553.285889687604" calcext:value-type="float">
            <text:p>553.285889687604</text:p>
          </table:table-cell>
          <table:table-cell office:value-type="float" office:value="40.3196803196803" calcext:value-type="float">
            <text:p>40.3196803196803</text:p>
          </table:table-cell>
          <table:table-cell office:value-type="string" calcext:value-type="string">
            <text:p>a33d28fd-9fc5-44f0-8140-b1faf2475f12</text:p>
          </table:table-cell>
          <table:table-cell office:value-type="float" office:value="0.318216411546847" calcext:value-type="float">
            <text:p>0.318216411546847</text:p>
          </table:table-cell>
          <table:table-cell office:value-type="float" office:value="0.425806077984366" calcext:value-type="float">
            <text:p>0.425806077984366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.320512820513" calcext:value-type="float">
            <text:p>100.320512820513</text:p>
          </table:table-cell>
          <table:table-cell office:value-type="float" office:value="80.7992007992008" calcext:value-type="float">
            <text:p>80.7992007992008</text:p>
          </table:table-cell>
          <table:table-cell office:value-type="float" office:value="14.6796464018385" calcext:value-type="float">
            <text:p>14.6796464018385</text:p>
          </table:table-cell>
          <table:table-cell office:value-type="float" office:value="56.0897435897436" calcext:value-type="float">
            <text:p>56.0897435897436</text:p>
          </table:table-cell>
          <table:table-cell office:value-type="float" office:value="176.155756822062" calcext:value-type="float">
            <text:p>176.155756822062</text:p>
          </table:table-cell>
          <table:table-cell office:value-type="float" office:value="44.2307692307692" calcext:value-type="float">
            <text:p>44.2307692307692</text:p>
          </table:table-cell>
          <table:table-cell/>
        </table:table-row>
        <table:table-row table:style-name="ro1" table:visibility="filter">
          <table:table-cell office:value-type="string" calcext:value-type="string">
            <text:p>e7bb1a61-dc2f-4ca5-9b0f-48329cdf5b7f</text:p>
          </table:table-cell>
          <table:table-cell office:value-type="float" office:value="46.0034417934825" calcext:value-type="float">
            <text:p>46.0034417934825</text:p>
          </table:table-cell>
          <table:table-cell office:value-type="float" office:value="48.4315684315684" calcext:value-type="float">
            <text:p>48.431568431568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alse</text:p>
          </table:table-cell>
          <table:table-cell office:value-type="float" office:value="-0.0191049385090649" calcext:value-type="float">
            <text:p>-0.019104938509065</text:p>
          </table:table-cell>
          <table:table-cell office:value-type="float" office:value="0.0400847956115292" calcext:value-type="float">
            <text:p>0.040084795611529</text:p>
          </table:table-cell>
          <table:table-cell office:value-type="float" office:value="-0.0925900656256689" calcext:value-type="float">
            <text:p>-0.092590065625669</text:p>
          </table:table-cell>
          <table:table-cell office:value-type="float" office:value="0.112432272684369" calcext:value-type="float">
            <text:p>0.112432272684369</text:p>
          </table:table-cell>
          <table:table-cell office:value-type="float" office:value="0.0638814276343959" calcext:value-type="float">
            <text:p>0.063881427634396</text:p>
          </table:table-cell>
          <table:table-cell office:value-type="float" office:value="690.051626902238" calcext:value-type="float">
            <text:p>690.051626902238</text:p>
          </table:table-cell>
          <table:table-cell office:value-type="float" office:value="54.025974025974" calcext:value-type="float">
            <text:p>54.025974025974</text:p>
          </table:table-cell>
          <table:table-cell office:value-type="string" calcext:value-type="string">
            <text:p>e7bb1a61-dc2f-4ca5-9b0f-48329cdf5b7f</text:p>
          </table:table-cell>
          <table:table-cell office:value-type="float" office:value="0.416413809192526" calcext:value-type="float">
            <text:p>0.416413809192526</text:p>
          </table:table-cell>
          <table:table-cell office:value-type="float" office:value="0.362789006992632" calcext:value-type="float">
            <text:p>0.36278900699263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.6794871794872" calcext:value-type="float">
            <text:p>99.6794871794872</text:p>
          </table:table-cell>
          <table:table-cell office:value-type="float" office:value="102.457542457542" calcext:value-type="float">
            <text:p>102.457542457542</text:p>
          </table:table-cell>
          <table:table-cell office:value-type="float" office:value="14.6710763363185" calcext:value-type="float">
            <text:p>14.6710763363185</text:p>
          </table:table-cell>
          <table:table-cell office:value-type="float" office:value="55.7692307692308" calcext:value-type="float">
            <text:p>55.7692307692308</text:p>
          </table:table-cell>
          <table:table-cell office:value-type="float" office:value="176.052916035822" calcext:value-type="float">
            <text:p>176.052916035822</text:p>
          </table:table-cell>
          <table:table-cell office:value-type="float" office:value="43.9102564102564" calcext:value-type="float">
            <text:p>43.9102564102564</text:p>
          </table:table-cell>
          <table:table-cell/>
        </table:table-row>
        <table:table-row table:style-name="ro1" table:visibility="filter">
          <table:table-cell office:value-type="string" calcext:value-type="string">
            <text:p>ce0d548a-0c4f-446f-a324-c6145c2cdf8e</text:p>
          </table:table-cell>
          <table:table-cell office:value-type="float" office:value="68.2174973422022" calcext:value-type="float">
            <text:p>68.2174973422022</text:p>
          </table:table-cell>
          <table:table-cell office:value-type="float" office:value="80.5794205794206" calcext:value-type="float">
            <text:p>80.579420579420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alse</text:p>
          </table:table-cell>
          <table:table-cell office:value-type="float" office:value="0.448699587189153" calcext:value-type="float">
            <text:p>0.448699587189153</text:p>
          </table:table-cell>
          <table:table-cell office:value-type="float" office:value="0.129694402737061" calcext:value-type="float">
            <text:p>0.129694402737061</text:p>
          </table:table-cell>
          <table:table-cell office:value-type="float" office:value="-0.0156767817332164" calcext:value-type="float">
            <text:p>-0.015676781733216</text:p>
          </table:table-cell>
          <table:table-cell office:value-type="float" office:value="0.119532838430765" calcext:value-type="float">
            <text:p>0.119532838430765</text:p>
          </table:table-cell>
          <table:table-cell office:value-type="float" office:value="0.0699043166580806" calcext:value-type="float">
            <text:p>0.069904316658081</text:p>
          </table:table-cell>
          <table:table-cell office:value-type="float" office:value="1023.26246013303" calcext:value-type="float">
            <text:p>1023.26246013303</text:p>
          </table:table-cell>
          <table:table-cell office:value-type="float" office:value="89.8301698301698" calcext:value-type="float">
            <text:p>89.8301698301698</text:p>
          </table:table-cell>
          <table:table-cell office:value-type="string" calcext:value-type="string">
            <text:p>ce0d548a-0c4f-446f-a324-c6145c2cdf8e</text:p>
          </table:table-cell>
          <table:table-cell office:value-type="float" office:value="0.224163424882553" calcext:value-type="float">
            <text:p>0.224163424882553</text:p>
          </table:table-cell>
          <table:table-cell office:value-type="float" office:value="0.166576643950806" calcext:value-type="float">
            <text:p>0.16657664395080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.3974358974359" calcext:value-type="float">
            <text:p>98.3974358974359</text:p>
          </table:table-cell>
          <table:table-cell office:value-type="float" office:value="170.40959040959" calcext:value-type="float">
            <text:p>170.40959040959</text:p>
          </table:table-cell>
          <table:table-cell office:value-type="float" office:value="11.5518165537821" calcext:value-type="float">
            <text:p>11.5518165537821</text:p>
          </table:table-cell>
          <table:table-cell office:value-type="float" office:value="45.5128205128205" calcext:value-type="float">
            <text:p>45.5128205128205</text:p>
          </table:table-cell>
          <table:table-cell office:value-type="float" office:value="196.380881414296" calcext:value-type="float">
            <text:p>196.380881414296</text:p>
          </table:table-cell>
          <table:table-cell office:value-type="float" office:value="52.8846153846154" calcext:value-type="float">
            <text:p>52.8846153846154</text:p>
          </table:table-cell>
          <table:table-cell/>
        </table:table-row>
        <table:table-row table:style-name="ro1" table:visibility="filter">
          <table:table-cell office:value-type="string" calcext:value-type="string">
            <text:p>cd0d89a4-8897-4587-8299-dcdc3e894ad7</text:p>
          </table:table-cell>
          <table:table-cell office:value-type="float" office:value="12.4008785674414" calcext:value-type="float">
            <text:p>12.4008785674414</text:p>
          </table:table-cell>
          <table:table-cell office:value-type="float" office:value="15.6643356643357" calcext:value-type="float">
            <text:p>15.664335664335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alse</text:p>
          </table:table-cell>
          <table:table-cell office:value-type="float" office:value="0.295342245216047" calcext:value-type="float">
            <text:p>0.295342245216047</text:p>
          </table:table-cell>
          <table:table-cell office:value-type="float" office:value="0.0970760185200021" calcext:value-type="float">
            <text:p>0.097076018520002</text:p>
          </table:table-cell>
          <table:table-cell office:value-type="float" office:value="-0.148168461336204" calcext:value-type="float">
            <text:p>-0.148168461336204</text:p>
          </table:table-cell>
          <table:table-cell office:value-type="float" office:value="0.140164999695783" calcext:value-type="float">
            <text:p>0.140164999695783</text:p>
          </table:table-cell>
          <table:table-cell office:value-type="float" office:value="0.000116071119623163" calcext:value-type="float">
            <text:p>0.000116071119623</text:p>
          </table:table-cell>
          <table:table-cell office:value-type="float" office:value="533.23777839998" calcext:value-type="float">
            <text:p>533.23777839998</text:p>
          </table:table-cell>
          <table:table-cell office:value-type="float" office:value="38.8811188811189" calcext:value-type="float">
            <text:p>38.8811188811189</text:p>
          </table:table-cell>
          <table:table-cell office:value-type="string" calcext:value-type="string">
            <text:p>cd0d89a4-8897-4587-8299-dcdc3e894ad7</text:p>
          </table:table-cell>
          <table:table-cell office:value-type="float" office:value="0.177693113740897" calcext:value-type="float">
            <text:p>0.177693113740897</text:p>
          </table:table-cell>
          <table:table-cell office:value-type="float" office:value="0.354443400066637" calcext:value-type="float">
            <text:p>0.35444340006663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.3974358974359" calcext:value-type="float">
            <text:p>98.3974358974359</text:p>
          </table:table-cell>
          <table:table-cell office:value-type="float" office:value="54.5454545454546" calcext:value-type="float">
            <text:p>54.5454545454546</text:p>
          </table:table-cell>
          <table:table-cell office:value-type="float" office:value="5.57414420187142" calcext:value-type="float">
            <text:p>5.57414420187142</text:p>
          </table:table-cell>
          <table:table-cell office:value-type="float" office:value="32.3717948717949" calcext:value-type="float">
            <text:p>32.3717948717949</text:p>
          </table:table-cell>
          <table:table-cell office:value-type="float" office:value="239.688200680471" calcext:value-type="float">
            <text:p>239.688200680471</text:p>
          </table:table-cell>
          <table:table-cell office:value-type="float" office:value="66.025641025641" calcext:value-type="float">
            <text:p>66.025641025641</text:p>
          </table:table-cell>
          <table:table-cell/>
        </table:table-row>
        <table:table-row table:style-name="ro1" table:visibility="filter">
          <table:table-cell office:value-type="string" calcext:value-type="string">
            <text:p>9ea86818-093e-443f-a9c5-003f650f8543</text:p>
          </table:table-cell>
          <table:table-cell office:value-type="float" office:value="37.919263530329" calcext:value-type="float">
            <text:p>37.919263530329</text:p>
          </table:table-cell>
          <table:table-cell office:value-type="float" office:value="39.0809190809191" calcext:value-type="float">
            <text:p>39.080919080919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alse</text:p>
          </table:table-cell>
          <table:table-cell office:value-type="float" office:value="0.030932198823127" calcext:value-type="float">
            <text:p>0.030932198823127</text:p>
          </table:table-cell>
          <table:table-cell office:value-type="float" office:value="-0.232621021543981" calcext:value-type="float">
            <text:p>-0.232621021543981</text:p>
          </table:table-cell>
          <table:table-cell office:value-type="float" office:value="0.0194023131417767" calcext:value-type="float">
            <text:p>0.019402313141777</text:p>
          </table:table-cell>
          <table:table-cell office:value-type="float" office:value="0.112808405712598" calcext:value-type="float">
            <text:p>0.112808405712598</text:p>
          </table:table-cell>
          <table:table-cell office:value-type="float" office:value="0.0772516814632153" calcext:value-type="float">
            <text:p>0.077251681463215</text:p>
          </table:table-cell>
          <table:table-cell office:value-type="float" office:value="189.596317651645" calcext:value-type="float">
            <text:p>189.596317651645</text:p>
          </table:table-cell>
          <table:table-cell office:value-type="float" office:value="21.5184815184815" calcext:value-type="float">
            <text:p>21.5184815184815</text:p>
          </table:table-cell>
          <table:table-cell office:value-type="string" calcext:value-type="string">
            <text:p>9ea86818-093e-443f-a9c5-003f650f8543</text:p>
          </table:table-cell>
          <table:table-cell office:value-type="float" office:value="0.359527403518239" calcext:value-type="float">
            <text:p>0.359527403518239</text:p>
          </table:table-cell>
          <table:table-cell office:value-type="float" office:value="0.485835416516616" calcext:value-type="float">
            <text:p>0.485835416516616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8.0769230769231" calcext:value-type="float">
            <text:p>98.0769230769231</text:p>
          </table:table-cell>
          <table:table-cell office:value-type="float" office:value="60.5994005994006" calcext:value-type="float">
            <text:p>60.5994005994006</text:p>
          </table:table-cell>
          <table:table-cell office:value-type="float" office:value="18.2235663165278" calcext:value-type="float">
            <text:p>18.2235663165278</text:p>
          </table:table-cell>
          <table:table-cell office:value-type="float" office:value="63.4615384615385" calcext:value-type="float">
            <text:p>63.4615384615385</text:p>
          </table:table-cell>
          <table:table-cell office:value-type="float" office:value="127.564964215694" calcext:value-type="float">
            <text:p>127.564964215694</text:p>
          </table:table-cell>
          <table:table-cell office:value-type="float" office:value="34.6153846153846" calcext:value-type="float">
            <text:p>34.6153846153846</text:p>
          </table:table-cell>
          <table:table-cell/>
        </table:table-row>
        <table:table-row table:style-name="ro1" table:visibility="filter">
          <table:table-cell office:value-type="string" calcext:value-type="string">
            <text:p>d10eb49f-4fa3-4334-8f9a-080da04d7698</text:p>
          </table:table-cell>
          <table:table-cell office:value-type="float" office:value="18.445529992975" calcext:value-type="float">
            <text:p>18.445529992975</text:p>
          </table:table-cell>
          <table:table-cell office:value-type="float" office:value="20.959040959041" calcext:value-type="float">
            <text:p>20.9590409590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451443091717861" calcext:value-type="float">
            <text:p>0.451443091717861</text:p>
          </table:table-cell>
          <table:table-cell office:value-type="float" office:value="0.165975236031022" calcext:value-type="float">
            <text:p>0.165975236031022</text:p>
          </table:table-cell>
          <table:table-cell office:value-type="float" office:value="-0.120962469511362" calcext:value-type="float">
            <text:p>-0.120962469511362</text:p>
          </table:table-cell>
          <table:table-cell office:value-type="float" office:value="0.137736335228511" calcext:value-type="float">
            <text:p>0.137736335228511</text:p>
          </table:table-cell>
          <table:table-cell office:value-type="float" office:value="0.000946057922580656" calcext:value-type="float">
            <text:p>0.000946057922581</text:p>
          </table:table-cell>
          <table:table-cell office:value-type="float" office:value="774.712259704952" calcext:value-type="float">
            <text:p>774.712259704952</text:p>
          </table:table-cell>
          <table:table-cell office:value-type="float" office:value="66.3336663336663" calcext:value-type="float">
            <text:p>66.3336663336663</text:p>
          </table:table-cell>
          <table:table-cell office:value-type="string" calcext:value-type="string">
            <text:p>d10eb49f-4fa3-4334-8f9a-080da04d7698</text:p>
          </table:table-cell>
          <table:table-cell office:value-type="float" office:value="0.183271116004889" calcext:value-type="float">
            <text:p>0.183271116004889</text:p>
          </table:table-cell>
          <table:table-cell office:value-type="float" office:value="0.405788352473325" calcext:value-type="float">
            <text:p>0.40578835247332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.4358974358974" calcext:value-type="float">
            <text:p>97.4358974358974</text:p>
          </table:table-cell>
          <table:table-cell office:value-type="float" office:value="87.2927072927073" calcext:value-type="float">
            <text:p>87.2927072927073</text:p>
          </table:table-cell>
          <table:table-cell office:value-type="float" office:value="5.56507394876252" calcext:value-type="float">
            <text:p>5.56507394876252</text:p>
          </table:table-cell>
          <table:table-cell office:value-type="float" office:value="32.0512820512821" calcext:value-type="float">
            <text:p>32.0512820512821</text:p>
          </table:table-cell>
          <table:table-cell office:value-type="float" office:value="239.298179796788" calcext:value-type="float">
            <text:p>239.298179796788</text:p>
          </table:table-cell>
          <table:table-cell office:value-type="float" office:value="65.3846153846154" calcext:value-type="float">
            <text:p>65.3846153846154</text:p>
          </table:table-cell>
          <table:table-cell/>
        </table:table-row>
        <table:table-row table:style-name="ro1" table:visibility="filter">
          <table:table-cell office:value-type="string" calcext:value-type="string">
            <text:p>eecdb7fa-0d8d-47c6-bf18-983b5894d73c</text:p>
          </table:table-cell>
          <table:table-cell office:value-type="float" office:value="48.0392348912459" calcext:value-type="float">
            <text:p>48.0392348912459</text:p>
          </table:table-cell>
          <table:table-cell office:value-type="float" office:value="55.1648351648352" calcext:value-type="float">
            <text:p>55.164835164835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0320002846248305" calcext:value-type="float">
            <text:p>0.032000284624831</text:p>
          </table:table-cell>
          <table:table-cell office:value-type="float" office:value="-0.0835656258754524" calcext:value-type="float">
            <text:p>-0.083565625875452</text:p>
          </table:table-cell>
          <table:table-cell office:value-type="float" office:value="-0.0848097188157058" calcext:value-type="float">
            <text:p>-0.084809718815706</text:p>
          </table:table-cell>
          <table:table-cell office:value-type="float" office:value="0.125953267241895" calcext:value-type="float">
            <text:p>0.125953267241895</text:p>
          </table:table-cell>
          <table:table-cell office:value-type="float" office:value="0.0687391236026982" calcext:value-type="float">
            <text:p>0.068739123602698</text:p>
          </table:table-cell>
          <table:table-cell office:value-type="float" office:value="624.510053586197" calcext:value-type="float">
            <text:p>624.510053586197</text:p>
          </table:table-cell>
          <table:table-cell office:value-type="float" office:value="47.012987012987" calcext:value-type="float">
            <text:p>47.012987012987</text:p>
          </table:table-cell>
          <table:table-cell office:value-type="string" calcext:value-type="string">
            <text:p>eecdb7fa-0d8d-47c6-bf18-983b5894d73c</text:p>
          </table:table-cell>
          <table:table-cell office:value-type="float" office:value="0.379111027992134" calcext:value-type="float">
            <text:p>0.379111027992134</text:p>
          </table:table-cell>
          <table:table-cell office:value-type="float" office:value="0.423641686725036" calcext:value-type="float">
            <text:p>0.423641686725036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.474358974359" calcext:value-type="float">
            <text:p>96.474358974359</text:p>
          </table:table-cell>
          <table:table-cell office:value-type="float" office:value="102.177822177822" calcext:value-type="float">
            <text:p>102.177822177822</text:p>
          </table:table-cell>
          <table:table-cell office:value-type="float" office:value="14.1786615658286" calcext:value-type="float">
            <text:p>14.1786615658286</text:p>
          </table:table-cell>
          <table:table-cell office:value-type="float" office:value="53.525641025641" calcext:value-type="float">
            <text:p>53.525641025641</text:p>
          </table:table-cell>
          <table:table-cell office:value-type="float" office:value="170.143938789943" calcext:value-type="float">
            <text:p>170.143938789943</text:p>
          </table:table-cell>
          <table:table-cell office:value-type="float" office:value="42.948717948718" calcext:value-type="float">
            <text:p>42.948717948718</text:p>
          </table:table-cell>
          <table:table-cell/>
        </table:table-row>
        <table:table-row table:style-name="ro1" table:visibility="filter">
          <table:table-cell office:value-type="string" calcext:value-type="string">
            <text:p>3a6b872a-827c-4502-be45-8d30999d9e74</text:p>
          </table:table-cell>
          <table:table-cell office:value-type="float" office:value="0.55460829519244" calcext:value-type="float">
            <text:p>0.55460829519244</text:p>
          </table:table-cell>
          <table:table-cell office:value-type="float" office:value="9.03096903096903" calcext:value-type="float">
            <text:p>9.0309690309690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alse</text:p>
          </table:table-cell>
          <table:table-cell office:value-type="float" office:value="0.141468151998857" calcext:value-type="float">
            <text:p>0.141468151998857</text:p>
          </table:table-cell>
          <table:table-cell office:value-type="float" office:value="-0.112560268032045" calcext:value-type="float">
            <text:p>-0.112560268032045</text:p>
          </table:table-cell>
          <table:table-cell office:value-type="float" office:value="-0.12391143890886" calcext:value-type="float">
            <text:p>-0.12391143890886</text:p>
          </table:table-cell>
          <table:table-cell office:value-type="float" office:value="0.134709547696702" calcext:value-type="float">
            <text:p>0.134709547696702</text:p>
          </table:table-cell>
          <table:table-cell office:value-type="float" office:value="0.00437737199240074" calcext:value-type="float">
            <text:p>0.004377371992401</text:p>
          </table:table-cell>
          <table:table-cell office:value-type="float" office:value="22.1843318076976" calcext:value-type="float">
            <text:p>22.1843318076976</text:p>
          </table:table-cell>
          <table:table-cell office:value-type="float" office:value="13.6663336663337" calcext:value-type="float">
            <text:p>13.6663336663337</text:p>
          </table:table-cell>
          <table:table-cell office:value-type="string" calcext:value-type="string">
            <text:p>3a6b872a-827c-4502-be45-8d30999d9e74</text:p>
          </table:table-cell>
          <table:table-cell office:value-type="float" office:value="0.400539629239148" calcext:value-type="float">
            <text:p>0.400539629239148</text:p>
          </table:table-cell>
          <table:table-cell office:value-type="float" office:value="0.483718906216174" calcext:value-type="float">
            <text:p>0.48371890621617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.1538461538462" calcext:value-type="float">
            <text:p>96.1538461538462</text:p>
          </table:table-cell>
          <table:table-cell office:value-type="float" office:value="22.6973026973027" calcext:value-type="float">
            <text:p>22.6973026973027</text:p>
          </table:table-cell>
          <table:table-cell office:value-type="float" office:value="5.72788604747101" calcext:value-type="float">
            <text:p>5.72788604747101</text:p>
          </table:table-cell>
          <table:table-cell office:value-type="float" office:value="33.0128205128205" calcext:value-type="float">
            <text:p>33.0128205128205</text:p>
          </table:table-cell>
          <table:table-cell office:value-type="float" office:value="234.843327946311" calcext:value-type="float">
            <text:p>234.843327946311</text:p>
          </table:table-cell>
          <table:table-cell office:value-type="float" office:value="63.1410256410256" calcext:value-type="float">
            <text:p>63.1410256410256</text:p>
          </table:table-cell>
          <table:table-cell/>
        </table:table-row>
        <table:table-row table:style-name="ro1" table:visibility="filter">
          <table:table-cell office:value-type="string" calcext:value-type="string">
            <text:p>5475215c-6168-42e6-a854-2e7a93f1ef92</text:p>
          </table:table-cell>
          <table:table-cell office:value-type="float" office:value="6.49288400690095" calcext:value-type="float">
            <text:p>6.49288400690095</text:p>
          </table:table-cell>
          <table:table-cell office:value-type="float" office:value="12.2877122877123" calcext:value-type="float">
            <text:p>12.287712287712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alse</text:p>
          </table:table-cell>
          <table:table-cell office:value-type="float" office:value="0.357362830983541" calcext:value-type="float">
            <text:p>0.357362830983541</text:p>
          </table:table-cell>
          <table:table-cell office:value-type="float" office:value="0.15159023095597" calcext:value-type="float">
            <text:p>0.15159023095597</text:p>
          </table:table-cell>
          <table:table-cell office:value-type="float" office:value="-0.120644838501773" calcext:value-type="float">
            <text:p>-0.120644838501773</text:p>
          </table:table-cell>
          <table:table-cell office:value-type="float" office:value="0.137184172000594" calcext:value-type="float">
            <text:p>0.137184172000594</text:p>
          </table:table-cell>
          <table:table-cell office:value-type="float" office:value="0.000425788775674645" calcext:value-type="float">
            <text:p>0.000425788775675</text:p>
          </table:table-cell>
          <table:table-cell office:value-type="float" office:value="266.208244282939" calcext:value-type="float">
            <text:p>266.208244282939</text:p>
          </table:table-cell>
          <table:table-cell office:value-type="float" office:value="25.4145854145854" calcext:value-type="float">
            <text:p>25.4145854145854</text:p>
          </table:table-cell>
          <table:table-cell office:value-type="string" calcext:value-type="string">
            <text:p>5475215c-6168-42e6-a854-2e7a93f1ef92</text:p>
          </table:table-cell>
          <table:table-cell office:value-type="float" office:value="0.180741516115169" calcext:value-type="float">
            <text:p>0.180741516115169</text:p>
          </table:table-cell>
          <table:table-cell office:value-type="float" office:value="0.325833807296731" calcext:value-type="float">
            <text:p>0.32583380729673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.8333333333333" calcext:value-type="float">
            <text:p>95.8333333333333</text:p>
          </table:table-cell>
          <table:table-cell office:value-type="float" office:value="37.7022977022977" calcext:value-type="float">
            <text:p>37.7022977022977</text:p>
          </table:table-cell>
          <table:table-cell office:value-type="float" office:value="5.53797900210084" calcext:value-type="float">
            <text:p>5.53797900210084</text:p>
          </table:table-cell>
          <table:table-cell office:value-type="float" office:value="31.7307692307692" calcext:value-type="float">
            <text:p>31.7307692307692</text:p>
          </table:table-cell>
          <table:table-cell office:value-type="float" office:value="238.133097090336" calcext:value-type="float">
            <text:p>238.133097090336</text:p>
          </table:table-cell>
          <table:table-cell office:value-type="float" office:value="64.1025641025641" calcext:value-type="float">
            <text:p>64.1025641025641</text:p>
          </table:table-cell>
          <table:table-cell/>
        </table:table-row>
        <table:table-row table:style-name="ro1" table:visibility="filter">
          <table:table-cell office:value-type="string" calcext:value-type="string">
            <text:p>90e21f0a-851a-46e8-a01a-a42b3aea8de6</text:p>
          </table:table-cell>
          <table:table-cell office:value-type="float" office:value="42.0363283523554" calcext:value-type="float">
            <text:p>42.0363283523554</text:p>
          </table:table-cell>
          <table:table-cell office:value-type="float" office:value="42.7172827172827" calcext:value-type="float">
            <text:p>42.717282717282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alse</text:p>
          </table:table-cell>
          <table:table-cell office:value-type="float" office:value="-0.0191249032486676" calcext:value-type="float">
            <text:p>-0.019124903248668</text:p>
          </table:table-cell>
          <table:table-cell office:value-type="float" office:value="-0.100089817959307" calcext:value-type="float">
            <text:p>-0.100089817959307</text:p>
          </table:table-cell>
          <table:table-cell office:value-type="float" office:value="-0.0592280045581047" calcext:value-type="float">
            <text:p>-0.059228004558105</text:p>
          </table:table-cell>
          <table:table-cell office:value-type="float" office:value="0.117328897303978" calcext:value-type="float">
            <text:p>0.117328897303978</text:p>
          </table:table-cell>
          <table:table-cell office:value-type="float" office:value="0.0643684349647273" calcext:value-type="float">
            <text:p>0.064368434964727</text:p>
          </table:table-cell>
          <table:table-cell office:value-type="float" office:value="588.508596932975" calcext:value-type="float">
            <text:p>588.508596932975</text:p>
          </table:table-cell>
          <table:table-cell office:value-type="float" office:value="42.8171828171828" calcext:value-type="float">
            <text:p>42.8171828171828</text:p>
          </table:table-cell>
          <table:table-cell office:value-type="string" calcext:value-type="string">
            <text:p>90e21f0a-851a-46e8-a01a-a42b3aea8de6</text:p>
          </table:table-cell>
          <table:table-cell office:value-type="float" office:value="0.140903409464118" calcext:value-type="float">
            <text:p>0.140903409464118</text:p>
          </table:table-cell>
          <table:table-cell office:value-type="float" office:value="0.41552851211482" calcext:value-type="float">
            <text:p>0.4155285121148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.551282051282" calcext:value-type="float">
            <text:p>94.551282051282</text:p>
          </table:table-cell>
          <table:table-cell office:value-type="float" office:value="85.5344655344655" calcext:value-type="float">
            <text:p>85.5344655344655</text:p>
          </table:table-cell>
          <table:table-cell office:value-type="float" office:value="13.9186499534694" calcext:value-type="float">
            <text:p>13.9186499534694</text:p>
          </table:table-cell>
          <table:table-cell office:value-type="float" office:value="52.2435897435897" calcext:value-type="float">
            <text:p>52.2435897435897</text:p>
          </table:table-cell>
          <table:table-cell office:value-type="float" office:value="167.023799441632" calcext:value-type="float">
            <text:p>167.023799441632</text:p>
          </table:table-cell>
          <table:table-cell office:value-type="float" office:value="42.3076923076923" calcext:value-type="float">
            <text:p>42.3076923076923</text:p>
          </table:table-cell>
          <table:table-cell/>
        </table:table-row>
        <table:table-row table:style-name="ro1" table:visibility="filter">
          <table:table-cell office:value-type="string" calcext:value-type="string">
            <text:p>c2bd8be8-b177-4c32-99e4-372f16774951</text:p>
          </table:table-cell>
          <table:table-cell office:value-type="float" office:value="46.821256032508" calcext:value-type="float">
            <text:p>46.821256032508</text:p>
          </table:table-cell>
          <table:table-cell office:value-type="float" office:value="50.8491508491509" calcext:value-type="float">
            <text:p>50.849150849150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float" office:value="-0.0370078189509828" calcext:value-type="float">
            <text:p>-0.037007818950983</text:p>
          </table:table-cell>
          <table:table-cell office:value-type="float" office:value="0.113446240687754" calcext:value-type="float">
            <text:p>0.113446240687754</text:p>
          </table:table-cell>
          <table:table-cell office:value-type="float" office:value="-0.0723640866590216" calcext:value-type="float">
            <text:p>-0.072364086659022</text:p>
          </table:table-cell>
          <table:table-cell office:value-type="float" office:value="0.127446994109337" calcext:value-type="float">
            <text:p>0.127446994109337</text:p>
          </table:table-cell>
          <table:table-cell office:value-type="float" office:value="0.0708381476178262" calcext:value-type="float">
            <text:p>0.070838147617826</text:p>
          </table:table-cell>
          <table:table-cell office:value-type="float" office:value="608.676328422604" calcext:value-type="float">
            <text:p>608.676328422604</text:p>
          </table:table-cell>
          <table:table-cell office:value-type="float" office:value="44.955044955045" calcext:value-type="float">
            <text:p>44.955044955045</text:p>
          </table:table-cell>
          <table:table-cell office:value-type="string" calcext:value-type="string">
            <text:p>c2bd8be8-b177-4c32-99e4-372f16774951</text:p>
          </table:table-cell>
          <table:table-cell office:value-type="float" office:value="0.049705791378868" calcext:value-type="float">
            <text:p>0.049705791378868</text:p>
          </table:table-cell>
          <table:table-cell office:value-type="float" office:value="0.446294101875664" calcext:value-type="float">
            <text:p>0.44629410187566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3.5897435897436" calcext:value-type="float">
            <text:p>93.5897435897436</text:p>
          </table:table-cell>
          <table:table-cell office:value-type="float" office:value="95.8041958041958" calcext:value-type="float">
            <text:p>95.8041958041958</text:p>
          </table:table-cell>
          <table:table-cell office:value-type="float" office:value="13.8434129943232" calcext:value-type="float">
            <text:p>13.8434129943232</text:p>
          </table:table-cell>
          <table:table-cell office:value-type="float" office:value="51.6025641025641" calcext:value-type="float">
            <text:p>51.6025641025641</text:p>
          </table:table-cell>
          <table:table-cell office:value-type="float" office:value="166.120955931879" calcext:value-type="float">
            <text:p>166.120955931879</text:p>
          </table:table-cell>
          <table:table-cell office:value-type="float" office:value="41.9871794871795" calcext:value-type="float">
            <text:p>41.9871794871795</text:p>
          </table:table-cell>
          <table:table-cell/>
        </table:table-row>
        <table:table-row table:style-name="ro1" table:visibility="filter">
          <table:table-cell office:value-type="string" calcext:value-type="string">
            <text:p>7702c092-8dc7-4bdb-b983-16ffc2b5fc09</text:p>
          </table:table-cell>
          <table:table-cell office:value-type="float" office:value="16.7686384352285" calcext:value-type="float">
            <text:p>16.7686384352285</text:p>
          </table:table-cell>
          <table:table-cell office:value-type="float" office:value="19.1608391608392" calcext:value-type="float">
            <text:p>19.16083916083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143844705611638" calcext:value-type="float">
            <text:p>0.143844705611638</text:p>
          </table:table-cell>
          <table:table-cell office:value-type="float" office:value="0.196391416409146" calcext:value-type="float">
            <text:p>0.196391416409146</text:p>
          </table:table-cell>
          <table:table-cell office:value-type="float" office:value="-0.0575139663479783" calcext:value-type="float">
            <text:p>-0.057513966347978</text:p>
          </table:table-cell>
          <table:table-cell office:value-type="float" office:value="0.129506628275864" calcext:value-type="float">
            <text:p>0.129506628275864</text:p>
          </table:table-cell>
          <table:table-cell office:value-type="float" office:value="0.0997580742420515" calcext:value-type="float">
            <text:p>0.099758074242052</text:p>
          </table:table-cell>
          <table:table-cell office:value-type="float" office:value="117.380469046599" calcext:value-type="float">
            <text:p>117.380469046599</text:p>
          </table:table-cell>
          <table:table-cell office:value-type="float" office:value="19.2607392607393" calcext:value-type="float">
            <text:p>19.2607392607393</text:p>
          </table:table-cell>
          <table:table-cell office:value-type="string" calcext:value-type="string">
            <text:p>7702c092-8dc7-4bdb-b983-16ffc2b5fc09</text:p>
          </table:table-cell>
          <table:table-cell office:value-type="float" office:value="0.377184166604826" calcext:value-type="float">
            <text:p>0.377184166604826</text:p>
          </table:table-cell>
          <table:table-cell office:value-type="float" office:value="0.414479289115754" calcext:value-type="float">
            <text:p>0.41447928911575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.948717948718" calcext:value-type="float">
            <text:p>92.948717948718</text:p>
          </table:table-cell>
          <table:table-cell office:value-type="float" office:value="38.4215784215784" calcext:value-type="float">
            <text:p>38.4215784215784</text:p>
          </table:table-cell>
          <table:table-cell office:value-type="float" office:value="18.8410209843037" calcext:value-type="float">
            <text:p>18.8410209843037</text:p>
          </table:table-cell>
          <table:table-cell office:value-type="float" office:value="65.7051282051282" calcext:value-type="float">
            <text:p>65.7051282051282</text:p>
          </table:table-cell>
          <table:table-cell office:value-type="float" office:value="94.2051049215185" calcext:value-type="float">
            <text:p>94.2051049215185</text:p>
          </table:table-cell>
          <table:table-cell office:value-type="float" office:value="27.2435897435897" calcext:value-type="float">
            <text:p>27.2435897435897</text:p>
          </table:table-cell>
          <table:table-cell/>
        </table:table-row>
        <table:table-row table:style-name="ro1" table:visibility="filter">
          <table:table-cell office:value-type="string" calcext:value-type="string">
            <text:p>c0c78fc8-93ab-4c44-abe3-e7c5b818f79e</text:p>
          </table:table-cell>
          <table:table-cell office:value-type="float" office:value="13.4794852162459" calcext:value-type="float">
            <text:p>13.4794852162459</text:p>
          </table:table-cell>
          <table:table-cell office:value-type="float" office:value="16.2037962037962" calcext:value-type="float">
            <text:p>16.20379620379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0360438747208866" calcext:value-type="float">
            <text:p>-0.036043874720887</text:p>
          </table:table-cell>
          <table:table-cell office:value-type="float" office:value="0.146626314645677" calcext:value-type="float">
            <text:p>0.146626314645677</text:p>
          </table:table-cell>
          <table:table-cell office:value-type="float" office:value="-0.110125187755317" calcext:value-type="float">
            <text:p>-0.110125187755317</text:p>
          </table:table-cell>
          <table:table-cell office:value-type="float" office:value="0.140532726841885" calcext:value-type="float">
            <text:p>0.140532726841885</text:p>
          </table:table-cell>
          <table:table-cell office:value-type="float" office:value="0.000412639967783446" calcext:value-type="float">
            <text:p>0.000412639967783</text:p>
          </table:table-cell>
          <table:table-cell office:value-type="float" office:value="579.617864298574" calcext:value-type="float">
            <text:p>579.617864298574</text:p>
          </table:table-cell>
          <table:table-cell office:value-type="float" office:value="41.958041958042" calcext:value-type="float">
            <text:p>41.958041958042</text:p>
          </table:table-cell>
          <table:table-cell office:value-type="string" calcext:value-type="string">
            <text:p>c0c78fc8-93ab-4c44-abe3-e7c5b818f79e</text:p>
          </table:table-cell>
          <table:table-cell office:value-type="float" office:value="0.365983176890705" calcext:value-type="float">
            <text:p>0.365983176890705</text:p>
          </table:table-cell>
          <table:table-cell office:value-type="float" office:value="0.38591612672624" calcext:value-type="float">
            <text:p>0.3859161267262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58.1618381618382" calcext:value-type="float">
            <text:p>58.1618381618382</text:p>
          </table:table-cell>
          <table:table-cell office:value-type="float" office:value="5.34788633388763" calcext:value-type="float">
            <text:p>5.34788633388763</text:p>
          </table:table-cell>
          <table:table-cell office:value-type="float" office:value="31.0897435897436" calcext:value-type="float">
            <text:p>31.0897435897436</text:p>
          </table:table-cell>
          <table:table-cell office:value-type="float" office:value="229.959112357168" calcext:value-type="float">
            <text:p>229.959112357168</text:p>
          </table:table-cell>
          <table:table-cell office:value-type="float" office:value="61.2179487179487" calcext:value-type="float">
            <text:p>61.2179487179487</text:p>
          </table:table-cell>
          <table:table-cell/>
        </table:table-row>
        <table:table-row table:style-name="ro1" table:visibility="filter">
          <table:table-cell office:value-type="string" calcext:value-type="string">
            <text:p>c4e5d13f-2460-4141-aef7-7e94098238ea</text:p>
          </table:table-cell>
          <table:table-cell office:value-type="float" office:value="47.0752947064679" calcext:value-type="float">
            <text:p>47.0752947064679</text:p>
          </table:table-cell>
          <table:table-cell office:value-type="float" office:value="51.7882117882118" calcext:value-type="float">
            <text:p>51.788211788211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0216797892149361" calcext:value-type="float">
            <text:p>0.021679789214936</text:p>
          </table:table-cell>
          <table:table-cell office:value-type="float" office:value="-0.0894096256419378" calcext:value-type="float">
            <text:p>-0.089409625641938</text:p>
          </table:table-cell>
          <table:table-cell office:value-type="float" office:value="0.0278369183700165" calcext:value-type="float">
            <text:p>0.027836918370017</text:p>
          </table:table-cell>
          <table:table-cell office:value-type="float" office:value="0.129274828284934" calcext:value-type="float">
            <text:p>0.129274828284934</text:p>
          </table:table-cell>
          <table:table-cell office:value-type="float" office:value="0.068317342250718" calcext:value-type="float">
            <text:p>0.068317342250718</text:p>
          </table:table-cell>
          <table:table-cell office:value-type="float" office:value="611.978831184083" calcext:value-type="float">
            <text:p>611.978831184083</text:p>
          </table:table-cell>
          <table:table-cell office:value-type="float" office:value="45.5144855144855" calcext:value-type="float">
            <text:p>45.5144855144855</text:p>
          </table:table-cell>
          <table:table-cell office:value-type="string" calcext:value-type="string">
            <text:p>c4e5d13f-2460-4141-aef7-7e94098238ea</text:p>
          </table:table-cell>
          <table:table-cell office:value-type="float" office:value="0.333837707286366" calcext:value-type="float">
            <text:p>0.333837707286366</text:p>
          </table:table-cell>
          <table:table-cell office:value-type="float" office:value="0.403036539417208" calcext:value-type="float">
            <text:p>0.403036539417208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97.3026973026973" calcext:value-type="float">
            <text:p>97.3026973026973</text:p>
          </table:table-cell>
          <table:table-cell office:value-type="float" office:value="13.6131814436338" calcext:value-type="float">
            <text:p>13.6131814436338</text:p>
          </table:table-cell>
          <table:table-cell office:value-type="float" office:value="50.3205128205128" calcext:value-type="float">
            <text:p>50.3205128205128</text:p>
          </table:table-cell>
          <table:table-cell office:value-type="float" office:value="163.358177323606" calcext:value-type="float">
            <text:p>163.358177323606</text:p>
          </table:table-cell>
          <table:table-cell office:value-type="float" office:value="41.3461538461539" calcext:value-type="float">
            <text:p>41.3461538461539</text:p>
          </table:table-cell>
          <table:table-cell/>
        </table:table-row>
        <table:table-row table:style-name="ro1" table:visibility="filter">
          <table:table-cell office:value-type="string" calcext:value-type="string">
            <text:p>7785ca47-9470-4d6f-9ad4-d038b3285c85</text:p>
          </table:table-cell>
          <table:table-cell office:value-type="float" office:value="13.8279444789446" calcext:value-type="float">
            <text:p>13.8279444789446</text:p>
          </table:table-cell>
          <table:table-cell office:value-type="float" office:value="16.3436563436563" calcext:value-type="float">
            <text:p>16.343656343656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alse</text:p>
          </table:table-cell>
          <table:table-cell office:value-type="float" office:value="0.189928035173466" calcext:value-type="float">
            <text:p>0.189928035173466</text:p>
          </table:table-cell>
          <table:table-cell office:value-type="float" office:value="0.130096768374722" calcext:value-type="float">
            <text:p>0.130096768374722</text:p>
          </table:table-cell>
          <table:table-cell office:value-type="float" office:value="-0.0767826973063624" calcext:value-type="float">
            <text:p>-0.076782697306363</text:p>
          </table:table-cell>
          <table:table-cell office:value-type="float" office:value="0.140183837680372" calcext:value-type="float">
            <text:p>0.140183837680372</text:p>
          </table:table-cell>
          <table:table-cell office:value-type="float" office:value="0.000147397460069741" calcext:value-type="float">
            <text:p>0.00014739746007</text:p>
          </table:table-cell>
          <table:table-cell office:value-type="float" office:value="594.601612594617" calcext:value-type="float">
            <text:p>594.601612594617</text:p>
          </table:table-cell>
          <table:table-cell office:value-type="float" office:value="43.2967032967033" calcext:value-type="float">
            <text:p>43.2967032967033</text:p>
          </table:table-cell>
          <table:table-cell office:value-type="string" calcext:value-type="string">
            <text:p>7785ca47-9470-4d6f-9ad4-d038b3285c85</text:p>
          </table:table-cell>
          <table:table-cell office:value-type="float" office:value="0.235995403873897" calcext:value-type="float">
            <text:p>0.235995403873897</text:p>
          </table:table-cell>
          <table:table-cell office:value-type="float" office:value="0.323508062092669" calcext:value-type="float">
            <text:p>0.32350806209266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.3461538461539" calcext:value-type="float">
            <text:p>91.3461538461539</text:p>
          </table:table-cell>
          <table:table-cell office:value-type="float" office:value="59.6403596403597" calcext:value-type="float">
            <text:p>59.6403596403597</text:p>
          </table:table-cell>
          <table:table-cell office:value-type="float" office:value="5.32251741157166" calcext:value-type="float">
            <text:p>5.32251741157166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228.868248697581" calcext:value-type="float">
            <text:p>228.868248697581</text:p>
          </table:table-cell>
          <table:table-cell office:value-type="float" office:value="60.5769230769231" calcext:value-type="float">
            <text:p>60.5769230769231</text:p>
          </table:table-cell>
          <table:table-cell/>
        </table:table-row>
        <table:table-row table:style-name="ro1" table:visibility="filter">
          <table:table-cell office:value-type="string" calcext:value-type="string">
            <text:p>b70336d5-56fc-487e-b047-bcf02e09afb8</text:p>
          </table:table-cell>
          <table:table-cell office:value-type="float" office:value="1.78033913302743" calcext:value-type="float">
            <text:p>1.78033913302743</text:p>
          </table:table-cell>
          <table:table-cell office:value-type="float" office:value="9.69030969030969" calcext:value-type="float">
            <text:p>9.6903096903096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False</text:p>
          </table:table-cell>
          <table:table-cell office:value-type="float" office:value="-0.0207837915064935" calcext:value-type="float">
            <text:p>-0.020783791506494</text:p>
          </table:table-cell>
          <table:table-cell office:value-type="float" office:value="0.170492129006592" calcext:value-type="float">
            <text:p>0.170492129006592</text:p>
          </table:table-cell>
          <table:table-cell office:value-type="float" office:value="-0.247673757052247" calcext:value-type="float">
            <text:p>-0.247673757052247</text:p>
          </table:table-cell>
          <table:table-cell office:value-type="float" office:value="0.133721318824653" calcext:value-type="float">
            <text:p>0.133721318824653</text:p>
          </table:table-cell>
          <table:table-cell office:value-type="float" office:value="0.00123497886354996" calcext:value-type="float">
            <text:p>0.00123497886355</text:p>
          </table:table-cell>
          <table:table-cell office:value-type="float" office:value="72.9939044541245" calcext:value-type="float">
            <text:p>72.9939044541245</text:p>
          </table:table-cell>
          <table:table-cell office:value-type="float" office:value="15.5844155844156" calcext:value-type="float">
            <text:p>15.5844155844156</text:p>
          </table:table-cell>
          <table:table-cell office:value-type="string" calcext:value-type="string">
            <text:p>b70336d5-56fc-487e-b047-bcf02e09afb8</text:p>
          </table:table-cell>
          <table:table-cell office:value-type="float" office:value="0.230764139099649" calcext:value-type="float">
            <text:p>0.230764139099649</text:p>
          </table:table-cell>
          <table:table-cell office:value-type="float" office:value="0.422594510834205" calcext:value-type="float">
            <text:p>0.42259451083420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.3461538461538" calcext:value-type="float">
            <text:p>91.3461538461538</text:p>
          </table:table-cell>
          <table:table-cell office:value-type="float" office:value="25.2747252747253" calcext:value-type="float">
            <text:p>25.2747252747253</text:p>
          </table:table-cell>
          <table:table-cell office:value-type="float" office:value="5.35917861019565" calcext:value-type="float">
            <text:p>5.35917861019565</text:p>
          </table:table-cell>
          <table:table-cell office:value-type="float" office:value="31.4102564102564" calcext:value-type="float">
            <text:p>31.4102564102564</text:p>
          </table:table-cell>
          <table:table-cell office:value-type="float" office:value="225.085501628217" calcext:value-type="float">
            <text:p>225.085501628217</text:p>
          </table:table-cell>
          <table:table-cell office:value-type="float" office:value="59.9358974358974" calcext:value-type="float">
            <text:p>59.9358974358974</text:p>
          </table:table-cell>
          <table:table-cell/>
        </table:table-row>
        <table:table-row table:style-name="ro1" table:visibility="filter">
          <table:table-cell office:value-type="string" calcext:value-type="string">
            <text:p>bb62bc12-214d-4614-81fd-84d84635f37a</text:p>
          </table:table-cell>
          <table:table-cell office:value-type="float" office:value="12.7080775074616" calcext:value-type="float">
            <text:p>12.7080775074616</text:p>
          </table:table-cell>
          <table:table-cell office:value-type="float" office:value="15.7442557442557" calcext:value-type="float">
            <text:p>15.744255744255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alse</text:p>
          </table:table-cell>
          <table:table-cell office:value-type="float" office:value="-0.442393837272727" calcext:value-type="float">
            <text:p>-0.442393837272727</text:p>
          </table:table-cell>
          <table:table-cell office:value-type="float" office:value="-0.075882554943984" calcext:value-type="float">
            <text:p>-0.075882554943984</text:p>
          </table:table-cell>
          <table:table-cell office:value-type="float" office:value="-0.0727261998025177" calcext:value-type="float">
            <text:p>-0.072726199802518</text:p>
          </table:table-cell>
          <table:table-cell office:value-type="float" office:value="0.112767365706959" calcext:value-type="float">
            <text:p>0.112767365706959</text:p>
          </table:table-cell>
          <table:table-cell office:value-type="float" office:value="0.0826425327299516" calcext:value-type="float">
            <text:p>0.082642532729952</text:p>
          </table:table-cell>
          <table:table-cell office:value-type="float" office:value="63.5403875373081" calcext:value-type="float">
            <text:p>63.5403875373081</text:p>
          </table:table-cell>
          <table:table-cell office:value-type="float" office:value="15.0849150849151" calcext:value-type="float">
            <text:p>15.0849150849151</text:p>
          </table:table-cell>
          <table:table-cell office:value-type="string" calcext:value-type="string">
            <text:p>bb62bc12-214d-4614-81fd-84d84635f37a</text:p>
          </table:table-cell>
          <table:table-cell office:value-type="float" office:value="0.30440522619826" calcext:value-type="float">
            <text:p>0.30440522619826</text:p>
          </table:table-cell>
          <table:table-cell office:value-type="float" office:value="0.343790665005607" calcext:value-type="float">
            <text:p>0.343790665005607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1.025641025641" calcext:value-type="float">
            <text:p>91.025641025641</text:p>
          </table:table-cell>
          <table:table-cell office:value-type="float" office:value="30.8291708291708" calcext:value-type="float">
            <text:p>30.8291708291708</text:p>
          </table:table-cell>
          <table:table-cell office:value-type="float" office:value="16.4912242271783" calcext:value-type="float">
            <text:p>16.4912242271783</text:p>
          </table:table-cell>
          <table:table-cell office:value-type="float" office:value="60.8974358974359" calcext:value-type="float">
            <text:p>60.8974358974359</text:p>
          </table:table-cell>
          <table:table-cell office:value-type="float" office:value="115.438569590248" calcext:value-type="float">
            <text:p>115.438569590248</text:p>
          </table:table-cell>
          <table:table-cell office:value-type="float" office:value="30.1282051282051" calcext:value-type="float">
            <text:p>30.1282051282051</text:p>
          </table:table-cell>
          <table:table-cell/>
        </table:table-row>
        <table:table-row table:style-name="ro1" table:visibility="filter">
          <table:table-cell office:value-type="string" calcext:value-type="string">
            <text:p>7dabf56e-e7be-4b50-9813-afef51132af5</text:p>
          </table:table-cell>
          <table:table-cell office:value-type="float" office:value="47.852454505838" calcext:value-type="float">
            <text:p>47.852454505838</text:p>
          </table:table-cell>
          <table:table-cell office:value-type="float" office:value="54.5254745254745" calcext:value-type="float">
            <text:p>54.52547452547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536343118208025" calcext:value-type="float">
            <text:p>0.053634311820803</text:p>
          </table:table-cell>
          <table:table-cell office:value-type="float" office:value="-0.083283454720294" calcext:value-type="float">
            <text:p>-0.083283454720294</text:p>
          </table:table-cell>
          <table:table-cell office:value-type="float" office:value="0.0464702710101241" calcext:value-type="float">
            <text:p>0.046470271010124</text:p>
          </table:table-cell>
          <table:table-cell office:value-type="float" office:value="0.128952280415034" calcext:value-type="float">
            <text:p>0.128952280415034</text:p>
          </table:table-cell>
          <table:table-cell office:value-type="float" office:value="0.0678393124242068" calcext:value-type="float">
            <text:p>0.067839312424207</text:p>
          </table:table-cell>
          <table:table-cell office:value-type="float" office:value="622.081908575893" calcext:value-type="float">
            <text:p>622.081908575893</text:p>
          </table:table-cell>
          <table:table-cell office:value-type="float" office:value="46.6533466533467" calcext:value-type="float">
            <text:p>46.6533466533467</text:p>
          </table:table-cell>
          <table:table-cell office:value-type="string" calcext:value-type="string">
            <text:p>7dabf56e-e7be-4b50-9813-afef51132af5</text:p>
          </table:table-cell>
          <table:table-cell office:value-type="float" office:value="0.321249164017438" calcext:value-type="float">
            <text:p>0.321249164017438</text:p>
          </table:table-cell>
          <table:table-cell office:value-type="float" office:value="0.42021934722878" calcext:value-type="float">
            <text:p>0.42021934722878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0.3846153846154" calcext:value-type="float">
            <text:p>90.3846153846154</text:p>
          </table:table-cell>
          <table:table-cell office:value-type="float" office:value="101.178821178821" calcext:value-type="float">
            <text:p>101.178821178821</text:p>
          </table:table-cell>
          <table:table-cell office:value-type="float" office:value="13.5218738205481" calcext:value-type="float">
            <text:p>13.5218738205481</text:p>
          </table:table-cell>
          <table:table-cell office:value-type="float" office:value="49.3589743589744" calcext:value-type="float">
            <text:p>49.3589743589744</text:p>
          </table:table-cell>
          <table:table-cell office:value-type="float" office:value="162.262485846578" calcext:value-type="float">
            <text:p>162.262485846578</text:p>
          </table:table-cell>
          <table:table-cell office:value-type="float" office:value="41.025641025641" calcext:value-type="float">
            <text:p>41.025641025641</text:p>
          </table:table-cell>
          <table:table-cell/>
        </table:table-row>
        <table:table-row table:style-name="ro1" table:visibility="filter">
          <table:table-cell office:value-type="string" calcext:value-type="string">
            <text:p>c7580c5e-6a79-4673-bef7-d29535ce8c2d</text:p>
          </table:table-cell>
          <table:table-cell office:value-type="float" office:value="30.6666121917407" calcext:value-type="float">
            <text:p>30.6666121917407</text:p>
          </table:table-cell>
          <table:table-cell office:value-type="float" office:value="33.9060939060939" calcext:value-type="float">
            <text:p>33.906093906093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0645797256766518" calcext:value-type="float">
            <text:p>0.064579725676652</text:p>
          </table:table-cell>
          <table:table-cell office:value-type="float" office:value="0.131113186935898" calcext:value-type="float">
            <text:p>0.131113186935898</text:p>
          </table:table-cell>
          <table:table-cell office:value-type="float" office:value="0.0344606835957906" calcext:value-type="float">
            <text:p>0.034460683595791</text:p>
          </table:table-cell>
          <table:table-cell office:value-type="float" office:value="0.12541772441769" calcext:value-type="float">
            <text:p>0.12541772441769</text:p>
          </table:table-cell>
          <table:table-cell office:value-type="float" office:value="0.063100749178762" calcext:value-type="float">
            <text:p>0.063100749178762</text:p>
          </table:table-cell>
          <table:table-cell office:value-type="float" office:value="490.665795067851" calcext:value-type="float">
            <text:p>490.665795067851</text:p>
          </table:table-cell>
          <table:table-cell office:value-type="float" office:value="35.9440559440559" calcext:value-type="float">
            <text:p>35.9440559440559</text:p>
          </table:table-cell>
          <table:table-cell office:value-type="string" calcext:value-type="string">
            <text:p>c7580c5e-6a79-4673-bef7-d29535ce8c2d</text:p>
          </table:table-cell>
          <table:table-cell office:value-type="float" office:value="0.330872076136496" calcext:value-type="float">
            <text:p>0.330872076136496</text:p>
          </table:table-cell>
          <table:table-cell office:value-type="float" office:value="0.408244389341969" calcext:value-type="float">
            <text:p>0.40824438934196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9.7435897435897" calcext:value-type="float">
            <text:p>89.7435897435897</text:p>
          </table:table-cell>
          <table:table-cell office:value-type="float" office:value="69.8501498501499" calcext:value-type="float">
            <text:p>69.8501498501499</text:p>
          </table:table-cell>
          <table:table-cell office:value-type="float" office:value="13.2507558911714" calcext:value-type="float">
            <text:p>13.2507558911714</text:p>
          </table:table-cell>
          <table:table-cell office:value-type="float" office:value="49.0384615384615" calcext:value-type="float">
            <text:p>49.0384615384615</text:p>
          </table:table-cell>
          <table:table-cell office:value-type="float" office:value="159.009070694057" calcext:value-type="float">
            <text:p>159.009070694057</text:p>
          </table:table-cell>
          <table:table-cell office:value-type="float" office:value="40.7051282051282" calcext:value-type="float">
            <text:p>40.7051282051282</text:p>
          </table:table-cell>
          <table:table-cell/>
        </table:table-row>
        <table:table-row table:style-name="ro1" table:visibility="filter">
          <table:table-cell office:value-type="string" calcext:value-type="string">
            <text:p>23ba1a72-b4d5-48e9-95cb-f4792748bf0e</text:p>
          </table:table-cell>
          <table:table-cell office:value-type="float" office:value="18.5684027038606" calcext:value-type="float">
            <text:p>18.5684027038606</text:p>
          </table:table-cell>
          <table:table-cell office:value-type="float" office:value="21.0589410589411" calcext:value-type="float">
            <text:p>21.058941058941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-0.326530194469137" calcext:value-type="float">
            <text:p>-0.326530194469137</text:p>
          </table:table-cell>
          <table:table-cell office:value-type="float" office:value="0.150002700905408" calcext:value-type="float">
            <text:p>0.150002700905408</text:p>
          </table:table-cell>
          <table:table-cell office:value-type="float" office:value="-0.121346399947605" calcext:value-type="float">
            <text:p>-0.121346399947605</text:p>
          </table:table-cell>
          <table:table-cell office:value-type="float" office:value="0.137830762533026" calcext:value-type="float">
            <text:p>0.137830762533026</text:p>
          </table:table-cell>
          <table:table-cell office:value-type="float" office:value="0.00412651375876423" calcext:value-type="float">
            <text:p>0.004126513758764</text:p>
          </table:table-cell>
          <table:table-cell office:value-type="float" office:value="761.304510858285" calcext:value-type="float">
            <text:p>761.304510858285</text:p>
          </table:table-cell>
          <table:table-cell office:value-type="float" office:value="63.996003996004" calcext:value-type="float">
            <text:p>63.996003996004</text:p>
          </table:table-cell>
          <table:table-cell office:value-type="string" calcext:value-type="string">
            <text:p>23ba1a72-b4d5-48e9-95cb-f4792748bf0e</text:p>
          </table:table-cell>
          <table:table-cell office:value-type="float" office:value="0.390760693551273" calcext:value-type="float">
            <text:p>0.390760693551273</text:p>
          </table:table-cell>
          <table:table-cell office:value-type="float" office:value="0.363286834792333" calcext:value-type="float">
            <text:p>0.36328683479233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9.1025641025641" calcext:value-type="float">
            <text:p>89.1025641025641</text:p>
          </table:table-cell>
          <table:table-cell office:value-type="float" office:value="85.0549450549451" calcext:value-type="float">
            <text:p>85.0549450549451</text:p>
          </table:table-cell>
          <table:table-cell office:value-type="float" office:value="5.2445606706713" calcext:value-type="float">
            <text:p>5.2445606706713</text:p>
          </table:table-cell>
          <table:table-cell office:value-type="float" office:value="30.4487179487179" calcext:value-type="float">
            <text:p>30.4487179487179</text:p>
          </table:table-cell>
          <table:table-cell office:value-type="float" office:value="220.271548168195" calcext:value-type="float">
            <text:p>220.271548168195</text:p>
          </table:table-cell>
          <table:table-cell office:value-type="float" office:value="58.6538461538462" calcext:value-type="float">
            <text:p>58.6538461538462</text:p>
          </table:table-cell>
          <table:table-cell/>
        </table:table-row>
        <table:table-row table:style-name="ro1" table:visibility="filter">
          <table:table-cell office:value-type="string" calcext:value-type="string">
            <text:p>71459b78-c85b-4364-811a-32d446e14d13</text:p>
          </table:table-cell>
          <table:table-cell office:value-type="float" office:value="37.4189352283341" calcext:value-type="float">
            <text:p>37.4189352283341</text:p>
          </table:table-cell>
          <table:table-cell office:value-type="float" office:value="38.7412587412587" calcext:value-type="float">
            <text:p>38.741258741258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alse</text:p>
          </table:table-cell>
          <table:table-cell office:value-type="float" office:value="0.0768109509774112" calcext:value-type="float">
            <text:p>0.076810950977411</text:p>
          </table:table-cell>
          <table:table-cell office:value-type="float" office:value="-0.141116519422536" calcext:value-type="float">
            <text:p>-0.141116519422536</text:p>
          </table:table-cell>
          <table:table-cell office:value-type="float" office:value="-0.0857385278052642" calcext:value-type="float">
            <text:p>-0.085738527805264</text:p>
          </table:table-cell>
          <table:table-cell office:value-type="float" office:value="0.127003079781248" calcext:value-type="float">
            <text:p>0.127003079781248</text:p>
          </table:table-cell>
          <table:table-cell office:value-type="float" office:value="0.0650943161646859" calcext:value-type="float">
            <text:p>0.065094316164686</text:p>
          </table:table-cell>
          <table:table-cell office:value-type="float" office:value="523.865093196678" calcext:value-type="float">
            <text:p>523.865093196678</text:p>
          </table:table-cell>
          <table:table-cell office:value-type="float" office:value="38.1418581418581" calcext:value-type="float">
            <text:p>38.1418581418581</text:p>
          </table:table-cell>
          <table:table-cell office:value-type="string" calcext:value-type="string">
            <text:p>71459b78-c85b-4364-811a-32d446e14d13</text:p>
          </table:table-cell>
          <table:table-cell office:value-type="float" office:value="0.370329950627078" calcext:value-type="float">
            <text:p>0.370329950627078</text:p>
          </table:table-cell>
          <table:table-cell office:value-type="float" office:value="0.441175037535286" calcext:value-type="float">
            <text:p>0.441175037535286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8.4615384615385" calcext:value-type="float">
            <text:p>88.4615384615385</text:p>
          </table:table-cell>
          <table:table-cell office:value-type="float" office:value="76.8831168831169" calcext:value-type="float">
            <text:p>76.8831168831169</text:p>
          </table:table-cell>
          <table:table-cell office:value-type="float" office:value="13.0221220107901" calcext:value-type="float">
            <text:p>13.0221220107901</text:p>
          </table:table-cell>
          <table:table-cell office:value-type="float" office:value="48.3974358974359" calcext:value-type="float">
            <text:p>48.3974358974359</text:p>
          </table:table-cell>
          <table:table-cell office:value-type="float" office:value="156.265464129481" calcext:value-type="float">
            <text:p>156.265464129481</text:p>
          </table:table-cell>
          <table:table-cell office:value-type="float" office:value="40.0641025641026" calcext:value-type="float">
            <text:p>40.0641025641026</text:p>
          </table:table-cell>
          <table:table-cell/>
        </table:table-row>
        <table:table-row table:style-name="ro1" table:visibility="filter">
          <table:table-cell office:value-type="string" calcext:value-type="string">
            <text:p>00b651d6-469a-4d2e-8f91-441f2713d3cf</text:p>
          </table:table-cell>
          <table:table-cell office:value-type="float" office:value="16.7895362625176" calcext:value-type="float">
            <text:p>16.7895362625176</text:p>
          </table:table-cell>
          <table:table-cell office:value-type="float" office:value="19.2007992007992" calcext:value-type="float">
            <text:p>19.200799200799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alse</text:p>
          </table:table-cell>
          <table:table-cell office:value-type="float" office:value="0.185005821034749" calcext:value-type="float">
            <text:p>0.185005821034749</text:p>
          </table:table-cell>
          <table:table-cell office:value-type="float" office:value="0.109320039428591" calcext:value-type="float">
            <text:p>0.109320039428591</text:p>
          </table:table-cell>
          <table:table-cell office:value-type="float" office:value="-0.114783138912192" calcext:value-type="float">
            <text:p>-0.114783138912192</text:p>
          </table:table-cell>
          <table:table-cell office:value-type="float" office:value="0.138936660536832" calcext:value-type="float">
            <text:p>0.138936660536832</text:p>
          </table:table-cell>
          <table:table-cell office:value-type="float" office:value="0.000742506418335002" calcext:value-type="float">
            <text:p>0.000742506418335</text:p>
          </table:table-cell>
          <table:table-cell office:value-type="float" office:value="705.160523025741" calcext:value-type="float">
            <text:p>705.160523025741</text:p>
          </table:table-cell>
          <table:table-cell office:value-type="float" office:value="55.7642357642358" calcext:value-type="float">
            <text:p>55.7642357642358</text:p>
          </table:table-cell>
          <table:table-cell office:value-type="string" calcext:value-type="string">
            <text:p>00b651d6-469a-4d2e-8f91-441f2713d3cf</text:p>
          </table:table-cell>
          <table:table-cell office:value-type="float" office:value="0.226353739384132" calcext:value-type="float">
            <text:p>0.226353739384132</text:p>
          </table:table-cell>
          <table:table-cell office:value-type="float" office:value="0.400177302304932" calcext:value-type="float">
            <text:p>0.40017730230493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74.965034965035" calcext:value-type="float">
            <text:p>74.965034965035</text:p>
          </table:table-cell>
          <table:table-cell office:value-type="float" office:value="4.95421118998707" calcext:value-type="float">
            <text:p>4.95421118998707</text:p>
          </table:table-cell>
          <table:table-cell office:value-type="float" office:value="29.8076923076923" calcext:value-type="float">
            <text:p>29.8076923076923</text:p>
          </table:table-cell>
          <table:table-cell office:value-type="float" office:value="213.031081169444" calcext:value-type="float">
            <text:p>213.031081169444</text:p>
          </table:table-cell>
          <table:table-cell office:value-type="float" office:value="57.6923076923077" calcext:value-type="float">
            <text:p>57.6923076923077</text:p>
          </table:table-cell>
          <table:table-cell/>
        </table:table-row>
        <table:table-row table:style-name="ro1" table:visibility="filter">
          <table:table-cell office:value-type="string" calcext:value-type="string">
            <text:p>930ef0e5-6b4f-4beb-bbec-ea6138896fe3</text:p>
          </table:table-cell>
          <table:table-cell office:value-type="float" office:value="29.4643766955431" calcext:value-type="float">
            <text:p>29.4643766955431</text:p>
          </table:table-cell>
          <table:table-cell office:value-type="float" office:value="32.8871128871129" calcext:value-type="float">
            <text:p>32.887112887112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alse</text:p>
          </table:table-cell>
          <table:table-cell office:value-type="float" office:value="0.115368173532475" calcext:value-type="float">
            <text:p>0.115368173532475</text:p>
          </table:table-cell>
          <table:table-cell office:value-type="float" office:value="0.0932789030715081" calcext:value-type="float">
            <text:p>0.093278903071508</text:p>
          </table:table-cell>
          <table:table-cell office:value-type="float" office:value="-0.18928694952395" calcext:value-type="float">
            <text:p>-0.18928694952395</text:p>
          </table:table-cell>
          <table:table-cell office:value-type="float" office:value="0.129029265283386" calcext:value-type="float">
            <text:p>0.129029265283386</text:p>
          </table:table-cell>
          <table:table-cell office:value-type="float" office:value="0.0621896616811479" calcext:value-type="float">
            <text:p>0.062189661681148</text:p>
          </table:table-cell>
          <table:table-cell office:value-type="float" office:value="471.43002712869" calcext:value-type="float">
            <text:p>471.43002712869</text:p>
          </table:table-cell>
          <table:table-cell office:value-type="float" office:value="34.8851148851149" calcext:value-type="float">
            <text:p>34.8851148851149</text:p>
          </table:table-cell>
          <table:table-cell office:value-type="string" calcext:value-type="string">
            <text:p>930ef0e5-6b4f-4beb-bbec-ea6138896fe3</text:p>
          </table:table-cell>
          <table:table-cell office:value-type="float" office:value="0.440827819748078" calcext:value-type="float">
            <text:p>0.440827819748078</text:p>
          </table:table-cell>
          <table:table-cell office:value-type="float" office:value="0.434121827894004" calcext:value-type="float">
            <text:p>0.43412182789400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67.7722277722278" calcext:value-type="float">
            <text:p>67.7722277722278</text:p>
          </table:table-cell>
          <table:table-cell office:value-type="float" office:value="12.904226608655" calcext:value-type="float">
            <text:p>12.904226608655</text:p>
          </table:table-cell>
          <table:table-cell office:value-type="float" office:value="48.0769230769231" calcext:value-type="float">
            <text:p>48.0769230769231</text:p>
          </table:table-cell>
          <table:table-cell office:value-type="float" office:value="154.85071930386" calcext:value-type="float">
            <text:p>154.85071930386</text:p>
          </table:table-cell>
          <table:table-cell office:value-type="float" office:value="39.4230769230769" calcext:value-type="float">
            <text:p>39.4230769230769</text:p>
          </table:table-cell>
          <table:table-cell/>
        </table:table-row>
        <table:table-row table:style-name="ro1" table:visibility="filter">
          <table:table-cell office:value-type="string" calcext:value-type="string">
            <text:p>866c72e1-c5d6-4022-97e1-968aee3ed7c1</text:p>
          </table:table-cell>
          <table:table-cell office:value-type="float" office:value="46.8601262329261" calcext:value-type="float">
            <text:p>46.8601262329261</text:p>
          </table:table-cell>
          <table:table-cell office:value-type="float" office:value="50.989010989011" calcext:value-type="float">
            <text:p>50.98901098901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lse</text:p>
          </table:table-cell>
          <table:table-cell office:value-type="float" office:value="-0.177402664312576" calcext:value-type="float">
            <text:p>-0.177402664312576</text:p>
          </table:table-cell>
          <table:table-cell office:value-type="float" office:value="0.0998173001041462" calcext:value-type="float">
            <text:p>0.099817300104146</text:p>
          </table:table-cell>
          <table:table-cell office:value-type="float" office:value="-0.107461715578552" calcext:value-type="float">
            <text:p>-0.107461715578552</text:p>
          </table:table-cell>
          <table:table-cell office:value-type="float" office:value="0.128405746035646" calcext:value-type="float">
            <text:p>0.128405746035646</text:p>
          </table:table-cell>
          <table:table-cell office:value-type="float" office:value="0.0697487527443822" calcext:value-type="float">
            <text:p>0.069748752744382</text:p>
          </table:table-cell>
          <table:table-cell office:value-type="float" office:value="609.18164102804" calcext:value-type="float">
            <text:p>609.18164102804</text:p>
          </table:table-cell>
          <table:table-cell office:value-type="float" office:value="45.034965034965" calcext:value-type="float">
            <text:p>45.034965034965</text:p>
          </table:table-cell>
          <table:table-cell office:value-type="string" calcext:value-type="string">
            <text:p>866c72e1-c5d6-4022-97e1-968aee3ed7c1</text:p>
          </table:table-cell>
          <table:table-cell office:value-type="float" office:value="0.277578179408593" calcext:value-type="float">
            <text:p>0.277578179408593</text:p>
          </table:table-cell>
          <table:table-cell office:value-type="float" office:value="0.478892368543072" calcext:value-type="float">
            <text:p>0.47889236854307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6.2179487179487" calcext:value-type="float">
            <text:p>86.2179487179487</text:p>
          </table:table-cell>
          <table:table-cell office:value-type="float" office:value="96.023976023976" calcext:value-type="float">
            <text:p>96.023976023976</text:p>
          </table:table-cell>
          <table:table-cell office:value-type="float" office:value="12.5933152026027" calcext:value-type="float">
            <text:p>12.5933152026027</text:p>
          </table:table-cell>
          <table:table-cell office:value-type="float" office:value="47.4358974358974" calcext:value-type="float">
            <text:p>47.4358974358974</text:p>
          </table:table-cell>
          <table:table-cell office:value-type="float" office:value="151.119782431232" calcext:value-type="float">
            <text:p>151.119782431232</text:p>
          </table:table-cell>
          <table:table-cell office:value-type="float" office:value="38.7820512820513" calcext:value-type="float">
            <text:p>38.7820512820513</text:p>
          </table:table-cell>
          <table:table-cell/>
        </table:table-row>
        <table:table-row table:style-name="ro1" table:visibility="filter">
          <table:table-cell office:value-type="string" calcext:value-type="string">
            <text:p>f980aa76-fbd1-4c34-bfd7-63d15d83b9b8</text:p>
          </table:table-cell>
          <table:table-cell office:value-type="float" office:value="11.668994269483" calcext:value-type="float">
            <text:p>11.668994269483</text:p>
          </table:table-cell>
          <table:table-cell office:value-type="float" office:value="15.2647352647353" calcext:value-type="float">
            <text:p>15.264735264735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alse</text:p>
          </table:table-cell>
          <table:table-cell office:value-type="float" office:value="0.0935469319451902" calcext:value-type="float">
            <text:p>0.09354693194519</text:p>
          </table:table-cell>
          <table:table-cell office:value-type="float" office:value="0.193266118770703" calcext:value-type="float">
            <text:p>0.193266118770703</text:p>
          </table:table-cell>
          <table:table-cell office:value-type="float" office:value="-0.100025435152533" calcext:value-type="float">
            <text:p>-0.100025435152533</text:p>
          </table:table-cell>
          <table:table-cell office:value-type="float" office:value="0.139916681058012" calcext:value-type="float">
            <text:p>0.139916681058012</text:p>
          </table:table-cell>
          <table:table-cell office:value-type="float" office:value="0.00101318065873334" calcext:value-type="float">
            <text:p>0.001013180658733</text:p>
          </table:table-cell>
          <table:table-cell office:value-type="float" office:value="501.76675358777" calcext:value-type="float">
            <text:p>501.76675358777</text:p>
          </table:table-cell>
          <table:table-cell office:value-type="float" office:value="36.6833166833167" calcext:value-type="float">
            <text:p>36.6833166833167</text:p>
          </table:table-cell>
          <table:table-cell office:value-type="string" calcext:value-type="string">
            <text:p>f980aa76-fbd1-4c34-bfd7-63d15d83b9b8</text:p>
          </table:table-cell>
          <table:table-cell office:value-type="float" office:value="-0.0410922492169508" calcext:value-type="float">
            <text:p>-0.041092249216951</text:p>
          </table:table-cell>
          <table:table-cell office:value-type="float" office:value="0.42363153447487" calcext:value-type="float">
            <text:p>0.4236315344748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6.2179487179487" calcext:value-type="float">
            <text:p>86.2179487179487</text:p>
          </table:table-cell>
          <table:table-cell office:value-type="float" office:value="51.948051948052" calcext:value-type="float">
            <text:p>51.948051948052</text:p>
          </table:table-cell>
          <table:table-cell office:value-type="float" office:value="4.88934069634009" calcext:value-type="float">
            <text:p>4.88934069634009</text:p>
          </table:table-cell>
          <table:table-cell office:value-type="float" office:value="29.4871794871795" calcext:value-type="float">
            <text:p>29.4871794871795</text:p>
          </table:table-cell>
          <table:table-cell office:value-type="float" office:value="210.241649942624" calcext:value-type="float">
            <text:p>210.241649942624</text:p>
          </table:table-cell>
          <table:table-cell office:value-type="float" office:value="56.7307692307692" calcext:value-type="float">
            <text:p>56.7307692307692</text:p>
          </table:table-cell>
          <table:table-cell/>
        </table:table-row>
        <table:table-row table:style-name="ro1" table:visibility="filter">
          <table:table-cell office:value-type="string" calcext:value-type="string">
            <text:p>e642ce53-af2b-4c75-a7fa-4f41f7bb58d1</text:p>
          </table:table-cell>
          <table:table-cell office:value-type="float" office:value="45.2388260903357" calcext:value-type="float">
            <text:p>45.2388260903357</text:p>
          </table:table-cell>
          <table:table-cell office:value-type="float" office:value="46.6133866133866" calcext:value-type="float">
            <text:p>46.613386613386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alse</text:p>
          </table:table-cell>
          <table:table-cell office:value-type="float" office:value="0.00856093120529353" calcext:value-type="float">
            <text:p>0.008560931205294</text:p>
          </table:table-cell>
          <table:table-cell office:value-type="float" office:value="-0.14170249570988" calcext:value-type="float">
            <text:p>-0.14170249570988</text:p>
          </table:table-cell>
          <table:table-cell office:value-type="float" office:value="0.00770279373432955" calcext:value-type="float">
            <text:p>0.00770279373433</text:p>
          </table:table-cell>
          <table:table-cell office:value-type="float" office:value="0.127371000023939" calcext:value-type="float">
            <text:p>0.127371000023939</text:p>
          </table:table-cell>
          <table:table-cell office:value-type="float" office:value="0.0672104471906829" calcext:value-type="float">
            <text:p>0.067210447190683</text:p>
          </table:table-cell>
          <table:table-cell office:value-type="float" office:value="588.104739174363" calcext:value-type="float">
            <text:p>588.104739174363</text:p>
          </table:table-cell>
          <table:table-cell office:value-type="float" office:value="42.7772227772228" calcext:value-type="float">
            <text:p>42.7772227772228</text:p>
          </table:table-cell>
          <table:table-cell office:value-type="string" calcext:value-type="string">
            <text:p>e642ce53-af2b-4c75-a7fa-4f41f7bb58d1</text:p>
          </table:table-cell>
          <table:table-cell office:value-type="float" office:value="0.155880437082237" calcext:value-type="float">
            <text:p>0.155880437082237</text:p>
          </table:table-cell>
          <table:table-cell office:value-type="float" office:value="0.440527138427381" calcext:value-type="float">
            <text:p>0.44052713842738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5.5769230769231" calcext:value-type="float">
            <text:p>85.5769230769231</text:p>
          </table:table-cell>
          <table:table-cell office:value-type="float" office:value="89.3906093906094" calcext:value-type="float">
            <text:p>89.3906093906094</text:p>
          </table:table-cell>
          <table:table-cell office:value-type="float" office:value="12.5329710539371" calcext:value-type="float">
            <text:p>12.5329710539371</text:p>
          </table:table-cell>
          <table:table-cell office:value-type="float" office:value="47.1153846153846" calcext:value-type="float">
            <text:p>47.1153846153846</text:p>
          </table:table-cell>
          <table:table-cell office:value-type="float" office:value="150.395652647245" calcext:value-type="float">
            <text:p>150.395652647245</text:p>
          </table:table-cell>
          <table:table-cell office:value-type="float" office:value="38.4615384615385" calcext:value-type="float">
            <text:p>38.4615384615385</text:p>
          </table:table-cell>
          <table:table-cell/>
        </table:table-row>
        <table:table-row table:style-name="ro1" table:visibility="filter">
          <table:table-cell office:value-type="string" calcext:value-type="string">
            <text:p>9feb2ae6-831e-4e50-b2bf-11d1596a5750</text:p>
          </table:table-cell>
          <table:table-cell office:value-type="float" office:value="6.06690101729" calcext:value-type="float">
            <text:p>6.06690101729</text:p>
          </table:table-cell>
          <table:table-cell office:value-type="float" office:value="11.968031968032" calcext:value-type="float">
            <text:p>11.96803196803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False</text:p>
          </table:table-cell>
          <table:table-cell office:value-type="float" office:value="0.217958780303256" calcext:value-type="float">
            <text:p>0.217958780303256</text:p>
          </table:table-cell>
          <table:table-cell office:value-type="float" office:value="0.18568597690259" calcext:value-type="float">
            <text:p>0.18568597690259</text:p>
          </table:table-cell>
          <table:table-cell office:value-type="float" office:value="-0.0983036510705851" calcext:value-type="float">
            <text:p>-0.098303651070585</text:p>
          </table:table-cell>
          <table:table-cell office:value-type="float" office:value="0.136421212771811" calcext:value-type="float">
            <text:p>0.136421212771811</text:p>
          </table:table-cell>
          <table:table-cell office:value-type="float" office:value="0.00286998106647255" calcext:value-type="float">
            <text:p>0.002869981066473</text:p>
          </table:table-cell>
          <table:table-cell office:value-type="float" office:value="248.74294170889" calcext:value-type="float">
            <text:p>248.74294170889</text:p>
          </table:table-cell>
          <table:table-cell office:value-type="float" office:value="24.0959040959041" calcext:value-type="float">
            <text:p>24.0959040959041</text:p>
          </table:table-cell>
          <table:table-cell office:value-type="string" calcext:value-type="string">
            <text:p>9feb2ae6-831e-4e50-b2bf-11d1596a5750</text:p>
          </table:table-cell>
          <table:table-cell office:value-type="float" office:value="0.192715514046766" calcext:value-type="float">
            <text:p>0.192715514046766</text:p>
          </table:table-cell>
          <table:table-cell office:value-type="float" office:value="0.32673119554828" calcext:value-type="float">
            <text:p>0.3267311955482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.9358974358974" calcext:value-type="float">
            <text:p>84.9358974358974</text:p>
          </table:table-cell>
          <table:table-cell office:value-type="float" office:value="36.0639360639361" calcext:value-type="float">
            <text:p>36.0639360639361</text:p>
          </table:table-cell>
          <table:table-cell office:value-type="float" office:value="4.88700000893691" calcext:value-type="float">
            <text:p>4.88700000893691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205.25400037535" calcext:value-type="float">
            <text:p>205.25400037535</text:p>
          </table:table-cell>
          <table:table-cell office:value-type="float" office:value="55.7692307692308" calcext:value-type="float">
            <text:p>55.7692307692308</text:p>
          </table:table-cell>
          <table:table-cell/>
        </table:table-row>
        <table:table-row table:style-name="ro1" table:visibility="filter">
          <table:table-cell office:value-type="string" calcext:value-type="string">
            <text:p>f328abe3-592d-4a9a-99c3-9b0b4fed4690</text:p>
          </table:table-cell>
          <table:table-cell office:value-type="float" office:value="43.6033150035439" calcext:value-type="float">
            <text:p>43.6033150035439</text:p>
          </table:table-cell>
          <table:table-cell office:value-type="float" office:value="43.9360639360639" calcext:value-type="float">
            <text:p>43.936063936063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alse</text:p>
          </table:table-cell>
          <table:table-cell office:value-type="float" office:value="0.0156188817072955" calcext:value-type="float">
            <text:p>0.015618881707296</text:p>
          </table:table-cell>
          <table:table-cell office:value-type="float" office:value="-0.101582209436817" calcext:value-type="float">
            <text:p>-0.101582209436817</text:p>
          </table:table-cell>
          <table:table-cell office:value-type="float" office:value="0.103110470179563" calcext:value-type="float">
            <text:p>0.103110470179563</text:p>
          </table:table-cell>
          <table:table-cell office:value-type="float" office:value="0.125869892857898" calcext:value-type="float">
            <text:p>0.125869892857898</text:p>
          </table:table-cell>
          <table:table-cell office:value-type="float" office:value="0.0704718436000687" calcext:value-type="float">
            <text:p>0.070471843600069</text:p>
          </table:table-cell>
          <table:table-cell office:value-type="float" office:value="566.843095046071" calcext:value-type="float">
            <text:p>566.843095046071</text:p>
          </table:table-cell>
          <table:table-cell office:value-type="float" office:value="41.0589410589411" calcext:value-type="float">
            <text:p>41.0589410589411</text:p>
          </table:table-cell>
          <table:table-cell office:value-type="string" calcext:value-type="string">
            <text:p>f328abe3-592d-4a9a-99c3-9b0b4fed4690</text:p>
          </table:table-cell>
          <table:table-cell office:value-type="float" office:value="0.430467421151321" calcext:value-type="float">
            <text:p>0.430467421151321</text:p>
          </table:table-cell>
          <table:table-cell office:value-type="float" office:value="0.350309133482095" calcext:value-type="float">
            <text:p>0.35030913348209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4.2948717948718" calcext:value-type="float">
            <text:p>84.2948717948718</text:p>
          </table:table-cell>
          <table:table-cell office:value-type="float" office:value="84.995004995005" calcext:value-type="float">
            <text:p>84.995004995005</text:p>
          </table:table-cell>
          <table:table-cell office:value-type="float" office:value="12.2867250466862" calcext:value-type="float">
            <text:p>12.2867250466862</text:p>
          </table:table-cell>
          <table:table-cell office:value-type="float" office:value="46.474358974359" calcext:value-type="float">
            <text:p>46.474358974359</text:p>
          </table:table-cell>
          <table:table-cell office:value-type="float" office:value="147.440700560234" calcext:value-type="float">
            <text:p>147.440700560234</text:p>
          </table:table-cell>
          <table:table-cell office:value-type="float" office:value="37.8205128205128" calcext:value-type="float">
            <text:p>37.8205128205128</text:p>
          </table:table-cell>
          <table:table-cell/>
        </table:table-row>
        <table:table-row table:style-name="ro1" table:visibility="filter">
          <table:table-cell office:value-type="string" calcext:value-type="string">
            <text:p>622f80ed-7068-4c08-88c8-8b5541bbe57d</text:p>
          </table:table-cell>
          <table:table-cell office:value-type="float" office:value="47.1584918255731" calcext:value-type="float">
            <text:p>47.1584918255731</text:p>
          </table:table-cell>
          <table:table-cell office:value-type="float" office:value="51.988011988012" calcext:value-type="float">
            <text:p>51.98801198801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0163180842720394" calcext:value-type="float">
            <text:p>0.01631808427204</text:p>
          </table:table-cell>
          <table:table-cell office:value-type="float" office:value="-0.110522080304657" calcext:value-type="float">
            <text:p>-0.110522080304657</text:p>
          </table:table-cell>
          <table:table-cell office:value-type="float" office:value="-0.0508625935167145" calcext:value-type="float">
            <text:p>-0.050862593516715</text:p>
          </table:table-cell>
          <table:table-cell office:value-type="float" office:value="0.12646286683146" calcext:value-type="float">
            <text:p>0.12646286683146</text:p>
          </table:table-cell>
          <table:table-cell office:value-type="float" office:value="0.0696509581632307" calcext:value-type="float">
            <text:p>0.069650958163231</text:p>
          </table:table-cell>
          <table:table-cell office:value-type="float" office:value="613.06039373245" calcext:value-type="float">
            <text:p>613.06039373245</text:p>
          </table:table-cell>
          <table:table-cell office:value-type="float" office:value="45.5544455544456" calcext:value-type="float">
            <text:p>45.5544455544456</text:p>
          </table:table-cell>
          <table:table-cell office:value-type="string" calcext:value-type="string">
            <text:p>622f80ed-7068-4c08-88c8-8b5541bbe57d</text:p>
          </table:table-cell>
          <table:table-cell office:value-type="float" office:value="0.35983452142972" calcext:value-type="float">
            <text:p>0.35983452142972</text:p>
          </table:table-cell>
          <table:table-cell office:value-type="float" office:value="0.487151671590092" calcext:value-type="float">
            <text:p>0.48715167159009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3.6538461538462" calcext:value-type="float">
            <text:p>83.6538461538462</text:p>
          </table:table-cell>
          <table:table-cell office:value-type="float" office:value="97.5424575424576" calcext:value-type="float">
            <text:p>97.5424575424576</text:p>
          </table:table-cell>
          <table:table-cell office:value-type="float" office:value="12.0908596569894" calcext:value-type="float">
            <text:p>12.0908596569894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145.090315883872" calcext:value-type="float">
            <text:p>145.090315883872</text:p>
          </table:table-cell>
          <table:table-cell office:value-type="float" office:value="37.5" calcext:value-type="float">
            <text:p>37.5</text:p>
          </table:table-cell>
          <table:table-cell/>
        </table:table-row>
        <table:table-row table:style-name="ro1" table:visibility="filter">
          <table:table-cell office:value-type="string" calcext:value-type="string">
            <text:p>9dfd475f-efac-4ea3-8904-55a2571e4fa8</text:p>
          </table:table-cell>
          <table:table-cell office:value-type="float" office:value="18.1671028065305" calcext:value-type="float">
            <text:p>18.1671028065305</text:p>
          </table:table-cell>
          <table:table-cell office:value-type="float" office:value="20.6593406593407" calcext:value-type="float">
            <text:p>20.659340659340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float" office:value="0.378779721830342" calcext:value-type="float">
            <text:p>0.378779721830342</text:p>
          </table:table-cell>
          <table:table-cell office:value-type="float" office:value="0.175099662969366" calcext:value-type="float">
            <text:p>0.175099662969366</text:p>
          </table:table-cell>
          <table:table-cell office:value-type="float" office:value="-0.0879837647904293" calcext:value-type="float">
            <text:p>-0.087983764790429</text:p>
          </table:table-cell>
          <table:table-cell office:value-type="float" office:value="0.137977027329857" calcext:value-type="float">
            <text:p>0.137977027329857</text:p>
          </table:table-cell>
          <table:table-cell office:value-type="float" office:value="0.00327622698759311" calcext:value-type="float">
            <text:p>0.003276226987593</text:p>
          </table:table-cell>
          <table:table-cell office:value-type="float" office:value="763.018317874282" calcext:value-type="float">
            <text:p>763.018317874282</text:p>
          </table:table-cell>
          <table:table-cell office:value-type="float" office:value="64.3156843156843" calcext:value-type="float">
            <text:p>64.3156843156843</text:p>
          </table:table-cell>
          <table:table-cell office:value-type="string" calcext:value-type="string">
            <text:p>9dfd475f-efac-4ea3-8904-55a2571e4fa8</text:p>
          </table:table-cell>
          <table:table-cell office:value-type="float" office:value="0.203095346377038" calcext:value-type="float">
            <text:p>0.203095346377038</text:p>
          </table:table-cell>
          <table:table-cell office:value-type="float" office:value="0.372908077380306" calcext:value-type="float">
            <text:p>0.37290807738030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4.975024975025" calcext:value-type="float">
            <text:p>84.975024975025</text:p>
          </table:table-cell>
          <table:table-cell office:value-type="float" office:value="4.78886543476891" calcext:value-type="float">
            <text:p>4.78886543476891</text:p>
          </table:table-cell>
          <table:table-cell office:value-type="float" office:value="28.8461538461538" calcext:value-type="float">
            <text:p>28.8461538461538</text:p>
          </table:table-cell>
          <table:table-cell office:value-type="float" office:value="201.132348260294" calcext:value-type="float">
            <text:p>201.132348260294</text:p>
          </table:table-cell>
          <table:table-cell office:value-type="float" office:value="54.4871794871795" calcext:value-type="float">
            <text:p>54.4871794871795</text:p>
          </table:table-cell>
          <table:table-cell/>
        </table:table-row>
        <table:table-row table:style-name="ro1" table:visibility="filter">
          <table:table-cell office:value-type="string" calcext:value-type="string">
            <text:p>e33dd266-7279-43fc-a3e3-cde0ccab6f82</text:p>
          </table:table-cell>
          <table:table-cell office:value-type="float" office:value="29.0633369665444" calcext:value-type="float">
            <text:p>29.0633369665444</text:p>
          </table:table-cell>
          <table:table-cell office:value-type="float" office:value="32.4475524475524" calcext:value-type="float">
            <text:p>32.447552447552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0.0509823240903588" calcext:value-type="float">
            <text:p>0.050982324090359</text:p>
          </table:table-cell>
          <table:table-cell office:value-type="float" office:value="0.107390314424813" calcext:value-type="float">
            <text:p>0.107390314424813</text:p>
          </table:table-cell>
          <table:table-cell office:value-type="float" office:value="0.0399190916580054" calcext:value-type="float">
            <text:p>0.039919091658005</text:p>
          </table:table-cell>
          <table:table-cell office:value-type="float" office:value="0.124294013633018" calcext:value-type="float">
            <text:p>0.124294013633018</text:p>
          </table:table-cell>
          <table:table-cell office:value-type="float" office:value="0.0640165129705708" calcext:value-type="float">
            <text:p>0.064016512970571</text:p>
          </table:table-cell>
          <table:table-cell office:value-type="float" office:value="465.01339146471" calcext:value-type="float">
            <text:p>465.01339146471</text:p>
          </table:table-cell>
          <table:table-cell office:value-type="float" office:value="34.3856143856144" calcext:value-type="float">
            <text:p>34.3856143856144</text:p>
          </table:table-cell>
          <table:table-cell office:value-type="string" calcext:value-type="string">
            <text:p>e33dd266-7279-43fc-a3e3-cde0ccab6f82</text:p>
          </table:table-cell>
          <table:table-cell office:value-type="float" office:value="0.125635645125009" calcext:value-type="float">
            <text:p>0.125635645125009</text:p>
          </table:table-cell>
          <table:table-cell office:value-type="float" office:value="0.484471771853728" calcext:value-type="float">
            <text:p>0.484471771853728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3.0128205128205" calcext:value-type="float">
            <text:p>83.0128205128205</text:p>
          </table:table-cell>
          <table:table-cell office:value-type="float" office:value="66.8331668331668" calcext:value-type="float">
            <text:p>66.8331668331668</text:p>
          </table:table-cell>
          <table:table-cell office:value-type="float" office:value="11.5917670477061" calcext:value-type="float">
            <text:p>11.5917670477061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139.101204572474" calcext:value-type="float">
            <text:p>139.101204572474</text:p>
          </table:table-cell>
          <table:table-cell office:value-type="float" office:value="37.1794871794872" calcext:value-type="float">
            <text:p>37.1794871794872</text:p>
          </table:table-cell>
          <table:table-cell/>
        </table:table-row>
        <table:table-row table:style-name="ro1" table:visibility="filter">
          <table:table-cell office:value-type="string" calcext:value-type="string">
            <text:p>15be1aa7-92cf-4f07-8d64-a4443e37a898</text:p>
          </table:table-cell>
          <table:table-cell office:value-type="float" office:value="52.8355036048761" calcext:value-type="float">
            <text:p>52.8355036048761</text:p>
          </table:table-cell>
          <table:table-cell office:value-type="float" office:value="64.3756243756244" calcext:value-type="float">
            <text:p>64.375624375624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alse</text:p>
          </table:table-cell>
          <table:table-cell office:value-type="float" office:value="-0.0123183144313278" calcext:value-type="float">
            <text:p>-0.012318314431328</text:p>
          </table:table-cell>
          <table:table-cell office:value-type="float" office:value="-0.136164268807319" calcext:value-type="float">
            <text:p>-0.136164268807319</text:p>
          </table:table-cell>
          <table:table-cell office:value-type="float" office:value="-0.0855774292870879" calcext:value-type="float">
            <text:p>-0.085577429287088</text:p>
          </table:table-cell>
          <table:table-cell office:value-type="float" office:value="0.111875233414499" calcext:value-type="float">
            <text:p>0.111875233414499</text:p>
          </table:table-cell>
          <table:table-cell office:value-type="float" office:value="0.0656228507230783" calcext:value-type="float">
            <text:p>0.065622850723078</text:p>
          </table:table-cell>
          <table:table-cell office:value-type="float" office:value="686.861546863389" calcext:value-type="float">
            <text:p>686.861546863389</text:p>
          </table:table-cell>
          <table:table-cell office:value-type="float" office:value="53.5064935064935" calcext:value-type="float">
            <text:p>53.5064935064935</text:p>
          </table:table-cell>
          <table:table-cell office:value-type="string" calcext:value-type="string">
            <text:p>15be1aa7-92cf-4f07-8d64-a4443e37a898</text:p>
          </table:table-cell>
          <table:table-cell office:value-type="float" office:value="0.363888643324793" calcext:value-type="float">
            <text:p>0.363888643324793</text:p>
          </table:table-cell>
          <table:table-cell office:value-type="float" office:value="0.484946000176463" calcext:value-type="float">
            <text:p>0.484946000176463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2.051282051282" calcext:value-type="float">
            <text:p>82.051282051282</text:p>
          </table:table-cell>
          <table:table-cell office:value-type="float" office:value="117.882117882118" calcext:value-type="float">
            <text:p>117.882117882118</text:p>
          </table:table-cell>
          <table:table-cell office:value-type="float" office:value="11.3419519704234" calcext:value-type="float">
            <text:p>11.3419519704234</text:p>
          </table:table-cell>
          <table:table-cell office:value-type="float" office:value="45.1923076923077" calcext:value-type="float">
            <text:p>45.1923076923077</text:p>
          </table:table-cell>
          <table:table-cell office:value-type="float" office:value="136.103423645081" calcext:value-type="float">
            <text:p>136.103423645081</text:p>
          </table:table-cell>
          <table:table-cell office:value-type="float" office:value="36.8589743589744" calcext:value-type="float">
            <text:p>36.8589743589744</text:p>
          </table:table-cell>
          <table:table-cell/>
        </table:table-row>
        <table:table-row table:style-name="ro1" table:visibility="filter">
          <table:table-cell office:value-type="string" calcext:value-type="string">
            <text:p>eb7d3864-f18f-49a3-bbdf-1010bd52bc25</text:p>
          </table:table-cell>
          <table:table-cell office:value-type="float" office:value="50.660959265993" calcext:value-type="float">
            <text:p>50.660959265993</text:p>
          </table:table-cell>
          <table:table-cell office:value-type="float" office:value="61.9380619380619" calcext:value-type="float">
            <text:p>61.938061938061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-0.0229752069886253" calcext:value-type="float">
            <text:p>-0.022975206988625</text:p>
          </table:table-cell>
          <table:table-cell office:value-type="float" office:value="-0.0414211051920743" calcext:value-type="float">
            <text:p>-0.041421105192074</text:p>
          </table:table-cell>
          <table:table-cell office:value-type="float" office:value="0.0127329497337067" calcext:value-type="float">
            <text:p>0.012732949733707</text:p>
          </table:table-cell>
          <table:table-cell office:value-type="float" office:value="0.139209566162532" calcext:value-type="float">
            <text:p>0.139209566162532</text:p>
          </table:table-cell>
          <table:table-cell office:value-type="float" office:value="0.09933971389292" calcext:value-type="float">
            <text:p>0.09933971389292</text:p>
          </table:table-cell>
          <table:table-cell office:value-type="float" office:value="151.982877797979" calcext:value-type="float">
            <text:p>151.982877797979</text:p>
          </table:table-cell>
          <table:table-cell office:value-type="float" office:value="20.7492507492507" calcext:value-type="float">
            <text:p>20.7492507492507</text:p>
          </table:table-cell>
          <table:table-cell office:value-type="string" calcext:value-type="string">
            <text:p>eb7d3864-f18f-49a3-bbdf-1010bd52bc25</text:p>
          </table:table-cell>
          <table:table-cell office:value-type="float" office:value="0.371501584756106" calcext:value-type="float">
            <text:p>0.371501584756106</text:p>
          </table:table-cell>
          <table:table-cell office:value-type="float" office:value="0.446885218597701" calcext:value-type="float">
            <text:p>0.446885218597701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2.051282051282" calcext:value-type="float">
            <text:p>82.051282051282</text:p>
          </table:table-cell>
          <table:table-cell office:value-type="float" office:value="82.6873126873127" calcext:value-type="float">
            <text:p>82.6873126873127</text:p>
          </table:table-cell>
          <table:table-cell office:value-type="float" office:value="15.1829873566431" calcext:value-type="float">
            <text:p>15.1829873566431</text:p>
          </table:table-cell>
          <table:table-cell office:value-type="float" office:value="58.6538461538462" calcext:value-type="float">
            <text:p>58.6538461538462</text:p>
          </table:table-cell>
          <table:table-cell office:value-type="float" office:value="60.7319494265723" calcext:value-type="float">
            <text:p>60.7319494265723</text:p>
          </table:table-cell>
          <table:table-cell office:value-type="float" office:value="23.3974358974359" calcext:value-type="float">
            <text:p>23.3974358974359</text:p>
          </table:table-cell>
          <table:table-cell/>
        </table:table-row>
        <table:table-row table:style-name="ro1" table:visibility="filter">
          <table:table-cell office:value-type="string" calcext:value-type="string">
            <text:p>82368c54-a6d3-4461-8b0f-db5d2305ce41</text:p>
          </table:table-cell>
          <table:table-cell office:value-type="float" office:value="17.7215293005866" calcext:value-type="float">
            <text:p>17.7215293005866</text:p>
          </table:table-cell>
          <table:table-cell office:value-type="float" office:value="20.2597402597403" calcext:value-type="float">
            <text:p>20.259740259740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alse</text:p>
          </table:table-cell>
          <table:table-cell office:value-type="float" office:value="0.341039865158042" calcext:value-type="float">
            <text:p>0.341039865158042</text:p>
          </table:table-cell>
          <table:table-cell office:value-type="float" office:value="0.187075993719561" calcext:value-type="float">
            <text:p>0.187075993719561</text:p>
          </table:table-cell>
          <table:table-cell office:value-type="float" office:value="-0.0612819367324558" calcext:value-type="float">
            <text:p>-0.061281936732456</text:p>
          </table:table-cell>
          <table:table-cell office:value-type="float" office:value="0.13886992065609" calcext:value-type="float">
            <text:p>0.13886992065609</text:p>
          </table:table-cell>
          <table:table-cell office:value-type="float" office:value="0.00162664956576842" calcext:value-type="float">
            <text:p>0.001626649565768</text:p>
          </table:table-cell>
          <table:table-cell office:value-type="float" office:value="744.304230624638" calcext:value-type="float">
            <text:p>744.304230624638</text:p>
          </table:table-cell>
          <table:table-cell office:value-type="float" office:value="60.979020979021" calcext:value-type="float">
            <text:p>60.979020979021</text:p>
          </table:table-cell>
          <table:table-cell office:value-type="string" calcext:value-type="string">
            <text:p>82368c54-a6d3-4461-8b0f-db5d2305ce41</text:p>
          </table:table-cell>
          <table:table-cell office:value-type="float" office:value="0.276512013817244" calcext:value-type="float">
            <text:p>0.276512013817244</text:p>
          </table:table-cell>
          <table:table-cell office:value-type="float" office:value="0.354427405495255" calcext:value-type="float">
            <text:p>0.35442740549525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.7692307692308" calcext:value-type="float">
            <text:p>80.7692307692308</text:p>
          </table:table-cell>
          <table:table-cell office:value-type="float" office:value="81.2387612387612" calcext:value-type="float">
            <text:p>81.2387612387612</text:p>
          </table:table-cell>
          <table:table-cell office:value-type="float" office:value="4.58212513773607" calcext:value-type="float">
            <text:p>4.58212513773607</text:p>
          </table:table-cell>
          <table:table-cell office:value-type="float" office:value="27.5641025641026" calcext:value-type="float">
            <text:p>27.5641025641026</text:p>
          </table:table-cell>
          <table:table-cell office:value-type="float" office:value="197.031380922651" calcext:value-type="float">
            <text:p>197.031380922651</text:p>
          </table:table-cell>
          <table:table-cell office:value-type="float" office:value="53.2051282051282" calcext:value-type="float">
            <text:p>53.2051282051282</text:p>
          </table:table-cell>
          <table:table-cell/>
        </table:table-row>
        <table:table-row table:style-name="ro1" table:visibility="filter">
          <table:table-cell office:value-type="string" calcext:value-type="string">
            <text:p>939a16db-0760-4159-94ac-43278a00c47a</text:p>
          </table:table-cell>
          <table:table-cell office:value-type="float" office:value="50.4037970362164" calcext:value-type="float">
            <text:p>50.4037970362164</text:p>
          </table:table-cell>
          <table:table-cell office:value-type="float" office:value="61.4585414585415" calcext:value-type="float">
            <text:p>61.458541458541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0419266871969843" calcext:value-type="float">
            <text:p>0.041926687196984</text:p>
          </table:table-cell>
          <table:table-cell office:value-type="float" office:value="-0.105055137131621" calcext:value-type="float">
            <text:p>-0.105055137131621</text:p>
          </table:table-cell>
          <table:table-cell office:value-type="float" office:value="-0.0505509785179781" calcext:value-type="float">
            <text:p>-0.050550978517978</text:p>
          </table:table-cell>
          <table:table-cell office:value-type="float" office:value="0.139182866622642" calcext:value-type="float">
            <text:p>0.139182866622642</text:p>
          </table:table-cell>
          <table:table-cell office:value-type="float" office:value="0.0997844245251153" calcext:value-type="float">
            <text:p>0.099784424525115</text:p>
          </table:table-cell>
          <table:table-cell office:value-type="float" office:value="151.211391108649" calcext:value-type="float">
            <text:p>151.211391108649</text:p>
          </table:table-cell>
          <table:table-cell office:value-type="float" office:value="20.6893106893107" calcext:value-type="float">
            <text:p>20.6893106893107</text:p>
          </table:table-cell>
          <table:table-cell office:value-type="string" calcext:value-type="string">
            <text:p>939a16db-0760-4159-94ac-43278a00c47a</text:p>
          </table:table-cell>
          <table:table-cell office:value-type="float" office:value="0.384348510627794" calcext:value-type="float">
            <text:p>0.384348510627794</text:p>
          </table:table-cell>
          <table:table-cell office:value-type="float" office:value="0.370807477944372" calcext:value-type="float">
            <text:p>0.370807477944372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0.4487179487179" calcext:value-type="float">
            <text:p>80.4487179487179</text:p>
          </table:table-cell>
          <table:table-cell office:value-type="float" office:value="82.1478521478521" calcext:value-type="float">
            <text:p>82.1478521478521</text:p>
          </table:table-cell>
          <table:table-cell office:value-type="float" office:value="15.1059163548327" calcext:value-type="float">
            <text:p>15.1059163548327</text:p>
          </table:table-cell>
          <table:table-cell office:value-type="float" office:value="57.3717948717949" calcext:value-type="float">
            <text:p>57.3717948717949</text:p>
          </table:table-cell>
          <table:table-cell office:value-type="float" office:value="60.4236654193309" calcext:value-type="float">
            <text:p>60.4236654193309</text:p>
          </table:table-cell>
          <table:table-cell office:value-type="float" office:value="23.0769230769231" calcext:value-type="float">
            <text:p>23.0769230769231</text:p>
          </table:table-cell>
          <table:table-cell/>
        </table:table-row>
        <table:table-row table:style-name="ro1" table:visibility="filter">
          <table:table-cell office:value-type="string" calcext:value-type="string">
            <text:p>c7141e84-bf32-4109-aa85-10ecbbe7329f</text:p>
          </table:table-cell>
          <table:table-cell office:value-type="float" office:value="49.6323103468866" calcext:value-type="float">
            <text:p>49.6323103468866</text:p>
          </table:table-cell>
          <table:table-cell office:value-type="float" office:value="59.9400599400599" calcext:value-type="float">
            <text:p>59.940059940059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lse</text:p>
          </table:table-cell>
          <table:table-cell office:value-type="float" office:value="-0.00011749625794967" calcext:value-type="float">
            <text:p>-0.00011749625795</text:p>
          </table:table-cell>
          <table:table-cell office:value-type="float" office:value="0.109904723881457" calcext:value-type="float">
            <text:p>0.109904723881457</text:p>
          </table:table-cell>
          <table:table-cell office:value-type="float" office:value="0.0537107161746078" calcext:value-type="float">
            <text:p>0.053710716174608</text:p>
          </table:table-cell>
          <table:table-cell office:value-type="float" office:value="0.136221524143525" calcext:value-type="float">
            <text:p>0.136221524143525</text:p>
          </table:table-cell>
          <table:table-cell office:value-type="float" office:value="0.0998737139222483" calcext:value-type="float">
            <text:p>0.099873713922248</text:p>
          </table:table-cell>
          <table:table-cell office:value-type="float" office:value="148.89693104066" calcext:value-type="float">
            <text:p>148.89693104066</text:p>
          </table:table-cell>
          <table:table-cell office:value-type="float" office:value="20.6493506493506" calcext:value-type="float">
            <text:p>20.6493506493506</text:p>
          </table:table-cell>
          <table:table-cell office:value-type="string" calcext:value-type="string">
            <text:p>c7141e84-bf32-4109-aa85-10ecbbe7329f</text:p>
          </table:table-cell>
          <table:table-cell office:value-type="float" office:value="0.153732958892376" calcext:value-type="float">
            <text:p>0.153732958892376</text:p>
          </table:table-cell>
          <table:table-cell office:value-type="float" office:value="0.377298928696483" calcext:value-type="float">
            <text:p>0.377298928696483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9.4871794871795" calcext:value-type="float">
            <text:p>79.4871794871795</text:p>
          </table:table-cell>
          <table:table-cell office:value-type="float" office:value="80.5894105894106" calcext:value-type="float">
            <text:p>80.5894105894106</text:p>
          </table:table-cell>
          <table:table-cell office:value-type="float" office:value="14.8747033494016" calcext:value-type="float">
            <text:p>14.8747033494016</text:p>
          </table:table-cell>
          <table:table-cell office:value-type="float" office:value="56.7307692307692" calcext:value-type="float">
            <text:p>56.7307692307692</text:p>
          </table:table-cell>
          <table:table-cell office:value-type="float" office:value="59.4988133976064" calcext:value-type="float">
            <text:p>59.4988133976064</text:p>
          </table:table-cell>
          <table:table-cell office:value-type="float" office:value="22.7564102564103" calcext:value-type="float">
            <text:p>22.7564102564103</text:p>
          </table:table-cell>
          <table:table-cell/>
        </table:table-row>
        <table:table-row table:style-name="ro1" table:visibility="filter">
          <table:table-cell office:value-type="string" calcext:value-type="string">
            <text:p>0f91c1d6-0149-49c0-99b0-22d1826e6efc</text:p>
          </table:table-cell>
          <table:table-cell office:value-type="float" office:value="36.2969886505618" calcext:value-type="float">
            <text:p>36.2969886505618</text:p>
          </table:table-cell>
          <table:table-cell office:value-type="float" office:value="37.6623376623377" calcext:value-type="float">
            <text:p>37.662337662337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-0.131853569814611" calcext:value-type="float">
            <text:p>-0.131853569814611</text:p>
          </table:table-cell>
          <table:table-cell office:value-type="float" office:value="0.00942227192899505" calcext:value-type="float">
            <text:p>0.009422271928995</text:p>
          </table:table-cell>
          <table:table-cell office:value-type="float" office:value="0.0370617393585389" calcext:value-type="float">
            <text:p>0.037061739358539</text:p>
          </table:table-cell>
          <table:table-cell office:value-type="float" office:value="0.128389120572537" calcext:value-type="float">
            <text:p>0.128389120572537</text:p>
          </table:table-cell>
          <table:table-cell office:value-type="float" office:value="0.0645856549596872" calcext:value-type="float">
            <text:p>0.064585654959687</text:p>
          </table:table-cell>
          <table:table-cell office:value-type="float" office:value="508.157841107866" calcext:value-type="float">
            <text:p>508.157841107866</text:p>
          </table:table-cell>
          <table:table-cell office:value-type="float" office:value="37.1228771228771" calcext:value-type="float">
            <text:p>37.1228771228771</text:p>
          </table:table-cell>
          <table:table-cell office:value-type="string" calcext:value-type="string">
            <text:p>0f91c1d6-0149-49c0-99b0-22d1826e6efc</text:p>
          </table:table-cell>
          <table:table-cell office:value-type="float" office:value="0.392638813112065" calcext:value-type="float">
            <text:p>0.392638813112065</text:p>
          </table:table-cell>
          <table:table-cell office:value-type="float" office:value="0.498251775937883" calcext:value-type="float">
            <text:p>0.498251775937883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74.7852147852148" calcext:value-type="float">
            <text:p>74.7852147852148</text:p>
          </table:table-cell>
          <table:table-cell office:value-type="float" office:value="10.7389423145772" calcext:value-type="float">
            <text:p>10.7389423145772</text:p>
          </table:table-cell>
          <table:table-cell office:value-type="float" office:value="43.9102564102564" calcext:value-type="float">
            <text:p>43.9102564102564</text:p>
          </table:table-cell>
          <table:table-cell office:value-type="float" office:value="128.867307774926" calcext:value-type="float">
            <text:p>128.867307774926</text:p>
          </table:table-cell>
          <table:table-cell office:value-type="float" office:value="35.2564102564103" calcext:value-type="float">
            <text:p>35.2564102564103</text:p>
          </table:table-cell>
          <table:table-cell/>
        </table:table-row>
        <table:table-row table:style-name="ro1" table:visibility="filter">
          <table:table-cell office:value-type="string" calcext:value-type="string">
            <text:p>41a6c05d-98d2-460a-9a38-4fd47a101838</text:p>
          </table:table-cell>
          <table:table-cell office:value-type="float" office:value="27.6204008758793" calcext:value-type="float">
            <text:p>27.6204008758793</text:p>
          </table:table-cell>
          <table:table-cell office:value-type="float" office:value="30.4895104895105" calcext:value-type="float">
            <text:p>30.489510489510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alse</text:p>
          </table:table-cell>
          <table:table-cell office:value-type="float" office:value="-0.424301861162988" calcext:value-type="float">
            <text:p>-0.424301861162988</text:p>
          </table:table-cell>
          <table:table-cell office:value-type="float" office:value="-0.124279279555724" calcext:value-type="float">
            <text:p>-0.124279279555724</text:p>
          </table:table-cell>
          <table:table-cell office:value-type="float" office:value="-0.0532119242243795" calcext:value-type="float">
            <text:p>-0.05321192422438</text:p>
          </table:table-cell>
          <table:table-cell office:value-type="float" office:value="0.113316165091694" calcext:value-type="float">
            <text:p>0.113316165091694</text:p>
          </table:table-cell>
          <table:table-cell office:value-type="float" office:value="0.0815913455535885" calcext:value-type="float">
            <text:p>0.081591345553589</text:p>
          </table:table-cell>
          <table:table-cell office:value-type="float" office:value="331.444810510552" calcext:value-type="float">
            <text:p>331.444810510552</text:p>
          </table:table-cell>
          <table:table-cell office:value-type="float" office:value="29.2107892107892" calcext:value-type="float">
            <text:p>29.2107892107892</text:p>
          </table:table-cell>
          <table:table-cell office:value-type="string" calcext:value-type="string">
            <text:p>41a6c05d-98d2-460a-9a38-4fd47a101838</text:p>
          </table:table-cell>
          <table:table-cell office:value-type="float" office:value="0.304799715173683" calcext:value-type="float">
            <text:p>0.304799715173683</text:p>
          </table:table-cell>
          <table:table-cell office:value-type="float" office:value="0.336137658229179" calcext:value-type="float">
            <text:p>0.33613765822917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8.525641025641" calcext:value-type="float">
            <text:p>78.525641025641</text:p>
          </table:table-cell>
          <table:table-cell office:value-type="float" office:value="59.7002997002997" calcext:value-type="float">
            <text:p>59.7002997002997</text:p>
          </table:table-cell>
          <table:table-cell office:value-type="float" office:value="9.91788501946574" calcext:value-type="float">
            <text:p>9.91788501946574</text:p>
          </table:table-cell>
          <table:table-cell office:value-type="float" office:value="42.948717948718" calcext:value-type="float">
            <text:p>42.948717948718</text:p>
          </table:table-cell>
          <table:table-cell office:value-type="float" office:value="128.932505253055" calcext:value-type="float">
            <text:p>128.932505253055</text:p>
          </table:table-cell>
          <table:table-cell office:value-type="float" office:value="35.5769230769231" calcext:value-type="float">
            <text:p>35.5769230769231</text:p>
          </table:table-cell>
          <table:table-cell/>
        </table:table-row>
        <table:table-row table:style-name="ro1" table:visibility="filter">
          <table:table-cell office:value-type="string" calcext:value-type="string">
            <text:p>face8c18-3dc8-4660-a307-985e2d8299d1</text:p>
          </table:table-cell>
          <table:table-cell office:value-type="float" office:value="6.81972535170694" calcext:value-type="float">
            <text:p>6.81972535170694</text:p>
          </table:table-cell>
          <table:table-cell office:value-type="float" office:value="12.5674325674326" calcext:value-type="float">
            <text:p>12.56743256743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465257061918061" calcext:value-type="float">
            <text:p>0.046525706191806</text:p>
          </table:table-cell>
          <table:table-cell office:value-type="float" office:value="-0.134043533772317" calcext:value-type="float">
            <text:p>-0.134043533772317</text:p>
          </table:table-cell>
          <table:table-cell office:value-type="float" office:value="-0.143551868610682" calcext:value-type="float">
            <text:p>-0.143551868610682</text:p>
          </table:table-cell>
          <table:table-cell office:value-type="float" office:value="0.141230598562817" calcext:value-type="float">
            <text:p>0.141230598562817</text:p>
          </table:table-cell>
          <table:table-cell office:value-type="float" office:value="0.00138769121076484" calcext:value-type="float">
            <text:p>0.001387691210765</text:p>
          </table:table-cell>
          <table:table-cell office:value-type="float" office:value="300.067915475105" calcext:value-type="float">
            <text:p>300.067915475105</text:p>
          </table:table-cell>
          <table:table-cell office:value-type="float" office:value="28.1718281718282" calcext:value-type="float">
            <text:p>28.1718281718282</text:p>
          </table:table-cell>
          <table:table-cell office:value-type="string" calcext:value-type="string">
            <text:p>face8c18-3dc8-4660-a307-985e2d8299d1</text:p>
          </table:table-cell>
          <table:table-cell office:value-type="float" office:value="0.362341701990042" calcext:value-type="float">
            <text:p>0.362341701990042</text:p>
          </table:table-cell>
          <table:table-cell office:value-type="float" office:value="0.443655028027486" calcext:value-type="float">
            <text:p>0.44365502802748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8.2051282051282" calcext:value-type="float">
            <text:p>78.2051282051282</text:p>
          </table:table-cell>
          <table:table-cell office:value-type="float" office:value="40.7392607392607" calcext:value-type="float">
            <text:p>40.7392607392607</text:p>
          </table:table-cell>
          <table:table-cell office:value-type="float" office:value="4.45973324035078" calcext:value-type="float">
            <text:p>4.45973324035078</text:p>
          </table:table-cell>
          <table:table-cell office:value-type="float" office:value="27.2435897435897" calcext:value-type="float">
            <text:p>27.2435897435897</text:p>
          </table:table-cell>
          <table:table-cell office:value-type="float" office:value="191.768529335084" calcext:value-type="float">
            <text:p>191.768529335084</text:p>
          </table:table-cell>
          <table:table-cell office:value-type="float" office:value="50.9615384615385" calcext:value-type="float">
            <text:p>50.9615384615385</text:p>
          </table:table-cell>
          <table:table-cell/>
        </table:table-row>
        <table:table-row table:style-name="ro1" table:visibility="filter">
          <table:table-cell office:value-type="string" calcext:value-type="string">
            <text:p>9d4db8ff-93dd-40d7-a86e-d37afc0f976b</text:p>
          </table:table-cell>
          <table:table-cell office:value-type="float" office:value="9.54305355328223" calcext:value-type="float">
            <text:p>9.54305355328223</text:p>
          </table:table-cell>
          <table:table-cell office:value-type="float" office:value="14.045954045954" calcext:value-type="float">
            <text:p>14.04595404595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0356854483481238" calcext:value-type="float">
            <text:p>0.035685448348124</text:p>
          </table:table-cell>
          <table:table-cell office:value-type="float" office:value="0.169455324083431" calcext:value-type="float">
            <text:p>0.169455324083431</text:p>
          </table:table-cell>
          <table:table-cell office:value-type="float" office:value="-0.10171574668564" calcext:value-type="float">
            <text:p>-0.10171574668564</text:p>
          </table:table-cell>
          <table:table-cell office:value-type="float" office:value="0.12940107817057" calcext:value-type="float">
            <text:p>0.12940107817057</text:p>
          </table:table-cell>
          <table:table-cell office:value-type="float" office:value="0.0996820412611425" calcext:value-type="float">
            <text:p>0.099682041261143</text:p>
          </table:table-cell>
          <table:table-cell office:value-type="float" office:value="85.8874819795401" calcext:value-type="float">
            <text:p>85.8874819795401</text:p>
          </table:table-cell>
          <table:table-cell office:value-type="float" office:value="16.3236763236763" calcext:value-type="float">
            <text:p>16.3236763236763</text:p>
          </table:table-cell>
          <table:table-cell office:value-type="string" calcext:value-type="string">
            <text:p>9d4db8ff-93dd-40d7-a86e-d37afc0f976b</text:p>
          </table:table-cell>
          <table:table-cell office:value-type="float" office:value="0.378045886086792" calcext:value-type="float">
            <text:p>0.378045886086792</text:p>
          </table:table-cell>
          <table:table-cell office:value-type="float" office:value="0.419283042176563" calcext:value-type="float">
            <text:p>0.41928304217656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7.5641025641026" calcext:value-type="float">
            <text:p>77.5641025641026</text:p>
          </table:table-cell>
          <table:table-cell office:value-type="float" office:value="30.3696303696304" calcext:value-type="float">
            <text:p>30.3696303696304</text:p>
          </table:table-cell>
          <table:table-cell office:value-type="float" office:value="13.5621197152171" calcext:value-type="float">
            <text:p>13.5621197152171</text:p>
          </table:table-cell>
          <table:table-cell office:value-type="float" office:value="50" calcext:value-type="float">
            <text:p>50</text:p>
          </table:table-cell>
          <table:table-cell office:value-type="float" office:value="94.9348380065195" calcext:value-type="float">
            <text:p>94.9348380065195</text:p>
          </table:table-cell>
          <table:table-cell office:value-type="float" office:value="27.5641025641026" calcext:value-type="float">
            <text:p>27.5641025641026</text:p>
          </table:table-cell>
          <table:table-cell/>
        </table:table-row>
        <table:table-row table:style-name="ro1" table:visibility="filter">
          <table:table-cell office:value-type="string" calcext:value-type="string">
            <text:p>50f956cd-6117-46d8-9b3c-af0ee9155a54</text:p>
          </table:table-cell>
          <table:table-cell office:value-type="float" office:value="48.3464991980035" calcext:value-type="float">
            <text:p>48.3464991980035</text:p>
          </table:table-cell>
          <table:table-cell office:value-type="float" office:value="56.2037962037962" calcext:value-type="float">
            <text:p>56.203796203796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alse</text:p>
          </table:table-cell>
          <table:table-cell office:value-type="float" office:value="0.00458636895336931" calcext:value-type="float">
            <text:p>0.004586368953369</text:p>
          </table:table-cell>
          <table:table-cell office:value-type="float" office:value="-0.0758892027254862" calcext:value-type="float">
            <text:p>-0.075889202725486</text:p>
          </table:table-cell>
          <table:table-cell office:value-type="float" office:value="0.00191330649904441" calcext:value-type="float">
            <text:p>0.001913306499044</text:p>
          </table:table-cell>
          <table:table-cell office:value-type="float" office:value="0.130545787109878" calcext:value-type="float">
            <text:p>0.130545787109878</text:p>
          </table:table-cell>
          <table:table-cell office:value-type="float" office:value="0.0999567523525353" calcext:value-type="float">
            <text:p>0.099956752352535</text:p>
          </table:table-cell>
          <table:table-cell office:value-type="float" office:value="145.039497594011" calcext:value-type="float">
            <text:p>145.039497594011</text:p>
          </table:table-cell>
          <table:table-cell office:value-type="float" office:value="20.4995004995005" calcext:value-type="float">
            <text:p>20.4995004995005</text:p>
          </table:table-cell>
          <table:table-cell office:value-type="string" calcext:value-type="string">
            <text:p>50f956cd-6117-46d8-9b3c-af0ee9155a54</text:p>
          </table:table-cell>
          <table:table-cell office:value-type="float" office:value="0.247679771577556" calcext:value-type="float">
            <text:p>0.247679771577556</text:p>
          </table:table-cell>
          <table:table-cell office:value-type="float" office:value="0.486100044871665" calcext:value-type="float">
            <text:p>0.486100044871665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7.2435897435898" calcext:value-type="float">
            <text:p>77.2435897435898</text:p>
          </table:table-cell>
          <table:table-cell office:value-type="float" office:value="76.7032967032967" calcext:value-type="float">
            <text:p>76.7032967032967</text:p>
          </table:table-cell>
          <table:table-cell office:value-type="float" office:value="14.4893483403497" calcext:value-type="float">
            <text:p>14.4893483403497</text:p>
          </table:table-cell>
          <table:table-cell office:value-type="float" office:value="55.1282051282051" calcext:value-type="float">
            <text:p>55.1282051282051</text:p>
          </table:table-cell>
          <table:table-cell office:value-type="float" office:value="57.9573933613989" calcext:value-type="float">
            <text:p>57.9573933613989</text:p>
          </table:table-cell>
          <table:table-cell office:value-type="float" office:value="22.1153846153846" calcext:value-type="float">
            <text:p>22.1153846153846</text:p>
          </table:table-cell>
          <table:table-cell/>
        </table:table-row>
        <table:table-row table:style-name="ro1" table:visibility="filter">
          <table:table-cell office:value-type="string" calcext:value-type="string">
            <text:p>60fc6be2-56b8-4f27-bd65-bd72f4f2155d</text:p>
          </table:table-cell>
          <table:table-cell office:value-type="float" office:value="28.0540964247682" calcext:value-type="float">
            <text:p>28.0540964247682</text:p>
          </table:table-cell>
          <table:table-cell office:value-type="float" office:value="31.3486513486513" calcext:value-type="float">
            <text:p>31.348651348651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float" office:value="0.0277698746616509" calcext:value-type="float">
            <text:p>0.027769874661651</text:p>
          </table:table-cell>
          <table:table-cell office:value-type="float" office:value="-0.196878656677996" calcext:value-type="float">
            <text:p>-0.196878656677996</text:p>
          </table:table-cell>
          <table:table-cell office:value-type="float" office:value="-0.225979694596471" calcext:value-type="float">
            <text:p>-0.225979694596471</text:p>
          </table:table-cell>
          <table:table-cell office:value-type="float" office:value="0.108312264065651" calcext:value-type="float">
            <text:p>0.108312264065651</text:p>
          </table:table-cell>
          <table:table-cell office:value-type="float" office:value="0.077734488675471" calcext:value-type="float">
            <text:p>0.077734488675471</text:p>
          </table:table-cell>
          <table:table-cell office:value-type="float" office:value="308.595060672451" calcext:value-type="float">
            <text:p>308.595060672451</text:p>
          </table:table-cell>
          <table:table-cell office:value-type="float" office:value="28.4115884115884" calcext:value-type="float">
            <text:p>28.4115884115884</text:p>
          </table:table-cell>
          <table:table-cell office:value-type="string" calcext:value-type="string">
            <text:p>60fc6be2-56b8-4f27-bd65-bd72f4f2155d</text:p>
          </table:table-cell>
          <table:table-cell office:value-type="float" office:value="0.40138902694923" calcext:value-type="float">
            <text:p>0.40138902694923</text:p>
          </table:table-cell>
          <table:table-cell office:value-type="float" office:value="0.457543059938743" calcext:value-type="float">
            <text:p>0.457543059938743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7.2435897435898" calcext:value-type="float">
            <text:p>77.2435897435898</text:p>
          </table:table-cell>
          <table:table-cell office:value-type="float" office:value="59.7602397602398" calcext:value-type="float">
            <text:p>59.7602397602398</text:p>
          </table:table-cell>
          <table:table-cell office:value-type="float" office:value="11.2126863456319" calcext:value-type="float">
            <text:p>11.2126863456319</text:p>
          </table:table-cell>
          <table:table-cell office:value-type="float" office:value="44.5512820512821" calcext:value-type="float">
            <text:p>44.5512820512821</text:p>
          </table:table-cell>
          <table:table-cell office:value-type="float" office:value="123.339549801951" calcext:value-type="float">
            <text:p>123.339549801951</text:p>
          </table:table-cell>
          <table:table-cell office:value-type="float" office:value="32.6923076923077" calcext:value-type="float">
            <text:p>32.6923076923077</text:p>
          </table:table-cell>
          <table:table-cell/>
        </table:table-row>
        <table:table-row table:style-name="ro1" table:visibility="filter">
          <table:table-cell office:value-type="string" calcext:value-type="string">
            <text:p>826aafbd-495d-42a1-a951-2dff1326c844</text:p>
          </table:table-cell>
          <table:table-cell office:value-type="float" office:value="31.579159404178" calcext:value-type="float">
            <text:p>31.579159404178</text:p>
          </table:table-cell>
          <table:table-cell office:value-type="float" office:value="34.4855144855145" calcext:value-type="float">
            <text:p>34.48551448551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-0.428608585709271" calcext:value-type="float">
            <text:p>-0.428608585709271</text:p>
          </table:table-cell>
          <table:table-cell office:value-type="float" office:value="-0.121774544266011" calcext:value-type="float">
            <text:p>-0.121774544266011</text:p>
          </table:table-cell>
          <table:table-cell office:value-type="float" office:value="-0.0485686308679487" calcext:value-type="float">
            <text:p>-0.048568630867949</text:p>
          </table:table-cell>
          <table:table-cell office:value-type="float" office:value="0.113792105297867" calcext:value-type="float">
            <text:p>0.113792105297867</text:p>
          </table:table-cell>
          <table:table-cell office:value-type="float" office:value="0.075187717430868" calcext:value-type="float">
            <text:p>0.075187717430868</text:p>
          </table:table-cell>
          <table:table-cell office:value-type="float" office:value="442.108231658492" calcext:value-type="float">
            <text:p>442.108231658492</text:p>
          </table:table-cell>
          <table:table-cell office:value-type="float" office:value="33.3066933066933" calcext:value-type="float">
            <text:p>33.3066933066933</text:p>
          </table:table-cell>
          <table:table-cell office:value-type="string" calcext:value-type="string">
            <text:p>826aafbd-495d-42a1-a951-2dff1326c844</text:p>
          </table:table-cell>
          <table:table-cell office:value-type="float" office:value="0.243024945868603" calcext:value-type="float">
            <text:p>0.243024945868603</text:p>
          </table:table-cell>
          <table:table-cell office:value-type="float" office:value="0.390738009315905" calcext:value-type="float">
            <text:p>0.39073800931590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6.6025641025641" calcext:value-type="float">
            <text:p>76.6025641025641</text:p>
          </table:table-cell>
          <table:table-cell office:value-type="float" office:value="67.7922077922078" calcext:value-type="float">
            <text:p>67.7922077922078</text:p>
          </table:table-cell>
          <table:table-cell office:value-type="float" office:value="8.4391542321698" calcext:value-type="float">
            <text:p>8.4391542321698</text:p>
          </table:table-cell>
          <table:table-cell office:value-type="float" office:value="40.0641025641026" calcext:value-type="float">
            <text:p>40.0641025641026</text:p>
          </table:table-cell>
          <table:table-cell office:value-type="float" office:value="135.026467714717" calcext:value-type="float">
            <text:p>135.026467714717</text:p>
          </table:table-cell>
          <table:table-cell office:value-type="float" office:value="36.5384615384615" calcext:value-type="float">
            <text:p>36.5384615384615</text:p>
          </table:table-cell>
          <table:table-cell/>
        </table:table-row>
        <table:table-row table:style-name="ro1" table:visibility="filter">
          <table:table-cell office:value-type="string" calcext:value-type="string">
            <text:p>73cd21ad-eeb9-427b-bbf6-846d56a37f52</text:p>
          </table:table-cell>
          <table:table-cell office:value-type="float" office:value="18.3829667805108" calcext:value-type="float">
            <text:p>18.3829667805108</text:p>
          </table:table-cell>
          <table:table-cell office:value-type="float" office:value="20.8191808191808" calcext:value-type="float">
            <text:p>20.819180819180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alse</text:p>
          </table:table-cell>
          <table:table-cell office:value-type="float" office:value="0.0710809265241058" calcext:value-type="float">
            <text:p>0.071080926524106</text:p>
          </table:table-cell>
          <table:table-cell office:value-type="float" office:value="0.152092118077101" calcext:value-type="float">
            <text:p>0.152092118077101</text:p>
          </table:table-cell>
          <table:table-cell office:value-type="float" office:value="-0.0535357444787839" calcext:value-type="float">
            <text:p>-0.053535744478784</text:p>
          </table:table-cell>
          <table:table-cell office:value-type="float" office:value="0.138750457030964" calcext:value-type="float">
            <text:p>0.138750457030964</text:p>
          </table:table-cell>
          <table:table-cell office:value-type="float" office:value="0.00312165251997575" calcext:value-type="float">
            <text:p>0.003121652519976</text:p>
          </table:table-cell>
          <table:table-cell office:value-type="float" office:value="772.084604781452" calcext:value-type="float">
            <text:p>772.084604781452</text:p>
          </table:table-cell>
          <table:table-cell office:value-type="float" office:value="65.8941058941059" calcext:value-type="float">
            <text:p>65.8941058941059</text:p>
          </table:table-cell>
          <table:table-cell office:value-type="string" calcext:value-type="string">
            <text:p>73cd21ad-eeb9-427b-bbf6-846d56a37f52</text:p>
          </table:table-cell>
          <table:table-cell office:value-type="float" office:value="0.332563186047426" calcext:value-type="float">
            <text:p>0.332563186047426</text:p>
          </table:table-cell>
          <table:table-cell office:value-type="float" office:value="0.32409492102742" calcext:value-type="float">
            <text:p>0.3240949210274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.6410256410256" calcext:value-type="float">
            <text:p>75.6410256410256</text:p>
          </table:table-cell>
          <table:table-cell office:value-type="float" office:value="86.7132867132867" calcext:value-type="float">
            <text:p>86.7132867132867</text:p>
          </table:table-cell>
          <table:table-cell office:value-type="float" office:value="4.4510270560448" calcext:value-type="float">
            <text:p>4.4510270560448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186.943136353882" calcext:value-type="float">
            <text:p>186.943136353882</text:p>
          </table:table-cell>
          <table:table-cell office:value-type="float" office:value="48.7179487179487" calcext:value-type="float">
            <text:p>48.7179487179487</text:p>
          </table:table-cell>
          <table:table-cell/>
        </table:table-row>
        <table:table-row table:style-name="ro1" table:visibility="filter">
          <table:table-cell office:value-type="string" calcext:value-type="string">
            <text:p>b825f18d-a10c-4e92-8064-c2b8ae039334</text:p>
          </table:table-cell>
          <table:table-cell office:value-type="float" office:value="18.6968081048397" calcext:value-type="float">
            <text:p>18.6968081048397</text:p>
          </table:table-cell>
          <table:table-cell office:value-type="float" office:value="21.2587412587413" calcext:value-type="float">
            <text:p>21.258741258741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alse</text:p>
          </table:table-cell>
          <table:table-cell office:value-type="float" office:value="-0.365610496484328" calcext:value-type="float">
            <text:p>-0.365610496484328</text:p>
          </table:table-cell>
          <table:table-cell office:value-type="float" office:value="-0.100016944246877" calcext:value-type="float">
            <text:p>-0.100016944246877</text:p>
          </table:table-cell>
          <table:table-cell office:value-type="float" office:value="-0.134596238134035" calcext:value-type="float">
            <text:p>-0.134596238134035</text:p>
          </table:table-cell>
          <table:table-cell office:value-type="float" office:value="0.126345327872734" calcext:value-type="float">
            <text:p>0.126345327872734</text:p>
          </table:table-cell>
          <table:table-cell office:value-type="float" office:value="0.0775048055982178" calcext:value-type="float">
            <text:p>0.077504805598218</text:p>
          </table:table-cell>
          <table:table-cell office:value-type="float" office:value="299.148929677434" calcext:value-type="float">
            <text:p>299.148929677434</text:p>
          </table:table-cell>
          <table:table-cell office:value-type="float" office:value="28.1318681318681" calcext:value-type="float">
            <text:p>28.1318681318681</text:p>
          </table:table-cell>
          <table:table-cell office:value-type="string" calcext:value-type="string">
            <text:p>b825f18d-a10c-4e92-8064-c2b8ae039334</text:p>
          </table:table-cell>
          <table:table-cell office:value-type="float" office:value="0.381479365671716" calcext:value-type="float">
            <text:p>0.381479365671716</text:p>
          </table:table-cell>
          <table:table-cell office:value-type="float" office:value="0.381346404712307" calcext:value-type="float">
            <text:p>0.38134640471230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.3205128205128" calcext:value-type="float">
            <text:p>75.3205128205128</text:p>
          </table:table-cell>
          <table:table-cell office:value-type="float" office:value="49.3906093906094" calcext:value-type="float">
            <text:p>49.3906093906094</text:p>
          </table:table-cell>
          <table:table-cell office:value-type="float" office:value="8.52735030793884" calcext:value-type="float">
            <text:p>8.52735030793884</text:p>
          </table:table-cell>
          <table:table-cell office:value-type="float" office:value="40.3846153846154" calcext:value-type="float">
            <text:p>40.3846153846154</text:p>
          </table:table-cell>
          <table:table-cell office:value-type="float" office:value="127.910254619083" calcext:value-type="float">
            <text:p>127.910254619083</text:p>
          </table:table-cell>
          <table:table-cell office:value-type="float" office:value="34.9358974358974" calcext:value-type="float">
            <text:p>34.9358974358974</text:p>
          </table:table-cell>
          <table:table-cell/>
        </table:table-row>
        <table:table-row table:style-name="ro1" table:visibility="filter">
          <table:table-cell office:value-type="string" calcext:value-type="string">
            <text:p>2a8aa32e-01a0-4cc8-a29d-daf65a6aa6b6</text:p>
          </table:table-cell>
          <table:table-cell office:value-type="float" office:value="63.2789604979948" calcext:value-type="float">
            <text:p>63.2789604979948</text:p>
          </table:table-cell>
          <table:table-cell office:value-type="float" office:value="74.8651348651349" calcext:value-type="float">
            <text:p>74.865134865134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alse</text:p>
          </table:table-cell>
          <table:table-cell office:value-type="float" office:value="0.148482257661487" calcext:value-type="float">
            <text:p>0.148482257661487</text:p>
          </table:table-cell>
          <table:table-cell office:value-type="float" office:value="0.0567882315980225" calcext:value-type="float">
            <text:p>0.056788231598023</text:p>
          </table:table-cell>
          <table:table-cell office:value-type="float" office:value="0.1355009175668" calcext:value-type="float">
            <text:p>0.1355009175668</text:p>
          </table:table-cell>
          <table:table-cell office:value-type="float" office:value="0.108505619799879" calcext:value-type="float">
            <text:p>0.108505619799879</text:p>
          </table:table-cell>
          <table:table-cell office:value-type="float" office:value="0.0883346995138646" calcext:value-type="float">
            <text:p>0.088334699513865</text:p>
          </table:table-cell>
          <table:table-cell office:value-type="float" office:value="569.510644481954" calcext:value-type="float">
            <text:p>569.510644481954</text:p>
          </table:table-cell>
          <table:table-cell office:value-type="float" office:value="41.2187812187812" calcext:value-type="float">
            <text:p>41.2187812187812</text:p>
          </table:table-cell>
          <table:table-cell office:value-type="string" calcext:value-type="string">
            <text:p>2a8aa32e-01a0-4cc8-a29d-daf65a6aa6b6</text:p>
          </table:table-cell>
          <table:table-cell office:value-type="float" office:value="0.230232242186114" calcext:value-type="float">
            <text:p>0.230232242186114</text:p>
          </table:table-cell>
          <table:table-cell office:value-type="float" office:value="0.444980845142959" calcext:value-type="float">
            <text:p>0.44498084514295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6.083916083916" calcext:value-type="float">
            <text:p>116.083916083916</text:p>
          </table:table-cell>
          <table:table-cell office:value-type="float" office:value="10.647065625903" calcext:value-type="float">
            <text:p>10.647065625903</text:p>
          </table:table-cell>
          <table:table-cell office:value-type="float" office:value="43.5897435897436" calcext:value-type="float">
            <text:p>43.5897435897436</text:p>
          </table:table-cell>
          <table:table-cell office:value-type="float" office:value="117.117721884933" calcext:value-type="float">
            <text:p>117.117721884933</text:p>
          </table:table-cell>
          <table:table-cell office:value-type="float" office:value="31.4102564102564" calcext:value-type="float">
            <text:p>31.4102564102564</text:p>
          </table:table-cell>
          <table:table-cell/>
        </table:table-row>
        <table:table-row table:style-name="ro1" table:visibility="filter">
          <table:table-cell office:value-type="string" calcext:value-type="string">
            <text:p>3d4bf4e8-e866-4e07-af40-3425d10cd10f</text:p>
          </table:table-cell>
          <table:table-cell office:value-type="float" office:value="33.2045474443943" calcext:value-type="float">
            <text:p>33.2045474443943</text:p>
          </table:table-cell>
          <table:table-cell office:value-type="float" office:value="35.2847152847153" calcext:value-type="float">
            <text:p>35.284715284715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alse</text:p>
          </table:table-cell>
          <table:table-cell office:value-type="float" office:value="-0.473937972381554" calcext:value-type="float">
            <text:p>-0.473937972381554</text:p>
          </table:table-cell>
          <table:table-cell office:value-type="float" office:value="-0.167080574264887" calcext:value-type="float">
            <text:p>-0.167080574264887</text:p>
          </table:table-cell>
          <table:table-cell office:value-type="float" office:value="-0.125135687095969" calcext:value-type="float">
            <text:p>-0.125135687095969</text:p>
          </table:table-cell>
          <table:table-cell office:value-type="float" office:value="0.111688459401431" calcext:value-type="float">
            <text:p>0.111688459401431</text:p>
          </table:table-cell>
          <table:table-cell office:value-type="float" office:value="0.0917260767499447" calcext:value-type="float">
            <text:p>0.091726076749945</text:p>
          </table:table-cell>
          <table:table-cell office:value-type="float" office:value="332.045474443943" calcext:value-type="float">
            <text:p>332.045474443943</text:p>
          </table:table-cell>
          <table:table-cell office:value-type="float" office:value="29.2707292707293" calcext:value-type="float">
            <text:p>29.2707292707293</text:p>
          </table:table-cell>
          <table:table-cell office:value-type="string" calcext:value-type="string">
            <text:p>3d4bf4e8-e866-4e07-af40-3425d10cd10f</text:p>
          </table:table-cell>
          <table:table-cell office:value-type="float" office:value="0.281741840054967" calcext:value-type="float">
            <text:p>0.281741840054967</text:p>
          </table:table-cell>
          <table:table-cell office:value-type="float" office:value="0.286414169835865" calcext:value-type="float">
            <text:p>0.28641416983586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.6794871794872" calcext:value-type="float">
            <text:p>74.6794871794872</text:p>
          </table:table-cell>
          <table:table-cell office:value-type="float" office:value="64.5554445554446" calcext:value-type="float">
            <text:p>64.5554445554446</text:p>
          </table:table-cell>
          <table:table-cell office:value-type="float" office:value="11.3131244573675" calcext:value-type="float">
            <text:p>11.3131244573675</text:p>
          </table:table-cell>
          <table:table-cell office:value-type="float" office:value="44.8717948717949" calcext:value-type="float">
            <text:p>44.8717948717949</text:p>
          </table:table-cell>
          <table:table-cell office:value-type="float" office:value="113.131244573675" calcext:value-type="float">
            <text:p>113.131244573675</text:p>
          </table:table-cell>
          <table:table-cell office:value-type="float" office:value="29.8076923076923" calcext:value-type="float">
            <text:p>29.8076923076923</text:p>
          </table:table-cell>
          <table:table-cell/>
        </table:table-row>
        <table:table-row table:style-name="ro1" table:visibility="filter">
          <table:table-cell office:value-type="string" calcext:value-type="string">
            <text:p>99f71fa5-e4bd-458e-b530-6b43171000c2</text:p>
          </table:table-cell>
          <table:table-cell office:value-type="float" office:value="18.4383210091194" calcext:value-type="float">
            <text:p>18.4383210091194</text:p>
          </table:table-cell>
          <table:table-cell office:value-type="float" office:value="20.9190809190809" calcext:value-type="float">
            <text:p>20.919080919080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alse</text:p>
          </table:table-cell>
          <table:table-cell office:value-type="float" office:value="0.367898246248966" calcext:value-type="float">
            <text:p>0.367898246248966</text:p>
          </table:table-cell>
          <table:table-cell office:value-type="float" office:value="0.192539645305982" calcext:value-type="float">
            <text:p>0.192539645305982</text:p>
          </table:table-cell>
          <table:table-cell office:value-type="float" office:value="-0.030700553235695" calcext:value-type="float">
            <text:p>-0.030700553235695</text:p>
          </table:table-cell>
          <table:table-cell office:value-type="float" office:value="0.139426977574285" calcext:value-type="float">
            <text:p>0.139426977574285</text:p>
          </table:table-cell>
          <table:table-cell office:value-type="float" office:value="0.00367365171485946" calcext:value-type="float">
            <text:p>0.003673651714859</text:p>
          </table:table-cell>
          <table:table-cell office:value-type="float" office:value="774.409482383013" calcext:value-type="float">
            <text:p>774.409482383013</text:p>
          </table:table-cell>
          <table:table-cell office:value-type="float" office:value="66.2137862137862" calcext:value-type="float">
            <text:p>66.2137862137862</text:p>
          </table:table-cell>
          <table:table-cell office:value-type="string" calcext:value-type="string">
            <text:p>99f71fa5-e4bd-458e-b530-6b43171000c2</text:p>
          </table:table-cell>
          <table:table-cell office:value-type="float" office:value="0.236743679147808" calcext:value-type="float">
            <text:p>0.236743679147808</text:p>
          </table:table-cell>
          <table:table-cell office:value-type="float" office:value="0.309350588129239" calcext:value-type="float">
            <text:p>0.30935058812923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.3974358974359" calcext:value-type="float">
            <text:p>73.3974358974359</text:p>
          </table:table-cell>
          <table:table-cell office:value-type="float" office:value="87.1328671328671" calcext:value-type="float">
            <text:p>87.1328671328671</text:p>
          </table:table-cell>
          <table:table-cell office:value-type="float" office:value="4.34477314862116" calcext:value-type="float">
            <text:p>4.34477314862116</text:p>
          </table:table-cell>
          <table:table-cell office:value-type="float" office:value="26.6025641025641" calcext:value-type="float">
            <text:p>26.6025641025641</text:p>
          </table:table-cell>
          <table:table-cell office:value-type="float" office:value="182.480472242089" calcext:value-type="float">
            <text:p>182.480472242089</text:p>
          </table:table-cell>
          <table:table-cell office:value-type="float" office:value="46.7948717948718" calcext:value-type="float">
            <text:p>46.7948717948718</text:p>
          </table:table-cell>
          <table:table-cell/>
        </table:table-row>
        <table:table-row table:style-name="ro1" table:visibility="filter">
          <table:table-cell office:value-type="string" calcext:value-type="string">
            <text:p>c00d6711-b3b2-42fb-b7af-3ce8ef2e82e8</text:p>
          </table:table-cell>
          <table:table-cell office:value-type="float" office:value="26.2539094054932" calcext:value-type="float">
            <text:p>26.2539094054932</text:p>
          </table:table-cell>
          <table:table-cell office:value-type="float" office:value="28.3916083916084" calcext:value-type="float">
            <text:p>28.391608391608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alse</text:p>
          </table:table-cell>
          <table:table-cell office:value-type="float" office:value="-0.365918953595953" calcext:value-type="float">
            <text:p>-0.365918953595953</text:p>
          </table:table-cell>
          <table:table-cell office:value-type="float" office:value="-0.055388236646209" calcext:value-type="float">
            <text:p>-0.055388236646209</text:p>
          </table:table-cell>
          <table:table-cell office:value-type="float" office:value="-0.14146033229082" calcext:value-type="float">
            <text:p>-0.14146033229082</text:p>
          </table:table-cell>
          <table:table-cell office:value-type="float" office:value="0.126330037144636" calcext:value-type="float">
            <text:p>0.126330037144636</text:p>
          </table:table-cell>
          <table:table-cell office:value-type="float" office:value="0.0787709748877048" calcext:value-type="float">
            <text:p>0.078770974887705</text:p>
          </table:table-cell>
          <table:table-cell office:value-type="float" office:value="393.808641082398" calcext:value-type="float">
            <text:p>393.808641082398</text:p>
          </table:table-cell>
          <table:table-cell office:value-type="float" office:value="31.4685314685315" calcext:value-type="float">
            <text:p>31.4685314685315</text:p>
          </table:table-cell>
          <table:table-cell office:value-type="string" calcext:value-type="string">
            <text:p>c00d6711-b3b2-42fb-b7af-3ce8ef2e82e8</text:p>
          </table:table-cell>
          <table:table-cell office:value-type="float" office:value="0.243047009070287" calcext:value-type="float">
            <text:p>0.243047009070287</text:p>
          </table:table-cell>
          <table:table-cell office:value-type="float" office:value="0.334741373209027" calcext:value-type="float">
            <text:p>0.33474137320902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59.8601398601399" calcext:value-type="float">
            <text:p>59.8601398601399</text:p>
          </table:table-cell>
          <table:table-cell office:value-type="float" office:value="8.37316324460218" calcext:value-type="float">
            <text:p>8.37316324460218</text:p>
          </table:table-cell>
          <table:table-cell office:value-type="float" office:value="39.7435897435897" calcext:value-type="float">
            <text:p>39.7435897435897</text:p>
          </table:table-cell>
          <table:table-cell office:value-type="float" office:value="125.597448669033" calcext:value-type="float">
            <text:p>125.597448669033</text:p>
          </table:table-cell>
          <table:table-cell office:value-type="float" office:value="33.3333333333333" calcext:value-type="float">
            <text:p>33.3333333333333</text:p>
          </table:table-cell>
          <table:table-cell/>
        </table:table-row>
        <table:table-row table:style-name="ro1" table:visibility="filter">
          <table:table-cell office:value-type="string" calcext:value-type="string">
            <text:p>a9f4e2d4-f3fe-462d-adfe-d5365628a51f</text:p>
          </table:table-cell>
          <table:table-cell office:value-type="float" office:value="27.6966560844548" calcext:value-type="float">
            <text:p>27.6966560844548</text:p>
          </table:table-cell>
          <table:table-cell office:value-type="float" office:value="30.6493506493506" calcext:value-type="float">
            <text:p>30.649350649350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alse</text:p>
          </table:table-cell>
          <table:table-cell office:value-type="float" office:value="-0.465130688520932" calcext:value-type="float">
            <text:p>-0.465130688520932</text:p>
          </table:table-cell>
          <table:table-cell office:value-type="float" office:value="-0.153511466743572" calcext:value-type="float">
            <text:p>-0.153511466743572</text:p>
          </table:table-cell>
          <table:table-cell office:value-type="float" office:value="-0.205946526224149" calcext:value-type="float">
            <text:p>-0.205946526224149</text:p>
          </table:table-cell>
          <table:table-cell office:value-type="float" office:value="0.100151697459349" calcext:value-type="float">
            <text:p>0.100151697459349</text:p>
          </table:table-cell>
          <table:table-cell office:value-type="float" office:value="0.0929578490297667" calcext:value-type="float">
            <text:p>0.092957849029767</text:p>
          </table:table-cell>
          <table:table-cell office:value-type="float" office:value="221.573248675638" calcext:value-type="float">
            <text:p>221.573248675638</text:p>
          </table:table-cell>
          <table:table-cell office:value-type="float" office:value="22.6773226773227" calcext:value-type="float">
            <text:p>22.6773226773227</text:p>
          </table:table-cell>
          <table:table-cell office:value-type="string" calcext:value-type="string">
            <text:p>a9f4e2d4-f3fe-462d-adfe-d5365628a51f</text:p>
          </table:table-cell>
          <table:table-cell office:value-type="float" office:value="0.289461395302155" calcext:value-type="float">
            <text:p>0.289461395302155</text:p>
          </table:table-cell>
          <table:table-cell office:value-type="float" office:value="0.292884106425288" calcext:value-type="float">
            <text:p>0.29288410642528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53.3266733266733" calcext:value-type="float">
            <text:p>53.3266733266733</text:p>
          </table:table-cell>
          <table:table-cell office:value-type="float" office:value="12.706711463424" calcext:value-type="float">
            <text:p>12.706711463424</text:p>
          </table:table-cell>
          <table:table-cell office:value-type="float" office:value="47.7564102564103" calcext:value-type="float">
            <text:p>47.7564102564103</text:p>
          </table:table-cell>
          <table:table-cell office:value-type="float" office:value="76.240268780544" calcext:value-type="float">
            <text:p>76.240268780544</text:p>
          </table:table-cell>
          <table:table-cell office:value-type="float" office:value="25.3205128205128" calcext:value-type="float">
            <text:p>25.3205128205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6b663d2-b1f6-456f-a5a9-b4d058214d1a</text:p>
          </table:table-cell>
          <table:table-cell office:value-type="float" office:value="57.5338904329307" calcext:value-type="float">
            <text:p>57.5338904329307</text:p>
          </table:table-cell>
          <table:table-cell office:value-type="float" office:value="69.0909090909091" calcext:value-type="float">
            <text:p>69.090909090909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lse</text:p>
          </table:table-cell>
          <table:table-cell office:value-type="float" office:value="0.0190779320605642" calcext:value-type="float">
            <text:p>0.019077932060564</text:p>
          </table:table-cell>
          <table:table-cell office:value-type="float" office:value="-0.0667809008406036" calcext:value-type="float">
            <text:p>-0.066780900840604</text:p>
          </table:table-cell>
          <table:table-cell office:value-type="float" office:value="-0.00247754477676174" calcext:value-type="float">
            <text:p>-0.002477544776762</text:p>
          </table:table-cell>
          <table:table-cell office:value-type="float" office:value="0.128428017904937" calcext:value-type="float">
            <text:p>0.128428017904937</text:p>
          </table:table-cell>
          <table:table-cell office:value-type="float" office:value="0.0882601793156188" calcext:value-type="float">
            <text:p>0.088260179315619</text:p>
          </table:table-cell>
          <table:table-cell office:value-type="float" office:value="690.406685195168" calcext:value-type="float">
            <text:p>690.406685195168</text:p>
          </table:table-cell>
          <table:table-cell office:value-type="float" office:value="54.0859140859141" calcext:value-type="float">
            <text:p>54.0859140859141</text:p>
          </table:table-cell>
          <table:table-cell office:value-type="string" calcext:value-type="string">
            <text:p>a6b663d2-b1f6-456f-a5a9-b4d058214d1a</text:p>
          </table:table-cell>
          <table:table-cell office:value-type="float" office:value="0.368268945208437" calcext:value-type="float">
            <text:p>0.368268945208437</text:p>
          </table:table-cell>
          <table:table-cell office:value-type="float" office:value="0.497087542981083" calcext:value-type="float">
            <text:p>0.49708754298108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2.4358974358974" calcext:value-type="float">
            <text:p>72.4358974358974</text:p>
          </table:table-cell>
          <table:table-cell office:value-type="float" office:value="123.176823176823" calcext:value-type="float">
            <text:p>123.176823176823</text:p>
          </table:table-cell>
          <table:table-cell office:value-type="float" office:value="9.93886793018803" calcext:value-type="float">
            <text:p>9.93886793018803</text:p>
          </table:table-cell>
          <table:table-cell office:value-type="float" office:value="43.2692307692308" calcext:value-type="float">
            <text:p>43.2692307692308</text:p>
          </table:table-cell>
          <table:table-cell office:value-type="float" office:value="109.327547232068" calcext:value-type="float">
            <text:p>109.327547232068</text:p>
          </table:table-cell>
          <table:table-cell office:value-type="float" office:value="29.1666666666667" calcext:value-type="float">
            <text:p>29.1666666666667</text:p>
          </table:table-cell>
          <table:table-cell/>
        </table:table-row>
        <table:table-row table:style-name="ro1" table:visibility="filter">
          <table:table-cell office:value-type="string" calcext:value-type="string">
            <text:p>0de46a48-1a6c-443f-b8ae-044618ddd873</text:p>
          </table:table-cell>
          <table:table-cell office:value-type="float" office:value="19.4030320237636" calcext:value-type="float">
            <text:p>19.4030320237636</text:p>
          </table:table-cell>
          <table:table-cell office:value-type="float" office:value="21.998001998002" calcext:value-type="float">
            <text:p>21.99800199800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alse</text:p>
          </table:table-cell>
          <table:table-cell office:value-type="float" office:value="-0.366283699391105" calcext:value-type="float">
            <text:p>-0.366283699391105</text:p>
          </table:table-cell>
          <table:table-cell office:value-type="float" office:value="-0.0517800985264119" calcext:value-type="float">
            <text:p>-0.051780098526412</text:p>
          </table:table-cell>
          <table:table-cell office:value-type="float" office:value="-0.134957686834866" calcext:value-type="float">
            <text:p>-0.134957686834866</text:p>
          </table:table-cell>
          <table:table-cell office:value-type="float" office:value="0.124712177288263" calcext:value-type="float">
            <text:p>0.124712177288263</text:p>
          </table:table-cell>
          <table:table-cell office:value-type="float" office:value="0.0769744205107269" calcext:value-type="float">
            <text:p>0.076974420510727</text:p>
          </table:table-cell>
          <table:table-cell office:value-type="float" office:value="310.448512380217" calcext:value-type="float">
            <text:p>310.448512380217</text:p>
          </table:table-cell>
          <table:table-cell office:value-type="float" office:value="28.4515484515485" calcext:value-type="float">
            <text:p>28.4515484515485</text:p>
          </table:table-cell>
          <table:table-cell office:value-type="string" calcext:value-type="string">
            <text:p>0de46a48-1a6c-443f-b8ae-044618ddd873</text:p>
          </table:table-cell>
          <table:table-cell office:value-type="float" office:value="0.344668091160127" calcext:value-type="float">
            <text:p>0.344668091160127</text:p>
          </table:table-cell>
          <table:table-cell office:value-type="float" office:value="0.391748335491252" calcext:value-type="float">
            <text:p>0.39174833549125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2.1153846153846" calcext:value-type="float">
            <text:p>72.1153846153846</text:p>
          </table:table-cell>
          <table:table-cell office:value-type="float" office:value="50.4495504495505" calcext:value-type="float">
            <text:p>50.4495504495505</text:p>
          </table:table-cell>
          <table:table-cell office:value-type="float" office:value="7.72003803077357" calcext:value-type="float">
            <text:p>7.72003803077357</text:p>
          </table:table-cell>
          <table:table-cell office:value-type="float" office:value="39.1025641025641" calcext:value-type="float">
            <text:p>39.1025641025641</text:p>
          </table:table-cell>
          <table:table-cell office:value-type="float" office:value="123.520608492377" calcext:value-type="float">
            <text:p>123.520608492377</text:p>
          </table:table-cell>
          <table:table-cell office:value-type="float" office:value="33.0128205128205" calcext:value-type="float">
            <text:p>33.0128205128205</text:p>
          </table:table-cell>
          <table:table-cell/>
        </table:table-row>
        <table:table-row table:style-name="ro1" table:visibility="filter">
          <table:table-cell office:value-type="string" calcext:value-type="string">
            <text:p>c3ff8170-88de-4294-be97-dc30827b9b38</text:p>
          </table:table-cell>
          <table:table-cell office:value-type="float" office:value="6.64720486963877" calcext:value-type="float">
            <text:p>6.64720486963877</text:p>
          </table:table-cell>
          <table:table-cell office:value-type="float" office:value="12.4475524475524" calcext:value-type="float">
            <text:p>12.44755244755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133631236486678" calcext:value-type="float">
            <text:p>0.013363123648668</text:p>
          </table:table-cell>
          <table:table-cell office:value-type="float" office:value="0.0792736336203264" calcext:value-type="float">
            <text:p>0.079273633620326</text:p>
          </table:table-cell>
          <table:table-cell office:value-type="float" office:value="-0.0932338998051947" calcext:value-type="float">
            <text:p>-0.093233899805195</text:p>
          </table:table-cell>
          <table:table-cell office:value-type="float" office:value="0.142582514297172" calcext:value-type="float">
            <text:p>0.142582514297172</text:p>
          </table:table-cell>
          <table:table-cell office:value-type="float" office:value="0.000538419658599602" calcext:value-type="float">
            <text:p>0.0005384196586</text:p>
          </table:table-cell>
          <table:table-cell office:value-type="float" office:value="292.477014264106" calcext:value-type="float">
            <text:p>292.477014264106</text:p>
          </table:table-cell>
          <table:table-cell office:value-type="float" office:value="27.7122877122877" calcext:value-type="float">
            <text:p>27.7122877122877</text:p>
          </table:table-cell>
          <table:table-cell office:value-type="string" calcext:value-type="string">
            <text:p>c3ff8170-88de-4294-be97-dc30827b9b38</text:p>
          </table:table-cell>
          <table:table-cell office:value-type="float" office:value="0.363684808278242" calcext:value-type="float">
            <text:p>0.363684808278242</text:p>
          </table:table-cell>
          <table:table-cell office:value-type="float" office:value="0.428406540615351" calcext:value-type="float">
            <text:p>0.42840654061535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.474358974359" calcext:value-type="float">
            <text:p>71.474358974359</text:p>
          </table:table-cell>
          <table:table-cell office:value-type="float" office:value="40.1598401598402" calcext:value-type="float">
            <text:p>40.1598401598402</text:p>
          </table:table-cell>
          <table:table-cell office:value-type="float" office:value="4.20750879898459" calcext:value-type="float">
            <text:p>4.20750879898459</text:p>
          </table:table-cell>
          <table:table-cell office:value-type="float" office:value="25.9615384615385" calcext:value-type="float">
            <text:p>25.9615384615385</text:p>
          </table:table-cell>
          <table:table-cell office:value-type="float" office:value="180.922878356338" calcext:value-type="float">
            <text:p>180.922878356338</text:p>
          </table:table-cell>
          <table:table-cell office:value-type="float" office:value="45.5128205128205" calcext:value-type="float">
            <text:p>45.5128205128205</text:p>
          </table:table-cell>
          <table:table-cell/>
        </table:table-row>
        <table:table-row table:style-name="ro1" table:visibility="filter">
          <table:table-cell office:value-type="string" calcext:value-type="string">
            <text:p>eaaf5104-bf63-45d3-bb4e-69dd908b1967</text:p>
          </table:table-cell>
          <table:table-cell office:value-type="float" office:value="18.2377030303426" calcext:value-type="float">
            <text:p>18.2377030303426</text:p>
          </table:table-cell>
          <table:table-cell office:value-type="float" office:value="20.7392607392607" calcext:value-type="float">
            <text:p>20.739260739260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alse</text:p>
          </table:table-cell>
          <table:table-cell office:value-type="float" office:value="-0.329504562012219" calcext:value-type="float">
            <text:p>-0.329504562012219</text:p>
          </table:table-cell>
          <table:table-cell office:value-type="float" office:value="-0.0461434024762657" calcext:value-type="float">
            <text:p>-0.046143402476266</text:p>
          </table:table-cell>
          <table:table-cell office:value-type="float" office:value="-0.0911666506665425" calcext:value-type="float">
            <text:p>-0.091166650666543</text:p>
          </table:table-cell>
          <table:table-cell office:value-type="float" office:value="0.127936713819136" calcext:value-type="float">
            <text:p>0.127936713819136</text:p>
          </table:table-cell>
          <table:table-cell office:value-type="float" office:value="0.0762544824829648" calcext:value-type="float">
            <text:p>0.076254482482965</text:p>
          </table:table-cell>
          <table:table-cell office:value-type="float" office:value="291.803248485481" calcext:value-type="float">
            <text:p>291.803248485481</text:p>
          </table:table-cell>
          <table:table-cell office:value-type="float" office:value="27.6323676323676" calcext:value-type="float">
            <text:p>27.6323676323676</text:p>
          </table:table-cell>
          <table:table-cell office:value-type="string" calcext:value-type="string">
            <text:p>eaaf5104-bf63-45d3-bb4e-69dd908b1967</text:p>
          </table:table-cell>
          <table:table-cell office:value-type="float" office:value="0.378962644098838" calcext:value-type="float">
            <text:p>0.378962644098838</text:p>
          </table:table-cell>
          <table:table-cell office:value-type="float" office:value="0.382032803003088" calcext:value-type="float">
            <text:p>0.38203280300308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.5128205128205" calcext:value-type="float">
            <text:p>70.5128205128205</text:p>
          </table:table-cell>
          <table:table-cell office:value-type="float" office:value="48.3716283716284" calcext:value-type="float">
            <text:p>48.3716283716284</text:p>
          </table:table-cell>
          <table:table-cell office:value-type="float" office:value="7.57607443014736" calcext:value-type="float">
            <text:p>7.57607443014736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121.217190882358" calcext:value-type="float">
            <text:p>121.217190882358</text:p>
          </table:table-cell>
          <table:table-cell office:value-type="float" office:value="32.0512820512821" calcext:value-type="float">
            <text:p>32.0512820512821</text:p>
          </table:table-cell>
          <table:table-cell/>
        </table:table-row>
        <table:table-row table:style-name="ro1" table:visibility="filter">
          <table:table-cell office:value-type="string" calcext:value-type="string">
            <text:p>43e8437b-08de-4cf6-aeb8-3f566b3ea164</text:p>
          </table:table-cell>
          <table:table-cell office:value-type="float" office:value="34.9047678742496" calcext:value-type="float">
            <text:p>34.9047678742496</text:p>
          </table:table-cell>
          <table:table-cell office:value-type="float" office:value="36.4435564435564" calcext:value-type="float">
            <text:p>36.443556443556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alse</text:p>
          </table:table-cell>
          <table:table-cell office:value-type="float" office:value="0.14673283838038" calcext:value-type="float">
            <text:p>0.14673283838038</text:p>
          </table:table-cell>
          <table:table-cell office:value-type="float" office:value="0.177026511654383" calcext:value-type="float">
            <text:p>0.177026511654383</text:p>
          </table:table-cell>
          <table:table-cell office:value-type="float" office:value="-0.00246627074995973" calcext:value-type="float">
            <text:p>-0.00246627074996</text:p>
          </table:table-cell>
          <table:table-cell office:value-type="float" office:value="0.129511096599456" calcext:value-type="float">
            <text:p>0.129511096599456</text:p>
          </table:table-cell>
          <table:table-cell office:value-type="float" office:value="0.0628484558026721" calcext:value-type="float">
            <text:p>0.062848455802672</text:p>
          </table:table-cell>
          <table:table-cell office:value-type="float" office:value="663.190589610743" calcext:value-type="float">
            <text:p>663.190589610743</text:p>
          </table:table-cell>
          <table:table-cell office:value-type="float" office:value="51.0889110889111" calcext:value-type="float">
            <text:p>51.0889110889111</text:p>
          </table:table-cell>
          <table:table-cell office:value-type="string" calcext:value-type="string">
            <text:p>43e8437b-08de-4cf6-aeb8-3f566b3ea164</text:p>
          </table:table-cell>
          <table:table-cell office:value-type="float" office:value="-0.0258623690422021" calcext:value-type="float">
            <text:p>-0.025862369042202</text:p>
          </table:table-cell>
          <table:table-cell office:value-type="float" office:value="0.302540465219114" calcext:value-type="float">
            <text:p>0.30254046521911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.1923076923077" calcext:value-type="float">
            <text:p>70.1923076923077</text:p>
          </table:table-cell>
          <table:table-cell office:value-type="float" office:value="87.5324675324675" calcext:value-type="float">
            <text:p>87.5324675324675</text:p>
          </table:table-cell>
          <table:table-cell office:value-type="float" office:value="6.98410177027335" calcext:value-type="float">
            <text:p>6.98410177027335</text:p>
          </table:table-cell>
          <table:table-cell office:value-type="float" office:value="36.5384615384615" calcext:value-type="float">
            <text:p>36.5384615384615</text:p>
          </table:table-cell>
          <table:table-cell office:value-type="float" office:value="125.71383186492" calcext:value-type="float">
            <text:p>125.71383186492</text:p>
          </table:table-cell>
          <table:table-cell office:value-type="float" office:value="33.6538461538462" calcext:value-type="float">
            <text:p>33.6538461538462</text:p>
          </table:table-cell>
          <table:table-cell/>
        </table:table-row>
        <table:table-row table:style-name="ro1" table:visibility="filter">
          <table:table-cell office:value-type="string" calcext:value-type="string">
            <text:p>cd4b8926-e21b-46ab-9fcd-321e6a27fe3a</text:p>
          </table:table-cell>
          <table:table-cell office:value-type="float" office:value="11.2231536687665" calcext:value-type="float">
            <text:p>11.2231536687665</text:p>
          </table:table-cell>
          <table:table-cell office:value-type="float" office:value="15.0849150849151" calcext:value-type="float">
            <text:p>15.08491508491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-0.150236365277777" calcext:value-type="float">
            <text:p>-0.150236365277777</text:p>
          </table:table-cell>
          <table:table-cell office:value-type="float" office:value="0.112768912914744" calcext:value-type="float">
            <text:p>0.112768912914744</text:p>
          </table:table-cell>
          <table:table-cell office:value-type="float" office:value="0.177621796966681" calcext:value-type="float">
            <text:p>0.177621796966681</text:p>
          </table:table-cell>
          <table:table-cell office:value-type="float" office:value="0.110685275606731" calcext:value-type="float">
            <text:p>0.110685275606731</text:p>
          </table:table-cell>
          <table:table-cell office:value-type="float" office:value="0.089691985560529" calcext:value-type="float">
            <text:p>0.089691985560529</text:p>
          </table:table-cell>
          <table:table-cell office:value-type="float" office:value="101.008383018899" calcext:value-type="float">
            <text:p>101.008383018899</text:p>
          </table:table-cell>
          <table:table-cell office:value-type="float" office:value="17.4625374625375" calcext:value-type="float">
            <text:p>17.4625374625375</text:p>
          </table:table-cell>
          <table:table-cell office:value-type="string" calcext:value-type="string">
            <text:p>cd4b8926-e21b-46ab-9fcd-321e6a27fe3a</text:p>
          </table:table-cell>
          <table:table-cell office:value-type="float" office:value="0.0895764853636399" calcext:value-type="float">
            <text:p>0.08957648536364</text:p>
          </table:table-cell>
          <table:table-cell office:value-type="float" office:value="0.123096746270915" calcext:value-type="float">
            <text:p>0.1230967462709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.8717948717949" calcext:value-type="float">
            <text:p>69.8717948717949</text:p>
          </table:table-cell>
          <table:table-cell office:value-type="float" office:value="32.5474525474525" calcext:value-type="float">
            <text:p>32.5474525474525</text:p>
          </table:table-cell>
          <table:table-cell office:value-type="float" office:value="9.60777105661567" calcext:value-type="float">
            <text:p>9.60777105661567</text:p>
          </table:table-cell>
          <table:table-cell office:value-type="float" office:value="41.9871794871795" calcext:value-type="float">
            <text:p>41.9871794871795</text:p>
          </table:table-cell>
          <table:table-cell office:value-type="float" office:value="96.0777105661567" calcext:value-type="float">
            <text:p>96.0777105661567</text:p>
          </table:table-cell>
          <table:table-cell office:value-type="float" office:value="27.8846153846154" calcext:value-type="float">
            <text:p>27.8846153846154</text:p>
          </table:table-cell>
          <table:table-cell/>
        </table:table-row>
        <table:table-row table:style-name="ro1" table:visibility="filter">
          <table:table-cell office:value-type="string" calcext:value-type="string">
            <text:p>df10f114-4880-4f59-aa06-4648dfb6af41</text:p>
          </table:table-cell>
          <table:table-cell office:value-type="float" office:value="1.35033933865657" calcext:value-type="float">
            <text:p>1.35033933865657</text:p>
          </table:table-cell>
          <table:table-cell office:value-type="float" office:value="9.49050949050949" calcext:value-type="float">
            <text:p>9.4905094905094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376423905316567" calcext:value-type="float">
            <text:p>0.376423905316567</text:p>
          </table:table-cell>
          <table:table-cell office:value-type="float" office:value="0.133572634146953" calcext:value-type="float">
            <text:p>0.133572634146953</text:p>
          </table:table-cell>
          <table:table-cell office:value-type="float" office:value="-0.115837809685178" calcext:value-type="float">
            <text:p>-0.115837809685178</text:p>
          </table:table-cell>
          <table:table-cell office:value-type="float" office:value="0.284907190130089" calcext:value-type="float">
            <text:p>0.284907190130089</text:p>
          </table:table-cell>
          <table:table-cell office:value-type="float" office:value="0.082424476244103" calcext:value-type="float">
            <text:p>0.082424476244103</text:p>
          </table:table-cell>
          <table:table-cell office:value-type="float" office:value="39.1598408210405" calcext:value-type="float">
            <text:p>39.1598408210405</text:p>
          </table:table-cell>
          <table:table-cell office:value-type="float" office:value="14.025974025974" calcext:value-type="float">
            <text:p>14.025974025974</text:p>
          </table:table-cell>
          <table:table-cell office:value-type="string" calcext:value-type="string">
            <text:p>df10f114-4880-4f59-aa06-4648dfb6af41</text:p>
          </table:table-cell>
          <table:table-cell office:value-type="float" office:value="0.157806924265744" calcext:value-type="float">
            <text:p>0.157806924265744</text:p>
          </table:table-cell>
          <table:table-cell office:value-type="float" office:value="0.363587334009491" calcext:value-type="float">
            <text:p>0.36358733400949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.9102564102564" calcext:value-type="float">
            <text:p>68.9102564102564</text:p>
          </table:table-cell>
          <table:table-cell office:value-type="float" office:value="23.5164835164835" calcext:value-type="float">
            <text:p>23.5164835164835</text:p>
          </table:table-cell>
          <table:table-cell office:value-type="float" office:value="4.75465957124575" calcext:value-type="float">
            <text:p>4.75465957124575</text:p>
          </table:table-cell>
          <table:table-cell office:value-type="float" office:value="28.525641025641" calcext:value-type="float">
            <text:p>28.525641025641</text:p>
          </table:table-cell>
          <table:table-cell office:value-type="float" office:value="156.90376585111" calcext:value-type="float">
            <text:p>156.90376585111</text:p>
          </table:table-cell>
          <table:table-cell office:value-type="float" office:value="40.3846153846154" calcext:value-type="float">
            <text:p>40.3846153846154</text:p>
          </table:table-cell>
          <table:table-cell/>
        </table:table-row>
        <table:table-row table:style-name="ro1" table:visibility="filter">
          <table:table-cell office:value-type="string" calcext:value-type="string">
            <text:p>fd9c6a76-f455-4402-8634-84a1288e9730</text:p>
          </table:table-cell>
          <table:table-cell office:value-type="float" office:value="44.5235879915006" calcext:value-type="float">
            <text:p>44.5235879915006</text:p>
          </table:table-cell>
          <table:table-cell office:value-type="float" office:value="45.2347652347652" calcext:value-type="float">
            <text:p>45.234765234765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0.0665332587152307" calcext:value-type="float">
            <text:p>0.066533258715231</text:p>
          </table:table-cell>
          <table:table-cell office:value-type="float" office:value="0.0924017922819359" calcext:value-type="float">
            <text:p>0.092401792281936</text:p>
          </table:table-cell>
          <table:table-cell office:value-type="float" office:value="0.138796561610502" calcext:value-type="float">
            <text:p>0.138796561610502</text:p>
          </table:table-cell>
          <table:table-cell office:value-type="float" office:value="0.129482928951222" calcext:value-type="float">
            <text:p>0.129482928951222</text:p>
          </table:table-cell>
          <table:table-cell office:value-type="float" office:value="0.0744319480712409" calcext:value-type="float">
            <text:p>0.074431948071241</text:p>
          </table:table-cell>
          <table:table-cell office:value-type="float" office:value="712.377407864009" calcext:value-type="float">
            <text:p>712.377407864009</text:p>
          </table:table-cell>
          <table:table-cell office:value-type="float" office:value="56.5034965034965" calcext:value-type="float">
            <text:p>56.5034965034965</text:p>
          </table:table-cell>
          <table:table-cell office:value-type="string" calcext:value-type="string">
            <text:p>fd9c6a76-f455-4402-8634-84a1288e9730</text:p>
          </table:table-cell>
          <table:table-cell office:value-type="float" office:value="0.212935486276085" calcext:value-type="float">
            <text:p>0.212935486276085</text:p>
          </table:table-cell>
          <table:table-cell office:value-type="float" office:value="0.394060801446257" calcext:value-type="float">
            <text:p>0.39406080144625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.5897435897436" calcext:value-type="float">
            <text:p>68.5897435897436</text:p>
          </table:table-cell>
          <table:table-cell office:value-type="float" office:value="101.738261738262" calcext:value-type="float">
            <text:p>101.738261738262</text:p>
          </table:table-cell>
          <table:table-cell office:value-type="float" office:value="7.00249601154682" calcext:value-type="float">
            <text:p>7.00249601154682</text:p>
          </table:table-cell>
          <table:table-cell office:value-type="float" office:value="36.8589743589744" calcext:value-type="float">
            <text:p>36.8589743589744</text:p>
          </table:table-cell>
          <table:table-cell office:value-type="float" office:value="119.042432196296" calcext:value-type="float">
            <text:p>119.042432196296</text:p>
          </table:table-cell>
          <table:table-cell office:value-type="float" office:value="31.7307692307692" calcext:value-type="float">
            <text:p>31.7307692307692</text:p>
          </table:table-cell>
          <table:table-cell/>
        </table:table-row>
        <table:table-row table:style-name="ro1" table:visibility="filter">
          <table:table-cell office:value-type="string" calcext:value-type="string">
            <text:p>e9e6385f-a99f-48dd-96f4-59cf065f6c7d</text:p>
          </table:table-cell>
          <table:table-cell office:value-type="float" office:value="16.2959419779766" calcext:value-type="float">
            <text:p>16.2959419779766</text:p>
          </table:table-cell>
          <table:table-cell office:value-type="float" office:value="18.6213786213786" calcext:value-type="float">
            <text:p>18.62137862137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243748568649446" calcext:value-type="float">
            <text:p>0.024374856864945</text:p>
          </table:table-cell>
          <table:table-cell office:value-type="float" office:value="0.16154081834139" calcext:value-type="float">
            <text:p>0.16154081834139</text:p>
          </table:table-cell>
          <table:table-cell office:value-type="float" office:value="-0.0992111008843638" calcext:value-type="float">
            <text:p>-0.099211100884364</text:p>
          </table:table-cell>
          <table:table-cell office:value-type="float" office:value="0.138826323925045" calcext:value-type="float">
            <text:p>0.138826323925045</text:p>
          </table:table-cell>
          <table:table-cell office:value-type="float" office:value="0.000392013890381764" calcext:value-type="float">
            <text:p>0.000392013890382</text:p>
          </table:table-cell>
          <table:table-cell office:value-type="float" office:value="684.429563075017" calcext:value-type="float">
            <text:p>684.429563075017</text:p>
          </table:table-cell>
          <table:table-cell office:value-type="float" office:value="53.2267732267732" calcext:value-type="float">
            <text:p>53.2267732267732</text:p>
          </table:table-cell>
          <table:table-cell office:value-type="string" calcext:value-type="string">
            <text:p>e9e6385f-a99f-48dd-96f4-59cf065f6c7d</text:p>
          </table:table-cell>
          <table:table-cell office:value-type="float" office:value="0.339320814851506" calcext:value-type="float">
            <text:p>0.339320814851506</text:p>
          </table:table-cell>
          <table:table-cell office:value-type="float" office:value="0.436078631325953" calcext:value-type="float">
            <text:p>0.43607863132595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.5897435897436" calcext:value-type="float">
            <text:p>68.5897435897436</text:p>
          </table:table-cell>
          <table:table-cell office:value-type="float" office:value="71.8481518481518" calcext:value-type="float">
            <text:p>71.8481518481518</text:p>
          </table:table-cell>
          <table:table-cell office:value-type="float" office:value="4.02824446902064" calcext:value-type="float">
            <text:p>4.02824446902064</text:p>
          </table:table-cell>
          <table:table-cell office:value-type="float" office:value="25.3205128205128" calcext:value-type="float">
            <text:p>25.3205128205128</text:p>
          </table:table-cell>
          <table:table-cell office:value-type="float" office:value="173.214512167888" calcext:value-type="float">
            <text:p>173.214512167888</text:p>
          </table:table-cell>
          <table:table-cell office:value-type="float" office:value="43.2692307692308" calcext:value-type="float">
            <text:p>43.2692307692308</text:p>
          </table:table-cell>
          <table:table-cell/>
        </table:table-row>
        <table:table-row table:style-name="ro1" table:visibility="filter">
          <table:table-cell office:value-type="string" calcext:value-type="string">
            <text:p>2e6604f8-0d1f-46ca-9c82-8c0399176abf</text:p>
          </table:table-cell>
          <table:table-cell office:value-type="float" office:value="9.76364140375956" calcext:value-type="float">
            <text:p>9.76364140375956</text:p>
          </table:table-cell>
          <table:table-cell office:value-type="float" office:value="14.2457542457542" calcext:value-type="float">
            <text:p>14.24575424575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office:value-type="float" office:value="0.255018651272126" calcext:value-type="float">
            <text:p>0.255018651272126</text:p>
          </table:table-cell>
          <table:table-cell office:value-type="float" office:value="0.0998923178927319" calcext:value-type="float">
            <text:p>0.099892317892732</text:p>
          </table:table-cell>
          <table:table-cell office:value-type="float" office:value="-0.087877744487887" calcext:value-type="float">
            <text:p>-0.087877744487887</text:p>
          </table:table-cell>
          <table:table-cell office:value-type="float" office:value="0.113346034440444" calcext:value-type="float">
            <text:p>0.113346034440444</text:p>
          </table:table-cell>
          <table:table-cell office:value-type="float" office:value="0.0997074066169239" calcext:value-type="float">
            <text:p>0.099707406616924</text:p>
          </table:table-cell>
          <table:table-cell office:value-type="float" office:value="68.3454898263169" calcext:value-type="float">
            <text:p>68.3454898263169</text:p>
          </table:table-cell>
          <table:table-cell office:value-type="float" office:value="15.3446553446553" calcext:value-type="float">
            <text:p>15.3446553446553</text:p>
          </table:table-cell>
          <table:table-cell office:value-type="string" calcext:value-type="string">
            <text:p>2e6604f8-0d1f-46ca-9c82-8c0399176abf</text:p>
          </table:table-cell>
          <table:table-cell office:value-type="float" office:value="0.175917001523626" calcext:value-type="float">
            <text:p>0.175917001523626</text:p>
          </table:table-cell>
          <table:table-cell office:value-type="float" office:value="0.326129391088822" calcext:value-type="float">
            <text:p>0.32612939108882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.948717948718" calcext:value-type="float">
            <text:p>67.948717948718</text:p>
          </table:table-cell>
          <table:table-cell office:value-type="float" office:value="29.5904095904096" calcext:value-type="float">
            <text:p>29.5904095904096</text:p>
          </table:table-cell>
          <table:table-cell office:value-type="float" office:value="11.1204140615526" calcext:value-type="float">
            <text:p>11.1204140615526</text:p>
          </table:table-cell>
          <table:table-cell office:value-type="float" office:value="44.2307692307692" calcext:value-type="float">
            <text:p>44.2307692307692</text:p>
          </table:table-cell>
          <table:table-cell office:value-type="float" office:value="66.7224843693157" calcext:value-type="float">
            <text:p>66.7224843693157</text:p>
          </table:table-cell>
          <table:table-cell office:value-type="float" office:value="23.7179487179487" calcext:value-type="float">
            <text:p>23.7179487179487</text:p>
          </table:table-cell>
          <table:table-cell/>
        </table:table-row>
        <table:table-row table:style-name="ro1" table:visibility="filter">
          <table:table-cell office:value-type="string" calcext:value-type="string">
            <text:p>90516546-51d1-422e-967f-8daa77caa79f</text:p>
          </table:table-cell>
          <table:table-cell office:value-type="float" office:value="62.7816751505452" calcext:value-type="float">
            <text:p>62.7816751505452</text:p>
          </table:table-cell>
          <table:table-cell office:value-type="float" office:value="74.3856143856144" calcext:value-type="float">
            <text:p>74.3856143856144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alse</text:p>
          </table:table-cell>
          <table:table-cell office:value-type="float" office:value="0.00021342292517168" calcext:value-type="float">
            <text:p>0.000213422925172</text:p>
          </table:table-cell>
          <table:table-cell office:value-type="float" office:value="-0.192151908057193" calcext:value-type="float">
            <text:p>-0.192151908057193</text:p>
          </table:table-cell>
          <table:table-cell office:value-type="float" office:value="-0.0640911844360132" calcext:value-type="float">
            <text:p>-0.064091184436013</text:p>
          </table:table-cell>
          <table:table-cell office:value-type="float" office:value="0.129447409117927" calcext:value-type="float">
            <text:p>0.129447409117927</text:p>
          </table:table-cell>
          <table:table-cell office:value-type="float" office:value="0.0804188023966442" calcext:value-type="float">
            <text:p>0.080418802396644</text:p>
          </table:table-cell>
          <table:table-cell office:value-type="float" office:value="753.380101806542" calcext:value-type="float">
            <text:p>753.380101806542</text:p>
          </table:table-cell>
          <table:table-cell office:value-type="float" office:value="62.4975024975025" calcext:value-type="float">
            <text:p>62.4975024975025</text:p>
          </table:table-cell>
          <table:table-cell office:value-type="string" calcext:value-type="string">
            <text:p>90516546-51d1-422e-967f-8daa77caa79f</text:p>
          </table:table-cell>
          <table:table-cell office:value-type="float" office:value="0.14562429466229" calcext:value-type="float">
            <text:p>0.14562429466229</text:p>
          </table:table-cell>
          <table:table-cell office:value-type="float" office:value="0.448014657445318" calcext:value-type="float">
            <text:p>0.448014657445318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6.9871794871795" calcext:value-type="float">
            <text:p>66.9871794871795</text:p>
          </table:table-cell>
          <table:table-cell office:value-type="float" office:value="136.883116883117" calcext:value-type="float">
            <text:p>136.883116883117</text:p>
          </table:table-cell>
          <table:table-cell office:value-type="float" office:value="8.69510432789486" calcext:value-type="float">
            <text:p>8.69510432789486</text:p>
          </table:table-cell>
          <table:table-cell office:value-type="float" office:value="40.7051282051282" calcext:value-type="float">
            <text:p>40.7051282051282</text:p>
          </table:table-cell>
          <table:table-cell office:value-type="float" office:value="86.9510432789486" calcext:value-type="float">
            <text:p>86.9510432789486</text:p>
          </table:table-cell>
          <table:table-cell office:value-type="float" office:value="26.2820512820513" calcext:value-type="float">
            <text:p>26.2820512820513</text:p>
          </table:table-cell>
          <table:table-cell/>
        </table:table-row>
        <table:table-row table:style-name="ro1" table:visibility="filter">
          <table:table-cell office:value-type="string" calcext:value-type="string">
            <text:p>e40c11fc-bcba-4d74-ac56-022830fd1a73</text:p>
          </table:table-cell>
          <table:table-cell office:value-type="float" office:value="31.1833626089579" calcext:value-type="float">
            <text:p>31.1833626089579</text:p>
          </table:table-cell>
          <table:table-cell office:value-type="float" office:value="34.2657342657343" calcext:value-type="float">
            <text:p>34.265734265734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lse</text:p>
          </table:table-cell>
          <table:table-cell office:value-type="float" office:value="0.0591754836285014" calcext:value-type="float">
            <text:p>0.059175483628501</text:p>
          </table:table-cell>
          <table:table-cell office:value-type="float" office:value="0.100965037346567" calcext:value-type="float">
            <text:p>0.100965037346567</text:p>
          </table:table-cell>
          <table:table-cell office:value-type="float" office:value="-0.0262006284176895" calcext:value-type="float">
            <text:p>-0.02620062841769</text:p>
          </table:table-cell>
          <table:table-cell office:value-type="float" office:value="0.127002013916654" calcext:value-type="float">
            <text:p>0.127002013916654</text:p>
          </table:table-cell>
          <table:table-cell office:value-type="float" office:value="0.0662960417928245" calcext:value-type="float">
            <text:p>0.066296041792825</text:p>
          </table:table-cell>
          <table:table-cell office:value-type="float" office:value="498.933801743327" calcext:value-type="float">
            <text:p>498.933801743327</text:p>
          </table:table-cell>
          <table:table-cell office:value-type="float" office:value="36.5034965034965" calcext:value-type="float">
            <text:p>36.5034965034965</text:p>
          </table:table-cell>
          <table:table-cell office:value-type="string" calcext:value-type="string">
            <text:p>e40c11fc-bcba-4d74-ac56-022830fd1a73</text:p>
          </table:table-cell>
          <table:table-cell office:value-type="float" office:value="0.244333707261295" calcext:value-type="float">
            <text:p>0.244333707261295</text:p>
          </table:table-cell>
          <table:table-cell office:value-type="float" office:value="0.0597837518055325" calcext:value-type="float">
            <text:p>0.05978375180553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.9871794871795" calcext:value-type="float">
            <text:p>66.9871794871795</text:p>
          </table:table-cell>
          <table:table-cell office:value-type="float" office:value="70.7692307692308" calcext:value-type="float">
            <text:p>70.7692307692308</text:p>
          </table:table-cell>
          <table:table-cell office:value-type="float" office:value="6.88435742170107" calcext:value-type="float">
            <text:p>6.88435742170107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117.034076168918" calcext:value-type="float">
            <text:p>117.034076168918</text:p>
          </table:table-cell>
          <table:table-cell office:value-type="float" office:value="31.0897435897436" calcext:value-type="float">
            <text:p>31.0897435897436</text:p>
          </table:table-cell>
          <table:table-cell/>
        </table:table-row>
        <table:table-row table:style-name="ro1" table:visibility="filter">
          <table:table-cell office:value-type="string" calcext:value-type="string">
            <text:p>3b618bf7-cb6a-44b0-a289-7cb4b21aff61</text:p>
          </table:table-cell>
          <table:table-cell office:value-type="float" office:value="16.0670253108219" calcext:value-type="float">
            <text:p>16.0670253108219</text:p>
          </table:table-cell>
          <table:table-cell office:value-type="float" office:value="18.4615384615385" calcext:value-type="float">
            <text:p>18.461538461538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office:value-type="float" office:value="0.0460704706386202" calcext:value-type="float">
            <text:p>0.04607047063862</text:p>
          </table:table-cell>
          <table:table-cell office:value-type="float" office:value="0.00623374765926744" calcext:value-type="float">
            <text:p>0.006233747659267</text:p>
          </table:table-cell>
          <table:table-cell office:value-type="float" office:value="0.0369669540746716" calcext:value-type="float">
            <text:p>0.036966954074672</text:p>
          </table:table-cell>
          <table:table-cell office:value-type="float" office:value="0.129069304330885" calcext:value-type="float">
            <text:p>0.129069304330885</text:p>
          </table:table-cell>
          <table:table-cell office:value-type="float" office:value="0.0634087754458449" calcext:value-type="float">
            <text:p>0.063408775445845</text:p>
          </table:table-cell>
          <table:table-cell office:value-type="float" office:value="305.273480905616" calcext:value-type="float">
            <text:p>305.273480905616</text:p>
          </table:table-cell>
          <table:table-cell office:value-type="float" office:value="28.3316683316683" calcext:value-type="float">
            <text:p>28.3316683316683</text:p>
          </table:table-cell>
          <table:table-cell office:value-type="string" calcext:value-type="string">
            <text:p>3b618bf7-cb6a-44b0-a289-7cb4b21aff61</text:p>
          </table:table-cell>
          <table:table-cell office:value-type="float" office:value="0.341659712996498" calcext:value-type="float">
            <text:p>0.341659712996498</text:p>
          </table:table-cell>
          <table:table-cell office:value-type="float" office:value="0.489035093432607" calcext:value-type="float">
            <text:p>0.48903509343260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.7051282051282" calcext:value-type="float">
            <text:p>65.7051282051282</text:p>
          </table:table-cell>
          <table:table-cell office:value-type="float" office:value="46.7932067932068" calcext:value-type="float">
            <text:p>46.7932067932068</text:p>
          </table:table-cell>
          <table:table-cell office:value-type="float" office:value="6.80359302860238" calcext:value-type="float">
            <text:p>6.80359302860238</text:p>
          </table:table-cell>
          <table:table-cell office:value-type="float" office:value="34.9358974358974" calcext:value-type="float">
            <text:p>34.9358974358974</text:p>
          </table:table-cell>
          <table:table-cell office:value-type="float" office:value="115.66108148624" calcext:value-type="float">
            <text:p>115.66108148624</text:p>
          </table:table-cell>
          <table:table-cell office:value-type="float" office:value="30.7692307692308" calcext:value-type="float">
            <text:p>30.7692307692308</text:p>
          </table:table-cell>
          <table:table-cell/>
        </table:table-row>
        <table:table-row table:style-name="ro1" table:visibility="filter">
          <table:table-cell office:value-type="string" calcext:value-type="string">
            <text:p>295a7a76-7b05-49cd-a6a7-be79ad259ad0</text:p>
          </table:table-cell>
          <table:table-cell office:value-type="float" office:value="56.8796890528277" calcext:value-type="float">
            <text:p>56.8796890528277</text:p>
          </table:table-cell>
          <table:table-cell office:value-type="float" office:value="68.1518481518482" calcext:value-type="float">
            <text:p>68.151848151848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alse</text:p>
          </table:table-cell>
          <table:table-cell office:value-type="float" office:value="0.49441977757063" calcext:value-type="float">
            <text:p>0.49441977757063</text:p>
          </table:table-cell>
          <table:table-cell office:value-type="float" office:value="0.0757646852421304" calcext:value-type="float">
            <text:p>0.075764685242131</text:p>
          </table:table-cell>
          <table:table-cell office:value-type="float" office:value="-0.103746620568976" calcext:value-type="float">
            <text:p>-0.103746620568976</text:p>
          </table:table-cell>
          <table:table-cell office:value-type="float" office:value="0.132654482373301" calcext:value-type="float">
            <text:p>0.132654482373301</text:p>
          </table:table-cell>
          <table:table-cell office:value-type="float" office:value="0.0932737825516161" calcext:value-type="float">
            <text:p>0.093273782551616</text:p>
          </table:table-cell>
          <table:table-cell office:value-type="float" office:value="682.556268633932" calcext:value-type="float">
            <text:p>682.556268633932</text:p>
          </table:table-cell>
          <table:table-cell office:value-type="float" office:value="53.1068931068931" calcext:value-type="float">
            <text:p>53.1068931068931</text:p>
          </table:table-cell>
          <table:table-cell office:value-type="string" calcext:value-type="string">
            <text:p>295a7a76-7b05-49cd-a6a7-be79ad259ad0</text:p>
          </table:table-cell>
          <table:table-cell office:value-type="float" office:value="0.182304365973555" calcext:value-type="float">
            <text:p>0.182304365973555</text:p>
          </table:table-cell>
          <table:table-cell office:value-type="float" office:value="0.389683284027705" calcext:value-type="float">
            <text:p>0.38968328402770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.4615384615385" calcext:value-type="float">
            <text:p>63.4615384615385</text:p>
          </table:table-cell>
          <table:table-cell office:value-type="float" office:value="121.258741258741" calcext:value-type="float">
            <text:p>121.258741258741</text:p>
          </table:table-cell>
          <table:table-cell office:value-type="float" office:value="7.27997124888407" calcext:value-type="float">
            <text:p>7.27997124888407</text:p>
          </table:table-cell>
          <table:table-cell office:value-type="float" office:value="37.8205128205128" calcext:value-type="float">
            <text:p>37.8205128205128</text:p>
          </table:table-cell>
          <table:table-cell office:value-type="float" office:value="80.0796837377248" calcext:value-type="float">
            <text:p>80.0796837377248</text:p>
          </table:table-cell>
          <table:table-cell office:value-type="float" office:value="25.6410256410256" calcext:value-type="float">
            <text:p>25.6410256410256</text:p>
          </table:table-cell>
          <table:table-cell/>
        </table:table-row>
        <table:table-row table:style-name="ro1" table:visibility="filter">
          <table:table-cell office:value-type="string" calcext:value-type="string">
            <text:p>993ba8b3-d846-45c8-a159-e93bf071d65d</text:p>
          </table:table-cell>
          <table:table-cell office:value-type="float" office:value="17.8394441244932" calcext:value-type="float">
            <text:p>17.8394441244932</text:p>
          </table:table-cell>
          <table:table-cell office:value-type="float" office:value="20.3796203796204" calcext:value-type="float">
            <text:p>20.37962037962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alse</text:p>
          </table:table-cell>
          <table:table-cell office:value-type="float" office:value="0.221043117063732" calcext:value-type="float">
            <text:p>0.221043117063732</text:p>
          </table:table-cell>
          <table:table-cell office:value-type="float" office:value="0.0734636412467264" calcext:value-type="float">
            <text:p>0.073463641246726</text:p>
          </table:table-cell>
          <table:table-cell office:value-type="float" office:value="0.0616750973949645" calcext:value-type="float">
            <text:p>0.061675097394965</text:p>
          </table:table-cell>
          <table:table-cell office:value-type="float" office:value="0.137919845138874" calcext:value-type="float">
            <text:p>0.137919845138874</text:p>
          </table:table-cell>
          <table:table-cell office:value-type="float" office:value="0.000196698841439604" calcext:value-type="float">
            <text:p>0.00019669884144</text:p>
          </table:table-cell>
          <table:table-cell office:value-type="float" office:value="749.256653228714" calcext:value-type="float">
            <text:p>749.256653228714</text:p>
          </table:table-cell>
          <table:table-cell office:value-type="float" office:value="61.7582417582418" calcext:value-type="float">
            <text:p>61.7582417582418</text:p>
          </table:table-cell>
          <table:table-cell office:value-type="string" calcext:value-type="string">
            <text:p>993ba8b3-d846-45c8-a159-e93bf071d65d</text:p>
          </table:table-cell>
          <table:table-cell office:value-type="float" office:value="0.220301815220841" calcext:value-type="float">
            <text:p>0.220301815220841</text:p>
          </table:table-cell>
          <table:table-cell office:value-type="float" office:value="0.346058038199463" calcext:value-type="float">
            <text:p>0.34605803819946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2.1794871794872" calcext:value-type="float">
            <text:p>62.1794871794872</text:p>
          </table:table-cell>
          <table:table-cell office:value-type="float" office:value="82.1378621378621" calcext:value-type="float">
            <text:p>82.1378621378621</text:p>
          </table:table-cell>
          <table:table-cell office:value-type="float" office:value="3.46307712520661" calcext:value-type="float">
            <text:p>3.46307712520661</text:p>
          </table:table-cell>
          <table:table-cell office:value-type="float" office:value="24.0384615384615" calcext:value-type="float">
            <text:p>24.0384615384615</text:p>
          </table:table-cell>
          <table:table-cell office:value-type="float" office:value="148.912316383884" calcext:value-type="float">
            <text:p>148.912316383884</text:p>
          </table:table-cell>
          <table:table-cell office:value-type="float" office:value="38.1410256410256" calcext:value-type="float">
            <text:p>38.1410256410256</text:p>
          </table:table-cell>
          <table:table-cell/>
        </table:table-row>
        <table:table-row table:style-name="ro1" table:visibility="filter">
          <table:table-cell office:value-type="string" calcext:value-type="string">
            <text:p>9fd4eb05-02d2-4ddc-a8e6-b5a662dac8ca</text:p>
          </table:table-cell>
          <table:table-cell office:value-type="float" office:value="6.79604013087935" calcext:value-type="float">
            <text:p>6.79604013087935</text:p>
          </table:table-cell>
          <table:table-cell office:value-type="float" office:value="12.5474525474525" calcext:value-type="float">
            <text:p>12.54745254745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484309535314003" calcext:value-type="float">
            <text:p>0.0484309535314</text:p>
          </table:table-cell>
          <table:table-cell office:value-type="float" office:value="0.127129404705509" calcext:value-type="float">
            <text:p>0.127129404705509</text:p>
          </table:table-cell>
          <table:table-cell office:value-type="float" office:value="-0.167966671157397" calcext:value-type="float">
            <text:p>-0.167966671157397</text:p>
          </table:table-cell>
          <table:table-cell office:value-type="float" office:value="0.145770646197954" calcext:value-type="float">
            <text:p>0.145770646197954</text:p>
          </table:table-cell>
          <table:table-cell office:value-type="float" office:value="0.000104832255992591" calcext:value-type="float">
            <text:p>0.000104832255993</text:p>
          </table:table-cell>
          <table:table-cell office:value-type="float" office:value="299.025765758691" calcext:value-type="float">
            <text:p>299.025765758691</text:p>
          </table:table-cell>
          <table:table-cell office:value-type="float" office:value="28.1118881118881" calcext:value-type="float">
            <text:p>28.1118881118881</text:p>
          </table:table-cell>
          <table:table-cell office:value-type="string" calcext:value-type="string">
            <text:p>9fd4eb05-02d2-4ddc-a8e6-b5a662dac8ca</text:p>
          </table:table-cell>
          <table:table-cell office:value-type="float" office:value="0.20435641682963" calcext:value-type="float">
            <text:p>0.20435641682963</text:p>
          </table:table-cell>
          <table:table-cell office:value-type="float" office:value="0.458299114492959" calcext:value-type="float">
            <text:p>0.45829911449295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2.1794871794872" calcext:value-type="float">
            <text:p>62.1794871794872</text:p>
          </table:table-cell>
          <table:table-cell office:value-type="float" office:value="40.6593406593407" calcext:value-type="float">
            <text:p>40.6593406593407</text:p>
          </table:table-cell>
          <table:table-cell office:value-type="float" office:value="3.40399518663511" calcext:value-type="float">
            <text:p>3.40399518663511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153.17978339858" calcext:value-type="float">
            <text:p>153.17978339858</text:p>
          </table:table-cell>
          <table:table-cell office:value-type="float" office:value="39.1025641025641" calcext:value-type="float">
            <text:p>39.1025641025641</text:p>
          </table:table-cell>
          <table:table-cell/>
        </table:table-row>
        <table:table-row table:style-name="ro1" table:visibility="filter">
          <table:table-cell office:value-type="string" calcext:value-type="string">
            <text:p>f536a670-6ce6-4a3c-8eea-97de2f005762</text:p>
          </table:table-cell>
          <table:table-cell office:value-type="float" office:value="48.9735477136923" calcext:value-type="float">
            <text:p>48.9735477136923</text:p>
          </table:table-cell>
          <table:table-cell office:value-type="float" office:value="58.0619380619381" calcext:value-type="float">
            <text:p>58.061938061938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float" office:value="0.244733775413623" calcext:value-type="float">
            <text:p>0.244733775413623</text:p>
          </table:table-cell>
          <table:table-cell office:value-type="float" office:value="0.142969963218751" calcext:value-type="float">
            <text:p>0.142969963218751</text:p>
          </table:table-cell>
          <table:table-cell office:value-type="float" office:value="-0.137560218264517" calcext:value-type="float">
            <text:p>-0.137560218264517</text:p>
          </table:table-cell>
          <table:table-cell office:value-type="float" office:value="0.127931463378603" calcext:value-type="float">
            <text:p>0.127931463378603</text:p>
          </table:table-cell>
          <table:table-cell office:value-type="float" office:value="0.0750570675264061" calcext:value-type="float">
            <text:p>0.075057067526406</text:p>
          </table:table-cell>
          <table:table-cell office:value-type="float" office:value="783.576763419076" calcext:value-type="float">
            <text:p>783.576763419076</text:p>
          </table:table-cell>
          <table:table-cell office:value-type="float" office:value="67.9320679320679" calcext:value-type="float">
            <text:p>67.9320679320679</text:p>
          </table:table-cell>
          <table:table-cell office:value-type="string" calcext:value-type="string">
            <text:p>f536a670-6ce6-4a3c-8eea-97de2f005762</text:p>
          </table:table-cell>
          <table:table-cell office:value-type="float" office:value="0.183086362977873" calcext:value-type="float">
            <text:p>0.183086362977873</text:p>
          </table:table-cell>
          <table:table-cell office:value-type="float" office:value="0.114866507346096" calcext:value-type="float">
            <text:p>0.11486650734609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.2948717948718" calcext:value-type="float">
            <text:p>59.2948717948718</text:p>
          </table:table-cell>
          <table:table-cell office:value-type="float" office:value="125.994005994006" calcext:value-type="float">
            <text:p>125.994005994006</text:p>
          </table:table-cell>
          <table:table-cell office:value-type="float" office:value="5.67496862064058" calcext:value-type="float">
            <text:p>5.67496862064058</text:p>
          </table:table-cell>
          <table:table-cell office:value-type="float" office:value="32.6923076923077" calcext:value-type="float">
            <text:p>32.6923076923077</text:p>
          </table:table-cell>
          <table:table-cell office:value-type="float" office:value="90.7994979302493" calcext:value-type="float">
            <text:p>90.7994979302493</text:p>
          </table:table-cell>
          <table:table-cell office:value-type="float" office:value="26.6025641025641" calcext:value-type="float">
            <text:p>26.6025641025641</text:p>
          </table:table-cell>
          <table:table-cell/>
        </table:table-row>
        <table:table-row table:style-name="ro1" table:visibility="filter">
          <table:table-cell office:value-type="string" calcext:value-type="string">
            <text:p>76a8fb59-5d58-4f08-a48e-841928cb1628</text:p>
          </table:table-cell>
          <table:table-cell office:value-type="float" office:value="27.1675641668052" calcext:value-type="float">
            <text:p>27.1675641668052</text:p>
          </table:table-cell>
          <table:table-cell office:value-type="float" office:value="29.6503496503496" calcext:value-type="float">
            <text:p>29.650349650349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False</text:p>
          </table:table-cell>
          <table:table-cell office:value-type="float" office:value="0.469511848351935" calcext:value-type="float">
            <text:p>0.469511848351935</text:p>
          </table:table-cell>
          <table:table-cell office:value-type="float" office:value="0.14134867322346" calcext:value-type="float">
            <text:p>0.14134867322346</text:p>
          </table:table-cell>
          <table:table-cell office:value-type="float" office:value="-0.106620563411449" calcext:value-type="float">
            <text:p>-0.106620563411449</text:p>
          </table:table-cell>
          <table:table-cell office:value-type="float" office:value="0.128860385296495" calcext:value-type="float">
            <text:p>0.128860385296495</text:p>
          </table:table-cell>
          <table:table-cell office:value-type="float" office:value="0.0871128833560196" calcext:value-type="float">
            <text:p>0.08711288335602</text:p>
          </table:table-cell>
          <table:table-cell office:value-type="float" office:value="353.178334168467" calcext:value-type="float">
            <text:p>353.178334168467</text:p>
          </table:table-cell>
          <table:table-cell office:value-type="float" office:value="30.1698301698302" calcext:value-type="float">
            <text:p>30.1698301698302</text:p>
          </table:table-cell>
          <table:table-cell office:value-type="string" calcext:value-type="string">
            <text:p>76a8fb59-5d58-4f08-a48e-841928cb1628</text:p>
          </table:table-cell>
          <table:table-cell office:value-type="float" office:value="0.215626860323283" calcext:value-type="float">
            <text:p>0.215626860323283</text:p>
          </table:table-cell>
          <table:table-cell office:value-type="float" office:value="0.370119068393353" calcext:value-type="float">
            <text:p>0.37011906839335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.0128205128205" calcext:value-type="float">
            <text:p>58.0128205128205</text:p>
          </table:table-cell>
          <table:table-cell office:value-type="float" office:value="59.8201798201798" calcext:value-type="float">
            <text:p>59.8201798201798</text:p>
          </table:table-cell>
          <table:table-cell office:value-type="float" office:value="6.15372276577842" calcext:value-type="float">
            <text:p>6.15372276577842</text:p>
          </table:table-cell>
          <table:table-cell office:value-type="float" office:value="33.974358974359" calcext:value-type="float">
            <text:p>33.974358974359</text:p>
          </table:table-cell>
          <table:table-cell office:value-type="float" office:value="67.6909504235626" calcext:value-type="float">
            <text:p>67.6909504235626</text:p>
          </table:table-cell>
          <table:table-cell office:value-type="float" office:value="24.0384615384615" calcext:value-type="float">
            <text:p>24.0384615384615</text:p>
          </table:table-cell>
          <table:table-cell/>
        </table:table-row>
        <table:table-row table:style-name="ro1" table:visibility="filter">
          <table:table-cell office:value-type="string" calcext:value-type="string">
            <text:p>34a7d71f-f84d-4eca-a539-0df8d35a75d1</text:p>
          </table:table-cell>
          <table:table-cell office:value-type="float" office:value="6.50519222352291" calcext:value-type="float">
            <text:p>6.50519222352291</text:p>
          </table:table-cell>
          <table:table-cell office:value-type="float" office:value="12.3276723276723" calcext:value-type="float">
            <text:p>12.327672327672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-0.47816026518052" calcext:value-type="float">
            <text:p>-0.47816026518052</text:p>
          </table:table-cell>
          <table:table-cell office:value-type="float" office:value="0.181373812784069" calcext:value-type="float">
            <text:p>0.181373812784069</text:p>
          </table:table-cell>
          <table:table-cell office:value-type="float" office:value="-0.0719367340753176" calcext:value-type="float">
            <text:p>-0.071936734075318</text:p>
          </table:table-cell>
          <table:table-cell office:value-type="float" office:value="0.14519499404015" calcext:value-type="float">
            <text:p>0.14519499404015</text:p>
          </table:table-cell>
          <table:table-cell office:value-type="float" office:value="0.00267070731583775" calcext:value-type="float">
            <text:p>0.002670707315838</text:p>
          </table:table-cell>
          <table:table-cell office:value-type="float" office:value="286.228457835008" calcext:value-type="float">
            <text:p>286.228457835008</text:p>
          </table:table-cell>
          <table:table-cell office:value-type="float" office:value="27.2127872127872" calcext:value-type="float">
            <text:p>27.2127872127872</text:p>
          </table:table-cell>
          <table:table-cell office:value-type="string" calcext:value-type="string">
            <text:p>34a7d71f-f84d-4eca-a539-0df8d35a75d1</text:p>
          </table:table-cell>
          <table:table-cell office:value-type="float" office:value="0.395555335700073" calcext:value-type="float">
            <text:p>0.395555335700073</text:p>
          </table:table-cell>
          <table:table-cell office:value-type="float" office:value="0.404214056474412" calcext:value-type="float">
            <text:p>0.40421405647441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.0128205128205" calcext:value-type="float">
            <text:p>58.0128205128205</text:p>
          </table:table-cell>
          <table:table-cell office:value-type="float" office:value="39.5404595404595" calcext:value-type="float">
            <text:p>39.5404595404595</text:p>
          </table:table-cell>
          <table:table-cell office:value-type="float" office:value="2.97776740923564" calcext:value-type="float">
            <text:p>2.97776740923564</text:p>
          </table:table-cell>
          <table:table-cell office:value-type="float" office:value="21.7948717948718" calcext:value-type="float">
            <text:p>21.7948717948718</text:p>
          </table:table-cell>
          <table:table-cell office:value-type="float" office:value="131.021766006368" calcext:value-type="float">
            <text:p>131.021766006368</text:p>
          </table:table-cell>
          <table:table-cell office:value-type="float" office:value="36.2179487179487" calcext:value-type="float">
            <text:p>36.2179487179487</text:p>
          </table:table-cell>
          <table:table-cell/>
        </table:table-row>
        <table:table-row table:style-name="ro1" table:visibility="filter">
          <table:table-cell office:value-type="string" calcext:value-type="string">
            <text:p>0db3ff4a-ca63-4c04-8e4f-def5e3965240</text:p>
          </table:table-cell>
          <table:table-cell office:value-type="float" office:value="5.83786359305926" calcext:value-type="float">
            <text:p>5.83786359305926</text:p>
          </table:table-cell>
          <table:table-cell office:value-type="float" office:value="11.8281718281718" calcext:value-type="float">
            <text:p>11.828171828171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alse</text:p>
          </table:table-cell>
          <table:table-cell office:value-type="float" office:value="-0.00829202077589044" calcext:value-type="float">
            <text:p>-0.00829202077589</text:p>
          </table:table-cell>
          <table:table-cell office:value-type="float" office:value="0.0717160986962875" calcext:value-type="float">
            <text:p>0.071716098696288</text:p>
          </table:table-cell>
          <table:table-cell office:value-type="float" office:value="-0.114515921382384" calcext:value-type="float">
            <text:p>-0.114515921382384</text:p>
          </table:table-cell>
          <table:table-cell office:value-type="float" office:value="0.147721305316114" calcext:value-type="float">
            <text:p>0.147721305316114</text:p>
          </table:table-cell>
          <table:table-cell office:value-type="float" office:value="0.00031401004257197" calcext:value-type="float">
            <text:p>0.000314010042572</text:p>
          </table:table-cell>
          <table:table-cell office:value-type="float" office:value="256.865998094607" calcext:value-type="float">
            <text:p>256.865998094607</text:p>
          </table:table-cell>
          <table:table-cell office:value-type="float" office:value="24.7152847152847" calcext:value-type="float">
            <text:p>24.7152847152847</text:p>
          </table:table-cell>
          <table:table-cell office:value-type="string" calcext:value-type="string">
            <text:p>0db3ff4a-ca63-4c04-8e4f-def5e3965240</text:p>
          </table:table-cell>
          <table:table-cell office:value-type="float" office:value="0.197339432750276" calcext:value-type="float">
            <text:p>0.197339432750276</text:p>
          </table:table-cell>
          <table:table-cell office:value-type="float" office:value="0.448609087481552" calcext:value-type="float">
            <text:p>0.44860908748155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.4102564102564" calcext:value-type="float">
            <text:p>56.4102564102564</text:p>
          </table:table-cell>
          <table:table-cell office:value-type="float" office:value="36.5434565434565" calcext:value-type="float">
            <text:p>36.5434565434565</text:p>
          </table:table-cell>
          <table:table-cell office:value-type="float" office:value="2.87841956476382" calcext:value-type="float">
            <text:p>2.87841956476382</text:p>
          </table:table-cell>
          <table:table-cell office:value-type="float" office:value="20.5128205128205" calcext:value-type="float">
            <text:p>20.5128205128205</text:p>
          </table:table-cell>
          <table:table-cell office:value-type="float" office:value="129.528880414372" calcext:value-type="float">
            <text:p>129.528880414372</text:p>
          </table:table-cell>
          <table:table-cell office:value-type="float" office:value="35.8974358974359" calcext:value-type="float">
            <text:p>35.8974358974359</text:p>
          </table:table-cell>
          <table:table-cell/>
        </table:table-row>
        <table:table-row table:style-name="ro1" table:visibility="filter">
          <table:table-cell office:value-type="string" calcext:value-type="string">
            <text:p>8b7efbf6-c2ff-4bc1-a6b0-39095a1f9f76</text:p>
          </table:table-cell>
          <table:table-cell office:value-type="float" office:value="2.01273200558773" calcext:value-type="float">
            <text:p>2.01273200558773</text:p>
          </table:table-cell>
          <table:table-cell office:value-type="float" office:value="9.77022977022977" calcext:value-type="float">
            <text:p>9.770229770229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float" office:value="0.36044541684866" calcext:value-type="float">
            <text:p>0.36044541684866</text:p>
          </table:table-cell>
          <table:table-cell office:value-type="float" office:value="0.151681123577961" calcext:value-type="float">
            <text:p>0.151681123577961</text:p>
          </table:table-cell>
          <table:table-cell office:value-type="float" office:value="-0.121408653961078" calcext:value-type="float">
            <text:p>-0.121408653961078</text:p>
          </table:table-cell>
          <table:table-cell office:value-type="float" office:value="0.129280627981684" calcext:value-type="float">
            <text:p>0.129280627981684</text:p>
          </table:table-cell>
          <table:table-cell office:value-type="float" office:value="0.0988410826680728" calcext:value-type="float">
            <text:p>0.098841082668073</text:p>
          </table:table-cell>
          <table:table-cell office:value-type="float" office:value="22.140052061465" calcext:value-type="float">
            <text:p>22.140052061465</text:p>
          </table:table-cell>
          <table:table-cell office:value-type="float" office:value="13.6463536463536" calcext:value-type="float">
            <text:p>13.6463536463536</text:p>
          </table:table-cell>
          <table:table-cell office:value-type="string" calcext:value-type="string">
            <text:p>8b7efbf6-c2ff-4bc1-a6b0-39095a1f9f76</text:p>
          </table:table-cell>
          <table:table-cell office:value-type="float" office:value="0.19640730628811" calcext:value-type="float">
            <text:p>0.19640730628811</text:p>
          </table:table-cell>
          <table:table-cell office:value-type="float" office:value="0.33741730452833" calcext:value-type="float">
            <text:p>0.3374173045283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.4102564102564" calcext:value-type="float">
            <text:p>56.4102564102564</text:p>
          </table:table-cell>
          <table:table-cell office:value-type="float" office:value="23.4165834165834" calcext:value-type="float">
            <text:p>23.4165834165834</text:p>
          </table:table-cell>
          <table:table-cell office:value-type="float" office:value="7.19556203982816" calcext:value-type="float">
            <text:p>7.19556203982816</text:p>
          </table:table-cell>
          <table:table-cell office:value-type="float" office:value="37.5" calcext:value-type="float">
            <text:p>37.5</text:p>
          </table:table-cell>
          <table:table-cell office:value-type="float" office:value="43.173372238969" calcext:value-type="float">
            <text:p>43.173372238969</text:p>
          </table:table-cell>
          <table:table-cell office:value-type="float" office:value="18.9102564102564" calcext:value-type="float">
            <text:p>18.9102564102564</text:p>
          </table:table-cell>
          <table:table-cell/>
        </table:table-row>
        <table:table-row table:style-name="ro1" table:visibility="filter">
          <table:table-cell office:value-type="string" calcext:value-type="string">
            <text:p>69c16bd4-43b5-4ea8-9d2e-68794f2eff6e</text:p>
          </table:table-cell>
          <table:table-cell office:value-type="float" office:value="15.5895764638513" calcext:value-type="float">
            <text:p>15.5895764638513</text:p>
          </table:table-cell>
          <table:table-cell office:value-type="float" office:value="17.962037962038" calcext:value-type="float">
            <text:p>17.9620379620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00859716894620431" calcext:value-type="float">
            <text:p>-0.008597168946204</text:p>
          </table:table-cell>
          <table:table-cell office:value-type="float" office:value="-0.0977805996060882" calcext:value-type="float">
            <text:p>-0.097780599606088</text:p>
          </table:table-cell>
          <table:table-cell office:value-type="float" office:value="-0.131264404190724" calcext:value-type="float">
            <text:p>-0.131264404190724</text:p>
          </table:table-cell>
          <table:table-cell office:value-type="float" office:value="0.201445848433785" calcext:value-type="float">
            <text:p>0.201445848433785</text:p>
          </table:table-cell>
          <table:table-cell office:value-type="float" office:value="0.0804417953416469" calcext:value-type="float">
            <text:p>0.080441795341647</text:p>
          </table:table-cell>
          <table:table-cell office:value-type="float" office:value="311.791529277025" calcext:value-type="float">
            <text:p>311.791529277025</text:p>
          </table:table-cell>
          <table:table-cell office:value-type="float" office:value="28.4915084915085" calcext:value-type="float">
            <text:p>28.4915084915085</text:p>
          </table:table-cell>
          <table:table-cell office:value-type="string" calcext:value-type="string">
            <text:p>69c16bd4-43b5-4ea8-9d2e-68794f2eff6e</text:p>
          </table:table-cell>
          <table:table-cell office:value-type="float" office:value="0.17303125400693" calcext:value-type="float">
            <text:p>0.17303125400693</text:p>
          </table:table-cell>
          <table:table-cell office:value-type="float" office:value="0.410878918416952" calcext:value-type="float">
            <text:p>0.41087891841695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6.0897435897436" calcext:value-type="float">
            <text:p>56.0897435897436</text:p>
          </table:table-cell>
          <table:table-cell office:value-type="float" office:value="46.4535464535465" calcext:value-type="float">
            <text:p>46.4535464535465</text:p>
          </table:table-cell>
          <table:table-cell office:value-type="float" office:value="4.63695491736738" calcext:value-type="float">
            <text:p>4.63695491736738</text:p>
          </table:table-cell>
          <table:table-cell office:value-type="float" office:value="27.8846153846154" calcext:value-type="float">
            <text:p>27.8846153846154</text:p>
          </table:table-cell>
          <table:table-cell office:value-type="float" office:value="97.3760532647149" calcext:value-type="float">
            <text:p>97.3760532647149</text:p>
          </table:table-cell>
          <table:table-cell office:value-type="float" office:value="28.2051282051282" calcext:value-type="float">
            <text:p>28.2051282051282</text:p>
          </table:table-cell>
          <table:table-cell/>
        </table:table-row>
        <table:table-row table:style-name="ro1" table:visibility="filter">
          <table:table-cell office:value-type="string" calcext:value-type="string">
            <text:p>fa68aee5-777d-4260-9027-9bbc9af267da</text:p>
          </table:table-cell>
          <table:table-cell office:value-type="float" office:value="16.8804248086657" calcext:value-type="float">
            <text:p>16.8804248086657</text:p>
          </table:table-cell>
          <table:table-cell office:value-type="float" office:value="19.3606393606394" calcext:value-type="float">
            <text:p>19.36063936063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498491821419882" calcext:value-type="float">
            <text:p>-0.498491821419882</text:p>
          </table:table-cell>
          <table:table-cell office:value-type="float" office:value="0.12143934456195" calcext:value-type="float">
            <text:p>0.12143934456195</text:p>
          </table:table-cell>
          <table:table-cell office:value-type="float" office:value="0.149760215202807" calcext:value-type="float">
            <text:p>0.149760215202807</text:p>
          </table:table-cell>
          <table:table-cell office:value-type="float" office:value="0.137667458658469" calcext:value-type="float">
            <text:p>0.137667458658469</text:p>
          </table:table-cell>
          <table:table-cell office:value-type="float" office:value="0.00209984926235568" calcext:value-type="float">
            <text:p>0.002099849262356</text:p>
          </table:table-cell>
          <table:table-cell office:value-type="float" office:value="708.97784196396" calcext:value-type="float">
            <text:p>708.97784196396</text:p>
          </table:table-cell>
          <table:table-cell office:value-type="float" office:value="56.1038961038961" calcext:value-type="float">
            <text:p>56.1038961038961</text:p>
          </table:table-cell>
          <table:table-cell office:value-type="string" calcext:value-type="string">
            <text:p>fa68aee5-777d-4260-9027-9bbc9af267da</text:p>
          </table:table-cell>
          <table:table-cell office:value-type="float" office:value="0.189368082816776" calcext:value-type="float">
            <text:p>0.189368082816776</text:p>
          </table:table-cell>
          <table:table-cell office:value-type="float" office:value="0.390819601817263" calcext:value-type="float">
            <text:p>0.39081960181726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.448717948718" calcext:value-type="float">
            <text:p>55.448717948718</text:p>
          </table:table-cell>
          <table:table-cell office:value-type="float" office:value="75.4645354645355" calcext:value-type="float">
            <text:p>75.4645354645355</text:p>
          </table:table-cell>
          <table:table-cell office:value-type="float" office:value="2.93014960923832" calcext:value-type="float">
            <text:p>2.93014960923832</text:p>
          </table:table-cell>
          <table:table-cell office:value-type="float" office:value="21.1538461538462" calcext:value-type="float">
            <text:p>21.1538461538462</text:p>
          </table:table-cell>
          <table:table-cell office:value-type="float" office:value="125.996433197248" calcext:value-type="float">
            <text:p>125.996433197248</text:p>
          </table:table-cell>
          <table:table-cell office:value-type="float" office:value="34.2948717948718" calcext:value-type="float">
            <text:p>34.2948717948718</text:p>
          </table:table-cell>
          <table:table-cell/>
        </table:table-row>
        <table:table-row table:style-name="ro1" table:visibility="filter">
          <table:table-cell office:value-type="string" calcext:value-type="string">
            <text:p>9d23bfab-a8d9-47c2-96ee-43b0794849bd</text:p>
          </table:table-cell>
          <table:table-cell office:value-type="float" office:value="72.453738521145" calcext:value-type="float">
            <text:p>72.453738521145</text:p>
          </table:table-cell>
          <table:table-cell office:value-type="float" office:value="83.8561438561439" calcext:value-type="float">
            <text:p>83.856143856143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-0.0738202258115318" calcext:value-type="float">
            <text:p>-0.073820225811532</text:p>
          </table:table-cell>
          <table:table-cell office:value-type="float" office:value="-0.0854414553790927" calcext:value-type="float">
            <text:p>-0.085441455379093</text:p>
          </table:table-cell>
          <table:table-cell office:value-type="float" office:value="-0.0460528210254267" calcext:value-type="float">
            <text:p>-0.046052821025427</text:p>
          </table:table-cell>
          <table:table-cell office:value-type="float" office:value="0.123302977957735" calcext:value-type="float">
            <text:p>0.123302977957735</text:p>
          </table:table-cell>
          <table:table-cell office:value-type="float" office:value="0.0807858042553786" calcext:value-type="float">
            <text:p>0.080785804255379</text:p>
          </table:table-cell>
          <table:table-cell office:value-type="float" office:value="796.991123732595" calcext:value-type="float">
            <text:p>796.991123732595</text:p>
          </table:table-cell>
          <table:table-cell office:value-type="float" office:value="70.02997002997" calcext:value-type="float">
            <text:p>70.02997002997</text:p>
          </table:table-cell>
          <table:table-cell office:value-type="string" calcext:value-type="string">
            <text:p>9d23bfab-a8d9-47c2-96ee-43b0794849bd</text:p>
          </table:table-cell>
          <table:table-cell office:value-type="float" office:value="0.14111025553579" calcext:value-type="float">
            <text:p>0.14111025553579</text:p>
          </table:table-cell>
          <table:table-cell office:value-type="float" office:value="0.0729029994573376" calcext:value-type="float">
            <text:p>0.072902999457338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.8076923076923" calcext:value-type="float">
            <text:p>54.8076923076923</text:p>
          </table:table-cell>
          <table:table-cell office:value-type="float" office:value="153.886113886114" calcext:value-type="float">
            <text:p>153.886113886114</text:p>
          </table:table-cell>
          <table:table-cell office:value-type="float" office:value="5.91499601129229" calcext:value-type="float">
            <text:p>5.91499601129229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3.2349641016306" calcext:value-type="float">
            <text:p>53.2349641016306</text:p>
          </table:table-cell>
          <table:table-cell office:value-type="float" office:value="21.474358974359" calcext:value-type="float">
            <text:p>21.474358974359</text:p>
          </table:table-cell>
          <table:table-cell/>
        </table:table-row>
        <table:table-row table:style-name="ro1" table:visibility="filter">
          <table:table-cell office:value-type="string" calcext:value-type="string">
            <text:p>0400e2ec-f6c6-4c18-8f73-a62457fc7f71</text:p>
          </table:table-cell>
          <table:table-cell office:value-type="float" office:value="2.61622540622752" calcext:value-type="float">
            <text:p>2.61622540622752</text:p>
          </table:table-cell>
          <table:table-cell office:value-type="float" office:value="10.1698301698302" calcext:value-type="float">
            <text:p>10.169830169830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lse</text:p>
          </table:table-cell>
          <table:table-cell office:value-type="float" office:value="0.0482227692562997" calcext:value-type="float">
            <text:p>0.0482227692563</text:p>
          </table:table-cell>
          <table:table-cell office:value-type="float" office:value="0.108760621853964" calcext:value-type="float">
            <text:p>0.108760621853964</text:p>
          </table:table-cell>
          <table:table-cell office:value-type="float" office:value="0.121480047343147" calcext:value-type="float">
            <text:p>0.121480047343147</text:p>
          </table:table-cell>
          <table:table-cell office:value-type="float" office:value="0.137384648863879" calcext:value-type="float">
            <text:p>0.137384648863879</text:p>
          </table:table-cell>
          <table:table-cell office:value-type="float" office:value="0.000356039560765146" calcext:value-type="float">
            <text:p>0.000356039560765</text:p>
          </table:table-cell>
          <table:table-cell office:value-type="float" office:value="107.265241655329" calcext:value-type="float">
            <text:p>107.265241655329</text:p>
          </table:table-cell>
          <table:table-cell office:value-type="float" office:value="18.021978021978" calcext:value-type="float">
            <text:p>18.021978021978</text:p>
          </table:table-cell>
          <table:table-cell office:value-type="string" calcext:value-type="string">
            <text:p>0400e2ec-f6c6-4c18-8f73-a62457fc7f71</text:p>
          </table:table-cell>
          <table:table-cell office:value-type="float" office:value="0.257965782547855" calcext:value-type="float">
            <text:p>0.257965782547855</text:p>
          </table:table-cell>
          <table:table-cell office:value-type="float" office:value="0.386791770976552" calcext:value-type="float">
            <text:p>0.38679177097655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.8076923076923" calcext:value-type="float">
            <text:p>54.8076923076923</text:p>
          </table:table-cell>
          <table:table-cell office:value-type="float" office:value="28.1918081918082" calcext:value-type="float">
            <text:p>28.1918081918082</text:p>
          </table:table-cell>
          <table:table-cell office:value-type="float" office:value="2.92832659073722" calcext:value-type="float">
            <text:p>2.92832659073722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125.918043401701" calcext:value-type="float">
            <text:p>125.918043401701</text:p>
          </table:table-cell>
          <table:table-cell office:value-type="float" office:value="33.974358974359" calcext:value-type="float">
            <text:p>33.974358974359</text:p>
          </table:table-cell>
          <table:table-cell/>
        </table:table-row>
        <table:table-row table:style-name="ro1" table:visibility="filter">
          <table:table-cell office:value-type="string" calcext:value-type="string">
            <text:p>3b4a8976-3a2c-4be8-b308-26451721c2e6</text:p>
          </table:table-cell>
          <table:table-cell office:value-type="float" office:value="2.12060334836704" calcext:value-type="float">
            <text:p>2.12060334836704</text:p>
          </table:table-cell>
          <table:table-cell office:value-type="float" office:value="9.81018981018981" calcext:value-type="float">
            <text:p>9.8101898101898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alse</text:p>
          </table:table-cell>
          <table:table-cell office:value-type="float" office:value="0.4669543775274" calcext:value-type="float">
            <text:p>0.4669543775274</text:p>
          </table:table-cell>
          <table:table-cell office:value-type="float" office:value="0.152766916876087" calcext:value-type="float">
            <text:p>0.152766916876087</text:p>
          </table:table-cell>
          <table:table-cell office:value-type="float" office:value="-0.11731248829058" calcext:value-type="float">
            <text:p>-0.11731248829058</text:p>
          </table:table-cell>
          <table:table-cell office:value-type="float" office:value="0.299321238426039" calcext:value-type="float">
            <text:p>0.299321238426039</text:p>
          </table:table-cell>
          <table:table-cell office:value-type="float" office:value="0.0820454205529395" calcext:value-type="float">
            <text:p>0.08204542055294</text:p>
          </table:table-cell>
          <table:table-cell office:value-type="float" office:value="61.4974971026441" calcext:value-type="float">
            <text:p>61.4974971026441</text:p>
          </table:table-cell>
          <table:table-cell office:value-type="float" office:value="14.9450549450549" calcext:value-type="float">
            <text:p>14.9450549450549</text:p>
          </table:table-cell>
          <table:table-cell office:value-type="string" calcext:value-type="string">
            <text:p>3b4a8976-3a2c-4be8-b308-26451721c2e6</text:p>
          </table:table-cell>
          <table:table-cell office:value-type="float" office:value="0.233353045441782" calcext:value-type="float">
            <text:p>0.233353045441782</text:p>
          </table:table-cell>
          <table:table-cell office:value-type="float" office:value="0.273335804235978" calcext:value-type="float">
            <text:p>0.27333580423597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.8846153846154" calcext:value-type="float">
            <text:p>52.8846153846154</text:p>
          </table:table-cell>
          <table:table-cell office:value-type="float" office:value="24.7552447552448" calcext:value-type="float">
            <text:p>24.7552447552448</text:p>
          </table:table-cell>
          <table:table-cell office:value-type="float" office:value="3.42712093674948" calcext:value-type="float">
            <text:p>3.42712093674948</text:p>
          </table:table-cell>
          <table:table-cell office:value-type="float" office:value="23.3974358974359" calcext:value-type="float">
            <text:p>23.3974358974359</text:p>
          </table:table-cell>
          <table:table-cell office:value-type="float" office:value="113.094990912733" calcext:value-type="float">
            <text:p>113.094990912733</text:p>
          </table:table-cell>
          <table:table-cell office:value-type="float" office:value="29.4871794871795" calcext:value-type="float">
            <text:p>29.4871794871795</text:p>
          </table:table-cell>
          <table:table-cell/>
        </table:table-row>
        <table:table-row table:style-name="ro1" table:visibility="filter">
          <table:table-cell office:value-type="string" calcext:value-type="string">
            <text:p>3addd119-272a-4885-bc33-6b01c6ebfa12</text:p>
          </table:table-cell>
          <table:table-cell office:value-type="float" office:value="86.5712921746276" calcext:value-type="float">
            <text:p>86.5712921746276</text:p>
          </table:table-cell>
          <table:table-cell office:value-type="float" office:value="91.7082917082917" calcext:value-type="float">
            <text:p>91.708291708291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lse</text:p>
          </table:table-cell>
          <table:table-cell office:value-type="float" office:value="-0.0463598286963312" calcext:value-type="float">
            <text:p>-0.046359828696331</text:p>
          </table:table-cell>
          <table:table-cell office:value-type="float" office:value="-0.0981744248873132" calcext:value-type="float">
            <text:p>-0.098174424887313</text:p>
          </table:table-cell>
          <table:table-cell office:value-type="float" office:value="-0.126593476272346" calcext:value-type="float">
            <text:p>-0.126593476272346</text:p>
          </table:table-cell>
          <table:table-cell office:value-type="float" office:value="0.120101484054189" calcext:value-type="float">
            <text:p>0.120101484054189</text:p>
          </table:table-cell>
          <table:table-cell office:value-type="float" office:value="0.0879415554587043" calcext:value-type="float">
            <text:p>0.087941555458704</text:p>
          </table:table-cell>
          <table:table-cell office:value-type="float" office:value="865.712921746276" calcext:value-type="float">
            <text:p>865.712921746276</text:p>
          </table:table-cell>
          <table:table-cell office:value-type="float" office:value="76.0639360639361" calcext:value-type="float">
            <text:p>76.0639360639361</text:p>
          </table:table-cell>
          <table:table-cell office:value-type="string" calcext:value-type="string">
            <text:p>3addd119-272a-4885-bc33-6b01c6ebfa12</text:p>
          </table:table-cell>
          <table:table-cell office:value-type="float" office:value="0.339533861158551" calcext:value-type="float">
            <text:p>0.339533861158551</text:p>
          </table:table-cell>
          <table:table-cell office:value-type="float" office:value="0.151037459933184" calcext:value-type="float">
            <text:p>0.1510374599331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.2435897435897" calcext:value-type="float">
            <text:p>52.2435897435897</text:p>
          </table:table-cell>
          <table:table-cell office:value-type="float" office:value="167.772227772228" calcext:value-type="float">
            <text:p>167.772227772228</text:p>
          </table:table-cell>
          <table:table-cell office:value-type="float" office:value="6.08159986043522" calcext:value-type="float">
            <text:p>6.08159986043522</text:p>
          </table:table-cell>
          <table:table-cell office:value-type="float" office:value="33.6538461538462" calcext:value-type="float">
            <text:p>33.6538461538462</text:p>
          </table:table-cell>
          <table:table-cell office:value-type="float" office:value="42.5711990230465" calcext:value-type="float">
            <text:p>42.5711990230465</text:p>
          </table:table-cell>
          <table:table-cell office:value-type="float" office:value="18.5897435897436" calcext:value-type="float">
            <text:p>18.5897435897436</text:p>
          </table:table-cell>
          <table:table-cell/>
        </table:table-row>
        <table:table-row table:style-name="ro1" table:visibility="filter">
          <table:table-cell office:value-type="string" calcext:value-type="string">
            <text:p>40305b7a-dc86-4a66-8fe5-3f2afbdfba3c</text:p>
          </table:table-cell>
          <table:table-cell office:value-type="float" office:value="1.85742388559105" calcext:value-type="float">
            <text:p>1.85742388559105</text:p>
          </table:table-cell>
          <table:table-cell office:value-type="float" office:value="9.71028971028971" calcext:value-type="float">
            <text:p>9.7102897102897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lse</text:p>
          </table:table-cell>
          <table:table-cell office:value-type="float" office:value="0.0397676385833924" calcext:value-type="float">
            <text:p>0.039767638583392</text:p>
          </table:table-cell>
          <table:table-cell office:value-type="float" office:value="0.1744560604731" calcext:value-type="float">
            <text:p>0.1744560604731</text:p>
          </table:table-cell>
          <table:table-cell office:value-type="float" office:value="-0.0174796389666873" calcext:value-type="float">
            <text:p>-0.017479638966687</text:p>
          </table:table-cell>
          <table:table-cell office:value-type="float" office:value="0.136779074674074" calcext:value-type="float">
            <text:p>0.136779074674074</text:p>
          </table:table-cell>
          <table:table-cell office:value-type="float" office:value="0.000334800671167191" calcext:value-type="float">
            <text:p>0.000334800671167</text:p>
          </table:table-cell>
          <table:table-cell office:value-type="float" office:value="76.1543793092332" calcext:value-type="float">
            <text:p>76.1543793092332</text:p>
          </table:table-cell>
          <table:table-cell office:value-type="float" office:value="15.7442557442557" calcext:value-type="float">
            <text:p>15.7442557442557</text:p>
          </table:table-cell>
          <table:table-cell office:value-type="string" calcext:value-type="string">
            <text:p>40305b7a-dc86-4a66-8fe5-3f2afbdfba3c</text:p>
          </table:table-cell>
          <table:table-cell office:value-type="float" office:value="0.411685471485137" calcext:value-type="float">
            <text:p>0.411685471485137</text:p>
          </table:table-cell>
          <table:table-cell office:value-type="float" office:value="0.418854919971738" calcext:value-type="float">
            <text:p>0.41885491997173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.2435897435897" calcext:value-type="float">
            <text:p>52.2435897435897</text:p>
          </table:table-cell>
          <table:table-cell office:value-type="float" office:value="25.4545454545455" calcext:value-type="float">
            <text:p>25.4545454545455</text:p>
          </table:table-cell>
          <table:table-cell office:value-type="float" office:value="2.837260686484" calcext:value-type="float">
            <text:p>2.837260686484</text:p>
          </table:table-cell>
          <table:table-cell office:value-type="float" office:value="19.8717948717949" calcext:value-type="float">
            <text:p>19.8717948717949</text:p>
          </table:table-cell>
          <table:table-cell office:value-type="float" office:value="122.002209518812" calcext:value-type="float">
            <text:p>122.002209518812</text:p>
          </table:table-cell>
          <table:table-cell office:value-type="float" office:value="32.3717948717949" calcext:value-type="float">
            <text:p>32.3717948717949</text:p>
          </table:table-cell>
          <table:table-cell/>
        </table:table-row>
        <table:table-row table:style-name="ro1" table:visibility="filter">
          <table:table-cell office:value-type="string" calcext:value-type="string">
            <text:p>ba1759de-51bd-4c07-bae4-cbd6f714f5bf</text:p>
          </table:table-cell>
          <table:table-cell office:value-type="float" office:value="80.747697472327" calcext:value-type="float">
            <text:p>80.747697472327</text:p>
          </table:table-cell>
          <table:table-cell office:value-type="float" office:value="88.8311688311688" calcext:value-type="float">
            <text:p>88.8311688311688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lse</text:p>
          </table:table-cell>
          <table:table-cell office:value-type="float" office:value="0.33091728454805" calcext:value-type="float">
            <text:p>0.33091728454805</text:p>
          </table:table-cell>
          <table:table-cell office:value-type="float" office:value="0.134628963461399" calcext:value-type="float">
            <text:p>0.134628963461399</text:p>
          </table:table-cell>
          <table:table-cell office:value-type="float" office:value="-0.10729440333348" calcext:value-type="float">
            <text:p>-0.10729440333348</text:p>
          </table:table-cell>
          <table:table-cell office:value-type="float" office:value="0.117327490087274" calcext:value-type="float">
            <text:p>0.117327490087274</text:p>
          </table:table-cell>
          <table:table-cell office:value-type="float" office:value="0.0883998280905318" calcext:value-type="float">
            <text:p>0.088399828090532</text:p>
          </table:table-cell>
          <table:table-cell office:value-type="float" office:value="888.224672195598" calcext:value-type="float">
            <text:p>888.224672195598</text:p>
          </table:table-cell>
          <table:table-cell office:value-type="float" office:value="77.982017982018" calcext:value-type="float">
            <text:p>77.982017982018</text:p>
          </table:table-cell>
          <table:table-cell office:value-type="string" calcext:value-type="string">
            <text:p>ba1759de-51bd-4c07-bae4-cbd6f714f5bf</text:p>
          </table:table-cell>
          <table:table-cell office:value-type="float" office:value="0.190221775146724" calcext:value-type="float">
            <text:p>0.190221775146724</text:p>
          </table:table-cell>
          <table:table-cell office:value-type="float" office:value="0.32672542994559" calcext:value-type="float">
            <text:p>0.3267254299455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.9230769230769" calcext:value-type="float">
            <text:p>51.9230769230769</text:p>
          </table:table-cell>
          <table:table-cell office:value-type="float" office:value="166.813186813187" calcext:value-type="float">
            <text:p>166.813186813187</text:p>
          </table:table-cell>
          <table:table-cell office:value-type="float" office:value="4.99820089519771" calcext:value-type="float">
            <text:p>4.99820089519771</text:p>
          </table:table-cell>
          <table:table-cell office:value-type="float" office:value="30.1282051282051" calcext:value-type="float">
            <text:p>30.1282051282051</text:p>
          </table:table-cell>
          <table:table-cell office:value-type="float" office:value="54.9802098471748" calcext:value-type="float">
            <text:p>54.9802098471748</text:p>
          </table:table-cell>
          <table:table-cell office:value-type="float" office:value="21.7948717948718" calcext:value-type="float">
            <text:p>21.7948717948718</text:p>
          </table:table-cell>
          <table:table-cell/>
        </table:table-row>
        <table:table-row table:style-name="ro1" table:visibility="filter">
          <table:table-cell office:value-type="string" calcext:value-type="string">
            <text:p>62ea7bfc-f2a3-4c47-8072-1c45d0928e5d</text:p>
          </table:table-cell>
          <table:table-cell office:value-type="float" office:value="10.7972768439232" calcext:value-type="float">
            <text:p>10.7972768439232</text:p>
          </table:table-cell>
          <table:table-cell office:value-type="float" office:value="14.7652347652348" calcext:value-type="float">
            <text:p>14.765234765234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float" office:value="0.124499331950632" calcext:value-type="float">
            <text:p>0.124499331950632</text:p>
          </table:table-cell>
          <table:table-cell office:value-type="float" office:value="0.0546487202412264" calcext:value-type="float">
            <text:p>0.054648720241226</text:p>
          </table:table-cell>
          <table:table-cell office:value-type="float" office:value="0.0531695501067613" calcext:value-type="float">
            <text:p>0.053169550106761</text:p>
          </table:table-cell>
          <table:table-cell office:value-type="float" office:value="0.128648763123672" calcext:value-type="float">
            <text:p>0.128648763123672</text:p>
          </table:table-cell>
          <table:table-cell office:value-type="float" office:value="0.0650156267186634" calcext:value-type="float">
            <text:p>0.065015626718663</text:p>
          </table:table-cell>
          <table:table-cell office:value-type="float" office:value="183.553706346695" calcext:value-type="float">
            <text:p>183.553706346695</text:p>
          </table:table-cell>
          <table:table-cell office:value-type="float" office:value="21.3986013986014" calcext:value-type="float">
            <text:p>21.3986013986014</text:p>
          </table:table-cell>
          <table:table-cell office:value-type="string" calcext:value-type="string">
            <text:p>62ea7bfc-f2a3-4c47-8072-1c45d0928e5d</text:p>
          </table:table-cell>
          <table:table-cell office:value-type="float" office:value="0.239891076100817" calcext:value-type="float">
            <text:p>0.239891076100817</text:p>
          </table:table-cell>
          <table:table-cell office:value-type="float" office:value="0.424717700568958" calcext:value-type="float">
            <text:p>0.42471770056895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.6410256410256" calcext:value-type="float">
            <text:p>50.6410256410256</text:p>
          </table:table-cell>
          <table:table-cell office:value-type="float" office:value="36.1638361638362" calcext:value-type="float">
            <text:p>36.1638361638362</text:p>
          </table:table-cell>
          <table:table-cell office:value-type="float" office:value="4.16632692751082" calcext:value-type="float">
            <text:p>4.16632692751082</text:p>
          </table:table-cell>
          <table:table-cell office:value-type="float" office:value="25.6410256410256" calcext:value-type="float">
            <text:p>25.6410256410256</text:p>
          </table:table-cell>
          <table:table-cell office:value-type="float" office:value="70.8275577676839" calcext:value-type="float">
            <text:p>70.827557767683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aabdf1b4-089e-4e27-ae53-183ac1ffc413</text:p>
          </table:table-cell>
          <table:table-cell office:value-type="float" office:value="8.82743120059564" calcext:value-type="float">
            <text:p>8.82743120059564</text:p>
          </table:table-cell>
          <table:table-cell office:value-type="float" office:value="13.6663336663337" calcext:value-type="float">
            <text:p>13.66633366633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float" office:value="-0.252966731442646" calcext:value-type="float">
            <text:p>-0.252966731442646</text:p>
          </table:table-cell>
          <table:table-cell office:value-type="float" office:value="0.129864440319555" calcext:value-type="float">
            <text:p>0.129864440319555</text:p>
          </table:table-cell>
          <table:table-cell office:value-type="float" office:value="0.198601628034782" calcext:value-type="float">
            <text:p>0.198601628034782</text:p>
          </table:table-cell>
          <table:table-cell office:value-type="float" office:value="0.11041579758005" calcext:value-type="float">
            <text:p>0.11041579758005</text:p>
          </table:table-cell>
          <table:table-cell office:value-type="float" office:value="0.0728391211034883" calcext:value-type="float">
            <text:p>0.072839121103488</text:p>
          </table:table-cell>
          <table:table-cell office:value-type="float" office:value="114.756605607743" calcext:value-type="float">
            <text:p>114.756605607743</text:p>
          </table:table-cell>
          <table:table-cell office:value-type="float" office:value="18.961038961039" calcext:value-type="float">
            <text:p>18.961038961039</text:p>
          </table:table-cell>
          <table:table-cell office:value-type="string" calcext:value-type="string">
            <text:p>aabdf1b4-089e-4e27-ae53-183ac1ffc413</text:p>
          </table:table-cell>
          <table:table-cell office:value-type="float" office:value="0.0957746892824193" calcext:value-type="float">
            <text:p>0.095774689282419</text:p>
          </table:table-cell>
          <table:table-cell office:value-type="float" office:value="0.0484716085888758" calcext:value-type="float">
            <text:p>0.04847160858887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.6410256410256" calcext:value-type="float">
            <text:p>50.6410256410256</text:p>
          </table:table-cell>
          <table:table-cell office:value-type="float" office:value="32.6273726273726" calcext:value-type="float">
            <text:p>32.6273726273726</text:p>
          </table:table-cell>
          <table:table-cell office:value-type="float" office:value="4.24848881854189" calcext:value-type="float">
            <text:p>4.24848881854189</text:p>
          </table:table-cell>
          <table:table-cell office:value-type="float" office:value="26.2820512820513" calcext:value-type="float">
            <text:p>26.2820512820513</text:p>
          </table:table-cell>
          <table:table-cell office:value-type="float" office:value="67.9758210966702" calcext:value-type="float">
            <text:p>67.9758210966702</text:p>
          </table:table-cell>
          <table:table-cell office:value-type="float" office:value="24.3589743589744" calcext:value-type="float">
            <text:p>24.3589743589744</text:p>
          </table:table-cell>
          <table:table-cell/>
        </table:table-row>
        <table:table-row table:style-name="ro1" table:visibility="filter">
          <table:table-cell office:value-type="string" calcext:value-type="string">
            <text:p>4789be9e-a4e4-4598-885f-9dc035865efe</text:p>
          </table:table-cell>
          <table:table-cell office:value-type="float" office:value="18.1892753941104" calcext:value-type="float">
            <text:p>18.1892753941104</text:p>
          </table:table-cell>
          <table:table-cell office:value-type="float" office:value="20.6993006993007" calcext:value-type="float">
            <text:p>20.699300699300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alse</text:p>
          </table:table-cell>
          <table:table-cell office:value-type="float" office:value="-0.339773696774484" calcext:value-type="float">
            <text:p>-0.339773696774484</text:p>
          </table:table-cell>
          <table:table-cell office:value-type="float" office:value="-0.0518822271215674" calcext:value-type="float">
            <text:p>-0.051882227121567</text:p>
          </table:table-cell>
          <table:table-cell office:value-type="float" office:value="-0.0887485845395874" calcext:value-type="float">
            <text:p>-0.088748584539588</text:p>
          </table:table-cell>
          <table:table-cell office:value-type="float" office:value="0.126622548790443" calcext:value-type="float">
            <text:p>0.126622548790443</text:p>
          </table:table-cell>
          <table:table-cell office:value-type="float" office:value="0.0670679471745294" calcext:value-type="float">
            <text:p>0.06706794717453</text:p>
          </table:table-cell>
          <table:table-cell office:value-type="float" office:value="291.028406305767" calcext:value-type="float">
            <text:p>291.028406305767</text:p>
          </table:table-cell>
          <table:table-cell office:value-type="float" office:value="27.5324675324675" calcext:value-type="float">
            <text:p>27.5324675324675</text:p>
          </table:table-cell>
          <table:table-cell office:value-type="string" calcext:value-type="string">
            <text:p>4789be9e-a4e4-4598-885f-9dc035865efe</text:p>
          </table:table-cell>
          <table:table-cell office:value-type="float" office:value="0.382868825985299" calcext:value-type="float">
            <text:p>0.382868825985299</text:p>
          </table:table-cell>
          <table:table-cell office:value-type="float" office:value="0.383226123701729" calcext:value-type="float">
            <text:p>0.38322612370172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.6794871794872" calcext:value-type="float">
            <text:p>49.6794871794872</text:p>
          </table:table-cell>
          <table:table-cell office:value-type="float" office:value="48.2317682317682" calcext:value-type="float">
            <text:p>48.2317682317682</text:p>
          </table:table-cell>
          <table:table-cell office:value-type="float" office:value="4.00929120482947" calcext:value-type="float">
            <text:p>4.00929120482947</text:p>
          </table:table-cell>
          <table:table-cell office:value-type="float" office:value="25" calcext:value-type="float">
            <text:p>25</text:p>
          </table:table-cell>
          <table:table-cell office:value-type="float" office:value="68.1579504821011" calcext:value-type="float">
            <text:p>68.1579504821011</text:p>
          </table:table-cell>
          <table:table-cell office:value-type="float" office:value="24.6794871794872" calcext:value-type="float">
            <text:p>24.6794871794872</text:p>
          </table:table-cell>
          <table:table-cell/>
        </table:table-row>
        <table:table-row table:style-name="ro1" table:visibility="filter">
          <table:table-cell office:value-type="string" calcext:value-type="string">
            <text:p>7b2eea13-a423-4256-81cf-a17b044cab59</text:p>
          </table:table-cell>
          <table:table-cell office:value-type="float" office:value="3.78056986119056" calcext:value-type="float">
            <text:p>3.78056986119056</text:p>
          </table:table-cell>
          <table:table-cell office:value-type="float" office:value="10.7492507492508" calcext:value-type="float">
            <text:p>10.749250749250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alse</text:p>
          </table:table-cell>
          <table:table-cell office:value-type="float" office:value="0.127545559241689" calcext:value-type="float">
            <text:p>0.127545559241689</text:p>
          </table:table-cell>
          <table:table-cell office:value-type="float" office:value="0.0864797468002437" calcext:value-type="float">
            <text:p>0.086479746800244</text:p>
          </table:table-cell>
          <table:table-cell office:value-type="float" office:value="0.206680894122007" calcext:value-type="float">
            <text:p>0.206680894122007</text:p>
          </table:table-cell>
          <table:table-cell office:value-type="float" office:value="0.146610400501603" calcext:value-type="float">
            <text:p>0.146610400501603</text:p>
          </table:table-cell>
          <table:table-cell office:value-type="float" office:value="0.000148247436834191" calcext:value-type="float">
            <text:p>0.000148247436834</text:p>
          </table:table-cell>
          <table:table-cell office:value-type="float" office:value="166.345073892384" calcext:value-type="float">
            <text:p>166.345073892384</text:p>
          </table:table-cell>
          <table:table-cell office:value-type="float" office:value="21.0789210789211" calcext:value-type="float">
            <text:p>21.0789210789211</text:p>
          </table:table-cell>
          <table:table-cell office:value-type="string" calcext:value-type="string">
            <text:p>7b2eea13-a423-4256-81cf-a17b044cab59</text:p>
          </table:table-cell>
          <table:table-cell office:value-type="float" office:value="0.283229914651631" calcext:value-type="float">
            <text:p>0.283229914651631</text:p>
          </table:table-cell>
          <table:table-cell office:value-type="float" office:value="0.414085722495837" calcext:value-type="float">
            <text:p>0.41408572249583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.6794871794872" calcext:value-type="float">
            <text:p>49.6794871794872</text:p>
          </table:table-cell>
          <table:table-cell office:value-type="float" office:value="31.8281718281718" calcext:value-type="float">
            <text:p>31.8281718281718</text:p>
          </table:table-cell>
          <table:table-cell office:value-type="float" office:value="2.56827572818258" calcext:value-type="float">
            <text:p>2.56827572818258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115.572407768216" calcext:value-type="float">
            <text:p>115.572407768216</text:p>
          </table:table-cell>
          <table:table-cell office:value-type="float" office:value="30.4487179487179" calcext:value-type="float">
            <text:p>30.4487179487179</text:p>
          </table:table-cell>
          <table:table-cell/>
        </table:table-row>
        <table:table-row table:style-name="ro1" table:visibility="filter">
          <table:table-cell office:value-type="string" calcext:value-type="string">
            <text:p>9188f61e-40e9-473e-873d-2b9f68781d00</text:p>
          </table:table-cell>
          <table:table-cell office:value-type="float" office:value="22.4016344931396" calcext:value-type="float">
            <text:p>22.4016344931396</text:p>
          </table:table-cell>
          <table:table-cell office:value-type="float" office:value="24.8351648351648" calcext:value-type="float">
            <text:p>24.835164835164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alse</text:p>
          </table:table-cell>
          <table:table-cell office:value-type="float" office:value="-0.461219598218162" calcext:value-type="float">
            <text:p>-0.461219598218162</text:p>
          </table:table-cell>
          <table:table-cell office:value-type="float" office:value="-0.161724266806939" calcext:value-type="float">
            <text:p>-0.161724266806939</text:p>
          </table:table-cell>
          <table:table-cell office:value-type="float" office:value="-0.0604149127671524" calcext:value-type="float">
            <text:p>-0.060414912767153</text:p>
          </table:table-cell>
          <table:table-cell office:value-type="float" office:value="0.111948011969" calcext:value-type="float">
            <text:p>0.111948011969</text:p>
          </table:table-cell>
          <table:table-cell office:value-type="float" office:value="0.0876120055575885" calcext:value-type="float">
            <text:p>0.087612005557589</text:p>
          </table:table-cell>
          <table:table-cell office:value-type="float" office:value="246.417979424536" calcext:value-type="float">
            <text:p>246.417979424536</text:p>
          </table:table-cell>
          <table:table-cell office:value-type="float" office:value="23.9160839160839" calcext:value-type="float">
            <text:p>23.9160839160839</text:p>
          </table:table-cell>
          <table:table-cell office:value-type="string" calcext:value-type="string">
            <text:p>9188f61e-40e9-473e-873d-2b9f68781d00</text:p>
          </table:table-cell>
          <table:table-cell office:value-type="float" office:value="0.279643225472153" calcext:value-type="float">
            <text:p>0.279643225472153</text:p>
          </table:table-cell>
          <table:table-cell office:value-type="float" office:value="0.26931014939304" calcext:value-type="float">
            <text:p>0.2693101493930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.7179487179487" calcext:value-type="float">
            <text:p>48.7179487179487</text:p>
          </table:table-cell>
          <table:table-cell office:value-type="float" office:value="48.7512487512488" calcext:value-type="float">
            <text:p>48.7512487512488</text:p>
          </table:table-cell>
          <table:table-cell office:value-type="float" office:value="4.69361642155882" calcext:value-type="float">
            <text:p>4.69361642155882</text:p>
          </table:table-cell>
          <table:table-cell office:value-type="float" office:value="28.2051282051282" calcext:value-type="float">
            <text:p>28.2051282051282</text:p>
          </table:table-cell>
          <table:table-cell office:value-type="float" office:value="51.6297806371471" calcext:value-type="float">
            <text:p>51.6297806371471</text:p>
          </table:table-cell>
          <table:table-cell office:value-type="float" office:value="20.5128205128205" calcext:value-type="float">
            <text:p>20.5128205128205</text:p>
          </table:table-cell>
          <table:table-cell/>
        </table:table-row>
        <table:table-row table:style-name="ro1" table:visibility="filter">
          <table:table-cell office:value-type="string" calcext:value-type="string">
            <text:p>ffc67be2-80d5-4d05-8a58-dd0a3d9b69d1</text:p>
          </table:table-cell>
          <table:table-cell office:value-type="float" office:value="14.5257362547307" calcext:value-type="float">
            <text:p>14.5257362547307</text:p>
          </table:table-cell>
          <table:table-cell office:value-type="float" office:value="16.8231768231768" calcext:value-type="float">
            <text:p>16.823176823176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lse</text:p>
          </table:table-cell>
          <table:table-cell office:value-type="float" office:value="0.0119634617037207" calcext:value-type="float">
            <text:p>0.011963461703721</text:p>
          </table:table-cell>
          <table:table-cell office:value-type="float" office:value="-0.078916313391143" calcext:value-type="float">
            <text:p>-0.078916313391143</text:p>
          </table:table-cell>
          <table:table-cell office:value-type="float" office:value="-0.0658715793360711" calcext:value-type="float">
            <text:p>-0.065871579336071</text:p>
          </table:table-cell>
          <table:table-cell office:value-type="float" office:value="0.137674727069371" calcext:value-type="float">
            <text:p>0.137674727069371</text:p>
          </table:table-cell>
          <table:table-cell office:value-type="float" office:value="0.00119591880995454" calcext:value-type="float">
            <text:p>0.001195918809955</text:p>
          </table:table-cell>
          <table:table-cell office:value-type="float" office:value="610.080922698688" calcext:value-type="float">
            <text:p>610.080922698688</text:p>
          </table:table-cell>
          <table:table-cell office:value-type="float" office:value="45.2147852147852" calcext:value-type="float">
            <text:p>45.2147852147852</text:p>
          </table:table-cell>
          <table:table-cell office:value-type="string" calcext:value-type="string">
            <text:p>ffc67be2-80d5-4d05-8a58-dd0a3d9b69d1</text:p>
          </table:table-cell>
          <table:table-cell office:value-type="float" office:value="0.1763158535123" calcext:value-type="float">
            <text:p>0.1763158535123</text:p>
          </table:table-cell>
          <table:table-cell office:value-type="float" office:value="0.487345939260927" calcext:value-type="float">
            <text:p>0.48734593926092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62.037962037962" calcext:value-type="float">
            <text:p>62.037962037962</text:p>
          </table:table-cell>
          <table:table-cell office:value-type="float" office:value="2.34559629455571" calcext:value-type="float">
            <text:p>2.34559629455571</text:p>
          </table:table-cell>
          <table:table-cell office:value-type="float" office:value="17.3076923076923" calcext:value-type="float">
            <text:p>17.3076923076923</text:p>
          </table:table-cell>
          <table:table-cell office:value-type="float" office:value="100.860640665895" calcext:value-type="float">
            <text:p>100.860640665895</text:p>
          </table:table-cell>
          <table:table-cell office:value-type="float" office:value="28.525641025641" calcext:value-type="float">
            <text:p>28.525641025641</text:p>
          </table:table-cell>
          <table:table-cell/>
        </table:table-row>
        <table:table-row table:style-name="ro1" table:visibility="filter">
          <table:table-cell office:value-type="string" calcext:value-type="string">
            <text:p>7fbf1d58-c744-403e-8f9e-a9b5481dbf26</text:p>
          </table:table-cell>
          <table:table-cell office:value-type="float" office:value="4.81397822406312" calcext:value-type="float">
            <text:p>4.81397822406312</text:p>
          </table:table-cell>
          <table:table-cell office:value-type="float" office:value="11.1688311688312" calcext:value-type="float">
            <text:p>11.16883116883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0234798969898385" calcext:value-type="float">
            <text:p>0.023479896989839</text:p>
          </table:table-cell>
          <table:table-cell office:value-type="float" office:value="-0.0670801835913083" calcext:value-type="float">
            <text:p>-0.067080183591308</text:p>
          </table:table-cell>
          <table:table-cell office:value-type="float" office:value="0.0340678677548018" calcext:value-type="float">
            <text:p>0.034067867754802</text:p>
          </table:table-cell>
          <table:table-cell office:value-type="float" office:value="0.145318690085299" calcext:value-type="float">
            <text:p>0.145318690085299</text:p>
          </table:table-cell>
          <table:table-cell office:value-type="float" office:value="0.000254184426851545" calcext:value-type="float">
            <text:p>0.000254184426852</text:p>
          </table:table-cell>
          <table:table-cell office:value-type="float" office:value="211.815041858777" calcext:value-type="float">
            <text:p>211.815041858777</text:p>
          </table:table-cell>
          <table:table-cell office:value-type="float" office:value="22.2777222777223" calcext:value-type="float">
            <text:p>22.2777222777223</text:p>
          </table:table-cell>
          <table:table-cell office:value-type="string" calcext:value-type="string">
            <text:p>7fbf1d58-c744-403e-8f9e-a9b5481dbf26</text:p>
          </table:table-cell>
          <table:table-cell office:value-type="float" office:value="0.308028420797843" calcext:value-type="float">
            <text:p>0.308028420797843</text:p>
          </table:table-cell>
          <table:table-cell office:value-type="float" office:value="0.463702567153606" calcext:value-type="float">
            <text:p>0.46370256715360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33.4465534465534" calcext:value-type="float">
            <text:p>33.4465534465534</text:p>
          </table:table-cell>
          <table:table-cell office:value-type="float" office:value="2.30334005957611" calcext:value-type="float">
            <text:p>2.30334005957611</text:p>
          </table:table-cell>
          <table:table-cell office:value-type="float" office:value="16.9871794871795" calcext:value-type="float">
            <text:p>16.9871794871795</text:p>
          </table:table-cell>
          <table:table-cell office:value-type="float" office:value="103.650302680925" calcext:value-type="float">
            <text:p>103.650302680925</text:p>
          </table:table-cell>
          <table:table-cell office:value-type="float" office:value="28.8461538461538" calcext:value-type="float">
            <text:p>28.8461538461538</text:p>
          </table:table-cell>
          <table:table-cell/>
        </table:table-row>
        <table:table-row table:style-name="ro1" table:visibility="filter">
          <table:table-cell office:value-type="string" calcext:value-type="string">
            <text:p>3b9d45f5-d703-40e8-aceb-377d8cb19057</text:p>
          </table:table-cell>
          <table:table-cell office:value-type="float" office:value="27.4901381393038" calcext:value-type="float">
            <text:p>27.4901381393038</text:p>
          </table:table-cell>
          <table:table-cell office:value-type="float" office:value="30.2297702297702" calcext:value-type="float">
            <text:p>30.229770229770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-0.0170014348270173" calcext:value-type="float">
            <text:p>-0.017001434827017</text:p>
          </table:table-cell>
          <table:table-cell office:value-type="float" office:value="0.133140138333684" calcext:value-type="float">
            <text:p>0.133140138333684</text:p>
          </table:table-cell>
          <table:table-cell office:value-type="float" office:value="-0.0294657408399245" calcext:value-type="float">
            <text:p>-0.029465740839925</text:p>
          </table:table-cell>
          <table:table-cell office:value-type="float" office:value="0.127881429326725" calcext:value-type="float">
            <text:p>0.127881429326725</text:p>
          </table:table-cell>
          <table:table-cell office:value-type="float" office:value="0.0598354908444503" calcext:value-type="float">
            <text:p>0.05983549084445</text:p>
          </table:table-cell>
          <table:table-cell office:value-type="float" office:value="549.802762786077" calcext:value-type="float">
            <text:p>549.8027627860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b9d45f5-d703-40e8-aceb-377d8cb19057</text:p>
          </table:table-cell>
          <table:table-cell office:value-type="float" office:value="0.333670359165167" calcext:value-type="float">
            <text:p>0.333670359165167</text:p>
          </table:table-cell>
          <table:table-cell office:value-type="float" office:value="0.336398470406465" calcext:value-type="float">
            <text:p>0.33639847040646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.8717948717949" calcext:value-type="float">
            <text:p>44.8717948717949</text:p>
          </table:table-cell>
          <table:table-cell office:value-type="float" office:value="70.2297702297702" calcext:value-type="float">
            <text:p>70.2297702297702</text:p>
          </table:table-cell>
          <table:table-cell office:value-type="float" office:value="3.23668017164291" calcext:value-type="float">
            <text:p>3.23668017164291</text:p>
          </table:table-cell>
          <table:table-cell office:value-type="float" office:value="22.4358974358974" calcext:value-type="float">
            <text:p>22.4358974358974</text:p>
          </table:table-cell>
          <table:table-cell office:value-type="float" office:value="58.2602430895724" calcext:value-type="float">
            <text:p>58.2602430895724</text:p>
          </table:table-cell>
          <table:table-cell office:value-type="float" office:value="22.4358974358974" calcext:value-type="float">
            <text:p>22.4358974358974</text:p>
          </table:table-cell>
          <table:table-cell/>
        </table:table-row>
        <table:table-row table:style-name="ro1" table:visibility="filter">
          <table:table-cell office:value-type="string" calcext:value-type="string">
            <text:p>c2812820-44b6-460f-95c5-6d569f8b7ad1</text:p>
          </table:table-cell>
          <table:table-cell office:value-type="float" office:value="59.4121469973561" calcext:value-type="float">
            <text:p>59.4121469973561</text:p>
          </table:table-cell>
          <table:table-cell office:value-type="float" office:value="71.0489510489511" calcext:value-type="float">
            <text:p>71.04895104895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491610900532948" calcext:value-type="float">
            <text:p>-0.491610900532948</text:p>
          </table:table-cell>
          <table:table-cell office:value-type="float" office:value="0.209273209777045" calcext:value-type="float">
            <text:p>0.209273209777045</text:p>
          </table:table-cell>
          <table:table-cell office:value-type="float" office:value="-0.15766686352763" calcext:value-type="float">
            <text:p>-0.15766686352763</text:p>
          </table:table-cell>
          <table:table-cell office:value-type="float" office:value="0.132876029566062" calcext:value-type="float">
            <text:p>0.132876029566062</text:p>
          </table:table-cell>
          <table:table-cell office:value-type="float" office:value="0.0817587798288935" calcext:value-type="float">
            <text:p>0.081758779828894</text:p>
          </table:table-cell>
          <table:table-cell office:value-type="float" office:value="831.770057962986" calcext:value-type="float">
            <text:p>831.770057962986</text:p>
          </table:table-cell>
          <table:table-cell office:value-type="float" office:value="73.6663336663337" calcext:value-type="float">
            <text:p>73.6663336663337</text:p>
          </table:table-cell>
          <table:table-cell office:value-type="string" calcext:value-type="string">
            <text:p>c2812820-44b6-460f-95c5-6d569f8b7ad1</text:p>
          </table:table-cell>
          <table:table-cell office:value-type="float" office:value="0.3509711906315" calcext:value-type="float">
            <text:p>0.3509711906315</text:p>
          </table:table-cell>
          <table:table-cell office:value-type="float" office:value="0.324752614320301" calcext:value-type="float">
            <text:p>0.32475261432030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.9102564102564" calcext:value-type="float">
            <text:p>43.9102564102564</text:p>
          </table:table-cell>
          <table:table-cell office:value-type="float" office:value="144.715284715285" calcext:value-type="float">
            <text:p>144.715284715285</text:p>
          </table:table-cell>
          <table:table-cell office:value-type="float" office:value="3.25506271650933" calcext:value-type="float">
            <text:p>3.25506271650933</text:p>
          </table:table-cell>
          <table:table-cell office:value-type="float" office:value="22.7564102564103" calcext:value-type="float">
            <text:p>22.7564102564103</text:p>
          </table:table-cell>
          <table:table-cell office:value-type="float" office:value="52.0810034641493" calcext:value-type="float">
            <text:p>52.0810034641493</text:p>
          </table:table-cell>
          <table:table-cell office:value-type="float" office:value="21.1538461538462" calcext:value-type="float">
            <text:p>21.1538461538462</text:p>
          </table:table-cell>
          <table:table-cell/>
        </table:table-row>
        <table:table-row table:style-name="ro1" table:visibility="filter">
          <table:table-cell office:value-type="string" calcext:value-type="string">
            <text:p>574a718b-032d-48c8-9483-97cad854924f</text:p>
          </table:table-cell>
          <table:table-cell office:value-type="float" office:value="3.65123294222827" calcext:value-type="float">
            <text:p>3.65123294222827</text:p>
          </table:table-cell>
          <table:table-cell office:value-type="float" office:value="10.6693306693307" calcext:value-type="float">
            <text:p>10.66933066933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00402542121134662" calcext:value-type="float">
            <text:p>-0.004025421211347</text:p>
          </table:table-cell>
          <table:table-cell office:value-type="float" office:value="0.0813175307678366" calcext:value-type="float">
            <text:p>0.081317530767837</text:p>
          </table:table-cell>
          <table:table-cell office:value-type="float" office:value="0.147231447000875" calcext:value-type="float">
            <text:p>0.147231447000875</text:p>
          </table:table-cell>
          <table:table-cell office:value-type="float" office:value="0.146660901516679" calcext:value-type="float">
            <text:p>0.146660901516679</text:p>
          </table:table-cell>
          <table:table-cell office:value-type="float" office:value="0.00466487436840154" calcext:value-type="float">
            <text:p>0.004664874368402</text:p>
          </table:table-cell>
          <table:table-cell office:value-type="float" office:value="157.003016515816" calcext:value-type="float">
            <text:p>157.003016515816</text:p>
          </table:table-cell>
          <table:table-cell office:value-type="float" office:value="20.8791208791209" calcext:value-type="float">
            <text:p>20.8791208791209</text:p>
          </table:table-cell>
          <table:table-cell office:value-type="string" calcext:value-type="string">
            <text:p>574a718b-032d-48c8-9483-97cad854924f</text:p>
          </table:table-cell>
          <table:table-cell office:value-type="float" office:value="0.285701561625885" calcext:value-type="float">
            <text:p>0.285701561625885</text:p>
          </table:table-cell>
          <table:table-cell office:value-type="float" office:value="0.458583687003434" calcext:value-type="float">
            <text:p>0.45858368700343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.948717948718" calcext:value-type="float">
            <text:p>42.948717948718</text:p>
          </table:table-cell>
          <table:table-cell office:value-type="float" office:value="31.5484515484515" calcext:value-type="float">
            <text:p>31.5484515484515</text:p>
          </table:table-cell>
          <table:table-cell office:value-type="float" office:value="2.07105373944568" calcext:value-type="float">
            <text:p>2.07105373944568</text:p>
          </table:table-cell>
          <table:table-cell office:value-type="float" office:value="16.025641025641" calcext:value-type="float">
            <text:p>16.025641025641</text:p>
          </table:table-cell>
          <table:table-cell office:value-type="float" office:value="91.1263645356099" calcext:value-type="float">
            <text:p>91.1263645356099</text:p>
          </table:table-cell>
          <table:table-cell office:value-type="float" office:value="26.9230769230769" calcext:value-type="float">
            <text:p>26.9230769230769</text:p>
          </table:table-cell>
          <table:table-cell/>
        </table:table-row>
        <table:table-row table:style-name="ro1" table:visibility="filter">
          <table:table-cell office:value-type="string" calcext:value-type="string">
            <text:p>57854e13-4fe9-40c4-99e1-a132b7298a8b</text:p>
          </table:table-cell>
          <table:table-cell office:value-type="float" office:value="53.4679312923325" calcext:value-type="float">
            <text:p>53.4679312923325</text:p>
          </table:table-cell>
          <table:table-cell office:value-type="float" office:value="65.1148851148851" calcext:value-type="float">
            <text:p>65.114885114885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alse</text:p>
          </table:table-cell>
          <table:table-cell office:value-type="float" office:value="0.420062562683362" calcext:value-type="float">
            <text:p>0.420062562683362</text:p>
          </table:table-cell>
          <table:table-cell office:value-type="float" office:value="0.118728724932745" calcext:value-type="float">
            <text:p>0.118728724932745</text:p>
          </table:table-cell>
          <table:table-cell office:value-type="float" office:value="-0.0969939870083637" calcext:value-type="float">
            <text:p>-0.096993987008364</text:p>
          </table:table-cell>
          <table:table-cell office:value-type="float" office:value="0.130191507344016" calcext:value-type="float">
            <text:p>0.130191507344016</text:p>
          </table:table-cell>
          <table:table-cell office:value-type="float" office:value="0.0817811916017319" calcext:value-type="float">
            <text:p>0.081781191601732</text:p>
          </table:table-cell>
          <table:table-cell office:value-type="float" office:value="748.551038092655" calcext:value-type="float">
            <text:p>748.551038092655</text:p>
          </table:table-cell>
          <table:table-cell office:value-type="float" office:value="61.6783216783217" calcext:value-type="float">
            <text:p>61.6783216783217</text:p>
          </table:table-cell>
          <table:table-cell office:value-type="string" calcext:value-type="string">
            <text:p>57854e13-4fe9-40c4-99e1-a132b7298a8b</text:p>
          </table:table-cell>
          <table:table-cell office:value-type="float" office:value="0.204513739729047" calcext:value-type="float">
            <text:p>0.204513739729047</text:p>
          </table:table-cell>
          <table:table-cell office:value-type="float" office:value="0.302962421931009" calcext:value-type="float">
            <text:p>0.30296242193100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126.793206793207" calcext:value-type="float">
            <text:p>126.793206793207</text:p>
          </table:table-cell>
          <table:table-cell office:value-type="float" office:value="3.08379015385524" calcext:value-type="float">
            <text:p>3.08379015385524</text:p>
          </table:table-cell>
          <table:table-cell office:value-type="float" office:value="22.1153846153846" calcext:value-type="float">
            <text:p>22.1153846153846</text:p>
          </table:table-cell>
          <table:table-cell office:value-type="float" office:value="46.2568523078286" calcext:value-type="float">
            <text:p>46.2568523078286</text:p>
          </table:table-cell>
          <table:table-cell office:value-type="float" office:value="19.5512820512821" calcext:value-type="float">
            <text:p>19.5512820512821</text:p>
          </table:table-cell>
          <table:table-cell/>
        </table:table-row>
        <table:table-row table:style-name="ro1" table:visibility="filter">
          <table:table-cell office:value-type="string" calcext:value-type="string">
            <text:p>3c9601d0-7dc7-4631-8ebd-5ac106f613d3</text:p>
          </table:table-cell>
          <table:table-cell office:value-type="float" office:value="5.04476659810931" calcext:value-type="float">
            <text:p>5.04476659810931</text:p>
          </table:table-cell>
          <table:table-cell office:value-type="float" office:value="11.4085914085914" calcext:value-type="float">
            <text:p>11.40859140859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lse</text:p>
          </table:table-cell>
          <table:table-cell office:value-type="float" office:value="-0.279580605711242" calcext:value-type="float">
            <text:p>-0.279580605711242</text:p>
          </table:table-cell>
          <table:table-cell office:value-type="float" office:value="-0.170965236360704" calcext:value-type="float">
            <text:p>-0.170965236360704</text:p>
          </table:table-cell>
          <table:table-cell office:value-type="float" office:value="0.0919914764630193" calcext:value-type="float">
            <text:p>0.091991476463019</text:p>
          </table:table-cell>
          <table:table-cell office:value-type="float" office:value="0.107869476637718" calcext:value-type="float">
            <text:p>0.107869476637718</text:p>
          </table:table-cell>
          <table:table-cell office:value-type="float" office:value="0.070133805258701" calcext:value-type="float">
            <text:p>0.070133805258701</text:p>
          </table:table-cell>
          <table:table-cell office:value-type="float" office:value="65.581965775421" calcext:value-type="float">
            <text:p>65.581965775421</text:p>
          </table:table-cell>
          <table:table-cell office:value-type="float" office:value="15.1448551448551" calcext:value-type="float">
            <text:p>15.1448551448551</text:p>
          </table:table-cell>
          <table:table-cell office:value-type="string" calcext:value-type="string">
            <text:p>3c9601d0-7dc7-4631-8ebd-5ac106f613d3</text:p>
          </table:table-cell>
          <table:table-cell office:value-type="float" office:value="0.118104388615504" calcext:value-type="float">
            <text:p>0.118104388615504</text:p>
          </table:table-cell>
          <table:table-cell office:value-type="float" office:value="0.0551785817941062" calcext:value-type="float">
            <text:p>0.05517858179410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.3461538461539" calcext:value-type="float">
            <text:p>41.3461538461539</text:p>
          </table:table-cell>
          <table:table-cell office:value-type="float" office:value="26.5534465534466" calcext:value-type="float">
            <text:p>26.5534465534466</text:p>
          </table:table-cell>
          <table:table-cell office:value-type="float" office:value="2.94929397750031" calcext:value-type="float">
            <text:p>2.94929397750031</text:p>
          </table:table-cell>
          <table:table-cell office:value-type="float" office:value="21.474358974359" calcext:value-type="float">
            <text:p>21.474358974359</text:p>
          </table:table-cell>
          <table:table-cell office:value-type="float" office:value="47.1887036400049" calcext:value-type="float">
            <text:p>47.1887036400049</text:p>
          </table:table-cell>
          <table:table-cell office:value-type="float" office:value="19.8717948717949" calcext:value-type="float">
            <text:p>19.8717948717949</text:p>
          </table:table-cell>
          <table:table-cell/>
        </table:table-row>
        <table:table-row table:style-name="ro1" table:visibility="filter">
          <table:table-cell office:value-type="string" calcext:value-type="string">
            <text:p>7740c4c0-3310-4805-9570-c14bdc0bf6ba</text:p>
          </table:table-cell>
          <table:table-cell office:value-type="float" office:value="34.9555476576311" calcext:value-type="float">
            <text:p>34.9555476576311</text:p>
          </table:table-cell>
          <table:table-cell office:value-type="float" office:value="36.4635364635365" calcext:value-type="float">
            <text:p>36.463536463536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alse</text:p>
          </table:table-cell>
          <table:table-cell office:value-type="float" office:value="0.184676983813386" calcext:value-type="float">
            <text:p>0.184676983813386</text:p>
          </table:table-cell>
          <table:table-cell office:value-type="float" office:value="0.0363695842289658" calcext:value-type="float">
            <text:p>0.036369584228966</text:p>
          </table:table-cell>
          <table:table-cell office:value-type="float" office:value="0.172793922813839" calcext:value-type="float">
            <text:p>0.172793922813839</text:p>
          </table:table-cell>
          <table:table-cell office:value-type="float" office:value="0.123372437953571" calcext:value-type="float">
            <text:p>0.123372437953571</text:p>
          </table:table-cell>
          <table:table-cell office:value-type="float" office:value="0.0597296059179774" calcext:value-type="float">
            <text:p>0.059729605917978</text:p>
          </table:table-cell>
          <table:table-cell office:value-type="float" office:value="664.155405494992" calcext:value-type="float">
            <text:p>664.155405494992</text:p>
          </table:table-cell>
          <table:table-cell office:value-type="float" office:value="51.1488511488512" calcext:value-type="float">
            <text:p>51.1488511488512</text:p>
          </table:table-cell>
          <table:table-cell office:value-type="string" calcext:value-type="string">
            <text:p>7740c4c0-3310-4805-9570-c14bdc0bf6ba</text:p>
          </table:table-cell>
          <table:table-cell office:value-type="float" office:value="0.244304866098436" calcext:value-type="float">
            <text:p>0.244304866098436</text:p>
          </table:table-cell>
          <table:table-cell office:value-type="float" office:value="0.331159449586216" calcext:value-type="float">
            <text:p>0.33115944958621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87.6123876123876" calcext:value-type="float">
            <text:p>87.6123876123876</text:p>
          </table:table-cell>
          <table:table-cell office:value-type="float" office:value="2.87654170739474" calcext:value-type="float">
            <text:p>2.87654170739474</text:p>
          </table:table-cell>
          <table:table-cell office:value-type="float" office:value="20.1923076923077" calcext:value-type="float">
            <text:p>20.1923076923077</text:p>
          </table:table-cell>
          <table:table-cell office:value-type="float" office:value="51.7777507331054" calcext:value-type="float">
            <text:p>51.7777507331054</text:p>
          </table:table-cell>
          <table:table-cell office:value-type="float" office:value="20.8333333333333" calcext:value-type="float">
            <text:p>20.8333333333333</text:p>
          </table:table-cell>
          <table:table-cell/>
        </table:table-row>
        <table:table-row table:style-name="ro1" table:visibility="filter">
          <table:table-cell office:value-type="string" calcext:value-type="string">
            <text:p>0e3da24f-3b18-408e-a74a-8cd5a82beacb</text:p>
          </table:table-cell>
          <table:table-cell office:value-type="float" office:value="22.263679934446" calcext:value-type="float">
            <text:p>22.263679934446</text:p>
          </table:table-cell>
          <table:table-cell office:value-type="float" office:value="24.7752247752248" calcext:value-type="float">
            <text:p>24.775224775224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alse</text:p>
          </table:table-cell>
          <table:table-cell office:value-type="float" office:value="-0.496182217821197" calcext:value-type="float">
            <text:p>-0.496182217821197</text:p>
          </table:table-cell>
          <table:table-cell office:value-type="float" office:value="-0.121773224053417" calcext:value-type="float">
            <text:p>-0.121773224053417</text:p>
          </table:table-cell>
          <table:table-cell office:value-type="float" office:value="-0.115850470198478" calcext:value-type="float">
            <text:p>-0.115850470198478</text:p>
          </table:table-cell>
          <table:table-cell office:value-type="float" office:value="0.103215828436592" calcext:value-type="float">
            <text:p>0.103215828436592</text:p>
          </table:table-cell>
          <table:table-cell office:value-type="float" office:value="0.0829968716636017" calcext:value-type="float">
            <text:p>0.082996871663602</text:p>
          </table:table-cell>
          <table:table-cell office:value-type="float" office:value="244.900479278906" calcext:value-type="float">
            <text:p>244.900479278906</text:p>
          </table:table-cell>
          <table:table-cell office:value-type="float" office:value="23.7762237762238" calcext:value-type="float">
            <text:p>23.7762237762238</text:p>
          </table:table-cell>
          <table:table-cell office:value-type="string" calcext:value-type="string">
            <text:p>0e3da24f-3b18-408e-a74a-8cd5a82beacb</text:p>
          </table:table-cell>
          <table:table-cell office:value-type="float" office:value="0.270723606428919" calcext:value-type="float">
            <text:p>0.270723606428919</text:p>
          </table:table-cell>
          <table:table-cell office:value-type="float" office:value="0.292526890427017" calcext:value-type="float">
            <text:p>0.29252689042701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48.5514485514486" calcext:value-type="float">
            <text:p>48.5514485514486</text:p>
          </table:table-cell>
          <table:table-cell office:value-type="float" office:value="3.44386550266062" calcext:value-type="float">
            <text:p>3.44386550266062</text:p>
          </table:table-cell>
          <table:table-cell office:value-type="float" office:value="23.7179487179487" calcext:value-type="float">
            <text:p>23.7179487179487</text:p>
          </table:table-cell>
          <table:table-cell office:value-type="float" office:value="37.8825205292669" calcext:value-type="float">
            <text:p>37.8825205292669</text:p>
          </table:table-cell>
          <table:table-cell office:value-type="float" office:value="17.3076923076923" calcext:value-type="float">
            <text:p>17.3076923076923</text:p>
          </table:table-cell>
          <table:table-cell/>
        </table:table-row>
        <table:table-row table:style-name="ro1" table:visibility="filter">
          <table:table-cell office:value-type="string" calcext:value-type="string">
            <text:p>992358cd-c916-4ab3-9939-3f068624d508</text:p>
          </table:table-cell>
          <table:table-cell office:value-type="float" office:value="3.00202734908489" calcext:value-type="float">
            <text:p>3.00202734908489</text:p>
          </table:table-cell>
          <table:table-cell office:value-type="float" office:value="10.2697302697303" calcext:value-type="float">
            <text:p>10.26973026973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134942168794031" calcext:value-type="float">
            <text:p>0.134942168794031</text:p>
          </table:table-cell>
          <table:table-cell office:value-type="float" office:value="0.0354696093455021" calcext:value-type="float">
            <text:p>0.035469609345502</text:p>
          </table:table-cell>
          <table:table-cell office:value-type="float" office:value="0.297645985336495" calcext:value-type="float">
            <text:p>0.297645985336495</text:p>
          </table:table-cell>
          <table:table-cell office:value-type="float" office:value="0.14668028858147" calcext:value-type="float">
            <text:p>0.14668028858147</text:p>
          </table:table-cell>
          <table:table-cell office:value-type="float" office:value="0.000562634609536924" calcext:value-type="float">
            <text:p>0.000562634609537</text:p>
          </table:table-cell>
          <table:table-cell office:value-type="float" office:value="132.089203359735" calcext:value-type="float">
            <text:p>132.089203359735</text:p>
          </table:table-cell>
          <table:table-cell office:value-type="float" office:value="20.3196803196803" calcext:value-type="float">
            <text:p>20.3196803196803</text:p>
          </table:table-cell>
          <table:table-cell office:value-type="string" calcext:value-type="string">
            <text:p>992358cd-c916-4ab3-9939-3f068624d508</text:p>
          </table:table-cell>
          <table:table-cell office:value-type="float" office:value="0.335609574823215" calcext:value-type="float">
            <text:p>0.335609574823215</text:p>
          </table:table-cell>
          <table:table-cell office:value-type="float" office:value="0.456908029156386" calcext:value-type="float">
            <text:p>0.45690802915638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.3846153846154" calcext:value-type="float">
            <text:p>40.3846153846154</text:p>
          </table:table-cell>
          <table:table-cell office:value-type="float" office:value="30.5894105894106" calcext:value-type="float">
            <text:p>30.5894105894106</text:p>
          </table:table-cell>
          <table:table-cell office:value-type="float" office:value="1.92627195936861" calcext:value-type="float">
            <text:p>1.92627195936861</text:p>
          </table:table-cell>
          <table:table-cell office:value-type="float" office:value="14.4230769230769" calcext:value-type="float">
            <text:p>14.4230769230769</text:p>
          </table:table-cell>
          <table:table-cell office:value-type="float" office:value="86.6822381715874" calcext:value-type="float">
            <text:p>86.6822381715874</text:p>
          </table:table-cell>
          <table:table-cell office:value-type="float" office:value="25.9615384615385" calcext:value-type="float">
            <text:p>25.9615384615385</text:p>
          </table:table-cell>
          <table:table-cell/>
        </table:table-row>
        <table:table-row table:style-name="ro1" table:visibility="filter">
          <table:table-cell office:value-type="string" calcext:value-type="string">
            <text:p>6f83ae1d-aac8-4876-bde2-647613c2fc95</text:p>
          </table:table-cell>
          <table:table-cell office:value-type="float" office:value="73.1666661157849" calcext:value-type="float">
            <text:p>73.1666661157849</text:p>
          </table:table-cell>
          <table:table-cell office:value-type="float" office:value="84.2757242757243" calcext:value-type="float">
            <text:p>84.275724275724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alse</text:p>
          </table:table-cell>
          <table:table-cell office:value-type="float" office:value="0.0713311091424835" calcext:value-type="float">
            <text:p>0.071331109142484</text:p>
          </table:table-cell>
          <table:table-cell office:value-type="float" office:value="-0.142430086538764" calcext:value-type="float">
            <text:p>-0.142430086538764</text:p>
          </table:table-cell>
          <table:table-cell office:value-type="float" office:value="-0.058327481071751" calcext:value-type="float">
            <text:p>-0.058327481071751</text:p>
          </table:table-cell>
          <table:table-cell office:value-type="float" office:value="0.129471834607776" calcext:value-type="float">
            <text:p>0.129471834607776</text:p>
          </table:table-cell>
          <table:table-cell office:value-type="float" office:value="0.0889216349660823" calcext:value-type="float">
            <text:p>0.088921634966082</text:p>
          </table:table-cell>
          <table:table-cell office:value-type="float" office:value="731.666661157849" calcext:value-type="float">
            <text:p>731.666661157849</text:p>
          </table:table-cell>
          <table:table-cell office:value-type="float" office:value="59.2207792207792" calcext:value-type="float">
            <text:p>59.2207792207792</text:p>
          </table:table-cell>
          <table:table-cell office:value-type="string" calcext:value-type="string">
            <text:p>6f83ae1d-aac8-4876-bde2-647613c2fc95</text:p>
          </table:table-cell>
          <table:table-cell office:value-type="float" office:value="0.375111073109024" calcext:value-type="float">
            <text:p>0.375111073109024</text:p>
          </table:table-cell>
          <table:table-cell office:value-type="float" office:value="0.387212878014306" calcext:value-type="float">
            <text:p>0.387212878014306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.7820512820513" calcext:value-type="float">
            <text:p>38.7820512820513</text:p>
          </table:table-cell>
          <table:table-cell office:value-type="float" office:value="143.496503496503" calcext:value-type="float">
            <text:p>143.496503496503</text:p>
          </table:table-cell>
          <table:table-cell office:value-type="float" office:value="3.87865493841866" calcext:value-type="float">
            <text:p>3.87865493841866</text:p>
          </table:table-cell>
          <table:table-cell office:value-type="float" office:value="24.3589743589744" calcext:value-type="float">
            <text:p>24.3589743589744</text:p>
          </table:table-cell>
          <table:table-cell office:value-type="float" office:value="27.1505845689306" calcext:value-type="float">
            <text:p>27.1505845689306</text:p>
          </table:table-cell>
          <table:table-cell office:value-type="float" office:value="14.4230769230769" calcext:value-type="float">
            <text:p>14.4230769230769</text:p>
          </table:table-cell>
          <table:table-cell/>
        </table:table-row>
        <table:table-row table:style-name="ro1" table:visibility="filter">
          <table:table-cell office:value-type="string" calcext:value-type="string">
            <text:p>7787c64b-205f-4b78-b44c-ce935cfe8f08</text:p>
          </table:table-cell>
          <table:table-cell office:value-type="float" office:value="4.88193930613791" calcext:value-type="float">
            <text:p>4.88193930613791</text:p>
          </table:table-cell>
          <table:table-cell office:value-type="float" office:value="11.2487512487513" calcext:value-type="float">
            <text:p>11.24875124875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float" office:value="-0.241667164226688" calcext:value-type="float">
            <text:p>-0.241667164226688</text:p>
          </table:table-cell>
          <table:table-cell office:value-type="float" office:value="-0.0278749976147661" calcext:value-type="float">
            <text:p>-0.027874997614766</text:p>
          </table:table-cell>
          <table:table-cell office:value-type="float" office:value="0.180696511152831" calcext:value-type="float">
            <text:p>0.180696511152831</text:p>
          </table:table-cell>
          <table:table-cell office:value-type="float" office:value="0.109094453221024" calcext:value-type="float">
            <text:p>0.109094453221024</text:p>
          </table:table-cell>
          <table:table-cell office:value-type="float" office:value="0.0743745817493028" calcext:value-type="float">
            <text:p>0.074374581749303</text:p>
          </table:table-cell>
          <table:table-cell office:value-type="float" office:value="63.4652109797928" calcext:value-type="float">
            <text:p>63.4652109797928</text:p>
          </table:table-cell>
          <table:table-cell office:value-type="float" office:value="15.0649350649351" calcext:value-type="float">
            <text:p>15.0649350649351</text:p>
          </table:table-cell>
          <table:table-cell office:value-type="string" calcext:value-type="string">
            <text:p>7787c64b-205f-4b78-b44c-ce935cfe8f08</text:p>
          </table:table-cell>
          <table:table-cell office:value-type="float" office:value="0.0795559865009668" calcext:value-type="float">
            <text:p>0.079555986500967</text:p>
          </table:table-cell>
          <table:table-cell office:value-type="float" office:value="0.0427294649604866" calcext:value-type="float">
            <text:p>0.04272946496048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.8205128205128" calcext:value-type="float">
            <text:p>37.8205128205128</text:p>
          </table:table-cell>
          <table:table-cell office:value-type="float" office:value="26.3136863136863" calcext:value-type="float">
            <text:p>26.3136863136863</text:p>
          </table:table-cell>
          <table:table-cell office:value-type="float" office:value="2.64286890647882" calcext:value-type="float">
            <text:p>2.64286890647882</text:p>
          </table:table-cell>
          <table:table-cell office:value-type="float" office:value="19.5512820512821" calcext:value-type="float">
            <text:p>19.5512820512821</text:p>
          </table:table-cell>
          <table:table-cell office:value-type="float" office:value="42.2859025036611" calcext:value-type="float">
            <text:p>42.2859025036611</text:p>
          </table:table-cell>
          <table:table-cell office:value-type="float" office:value="18.2692307692308" calcext:value-type="float">
            <text:p>18.2692307692308</text:p>
          </table:table-cell>
          <table:table-cell/>
        </table:table-row>
        <table:table-row table:style-name="ro1" table:visibility="filter">
          <table:table-cell office:value-type="string" calcext:value-type="string">
            <text:p>9fec5068-ca81-4e19-a08a-5b0746fe8c41</text:p>
          </table:table-cell>
          <table:table-cell office:value-type="float" office:value="56.7846542725127" calcext:value-type="float">
            <text:p>56.7846542725127</text:p>
          </table:table-cell>
          <table:table-cell office:value-type="float" office:value="67.9520479520479" calcext:value-type="float">
            <text:p>67.952047952047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0.0845934961282048" calcext:value-type="float">
            <text:p>0.084593496128205</text:p>
          </table:table-cell>
          <table:table-cell office:value-type="float" office:value="0.111020064869578" calcext:value-type="float">
            <text:p>0.111020064869578</text:p>
          </table:table-cell>
          <table:table-cell office:value-type="float" office:value="-0.0836290469527309" calcext:value-type="float">
            <text:p>-0.083629046952731</text:p>
          </table:table-cell>
          <table:table-cell office:value-type="float" office:value="0.133312825110586" calcext:value-type="float">
            <text:p>0.133312825110586</text:p>
          </table:table-cell>
          <table:table-cell office:value-type="float" office:value="0.081481586248715" calcext:value-type="float">
            <text:p>0.081481586248715</text:p>
          </table:table-cell>
          <table:table-cell office:value-type="float" office:value="794.985159815178" calcext:value-type="float">
            <text:p>794.985159815178</text:p>
          </table:table-cell>
          <table:table-cell office:value-type="float" office:value="69.7502497502498" calcext:value-type="float">
            <text:p>69.7502497502498</text:p>
          </table:table-cell>
          <table:table-cell office:value-type="string" calcext:value-type="string">
            <text:p>9fec5068-ca81-4e19-a08a-5b0746fe8c41</text:p>
          </table:table-cell>
          <table:table-cell office:value-type="float" office:value="0.142995320820631" calcext:value-type="float">
            <text:p>0.142995320820631</text:p>
          </table:table-cell>
          <table:table-cell office:value-type="float" office:value="0.334517757630799" calcext:value-type="float">
            <text:p>0.33451775763079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.8589743589744" calcext:value-type="float">
            <text:p>36.8589743589744</text:p>
          </table:table-cell>
          <table:table-cell office:value-type="float" office:value="137.702297702298" calcext:value-type="float">
            <text:p>137.702297702298</text:p>
          </table:table-cell>
          <table:table-cell office:value-type="float" office:value="2.5638434135211" calcext:value-type="float">
            <text:p>2.5638434135211</text:p>
          </table:table-cell>
          <table:table-cell office:value-type="float" office:value="18.9102564102564" calcext:value-type="float">
            <text:p>18.9102564102564</text:p>
          </table:table-cell>
          <table:table-cell office:value-type="float" office:value="41.0214946163376" calcext:value-type="float">
            <text:p>41.0214946163376</text:p>
          </table:table-cell>
          <table:table-cell office:value-type="float" office:value="17.948717948718" calcext:value-type="float">
            <text:p>17.948717948718</text:p>
          </table:table-cell>
          <table:table-cell/>
        </table:table-row>
        <table:table-row table:style-name="ro1" table:visibility="filter">
          <table:table-cell office:value-type="string" calcext:value-type="string">
            <text:p>fe594b65-518c-4f49-8fd4-052982871274</text:p>
          </table:table-cell>
          <table:table-cell office:value-type="float" office:value="55.4598510507194" calcext:value-type="float">
            <text:p>55.4598510507194</text:p>
          </table:table-cell>
          <table:table-cell office:value-type="float" office:value="66.9130869130869" calcext:value-type="float">
            <text:p>66.913086913086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alse</text:p>
          </table:table-cell>
          <table:table-cell office:value-type="float" office:value="0.292669654851163" calcext:value-type="float">
            <text:p>0.292669654851163</text:p>
          </table:table-cell>
          <table:table-cell office:value-type="float" office:value="0.128772847213894" calcext:value-type="float">
            <text:p>0.128772847213894</text:p>
          </table:table-cell>
          <table:table-cell office:value-type="float" office:value="-0.115535658845876" calcext:value-type="float">
            <text:p>-0.115535658845876</text:p>
          </table:table-cell>
          <table:table-cell office:value-type="float" office:value="0.134944851165404" calcext:value-type="float">
            <text:p>0.134944851165404</text:p>
          </table:table-cell>
          <table:table-cell office:value-type="float" office:value="0.0839830856201802" calcext:value-type="float">
            <text:p>0.08398308562018</text:p>
          </table:table-cell>
          <table:table-cell office:value-type="float" office:value="776.437914710071" calcext:value-type="float">
            <text:p>776.437914710071</text:p>
          </table:table-cell>
          <table:table-cell office:value-type="float" office:value="66.5934065934066" calcext:value-type="float">
            <text:p>66.5934065934066</text:p>
          </table:table-cell>
          <table:table-cell office:value-type="string" calcext:value-type="string">
            <text:p>fe594b65-518c-4f49-8fd4-052982871274</text:p>
          </table:table-cell>
          <table:table-cell office:value-type="float" office:value="0.241574728274853" calcext:value-type="float">
            <text:p>0.241574728274853</text:p>
          </table:table-cell>
          <table:table-cell office:value-type="float" office:value="0.335187728041918" calcext:value-type="float">
            <text:p>0.33518772804191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.2179487179487" calcext:value-type="float">
            <text:p>36.2179487179487</text:p>
          </table:table-cell>
          <table:table-cell office:value-type="float" office:value="133.506493506494" calcext:value-type="float">
            <text:p>133.506493506494</text:p>
          </table:table-cell>
          <table:table-cell office:value-type="float" office:value="2.51368712455421" calcext:value-type="float">
            <text:p>2.51368712455421</text:p>
          </table:table-cell>
          <table:table-cell office:value-type="float" office:value="18.5897435897436" calcext:value-type="float">
            <text:p>18.5897435897436</text:p>
          </table:table-cell>
          <table:table-cell office:value-type="float" office:value="40.2189939928674" calcext:value-type="float">
            <text:p>40.2189939928674</text:p>
          </table:table-cell>
          <table:table-cell office:value-type="float" office:value="17.6282051282051" calcext:value-type="float">
            <text:p>17.6282051282051</text:p>
          </table:table-cell>
          <table:table-cell/>
        </table:table-row>
        <table:table-row table:style-name="ro1" table:visibility="filter">
          <table:table-cell office:value-type="string" calcext:value-type="string">
            <text:p>91dddd6f-f371-4c1a-b003-58e67973a35d</text:p>
          </table:table-cell>
          <table:table-cell office:value-type="float" office:value="23.4115091042387" calcext:value-type="float">
            <text:p>23.4115091042387</text:p>
          </table:table-cell>
          <table:table-cell office:value-type="float" office:value="25.8741258741259" calcext:value-type="float">
            <text:p>25.87412587412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651770950845755" calcext:value-type="float">
            <text:p>0.065177095084576</text:p>
          </table:table-cell>
          <table:table-cell office:value-type="float" office:value="-0.164783832106661" calcext:value-type="float">
            <text:p>-0.164783832106661</text:p>
          </table:table-cell>
          <table:table-cell office:value-type="float" office:value="-0.110388480240246" calcext:value-type="float">
            <text:p>-0.110388480240246</text:p>
          </table:table-cell>
          <table:table-cell office:value-type="float" office:value="0.211169325621197" calcext:value-type="float">
            <text:p>0.211169325621197</text:p>
          </table:table-cell>
          <table:table-cell office:value-type="float" office:value="0.081192810865764" calcext:value-type="float">
            <text:p>0.081192810865764</text:p>
          </table:table-cell>
          <table:table-cell office:value-type="float" office:value="515.053200293253" calcext:value-type="float">
            <text:p>515.053200293253</text:p>
          </table:table-cell>
          <table:table-cell office:value-type="float" office:value="37.5424575424575" calcext:value-type="float">
            <text:p>37.5424575424575</text:p>
          </table:table-cell>
          <table:table-cell office:value-type="string" calcext:value-type="string">
            <text:p>91dddd6f-f371-4c1a-b003-58e67973a35d</text:p>
          </table:table-cell>
          <table:table-cell office:value-type="float" office:value="0.360359184718362" calcext:value-type="float">
            <text:p>0.360359184718362</text:p>
          </table:table-cell>
          <table:table-cell office:value-type="float" office:value="0.453030083014031" calcext:value-type="float">
            <text:p>0.45303008301403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63.4165834165834" calcext:value-type="float">
            <text:p>63.4165834165834</text:p>
          </table:table-cell>
          <table:table-cell office:value-type="float" office:value="2.17147508818003" calcext:value-type="float">
            <text:p>2.1714750881800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45.6009768517807" calcext:value-type="float">
            <text:p>45.6009768517807</text:p>
          </table:table-cell>
          <table:table-cell office:value-type="float" office:value="19.2307692307692" calcext:value-type="float">
            <text:p>19.2307692307692</text:p>
          </table:table-cell>
          <table:table-cell/>
        </table:table-row>
        <table:table-row table:style-name="ro1" table:visibility="filter">
          <table:table-cell office:value-type="string" calcext:value-type="string">
            <text:p>f2f1b7ea-ac6f-431e-91ad-67925bac7faa</text:p>
          </table:table-cell>
          <table:table-cell office:value-type="float" office:value="9.13203559045191" calcext:value-type="float">
            <text:p>9.13203559045191</text:p>
          </table:table-cell>
          <table:table-cell office:value-type="float" office:value="13.7862137862138" calcext:value-type="float">
            <text:p>13.78621378621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float" office:value="-0.376631414464739" calcext:value-type="float">
            <text:p>-0.376631414464739</text:p>
          </table:table-cell>
          <table:table-cell office:value-type="float" office:value="-0.187226353979891" calcext:value-type="float">
            <text:p>-0.187226353979891</text:p>
          </table:table-cell>
          <table:table-cell office:value-type="float" office:value="-0.0107779703591102" calcext:value-type="float">
            <text:p>-0.01077797035911</text:p>
          </table:table-cell>
          <table:table-cell office:value-type="float" office:value="0.103490173793689" calcext:value-type="float">
            <text:p>0.103490173793689</text:p>
          </table:table-cell>
          <table:table-cell office:value-type="float" office:value="0.0959988304601978" calcext:value-type="float">
            <text:p>0.095998830460198</text:p>
          </table:table-cell>
          <table:table-cell office:value-type="float" office:value="82.1883203140672" calcext:value-type="float">
            <text:p>82.1883203140672</text:p>
          </table:table-cell>
          <table:table-cell office:value-type="float" office:value="16.023976023976" calcext:value-type="float">
            <text:p>16.023976023976</text:p>
          </table:table-cell>
          <table:table-cell office:value-type="string" calcext:value-type="string">
            <text:p>f2f1b7ea-ac6f-431e-91ad-67925bac7faa</text:p>
          </table:table-cell>
          <table:table-cell office:value-type="float" office:value="0.231510327574306" calcext:value-type="float">
            <text:p>0.231510327574306</text:p>
          </table:table-cell>
          <table:table-cell office:value-type="float" office:value="0.198459355581" calcext:value-type="float">
            <text:p>0.19845935558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2564102564103" calcext:value-type="float">
            <text:p>35.2564102564103</text:p>
          </table:table-cell>
          <table:table-cell office:value-type="float" office:value="29.8101898101898" calcext:value-type="float">
            <text:p>29.8101898101898</text:p>
          </table:table-cell>
          <table:table-cell office:value-type="float" office:value="3.90501093924489" calcext:value-type="float">
            <text:p>3.90501093924489</text:p>
          </table:table-cell>
          <table:table-cell office:value-type="float" office:value="24.6794871794872" calcext:value-type="float">
            <text:p>24.6794871794872</text:p>
          </table:table-cell>
          <table:table-cell office:value-type="float" office:value="19.5250546962245" calcext:value-type="float">
            <text:p>19.5250546962245</text:p>
          </table:table-cell>
          <table:table-cell office:value-type="float" office:value="10.5769230769231" calcext:value-type="float">
            <text:p>10.5769230769231</text:p>
          </table:table-cell>
          <table:table-cell/>
        </table:table-row>
        <table:table-row table:style-name="ro1" table:visibility="filter">
          <table:table-cell office:value-type="string" calcext:value-type="string">
            <text:p>f717bc2b-7974-4563-af25-7c553cec2761</text:p>
          </table:table-cell>
          <table:table-cell office:value-type="float" office:value="57.5830377103731" calcext:value-type="float">
            <text:p>57.5830377103731</text:p>
          </table:table-cell>
          <table:table-cell office:value-type="float" office:value="69.2507492507493" calcext:value-type="float">
            <text:p>69.250749250749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100413978455724" calcext:value-type="float">
            <text:p>0.100413978455724</text:p>
          </table:table-cell>
          <table:table-cell office:value-type="float" office:value="0.171630980263648" calcext:value-type="float">
            <text:p>0.171630980263648</text:p>
          </table:table-cell>
          <table:table-cell office:value-type="float" office:value="-0.136502889688103" calcext:value-type="float">
            <text:p>-0.136502889688103</text:p>
          </table:table-cell>
          <table:table-cell office:value-type="float" office:value="0.130829688063355" calcext:value-type="float">
            <text:p>0.130829688063355</text:p>
          </table:table-cell>
          <table:table-cell office:value-type="float" office:value="0.0802310450111506" calcext:value-type="float">
            <text:p>0.080231045011151</text:p>
          </table:table-cell>
          <table:table-cell office:value-type="float" office:value="806.162527945223" calcext:value-type="float">
            <text:p>806.162527945223</text:p>
          </table:table-cell>
          <table:table-cell office:value-type="float" office:value="71.2487512487513" calcext:value-type="float">
            <text:p>71.2487512487513</text:p>
          </table:table-cell>
          <table:table-cell office:value-type="string" calcext:value-type="string">
            <text:p>f717bc2b-7974-4563-af25-7c553cec2761</text:p>
          </table:table-cell>
          <table:table-cell office:value-type="float" office:value="0.177150602793863" calcext:value-type="float">
            <text:p>0.177150602793863</text:p>
          </table:table-cell>
          <table:table-cell office:value-type="float" office:value="0.377922790197941" calcext:value-type="float">
            <text:p>0.37792279019794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140.499500499501" calcext:value-type="float">
            <text:p>140.499500499501</text:p>
          </table:table-cell>
          <table:table-cell office:value-type="float" office:value="2.38896445434799" calcext:value-type="float">
            <text:p>2.38896445434799</text:p>
          </table:table-cell>
          <table:table-cell office:value-type="float" office:value="17.6282051282051" calcext:value-type="float">
            <text:p>17.6282051282051</text:p>
          </table:table-cell>
          <table:table-cell office:value-type="float" office:value="35.8344668152199" calcext:value-type="float">
            <text:p>35.8344668152199</text:p>
          </table:table-cell>
          <table:table-cell office:value-type="float" office:value="16.9871794871795" calcext:value-type="float">
            <text:p>16.9871794871795</text:p>
          </table:table-cell>
          <table:table-cell/>
        </table:table-row>
        <table:table-row table:style-name="ro1" table:visibility="filter">
          <table:table-cell office:value-type="string" calcext:value-type="string">
            <text:p>0fe447de-5793-4e34-b00a-ac7c7a636605</text:p>
          </table:table-cell>
          <table:table-cell office:value-type="float" office:value="13.1772245992181" calcext:value-type="float">
            <text:p>13.1772245992181</text:p>
          </table:table-cell>
          <table:table-cell office:value-type="float" office:value="15.964035964036" calcext:value-type="float">
            <text:p>15.96403596403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float" office:value="-0.0725303435397227" calcext:value-type="float">
            <text:p>-0.072530343539723</text:p>
          </table:table-cell>
          <table:table-cell office:value-type="float" office:value="0.111325335037991" calcext:value-type="float">
            <text:p>0.111325335037991</text:p>
          </table:table-cell>
          <table:table-cell office:value-type="float" office:value="-0.0604012874268828" calcext:value-type="float">
            <text:p>-0.060401287426883</text:p>
          </table:table-cell>
          <table:table-cell office:value-type="float" office:value="0.12686652933019" calcext:value-type="float">
            <text:p>0.12686652933019</text:p>
          </table:table-cell>
          <table:table-cell office:value-type="float" office:value="0.0788347866993188" calcext:value-type="float">
            <text:p>0.078834786699319</text:p>
          </table:table-cell>
          <table:table-cell office:value-type="float" office:value="158.126695190617" calcext:value-type="float">
            <text:p>158.126695190617</text:p>
          </table:table-cell>
          <table:table-cell office:value-type="float" office:value="20.8991008991009" calcext:value-type="float">
            <text:p>20.8991008991009</text:p>
          </table:table-cell>
          <table:table-cell office:value-type="string" calcext:value-type="string">
            <text:p>0fe447de-5793-4e34-b00a-ac7c7a636605</text:p>
          </table:table-cell>
          <table:table-cell office:value-type="float" office:value="0.381725968203515" calcext:value-type="float">
            <text:p>0.381725968203515</text:p>
          </table:table-cell>
          <table:table-cell office:value-type="float" office:value="0.481922043832039" calcext:value-type="float">
            <text:p>0.48192204383203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.0128205128205" calcext:value-type="float">
            <text:p>33.0128205128205</text:p>
          </table:table-cell>
          <table:table-cell office:value-type="float" office:value="36.8631368631369" calcext:value-type="float">
            <text:p>36.8631368631369</text:p>
          </table:table-cell>
          <table:table-cell office:value-type="float" office:value="2.47703140177027" calcext:value-type="float">
            <text:p>2.47703140177027</text:p>
          </table:table-cell>
          <table:table-cell office:value-type="float" office:value="18.2692307692308" calcext:value-type="float">
            <text:p>18.2692307692308</text:p>
          </table:table-cell>
          <table:table-cell office:value-type="float" office:value="27.247345419473" calcext:value-type="float">
            <text:p>27.247345419473</text:p>
          </table:table-cell>
          <table:table-cell office:value-type="float" office:value="14.7435897435897" calcext:value-type="float">
            <text:p>14.7435897435897</text:p>
          </table:table-cell>
          <table:table-cell/>
        </table:table-row>
        <table:table-row table:style-name="ro1" table:visibility="filter">
          <table:table-cell office:value-type="string" calcext:value-type="string">
            <text:p>6fbcb945-1034-4d60-aad3-129d97f6e07b</text:p>
          </table:table-cell>
          <table:table-cell office:value-type="float" office:value="54.2145441063161" calcext:value-type="float">
            <text:p>54.2145441063161</text:p>
          </table:table-cell>
          <table:table-cell office:value-type="float" office:value="65.7542457542458" calcext:value-type="float">
            <text:p>65.754245754245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alse</text:p>
          </table:table-cell>
          <table:table-cell office:value-type="float" office:value="0.465084444284648" calcext:value-type="float">
            <text:p>0.465084444284648</text:p>
          </table:table-cell>
          <table:table-cell office:value-type="float" office:value="0.106209884032114" calcext:value-type="float">
            <text:p>0.106209884032114</text:p>
          </table:table-cell>
          <table:table-cell office:value-type="float" office:value="-0.127384584433795" calcext:value-type="float">
            <text:p>-0.127384584433795</text:p>
          </table:table-cell>
          <table:table-cell office:value-type="float" office:value="0.133439189816336" calcext:value-type="float">
            <text:p>0.133439189816336</text:p>
          </table:table-cell>
          <table:table-cell office:value-type="float" office:value="0.0809196031379775" calcext:value-type="float">
            <text:p>0.080919603137978</text:p>
          </table:table-cell>
          <table:table-cell office:value-type="float" office:value="759.003617488425" calcext:value-type="float">
            <text:p>759.003617488425</text:p>
          </table:table-cell>
          <table:table-cell office:value-type="float" office:value="63.5364635364635" calcext:value-type="float">
            <text:p>63.5364635364635</text:p>
          </table:table-cell>
          <table:table-cell office:value-type="string" calcext:value-type="string">
            <text:p>6fbcb945-1034-4d60-aad3-129d97f6e07b</text:p>
          </table:table-cell>
          <table:table-cell office:value-type="float" office:value="0.23089098498857" calcext:value-type="float">
            <text:p>0.23089098498857</text:p>
          </table:table-cell>
          <table:table-cell office:value-type="float" office:value="0.355256430759203" calcext:value-type="float">
            <text:p>0.35525643075920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.0512820512821" calcext:value-type="float">
            <text:p>32.0512820512821</text:p>
          </table:table-cell>
          <table:table-cell office:value-type="float" office:value="129.290709290709" calcext:value-type="float">
            <text:p>129.290709290709</text:p>
          </table:table-cell>
          <table:table-cell office:value-type="float" office:value="2.00754207641544" calcext:value-type="float">
            <text:p>2.00754207641544</text:p>
          </table:table-cell>
          <table:table-cell office:value-type="float" office:value="15.7051282051282" calcext:value-type="float">
            <text:p>15.7051282051282</text:p>
          </table:table-cell>
          <table:table-cell office:value-type="float" office:value="32.120673222647" calcext:value-type="float">
            <text:p>32.120673222647</text:p>
          </table:table-cell>
          <table:table-cell office:value-type="float" office:value="16.3461538461538" calcext:value-type="float">
            <text:p>16.3461538461538</text:p>
          </table:table-cell>
          <table:table-cell/>
        </table:table-row>
        <table:table-row table:style-name="ro1" table:visibility="filter">
          <table:table-cell office:value-type="string" calcext:value-type="string">
            <text:p>16a709c5-8697-4e62-aefb-999e9aaed845</text:p>
          </table:table-cell>
          <table:table-cell office:value-type="float" office:value="56.6546678673451" calcext:value-type="float">
            <text:p>56.6546678673451</text:p>
          </table:table-cell>
          <table:table-cell office:value-type="float" office:value="67.8721278721279" calcext:value-type="float">
            <text:p>67.872127872127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-0.365618532624614" calcext:value-type="float">
            <text:p>-0.365618532624614</text:p>
          </table:table-cell>
          <table:table-cell office:value-type="float" office:value="0.142306824338441" calcext:value-type="float">
            <text:p>0.142306824338441</text:p>
          </table:table-cell>
          <table:table-cell office:value-type="float" office:value="-0.0625091717394205" calcext:value-type="float">
            <text:p>-0.062509171739421</text:p>
          </table:table-cell>
          <table:table-cell office:value-type="float" office:value="0.132072645622583" calcext:value-type="float">
            <text:p>0.132072645622583</text:p>
          </table:table-cell>
          <table:table-cell office:value-type="float" office:value="0.0801536839072833" calcext:value-type="float">
            <text:p>0.080153683907283</text:p>
          </table:table-cell>
          <table:table-cell office:value-type="float" office:value="793.165350142831" calcext:value-type="float">
            <text:p>793.165350142831</text:p>
          </table:table-cell>
          <table:table-cell office:value-type="float" office:value="69.5304695304695" calcext:value-type="float">
            <text:p>69.5304695304695</text:p>
          </table:table-cell>
          <table:table-cell office:value-type="string" calcext:value-type="string">
            <text:p>16a709c5-8697-4e62-aefb-999e9aaed845</text:p>
          </table:table-cell>
          <table:table-cell office:value-type="float" office:value="0.209599197227605" calcext:value-type="float">
            <text:p>0.209599197227605</text:p>
          </table:table-cell>
          <table:table-cell office:value-type="float" office:value="0.378825445171285" calcext:value-type="float">
            <text:p>0.37882544517128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.0897435897436" calcext:value-type="float">
            <text:p>31.0897435897436</text:p>
          </table:table-cell>
          <table:table-cell office:value-type="float" office:value="137.402597402597" calcext:value-type="float">
            <text:p>137.402597402597</text:p>
          </table:table-cell>
          <table:table-cell office:value-type="float" office:value="1.94522889713949" calcext:value-type="float">
            <text:p>1.94522889713949</text:p>
          </table:table-cell>
          <table:table-cell office:value-type="float" office:value="15.0641025641026" calcext:value-type="float">
            <text:p>15.0641025641026</text:p>
          </table:table-cell>
          <table:table-cell office:value-type="float" office:value="29.1784334570923" calcext:value-type="float">
            <text:p>29.1784334570923</text:p>
          </table:table-cell>
          <table:table-cell office:value-type="float" office:value="16.025641025641" calcext:value-type="float">
            <text:p>16.025641025641</text:p>
          </table:table-cell>
          <table:table-cell/>
        </table:table-row>
        <table:table-row table:style-name="ro1" table:visibility="filter">
          <table:table-cell office:value-type="string" calcext:value-type="string">
            <text:p>ba1e4977-e134-4c55-a17a-ae109d00db2c</text:p>
          </table:table-cell>
          <table:table-cell office:value-type="float" office:value="11.4132896057154" calcext:value-type="float">
            <text:p>11.4132896057154</text:p>
          </table:table-cell>
          <table:table-cell office:value-type="float" office:value="15.1448551448551" calcext:value-type="float">
            <text:p>15.144855144855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alse</text:p>
          </table:table-cell>
          <table:table-cell office:value-type="float" office:value="-0.110255447977749" calcext:value-type="float">
            <text:p>-0.110255447977749</text:p>
          </table:table-cell>
          <table:table-cell office:value-type="float" office:value="-0.0908959148057159" calcext:value-type="float">
            <text:p>-0.090895914805716</text:p>
          </table:table-cell>
          <table:table-cell office:value-type="float" office:value="-0.0338432365574651" calcext:value-type="float">
            <text:p>-0.033843236557465</text:p>
          </table:table-cell>
          <table:table-cell office:value-type="float" office:value="0.135034219898708" calcext:value-type="float">
            <text:p>0.135034219898708</text:p>
          </table:table-cell>
          <table:table-cell office:value-type="float" office:value="0.0635776880310178" calcext:value-type="float">
            <text:p>0.063577688031018</text:p>
          </table:table-cell>
          <table:table-cell office:value-type="float" office:value="182.612633691446" calcext:value-type="float">
            <text:p>182.612633691446</text:p>
          </table:table-cell>
          <table:table-cell office:value-type="float" office:value="21.3586413586414" calcext:value-type="float">
            <text:p>21.3586413586414</text:p>
          </table:table-cell>
          <table:table-cell office:value-type="string" calcext:value-type="string">
            <text:p>ba1e4977-e134-4c55-a17a-ae109d00db2c</text:p>
          </table:table-cell>
          <table:table-cell office:value-type="float" office:value="0.422005497427051" calcext:value-type="float">
            <text:p>0.422005497427051</text:p>
          </table:table-cell>
          <table:table-cell office:value-type="float" office:value="0.0216461041436311" calcext:value-type="float">
            <text:p>0.02164610414363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6.5034965034965" calcext:value-type="float">
            <text:p>36.5034965034965</text:p>
          </table:table-cell>
          <table:table-cell office:value-type="float" office:value="1.94940240205076" calcext:value-type="float">
            <text:p>1.94940240205076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7.2916336287106" calcext:value-type="float">
            <text:p>27.2916336287106</text:p>
          </table:table-cell>
          <table:table-cell office:value-type="float" office:value="15.3846153846154" calcext:value-type="float">
            <text:p>15.3846153846154</text:p>
          </table:table-cell>
          <table:table-cell/>
        </table:table-row>
        <table:table-row table:style-name="ro1" table:visibility="filter">
          <table:table-cell office:value-type="string" calcext:value-type="string">
            <text:p>bcfaf786-2830-4582-9643-f19b593b43cd</text:p>
          </table:table-cell>
          <table:table-cell office:value-type="float" office:value="0.762307207376354" calcext:value-type="float">
            <text:p>0.762307207376354</text:p>
          </table:table-cell>
          <table:table-cell office:value-type="float" office:value="9.13086913086913" calcext:value-type="float">
            <text:p>9.1308691308691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0312878662440105" calcext:value-type="float">
            <text:p>0.031287866244011</text:p>
          </table:table-cell>
          <table:table-cell office:value-type="float" office:value="-0.219887240565678" calcext:value-type="float">
            <text:p>-0.219887240565678</text:p>
          </table:table-cell>
          <table:table-cell office:value-type="float" office:value="-0.136577389221883" calcext:value-type="float">
            <text:p>-0.136577389221883</text:p>
          </table:table-cell>
          <table:table-cell office:value-type="float" office:value="0.275340470088729" calcext:value-type="float">
            <text:p>0.275340470088729</text:p>
          </table:table-cell>
          <table:table-cell office:value-type="float" office:value="0.065377434571988" calcext:value-type="float">
            <text:p>0.065377434571988</text:p>
          </table:table-cell>
          <table:table-cell office:value-type="float" office:value="24.3938306360433" calcext:value-type="float">
            <text:p>24.3938306360433</text:p>
          </table:table-cell>
          <table:table-cell office:value-type="float" office:value="13.7062937062937" calcext:value-type="float">
            <text:p>13.7062937062937</text:p>
          </table:table-cell>
          <table:table-cell office:value-type="string" calcext:value-type="string">
            <text:p>bcfaf786-2830-4582-9643-f19b593b43cd</text:p>
          </table:table-cell>
          <table:table-cell office:value-type="float" office:value="0.0506774166997556" calcext:value-type="float">
            <text:p>0.050677416699756</text:p>
          </table:table-cell>
          <table:table-cell office:value-type="float" office:value="0.399969787340434" calcext:value-type="float">
            <text:p>0.39996978734043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.1282051282051" calcext:value-type="float">
            <text:p>30.1282051282051</text:p>
          </table:table-cell>
          <table:table-cell office:value-type="float" office:value="22.8371628371628" calcext:value-type="float">
            <text:p>22.8371628371628</text:p>
          </table:table-cell>
          <table:table-cell office:value-type="float" office:value="1.27767616590973" calcext:value-type="float">
            <text:p>1.27767616590973</text:p>
          </table:table-cell>
          <table:table-cell office:value-type="float" office:value="9.93589743589744" calcext:value-type="float">
            <text:p>9.93589743589744</text:p>
          </table:table-cell>
          <table:table-cell office:value-type="float" office:value="47.2740181386599" calcext:value-type="float">
            <text:p>47.2740181386599</text:p>
          </table:table-cell>
          <table:table-cell office:value-type="float" office:value="20.1923076923077" calcext:value-type="float">
            <text:p>20.1923076923077</text:p>
          </table:table-cell>
          <table:table-cell/>
        </table:table-row>
        <table:table-row table:style-name="ro1" table:visibility="filter">
          <table:table-cell office:value-type="string" calcext:value-type="string">
            <text:p>5476351d-2371-4efb-b4e5-1d31711e548f</text:p>
          </table:table-cell>
          <table:table-cell office:value-type="float" office:value="61.8699866959127" calcext:value-type="float">
            <text:p>61.8699866959127</text:p>
          </table:table-cell>
          <table:table-cell office:value-type="float" office:value="73.4065934065934" calcext:value-type="float">
            <text:p>73.406593406593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e</text:p>
          </table:table-cell>
          <table:table-cell office:value-type="float" office:value="0.183833624231612" calcext:value-type="float">
            <text:p>0.183833624231612</text:p>
          </table:table-cell>
          <table:table-cell office:value-type="float" office:value="0.215967985852663" calcext:value-type="float">
            <text:p>0.215967985852663</text:p>
          </table:table-cell>
          <table:table-cell office:value-type="float" office:value="-0.0979394555812686" calcext:value-type="float">
            <text:p>-0.097939455581269</text:p>
          </table:table-cell>
          <table:table-cell office:value-type="float" office:value="0.135781205722369" calcext:value-type="float">
            <text:p>0.135781205722369</text:p>
          </table:table-cell>
          <table:table-cell office:value-type="float" office:value="0.0792991232130492" calcext:value-type="float">
            <text:p>0.079299123213049</text:p>
          </table:table-cell>
          <table:table-cell office:value-type="float" office:value="928.049800438691" calcext:value-type="float">
            <text:p>928.049800438691</text:p>
          </table:table-cell>
          <table:table-cell office:value-type="float" office:value="82.4175824175824" calcext:value-type="float">
            <text:p>82.4175824175824</text:p>
          </table:table-cell>
          <table:table-cell office:value-type="string" calcext:value-type="string">
            <text:p>5476351d-2371-4efb-b4e5-1d31711e548f</text:p>
          </table:table-cell>
          <table:table-cell office:value-type="float" office:value="0.126993731631102" calcext:value-type="float">
            <text:p>0.126993731631102</text:p>
          </table:table-cell>
          <table:table-cell office:value-type="float" office:value="0.352171732439462" calcext:value-type="float">
            <text:p>0.35217173243946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.4871794871795" calcext:value-type="float">
            <text:p>29.4871794871795</text:p>
          </table:table-cell>
          <table:table-cell office:value-type="float" office:value="155.824175824176" calcext:value-type="float">
            <text:p>155.824175824176</text:p>
          </table:table-cell>
          <table:table-cell office:value-type="float" office:value="1.8194744931463" calcext:value-type="float">
            <text:p>1.8194744931463</text:p>
          </table:table-cell>
          <table:table-cell office:value-type="float" office:value="13.7820512820513" calcext:value-type="float">
            <text:p>13.7820512820513</text:p>
          </table:table-cell>
          <table:table-cell office:value-type="float" office:value="29.1115918903407" calcext:value-type="float">
            <text:p>29.1115918903407</text:p>
          </table:table-cell>
          <table:table-cell office:value-type="float" office:value="15.7051282051282" calcext:value-type="float">
            <text:p>15.7051282051282</text:p>
          </table:table-cell>
          <table:table-cell/>
        </table:table-row>
        <table:table-row table:style-name="ro1" table:visibility="filter">
          <table:table-cell office:value-type="string" calcext:value-type="string">
            <text:p>fe25a3e1-0b36-4e20-b998-7e93c1460a5e</text:p>
          </table:table-cell>
          <table:table-cell office:value-type="float" office:value="6.99572512004517" calcext:value-type="float">
            <text:p>6.99572512004517</text:p>
          </table:table-cell>
          <table:table-cell office:value-type="float" office:value="12.6273726273726" calcext:value-type="float">
            <text:p>12.62737262737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float" office:value="0.0801135735101688" calcext:value-type="float">
            <text:p>0.080113573510169</text:p>
          </table:table-cell>
          <table:table-cell office:value-type="float" office:value="-0.127969756746591" calcext:value-type="float">
            <text:p>-0.127969756746591</text:p>
          </table:table-cell>
          <table:table-cell office:value-type="float" office:value="0.0204918630152202" calcext:value-type="float">
            <text:p>0.02049186301522</text:p>
          </table:table-cell>
          <table:table-cell office:value-type="float" office:value="0.126882640018255" calcext:value-type="float">
            <text:p>0.126882640018255</text:p>
          </table:table-cell>
          <table:table-cell office:value-type="float" office:value="0.0716218061898826" calcext:value-type="float">
            <text:p>0.071621806189883</text:p>
          </table:table-cell>
          <table:table-cell office:value-type="float" office:value="90.9444265605872" calcext:value-type="float">
            <text:p>90.9444265605872</text:p>
          </table:table-cell>
          <table:table-cell office:value-type="float" office:value="16.5834165834166" calcext:value-type="float">
            <text:p>16.5834165834166</text:p>
          </table:table-cell>
          <table:table-cell office:value-type="string" calcext:value-type="string">
            <text:p>fe25a3e1-0b36-4e20-b998-7e93c1460a5e</text:p>
          </table:table-cell>
          <table:table-cell office:value-type="float" office:value="0.344018582596903" calcext:value-type="float">
            <text:p>0.344018582596903</text:p>
          </table:table-cell>
          <table:table-cell office:value-type="float" office:value="0.408571680687694" calcext:value-type="float">
            <text:p>0.40857168068769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.8461538461538" calcext:value-type="float">
            <text:p>28.8461538461538</text:p>
          </table:table-cell>
          <table:table-cell office:value-type="float" office:value="29.2107892107892" calcext:value-type="float">
            <text:p>29.2107892107892</text:p>
          </table:table-cell>
          <table:table-cell office:value-type="float" office:value="2.10009184063132" calcext:value-type="float">
            <text:p>2.10009184063132</text:p>
          </table:table-cell>
          <table:table-cell office:value-type="float" office:value="16.3461538461538" calcext:value-type="float">
            <text:p>16.3461538461538</text:p>
          </table:table-cell>
          <table:table-cell office:value-type="float" office:value="23.1010102469445" calcext:value-type="float">
            <text:p>23.1010102469445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string" calcext:value-type="string">
            <text:p>eb82e329-9a99-4879-a8f2-63a491967150</text:p>
          </table:table-cell>
          <table:table-cell office:value-type="float" office:value="48.0809483084025" calcext:value-type="float">
            <text:p>48.0809483084025</text:p>
          </table:table-cell>
          <table:table-cell office:value-type="float" office:value="55.3046953046953" calcext:value-type="float">
            <text:p>55.304695304695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alse</text:p>
          </table:table-cell>
          <table:table-cell office:value-type="float" office:value="0.408400138943807" calcext:value-type="float">
            <text:p>0.408400138943807</text:p>
          </table:table-cell>
          <table:table-cell office:value-type="float" office:value="0.154099246502355" calcext:value-type="float">
            <text:p>0.154099246502355</text:p>
          </table:table-cell>
          <table:table-cell office:value-type="float" office:value="-0.0929128750162608" calcext:value-type="float">
            <text:p>-0.092912875016261</text:p>
          </table:table-cell>
          <table:table-cell office:value-type="float" office:value="0.134744765159012" calcext:value-type="float">
            <text:p>0.134744765159012</text:p>
          </table:table-cell>
          <table:table-cell office:value-type="float" office:value="0.0819090618602953" calcext:value-type="float">
            <text:p>0.081909061860295</text:p>
          </table:table-cell>
          <table:table-cell office:value-type="float" office:value="673.133276317634" calcext:value-type="float">
            <text:p>673.133276317634</text:p>
          </table:table-cell>
          <table:table-cell office:value-type="float" office:value="52.2877122877123" calcext:value-type="float">
            <text:p>52.2877122877123</text:p>
          </table:table-cell>
          <table:table-cell office:value-type="string" calcext:value-type="string">
            <text:p>eb82e329-9a99-4879-a8f2-63a491967150</text:p>
          </table:table-cell>
          <table:table-cell office:value-type="float" office:value="0.191656634920585" calcext:value-type="float">
            <text:p>0.191656634920585</text:p>
          </table:table-cell>
          <table:table-cell office:value-type="float" office:value="0.306000642868954" calcext:value-type="float">
            <text:p>0.30600064286895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.525641025641" calcext:value-type="float">
            <text:p>28.525641025641</text:p>
          </table:table-cell>
          <table:table-cell office:value-type="float" office:value="107.592407592408" calcext:value-type="float">
            <text:p>107.592407592408</text:p>
          </table:table-cell>
          <table:table-cell office:value-type="float" office:value="1.70303644671706" calcext:value-type="float">
            <text:p>1.70303644671706</text:p>
          </table:table-cell>
          <table:table-cell office:value-type="float" office:value="13.4615384615385" calcext:value-type="float">
            <text:p>13.4615384615385</text:p>
          </table:table-cell>
          <table:table-cell office:value-type="float" office:value="27.248583147473" calcext:value-type="float">
            <text:p>27.248583147473</text:p>
          </table:table-cell>
          <table:table-cell office:value-type="float" office:value="15.0641025641026" calcext:value-type="float">
            <text:p>15.0641025641026</text:p>
          </table:table-cell>
          <table:table-cell/>
        </table:table-row>
        <table:table-row table:style-name="ro1" table:visibility="filter">
          <table:table-cell office:value-type="string" calcext:value-type="string">
            <text:p>26397a10-8305-4ece-abc2-01b869f66dee</text:p>
          </table:table-cell>
          <table:table-cell office:value-type="float" office:value="24.5476514299163" calcext:value-type="float">
            <text:p>24.5476514299163</text:p>
          </table:table-cell>
          <table:table-cell office:value-type="float" office:value="26.5534465534466" calcext:value-type="float">
            <text:p>26.55344655344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-0.451917470768834" calcext:value-type="float">
            <text:p>-0.451917470768834</text:p>
          </table:table-cell>
          <table:table-cell office:value-type="float" office:value="-0.174654066873846" calcext:value-type="float">
            <text:p>-0.174654066873846</text:p>
          </table:table-cell>
          <table:table-cell office:value-type="float" office:value="-0.00667309239328304" calcext:value-type="float">
            <text:p>-0.006673092393283</text:p>
          </table:table-cell>
          <table:table-cell office:value-type="float" office:value="0.103746971249094" calcext:value-type="float">
            <text:p>0.103746971249094</text:p>
          </table:table-cell>
          <table:table-cell office:value-type="float" office:value="0.091184501582512" calcext:value-type="float">
            <text:p>0.091184501582512</text:p>
          </table:table-cell>
          <table:table-cell office:value-type="float" office:value="220.928862869247" calcext:value-type="float">
            <text:p>220.928862869247</text:p>
          </table:table-cell>
          <table:table-cell office:value-type="float" office:value="22.6173826173826" calcext:value-type="float">
            <text:p>22.6173826173826</text:p>
          </table:table-cell>
          <table:table-cell office:value-type="string" calcext:value-type="string">
            <text:p>26397a10-8305-4ece-abc2-01b869f66dee</text:p>
          </table:table-cell>
          <table:table-cell office:value-type="float" office:value="0.243312793921743" calcext:value-type="float">
            <text:p>0.243312793921743</text:p>
          </table:table-cell>
          <table:table-cell office:value-type="float" office:value="0.191890864990501" calcext:value-type="float">
            <text:p>0.19189086499050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.2051282051282" calcext:value-type="float">
            <text:p>28.2051282051282</text:p>
          </table:table-cell>
          <table:table-cell office:value-type="float" office:value="49.1708291708292" calcext:value-type="float">
            <text:p>49.1708291708292</text:p>
          </table:table-cell>
          <table:table-cell office:value-type="float" office:value="2.43604867751718" calcext:value-type="float">
            <text:p>2.43604867751718</text:p>
          </table:table-cell>
          <table:table-cell office:value-type="float" office:value="17.948717948718" calcext:value-type="float">
            <text:p>17.948717948718</text:p>
          </table:table-cell>
          <table:table-cell office:value-type="float" office:value="19.4883894201374" calcext:value-type="float">
            <text:p>19.4883894201374</text:p>
          </table:table-cell>
          <table:table-cell office:value-type="float" office:value="10.2564102564103" calcext:value-type="float">
            <text:p>10.2564102564103</text:p>
          </table:table-cell>
          <table:table-cell/>
        </table:table-row>
        <table:table-row table:style-name="ro1" table:visibility="filter">
          <table:table-cell office:value-type="string" calcext:value-type="string">
            <text:p>325dbeba-7d67-4f85-96d4-3d6d4cafa2a1</text:p>
          </table:table-cell>
          <table:table-cell office:value-type="float" office:value="7.33736012057572" calcext:value-type="float">
            <text:p>7.33736012057572</text:p>
          </table:table-cell>
          <table:table-cell office:value-type="float" office:value="12.7672327672328" calcext:value-type="float">
            <text:p>12.767232767232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alse</text:p>
          </table:table-cell>
          <table:table-cell office:value-type="float" office:value="0.262931650760023" calcext:value-type="float">
            <text:p>0.262931650760023</text:p>
          </table:table-cell>
          <table:table-cell office:value-type="float" office:value="0.193656353571095" calcext:value-type="float">
            <text:p>0.193656353571095</text:p>
          </table:table-cell>
          <table:table-cell office:value-type="float" office:value="-0.115785287407341" calcext:value-type="float">
            <text:p>-0.115785287407341</text:p>
          </table:table-cell>
          <table:table-cell office:value-type="float" office:value="0.148103734565434" calcext:value-type="float">
            <text:p>0.148103734565434</text:p>
          </table:table-cell>
          <table:table-cell office:value-type="float" office:value="0.0665359255717429" calcext:value-type="float">
            <text:p>0.066535925571743</text:p>
          </table:table-cell>
          <table:table-cell office:value-type="float" office:value="139.409842290939" calcext:value-type="float">
            <text:p>139.409842290939</text:p>
          </table:table-cell>
          <table:table-cell office:value-type="float" office:value="20.4195804195804" calcext:value-type="float">
            <text:p>20.4195804195804</text:p>
          </table:table-cell>
          <table:table-cell office:value-type="string" calcext:value-type="string">
            <text:p>325dbeba-7d67-4f85-96d4-3d6d4cafa2a1</text:p>
          </table:table-cell>
          <table:table-cell office:value-type="float" office:value="0.261837884081644" calcext:value-type="float">
            <text:p>0.261837884081644</text:p>
          </table:table-cell>
          <table:table-cell office:value-type="float" office:value="0.019003273739281" calcext:value-type="float">
            <text:p>0.01900327373928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.2051282051282" calcext:value-type="float">
            <text:p>28.2051282051282</text:p>
          </table:table-cell>
          <table:table-cell office:value-type="float" office:value="33.1868131868132" calcext:value-type="float">
            <text:p>33.1868131868132</text:p>
          </table:table-cell>
          <table:table-cell office:value-type="float" office:value="1.4269112686637" calcext:value-type="float">
            <text:p>1.4269112686637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32.8189591792652" calcext:value-type="float">
            <text:p>32.8189591792652</text:p>
          </table:table-cell>
          <table:table-cell office:value-type="float" office:value="16.6666666666667" calcext:value-type="float">
            <text:p>16.6666666666667</text:p>
          </table:table-cell>
          <table:table-cell/>
        </table:table-row>
        <table:table-row table:style-name="ro1" table:visibility="filter">
          <table:table-cell office:value-type="string" calcext:value-type="string">
            <text:p>51aef4ad-0c94-4858-9b26-9e3f92f23ffa</text:p>
          </table:table-cell>
          <table:table-cell office:value-type="float" office:value="5.80637696674112" calcext:value-type="float">
            <text:p>5.80637696674112</text:p>
          </table:table-cell>
          <table:table-cell office:value-type="float" office:value="11.7882117882118" calcext:value-type="float">
            <text:p>11.78821178821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lse</text:p>
          </table:table-cell>
          <table:table-cell office:value-type="float" office:value="-0.230428986802935" calcext:value-type="float">
            <text:p>-0.230428986802935</text:p>
          </table:table-cell>
          <table:table-cell office:value-type="float" office:value="0.0604186619988588" calcext:value-type="float">
            <text:p>0.060418661998859</text:p>
          </table:table-cell>
          <table:table-cell office:value-type="float" office:value="0.189831141307866" calcext:value-type="float">
            <text:p>0.189831141307866</text:p>
          </table:table-cell>
          <table:table-cell office:value-type="float" office:value="0.106849091649591" calcext:value-type="float">
            <text:p>0.106849091649591</text:p>
          </table:table-cell>
          <table:table-cell office:value-type="float" office:value="0.0781748703680091" calcext:value-type="float">
            <text:p>0.078174870368009</text:p>
          </table:table-cell>
          <table:table-cell office:value-type="float" office:value="75.4829005676346" calcext:value-type="float">
            <text:p>75.4829005676346</text:p>
          </table:table-cell>
          <table:table-cell office:value-type="float" office:value="15.7242757242757" calcext:value-type="float">
            <text:p>15.7242757242757</text:p>
          </table:table-cell>
          <table:table-cell office:value-type="string" calcext:value-type="string">
            <text:p>51aef4ad-0c94-4858-9b26-9e3f92f23ffa</text:p>
          </table:table-cell>
          <table:table-cell office:value-type="float" office:value="0.0999312298218875" calcext:value-type="float">
            <text:p>0.099931229821888</text:p>
          </table:table-cell>
          <table:table-cell office:value-type="float" office:value="0.0382006211595148" calcext:value-type="float">
            <text:p>0.0382006211595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8846153846154" calcext:value-type="float">
            <text:p>27.8846153846154</text:p>
          </table:table-cell>
          <table:table-cell office:value-type="float" office:value="27.5124875124875" calcext:value-type="float">
            <text:p>27.5124875124875</text:p>
          </table:table-cell>
          <table:table-cell office:value-type="float" office:value="1.931130982371" calcext:value-type="float">
            <text:p>1.931130982371</text:p>
          </table:table-cell>
          <table:table-cell office:value-type="float" office:value="14.7435897435897" calcext:value-type="float">
            <text:p>14.7435897435897</text:p>
          </table:table-cell>
          <table:table-cell office:value-type="float" office:value="25.104702770823" calcext:value-type="float">
            <text:p>25.104702770823</text:p>
          </table:table-cell>
          <table:table-cell office:value-type="float" office:value="13.1410256410256" calcext:value-type="float">
            <text:p>13.1410256410256</text:p>
          </table:table-cell>
          <table:table-cell/>
        </table:table-row>
        <table:table-row table:style-name="ro1" table:visibility="filter">
          <table:table-cell office:value-type="string" calcext:value-type="string">
            <text:p>e1cb5579-9281-4ede-9759-a567fef132b2</text:p>
          </table:table-cell>
          <table:table-cell office:value-type="float" office:value="54.7062229771349" calcext:value-type="float">
            <text:p>54.7062229771349</text:p>
          </table:table-cell>
          <table:table-cell office:value-type="float" office:value="66.2537462537463" calcext:value-type="float">
            <text:p>66.253746253746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alse</text:p>
          </table:table-cell>
          <table:table-cell office:value-type="float" office:value="0.338048409141639" calcext:value-type="float">
            <text:p>0.338048409141639</text:p>
          </table:table-cell>
          <table:table-cell office:value-type="float" office:value="0.175505457690787" calcext:value-type="float">
            <text:p>0.175505457690787</text:p>
          </table:table-cell>
          <table:table-cell office:value-type="float" office:value="-0.070581661708859" calcext:value-type="float">
            <text:p>-0.070581661708859</text:p>
          </table:table-cell>
          <table:table-cell office:value-type="float" office:value="0.135910532524313" calcext:value-type="float">
            <text:p>0.135910532524313</text:p>
          </table:table-cell>
          <table:table-cell office:value-type="float" office:value="0.0822635693297574" calcext:value-type="float">
            <text:p>0.082263569329757</text:p>
          </table:table-cell>
          <table:table-cell office:value-type="float" office:value="765.887121679889" calcext:value-type="float">
            <text:p>765.887121679889</text:p>
          </table:table-cell>
          <table:table-cell office:value-type="float" office:value="64.8151848151848" calcext:value-type="float">
            <text:p>64.8151848151848</text:p>
          </table:table-cell>
          <table:table-cell office:value-type="string" calcext:value-type="string">
            <text:p>e1cb5579-9281-4ede-9759-a567fef132b2</text:p>
          </table:table-cell>
          <table:table-cell office:value-type="float" office:value="0.168995894339511" calcext:value-type="float">
            <text:p>0.168995894339511</text:p>
          </table:table-cell>
          <table:table-cell office:value-type="float" office:value="0.343200559315383" calcext:value-type="float">
            <text:p>0.34320055931538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2435897435897" calcext:value-type="float">
            <text:p>27.2435897435897</text:p>
          </table:table-cell>
          <table:table-cell office:value-type="float" office:value="131.068931068931" calcext:value-type="float">
            <text:p>131.068931068931</text:p>
          </table:table-cell>
          <table:table-cell office:value-type="float" office:value="1.6924334513331" calcext:value-type="float">
            <text:p>1.6924334513331</text:p>
          </table:table-cell>
          <table:table-cell office:value-type="float" office:value="13.1410256410256" calcext:value-type="float">
            <text:p>13.1410256410256</text:p>
          </table:table-cell>
          <table:table-cell office:value-type="float" office:value="27.0789352213297" calcext:value-type="float">
            <text:p>27.0789352213297</text:p>
          </table:table-cell>
          <table:table-cell office:value-type="float" office:value="14.1025641025641" calcext:value-type="float">
            <text:p>14.1025641025641</text:p>
          </table:table-cell>
          <table:table-cell/>
        </table:table-row>
        <table:table-row table:style-name="ro1" table:visibility="filter">
          <table:table-cell office:value-type="string" calcext:value-type="string">
            <text:p>910c96f3-974a-477b-86f4-6ea053822e87</text:p>
          </table:table-cell>
          <table:table-cell office:value-type="float" office:value="52.7314842843892" calcext:value-type="float">
            <text:p>52.7314842843892</text:p>
          </table:table-cell>
          <table:table-cell office:value-type="float" office:value="64.2757242757243" calcext:value-type="float">
            <text:p>64.275724275724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lse</text:p>
          </table:table-cell>
          <table:table-cell office:value-type="float" office:value="0.370257346059983" calcext:value-type="float">
            <text:p>0.370257346059983</text:p>
          </table:table-cell>
          <table:table-cell office:value-type="float" office:value="0.160340883603954" calcext:value-type="float">
            <text:p>0.160340883603954</text:p>
          </table:table-cell>
          <table:table-cell office:value-type="float" office:value="-0.0569153356995178" calcext:value-type="float">
            <text:p>-0.056915335699518</text:p>
          </table:table-cell>
          <table:table-cell office:value-type="float" office:value="0.135428053668361" calcext:value-type="float">
            <text:p>0.135428053668361</text:p>
          </table:table-cell>
          <table:table-cell office:value-type="float" office:value="0.080599336500441" calcext:value-type="float">
            <text:p>0.080599336500441</text:p>
          </table:table-cell>
          <table:table-cell office:value-type="float" office:value="738.240779981449" calcext:value-type="float">
            <text:p>738.240779981449</text:p>
          </table:table-cell>
          <table:table-cell office:value-type="float" office:value="60.2197802197802" calcext:value-type="float">
            <text:p>60.2197802197802</text:p>
          </table:table-cell>
          <table:table-cell office:value-type="string" calcext:value-type="string">
            <text:p>910c96f3-974a-477b-86f4-6ea053822e87</text:p>
          </table:table-cell>
          <table:table-cell office:value-type="float" office:value="0.282356306925628" calcext:value-type="float">
            <text:p>0.282356306925628</text:p>
          </table:table-cell>
          <table:table-cell office:value-type="float" office:value="0.311766041377726" calcext:value-type="float">
            <text:p>0.31176604137772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.6025641025641" calcext:value-type="float">
            <text:p>26.6025641025641</text:p>
          </table:table-cell>
          <table:table-cell office:value-type="float" office:value="124.495504495504" calcext:value-type="float">
            <text:p>124.495504495504</text:p>
          </table:table-cell>
          <table:table-cell office:value-type="float" office:value="1.69219033884871" calcext:value-type="float">
            <text:p>1.69219033884871</text:p>
          </table:table-cell>
          <table:table-cell office:value-type="float" office:value="12.8205128205128" calcext:value-type="float">
            <text:p>12.8205128205128</text:p>
          </table:table-cell>
          <table:table-cell office:value-type="float" office:value="27.0750454215793" calcext:value-type="float">
            <text:p>27.0750454215793</text:p>
          </table:table-cell>
          <table:table-cell office:value-type="float" office:value="13.7820512820513" calcext:value-type="float">
            <text:p>13.7820512820513</text:p>
          </table:table-cell>
          <table:table-cell/>
        </table:table-row>
        <table:table-row table:style-name="ro1" table:visibility="filter">
          <table:table-cell office:value-type="string" calcext:value-type="string">
            <text:p>7527396e-ec7f-4332-a040-577173952738</text:p>
          </table:table-cell>
          <table:table-cell office:value-type="float" office:value="58.331626160492" calcext:value-type="float">
            <text:p>58.331626160492</text:p>
          </table:table-cell>
          <table:table-cell office:value-type="float" office:value="70.1098901098901" calcext:value-type="float">
            <text:p>70.10989010989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358849601015193" calcext:value-type="float">
            <text:p>0.035884960101519</text:p>
          </table:table-cell>
          <table:table-cell office:value-type="float" office:value="0.135496193300064" calcext:value-type="float">
            <text:p>0.135496193300064</text:p>
          </table:table-cell>
          <table:table-cell office:value-type="float" office:value="-0.117546005185125" calcext:value-type="float">
            <text:p>-0.117546005185125</text:p>
          </table:table-cell>
          <table:table-cell office:value-type="float" office:value="0.133603909806178" calcext:value-type="float">
            <text:p>0.133603909806178</text:p>
          </table:table-cell>
          <table:table-cell office:value-type="float" office:value="0.0808274832356782" calcext:value-type="float">
            <text:p>0.080827483235678</text:p>
          </table:table-cell>
          <table:table-cell office:value-type="float" office:value="816.642766246888" calcext:value-type="float">
            <text:p>816.642766246888</text:p>
          </table:table-cell>
          <table:table-cell office:value-type="float" office:value="72.3876123876124" calcext:value-type="float">
            <text:p>72.3876123876124</text:p>
          </table:table-cell>
          <table:table-cell office:value-type="string" calcext:value-type="string">
            <text:p>7527396e-ec7f-4332-a040-577173952738</text:p>
          </table:table-cell>
          <table:table-cell office:value-type="float" office:value="0.172360091832352" calcext:value-type="float">
            <text:p>0.172360091832352</text:p>
          </table:table-cell>
          <table:table-cell office:value-type="float" office:value="0.39787771720143" calcext:value-type="float">
            <text:p>0.3978777172014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.9615384615385" calcext:value-type="float">
            <text:p>25.9615384615385</text:p>
          </table:table-cell>
          <table:table-cell office:value-type="float" office:value="142.497502497503" calcext:value-type="float">
            <text:p>142.497502497503</text:p>
          </table:table-cell>
          <table:table-cell office:value-type="float" office:value="1.686116698875" calcext:value-type="float">
            <text:p>1.686116698875</text:p>
          </table:table-cell>
          <table:table-cell office:value-type="float" office:value="12.5" calcext:value-type="float">
            <text:p>12.5</text:p>
          </table:table-cell>
          <table:table-cell office:value-type="float" office:value="26.9778671820001" calcext:value-type="float">
            <text:p>26.9778671820001</text:p>
          </table:table-cell>
          <table:table-cell office:value-type="float" office:value="13.4615384615385" calcext:value-type="float">
            <text:p>13.4615384615385</text:p>
          </table:table-cell>
          <table:table-cell/>
        </table:table-row>
        <table:table-row table:style-name="ro1" table:visibility="filter">
          <table:table-cell office:value-type="string" calcext:value-type="string">
            <text:p>fb75ce25-8a8a-4d95-abc7-b770e7df9529</text:p>
          </table:table-cell>
          <table:table-cell office:value-type="float" office:value="49.5955722112189" calcext:value-type="float">
            <text:p>49.5955722112189</text:p>
          </table:table-cell>
          <table:table-cell office:value-type="float" office:value="59.8201798201798" calcext:value-type="float">
            <text:p>59.820179820179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False</text:p>
          </table:table-cell>
          <table:table-cell office:value-type="float" office:value="0.38826333179952" calcext:value-type="float">
            <text:p>0.38826333179952</text:p>
          </table:table-cell>
          <table:table-cell office:value-type="float" office:value="0.198741037748203" calcext:value-type="float">
            <text:p>0.198741037748203</text:p>
          </table:table-cell>
          <table:table-cell office:value-type="float" office:value="-0.018531787927354" calcext:value-type="float">
            <text:p>-0.018531787927354</text:p>
          </table:table-cell>
          <table:table-cell office:value-type="float" office:value="0.131938275216159" calcext:value-type="float">
            <text:p>0.131938275216159</text:p>
          </table:table-cell>
          <table:table-cell office:value-type="float" office:value="0.0833203572670787" calcext:value-type="float">
            <text:p>0.083320357267079</text:p>
          </table:table-cell>
          <table:table-cell office:value-type="float" office:value="694.338010957065" calcext:value-type="float">
            <text:p>694.338010957065</text:p>
          </table:table-cell>
          <table:table-cell office:value-type="float" office:value="54.5254745254745" calcext:value-type="float">
            <text:p>54.5254745254745</text:p>
          </table:table-cell>
          <table:table-cell office:value-type="string" calcext:value-type="string">
            <text:p>fb75ce25-8a8a-4d95-abc7-b770e7df9529</text:p>
          </table:table-cell>
          <table:table-cell office:value-type="float" office:value="0.140313224166979" calcext:value-type="float">
            <text:p>0.140313224166979</text:p>
          </table:table-cell>
          <table:table-cell office:value-type="float" office:value="0.337186618317353" calcext:value-type="float">
            <text:p>0.33718661831735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4.345654345654" calcext:value-type="float">
            <text:p>114.345654345654</text:p>
          </table:table-cell>
          <table:table-cell office:value-type="float" office:value="1.54044415487138" calcext:value-type="float">
            <text:p>1.54044415487138</text:p>
          </table:table-cell>
          <table:table-cell office:value-type="float" office:value="12.1794871794872" calcext:value-type="float">
            <text:p>12.1794871794872</text:p>
          </table:table-cell>
          <table:table-cell office:value-type="float" office:value="23.1066623230707" calcext:value-type="float">
            <text:p>23.1066623230707</text:p>
          </table:table-cell>
          <table:table-cell office:value-type="float" office:value="12.8205128205128" calcext:value-type="float">
            <text:p>12.8205128205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c2959ad-56a1-4fee-b4a3-bbcba50e2628</text:p>
          </table:table-cell>
          <table:table-cell office:value-type="float" office:value="52.2331006400014" calcext:value-type="float">
            <text:p>52.2331006400014</text:p>
          </table:table-cell>
          <table:table-cell office:value-type="float" office:value="63.8361638361638" calcext:value-type="float">
            <text:p>63.836163836163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alse</text:p>
          </table:table-cell>
          <table:table-cell office:value-type="float" office:value="0.332558324702867" calcext:value-type="float">
            <text:p>0.332558324702867</text:p>
          </table:table-cell>
          <table:table-cell office:value-type="float" office:value="0.117542758944702" calcext:value-type="float">
            <text:p>0.117542758944702</text:p>
          </table:table-cell>
          <table:table-cell office:value-type="float" office:value="0.0790791008926863" calcext:value-type="float">
            <text:p>0.079079100892686</text:p>
          </table:table-cell>
          <table:table-cell office:value-type="float" office:value="0.12969599825582" calcext:value-type="float">
            <text:p>0.12969599825582</text:p>
          </table:table-cell>
          <table:table-cell office:value-type="float" office:value="0.0829019887254452" calcext:value-type="float">
            <text:p>0.082901988725445</text:p>
          </table:table-cell>
          <table:table-cell office:value-type="float" office:value="731.26340896002" calcext:value-type="float">
            <text:p>731.26340896002</text:p>
          </table:table-cell>
          <table:table-cell office:value-type="float" office:value="59.1808191808192" calcext:value-type="float">
            <text:p>59.1808191808192</text:p>
          </table:table-cell>
          <table:table-cell office:value-type="string" calcext:value-type="string">
            <text:p>ac2959ad-56a1-4fee-b4a3-bbcba50e2628</text:p>
          </table:table-cell>
          <table:table-cell office:value-type="float" office:value="0.159261172064224" calcext:value-type="float">
            <text:p>0.159261172064224</text:p>
          </table:table-cell>
          <table:table-cell office:value-type="float" office:value="0.347254457990826" calcext:value-type="float">
            <text:p>0.34725445799082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.0384615384615" calcext:value-type="float">
            <text:p>24.0384615384615</text:p>
          </table:table-cell>
          <table:table-cell office:value-type="float" office:value="123.016983016983" calcext:value-type="float">
            <text:p>123.016983016983</text:p>
          </table:table-cell>
          <table:table-cell office:value-type="float" office:value="1.51424223077261" calcext:value-type="float">
            <text:p>1.51424223077261</text:p>
          </table:table-cell>
          <table:table-cell office:value-type="float" office:value="11.8589743589744" calcext:value-type="float">
            <text:p>11.8589743589744</text:p>
          </table:table-cell>
          <table:table-cell office:value-type="float" office:value="22.7136334615891" calcext:value-type="float">
            <text:p>22.7136334615891</text:p>
          </table:table-cell>
          <table:table-cell office:value-type="float" office:value="12.1794871794872" calcext:value-type="float">
            <text:p>12.1794871794872</text:p>
          </table:table-cell>
          <table:table-cell/>
        </table:table-row>
        <table:table-row table:style-name="ro1" table:visibility="filter">
          <table:table-cell office:value-type="string" calcext:value-type="string">
            <text:p>e5f73fae-007d-40a9-9bb1-333de1c0b005</text:p>
          </table:table-cell>
          <table:table-cell office:value-type="float" office:value="54.1344244645069" calcext:value-type="float">
            <text:p>54.1344244645069</text:p>
          </table:table-cell>
          <table:table-cell office:value-type="float" office:value="65.6743256743257" calcext:value-type="float">
            <text:p>65.674325674325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alse</text:p>
          </table:table-cell>
          <table:table-cell office:value-type="float" office:value="0.107623147273066" calcext:value-type="float">
            <text:p>0.107623147273066</text:p>
          </table:table-cell>
          <table:table-cell office:value-type="float" office:value="0.125686334158776" calcext:value-type="float">
            <text:p>0.125686334158776</text:p>
          </table:table-cell>
          <table:table-cell office:value-type="float" office:value="-0.0578396730531194" calcext:value-type="float">
            <text:p>-0.057839673053119</text:p>
          </table:table-cell>
          <table:table-cell office:value-type="float" office:value="0.13307753373761" calcext:value-type="float">
            <text:p>0.13307753373761</text:p>
          </table:table-cell>
          <table:table-cell office:value-type="float" office:value="0.0803378135857356" calcext:value-type="float">
            <text:p>0.080337813585736</text:p>
          </table:table-cell>
          <table:table-cell office:value-type="float" office:value="757.881942503097" calcext:value-type="float">
            <text:p>757.881942503097</text:p>
          </table:table-cell>
          <table:table-cell office:value-type="float" office:value="63.3166833166833" calcext:value-type="float">
            <text:p>63.3166833166833</text:p>
          </table:table-cell>
          <table:table-cell office:value-type="string" calcext:value-type="string">
            <text:p>e5f73fae-007d-40a9-9bb1-333de1c0b005</text:p>
          </table:table-cell>
          <table:table-cell office:value-type="float" office:value="0.212187050429406" calcext:value-type="float">
            <text:p>0.212187050429406</text:p>
          </table:table-cell>
          <table:table-cell office:value-type="float" office:value="0.346901279316428" calcext:value-type="float">
            <text:p>0.34690127931642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.4358974358974" calcext:value-type="float">
            <text:p>22.4358974358974</text:p>
          </table:table-cell>
          <table:table-cell office:value-type="float" office:value="128.991008991009" calcext:value-type="float">
            <text:p>128.991008991009</text:p>
          </table:table-cell>
          <table:table-cell office:value-type="float" office:value="1.29565225372139" calcext:value-type="float">
            <text:p>1.29565225372139</text:p>
          </table:table-cell>
          <table:table-cell office:value-type="float" office:value="10.5769230769231" calcext:value-type="float">
            <text:p>10.5769230769231</text:p>
          </table:table-cell>
          <table:table-cell office:value-type="float" office:value="20.7304360595422" calcext:value-type="float">
            <text:p>20.7304360595422</text:p>
          </table:table-cell>
          <table:table-cell office:value-type="float" office:value="11.8589743589744" calcext:value-type="float">
            <text:p>11.8589743589744</text:p>
          </table:table-cell>
          <table:table-cell/>
        </table:table-row>
        <table:table-row table:style-name="ro1" table:visibility="filter">
          <table:table-cell office:value-type="string" calcext:value-type="string">
            <text:p>3a2c855b-db2a-493f-b7d4-4dbf61d2be0c</text:p>
          </table:table-cell>
          <table:table-cell office:value-type="float" office:value="57.0277852691068" calcext:value-type="float">
            <text:p>57.0277852691068</text:p>
          </table:table-cell>
          <table:table-cell office:value-type="float" office:value="68.4515484515485" calcext:value-type="float">
            <text:p>68.45154845154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22238959327563" calcext:value-type="float">
            <text:p>0.022238959327563</text:p>
          </table:table-cell>
          <table:table-cell office:value-type="float" office:value="-0.105911719594414" calcext:value-type="float">
            <text:p>-0.105911719594414</text:p>
          </table:table-cell>
          <table:table-cell office:value-type="float" office:value="-0.0308077069838201" calcext:value-type="float">
            <text:p>-0.03080770698382</text:p>
          </table:table-cell>
          <table:table-cell office:value-type="float" office:value="0.130243330300298" calcext:value-type="float">
            <text:p>0.130243330300298</text:p>
          </table:table-cell>
          <table:table-cell office:value-type="float" office:value="0.0811685991921027" calcext:value-type="float">
            <text:p>0.081168599192103</text:p>
          </table:table-cell>
          <table:table-cell office:value-type="float" office:value="798.388993767495" calcext:value-type="float">
            <text:p>798.388993767495</text:p>
          </table:table-cell>
          <table:table-cell office:value-type="float" office:value="70.3496503496504" calcext:value-type="float">
            <text:p>70.3496503496504</text:p>
          </table:table-cell>
          <table:table-cell office:value-type="string" calcext:value-type="string">
            <text:p>3a2c855b-db2a-493f-b7d4-4dbf61d2be0c</text:p>
          </table:table-cell>
          <table:table-cell office:value-type="float" office:value="0.221034225257058" calcext:value-type="float">
            <text:p>0.221034225257058</text:p>
          </table:table-cell>
          <table:table-cell office:value-type="float" office:value="0.404726734169226" calcext:value-type="float">
            <text:p>0.40472673416922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.4358974358974" calcext:value-type="float">
            <text:p>22.4358974358974</text:p>
          </table:table-cell>
          <table:table-cell office:value-type="float" office:value="138.801198801199" calcext:value-type="float">
            <text:p>138.801198801199</text:p>
          </table:table-cell>
          <table:table-cell office:value-type="float" office:value="1.35022912664606" calcext:value-type="float">
            <text:p>1.35022912664606</text:p>
          </table:table-cell>
          <table:table-cell office:value-type="float" office:value="11.2179487179487" calcext:value-type="float">
            <text:p>11.2179487179487</text:p>
          </table:table-cell>
          <table:table-cell office:value-type="float" office:value="20.2534368996908" calcext:value-type="float">
            <text:p>20.2534368996908</text:p>
          </table:table-cell>
          <table:table-cell office:value-type="float" office:value="11.2179487179487" calcext:value-type="float">
            <text:p>11.2179487179487</text:p>
          </table:table-cell>
          <table:table-cell/>
        </table:table-row>
        <table:table-row table:style-name="ro1" table:visibility="filter">
          <table:table-cell office:value-type="string" calcext:value-type="string">
            <text:p>10161e55-bdd2-4778-a718-1da037390a14</text:p>
          </table:table-cell>
          <table:table-cell office:value-type="float" office:value="64.0899530486965" calcext:value-type="float">
            <text:p>64.0899530486965</text:p>
          </table:table-cell>
          <table:table-cell office:value-type="float" office:value="75.8041958041958" calcext:value-type="float">
            <text:p>75.804195804195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0.0481528912754524" calcext:value-type="float">
            <text:p>0.048152891275452</text:p>
          </table:table-cell>
          <table:table-cell office:value-type="float" office:value="0.173988623339653" calcext:value-type="float">
            <text:p>0.173988623339653</text:p>
          </table:table-cell>
          <table:table-cell office:value-type="float" office:value="-0.108925204258951" calcext:value-type="float">
            <text:p>-0.108925204258951</text:p>
          </table:table-cell>
          <table:table-cell office:value-type="float" office:value="0.134727709373565" calcext:value-type="float">
            <text:p>0.134727709373565</text:p>
          </table:table-cell>
          <table:table-cell office:value-type="float" office:value="0.0790956758724536" calcext:value-type="float">
            <text:p>0.079095675872454</text:p>
          </table:table-cell>
          <table:table-cell office:value-type="float" office:value="961.349295730448" calcext:value-type="float">
            <text:p>961.349295730448</text:p>
          </table:table-cell>
          <table:table-cell office:value-type="float" office:value="86.013986013986" calcext:value-type="float">
            <text:p>86.013986013986</text:p>
          </table:table-cell>
          <table:table-cell office:value-type="string" calcext:value-type="string">
            <text:p>10161e55-bdd2-4778-a718-1da037390a14</text:p>
          </table:table-cell>
          <table:table-cell office:value-type="float" office:value="0.365534781226041" calcext:value-type="float">
            <text:p>0.365534781226041</text:p>
          </table:table-cell>
          <table:table-cell office:value-type="float" office:value="0.374512158352555" calcext:value-type="float">
            <text:p>0.37451215835255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.7948717948718" calcext:value-type="float">
            <text:p>21.7948717948718</text:p>
          </table:table-cell>
          <table:table-cell office:value-type="float" office:value="161.818181818182" calcext:value-type="float">
            <text:p>161.818181818182</text:p>
          </table:table-cell>
          <table:table-cell office:value-type="float" office:value="1.29327084580771" calcext:value-type="float">
            <text:p>1.29327084580771</text:p>
          </table:table-cell>
          <table:table-cell office:value-type="float" office:value="10.2564102564103" calcext:value-type="float">
            <text:p>10.2564102564103</text:p>
          </table:table-cell>
          <table:table-cell office:value-type="float" office:value="20.6923335329234" calcext:value-type="float">
            <text:p>20.6923335329234</text:p>
          </table:table-cell>
          <table:table-cell office:value-type="float" office:value="11.5384615384615" calcext:value-type="float">
            <text:p>11.5384615384615</text:p>
          </table:table-cell>
          <table:table-cell/>
        </table:table-row>
        <table:table-row table:style-name="ro1" table:visibility="filter">
          <table:table-cell office:value-type="string" calcext:value-type="string">
            <text:p>7fd3dba3-13b4-4991-a1a0-39d76ac1088b</text:p>
          </table:table-cell>
          <table:table-cell office:value-type="float" office:value="52.1693876578124" calcext:value-type="float">
            <text:p>52.1693876578124</text:p>
          </table:table-cell>
          <table:table-cell office:value-type="float" office:value="63.7162837162837" calcext:value-type="float">
            <text:p>63.716283716283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alse</text:p>
          </table:table-cell>
          <table:table-cell office:value-type="float" office:value="0.456138870213893" calcext:value-type="float">
            <text:p>0.456138870213893</text:p>
          </table:table-cell>
          <table:table-cell office:value-type="float" office:value="0.0492875883938002" calcext:value-type="float">
            <text:p>0.0492875883938</text:p>
          </table:table-cell>
          <table:table-cell office:value-type="float" office:value="-0.122485813566006" calcext:value-type="float">
            <text:p>-0.122485813566006</text:p>
          </table:table-cell>
          <table:table-cell office:value-type="float" office:value="0.130533480521143" calcext:value-type="float">
            <text:p>0.130533480521143</text:p>
          </table:table-cell>
          <table:table-cell office:value-type="float" office:value="0.0826476259014682" calcext:value-type="float">
            <text:p>0.082647625901468</text:p>
          </table:table-cell>
          <table:table-cell office:value-type="float" office:value="730.371427209374" calcext:value-type="float">
            <text:p>730.371427209374</text:p>
          </table:table-cell>
          <table:table-cell office:value-type="float" office:value="59.020979020979" calcext:value-type="float">
            <text:p>59.020979020979</text:p>
          </table:table-cell>
          <table:table-cell office:value-type="string" calcext:value-type="string">
            <text:p>7fd3dba3-13b4-4991-a1a0-39d76ac1088b</text:p>
          </table:table-cell>
          <table:table-cell office:value-type="float" office:value="0.201912389812327" calcext:value-type="float">
            <text:p>0.201912389812327</text:p>
          </table:table-cell>
          <table:table-cell office:value-type="float" office:value="0.377213903994458" calcext:value-type="float">
            <text:p>0.37721390399445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.7948717948718" calcext:value-type="float">
            <text:p>21.7948717948718</text:p>
          </table:table-cell>
          <table:table-cell office:value-type="float" office:value="122.737262737263" calcext:value-type="float">
            <text:p>122.737262737263</text:p>
          </table:table-cell>
          <table:table-cell office:value-type="float" office:value="1.33822849206922" calcext:value-type="float">
            <text:p>1.33822849206922</text:p>
          </table:table-cell>
          <table:table-cell office:value-type="float" office:value="10.8974358974359" calcext:value-type="float">
            <text:p>10.8974358974359</text:p>
          </table:table-cell>
          <table:table-cell office:value-type="float" office:value="20.0734273810384" calcext:value-type="float">
            <text:p>20.0734273810384</text:p>
          </table:table-cell>
          <table:table-cell office:value-type="float" office:value="10.8974358974359" calcext:value-type="float">
            <text:p>10.8974358974359</text:p>
          </table:table-cell>
          <table:table-cell/>
        </table:table-row>
        <table:table-row table:style-name="ro1" table:visibility="filter">
          <table:table-cell office:value-type="string" calcext:value-type="string">
            <text:p>e4aee694-23a2-45d4-b8d9-b749a94cea2c</text:p>
          </table:table-cell>
          <table:table-cell office:value-type="float" office:value="3.69426012287889" calcext:value-type="float">
            <text:p>3.69426012287889</text:p>
          </table:table-cell>
          <table:table-cell office:value-type="float" office:value="10.6893106893107" calcext:value-type="float">
            <text:p>10.68931068931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-0.0842051175204441" calcext:value-type="float">
            <text:p>-0.084205117520444</text:p>
          </table:table-cell>
          <table:table-cell office:value-type="float" office:value="0.125500189892915" calcext:value-type="float">
            <text:p>0.125500189892915</text:p>
          </table:table-cell>
          <table:table-cell office:value-type="float" office:value="0.00253755054288577" calcext:value-type="float">
            <text:p>0.002537550542886</text:p>
          </table:table-cell>
          <table:table-cell office:value-type="float" office:value="0.126969652344758" calcext:value-type="float">
            <text:p>0.126969652344758</text:p>
          </table:table-cell>
          <table:table-cell office:value-type="float" office:value="0.0899192904306561" calcext:value-type="float">
            <text:p>0.089919290430656</text:p>
          </table:table-cell>
          <table:table-cell office:value-type="float" office:value="36.9426012287889" calcext:value-type="float">
            <text:p>36.9426012287889</text:p>
          </table:table-cell>
          <table:table-cell office:value-type="float" office:value="13.966033966034" calcext:value-type="float">
            <text:p>13.966033966034</text:p>
          </table:table-cell>
          <table:table-cell office:value-type="string" calcext:value-type="string">
            <text:p>e4aee694-23a2-45d4-b8d9-b749a94cea2c</text:p>
          </table:table-cell>
          <table:table-cell office:value-type="float" office:value="0.216077161821298" calcext:value-type="float">
            <text:p>0.216077161821298</text:p>
          </table:table-cell>
          <table:table-cell office:value-type="float" office:value="0.461045319438761" calcext:value-type="float">
            <text:p>0.46104531943876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.1923076923077" calcext:value-type="float">
            <text:p>20.1923076923077</text:p>
          </table:table-cell>
          <table:table-cell office:value-type="float" office:value="24.6553446553447" calcext:value-type="float">
            <text:p>24.6553446553447</text:p>
          </table:table-cell>
          <table:table-cell office:value-type="float" office:value="1.9182383275646" calcext:value-type="float">
            <text:p>1.9182383275646</text:p>
          </table:table-cell>
          <table:table-cell office:value-type="float" office:value="14.1025641025641" calcext:value-type="float">
            <text:p>14.1025641025641</text:p>
          </table:table-cell>
          <table:table-cell office:value-type="float" office:value="11.5094299653876" calcext:value-type="float">
            <text:p>11.5094299653876</text:p>
          </table:table-cell>
          <table:table-cell office:value-type="float" office:value="6.08974358974359" calcext:value-type="float">
            <text:p>6.08974358974359</text:p>
          </table:table-cell>
          <table:table-cell/>
        </table:table-row>
        <table:table-row table:style-name="ro1" table:visibility="filter">
          <table:table-cell office:value-type="string" calcext:value-type="string">
            <text:p>7e6f1497-6788-4921-8923-bc7346c29b5a</text:p>
          </table:table-cell>
          <table:table-cell office:value-type="float" office:value="54.7129459981109" calcext:value-type="float">
            <text:p>54.7129459981109</text:p>
          </table:table-cell>
          <table:table-cell office:value-type="float" office:value="66.2737262737263" calcext:value-type="float">
            <text:p>66.273726273726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0700503928629685" calcext:value-type="float">
            <text:p>0.070050392862969</text:p>
          </table:table-cell>
          <table:table-cell office:value-type="float" office:value="-0.10600143585557" calcext:value-type="float">
            <text:p>-0.10600143585557</text:p>
          </table:table-cell>
          <table:table-cell office:value-type="float" office:value="0.0634436653877816" calcext:value-type="float">
            <text:p>0.063443665387782</text:p>
          </table:table-cell>
          <table:table-cell office:value-type="float" office:value="0.130331792220194" calcext:value-type="float">
            <text:p>0.130331792220194</text:p>
          </table:table-cell>
          <table:table-cell office:value-type="float" office:value="0.0810891769698084" calcext:value-type="float">
            <text:p>0.081089176969809</text:p>
          </table:table-cell>
          <table:table-cell office:value-type="float" office:value="765.981243973552" calcext:value-type="float">
            <text:p>765.981243973552</text:p>
          </table:table-cell>
          <table:table-cell office:value-type="float" office:value="64.8551448551449" calcext:value-type="float">
            <text:p>64.8551448551449</text:p>
          </table:table-cell>
          <table:table-cell office:value-type="string" calcext:value-type="string">
            <text:p>7e6f1497-6788-4921-8923-bc7346c29b5a</text:p>
          </table:table-cell>
          <table:table-cell office:value-type="float" office:value="0.260903622879914" calcext:value-type="float">
            <text:p>0.260903622879914</text:p>
          </table:table-cell>
          <table:table-cell office:value-type="float" office:value="0.37853787384396" calcext:value-type="float">
            <text:p>0.3785378738439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.5512820512821" calcext:value-type="float">
            <text:p>19.5512820512821</text:p>
          </table:table-cell>
          <table:table-cell office:value-type="float" office:value="131.128871128871" calcext:value-type="float">
            <text:p>131.128871128871</text:p>
          </table:table-cell>
          <table:table-cell office:value-type="float" office:value="1.19287969757825" calcext:value-type="float">
            <text:p>1.19287969757825</text:p>
          </table:table-cell>
          <table:table-cell office:value-type="float" office:value="9.61538461538462" calcext:value-type="float">
            <text:p>9.61538461538462</text:p>
          </table:table-cell>
          <table:table-cell office:value-type="float" office:value="17.8931954636737" calcext:value-type="float">
            <text:p>17.8931954636737</text:p>
          </table:table-cell>
          <table:table-cell office:value-type="float" office:value="9.93589743589744" calcext:value-type="float">
            <text:p>9.93589743589744</text:p>
          </table:table-cell>
          <table:table-cell/>
        </table:table-row>
        <table:table-row table:style-name="ro1" table:visibility="filter">
          <table:table-cell office:value-type="string" calcext:value-type="string">
            <text:p>0ce5ac33-137f-4b28-90e6-089c4da53b57</text:p>
          </table:table-cell>
          <table:table-cell office:value-type="float" office:value="53.3383856391412" calcext:value-type="float">
            <text:p>53.3383856391412</text:p>
          </table:table-cell>
          <table:table-cell office:value-type="float" office:value="64.8751248751249" calcext:value-type="float">
            <text:p>64.875124875124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alse</text:p>
          </table:table-cell>
          <table:table-cell office:value-type="float" office:value="0.455302398071337" calcext:value-type="float">
            <text:p>0.455302398071337</text:p>
          </table:table-cell>
          <table:table-cell office:value-type="float" office:value="0.166261282960548" calcext:value-type="float">
            <text:p>0.166261282960548</text:p>
          </table:table-cell>
          <table:table-cell office:value-type="float" office:value="-0.109923053499616" calcext:value-type="float">
            <text:p>-0.109923053499616</text:p>
          </table:table-cell>
          <table:table-cell office:value-type="float" office:value="0.135283056229262" calcext:value-type="float">
            <text:p>0.135283056229262</text:p>
          </table:table-cell>
          <table:table-cell office:value-type="float" office:value="0.0806325848167098" calcext:value-type="float">
            <text:p>0.08063258481671</text:p>
          </table:table-cell>
          <table:table-cell office:value-type="float" office:value="746.737398947977" calcext:value-type="float">
            <text:p>746.737398947977</text:p>
          </table:table-cell>
          <table:table-cell office:value-type="float" office:value="61.3786213786214" calcext:value-type="float">
            <text:p>61.3786213786214</text:p>
          </table:table-cell>
          <table:table-cell office:value-type="string" calcext:value-type="string">
            <text:p>0ce5ac33-137f-4b28-90e6-089c4da53b57</text:p>
          </table:table-cell>
          <table:table-cell office:value-type="float" office:value="0.162051517923556" calcext:value-type="float">
            <text:p>0.162051517923556</text:p>
          </table:table-cell>
          <table:table-cell office:value-type="float" office:value="0.384197982247827" calcext:value-type="float">
            <text:p>0.38419798224782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.5897435897436" calcext:value-type="float">
            <text:p>18.5897435897436</text:p>
          </table:table-cell>
          <table:table-cell office:value-type="float" office:value="126.253746253746" calcext:value-type="float">
            <text:p>126.253746253746</text:p>
          </table:table-cell>
          <table:table-cell office:value-type="float" office:value="1.01627386407677" calcext:value-type="float">
            <text:p>1.01627386407677</text:p>
          </table:table-cell>
          <table:table-cell office:value-type="float" office:value="8.97435897435897" calcext:value-type="float">
            <text:p>8.97435897435897</text:p>
          </table:table-cell>
          <table:table-cell office:value-type="float" office:value="16.2603818252283" calcext:value-type="float">
            <text:p>16.2603818252283</text:p>
          </table:table-cell>
          <table:table-cell office:value-type="float" office:value="9.61538461538462" calcext:value-type="float">
            <text:p>9.61538461538462</text:p>
          </table:table-cell>
          <table:table-cell/>
        </table:table-row>
        <table:table-row table:style-name="ro1" table:visibility="filter">
          <table:table-cell office:value-type="string" calcext:value-type="string">
            <text:p>81932476-d001-4865-a63e-64224c2c1ca8</text:p>
          </table:table-cell>
          <table:table-cell office:value-type="float" office:value="52.8682562499879" calcext:value-type="float">
            <text:p>52.8682562499879</text:p>
          </table:table-cell>
          <table:table-cell office:value-type="float" office:value="64.4155844155844" calcext:value-type="float">
            <text:p>64.415584415584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alse</text:p>
          </table:table-cell>
          <table:table-cell office:value-type="float" office:value="0.239268791800514" calcext:value-type="float">
            <text:p>0.239268791800514</text:p>
          </table:table-cell>
          <table:table-cell office:value-type="float" office:value="0.0580378066880872" calcext:value-type="float">
            <text:p>0.058037806688087</text:p>
          </table:table-cell>
          <table:table-cell office:value-type="float" office:value="-0.064341449503459" calcext:value-type="float">
            <text:p>-0.064341449503459</text:p>
          </table:table-cell>
          <table:table-cell office:value-type="float" office:value="0.132709701368073" calcext:value-type="float">
            <text:p>0.132709701368073</text:p>
          </table:table-cell>
          <table:table-cell office:value-type="float" office:value="0.0805013259272993" calcext:value-type="float">
            <text:p>0.080501325927299</text:p>
          </table:table-cell>
          <table:table-cell office:value-type="float" office:value="740.155587499831" calcext:value-type="float">
            <text:p>740.155587499831</text:p>
          </table:table-cell>
          <table:table-cell office:value-type="float" office:value="60.3996003996004" calcext:value-type="float">
            <text:p>60.3996003996004</text:p>
          </table:table-cell>
          <table:table-cell office:value-type="string" calcext:value-type="string">
            <text:p>81932476-d001-4865-a63e-64224c2c1ca8</text:p>
          </table:table-cell>
          <table:table-cell office:value-type="float" office:value="0.254915288131212" calcext:value-type="float">
            <text:p>0.254915288131212</text:p>
          </table:table-cell>
          <table:table-cell office:value-type="float" office:value="0.356281378856415" calcext:value-type="float">
            <text:p>0.3562813788564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.6282051282051" calcext:value-type="float">
            <text:p>17.6282051282051</text:p>
          </table:table-cell>
          <table:table-cell office:value-type="float" office:value="124.815184815185" calcext:value-type="float">
            <text:p>124.815184815185</text:p>
          </table:table-cell>
          <table:table-cell office:value-type="float" office:value="0.899305182827858" calcext:value-type="float">
            <text:p>0.899305182827858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14.3888829252457" calcext:value-type="float">
            <text:p>14.3888829252457</text:p>
          </table:table-cell>
          <table:table-cell office:value-type="float" office:value="9.2948717948718" calcext:value-type="float">
            <text:p>9.2948717948718</text:p>
          </table:table-cell>
          <table:table-cell/>
        </table:table-row>
        <table:table-row table:style-name="ro1" table:visibility="filter">
          <table:table-cell office:value-type="string" calcext:value-type="string">
            <text:p>348529be-6f8e-439e-bf38-59bee819952d</text:p>
          </table:table-cell>
          <table:table-cell office:value-type="float" office:value="46.9502882048621" calcext:value-type="float">
            <text:p>46.9502882048621</text:p>
          </table:table-cell>
          <table:table-cell office:value-type="float" office:value="51.3686313686314" calcext:value-type="float">
            <text:p>51.368631368631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0557005016626462" calcext:value-type="float">
            <text:p>0.055700501662646</text:p>
          </table:table-cell>
          <table:table-cell office:value-type="float" office:value="-0.0980361632386036" calcext:value-type="float">
            <text:p>-0.098036163238604</text:p>
          </table:table-cell>
          <table:table-cell office:value-type="float" office:value="0.00697965288231326" calcext:value-type="float">
            <text:p>0.006979652882313</text:p>
          </table:table-cell>
          <table:table-cell office:value-type="float" office:value="0.129485648456546" calcext:value-type="float">
            <text:p>0.129485648456546</text:p>
          </table:table-cell>
          <table:table-cell office:value-type="float" office:value="0.0728849612008796" calcext:value-type="float">
            <text:p>0.07288496120088</text:p>
          </table:table-cell>
          <table:table-cell office:value-type="float" office:value="610.353746663208" calcext:value-type="float">
            <text:p>610.353746663208</text:p>
          </table:table-cell>
          <table:table-cell office:value-type="float" office:value="45.3146853146853" calcext:value-type="float">
            <text:p>45.3146853146853</text:p>
          </table:table-cell>
          <table:table-cell office:value-type="string" calcext:value-type="string">
            <text:p>348529be-6f8e-439e-bf38-59bee819952d</text:p>
          </table:table-cell>
          <table:table-cell office:value-type="float" office:value="0.353913297166402" calcext:value-type="float">
            <text:p>0.353913297166402</text:p>
          </table:table-cell>
          <table:table-cell office:value-type="float" office:value="0.486327082846499" calcext:value-type="float">
            <text:p>0.48632708284649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.6282051282051" calcext:value-type="float">
            <text:p>17.6282051282051</text:p>
          </table:table-cell>
          <table:table-cell office:value-type="float" office:value="96.6833166833167" calcext:value-type="float">
            <text:p>96.6833166833167</text:p>
          </table:table-cell>
          <table:table-cell office:value-type="float" office:value="1.11748611113699" calcext:value-type="float">
            <text:p>1.11748611113699</text:p>
          </table:table-cell>
          <table:table-cell office:value-type="float" office:value="9.2948717948718" calcext:value-type="float">
            <text:p>9.2948717948718</text:p>
          </table:table-cell>
          <table:table-cell office:value-type="float" office:value="13.4098333336438" calcext:value-type="float">
            <text:p>13.4098333336438</text:p>
          </table:table-cell>
          <table:table-cell office:value-type="float" office:value="8.33333333333333" calcext:value-type="float">
            <text:p>8.33333333333333</text:p>
          </table:table-cell>
          <table:table-cell/>
        </table:table-row>
        <table:table-row table:style-name="ro1" table:visibility="filter">
          <table:table-cell office:value-type="string" calcext:value-type="string">
            <text:p>71696fec-85ae-42de-b97a-6d792bfdea35</text:p>
          </table:table-cell>
          <table:table-cell office:value-type="float" office:value="54.9331520022588" calcext:value-type="float">
            <text:p>54.9331520022588</text:p>
          </table:table-cell>
          <table:table-cell office:value-type="float" office:value="66.4735264735265" calcext:value-type="float">
            <text:p>66.47352647352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140762682811068" calcext:value-type="float">
            <text:p>0.140762682811068</text:p>
          </table:table-cell>
          <table:table-cell office:value-type="float" office:value="0.0371924431307636" calcext:value-type="float">
            <text:p>0.037192443130764</text:p>
          </table:table-cell>
          <table:table-cell office:value-type="float" office:value="0.09024605432466" calcext:value-type="float">
            <text:p>0.09024605432466</text:p>
          </table:table-cell>
          <table:table-cell office:value-type="float" office:value="0.130210812387485" calcext:value-type="float">
            <text:p>0.130210812387485</text:p>
          </table:table-cell>
          <table:table-cell office:value-type="float" office:value="0.085222755349089" calcext:value-type="float">
            <text:p>0.085222755349089</text:p>
          </table:table-cell>
          <table:table-cell office:value-type="float" office:value="769.064128031623" calcext:value-type="float">
            <text:p>769.064128031623</text:p>
          </table:table-cell>
          <table:table-cell office:value-type="float" office:value="65.4145854145854" calcext:value-type="float">
            <text:p>65.4145854145854</text:p>
          </table:table-cell>
          <table:table-cell office:value-type="string" calcext:value-type="string">
            <text:p>71696fec-85ae-42de-b97a-6d792bfdea35</text:p>
          </table:table-cell>
          <table:table-cell office:value-type="float" office:value="0.207791356033348" calcext:value-type="float">
            <text:p>0.207791356033348</text:p>
          </table:table-cell>
          <table:table-cell office:value-type="float" office:value="0.391338366499923" calcext:value-type="float">
            <text:p>0.39133836649992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.6282051282051" calcext:value-type="float">
            <text:p>17.6282051282051</text:p>
          </table:table-cell>
          <table:table-cell office:value-type="float" office:value="131.888111888112" calcext:value-type="float">
            <text:p>131.888111888112</text:p>
          </table:table-cell>
          <table:table-cell office:value-type="float" office:value="0.937899875845661" calcext:value-type="float">
            <text:p>0.937899875845661</text:p>
          </table:table-cell>
          <table:table-cell office:value-type="float" office:value="8.65384615384615" calcext:value-type="float">
            <text:p>8.65384615384615</text:p>
          </table:table-cell>
          <table:table-cell office:value-type="float" office:value="14.0684981376849" calcext:value-type="float">
            <text:p>14.0684981376849</text:p>
          </table:table-cell>
          <table:table-cell office:value-type="float" office:value="8.97435897435897" calcext:value-type="float">
            <text:p>8.97435897435897</text:p>
          </table:table-cell>
          <table:table-cell/>
        </table:table-row>
        <table:table-row table:style-name="ro1" table:visibility="filter">
          <table:table-cell office:value-type="string" calcext:value-type="string">
            <text:p>10aee618-6ee4-4973-90f6-fc58394eff5c</text:p>
          </table:table-cell>
          <table:table-cell office:value-type="float" office:value="57.9104452174038" calcext:value-type="float">
            <text:p>57.9104452174038</text:p>
          </table:table-cell>
          <table:table-cell office:value-type="float" office:value="69.6703296703297" calcext:value-type="float">
            <text:p>69.67032967032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123757930168578" calcext:value-type="float">
            <text:p>0.123757930168578</text:p>
          </table:table-cell>
          <table:table-cell office:value-type="float" office:value="-0.0721960163968765" calcext:value-type="float">
            <text:p>-0.072196016396877</text:p>
          </table:table-cell>
          <table:table-cell office:value-type="float" office:value="-0.129746307130712" calcext:value-type="float">
            <text:p>-0.129746307130712</text:p>
          </table:table-cell>
          <table:table-cell office:value-type="float" office:value="0.134099714165227" calcext:value-type="float">
            <text:p>0.134099714165227</text:p>
          </table:table-cell>
          <table:table-cell office:value-type="float" office:value="0.0825262699890287" calcext:value-type="float">
            <text:p>0.082526269989029</text:p>
          </table:table-cell>
          <table:table-cell office:value-type="float" office:value="810.746233043653" calcext:value-type="float">
            <text:p>810.746233043653</text:p>
          </table:table-cell>
          <table:table-cell office:value-type="float" office:value="71.7082917082917" calcext:value-type="float">
            <text:p>71.7082917082917</text:p>
          </table:table-cell>
          <table:table-cell office:value-type="string" calcext:value-type="string">
            <text:p>10aee618-6ee4-4973-90f6-fc58394eff5c</text:p>
          </table:table-cell>
          <table:table-cell office:value-type="float" office:value="0.433333381762434" calcext:value-type="float">
            <text:p>0.433333381762434</text:p>
          </table:table-cell>
          <table:table-cell office:value-type="float" office:value="0.419635538298334" calcext:value-type="float">
            <text:p>0.41963553829833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141.378621378621" calcext:value-type="float">
            <text:p>141.378621378621</text:p>
          </table:table-cell>
          <table:table-cell office:value-type="float" office:value="0.879114278557598" calcext:value-type="float">
            <text:p>0.879114278557598</text:p>
          </table:table-cell>
          <table:table-cell office:value-type="float" office:value="8.01282051282051" calcext:value-type="float">
            <text:p>8.01282051282051</text:p>
          </table:table-cell>
          <table:table-cell office:value-type="float" office:value="14.0658284569216" calcext:value-type="float">
            <text:p>14.0658284569216</text:p>
          </table:table-cell>
          <table:table-cell office:value-type="float" office:value="8.65384615384615" calcext:value-type="float">
            <text:p>8.65384615384615</text:p>
          </table:table-cell>
          <table:table-cell/>
        </table:table-row>
        <table:table-row table:style-name="ro1" table:visibility="filter">
          <table:table-cell office:value-type="string" calcext:value-type="string">
            <text:p>31d1efe7-0cf3-43f4-85fd-846e27252f67</text:p>
          </table:table-cell>
          <table:table-cell office:value-type="float" office:value="57.5431972531939" calcext:value-type="float">
            <text:p>57.5431972531939</text:p>
          </table:table-cell>
          <table:table-cell office:value-type="float" office:value="69.1108891108891" calcext:value-type="float">
            <text:p>69.110889110889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0776202038093219" calcext:value-type="float">
            <text:p>0.077620203809322</text:p>
          </table:table-cell>
          <table:table-cell office:value-type="float" office:value="0.0808244610026043" calcext:value-type="float">
            <text:p>0.080824461002604</text:p>
          </table:table-cell>
          <table:table-cell office:value-type="float" office:value="-0.186604973069518" calcext:value-type="float">
            <text:p>-0.186604973069518</text:p>
          </table:table-cell>
          <table:table-cell office:value-type="float" office:value="0.135532075279299" calcext:value-type="float">
            <text:p>0.135532075279299</text:p>
          </table:table-cell>
          <table:table-cell office:value-type="float" office:value="0.0813818203665446" calcext:value-type="float">
            <text:p>0.081381820366545</text:p>
          </table:table-cell>
          <table:table-cell office:value-type="float" office:value="805.604761544715" calcext:value-type="float">
            <text:p>805.604761544715</text:p>
          </table:table-cell>
          <table:table-cell office:value-type="float" office:value="71.1288711288711" calcext:value-type="float">
            <text:p>71.1288711288711</text:p>
          </table:table-cell>
          <table:table-cell office:value-type="string" calcext:value-type="string">
            <text:p>31d1efe7-0cf3-43f4-85fd-846e27252f67</text:p>
          </table:table-cell>
          <table:table-cell office:value-type="float" office:value="0.415915149449661" calcext:value-type="float">
            <text:p>0.415915149449661</text:p>
          </table:table-cell>
          <table:table-cell office:value-type="float" office:value="0.437318866292729" calcext:value-type="float">
            <text:p>0.43731886629272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.7051282051282" calcext:value-type="float">
            <text:p>15.7051282051282</text:p>
          </table:table-cell>
          <table:table-cell office:value-type="float" office:value="140.23976023976" calcext:value-type="float">
            <text:p>140.23976023976</text:p>
          </table:table-cell>
          <table:table-cell office:value-type="float" office:value="0.826911661456073" calcext:value-type="float">
            <text:p>0.826911661456073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3.2305865832972" calcext:value-type="float">
            <text:p>13.2305865832972</text:p>
          </table:table-cell>
          <table:table-cell office:value-type="float" office:value="8.01282051282051" calcext:value-type="float">
            <text:p>8.01282051282051</text:p>
          </table:table-cell>
          <table:table-cell/>
        </table:table-row>
        <table:table-row table:style-name="ro1" table:visibility="filter">
          <table:table-cell office:value-type="string" calcext:value-type="string">
            <text:p>bb6dc850-c328-4709-bc20-89fc083013fb</text:p>
          </table:table-cell>
          <table:table-cell office:value-type="float" office:value="63.0809906566338" calcext:value-type="float">
            <text:p>63.0809906566338</text:p>
          </table:table-cell>
          <table:table-cell office:value-type="float" office:value="74.6253746253746" calcext:value-type="float">
            <text:p>74.625374625374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float" office:value="0.295848663707873" calcext:value-type="float">
            <text:p>0.295848663707873</text:p>
          </table:table-cell>
          <table:table-cell office:value-type="float" office:value="0.290678063672169" calcext:value-type="float">
            <text:p>0.290678063672169</text:p>
          </table:table-cell>
          <table:table-cell office:value-type="float" office:value="-0.0677804434142509" calcext:value-type="float">
            <text:p>-0.067780443414251</text:p>
          </table:table-cell>
          <table:table-cell office:value-type="float" office:value="0.133330650215379" calcext:value-type="float">
            <text:p>0.133330650215379</text:p>
          </table:table-cell>
          <table:table-cell office:value-type="float" office:value="0.0792765790714369" calcext:value-type="float">
            <text:p>0.079276579071437</text:p>
          </table:table-cell>
          <table:table-cell office:value-type="float" office:value="946.214859849507" calcext:value-type="float">
            <text:p>946.214859849507</text:p>
          </table:table-cell>
          <table:table-cell office:value-type="float" office:value="84.2757242757243" calcext:value-type="float">
            <text:p>84.2757242757243</text:p>
          </table:table-cell>
          <table:table-cell office:value-type="string" calcext:value-type="string">
            <text:p>bb6dc850-c328-4709-bc20-89fc083013fb</text:p>
          </table:table-cell>
          <table:table-cell office:value-type="float" office:value="0.100884357066352" calcext:value-type="float">
            <text:p>0.100884357066352</text:p>
          </table:table-cell>
          <table:table-cell office:value-type="float" office:value="0.38248155626994" calcext:value-type="float">
            <text:p>0.3824815562699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.0641025641026" calcext:value-type="float">
            <text:p>15.0641025641026</text:p>
          </table:table-cell>
          <table:table-cell office:value-type="float" office:value="158.901098901099" calcext:value-type="float">
            <text:p>158.901098901099</text:p>
          </table:table-cell>
          <table:table-cell office:value-type="float" office:value="0.824793163667669" calcext:value-type="float">
            <text:p>0.824793163667669</text:p>
          </table:table-cell>
          <table:table-cell office:value-type="float" office:value="7.37179487179487" calcext:value-type="float">
            <text:p>7.37179487179487</text:p>
          </table:table-cell>
          <table:table-cell office:value-type="float" office:value="13.1966906186827" calcext:value-type="float">
            <text:p>13.1966906186827</text:p>
          </table:table-cell>
          <table:table-cell office:value-type="float" office:value="7.69230769230769" calcext:value-type="float">
            <text:p>7.69230769230769</text:p>
          </table:table-cell>
          <table:table-cell/>
        </table:table-row>
        <table:table-row table:style-name="ro1" table:visibility="filter">
          <table:table-cell office:value-type="string" calcext:value-type="string">
            <text:p>912f00d8-da60-4f90-9c95-f385bbacf2cb</text:p>
          </table:table-cell>
          <table:table-cell office:value-type="float" office:value="54.2616600695573" calcext:value-type="float">
            <text:p>54.2616600695573</text:p>
          </table:table-cell>
          <table:table-cell office:value-type="float" office:value="65.8741258741259" calcext:value-type="float">
            <text:p>65.874125874125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alse</text:p>
          </table:table-cell>
          <table:table-cell office:value-type="float" office:value="-0.0379363494325674" calcext:value-type="float">
            <text:p>-0.037936349432568</text:p>
          </table:table-cell>
          <table:table-cell office:value-type="float" office:value="0.160517689394182" calcext:value-type="float">
            <text:p>0.160517689394182</text:p>
          </table:table-cell>
          <table:table-cell office:value-type="float" office:value="-0.0362872610593463" calcext:value-type="float">
            <text:p>-0.036287261059346</text:p>
          </table:table-cell>
          <table:table-cell office:value-type="float" office:value="0.135003439637526" calcext:value-type="float">
            <text:p>0.135003439637526</text:p>
          </table:table-cell>
          <table:table-cell office:value-type="float" office:value="0.0804041342588586" calcext:value-type="float">
            <text:p>0.080404134258859</text:p>
          </table:table-cell>
          <table:table-cell office:value-type="float" office:value="759.663240973802" calcext:value-type="float">
            <text:p>759.663240973802</text:p>
          </table:table-cell>
          <table:table-cell office:value-type="float" office:value="63.6363636363636" calcext:value-type="float">
            <text:p>63.6363636363636</text:p>
          </table:table-cell>
          <table:table-cell office:value-type="string" calcext:value-type="string">
            <text:p>912f00d8-da60-4f90-9c95-f385bbacf2cb</text:p>
          </table:table-cell>
          <table:table-cell office:value-type="float" office:value="0.419771647931135" calcext:value-type="float">
            <text:p>0.419771647931135</text:p>
          </table:table-cell>
          <table:table-cell office:value-type="float" office:value="0.336176538339256" calcext:value-type="float">
            <text:p>0.33617653833925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.4230769230769" calcext:value-type="float">
            <text:p>14.4230769230769</text:p>
          </table:table-cell>
          <table:table-cell office:value-type="float" office:value="129.51048951049" calcext:value-type="float">
            <text:p>129.51048951049</text:p>
          </table:table-cell>
          <table:table-cell office:value-type="float" office:value="0.822787821460384" calcext:value-type="float">
            <text:p>0.822787821460384</text:p>
          </table:table-cell>
          <table:table-cell office:value-type="float" office:value="7.05128205128205" calcext:value-type="float">
            <text:p>7.05128205128205</text:p>
          </table:table-cell>
          <table:table-cell office:value-type="float" office:value="13.1646051433661" calcext:value-type="float">
            <text:p>13.1646051433661</text:p>
          </table:table-cell>
          <table:table-cell office:value-type="float" office:value="7.37179487179487" calcext:value-type="float">
            <text:p>7.37179487179487</text:p>
          </table:table-cell>
          <table:table-cell/>
        </table:table-row>
        <table:table-row table:style-name="ro1" table:visibility="filter">
          <table:table-cell office:value-type="string" calcext:value-type="string">
            <text:p>72b0582a-cc7e-420d-966a-348b87b43c48</text:p>
          </table:table-cell>
          <table:table-cell office:value-type="float" office:value="55.996336882741" calcext:value-type="float">
            <text:p>55.996336882741</text:p>
          </table:table-cell>
          <table:table-cell office:value-type="float" office:value="67.2527472527473" calcext:value-type="float">
            <text:p>67.252747252747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0566927141442983" calcext:value-type="float">
            <text:p>0.056692714144298</text:p>
          </table:table-cell>
          <table:table-cell office:value-type="float" office:value="0.10295265582113" calcext:value-type="float">
            <text:p>0.10295265582113</text:p>
          </table:table-cell>
          <table:table-cell office:value-type="float" office:value="-0.0368731535999521" calcext:value-type="float">
            <text:p>-0.036873153599952</text:p>
          </table:table-cell>
          <table:table-cell office:value-type="float" office:value="0.134105273158284" calcext:value-type="float">
            <text:p>0.134105273158284</text:p>
          </table:table-cell>
          <table:table-cell office:value-type="float" office:value="0.0829503324427549" calcext:value-type="float">
            <text:p>0.082950332442755</text:p>
          </table:table-cell>
          <table:table-cell office:value-type="float" office:value="783.948716358374" calcext:value-type="float">
            <text:p>783.948716358374</text:p>
          </table:table-cell>
          <table:table-cell office:value-type="float" office:value="68.0719280719281" calcext:value-type="float">
            <text:p>68.0719280719281</text:p>
          </table:table-cell>
          <table:table-cell office:value-type="string" calcext:value-type="string">
            <text:p>72b0582a-cc7e-420d-966a-348b87b43c48</text:p>
          </table:table-cell>
          <table:table-cell office:value-type="float" office:value="0.222896558878398" calcext:value-type="float">
            <text:p>0.222896558878398</text:p>
          </table:table-cell>
          <table:table-cell office:value-type="float" office:value="0.369106147704813" calcext:value-type="float">
            <text:p>0.36910614770481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.7820512820513" calcext:value-type="float">
            <text:p>13.7820512820513</text:p>
          </table:table-cell>
          <table:table-cell office:value-type="float" office:value="135.324675324675" calcext:value-type="float">
            <text:p>135.324675324675</text:p>
          </table:table-cell>
          <table:table-cell office:value-type="float" office:value="0.801970883310004" calcext:value-type="float">
            <text:p>0.801970883310004</text:p>
          </table:table-cell>
          <table:table-cell office:value-type="float" office:value="6.73076923076923" calcext:value-type="float">
            <text:p>6.73076923076923</text:p>
          </table:table-cell>
          <table:table-cell office:value-type="float" office:value="12.8315341329601" calcext:value-type="float">
            <text:p>12.8315341329601</text:p>
          </table:table-cell>
          <table:table-cell office:value-type="float" office:value="7.05128205128205" calcext:value-type="float">
            <text:p>7.05128205128205</text:p>
          </table:table-cell>
          <table:table-cell/>
        </table:table-row>
        <table:table-row table:style-name="ro1" table:visibility="filter">
          <table:table-cell office:value-type="string" calcext:value-type="string">
            <text:p>608d0455-103c-437a-a5e6-8fe8b3dc75cd</text:p>
          </table:table-cell>
          <table:table-cell office:value-type="float" office:value="53.1754222771588" calcext:value-type="float">
            <text:p>53.1754222771588</text:p>
          </table:table-cell>
          <table:table-cell office:value-type="float" office:value="64.7152847152847" calcext:value-type="float">
            <text:p>64.715284715284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alse</text:p>
          </table:table-cell>
          <table:table-cell office:value-type="float" office:value="-0.00455754249333581" calcext:value-type="float">
            <text:p>-0.004557542493336</text:p>
          </table:table-cell>
          <table:table-cell office:value-type="float" office:value="-0.0932554543016461" calcext:value-type="float">
            <text:p>-0.093255454301646</text:p>
          </table:table-cell>
          <table:table-cell office:value-type="float" office:value="-0.10597327799548" calcext:value-type="float">
            <text:p>-0.10597327799548</text:p>
          </table:table-cell>
          <table:table-cell office:value-type="float" office:value="0.134833996689555" calcext:value-type="float">
            <text:p>0.134833996689555</text:p>
          </table:table-cell>
          <table:table-cell office:value-type="float" office:value="0.0801570777126395" calcext:value-type="float">
            <text:p>0.08015707771264</text:p>
          </table:table-cell>
          <table:table-cell office:value-type="float" office:value="744.455911880223" calcext:value-type="float">
            <text:p>744.455911880223</text:p>
          </table:table-cell>
          <table:table-cell office:value-type="float" office:value="61.0789210789211" calcext:value-type="float">
            <text:p>61.0789210789211</text:p>
          </table:table-cell>
          <table:table-cell office:value-type="string" calcext:value-type="string">
            <text:p>608d0455-103c-437a-a5e6-8fe8b3dc75cd</text:p>
          </table:table-cell>
          <table:table-cell office:value-type="float" office:value="0.390793725081064" calcext:value-type="float">
            <text:p>0.390793725081064</text:p>
          </table:table-cell>
          <table:table-cell office:value-type="float" office:value="0.382305394401514" calcext:value-type="float">
            <text:p>0.38230539440151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.8205128205128" calcext:value-type="float">
            <text:p>12.8205128205128</text:p>
          </table:table-cell>
          <table:table-cell office:value-type="float" office:value="125.794205794206" calcext:value-type="float">
            <text:p>125.794205794206</text:p>
          </table:table-cell>
          <table:table-cell office:value-type="float" office:value="0.746591380116008" calcext:value-type="float">
            <text:p>0.746591380116008</text:p>
          </table:table-cell>
          <table:table-cell office:value-type="float" office:value="6.08974358974359" calcext:value-type="float">
            <text:p>6.08974358974359</text:p>
          </table:table-cell>
          <table:table-cell office:value-type="float" office:value="11.9454620818561" calcext:value-type="float">
            <text:p>11.9454620818561</text:p>
          </table:table-cell>
          <table:table-cell office:value-type="float" office:value="6.73076923076923" calcext:value-type="float">
            <text:p>6.73076923076923</text:p>
          </table:table-cell>
          <table:table-cell/>
        </table:table-row>
        <table:table-row table:style-name="ro1" table:visibility="filter">
          <table:table-cell office:value-type="string" calcext:value-type="string">
            <text:p>b03cfa25-42e8-4efd-b428-ce4c7307ba0e</text:p>
          </table:table-cell>
          <table:table-cell office:value-type="float" office:value="12.2798940266663" calcext:value-type="float">
            <text:p>12.2798940266663</text:p>
          </table:table-cell>
          <table:table-cell office:value-type="float" office:value="15.5844155844156" calcext:value-type="float">
            <text:p>15.58441558441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float" office:value="0.111415272577341" calcext:value-type="float">
            <text:p>0.111415272577341</text:p>
          </table:table-cell>
          <table:table-cell office:value-type="float" office:value="-0.0754726449955667" calcext:value-type="float">
            <text:p>-0.075472644995567</text:p>
          </table:table-cell>
          <table:table-cell office:value-type="float" office:value="0.0315228340743951" calcext:value-type="float">
            <text:p>0.031522834074395</text:p>
          </table:table-cell>
          <table:table-cell office:value-type="float" office:value="0.132090091795541" calcext:value-type="float">
            <text:p>0.132090091795541</text:p>
          </table:table-cell>
          <table:table-cell office:value-type="float" office:value="0.0817367567382856" calcext:value-type="float">
            <text:p>0.081736756738286</text:p>
          </table:table-cell>
          <table:table-cell office:value-type="float" office:value="171.918516373328" calcext:value-type="float">
            <text:p>171.918516373328</text:p>
          </table:table-cell>
          <table:table-cell office:value-type="float" office:value="21.1988011988012" calcext:value-type="float">
            <text:p>21.1988011988012</text:p>
          </table:table-cell>
          <table:table-cell office:value-type="string" calcext:value-type="string">
            <text:p>b03cfa25-42e8-4efd-b428-ce4c7307ba0e</text:p>
          </table:table-cell>
          <table:table-cell office:value-type="float" office:value="0.183825423321142" calcext:value-type="float">
            <text:p>0.183825423321142</text:p>
          </table:table-cell>
          <table:table-cell office:value-type="float" office:value="0.387476873807174" calcext:value-type="float">
            <text:p>0.38747687380717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.8205128205128" calcext:value-type="float">
            <text:p>12.8205128205128</text:p>
          </table:table-cell>
          <table:table-cell office:value-type="float" office:value="36.7832167832168" calcext:value-type="float">
            <text:p>36.7832167832168</text:p>
          </table:table-cell>
          <table:table-cell office:value-type="float" office:value="0.777142227392794" calcext:value-type="float">
            <text:p>0.777142227392794</text:p>
          </table:table-cell>
          <table:table-cell office:value-type="float" office:value="6.41025641025641" calcext:value-type="float">
            <text:p>6.41025641025641</text:p>
          </table:table-cell>
          <table:table-cell office:value-type="float" office:value="11.6571334108919" calcext:value-type="float">
            <text:p>11.6571334108919</text:p>
          </table:table-cell>
          <table:table-cell office:value-type="float" office:value="6.41025641025641" calcext:value-type="float">
            <text:p>6.41025641025641</text:p>
          </table:table-cell>
          <table:table-cell/>
        </table:table-row>
        <table:table-row table:style-name="ro1" table:visibility="filter">
          <table:table-cell office:value-type="string" calcext:value-type="string">
            <text:p>ad383b61-e299-4315-9352-e610d9dc024a</text:p>
          </table:table-cell>
          <table:table-cell office:value-type="float" office:value="23.2188019661616" calcext:value-type="float">
            <text:p>23.2188019661616</text:p>
          </table:table-cell>
          <table:table-cell office:value-type="float" office:value="25.5944055944056" calcext:value-type="float">
            <text:p>25.594405594405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alse</text:p>
          </table:table-cell>
          <table:table-cell office:value-type="float" office:value="0.0519126103653275" calcext:value-type="float">
            <text:p>0.051912610365328</text:p>
          </table:table-cell>
          <table:table-cell office:value-type="float" office:value="0.117236709397374" calcext:value-type="float">
            <text:p>0.117236709397374</text:p>
          </table:table-cell>
          <table:table-cell office:value-type="float" office:value="-0.0893511543519151" calcext:value-type="float">
            <text:p>-0.089351154351915</text:p>
          </table:table-cell>
          <table:table-cell office:value-type="float" office:value="0.144334808461363" calcext:value-type="float">
            <text:p>0.144334808461363</text:p>
          </table:table-cell>
          <table:table-cell office:value-type="float" office:value="0.0805993693286894" calcext:value-type="float">
            <text:p>0.08059936932869</text:p>
          </table:table-cell>
          <table:table-cell office:value-type="float" office:value="394.719633424747" calcext:value-type="float">
            <text:p>394.719633424747</text:p>
          </table:table-cell>
          <table:table-cell office:value-type="float" office:value="31.5284715284715" calcext:value-type="float">
            <text:p>31.5284715284715</text:p>
          </table:table-cell>
          <table:table-cell office:value-type="string" calcext:value-type="string">
            <text:p>ad383b61-e299-4315-9352-e610d9dc024a</text:p>
          </table:table-cell>
          <table:table-cell office:value-type="float" office:value="0.182152739303969" calcext:value-type="float">
            <text:p>0.182152739303969</text:p>
          </table:table-cell>
          <table:table-cell office:value-type="float" office:value="0.418072694119872" calcext:value-type="float">
            <text:p>0.41807269411987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.2179487179487" calcext:value-type="float">
            <text:p>11.2179487179487</text:p>
          </table:table-cell>
          <table:table-cell office:value-type="float" office:value="57.1228771228771" calcext:value-type="float">
            <text:p>57.1228771228771</text:p>
          </table:table-cell>
          <table:table-cell office:value-type="float" office:value="0.555030578019474" calcext:value-type="float">
            <text:p>0.555030578019474</text:p>
          </table:table-cell>
          <table:table-cell office:value-type="float" office:value="5.44871794871795" calcext:value-type="float">
            <text:p>5.44871794871795</text:p>
          </table:table-cell>
          <table:table-cell office:value-type="float" office:value="9.99055040435053" calcext:value-type="float">
            <text:p>9.99055040435053</text:p>
          </table:table-cell>
          <table:table-cell office:value-type="float" office:value="5.76923076923077" calcext:value-type="float">
            <text:p>5.76923076923077</text:p>
          </table:table-cell>
          <table:table-cell/>
        </table:table-row>
        <table:table-row table:style-name="ro1" table:visibility="filter">
          <table:table-cell office:value-type="string" calcext:value-type="string">
            <text:p>21a75b7c-088e-472f-b2ff-ab0800f3ae54</text:p>
          </table:table-cell>
          <table:table-cell office:value-type="float" office:value="25.4484766009602" calcext:value-type="float">
            <text:p>25.448476600960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0546103928469619" calcext:value-type="float">
            <text:p>0.054610392846962</text:p>
          </table:table-cell>
          <table:table-cell office:value-type="float" office:value="-0.069126298283599" calcext:value-type="float">
            <text:p>-0.069126298283599</text:p>
          </table:table-cell>
          <table:table-cell office:value-type="float" office:value="-0.183497049763249" calcext:value-type="float">
            <text:p>-0.183497049763249</text:p>
          </table:table-cell>
          <table:table-cell office:value-type="float" office:value="0.128386580658672" calcext:value-type="float">
            <text:p>0.128386580658672</text:p>
          </table:table-cell>
          <table:table-cell office:value-type="float" office:value="0.0602990267239326" calcext:value-type="float">
            <text:p>0.060299026723933</text:p>
          </table:table-cell>
          <table:table-cell office:value-type="float" office:value="432.624102216323" calcext:value-type="float">
            <text:p>432.624102216323</text:p>
          </table:table-cell>
          <table:table-cell office:value-type="float" office:value="32.987012987013" calcext:value-type="float">
            <text:p>32.987012987013</text:p>
          </table:table-cell>
          <table:table-cell office:value-type="string" calcext:value-type="string">
            <text:p>21a75b7c-088e-472f-b2ff-ab0800f3ae54</text:p>
          </table:table-cell>
          <table:table-cell office:value-type="float" office:value="0.387072443316189" calcext:value-type="float">
            <text:p>0.387072443316189</text:p>
          </table:table-cell>
          <table:table-cell office:value-type="float" office:value="0.3605764042364" calcext:value-type="float">
            <text:p>0.360576404236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.2564102564103" calcext:value-type="float">
            <text:p>10.2564102564103</text:p>
          </table:table-cell>
          <table:table-cell office:value-type="float" office:value="60.2597402597403" calcext:value-type="float">
            <text:p>60.2597402597403</text:p>
          </table:table-cell>
          <table:table-cell office:value-type="float" office:value="0.546172866199452" calcext:value-type="float">
            <text:p>0.546172866199452</text:p>
          </table:table-cell>
          <table:table-cell office:value-type="float" office:value="5.12820512820513" calcext:value-type="float">
            <text:p>5.12820512820513</text:p>
          </table:table-cell>
          <table:table-cell office:value-type="float" office:value="7.10024726059288" calcext:value-type="float">
            <text:p>7.10024726059288</text:p>
          </table:table-cell>
          <table:table-cell office:value-type="float" office:value="5.12820512820513" calcext:value-type="float">
            <text:p>5.12820512820513</text:p>
          </table:table-cell>
          <table:table-cell/>
        </table:table-row>
        <table:table-row table:style-name="ro1" table:visibility="filter">
          <table:table-cell office:value-type="string" calcext:value-type="string">
            <text:p>6b8f5195-347c-4c4a-ba35-19435dd573ea</text:p>
          </table:table-cell>
          <table:table-cell office:value-type="float" office:value="56.8433835824231" calcext:value-type="float">
            <text:p>56.8433835824231</text:p>
          </table:table-cell>
          <table:table-cell office:value-type="float" office:value="68.1318681318681" calcext:value-type="float">
            <text:p>68.131868131868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office:value-type="float" office:value="0.0195648929285866" calcext:value-type="float">
            <text:p>0.019564892928587</text:p>
          </table:table-cell>
          <table:table-cell office:value-type="float" office:value="0.145692641464904" calcext:value-type="float">
            <text:p>0.145692641464904</text:p>
          </table:table-cell>
          <table:table-cell office:value-type="float" office:value="-0.156666271619758" calcext:value-type="float">
            <text:p>-0.156666271619758</text:p>
          </table:table-cell>
          <table:table-cell office:value-type="float" office:value="0.135457226954855" calcext:value-type="float">
            <text:p>0.135457226954855</text:p>
          </table:table-cell>
          <table:table-cell office:value-type="float" office:value="0.0806837118282562" calcext:value-type="float">
            <text:p>0.080683711828256</text:p>
          </table:table-cell>
          <table:table-cell office:value-type="float" office:value="795.807370153924" calcext:value-type="float">
            <text:p>795.807370153924</text:p>
          </table:table-cell>
          <table:table-cell office:value-type="float" office:value="69.9100899100899" calcext:value-type="float">
            <text:p>69.9100899100899</text:p>
          </table:table-cell>
          <table:table-cell office:value-type="string" calcext:value-type="string">
            <text:p>6b8f5195-347c-4c4a-ba35-19435dd573ea</text:p>
          </table:table-cell>
          <table:table-cell office:value-type="float" office:value="0.289696936204537" calcext:value-type="float">
            <text:p>0.289696936204537</text:p>
          </table:table-cell>
          <table:table-cell office:value-type="float" office:value="0.446637476730912" calcext:value-type="float">
            <text:p>0.44663747673091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.93589743589744" calcext:value-type="float">
            <text:p>9.93589743589744</text:p>
          </table:table-cell>
          <table:table-cell office:value-type="float" office:value="138.041958041958" calcext:value-type="float">
            <text:p>138.041958041958</text:p>
          </table:table-cell>
          <table:table-cell office:value-type="float" office:value="0.526393927830846" calcext:value-type="float">
            <text:p>0.526393927830846</text:p>
          </table:table-cell>
          <table:table-cell office:value-type="float" office:value="4.48717948717949" calcext:value-type="float">
            <text:p>4.48717948717949</text:p>
          </table:table-cell>
          <table:table-cell office:value-type="float" office:value="8.42230284529353" calcext:value-type="float">
            <text:p>8.42230284529353</text:p>
          </table:table-cell>
          <table:table-cell office:value-type="float" office:value="5.44871794871795" calcext:value-type="float">
            <text:p>5.44871794871795</text:p>
          </table:table-cell>
          <table:table-cell/>
        </table:table-row>
        <table:table-row table:style-name="ro1" table:visibility="filter">
          <table:table-cell office:value-type="string" calcext:value-type="string">
            <text:p>e5cf629d-7c22-4f44-9417-1bbb46758f71</text:p>
          </table:table-cell>
          <table:table-cell office:value-type="float" office:value="73.9776505457187" calcext:value-type="float">
            <text:p>73.9776505457187</text:p>
          </table:table-cell>
          <table:table-cell office:value-type="float" office:value="84.9150849150849" calcext:value-type="float">
            <text:p>84.9150849150849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alse</text:p>
          </table:table-cell>
          <table:table-cell office:value-type="float" office:value="0.0260214976336267" calcext:value-type="float">
            <text:p>0.026021497633627</text:p>
          </table:table-cell>
          <table:table-cell office:value-type="float" office:value="0.0885093563381269" calcext:value-type="float">
            <text:p>0.088509356338127</text:p>
          </table:table-cell>
          <table:table-cell office:value-type="float" office:value="-0.032295361199003" calcext:value-type="float">
            <text:p>-0.032295361199003</text:p>
          </table:table-cell>
          <table:table-cell office:value-type="float" office:value="0.10042306473609" calcext:value-type="float">
            <text:p>0.10042306473609</text:p>
          </table:table-cell>
          <table:table-cell office:value-type="float" office:value="0.0845407399547457" calcext:value-type="float">
            <text:p>0.084540739954746</text:p>
          </table:table-cell>
          <table:table-cell office:value-type="float" office:value="665.798854911468" calcext:value-type="float">
            <text:p>665.798854911468</text:p>
          </table:table-cell>
          <table:table-cell office:value-type="float" office:value="51.2887112887113" calcext:value-type="float">
            <text:p>51.2887112887113</text:p>
          </table:table-cell>
          <table:table-cell office:value-type="string" calcext:value-type="string">
            <text:p>e5cf629d-7c22-4f44-9417-1bbb46758f71</text:p>
          </table:table-cell>
          <table:table-cell office:value-type="float" office:value="0.346787493582103" calcext:value-type="float">
            <text:p>0.346787493582103</text:p>
          </table:table-cell>
          <table:table-cell office:value-type="float" office:value="0.472170586846539" calcext:value-type="float">
            <text:p>0.47217058684653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.65384615384615" calcext:value-type="float">
            <text:p>8.65384615384615</text:p>
          </table:table-cell>
          <table:table-cell office:value-type="float" office:value="136.203796203796" calcext:value-type="float">
            <text:p>136.203796203796</text:p>
          </table:table-cell>
          <table:table-cell office:value-type="float" office:value="0.65019970867447" calcext:value-type="float">
            <text:p>0.65019970867447</text:p>
          </table:table-cell>
          <table:table-cell office:value-type="float" office:value="5.76923076923077" calcext:value-type="float">
            <text:p>5.76923076923077</text:p>
          </table:table-cell>
          <table:table-cell office:value-type="float" office:value="4.55139796072129" calcext:value-type="float">
            <text:p>4.55139796072129</text:p>
          </table:table-cell>
          <table:table-cell office:value-type="float" office:value="2.88461538461538" calcext:value-type="float">
            <text:p>2.88461538461538</text:p>
          </table:table-cell>
          <table:table-cell/>
        </table:table-row>
        <table:table-row table:style-name="ro1" table:visibility="filter">
          <table:table-cell office:value-type="string" calcext:value-type="string">
            <text:p>b14ea775-5ace-43c4-adcb-34050ac1188e</text:p>
          </table:table-cell>
          <table:table-cell office:value-type="float" office:value="54.0134541629916" calcext:value-type="float">
            <text:p>54.0134541629916</text:p>
          </table:table-cell>
          <table:table-cell office:value-type="float" office:value="65.5144855144855" calcext:value-type="float">
            <text:p>65.51448551448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159438947188245" calcext:value-type="float">
            <text:p>0.159438947188245</text:p>
          </table:table-cell>
          <table:table-cell office:value-type="float" office:value="0.115543012405107" calcext:value-type="float">
            <text:p>0.115543012405107</text:p>
          </table:table-cell>
          <table:table-cell office:value-type="float" office:value="0.125349569509243" calcext:value-type="float">
            <text:p>0.125349569509243</text:p>
          </table:table-cell>
          <table:table-cell office:value-type="float" office:value="0.131144991826256" calcext:value-type="float">
            <text:p>0.131144991826256</text:p>
          </table:table-cell>
          <table:table-cell office:value-type="float" office:value="0.0807246480741999" calcext:value-type="float">
            <text:p>0.0807246480742</text:p>
          </table:table-cell>
          <table:table-cell office:value-type="float" office:value="756.188358281882" calcext:value-type="float">
            <text:p>756.188358281882</text:p>
          </table:table-cell>
          <table:table-cell office:value-type="float" office:value="62.9370629370629" calcext:value-type="float">
            <text:p>62.9370629370629</text:p>
          </table:table-cell>
          <table:table-cell office:value-type="string" calcext:value-type="string">
            <text:p>b14ea775-5ace-43c4-adcb-34050ac1188e</text:p>
          </table:table-cell>
          <table:table-cell office:value-type="float" office:value="0.245536632721222" calcext:value-type="float">
            <text:p>0.245536632721222</text:p>
          </table:table-cell>
          <table:table-cell office:value-type="float" office:value="0.399691915526198" calcext:value-type="float">
            <text:p>0.39969191552619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.65384615384615" calcext:value-type="float">
            <text:p>8.65384615384615</text:p>
          </table:table-cell>
          <table:table-cell office:value-type="float" office:value="128.451548451548" calcext:value-type="float">
            <text:p>128.451548451548</text:p>
          </table:table-cell>
          <table:table-cell office:value-type="float" office:value="0.430115406448018" calcext:value-type="float">
            <text:p>0.430115406448018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6.45173109672027" calcext:value-type="float">
            <text:p>6.45173109672027</text:p>
          </table:table-cell>
          <table:table-cell office:value-type="float" office:value="4.48717948717949" calcext:value-type="float">
            <text:p>4.48717948717949</text:p>
          </table:table-cell>
          <table:table-cell/>
        </table:table-row>
        <table:table-row table:style-name="ro1" table:visibility="filter">
          <table:table-cell office:value-type="string" calcext:value-type="string">
            <text:p>efb2ee8a-31f8-4abc-8878-cb4865655e16</text:p>
          </table:table-cell>
          <table:table-cell office:value-type="float" office:value="70.4860796510169" calcext:value-type="float">
            <text:p>70.4860796510169</text:p>
          </table:table-cell>
          <table:table-cell office:value-type="float" office:value="82.6373626373626" calcext:value-type="float">
            <text:p>82.637362637362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0.0599069293236092" calcext:value-type="float">
            <text:p>0.059906929323609</text:p>
          </table:table-cell>
          <table:table-cell office:value-type="float" office:value="0.110393357297354" calcext:value-type="float">
            <text:p>0.110393357297354</text:p>
          </table:table-cell>
          <table:table-cell office:value-type="float" office:value="-0.0473594087899908" calcext:value-type="float">
            <text:p>-0.047359408789991</text:p>
          </table:table-cell>
          <table:table-cell office:value-type="float" office:value="0.143861312925971" calcext:value-type="float">
            <text:p>0.143861312925971</text:p>
          </table:table-cell>
          <table:table-cell office:value-type="float" office:value="0.0922372493050557" calcext:value-type="float">
            <text:p>0.092237249305056</text:p>
          </table:table-cell>
          <table:table-cell office:value-type="float" office:value="916.31903546322" calcext:value-type="float">
            <text:p>916.31903546322</text:p>
          </table:table-cell>
          <table:table-cell office:value-type="float" office:value="81.018981018981" calcext:value-type="float">
            <text:p>81.018981018981</text:p>
          </table:table-cell>
          <table:table-cell office:value-type="string" calcext:value-type="string">
            <text:p>efb2ee8a-31f8-4abc-8878-cb4865655e16</text:p>
          </table:table-cell>
          <table:table-cell office:value-type="float" office:value="0.0447769860739455" calcext:value-type="float">
            <text:p>0.044776986073946</text:p>
          </table:table-cell>
          <table:table-cell office:value-type="float" office:value="0.484241598883489" calcext:value-type="float">
            <text:p>0.48424159888348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.01282051282051" calcext:value-type="float">
            <text:p>8.01282051282051</text:p>
          </table:table-cell>
          <table:table-cell office:value-type="float" office:value="163.656343656344" calcext:value-type="float">
            <text:p>163.656343656344</text:p>
          </table:table-cell>
          <table:table-cell office:value-type="float" office:value="0.529515951055026" calcext:value-type="float">
            <text:p>0.529515951055026</text:p>
          </table:table-cell>
          <table:table-cell office:value-type="float" office:value="4.80769230769231" calcext:value-type="float">
            <text:p>4.80769230769231</text:p>
          </table:table-cell>
          <table:table-cell office:value-type="float" office:value="4.76564355949523" calcext:value-type="float">
            <text:p>4.76564355949523</text:p>
          </table:table-cell>
          <table:table-cell office:value-type="float" office:value="3.20512820512821" calcext:value-type="float">
            <text:p>3.20512820512821</text:p>
          </table:table-cell>
          <table:table-cell/>
        </table:table-row>
        <table:table-row table:style-name="ro1" table:visibility="filter">
          <table:table-cell office:value-type="string" calcext:value-type="string">
            <text:p>c7c0f257-baf2-4ca0-8f80-0b81e1778c5a</text:p>
          </table:table-cell>
          <table:table-cell office:value-type="float" office:value="63.6339442011437" calcext:value-type="float">
            <text:p>63.6339442011437</text:p>
          </table:table-cell>
          <table:table-cell office:value-type="float" office:value="75.2047952047952" calcext:value-type="float">
            <text:p>75.204795204795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0389530620028163" calcext:value-type="float">
            <text:p>0.038953062002816</text:p>
          </table:table-cell>
          <table:table-cell office:value-type="float" office:value="0.131595145228091" calcext:value-type="float">
            <text:p>0.131595145228091</text:p>
          </table:table-cell>
          <table:table-cell office:value-type="float" office:value="-0.0500351249946072" calcext:value-type="float">
            <text:p>-0.050035124994607</text:p>
          </table:table-cell>
          <table:table-cell office:value-type="float" office:value="0.132024896196135" calcext:value-type="float">
            <text:p>0.132024896196135</text:p>
          </table:table-cell>
          <table:table-cell office:value-type="float" office:value="0.0795705395622269" calcext:value-type="float">
            <text:p>0.079570539562227</text:p>
          </table:table-cell>
          <table:table-cell office:value-type="float" office:value="954.509163017156" calcext:value-type="float">
            <text:p>954.509163017156</text:p>
          </table:table-cell>
          <table:table-cell office:value-type="float" office:value="85.2147852147852" calcext:value-type="float">
            <text:p>85.2147852147852</text:p>
          </table:table-cell>
          <table:table-cell office:value-type="string" calcext:value-type="string">
            <text:p>c7c0f257-baf2-4ca0-8f80-0b81e1778c5a</text:p>
          </table:table-cell>
          <table:table-cell office:value-type="float" office:value="0.388392135200436" calcext:value-type="float">
            <text:p>0.388392135200436</text:p>
          </table:table-cell>
          <table:table-cell office:value-type="float" office:value="0.425068014360177" calcext:value-type="float">
            <text:p>0.42506801436017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60.41958041958" calcext:value-type="float">
            <text:p>160.41958041958</text:p>
          </table:table-cell>
          <table:table-cell office:value-type="float" office:value="0.409208813984537" calcext:value-type="float">
            <text:p>0.409208813984537</text:p>
          </table:table-cell>
          <table:table-cell office:value-type="float" office:value="3.52564102564103" calcext:value-type="float">
            <text:p>3.52564102564103</text:p>
          </table:table-cell>
          <table:table-cell office:value-type="float" office:value="6.13813220976806" calcext:value-type="float">
            <text:p>6.13813220976806</text:p>
          </table:table-cell>
          <table:table-cell office:value-type="float" office:value="4.16666666666667" calcext:value-type="float">
            <text:p>4.16666666666667</text:p>
          </table:table-cell>
          <table:table-cell/>
        </table:table-row>
        <table:table-row table:style-name="ro1" table:visibility="filter">
          <table:table-cell office:value-type="string" calcext:value-type="string">
            <text:p>963ee321-2f2a-449d-ae32-9f1c5aa41c50</text:p>
          </table:table-cell>
          <table:table-cell office:value-type="float" office:value="2.38089451044287" calcext:value-type="float">
            <text:p>2.38089451044287</text:p>
          </table:table-cell>
          <table:table-cell office:value-type="float" office:value="10.02997002997" calcext:value-type="float">
            <text:p>10.0299700299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0.389632930053468" calcext:value-type="float">
            <text:p>0.389632930053468</text:p>
          </table:table-cell>
          <table:table-cell office:value-type="float" office:value="0.195775678610993" calcext:value-type="float">
            <text:p>0.195775678610993</text:p>
          </table:table-cell>
          <table:table-cell office:value-type="float" office:value="-0.0880779723334054" calcext:value-type="float">
            <text:p>-0.088077972333405</text:p>
          </table:table-cell>
          <table:table-cell office:value-type="float" office:value="0.138440702731812" calcext:value-type="float">
            <text:p>0.138440702731812</text:p>
          </table:table-cell>
          <table:table-cell office:value-type="float" office:value="0.0675774951323458" calcext:value-type="float">
            <text:p>0.067577495132346</text:p>
          </table:table-cell>
          <table:table-cell office:value-type="float" office:value="40.4752066775288" calcext:value-type="float">
            <text:p>40.4752066775288</text:p>
          </table:table-cell>
          <table:table-cell office:value-type="float" office:value="14.0659340659341" calcext:value-type="float">
            <text:p>14.0659340659341</text:p>
          </table:table-cell>
          <table:table-cell office:value-type="string" calcext:value-type="string">
            <text:p>963ee321-2f2a-449d-ae32-9f1c5aa41c50</text:p>
          </table:table-cell>
          <table:table-cell office:value-type="float" office:value="0.23227008519675" calcext:value-type="float">
            <text:p>0.23227008519675</text:p>
          </table:table-cell>
          <table:table-cell office:value-type="float" office:value="-0.0000387676089030897" calcext:value-type="float">
            <text:p>-3.87676089030897E-0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24.0959040959041" calcext:value-type="float">
            <text:p>24.0959040959041</text:p>
          </table:table-cell>
          <table:table-cell office:value-type="float" office:value="0.328203170209485" calcext:value-type="float">
            <text:p>0.328203170209485</text:p>
          </table:table-cell>
          <table:table-cell office:value-type="float" office:value="2.88461538461538" calcext:value-type="float">
            <text:p>2.88461538461538</text:p>
          </table:table-cell>
          <table:table-cell office:value-type="float" office:value="6.89226657439918" calcext:value-type="float">
            <text:p>6.89226657439918</text:p>
          </table:table-cell>
          <table:table-cell office:value-type="float" office:value="4.80769230769231" calcext:value-type="float">
            <text:p>4.80769230769231</text:p>
          </table:table-cell>
          <table:table-cell/>
        </table:table-row>
        <table:table-row table:style-name="ro1" table:visibility="filter">
          <table:table-cell office:value-type="string" calcext:value-type="string">
            <text:p>4d898047-8a51-45c8-937a-2df531d8e21c</text:p>
          </table:table-cell>
          <table:table-cell office:value-type="float" office:value="56.9378109977136" calcext:value-type="float">
            <text:p>56.9378109977136</text:p>
          </table:table-cell>
          <table:table-cell office:value-type="float" office:value="68.2517482517483" calcext:value-type="float">
            <text:p>68.25174825174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-0.00253645736040968" calcext:value-type="float">
            <text:p>-0.00253645736041</text:p>
          </table:table-cell>
          <table:table-cell office:value-type="float" office:value="0.151199472450088" calcext:value-type="float">
            <text:p>0.151199472450088</text:p>
          </table:table-cell>
          <table:table-cell office:value-type="float" office:value="-0.0992030096783947" calcext:value-type="float">
            <text:p>-0.099203009678395</text:p>
          </table:table-cell>
          <table:table-cell office:value-type="float" office:value="0.130043231587064" calcext:value-type="float">
            <text:p>0.130043231587064</text:p>
          </table:table-cell>
          <table:table-cell office:value-type="float" office:value="0.0803022190684408" calcext:value-type="float">
            <text:p>0.080302219068441</text:p>
          </table:table-cell>
          <table:table-cell office:value-type="float" office:value="797.129353967991" calcext:value-type="float">
            <text:p>797.129353967991</text:p>
          </table:table-cell>
          <table:table-cell office:value-type="float" office:value="70.0699300699301" calcext:value-type="float">
            <text:p>70.0699300699301</text:p>
          </table:table-cell>
          <table:table-cell office:value-type="string" calcext:value-type="string">
            <text:p>4d898047-8a51-45c8-937a-2df531d8e21c</text:p>
          </table:table-cell>
          <table:table-cell office:value-type="float" office:value="0.35396436499155" calcext:value-type="float">
            <text:p>0.35396436499155</text:p>
          </table:table-cell>
          <table:table-cell office:value-type="float" office:value="0.44644654809442" calcext:value-type="float">
            <text:p>0.4464465480944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.05128205128205" calcext:value-type="float">
            <text:p>7.05128205128205</text:p>
          </table:table-cell>
          <table:table-cell office:value-type="float" office:value="138.321678321678" calcext:value-type="float">
            <text:p>138.321678321678</text:p>
          </table:table-cell>
          <table:table-cell office:value-type="float" office:value="0.401975641987023" calcext:value-type="float">
            <text:p>0.401975641987023</text:p>
          </table:table-cell>
          <table:table-cell office:value-type="float" office:value="3.20512820512821" calcext:value-type="float">
            <text:p>3.20512820512821</text:p>
          </table:table-cell>
          <table:table-cell office:value-type="float" office:value="6.02963462980534" calcext:value-type="float">
            <text:p>6.02963462980534</text:p>
          </table:table-cell>
          <table:table-cell office:value-type="float" office:value="3.84615384615385" calcext:value-type="float">
            <text:p>3.84615384615385</text:p>
          </table:table-cell>
          <table:table-cell/>
        </table:table-row>
        <table:table-row table:style-name="ro1" table:visibility="filter">
          <table:table-cell office:value-type="string" calcext:value-type="string">
            <text:p>fe48cfa5-06fc-4be5-8aff-38963aa16077</text:p>
          </table:table-cell>
          <table:table-cell office:value-type="float" office:value="82.6765853267307" calcext:value-type="float">
            <text:p>82.6765853267307</text:p>
          </table:table-cell>
          <table:table-cell office:value-type="float" office:value="89.6103896103896" calcext:value-type="float">
            <text:p>89.61038961038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121692451188396" calcext:value-type="float">
            <text:p>0.121692451188396</text:p>
          </table:table-cell>
          <table:table-cell office:value-type="float" office:value="0.159472199379473" calcext:value-type="float">
            <text:p>0.159472199379473</text:p>
          </table:table-cell>
          <table:table-cell office:value-type="float" office:value="-0.0861273009771184" calcext:value-type="float">
            <text:p>-0.086127300977119</text:p>
          </table:table-cell>
          <table:table-cell office:value-type="float" office:value="0.100160070010746" calcext:value-type="float">
            <text:p>0.100160070010746</text:p>
          </table:table-cell>
          <table:table-cell office:value-type="float" office:value="0.0899344295540752" calcext:value-type="float">
            <text:p>0.089934429554075</text:p>
          </table:table-cell>
          <table:table-cell office:value-type="float" office:value="661.412682613846" calcext:value-type="float">
            <text:p>661.412682613846</text:p>
          </table:table-cell>
          <table:table-cell office:value-type="float" office:value="50.9090909090909" calcext:value-type="float">
            <text:p>50.9090909090909</text:p>
          </table:table-cell>
          <table:table-cell office:value-type="string" calcext:value-type="string">
            <text:p>fe48cfa5-06fc-4be5-8aff-38963aa16077</text:p>
          </table:table-cell>
          <table:table-cell office:value-type="float" office:value="0.22155471988212" calcext:value-type="float">
            <text:p>0.22155471988212</text:p>
          </table:table-cell>
          <table:table-cell office:value-type="float" office:value="0.356274530728871" calcext:value-type="float">
            <text:p>0.35627453072887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08974358974359" calcext:value-type="float">
            <text:p>6.08974358974359</text:p>
          </table:table-cell>
          <table:table-cell office:value-type="float" office:value="140.519480519481" calcext:value-type="float">
            <text:p>140.519480519481</text:p>
          </table:table-cell>
          <table:table-cell office:value-type="float" office:value="0.414485900650426" calcext:value-type="float">
            <text:p>0.414485900650426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3.31588720520341" calcext:value-type="float">
            <text:p>3.31588720520341</text:p>
          </table:table-cell>
          <table:table-cell office:value-type="float" office:value="2.24358974358974" calcext:value-type="float">
            <text:p>2.24358974358974</text:p>
          </table:table-cell>
          <table:table-cell/>
        </table:table-row>
        <table:table-row table:style-name="ro1" table:visibility="filter">
          <table:table-cell office:value-type="string" calcext:value-type="string">
            <text:p>41091673-c114-4285-bb13-8bdeed740e91</text:p>
          </table:table-cell>
          <table:table-cell office:value-type="float" office:value="55.49325071036" calcext:value-type="float">
            <text:p>55.49325071036</text:p>
          </table:table-cell>
          <table:table-cell office:value-type="float" office:value="66.953046953047" calcext:value-type="float">
            <text:p>66.95304695304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lse</text:p>
          </table:table-cell>
          <table:table-cell office:value-type="float" office:value="-0.0440312496979842" calcext:value-type="float">
            <text:p>-0.044031249697984</text:p>
          </table:table-cell>
          <table:table-cell office:value-type="float" office:value="-0.091282192558706" calcext:value-type="float">
            <text:p>-0.091282192558706</text:p>
          </table:table-cell>
          <table:table-cell office:value-type="float" office:value="-0.0862644853467682" calcext:value-type="float">
            <text:p>-0.086264485346768</text:p>
          </table:table-cell>
          <table:table-cell office:value-type="float" office:value="0.13069617680941" calcext:value-type="float">
            <text:p>0.13069617680941</text:p>
          </table:table-cell>
          <table:table-cell office:value-type="float" office:value="0.0811725956032014" calcext:value-type="float">
            <text:p>0.081172595603202</text:p>
          </table:table-cell>
          <table:table-cell office:value-type="float" office:value="776.90550994504" calcext:value-type="float">
            <text:p>776.90550994504</text:p>
          </table:table-cell>
          <table:table-cell office:value-type="float" office:value="66.6933066933067" calcext:value-type="float">
            <text:p>66.6933066933067</text:p>
          </table:table-cell>
          <table:table-cell office:value-type="string" calcext:value-type="string">
            <text:p>41091673-c114-4285-bb13-8bdeed740e91</text:p>
          </table:table-cell>
          <table:table-cell office:value-type="float" office:value="0.115266927460968" calcext:value-type="float">
            <text:p>0.115266927460968</text:p>
          </table:table-cell>
          <table:table-cell office:value-type="float" office:value="0.450974733594781" calcext:value-type="float">
            <text:p>0.45097473359478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08974358974359" calcext:value-type="float">
            <text:p>6.08974358974359</text:p>
          </table:table-cell>
          <table:table-cell office:value-type="float" office:value="133.646353646354" calcext:value-type="float">
            <text:p>133.646353646354</text:p>
          </table:table-cell>
          <table:table-cell office:value-type="float" office:value="0.323848971313324" calcext:value-type="float">
            <text:p>0.323848971313324</text:p>
          </table:table-cell>
          <table:table-cell office:value-type="float" office:value="2.56410256410256" calcext:value-type="float">
            <text:p>2.56410256410256</text:p>
          </table:table-cell>
          <table:table-cell office:value-type="float" office:value="4.85773456969986" calcext:value-type="float">
            <text:p>4.85773456969986</text:p>
          </table:table-cell>
          <table:table-cell office:value-type="float" office:value="3.52564102564103" calcext:value-type="float">
            <text:p>3.52564102564103</text:p>
          </table:table-cell>
          <table:table-cell/>
        </table:table-row>
        <table:table-row table:style-name="ro1" table:visibility="filter">
          <table:table-cell office:value-type="string" calcext:value-type="string">
            <text:p>15a6825b-fe8f-4a12-9889-c8cacddebee7</text:p>
          </table:table-cell>
          <table:table-cell office:value-type="float" office:value="50.9185238729746" calcext:value-type="float">
            <text:p>50.9185238729746</text:p>
          </table:table-cell>
          <table:table-cell office:value-type="float" office:value="62.2577422577423" calcext:value-type="float">
            <text:p>62.257742257742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alse</text:p>
          </table:table-cell>
          <table:table-cell office:value-type="float" office:value="0.193971248394461" calcext:value-type="float">
            <text:p>0.193971248394461</text:p>
          </table:table-cell>
          <table:table-cell office:value-type="float" office:value="0.107340464968739" calcext:value-type="float">
            <text:p>0.107340464968739</text:p>
          </table:table-cell>
          <table:table-cell office:value-type="float" office:value="0.144132112895474" calcext:value-type="float">
            <text:p>0.144132112895474</text:p>
          </table:table-cell>
          <table:table-cell office:value-type="float" office:value="0.131277100885371" calcext:value-type="float">
            <text:p>0.131277100885371</text:p>
          </table:table-cell>
          <table:table-cell office:value-type="float" office:value="0.0798985514881727" calcext:value-type="float">
            <text:p>0.079898551488173</text:p>
          </table:table-cell>
          <table:table-cell office:value-type="float" office:value="712.859334221645" calcext:value-type="float">
            <text:p>712.859334221645</text:p>
          </table:table-cell>
          <table:table-cell office:value-type="float" office:value="56.5434565434565" calcext:value-type="float">
            <text:p>56.5434565434565</text:p>
          </table:table-cell>
          <table:table-cell office:value-type="string" calcext:value-type="string">
            <text:p>15a6825b-fe8f-4a12-9889-c8cacddebee7</text:p>
          </table:table-cell>
          <table:table-cell office:value-type="float" office:value="0.210449654004273" calcext:value-type="float">
            <text:p>0.210449654004273</text:p>
          </table:table-cell>
          <table:table-cell office:value-type="float" office:value="0.381791020444851" calcext:value-type="float">
            <text:p>0.38179102044485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80769230769231" calcext:value-type="float">
            <text:p>4.80769230769231</text:p>
          </table:table-cell>
          <table:table-cell office:value-type="float" office:value="118.801198801199" calcext:value-type="float">
            <text:p>118.801198801199</text:p>
          </table:table-cell>
          <table:table-cell office:value-type="float" office:value="0.250476291037247" calcext:value-type="float">
            <text:p>0.250476291037247</text:p>
          </table:table-cell>
          <table:table-cell office:value-type="float" office:value="2.24358974358974" calcext:value-type="float">
            <text:p>2.24358974358974</text:p>
          </table:table-cell>
          <table:table-cell office:value-type="float" office:value="3.7571443655587" calcext:value-type="float">
            <text:p>3.7571443655587</text:p>
          </table:table-cell>
          <table:table-cell office:value-type="float" office:value="2.56410256410256" calcext:value-type="float">
            <text:p>2.56410256410256</text:p>
          </table:table-cell>
          <table:table-cell/>
        </table:table-row>
        <table:table-row table:style-name="ro1" table:visibility="filter">
          <table:table-cell office:value-type="string" calcext:value-type="string">
            <text:p>1b8fce7c-a828-4d5d-a15b-7db46ce51da2</text:p>
          </table:table-cell>
          <table:table-cell office:value-type="float" office:value="56.1143017217292" calcext:value-type="float">
            <text:p>56.1143017217292</text:p>
          </table:table-cell>
          <table:table-cell office:value-type="float" office:value="67.3926073926074" calcext:value-type="float">
            <text:p>67.392607392607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-0.282854636429552" calcext:value-type="float">
            <text:p>-0.282854636429552</text:p>
          </table:table-cell>
          <table:table-cell office:value-type="float" office:value="0.148689800226935" calcext:value-type="float">
            <text:p>0.148689800226935</text:p>
          </table:table-cell>
          <table:table-cell office:value-type="float" office:value="-0.0795133745501962" calcext:value-type="float">
            <text:p>-0.079513374550196</text:p>
          </table:table-cell>
          <table:table-cell office:value-type="float" office:value="0.132583932030338" calcext:value-type="float">
            <text:p>0.132583932030338</text:p>
          </table:table-cell>
          <table:table-cell office:value-type="float" office:value="0.0808707404525017" calcext:value-type="float">
            <text:p>0.080870740452502</text:p>
          </table:table-cell>
          <table:table-cell office:value-type="float" office:value="785.600224104209" calcext:value-type="float">
            <text:p>785.600224104209</text:p>
          </table:table-cell>
          <table:table-cell office:value-type="float" office:value="68.3716283716284" calcext:value-type="float">
            <text:p>68.3716283716284</text:p>
          </table:table-cell>
          <table:table-cell office:value-type="string" calcext:value-type="string">
            <text:p>1b8fce7c-a828-4d5d-a15b-7db46ce51da2</text:p>
          </table:table-cell>
          <table:table-cell office:value-type="float" office:value="0.409035873880716" calcext:value-type="float">
            <text:p>0.409035873880716</text:p>
          </table:table-cell>
          <table:table-cell office:value-type="float" office:value="0.402779031680891" calcext:value-type="float">
            <text:p>0.40277903168089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135.764235764236" calcext:value-type="float">
            <text:p>135.764235764236</text:p>
          </table:table-cell>
          <table:table-cell office:value-type="float" office:value="0.172644330330744" calcext:value-type="float">
            <text:p>0.172644330330744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2.76230928529191" calcext:value-type="float">
            <text:p>2.76230928529191</text:p>
          </table:table-cell>
          <table:table-cell office:value-type="float" office:value="1.92307692307692" calcext:value-type="float">
            <text:p>1.92307692307692</text:p>
          </table:table-cell>
          <table:table-cell/>
        </table:table-row>
        <table:table-row table:style-name="ro1" table:visibility="filter">
          <table:table-cell office:value-type="string" calcext:value-type="string">
            <text:p>7b353abf-1e71-491a-8c34-f129f0a7b53e</text:p>
          </table:table-cell>
          <table:table-cell office:value-type="float" office:value="53.7254211437983" calcext:value-type="float">
            <text:p>53.7254211437983</text:p>
          </table:table-cell>
          <table:table-cell office:value-type="float" office:value="65.2547452547453" calcext:value-type="float">
            <text:p>65.254745254745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alse</text:p>
          </table:table-cell>
          <table:table-cell office:value-type="float" office:value="0.350102640129924" calcext:value-type="float">
            <text:p>0.350102640129924</text:p>
          </table:table-cell>
          <table:table-cell office:value-type="float" office:value="0.162712530921328" calcext:value-type="float">
            <text:p>0.162712530921328</text:p>
          </table:table-cell>
          <table:table-cell office:value-type="float" office:value="0.0282849486120642" calcext:value-type="float">
            <text:p>0.028284948612064</text:p>
          </table:table-cell>
          <table:table-cell office:value-type="float" office:value="0.134183369322305" calcext:value-type="float">
            <text:p>0.134183369322305</text:p>
          </table:table-cell>
          <table:table-cell office:value-type="float" office:value="0.0819415874390822" calcext:value-type="float">
            <text:p>0.081941587439082</text:p>
          </table:table-cell>
          <table:table-cell office:value-type="float" office:value="752.155896013176" calcext:value-type="float">
            <text:p>752.155896013176</text:p>
          </table:table-cell>
          <table:table-cell office:value-type="float" office:value="62.2577422577423" calcext:value-type="float">
            <text:p>62.2577422577423</text:p>
          </table:table-cell>
          <table:table-cell office:value-type="string" calcext:value-type="string">
            <text:p>7b353abf-1e71-491a-8c34-f129f0a7b53e</text:p>
          </table:table-cell>
          <table:table-cell office:value-type="float" office:value="0.11581369632077" calcext:value-type="float">
            <text:p>0.11581369632077</text:p>
          </table:table-cell>
          <table:table-cell office:value-type="float" office:value="0.349479775082151" calcext:value-type="float">
            <text:p>0.34947977508215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20512820512821" calcext:value-type="float">
            <text:p>3.20512820512821</text:p>
          </table:table-cell>
          <table:table-cell office:value-type="float" office:value="127.512487512488" calcext:value-type="float">
            <text:p>127.512487512488</text:p>
          </table:table-cell>
          <table:table-cell office:value-type="float" office:value="0.157331518412978" calcext:value-type="float">
            <text:p>0.157331518412978</text:p>
          </table:table-cell>
          <table:table-cell office:value-type="float" office:value="1.6025641025641" calcext:value-type="float">
            <text:p>1.6025641025641</text:p>
          </table:table-cell>
          <table:table-cell office:value-type="float" office:value="2.51730429460764" calcext:value-type="float">
            <text:p>2.51730429460764</text:p>
          </table:table-cell>
          <table:table-cell office:value-type="float" office:value="1.6025641025641" calcext:value-type="float">
            <text:p>1.6025641025641</text:p>
          </table:table-cell>
          <table:table-cell/>
        </table:table-row>
        <table:table-row table:style-name="ro1" table:visibility="filter">
          <table:table-cell office:value-type="string" calcext:value-type="string">
            <text:p>55f91836-663f-4709-b14a-56b2e7bea847</text:p>
          </table:table-cell>
          <table:table-cell office:value-type="float" office:value="35.7511105812225" calcext:value-type="float">
            <text:p>35.7511105812225</text:p>
          </table:table-cell>
          <table:table-cell office:value-type="float" office:value="37.2827172827173" calcext:value-type="float">
            <text:p>37.28271728271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347256109488684" calcext:value-type="float">
            <text:p>0.347256109488684</text:p>
          </table:table-cell>
          <table:table-cell office:value-type="float" office:value="0.163006646451695" calcext:value-type="float">
            <text:p>0.163006646451695</text:p>
          </table:table-cell>
          <table:table-cell office:value-type="float" office:value="-0.0557443866989533" calcext:value-type="float">
            <text:p>-0.055744386698953</text:p>
          </table:table-cell>
          <table:table-cell office:value-type="float" office:value="0.106461468109885" calcext:value-type="float">
            <text:p>0.106461468109885</text:p>
          </table:table-cell>
          <table:table-cell office:value-type="float" office:value="0.0633963238429551" calcext:value-type="float">
            <text:p>0.063396323842955</text:p>
          </table:table-cell>
          <table:table-cell office:value-type="float" office:value="572.01776929956" calcext:value-type="float">
            <text:p>572.01776929956</text:p>
          </table:table-cell>
          <table:table-cell office:value-type="float" office:value="41.4585414585415" calcext:value-type="float">
            <text:p>41.4585414585415</text:p>
          </table:table-cell>
          <table:table-cell office:value-type="string" calcext:value-type="string">
            <text:p>55f91836-663f-4709-b14a-56b2e7bea847</text:p>
          </table:table-cell>
          <table:table-cell office:value-type="float" office:value="0.18395976706595" calcext:value-type="float">
            <text:p>0.18395976706595</text:p>
          </table:table-cell>
          <table:table-cell office:value-type="float" office:value="0.341451816805497" calcext:value-type="float">
            <text:p>0.34145181680549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56410256410256" calcext:value-type="float">
            <text:p>2.56410256410256</text:p>
          </table:table-cell>
          <table:table-cell office:value-type="float" office:value="78.7412587412588" calcext:value-type="float">
            <text:p>78.7412587412588</text:p>
          </table:table-cell>
          <table:table-cell office:value-type="float" office:value="0.14289832317329" calcext:value-type="float">
            <text:p>0.14289832317329</text:p>
          </table:table-cell>
          <table:table-cell office:value-type="float" office:value="1.28205128205128" calcext:value-type="float">
            <text:p>1.28205128205128</text:p>
          </table:table-cell>
          <table:table-cell office:value-type="float" office:value="2.14347484759935" calcext:value-type="float">
            <text:p>2.14347484759935</text:p>
          </table:table-cell>
          <table:table-cell office:value-type="float" office:value="1.28205128205128" calcext:value-type="float">
            <text:p>1.28205128205128</text:p>
          </table:table-cell>
          <table:table-cell/>
        </table:table-row>
        <table:table-row table:style-name="ro1" table:visibility="filter">
          <table:table-cell office:value-type="string" calcext:value-type="string">
            <text:p>83817d28-46b9-4823-8541-d0baae861064</text:p>
          </table:table-cell>
          <table:table-cell office:value-type="float" office:value="56.4337788981454" calcext:value-type="float">
            <text:p>56.4337788981454</text:p>
          </table:table-cell>
          <table:table-cell office:value-type="float" office:value="67.7522477522478" calcext:value-type="float">
            <text:p>67.752247752247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float" office:value="0.124409844097533" calcext:value-type="float">
            <text:p>0.124409844097533</text:p>
          </table:table-cell>
          <table:table-cell office:value-type="float" office:value="0.114042782156237" calcext:value-type="float">
            <text:p>0.114042782156237</text:p>
          </table:table-cell>
          <table:table-cell office:value-type="float" office:value="-0.138845127921866" calcext:value-type="float">
            <text:p>-0.138845127921866</text:p>
          </table:table-cell>
          <table:table-cell office:value-type="float" office:value="0.13001450721888" calcext:value-type="float">
            <text:p>0.13001450721888</text:p>
          </table:table-cell>
          <table:table-cell office:value-type="float" office:value="0.0803750968764002" calcext:value-type="float">
            <text:p>0.0803750968764</text:p>
          </table:table-cell>
          <table:table-cell office:value-type="float" office:value="790.072904574036" calcext:value-type="float">
            <text:p>790.072904574036</text:p>
          </table:table-cell>
          <table:table-cell office:value-type="float" office:value="69.0709290709291" calcext:value-type="float">
            <text:p>69.0709290709291</text:p>
          </table:table-cell>
          <table:table-cell office:value-type="string" calcext:value-type="string">
            <text:p>83817d28-46b9-4823-8541-d0baae861064</text:p>
          </table:table-cell>
          <table:table-cell office:value-type="float" office:value="0.420254516851595" calcext:value-type="float">
            <text:p>0.420254516851595</text:p>
          </table:table-cell>
          <table:table-cell office:value-type="float" office:value="0.456010402594213" calcext:value-type="float">
            <text:p>0.45601040259421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136.823176823177" calcext:value-type="float">
            <text:p>136.823176823177</text:p>
          </table:table-cell>
          <table:table-cell office:value-type="float" office:value="0.119924103433042" calcext:value-type="float">
            <text:p>0.119924103433042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1.79886155149563" calcext:value-type="float">
            <text:p>1.79886155149563</text:p>
          </table:table-cell>
          <table:table-cell office:value-type="float" office:value="0.961538461538462" calcext:value-type="float">
            <text:p>0.961538461538462</text:p>
          </table:table-cell>
          <table:table-cell/>
        </table:table-row>
        <table:table-row table:style-name="ro1" table:visibility="filter">
          <table:table-cell office:value-type="string" calcext:value-type="string">
            <text:p>ef4c6e20-fba6-4bea-99cc-66df1be80eb6</text:p>
          </table:table-cell>
          <table:table-cell office:value-type="float" office:value="55.0289247339642" calcext:value-type="float">
            <text:p>55.0289247339642</text:p>
          </table:table-cell>
          <table:table-cell office:value-type="float" office:value="66.5534465534465" calcext:value-type="float">
            <text:p>66.553446553446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float" office:value="0.002183523909453" calcext:value-type="float">
            <text:p>0.002183523909453</text:p>
          </table:table-cell>
          <table:table-cell office:value-type="float" office:value="0.13397010128724" calcext:value-type="float">
            <text:p>0.13397010128724</text:p>
          </table:table-cell>
          <table:table-cell office:value-type="float" office:value="-0.056207515325151" calcext:value-type="float">
            <text:p>-0.056207515325151</text:p>
          </table:table-cell>
          <table:table-cell office:value-type="float" office:value="0.133226786936773" calcext:value-type="float">
            <text:p>0.133226786936773</text:p>
          </table:table-cell>
          <table:table-cell office:value-type="float" office:value="0.0806077616629944" calcext:value-type="float">
            <text:p>0.080607761662995</text:p>
          </table:table-cell>
          <table:table-cell office:value-type="float" office:value="770.404946275499" calcext:value-type="float">
            <text:p>770.404946275499</text:p>
          </table:table-cell>
          <table:table-cell office:value-type="float" office:value="65.6343656343656" calcext:value-type="float">
            <text:p>65.6343656343656</text:p>
          </table:table-cell>
          <table:table-cell office:value-type="string" calcext:value-type="string">
            <text:p>ef4c6e20-fba6-4bea-99cc-66df1be80eb6</text:p>
          </table:table-cell>
          <table:table-cell office:value-type="float" office:value="0.371299909307286" calcext:value-type="float">
            <text:p>0.371299909307286</text:p>
          </table:table-cell>
          <table:table-cell office:value-type="float" office:value="0.389827734741729" calcext:value-type="float">
            <text:p>0.38982773474172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28205128205128" calcext:value-type="float">
            <text:p>1.28205128205128</text:p>
          </table:table-cell>
          <table:table-cell office:value-type="float" office:value="132.187812187812" calcext:value-type="float">
            <text:p>132.187812187812</text:p>
          </table:table-cell>
          <table:table-cell office:value-type="float" office:value="0.0582588095486276" calcext:value-type="float">
            <text:p>0.058258809548628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0.932140952778042" calcext:value-type="float">
            <text:p>0.932140952778042</text:p>
          </table:table-cell>
          <table:table-cell office:value-type="float" office:value="0.641025641025641" calcext:value-type="float">
            <text:p>0.641025641025641</text:p>
          </table:table-cell>
          <table:table-cell/>
        </table:table-row>
        <table:table-row table:style-name="ro1" table:visibility="filter">
          <table:table-cell office:value-type="string" calcext:value-type="string">
            <text:p>1360f281-ff7f-4585-a709-a817a179b166</text:p>
          </table:table-cell>
          <table:table-cell office:value-type="float" office:value="116.530002925688" calcext:value-type="float">
            <text:p>116.530002925688</text:p>
          </table:table-cell>
          <table:table-cell office:value-type="float" office:value="95.1848151848152" calcext:value-type="float">
            <text:p>95.18481518481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float" office:value="0.137633189186138" calcext:value-type="float">
            <text:p>0.137633189186138</text:p>
          </table:table-cell>
          <table:table-cell office:value-type="float" office:value="0.0664149958520962" calcext:value-type="float">
            <text:p>0.066414995852096</text:p>
          </table:table-cell>
          <table:table-cell office:value-type="float" office:value="-0.10723992635758" calcext:value-type="float">
            <text:p>-0.10723992635758</text:p>
          </table:table-cell>
          <table:table-cell office:value-type="float" office:value="0.129457403901328" calcext:value-type="float">
            <text:p>0.129457403901328</text:p>
          </table:table-cell>
          <table:table-cell office:value-type="float" office:value="0.0899543289326437" calcext:value-type="float">
            <text:p>0.089954328932644</text:p>
          </table:table-cell>
          <table:table-cell office:value-type="float" office:value="815.710020479814" calcext:value-type="float">
            <text:p>815.710020479814</text:p>
          </table:table-cell>
          <table:table-cell office:value-type="float" office:value="72.2077922077922" calcext:value-type="float">
            <text:p>72.2077922077922</text:p>
          </table:table-cell>
          <table:table-cell office:value-type="string" calcext:value-type="string">
            <text:p>1360f281-ff7f-4585-a709-a817a179b166</text:p>
          </table:table-cell>
          <table:table-cell office:value-type="float" office:value="0.407475644482714" calcext:value-type="float">
            <text:p>0.407475644482714</text:p>
          </table:table-cell>
          <table:table-cell office:value-type="float" office:value="0.499502092319726" calcext:value-type="float">
            <text:p>0.499502092319726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167.392607392607" calcext:value-type="float">
            <text:p>167.392607392607</text:p>
          </table:table-cell>
          <table:table-cell office:value-type="float" office:value="0.0511447381926473" calcext:value-type="float">
            <text:p>0.051144738192647</text:p>
          </table:table-cell>
          <table:table-cell office:value-type="float" office:value="0.320512820512821" calcext:value-type="float">
            <text:p>0.320512820512821</text:p>
          </table:table-cell>
          <table:table-cell office:value-type="float" office:value="0.306868429155884" calcext:value-type="float">
            <text:p>0.306868429155884</text:p>
          </table:table-cell>
          <table:table-cell office:value-type="float" office:value="0.320512820512821" calcext:value-type="float">
            <text:p>0.320512820512821</text:p>
          </table:table-cell>
          <table:table-cell/>
        </table:table-row>
      </table:table>
      <table:named-expressions/>
      <table:database-ranges>
        <table:database-range table:name="__Anonymous_Sheet_DB__0" table:target-range-address="betting_model_params_new.A1:betting_model_params_new.X313" table:display-filter-buttons="true">
          <table:filter>
            <table:filter-and>
              <table:filter-condition table:field-number="19" table:value="150.04995004995" table:operator="=">
                <table:filter-set-item table:value="150.04995004995"/>
                <table:filter-set-item table:value="150.889110889111"/>
                <table:filter-set-item table:value="151.548451548452"/>
                <table:filter-set-item table:value="152.767232767233"/>
                <table:filter-set-item table:value="153.166833166833"/>
                <table:filter-set-item table:value="153.346653346653"/>
                <table:filter-set-item table:value="153.466533466533"/>
                <table:filter-set-item table:value="153.886113886114"/>
                <table:filter-set-item table:value="153.946053946054"/>
                <table:filter-set-item table:value="154.485514485515"/>
                <table:filter-set-item table:value="154.945054945055"/>
                <table:filter-set-item table:value="155.144855144855"/>
                <table:filter-set-item table:value="155.184815184815"/>
                <table:filter-set-item table:value="155.244755244755"/>
                <table:filter-set-item table:value="155.404595404595"/>
                <table:filter-set-item table:value="155.824175824176"/>
                <table:filter-set-item table:value="155.864135864136"/>
                <table:filter-set-item table:value="155.964035964036"/>
                <table:filter-set-item table:value="156.863136863137"/>
                <table:filter-set-item table:value="158.801198801199"/>
                <table:filter-set-item table:value="158.901098901099"/>
                <table:filter-set-item table:value="160.41958041958"/>
                <table:filter-set-item table:value="161.818181818182"/>
                <table:filter-set-item table:value="163.016983016983"/>
                <table:filter-set-item table:value="163.656343656344"/>
                <table:filter-set-item table:value="165.734265734266"/>
                <table:filter-set-item table:value="166.813186813187"/>
                <table:filter-set-item table:value="167.392607392607"/>
                <table:filter-set-item table:value="167.772227772228"/>
                <table:filter-set-item table:value="169.430569430569"/>
                <table:filter-set-item table:value="170.06993006993"/>
                <table:filter-set-item table:value="170.40959040959"/>
                <table:filter-set-item table:value="173.966033966034"/>
                <table:filter-set-item table:value="174.125874125874"/>
                <table:filter-set-item table:value="174.825174825175"/>
                <table:filter-set-item table:value="175.284715284715"/>
                <table:filter-set-item table:value="176.663336663337"/>
                <table:filter-set-item table:value="177.822177822178"/>
                <table:filter-set-item table:value="178.341658341658"/>
                <table:filter-set-item table:value="179.080919080919"/>
                <table:filter-set-item table:value="179.300699300699"/>
                <table:filter-set-item table:value="179.76023976024"/>
                <table:filter-set-item table:value="180.739260739261"/>
                <table:filter-set-item table:value="181.718281718282"/>
                <table:filter-set-item table:value="181.798201798202"/>
                <table:filter-set-item table:value="183.216783216783"/>
                <table:filter-set-item table:value="183.736263736264"/>
                <table:filter-set-item table:value="187.852147852148"/>
                <table:filter-set-item table:value="72.6673326673327"/>
                <table:filter-set-item table:value="74.7852147852148"/>
                <table:filter-set-item table:value="74.965034965035"/>
                <table:filter-set-item table:value="75.4645354645355"/>
                <table:filter-set-item table:value="76.5034965034965"/>
                <table:filter-set-item table:value="76.7032967032967"/>
              </table:filter-condition>
              <table:filter-condition table:field-number="18" table:value="152.564102564103" table:operator="=">
                <table:filter-set-item table:value="152.564102564103"/>
                <table:filter-set-item table:value="154.48717948718"/>
                <table:filter-set-item table:value="155.448717948718"/>
                <table:filter-set-item table:value="156.410256410256"/>
                <table:filter-set-item table:value="156.730769230769"/>
                <table:filter-set-item table:value="157.051282051282"/>
                <table:filter-set-item table:value="159.294871794872"/>
                <table:filter-set-item table:value="161.217948717949"/>
                <table:filter-set-item table:value="163.782051282051"/>
                <table:filter-set-item table:value="165.384615384615"/>
                <table:filter-set-item table:value="167.307692307692"/>
                <table:filter-set-item table:value="168.910256410256"/>
                <table:filter-set-item table:value="169.551282051282"/>
                <table:filter-set-item table:value="170.512820512821"/>
                <table:filter-set-item table:value="171.794871794872"/>
                <table:filter-set-item table:value="172.435897435897"/>
                <table:filter-set-item table:value="173.076923076923"/>
                <table:filter-set-item table:value="175"/>
                <table:filter-set-item table:value="175.641025641026"/>
                <table:filter-set-item table:value="175.961538461538"/>
                <table:filter-set-item table:value="177.24358974359"/>
                <table:filter-set-item table:value="178.525641025641"/>
              </table:filter-condition>
            </table:filter-and>
          </table:filter>
          <table:sort>
            <table:sort-by table:field-number="1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10-28T16:37:36.300765014</dc:date>
    <meta:editing-duration>PT46M40S</meta:editing-duration>
    <meta:editing-cycles>1</meta:editing-cycles>
    <meta:document-statistic meta:table-count="1" meta:cell-count="7515" meta:object-count="0"/>
    <meta:generator>LibreOffice/6.3.4.2$Linux_X86_64 LibreOffice_project/30$Build-2</meta:generator>
  </office:meta>
</office:document-meta>
</file>